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nsor typ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_dot</text:p>
          </table:table-cell>
          <table:table-cell office:value-type="string" calcext:value-type="string">
            <text:p>rmse_x</text:p>
          </table:table-cell>
          <table:table-cell office:value-type="string" calcext:value-type="string">
            <text:p>rmse_y</text:p>
          </table:table-cell>
          <table:table-cell office:value-type="string" calcext:value-type="string">
            <text:p>rmse_vx</text:p>
          </table:table-cell>
          <table:table-cell office:value-type="string" calcext:value-type="string">
            <text:p>rmse_vy</text:p>
          </table:table-cell>
          <table:table-cell office:value-type="string" calcext:value-type="string">
            <text:p>NI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" calcext:value-type="float">
            <text:p>0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0" calcext:value-type="float">
            <text:p>0</text:p>
          </table:table-cell>
          <table:table-cell office:value-type="float" office:value="0.287757" calcext:value-type="float">
            <text:p>0.287757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5.19994" calcext:value-type="float">
            <text:p>5.19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404724" calcext:value-type="float">
            <text:p>0.404724</text:p>
          </table:table-cell>
          <table:table-cell office:value-type="float" office:value="0.346128" calcext:value-type="float">
            <text:p>0.346128</text:p>
          </table:table-cell>
          <table:table-cell office:value-type="float" office:value="5.17195" calcext:value-type="float">
            <text:p>5.17195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4.29301E-017" calcext:value-type="float">
            <text:p>4.29301E-17</text:p>
          </table:table-cell>
          <table:table-cell office:value-type="float" office:value="0.38084" calcext:value-type="float">
            <text:p>0.38084</text:p>
          </table:table-cell>
          <table:table-cell office:value-type="float" office:value="0.180083" calcext:value-type="float">
            <text:p>0.180083</text:p>
          </table:table-cell>
          <table:table-cell office:value-type="float" office:value="3.7051" calcext:value-type="float">
            <text:p>3.7051</text:p>
          </table:table-cell>
          <table:table-cell office:value-type="float" office:value="1.7315" calcext:value-type="float">
            <text:p>1.7315</text:p>
          </table:table-cell>
          <table:table-cell office:value-type="float" office:value="30.8839" calcext:value-type="float">
            <text:p>30.88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4569" calcext:value-type="float">
            <text:p>1.14569</text:p>
          </table:table-cell>
          <table:table-cell office:value-type="float" office:value="0.493669" calcext:value-type="float">
            <text:p>0.493669</text:p>
          </table:table-cell>
          <table:table-cell office:value-type="float" office:value="5.16826" calcext:value-type="float">
            <text:p>5.16826</text:p>
          </table:table-cell>
          <table:table-cell office:value-type="float" office:value="0.332732" calcext:value-type="float">
            <text:p>0.332732</text:p>
          </table:table-cell>
          <table:table-cell office:value-type="float" office:value="-0.0149926" calcext:value-type="float">
            <text:p>-0.0149926</text:p>
          </table:table-cell>
          <table:table-cell office:value-type="float" office:value="0.311308" calcext:value-type="float">
            <text:p>0.311308</text:p>
          </table:table-cell>
          <table:table-cell office:value-type="float" office:value="0.159389" calcext:value-type="float">
            <text:p>0.159389</text:p>
          </table:table-cell>
          <table:table-cell office:value-type="float" office:value="3.03065" calcext:value-type="float">
            <text:p>3.03065</text:p>
          </table:table-cell>
          <table:table-cell office:value-type="float" office:value="1.71539" calcext:value-type="float">
            <text:p>1.71539</text:p>
          </table:table-cell>
          <table:table-cell office:value-type="float" office:value="0.754818" calcext:value-type="float">
            <text:p>0.7548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27611" calcext:value-type="float">
            <text:p>1.27611</text:p>
          </table:table-cell>
          <table:table-cell office:value-type="float" office:value="0.522206" calcext:value-type="float">
            <text:p>0.522206</text:p>
          </table:table-cell>
          <table:table-cell office:value-type="float" office:value="5.19601" calcext:value-type="float">
            <text:p>5.19601</text:p>
          </table:table-cell>
          <table:table-cell office:value-type="float" office:value="0.323329" calcext:value-type="float">
            <text:p>0.323329</text:p>
          </table:table-cell>
          <table:table-cell office:value-type="float" office:value="-0.0136463" calcext:value-type="float">
            <text:p>-0.0136463</text:p>
          </table:table-cell>
          <table:table-cell office:value-type="float" office:value="0.274555" calcext:value-type="float">
            <text:p>0.274555</text:p>
          </table:table-cell>
          <table:table-cell office:value-type="float" office:value="0.143496" calcext:value-type="float">
            <text:p>0.143496</text:p>
          </table:table-cell>
          <table:table-cell office:value-type="float" office:value="2.62815" calcext:value-type="float">
            <text:p>2.62815</text:p>
          </table:table-cell>
          <table:table-cell office:value-type="float" office:value="1.69689" calcext:value-type="float">
            <text:p>1.69689</text:p>
          </table:table-cell>
          <table:table-cell office:value-type="float" office:value="1.83337" calcext:value-type="float">
            <text:p>1.833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6188" calcext:value-type="float">
            <text:p>1.56188</text:p>
          </table:table-cell>
          <table:table-cell office:value-type="float" office:value="0.609616" calcext:value-type="float">
            <text:p>0.609616</text:p>
          </table:table-cell>
          <table:table-cell office:value-type="float" office:value="5.21647" calcext:value-type="float">
            <text:p>5.21647</text:p>
          </table:table-cell>
          <table:table-cell office:value-type="float" office:value="0.266802" calcext:value-type="float">
            <text:p>0.266802</text:p>
          </table:table-cell>
          <table:table-cell office:value-type="float" office:value="-0.0288698" calcext:value-type="float">
            <text:p>-0.0288698</text:p>
          </table:table-cell>
          <table:table-cell office:value-type="float" office:value="0.248036" calcext:value-type="float">
            <text:p>0.248036</text:p>
          </table:table-cell>
          <table:table-cell office:value-type="float" office:value="0.1284" calcext:value-type="float">
            <text:p>0.1284</text:p>
          </table:table-cell>
          <table:table-cell office:value-type="float" office:value="2.35187" calcext:value-type="float">
            <text:p>2.35187</text:p>
          </table:table-cell>
          <table:table-cell office:value-type="float" office:value="1.63463" calcext:value-type="float">
            <text:p>1.63463</text:p>
          </table:table-cell>
          <table:table-cell office:value-type="float" office:value="0.695222" calcext:value-type="float">
            <text:p>0.6952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81555" calcext:value-type="float">
            <text:p>1.81555</text:p>
          </table:table-cell>
          <table:table-cell office:value-type="float" office:value="0.568" calcext:value-type="float">
            <text:p>0.568</text:p>
          </table:table-cell>
          <table:table-cell office:value-type="float" office:value="5.4216" calcext:value-type="float">
            <text:p>5.4216</text:p>
          </table:table-cell>
          <table:table-cell office:value-type="float" office:value="0.033015" calcext:value-type="float">
            <text:p>0.033015</text:p>
          </table:table-cell>
          <table:table-cell office:value-type="float" office:value="-0.0824219" calcext:value-type="float">
            <text:p>-0.0824219</text:p>
          </table:table-cell>
          <table:table-cell office:value-type="float" office:value="0.229024" calcext:value-type="float">
            <text:p>0.229024</text:p>
          </table:table-cell>
          <table:table-cell office:value-type="float" office:value="0.118054" calcext:value-type="float">
            <text:p>0.118054</text:p>
          </table:table-cell>
          <table:table-cell office:value-type="float" office:value="2.14885" calcext:value-type="float">
            <text:p>2.14885</text:p>
          </table:table-cell>
          <table:table-cell office:value-type="float" office:value="1.4935" calcext:value-type="float">
            <text:p>1.4935</text:p>
          </table:table-cell>
          <table:table-cell office:value-type="float" office:value="1.56259" calcext:value-type="float">
            <text:p>1.562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1168" calcext:value-type="float">
            <text:p>2.1168</text:p>
          </table:table-cell>
          <table:table-cell office:value-type="float" office:value="0.600688" calcext:value-type="float">
            <text:p>0.600688</text:p>
          </table:table-cell>
          <table:table-cell office:value-type="float" office:value="5.44075" calcext:value-type="float">
            <text:p>5.44075</text:p>
          </table:table-cell>
          <table:table-cell office:value-type="float" office:value="0.0504594" calcext:value-type="float">
            <text:p>0.0504594</text:p>
          </table:table-cell>
          <table:table-cell office:value-type="float" office:value="-0.0450744" calcext:value-type="float">
            <text:p>-0.0450744</text:p>
          </table:table-cell>
          <table:table-cell office:value-type="float" office:value="0.212655" calcext:value-type="float">
            <text:p>0.212655</text:p>
          </table:table-cell>
          <table:table-cell office:value-type="float" office:value="0.109305" calcext:value-type="float">
            <text:p>0.109305</text:p>
          </table:table-cell>
          <table:table-cell office:value-type="float" office:value="1.99146" calcext:value-type="float">
            <text:p>1.99146</text:p>
          </table:table-cell>
          <table:table-cell office:value-type="float" office:value="1.3856" calcext:value-type="float">
            <text:p>1.3856</text:p>
          </table:table-cell>
          <table:table-cell office:value-type="float" office:value="0.494669" calcext:value-type="float">
            <text:p>0.4946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33829" calcext:value-type="float">
            <text:p>2.33829</text:p>
          </table:table-cell>
          <table:table-cell office:value-type="float" office:value="0.640164" calcext:value-type="float">
            <text:p>0.640164</text:p>
          </table:table-cell>
          <table:table-cell office:value-type="float" office:value="5.29521" calcext:value-type="float">
            <text:p>5.29521</text:p>
          </table:table-cell>
          <table:table-cell office:value-type="float" office:value="0.0894149" calcext:value-type="float">
            <text:p>0.0894149</text:p>
          </table:table-cell>
          <table:table-cell office:value-type="float" office:value="-0.0358927" calcext:value-type="float">
            <text:p>-0.0358927</text:p>
          </table:table-cell>
          <table:table-cell office:value-type="float" office:value="0.200984" calcext:value-type="float">
            <text:p>0.200984</text:p>
          </table:table-cell>
          <table:table-cell office:value-type="float" office:value="0.102944" calcext:value-type="float">
            <text:p>0.102944</text:p>
          </table:table-cell>
          <table:table-cell office:value-type="float" office:value="1.86305" calcext:value-type="float">
            <text:p>1.86305</text:p>
          </table:table-cell>
          <table:table-cell office:value-type="float" office:value="1.3047" calcext:value-type="float">
            <text:p>1.3047</text:p>
          </table:table-cell>
          <table:table-cell office:value-type="float" office:value="2.32155" calcext:value-type="float">
            <text:p>2.321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61301" calcext:value-type="float">
            <text:p>2.61301</text:p>
          </table:table-cell>
          <table:table-cell office:value-type="float" office:value="0.663942" calcext:value-type="float">
            <text:p>0.663942</text:p>
          </table:table-cell>
          <table:table-cell office:value-type="float" office:value="5.30838" calcext:value-type="float">
            <text:p>5.30838</text:p>
          </table:table-cell>
          <table:table-cell office:value-type="float" office:value="0.0837854" calcext:value-type="float">
            <text:p>0.0837854</text:p>
          </table:table-cell>
          <table:table-cell office:value-type="float" office:value="-0.0457877" calcext:value-type="float">
            <text:p>-0.0457877</text:p>
          </table:table-cell>
          <table:table-cell office:value-type="float" office:value="0.190774" calcext:value-type="float">
            <text:p>0.190774</text:p>
          </table:table-cell>
          <table:table-cell office:value-type="float" office:value="0.0987601" calcext:value-type="float">
            <text:p>0.0987601</text:p>
          </table:table-cell>
          <table:table-cell office:value-type="float" office:value="1.75679" calcext:value-type="float">
            <text:p>1.75679</text:p>
          </table:table-cell>
          <table:table-cell office:value-type="float" office:value="1.23657" calcext:value-type="float">
            <text:p>1.23657</text:p>
          </table:table-cell>
          <table:table-cell office:value-type="float" office:value="0.104785" calcext:value-type="float">
            <text:p>0.1047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88258" calcext:value-type="float">
            <text:p>2.88258</text:p>
          </table:table-cell>
          <table:table-cell office:value-type="float" office:value="0.657065" calcext:value-type="float">
            <text:p>0.657065</text:p>
          </table:table-cell>
          <table:table-cell office:value-type="float" office:value="5.32876" calcext:value-type="float">
            <text:p>5.32876</text:p>
          </table:table-cell>
          <table:table-cell office:value-type="float" office:value="0.0415424" calcext:value-type="float">
            <text:p>0.0415424</text:p>
          </table:table-cell>
          <table:table-cell office:value-type="float" office:value="-0.18274" calcext:value-type="float">
            <text:p>-0.18274</text:p>
          </table:table-cell>
          <table:table-cell office:value-type="float" office:value="0.181863" calcext:value-type="float">
            <text:p>0.181863</text:p>
          </table:table-cell>
          <table:table-cell office:value-type="float" office:value="0.0947326" calcext:value-type="float">
            <text:p>0.0947326</text:p>
          </table:table-cell>
          <table:table-cell office:value-type="float" office:value="1.66715" calcext:value-type="float">
            <text:p>1.66715</text:p>
          </table:table-cell>
          <table:table-cell office:value-type="float" office:value="1.17396" calcext:value-type="float">
            <text:p>1.17396</text:p>
          </table:table-cell>
          <table:table-cell office:value-type="float" office:value="0.128359" calcext:value-type="float">
            <text:p>0.1283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11843" calcext:value-type="float">
            <text:p>3.11843</text:p>
          </table:table-cell>
          <table:table-cell office:value-type="float" office:value="0.659176" calcext:value-type="float">
            <text:p>0.659176</text:p>
          </table:table-cell>
          <table:table-cell office:value-type="float" office:value="5.29932" calcext:value-type="float">
            <text:p>5.29932</text:p>
          </table:table-cell>
          <table:table-cell office:value-type="float" office:value="0.0307448" calcext:value-type="float">
            <text:p>0.0307448</text:p>
          </table:table-cell>
          <table:table-cell office:value-type="float" office:value="-0.194087" calcext:value-type="float">
            <text:p>-0.194087</text:p>
          </table:table-cell>
          <table:table-cell office:value-type="float" office:value="0.17508" calcext:value-type="float">
            <text:p>0.17508</text:p>
          </table:table-cell>
          <table:table-cell office:value-type="float" office:value="0.0912036" calcext:value-type="float">
            <text:p>0.0912036</text:p>
          </table:table-cell>
          <table:table-cell office:value-type="float" office:value="1.58988" calcext:value-type="float">
            <text:p>1.58988</text:p>
          </table:table-cell>
          <table:table-cell office:value-type="float" office:value="1.11949" calcext:value-type="float">
            <text:p>1.11949</text:p>
          </table:table-cell>
          <table:table-cell office:value-type="float" office:value="0.659905" calcext:value-type="float">
            <text:p>0.6599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40789" calcext:value-type="float">
            <text:p>3.40789</text:p>
          </table:table-cell>
          <table:table-cell office:value-type="float" office:value="0.554171" calcext:value-type="float">
            <text:p>0.554171</text:p>
          </table:table-cell>
          <table:table-cell office:value-type="float" office:value="5.37238" calcext:value-type="float">
            <text:p>5.37238</text:p>
          </table:table-cell>
          <table:table-cell office:value-type="float" office:value="-0.129587" calcext:value-type="float">
            <text:p>-0.129587</text:p>
          </table:table-cell>
          <table:table-cell office:value-type="float" office:value="-0.684801" calcext:value-type="float">
            <text:p>-0.684801</text:p>
          </table:table-cell>
          <table:table-cell office:value-type="float" office:value="0.168256" calcext:value-type="float">
            <text:p>0.168256</text:p>
          </table:table-cell>
          <table:table-cell office:value-type="float" office:value="0.0895327" calcext:value-type="float">
            <text:p>0.0895327</text:p>
          </table:table-cell>
          <table:table-cell office:value-type="float" office:value="1.52271" calcext:value-type="float">
            <text:p>1.52271</text:p>
          </table:table-cell>
          <table:table-cell office:value-type="float" office:value="1.09719" calcext:value-type="float">
            <text:p>1.09719</text:p>
          </table:table-cell>
          <table:table-cell office:value-type="float" office:value="1.91003" calcext:value-type="float">
            <text:p>1.910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71376" calcext:value-type="float">
            <text:p>3.71376</text:p>
          </table:table-cell>
          <table:table-cell office:value-type="float" office:value="0.442537" calcext:value-type="float">
            <text:p>0.442537</text:p>
          </table:table-cell>
          <table:table-cell office:value-type="float" office:value="5.45157" calcext:value-type="float">
            <text:p>5.45157</text:p>
          </table:table-cell>
          <table:table-cell office:value-type="float" office:value="-0.261541" calcext:value-type="float">
            <text:p>-0.261541</text:p>
          </table:table-cell>
          <table:table-cell office:value-type="float" office:value="-0.976197" calcext:value-type="float">
            <text:p>-0.976197</text:p>
          </table:table-cell>
          <table:table-cell office:value-type="float" office:value="0.161658" calcext:value-type="float">
            <text:p>0.161658</text:p>
          </table:table-cell>
          <table:table-cell office:value-type="float" office:value="0.100388" calcext:value-type="float">
            <text:p>0.100388</text:p>
          </table:table-cell>
          <table:table-cell office:value-type="float" office:value="1.46314" calcext:value-type="float">
            <text:p>1.46314</text:p>
          </table:table-cell>
          <table:table-cell office:value-type="float" office:value="1.13835" calcext:value-type="float">
            <text:p>1.13835</text:p>
          </table:table-cell>
          <table:table-cell office:value-type="float" office:value="2.96211" calcext:value-type="float">
            <text:p>2.962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99368" calcext:value-type="float">
            <text:p>3.99368</text:p>
          </table:table-cell>
          <table:table-cell office:value-type="float" office:value="0.532754" calcext:value-type="float">
            <text:p>0.532754</text:p>
          </table:table-cell>
          <table:table-cell office:value-type="float" office:value="5.44886" calcext:value-type="float">
            <text:p>5.44886</text:p>
          </table:table-cell>
          <table:table-cell office:value-type="float" office:value="-0.10342" calcext:value-type="float">
            <text:p>-0.10342</text:p>
          </table:table-cell>
          <table:table-cell office:value-type="float" office:value="-0.375762" calcext:value-type="float">
            <text:p>-0.375762</text:p>
          </table:table-cell>
          <table:table-cell office:value-type="float" office:value="0.155841" calcext:value-type="float">
            <text:p>0.155841</text:p>
          </table:table-cell>
          <table:table-cell office:value-type="float" office:value="0.100645" calcext:value-type="float">
            <text:p>0.100645</text:p>
          </table:table-cell>
          <table:table-cell office:value-type="float" office:value="1.41131" calcext:value-type="float">
            <text:p>1.41131</text:p>
          </table:table-cell>
          <table:table-cell office:value-type="float" office:value="1.11393" calcext:value-type="float">
            <text:p>1.11393</text:p>
          </table:table-cell>
          <table:table-cell office:value-type="float" office:value="3.8302" calcext:value-type="float">
            <text:p>3.83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27009" calcext:value-type="float">
            <text:p>4.27009</text:p>
          </table:table-cell>
          <table:table-cell office:value-type="float" office:value="0.527309" calcext:value-type="float">
            <text:p>0.527309</text:p>
          </table:table-cell>
          <table:table-cell office:value-type="float" office:value="5.44413" calcext:value-type="float">
            <text:p>5.44413</text:p>
          </table:table-cell>
          <table:table-cell office:value-type="float" office:value="-0.0967896" calcext:value-type="float">
            <text:p>-0.0967896</text:p>
          </table:table-cell>
          <table:table-cell office:value-type="float" office:value="-0.310648" calcext:value-type="float">
            <text:p>-0.310648</text:p>
          </table:table-cell>
          <table:table-cell office:value-type="float" office:value="0.150809" calcext:value-type="float">
            <text:p>0.150809</text:p>
          </table:table-cell>
          <table:table-cell office:value-type="float" office:value="0.101905" calcext:value-type="float">
            <text:p>0.101905</text:p>
          </table:table-cell>
          <table:table-cell office:value-type="float" office:value="1.36482" calcext:value-type="float">
            <text:p>1.36482</text:p>
          </table:table-cell>
          <table:table-cell office:value-type="float" office:value="1.09183" calcext:value-type="float">
            <text:p>1.09183</text:p>
          </table:table-cell>
          <table:table-cell office:value-type="float" office:value="0.256398" calcext:value-type="float">
            <text:p>0.2563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52955" calcext:value-type="float">
            <text:p>4.52955</text:p>
          </table:table-cell>
          <table:table-cell office:value-type="float" office:value="0.567302" calcext:value-type="float">
            <text:p>0.567302</text:p>
          </table:table-cell>
          <table:table-cell office:value-type="float" office:value="5.35785" calcext:value-type="float">
            <text:p>5.35785</text:p>
          </table:table-cell>
          <table:table-cell office:value-type="float" office:value="-0.0499646" calcext:value-type="float">
            <text:p>-0.0499646</text:p>
          </table:table-cell>
          <table:table-cell office:value-type="float" office:value="-0.166808" calcext:value-type="float">
            <text:p>-0.166808</text:p>
          </table:table-cell>
          <table:table-cell office:value-type="float" office:value="0.146269" calcext:value-type="float">
            <text:p>0.146269</text:p>
          </table:table-cell>
          <table:table-cell office:value-type="float" office:value="0.101103" calcext:value-type="float">
            <text:p>0.101103</text:p>
          </table:table-cell>
          <table:table-cell office:value-type="float" office:value="1.32217" calcext:value-type="float">
            <text:p>1.32217</text:p>
          </table:table-cell>
          <table:table-cell office:value-type="float" office:value="1.064" calcext:value-type="float">
            <text:p>1.064</text:p>
          </table:table-cell>
          <table:table-cell office:value-type="float" office:value="1.37613" calcext:value-type="float">
            <text:p>1.376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71731" calcext:value-type="float">
            <text:p>4.71731</text:p>
          </table:table-cell>
          <table:table-cell office:value-type="float" office:value="0.68216" calcext:value-type="float">
            <text:p>0.68216</text:p>
          </table:table-cell>
          <table:table-cell office:value-type="float" office:value="5.18858" calcext:value-type="float">
            <text:p>5.18858</text:p>
          </table:table-cell>
          <table:table-cell office:value-type="float" office:value="0.0625988" calcext:value-type="float">
            <text:p>0.0625988</text:p>
          </table:table-cell>
          <table:table-cell office:value-type="float" office:value="0.094718" calcext:value-type="float">
            <text:p>0.094718</text:p>
          </table:table-cell>
          <table:table-cell office:value-type="float" office:value="0.142187" calcext:value-type="float">
            <text:p>0.142187</text:p>
          </table:table-cell>
          <table:table-cell office:value-type="float" office:value="0.0981537" calcext:value-type="float">
            <text:p>0.0981537</text:p>
          </table:table-cell>
          <table:table-cell office:value-type="float" office:value="1.2827" calcext:value-type="float">
            <text:p>1.2827</text:p>
          </table:table-cell>
          <table:table-cell office:value-type="float" office:value="1.03242" calcext:value-type="float">
            <text:p>1.03242</text:p>
          </table:table-cell>
          <table:table-cell office:value-type="float" office:value="10.5644" calcext:value-type="float">
            <text:p>10.56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6928" calcext:value-type="float">
            <text:p>4.96928</text:p>
          </table:table-cell>
          <table:table-cell office:value-type="float" office:value="0.681571" calcext:value-type="float">
            <text:p>0.681571</text:p>
          </table:table-cell>
          <table:table-cell office:value-type="float" office:value="5.11414" calcext:value-type="float">
            <text:p>5.11414</text:p>
          </table:table-cell>
          <table:table-cell office:value-type="float" office:value="0.0523685" calcext:value-type="float">
            <text:p>0.0523685</text:p>
          </table:table-cell>
          <table:table-cell office:value-type="float" office:value="0.0664095" calcext:value-type="float">
            <text:p>0.0664095</text:p>
          </table:table-cell>
          <table:table-cell office:value-type="float" office:value="0.138567" calcext:value-type="float">
            <text:p>0.138567</text:p>
          </table:table-cell>
          <table:table-cell office:value-type="float" office:value="0.0953892" calcext:value-type="float">
            <text:p>0.0953892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1.62579" calcext:value-type="float">
            <text:p>1.625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27229" calcext:value-type="float">
            <text:p>5.27229</text:p>
          </table:table-cell>
          <table:table-cell office:value-type="float" office:value="0.673447" calcext:value-type="float">
            <text:p>0.673447</text:p>
          </table:table-cell>
          <table:table-cell office:value-type="float" office:value="5.18805" calcext:value-type="float">
            <text:p>5.18805</text:p>
          </table:table-cell>
          <table:table-cell office:value-type="float" office:value="0.0352441" calcext:value-type="float">
            <text:p>0.0352441</text:p>
          </table:table-cell>
          <table:table-cell office:value-type="float" office:value="0.0276816" calcext:value-type="float">
            <text:p>0.0276816</text:p>
          </table:table-cell>
          <table:table-cell office:value-type="float" office:value="0.134871" calcext:value-type="float">
            <text:p>0.134871</text:p>
          </table:table-cell>
          <table:table-cell office:value-type="float" office:value="0.0929674" calcext:value-type="float">
            <text:p>0.0929674</text:p>
          </table:table-cell>
          <table:table-cell office:value-type="float" office:value="1.21341" calcext:value-type="float">
            <text:p>1.21341</text:p>
          </table:table-cell>
          <table:table-cell office:value-type="float" office:value="0.976971" calcext:value-type="float">
            <text:p>0.976971</text:p>
          </table:table-cell>
          <table:table-cell office:value-type="float" office:value="3.29173" calcext:value-type="float">
            <text:p>3.291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53209" calcext:value-type="float">
            <text:p>5.53209</text:p>
          </table:table-cell>
          <table:table-cell office:value-type="float" office:value="0.679565" calcext:value-type="float">
            <text:p>0.679565</text:p>
          </table:table-cell>
          <table:table-cell office:value-type="float" office:value="5.2487" calcext:value-type="float">
            <text:p>5.2487</text:p>
          </table:table-cell>
          <table:table-cell office:value-type="float" office:value="0.0353962" calcext:value-type="float">
            <text:p>0.0353962</text:p>
          </table:table-cell>
          <table:table-cell office:value-type="float" office:value="0.0252488" calcext:value-type="float">
            <text:p>0.0252488</text:p>
          </table:table-cell>
          <table:table-cell office:value-type="float" office:value="0.131457" calcext:value-type="float">
            <text:p>0.131457</text:p>
          </table:table-cell>
          <table:table-cell office:value-type="float" office:value="0.0908736" calcext:value-type="float">
            <text:p>0.0908736</text:p>
          </table:table-cell>
          <table:table-cell office:value-type="float" office:value="1.18282" calcext:value-type="float">
            <text:p>1.18282</text:p>
          </table:table-cell>
          <table:table-cell office:value-type="float" office:value="0.952841" calcext:value-type="float">
            <text:p>0.952841</text:p>
          </table:table-cell>
          <table:table-cell office:value-type="float" office:value="1.67911" calcext:value-type="float">
            <text:p>1.679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8295" calcext:value-type="float">
            <text:p>5.8295</text:p>
          </table:table-cell>
          <table:table-cell office:value-type="float" office:value="0.691784" calcext:value-type="float">
            <text:p>0.691784</text:p>
          </table:table-cell>
          <table:table-cell office:value-type="float" office:value="5.3003" calcext:value-type="float">
            <text:p>5.3003</text:p>
          </table:table-cell>
          <table:table-cell office:value-type="float" office:value="0.0369332" calcext:value-type="float">
            <text:p>0.0369332</text:p>
          </table:table-cell>
          <table:table-cell office:value-type="float" office:value="0.0257767" calcext:value-type="float">
            <text:p>0.0257767</text:p>
          </table:table-cell>
          <table:table-cell office:value-type="float" office:value="0.128604" calcext:value-type="float">
            <text:p>0.128604</text:p>
          </table:table-cell>
          <table:table-cell office:value-type="float" office:value="0.0890364" calcext:value-type="float">
            <text:p>0.0890364</text:p>
          </table:table-cell>
          <table:table-cell office:value-type="float" office:value="1.15471" calcext:value-type="float">
            <text:p>1.15471</text:p>
          </table:table-cell>
          <table:table-cell office:value-type="float" office:value="0.930682" calcext:value-type="float">
            <text:p>0.930682</text:p>
          </table:table-cell>
          <table:table-cell office:value-type="float" office:value="1.97102" calcext:value-type="float">
            <text:p>1.971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7249" calcext:value-type="float">
            <text:p>6.07249</text:p>
          </table:table-cell>
          <table:table-cell office:value-type="float" office:value="0.617034" calcext:value-type="float">
            <text:p>0.617034</text:p>
          </table:table-cell>
          <table:table-cell office:value-type="float" office:value="5.19838" calcext:value-type="float">
            <text:p>5.19838</text:p>
          </table:table-cell>
          <table:table-cell office:value-type="float" office:value="-0.0211861" calcext:value-type="float">
            <text:p>-0.0211861</text:p>
          </table:table-cell>
          <table:table-cell office:value-type="float" office:value="-0.0718995" calcext:value-type="float">
            <text:p>-0.0718995</text:p>
          </table:table-cell>
          <table:table-cell office:value-type="float" office:value="0.125772" calcext:value-type="float">
            <text:p>0.125772</text:p>
          </table:table-cell>
          <table:table-cell office:value-type="float" office:value="0.0913377" calcext:value-type="float">
            <text:p>0.0913377</text:p>
          </table:table-cell>
          <table:table-cell office:value-type="float" office:value="1.1282" calcext:value-type="float">
            <text:p>1.1282</text:p>
          </table:table-cell>
          <table:table-cell office:value-type="float" office:value="0.916016" calcext:value-type="float">
            <text:p>0.916016</text:p>
          </table:table-cell>
          <table:table-cell office:value-type="float" office:value="3.85794" calcext:value-type="float">
            <text:p>3.857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2795" calcext:value-type="float">
            <text:p>6.32795</text:p>
          </table:table-cell>
          <table:table-cell office:value-type="float" office:value="0.731134" calcext:value-type="float">
            <text:p>0.731134</text:p>
          </table:table-cell>
          <table:table-cell office:value-type="float" office:value="5.18436" calcext:value-type="float">
            <text:p>5.18436</text:p>
          </table:table-cell>
          <table:table-cell office:value-type="float" office:value="0.0554361" calcext:value-type="float">
            <text:p>0.0554361</text:p>
          </table:table-cell>
          <table:table-cell office:value-type="float" office:value="0.0535251" calcext:value-type="float">
            <text:p>0.0535251</text:p>
          </table:table-cell>
          <table:table-cell office:value-type="float" office:value="0.123111" calcext:value-type="float">
            <text:p>0.123111</text:p>
          </table:table-cell>
          <table:table-cell office:value-type="float" office:value="0.0896802" calcext:value-type="float">
            <text:p>0.0896802</text:p>
          </table:table-cell>
          <table:table-cell office:value-type="float" office:value="1.10341" calcext:value-type="float">
            <text:p>1.10341</text:p>
          </table:table-cell>
          <table:table-cell office:value-type="float" office:value="0.89651" calcext:value-type="float">
            <text:p>0.89651</text:p>
          </table:table-cell>
          <table:table-cell office:value-type="float" office:value="3.27577" calcext:value-type="float">
            <text:p>3.275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5779" calcext:value-type="float">
            <text:p>6.5779</text:p>
          </table:table-cell>
          <table:table-cell office:value-type="float" office:value="0.764473" calcext:value-type="float">
            <text:p>0.764473</text:p>
          </table:table-cell>
          <table:table-cell office:value-type="float" office:value="5.13925" calcext:value-type="float">
            <text:p>5.13925</text:p>
          </table:table-cell>
          <table:table-cell office:value-type="float" office:value="0.070112" calcext:value-type="float">
            <text:p>0.070112</text:p>
          </table:table-cell>
          <table:table-cell office:value-type="float" office:value="0.0715018" calcext:value-type="float">
            <text:p>0.0715018</text:p>
          </table:table-cell>
          <table:table-cell office:value-type="float" office:value="0.120567" calcext:value-type="float">
            <text:p>0.120567</text:p>
          </table:table-cell>
          <table:table-cell office:value-type="float" office:value="0.0879785" calcext:value-type="float">
            <text:p>0.0879785</text:p>
          </table:table-cell>
          <table:table-cell office:value-type="float" office:value="1.08018" calcext:value-type="float">
            <text:p>1.08018</text:p>
          </table:table-cell>
          <table:table-cell office:value-type="float" office:value="0.878024" calcext:value-type="float">
            <text:p>0.878024</text:p>
          </table:table-cell>
          <table:table-cell office:value-type="float" office:value="0.374882" calcext:value-type="float">
            <text:p>0.3748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2668" calcext:value-type="float">
            <text:p>6.82668</text:p>
          </table:table-cell>
          <table:table-cell office:value-type="float" office:value="0.759717" calcext:value-type="float">
            <text:p>0.759717</text:p>
          </table:table-cell>
          <table:table-cell office:value-type="float" office:value="5.12948" calcext:value-type="float">
            <text:p>5.12948</text:p>
          </table:table-cell>
          <table:table-cell office:value-type="float" office:value="0.0597934" calcext:value-type="float">
            <text:p>0.0597934</text:p>
          </table:table-cell>
          <table:table-cell office:value-type="float" office:value="0.0515617" calcext:value-type="float">
            <text:p>0.0515617</text:p>
          </table:table-cell>
          <table:table-cell office:value-type="float" office:value="0.118144" calcext:value-type="float">
            <text:p>0.118144</text:p>
          </table:table-cell>
          <table:table-cell office:value-type="float" office:value="0.0869852" calcext:value-type="float">
            <text:p>0.0869852</text:p>
          </table:table-cell>
          <table:table-cell office:value-type="float" office:value="1.05836" calcext:value-type="float">
            <text:p>1.05836</text:p>
          </table:table-cell>
          <table:table-cell office:value-type="float" office:value="0.861445" calcext:value-type="float">
            <text:p>0.861445</text:p>
          </table:table-cell>
          <table:table-cell office:value-type="float" office:value="0.24139" calcext:value-type="float">
            <text:p>0.241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6875" calcext:value-type="float">
            <text:p>7.06875</text:p>
          </table:table-cell>
          <table:table-cell office:value-type="float" office:value="0.744024" calcext:value-type="float">
            <text:p>0.744024</text:p>
          </table:table-cell>
          <table:table-cell office:value-type="float" office:value="5.01464" calcext:value-type="float">
            <text:p>5.01464</text:p>
          </table:table-cell>
          <table:table-cell office:value-type="float" office:value="0.043732" calcext:value-type="float">
            <text:p>0.043732</text:p>
          </table:table-cell>
          <table:table-cell office:value-type="float" office:value="0.0253572" calcext:value-type="float">
            <text:p>0.0253572</text:p>
          </table:table-cell>
          <table:table-cell office:value-type="float" office:value="0.115855" calcext:value-type="float">
            <text:p>0.115855</text:p>
          </table:table-cell>
          <table:table-cell office:value-type="float" office:value="0.0875903" calcext:value-type="float">
            <text:p>0.0875903</text:p>
          </table:table-cell>
          <table:table-cell office:value-type="float" office:value="1.03807" calcext:value-type="float">
            <text:p>1.03807</text:p>
          </table:table-cell>
          <table:table-cell office:value-type="float" office:value="0.847565" calcext:value-type="float">
            <text:p>0.847565</text:p>
          </table:table-cell>
          <table:table-cell office:value-type="float" office:value="2.72459" calcext:value-type="float">
            <text:p>2.724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28729" calcext:value-type="float">
            <text:p>7.28729</text:p>
          </table:table-cell>
          <table:table-cell office:value-type="float" office:value="0.826704" calcext:value-type="float">
            <text:p>0.826704</text:p>
          </table:table-cell>
          <table:table-cell office:value-type="float" office:value="4.96981" calcext:value-type="float">
            <text:p>4.96981</text:p>
          </table:table-cell>
          <table:table-cell office:value-type="float" office:value="0.0872162" calcext:value-type="float">
            <text:p>0.0872162</text:p>
          </table:table-cell>
          <table:table-cell office:value-type="float" office:value="0.0822557" calcext:value-type="float">
            <text:p>0.0822557</text:p>
          </table:table-cell>
          <table:table-cell office:value-type="float" office:value="0.113999" calcext:value-type="float">
            <text:p>0.113999</text:p>
          </table:table-cell>
          <table:table-cell office:value-type="float" office:value="0.0864618" calcext:value-type="float">
            <text:p>0.0864618</text:p>
          </table:table-cell>
          <table:table-cell office:value-type="float" office:value="1.01917" calcext:value-type="float">
            <text:p>1.01917</text:p>
          </table:table-cell>
          <table:table-cell office:value-type="float" office:value="0.832485" calcext:value-type="float">
            <text:p>0.832485</text:p>
          </table:table-cell>
          <table:table-cell office:value-type="float" office:value="2.38079" calcext:value-type="float">
            <text:p>2.380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58268" calcext:value-type="float">
            <text:p>7.58268</text:p>
          </table:table-cell>
          <table:table-cell office:value-type="float" office:value="0.838681" calcext:value-type="float">
            <text:p>0.838681</text:p>
          </table:table-cell>
          <table:table-cell office:value-type="float" office:value="5.13756" calcext:value-type="float">
            <text:p>5.13756</text:p>
          </table:table-cell>
          <table:table-cell office:value-type="float" office:value="0.0838584" calcext:value-type="float">
            <text:p>0.0838584</text:p>
          </table:table-cell>
          <table:table-cell office:value-type="float" office:value="0.0722256" calcext:value-type="float">
            <text:p>0.0722256</text:p>
          </table:table-cell>
          <table:table-cell office:value-type="float" office:value="0.111948" calcext:value-type="float">
            <text:p>0.111948</text:p>
          </table:table-cell>
          <table:table-cell office:value-type="float" office:value="0.0858927" calcext:value-type="float">
            <text:p>0.0858927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818681" calcext:value-type="float">
            <text:p>0.818681</text:p>
          </table:table-cell>
          <table:table-cell office:value-type="float" office:value="4.96925" calcext:value-type="float">
            <text:p>4.969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3539" calcext:value-type="float">
            <text:p>7.83539</text:p>
          </table:table-cell>
          <table:table-cell office:value-type="float" office:value="0.814126" calcext:value-type="float">
            <text:p>0.814126</text:p>
          </table:table-cell>
          <table:table-cell office:value-type="float" office:value="5.13058" calcext:value-type="float">
            <text:p>5.13058</text:p>
          </table:table-cell>
          <table:table-cell office:value-type="float" office:value="0.0624919" calcext:value-type="float">
            <text:p>0.0624919</text:p>
          </table:table-cell>
          <table:table-cell office:value-type="float" office:value="0.0404164" calcext:value-type="float">
            <text:p>0.0404164</text:p>
          </table:table-cell>
          <table:table-cell office:value-type="float" office:value="0.110007" calcext:value-type="float">
            <text:p>0.110007</text:p>
          </table:table-cell>
          <table:table-cell office:value-type="float" office:value="0.0876698" calcext:value-type="float">
            <text:p>0.0876698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80773" calcext:value-type="float">
            <text:p>0.80773</text:p>
          </table:table-cell>
          <table:table-cell office:value-type="float" office:value="0.641106" calcext:value-type="float">
            <text:p>0.6411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8407" calcext:value-type="float">
            <text:p>8.08407</text:p>
          </table:table-cell>
          <table:table-cell office:value-type="float" office:value="0.83278" calcext:value-type="float">
            <text:p>0.83278</text:p>
          </table:table-cell>
          <table:table-cell office:value-type="float" office:value="5.04478" calcext:value-type="float">
            <text:p>5.04478</text:p>
          </table:table-cell>
          <table:table-cell office:value-type="float" office:value="0.0656341" calcext:value-type="float">
            <text:p>0.0656341</text:p>
          </table:table-cell>
          <table:table-cell office:value-type="float" office:value="0.0413134" calcext:value-type="float">
            <text:p>0.0413134</text:p>
          </table:table-cell>
          <table:table-cell office:value-type="float" office:value="0.108183" calcext:value-type="float">
            <text:p>0.108183</text:p>
          </table:table-cell>
          <table:table-cell office:value-type="float" office:value="0.0902227" calcext:value-type="float">
            <text:p>0.0902227</text:p>
          </table:table-cell>
          <table:table-cell office:value-type="float" office:value="0.966932" calcext:value-type="float">
            <text:p>0.966932</text:p>
          </table:table-cell>
          <table:table-cell office:value-type="float" office:value="0.798043" calcext:value-type="float">
            <text:p>0.798043</text:p>
          </table:table-cell>
          <table:table-cell office:value-type="float" office:value="2.31374" calcext:value-type="float">
            <text:p>2.313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32199" calcext:value-type="float">
            <text:p>8.32199</text:p>
          </table:table-cell>
          <table:table-cell office:value-type="float" office:value="0.847927" calcext:value-type="float">
            <text:p>0.847927</text:p>
          </table:table-cell>
          <table:table-cell office:value-type="float" office:value="5.02492" calcext:value-type="float">
            <text:p>5.02492</text:p>
          </table:table-cell>
          <table:table-cell office:value-type="float" office:value="0.0674054" calcext:value-type="float">
            <text:p>0.0674054</text:p>
          </table:table-cell>
          <table:table-cell office:value-type="float" office:value="0.0410396" calcext:value-type="float">
            <text:p>0.0410396</text:p>
          </table:table-cell>
          <table:table-cell office:value-type="float" office:value="0.106552" calcext:value-type="float">
            <text:p>0.106552</text:p>
          </table:table-cell>
          <table:table-cell office:value-type="float" office:value="0.0938731" calcext:value-type="float">
            <text:p>0.0938731</text:p>
          </table:table-cell>
          <table:table-cell office:value-type="float" office:value="0.951278" calcext:value-type="float">
            <text:p>0.951278</text:p>
          </table:table-cell>
          <table:table-cell office:value-type="float" office:value="0.789676" calcext:value-type="float">
            <text:p>0.789676</text:p>
          </table:table-cell>
          <table:table-cell office:value-type="float" office:value="0.290498" calcext:value-type="float">
            <text:p>0.2904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59296" calcext:value-type="float">
            <text:p>8.59296</text:p>
          </table:table-cell>
          <table:table-cell office:value-type="float" office:value="0.937089" calcext:value-type="float">
            <text:p>0.937089</text:p>
          </table:table-cell>
          <table:table-cell office:value-type="float" office:value="5.17346" calcext:value-type="float">
            <text:p>5.17346</text:p>
          </table:table-cell>
          <table:table-cell office:value-type="float" office:value="0.105521" calcext:value-type="float">
            <text:p>0.105521</text:p>
          </table:table-cell>
          <table:table-cell office:value-type="float" office:value="0.0853615" calcext:value-type="float">
            <text:p>0.0853615</text:p>
          </table:table-cell>
          <table:table-cell office:value-type="float" office:value="0.104895" calcext:value-type="float">
            <text:p>0.104895</text:p>
          </table:table-cell>
          <table:table-cell office:value-type="float" office:value="0.0949195" calcext:value-type="float">
            <text:p>0.0949195</text:p>
          </table:table-cell>
          <table:table-cell office:value-type="float" office:value="0.936402" calcext:value-type="float">
            <text:p>0.936402</text:p>
          </table:table-cell>
          <table:table-cell office:value-type="float" office:value="0.7793" calcext:value-type="float">
            <text:p>0.7793</text:p>
          </table:table-cell>
          <table:table-cell office:value-type="float" office:value="6.68245" calcext:value-type="float">
            <text:p>6.68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83234" calcext:value-type="float">
            <text:p>8.83234</text:p>
          </table:table-cell>
          <table:table-cell office:value-type="float" office:value="0.993667" calcext:value-type="float">
            <text:p>0.993667</text:p>
          </table:table-cell>
          <table:table-cell office:value-type="float" office:value="5.15025" calcext:value-type="float">
            <text:p>5.15025</text:p>
          </table:table-cell>
          <table:table-cell office:value-type="float" office:value="0.124756" calcext:value-type="float">
            <text:p>0.124756</text:p>
          </table:table-cell>
          <table:table-cell office:value-type="float" office:value="0.103408" calcext:value-type="float">
            <text:p>0.103408</text:p>
          </table:table-cell>
          <table:table-cell office:value-type="float" office:value="0.103388" calcext:value-type="float">
            <text:p>0.103388</text:p>
          </table:table-cell>
          <table:table-cell office:value-type="float" office:value="0.0954489" calcext:value-type="float">
            <text:p>0.0954489</text:p>
          </table:table-cell>
          <table:table-cell office:value-type="float" office:value="0.92216" calcext:value-type="float">
            <text:p>0.92216</text:p>
          </table:table-cell>
          <table:table-cell office:value-type="float" office:value="0.768928" calcext:value-type="float">
            <text:p>0.768928</text:p>
          </table:table-cell>
          <table:table-cell office:value-type="float" office:value="0.60115" calcext:value-type="float">
            <text:p>0.601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12318" calcext:value-type="float">
            <text:p>9.12318</text:p>
          </table:table-cell>
          <table:table-cell office:value-type="float" office:value="1.03304" calcext:value-type="float">
            <text:p>1.03304</text:p>
          </table:table-cell>
          <table:table-cell office:value-type="float" office:value="5.21819" calcext:value-type="float">
            <text:p>5.21819</text:p>
          </table:table-cell>
          <table:table-cell office:value-type="float" office:value="0.131526" calcext:value-type="float">
            <text:p>0.131526</text:p>
          </table:table-cell>
          <table:table-cell office:value-type="float" office:value="0.104973" calcext:value-type="float">
            <text:p>0.104973</text:p>
          </table:table-cell>
          <table:table-cell office:value-type="float" office:value="0.101881" calcext:value-type="float">
            <text:p>0.101881</text:p>
          </table:table-cell>
          <table:table-cell office:value-type="float" office:value="0.0962253" calcext:value-type="float">
            <text:p>0.0962253</text:p>
          </table:table-cell>
          <table:table-cell office:value-type="float" office:value="0.908793" calcext:value-type="float">
            <text:p>0.908793</text:p>
          </table:table-cell>
          <table:table-cell office:value-type="float" office:value="0.759165" calcext:value-type="float">
            <text:p>0.759165</text:p>
          </table:table-cell>
          <table:table-cell office:value-type="float" office:value="6.84333" calcext:value-type="float">
            <text:p>6.843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36232" calcext:value-type="float">
            <text:p>9.36232</text:p>
          </table:table-cell>
          <table:table-cell office:value-type="float" office:value="1.06408" calcext:value-type="float">
            <text:p>1.06408</text:p>
          </table:table-cell>
          <table:table-cell office:value-type="float" office:value="5.18945" calcext:value-type="float">
            <text:p>5.18945</text:p>
          </table:table-cell>
          <table:table-cell office:value-type="float" office:value="0.135861" calcext:value-type="float">
            <text:p>0.135861</text:p>
          </table:table-cell>
          <table:table-cell office:value-type="float" office:value="0.104059" calcext:value-type="float">
            <text:p>0.104059</text:p>
          </table:table-cell>
          <table:table-cell office:value-type="float" office:value="0.100415" calcext:value-type="float">
            <text:p>0.100415</text:p>
          </table:table-cell>
          <table:table-cell office:value-type="float" office:value="0.0976731" calcext:value-type="float">
            <text:p>0.0976731</text:p>
          </table:table-cell>
          <table:table-cell office:value-type="float" office:value="0.895942" calcext:value-type="float">
            <text:p>0.895942</text:p>
          </table:table-cell>
          <table:table-cell office:value-type="float" office:value="0.750292" calcext:value-type="float">
            <text:p>0.750292</text:p>
          </table:table-cell>
          <table:table-cell office:value-type="float" office:value="0.606978" calcext:value-type="float">
            <text:p>0.6069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4259" calcext:value-type="float">
            <text:p>9.64259</text:p>
          </table:table-cell>
          <table:table-cell office:value-type="float" office:value="1.13708" calcext:value-type="float">
            <text:p>1.13708</text:p>
          </table:table-cell>
          <table:table-cell office:value-type="float" office:value="5.25275" calcext:value-type="float">
            <text:p>5.25275</text:p>
          </table:table-cell>
          <table:table-cell office:value-type="float" office:value="0.157342" calcext:value-type="float">
            <text:p>0.157342</text:p>
          </table:table-cell>
          <table:table-cell office:value-type="float" office:value="0.12301" calcext:value-type="float">
            <text:p>0.12301</text:p>
          </table:table-cell>
          <table:table-cell office:value-type="float" office:value="0.0991368" calcext:value-type="float">
            <text:p>0.0991368</text:p>
          </table:table-cell>
          <table:table-cell office:value-type="float" office:value="0.0982997" calcext:value-type="float">
            <text:p>0.0982997</text:p>
          </table:table-cell>
          <table:table-cell office:value-type="float" office:value="0.883927" calcext:value-type="float">
            <text:p>0.883927</text:p>
          </table:table-cell>
          <table:table-cell office:value-type="float" office:value="0.741121" calcext:value-type="float">
            <text:p>0.741121</text:p>
          </table:table-cell>
          <table:table-cell office:value-type="float" office:value="4.39625" calcext:value-type="float">
            <text:p>4.396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91908" calcext:value-type="float">
            <text:p>9.91908</text:p>
          </table:table-cell>
          <table:table-cell office:value-type="float" office:value="1.26194" calcext:value-type="float">
            <text:p>1.26194</text:p>
          </table:table-cell>
          <table:table-cell office:value-type="float" office:value="5.29344" calcext:value-type="float">
            <text:p>5.29344</text:p>
          </table:table-cell>
          <table:table-cell office:value-type="float" office:value="0.201075" calcext:value-type="float">
            <text:p>0.201075</text:p>
          </table:table-cell>
          <table:table-cell office:value-type="float" office:value="0.166956" calcext:value-type="float">
            <text:p>0.166956</text:p>
          </table:table-cell>
          <table:table-cell office:value-type="float" office:value="0.0982287" calcext:value-type="float">
            <text:p>0.0982287</text:p>
          </table:table-cell>
          <table:table-cell office:value-type="float" office:value="0.0972995" calcext:value-type="float">
            <text:p>0.0972995</text:p>
          </table:table-cell>
          <table:table-cell office:value-type="float" office:value="0.872505" calcext:value-type="float">
            <text:p>0.872505</text:p>
          </table:table-cell>
          <table:table-cell office:value-type="float" office:value="0.73119" calcext:value-type="float">
            <text:p>0.73119</text:p>
          </table:table-cell>
          <table:table-cell office:value-type="float" office:value="3.02829" calcext:value-type="float">
            <text:p>3.028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659" calcext:value-type="float">
            <text:p>10.1659</text:p>
          </table:table-cell>
          <table:table-cell office:value-type="float" office:value="1.35041" calcext:value-type="float">
            <text:p>1.35041</text:p>
          </table:table-cell>
          <table:table-cell office:value-type="float" office:value="5.18937" calcext:value-type="float">
            <text:p>5.18937</text:p>
          </table:table-cell>
          <table:table-cell office:value-type="float" office:value="0.227483" calcext:value-type="float">
            <text:p>0.227483</text:p>
          </table:table-cell>
          <table:table-cell office:value-type="float" office:value="0.189669" calcext:value-type="float">
            <text:p>0.189669</text:p>
          </table:table-cell>
          <table:table-cell office:value-type="float" office:value="0.097327" calcext:value-type="float">
            <text:p>0.097327</text:p>
          </table:table-cell>
          <table:table-cell office:value-type="float" office:value="0.0960639" calcext:value-type="float">
            <text:p>0.0960639</text:p>
          </table:table-cell>
          <table:table-cell office:value-type="float" office:value="0.861058" calcext:value-type="float">
            <text:p>0.861058</text:p>
          </table:table-cell>
          <table:table-cell office:value-type="float" office:value="0.721531" calcext:value-type="float">
            <text:p>0.721531</text:p>
          </table:table-cell>
          <table:table-cell office:value-type="float" office:value="4.90746" calcext:value-type="float">
            <text:p>4.907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3909" calcext:value-type="float">
            <text:p>10.3909</text:p>
          </table:table-cell>
          <table:table-cell office:value-type="float" office:value="1.42935" calcext:value-type="float">
            <text:p>1.42935</text:p>
          </table:table-cell>
          <table:table-cell office:value-type="float" office:value="5.15416" calcext:value-type="float">
            <text:p>5.15416</text:p>
          </table:table-cell>
          <table:table-cell office:value-type="float" office:value="0.247478" calcext:value-type="float">
            <text:p>0.247478</text:p>
          </table:table-cell>
          <table:table-cell office:value-type="float" office:value="0.202309" calcext:value-type="float">
            <text:p>0.202309</text:p>
          </table:table-cell>
          <table:table-cell office:value-type="float" office:value="0.0962001" calcext:value-type="float">
            <text:p>0.0962001</text:p>
          </table:table-cell>
          <table:table-cell office:value-type="float" office:value="0.0948254" calcext:value-type="float">
            <text:p>0.0948254</text:p>
          </table:table-cell>
          <table:table-cell office:value-type="float" office:value="0.849979" calcext:value-type="float">
            <text:p>0.849979</text:p>
          </table:table-cell>
          <table:table-cell office:value-type="float" office:value="0.712222" calcext:value-type="float">
            <text:p>0.712222</text:p>
          </table:table-cell>
          <table:table-cell office:value-type="float" office:value="1.12801" calcext:value-type="float">
            <text:p>1.128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21" calcext:value-type="float">
            <text:p>10.621</text:p>
          </table:table-cell>
          <table:table-cell office:value-type="float" office:value="1.51062" calcext:value-type="float">
            <text:p>1.51062</text:p>
          </table:table-cell>
          <table:table-cell office:value-type="float" office:value="5.02128" calcext:value-type="float">
            <text:p>5.02128</text:p>
          </table:table-cell>
          <table:table-cell office:value-type="float" office:value="0.268911" calcext:value-type="float">
            <text:p>0.268911</text:p>
          </table:table-cell>
          <table:table-cell office:value-type="float" office:value="0.217953" calcext:value-type="float">
            <text:p>0.217953</text:p>
          </table:table-cell>
          <table:table-cell office:value-type="float" office:value="0.095016" calcext:value-type="float">
            <text:p>0.095016</text:p>
          </table:table-cell>
          <table:table-cell office:value-type="float" office:value="0.0936566" calcext:value-type="float">
            <text:p>0.0936566</text:p>
          </table:table-cell>
          <table:table-cell office:value-type="float" office:value="0.839406" calcext:value-type="float">
            <text:p>0.839406</text:p>
          </table:table-cell>
          <table:table-cell office:value-type="float" office:value="0.703263" calcext:value-type="float">
            <text:p>0.703263</text:p>
          </table:table-cell>
          <table:table-cell office:value-type="float" office:value="3.76739" calcext:value-type="float">
            <text:p>3.767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8449" calcext:value-type="float">
            <text:p>10.8449</text:p>
          </table:table-cell>
          <table:table-cell office:value-type="float" office:value="1.54166" calcext:value-type="float">
            <text:p>1.54166</text:p>
          </table:table-cell>
          <table:table-cell office:value-type="float" office:value="4.9838" calcext:value-type="float">
            <text:p>4.9838</text:p>
          </table:table-cell>
          <table:table-cell office:value-type="float" office:value="0.264595" calcext:value-type="float">
            <text:p>0.264595</text:p>
          </table:table-cell>
          <table:table-cell office:value-type="float" office:value="0.200387" calcext:value-type="float">
            <text:p>0.200387</text:p>
          </table:table-cell>
          <table:table-cell office:value-type="float" office:value="0.0938587" calcext:value-type="float">
            <text:p>0.0938587</text:p>
          </table:table-cell>
          <table:table-cell office:value-type="float" office:value="0.0925822" calcext:value-type="float">
            <text:p>0.0925822</text:p>
          </table:table-cell>
          <table:table-cell office:value-type="float" office:value="0.829246" calcext:value-type="float">
            <text:p>0.829246</text:p>
          </table:table-cell>
          <table:table-cell office:value-type="float" office:value="0.694787" calcext:value-type="float">
            <text:p>0.694787</text:p>
          </table:table-cell>
          <table:table-cell office:value-type="float" office:value="1.15972" calcext:value-type="float">
            <text:p>1.159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1119" calcext:value-type="float">
            <text:p>11.1119</text:p>
          </table:table-cell>
          <table:table-cell office:value-type="float" office:value="1.59346" calcext:value-type="float">
            <text:p>1.59346</text:p>
          </table:table-cell>
          <table:table-cell office:value-type="float" office:value="5.05619" calcext:value-type="float">
            <text:p>5.05619</text:p>
          </table:table-cell>
          <table:table-cell office:value-type="float" office:value="0.265034" calcext:value-type="float">
            <text:p>0.265034</text:p>
          </table:table-cell>
          <table:table-cell office:value-type="float" office:value="0.188077" calcext:value-type="float">
            <text:p>0.188077</text:p>
          </table:table-cell>
          <table:table-cell office:value-type="float" office:value="0.0927598" calcext:value-type="float">
            <text:p>0.0927598</text:p>
          </table:table-cell>
          <table:table-cell office:value-type="float" office:value="0.0917197" calcext:value-type="float">
            <text:p>0.0917197</text:p>
          </table:table-cell>
          <table:table-cell office:value-type="float" office:value="0.819315" calcext:value-type="float">
            <text:p>0.819315</text:p>
          </table:table-cell>
          <table:table-cell office:value-type="float" office:value="0.686795" calcext:value-type="float">
            <text:p>0.686795</text:p>
          </table:table-cell>
          <table:table-cell office:value-type="float" office:value="2.09769" calcext:value-type="float">
            <text:p>2.097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3924" calcext:value-type="float">
            <text:p>11.3924</text:p>
          </table:table-cell>
          <table:table-cell office:value-type="float" office:value="1.64062" calcext:value-type="float">
            <text:p>1.64062</text:p>
          </table:table-cell>
          <table:table-cell office:value-type="float" office:value="5.1027" calcext:value-type="float">
            <text:p>5.1027</text:p>
          </table:table-cell>
          <table:table-cell office:value-type="float" office:value="0.262222" calcext:value-type="float">
            <text:p>0.262222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0920017" calcext:value-type="float">
            <text:p>0.0920017</text:p>
          </table:table-cell>
          <table:table-cell office:value-type="float" office:value="0.0912943" calcext:value-type="float">
            <text:p>0.0912943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679485" calcext:value-type="float">
            <text:p>0.679485</text:p>
          </table:table-cell>
          <table:table-cell office:value-type="float" office:value="2.05704" calcext:value-type="float">
            <text:p>2.057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6228" calcext:value-type="float">
            <text:p>11.6228</text:p>
          </table:table-cell>
          <table:table-cell office:value-type="float" office:value="1.69652" calcext:value-type="float">
            <text:p>1.69652</text:p>
          </table:table-cell>
          <table:table-cell office:value-type="float" office:value="5.04016" calcext:value-type="float">
            <text:p>5.04016</text:p>
          </table:table-cell>
          <table:table-cell office:value-type="float" office:value="0.267961" calcext:value-type="float">
            <text:p>0.267961</text:p>
          </table:table-cell>
          <table:table-cell office:value-type="float" office:value="0.170656" calcext:value-type="float">
            <text:p>0.170656</text:p>
          </table:table-cell>
          <table:table-cell office:value-type="float" office:value="0.0911378" calcext:value-type="float">
            <text:p>0.0911378</text:p>
          </table:table-cell>
          <table:table-cell office:value-type="float" office:value="0.0913427" calcext:value-type="float">
            <text:p>0.0913427</text:p>
          </table:table-cell>
          <table:table-cell office:value-type="float" office:value="0.800556" calcext:value-type="float">
            <text:p>0.800556</text:p>
          </table:table-cell>
          <table:table-cell office:value-type="float" office:value="0.672871" calcext:value-type="float">
            <text:p>0.672871</text:p>
          </table:table-cell>
          <table:table-cell office:value-type="float" office:value="0.767162" calcext:value-type="float">
            <text:p>0.7671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8521" calcext:value-type="float">
            <text:p>11.8521</text:p>
          </table:table-cell>
          <table:table-cell office:value-type="float" office:value="1.76062" calcext:value-type="float">
            <text:p>1.76062</text:p>
          </table:table-cell>
          <table:table-cell office:value-type="float" office:value="5.01987" calcext:value-type="float">
            <text:p>5.01987</text:p>
          </table:table-cell>
          <table:table-cell office:value-type="float" office:value="0.276101" calcext:value-type="float">
            <text:p>0.276101</text:p>
          </table:table-cell>
          <table:table-cell office:value-type="float" office:value="0.170304" calcext:value-type="float">
            <text:p>0.170304</text:p>
          </table:table-cell>
          <table:table-cell office:value-type="float" office:value="0.0902096" calcext:value-type="float">
            <text:p>0.0902096</text:p>
          </table:table-cell>
          <table:table-cell office:value-type="float" office:value="0.0918205" calcext:value-type="float">
            <text:p>0.0918205</text:p>
          </table:table-cell>
          <table:table-cell office:value-type="float" office:value="0.791619" calcext:value-type="float">
            <text:p>0.791619</text:p>
          </table:table-cell>
          <table:table-cell office:value-type="float" office:value="0.666807" calcext:value-type="float">
            <text:p>0.666807</text:p>
          </table:table-cell>
          <table:table-cell office:value-type="float" office:value="0.293745" calcext:value-type="float">
            <text:p>0.2937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1097" calcext:value-type="float">
            <text:p>12.1097</text:p>
          </table:table-cell>
          <table:table-cell office:value-type="float" office:value="1.85062" calcext:value-type="float">
            <text:p>1.85062</text:p>
          </table:table-cell>
          <table:table-cell office:value-type="float" office:value="5.1127" calcext:value-type="float">
            <text:p>5.1127</text:p>
          </table:table-cell>
          <table:table-cell office:value-type="float" office:value="0.290961" calcext:value-type="float">
            <text:p>0.290961</text:p>
          </table:table-cell>
          <table:table-cell office:value-type="float" office:value="0.176495" calcext:value-type="float">
            <text:p>0.176495</text:p>
          </table:table-cell>
          <table:table-cell office:value-type="float" office:value="0.0894696" calcext:value-type="float">
            <text:p>0.0894696</text:p>
          </table:table-cell>
          <table:table-cell office:value-type="float" office:value="0.0921463" calcext:value-type="float">
            <text:p>0.0921463</text:p>
          </table:table-cell>
          <table:table-cell office:value-type="float" office:value="0.783173" calcext:value-type="float">
            <text:p>0.783173</text:p>
          </table:table-cell>
          <table:table-cell office:value-type="float" office:value="0.660685" calcext:value-type="float">
            <text:p>0.660685</text:p>
          </table:table-cell>
          <table:table-cell office:value-type="float" office:value="1.49017" calcext:value-type="float">
            <text:p>1.490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3528" calcext:value-type="float">
            <text:p>12.3528</text:p>
          </table:table-cell>
          <table:table-cell office:value-type="float" office:value="1.88074" calcext:value-type="float">
            <text:p>1.88074</text:p>
          </table:table-cell>
          <table:table-cell office:value-type="float" office:value="5.09201" calcext:value-type="float">
            <text:p>5.09201</text:p>
          </table:table-cell>
          <table:table-cell office:value-type="float" office:value="0.280185" calcext:value-type="float">
            <text:p>0.280185</text:p>
          </table:table-cell>
          <table:table-cell office:value-type="float" office:value="0.153397" calcext:value-type="float">
            <text:p>0.153397</text:p>
          </table:table-cell>
          <table:table-cell office:value-type="float" office:value="0.0888121" calcext:value-type="float">
            <text:p>0.0888121</text:p>
          </table:table-cell>
          <table:table-cell office:value-type="float" office:value="0.0942503" calcext:value-type="float">
            <text:p>0.0942503</text:p>
          </table:table-cell>
          <table:table-cell office:value-type="float" office:value="0.775099" calcext:value-type="float">
            <text:p>0.775099</text:p>
          </table:table-cell>
          <table:table-cell office:value-type="float" office:value="0.656147" calcext:value-type="float">
            <text:p>0.656147</text:p>
          </table:table-cell>
          <table:table-cell office:value-type="float" office:value="0.653138" calcext:value-type="float">
            <text:p>0.6531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6098" calcext:value-type="float">
            <text:p>12.6098</text:p>
          </table:table-cell>
          <table:table-cell office:value-type="float" office:value="1.943" calcext:value-type="float">
            <text:p>1.943</text:p>
          </table:table-cell>
          <table:table-cell office:value-type="float" office:value="5.16117" calcext:value-type="float">
            <text:p>5.16117</text:p>
          </table:table-cell>
          <table:table-cell office:value-type="float" office:value="0.28134" calcext:value-type="float">
            <text:p>0.28134</text:p>
          </table:table-cell>
          <table:table-cell office:value-type="float" office:value="0.144474" calcext:value-type="float">
            <text:p>0.144474</text:p>
          </table:table-cell>
          <table:table-cell office:value-type="float" office:value="0.0884672" calcext:value-type="float">
            <text:p>0.0884672</text:p>
          </table:table-cell>
          <table:table-cell office:value-type="float" office:value="0.0973664" calcext:value-type="float">
            <text:p>0.0973664</text:p>
          </table:table-cell>
          <table:table-cell office:value-type="float" office:value="0.767802" calcext:value-type="float">
            <text:p>0.767802</text:p>
          </table:table-cell>
          <table:table-cell office:value-type="float" office:value="0.652381" calcext:value-type="float">
            <text:p>0.652381</text:p>
          </table:table-cell>
          <table:table-cell office:value-type="float" office:value="0.876363" calcext:value-type="float">
            <text:p>0.8763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8109" calcext:value-type="float">
            <text:p>12.8109</text:p>
          </table:table-cell>
          <table:table-cell office:value-type="float" office:value="2.07454" calcext:value-type="float">
            <text:p>2.07454</text:p>
          </table:table-cell>
          <table:table-cell office:value-type="float" office:value="5.12158" calcext:value-type="float">
            <text:p>5.12158</text:p>
          </table:table-cell>
          <table:table-cell office:value-type="float" office:value="0.319644" calcext:value-type="float">
            <text:p>0.319644</text:p>
          </table:table-cell>
          <table:table-cell office:value-type="float" office:value="0.181348" calcext:value-type="float">
            <text:p>0.181348</text:p>
          </table:table-cell>
          <table:table-cell office:value-type="float" office:value="0.0877159" calcext:value-type="float">
            <text:p>0.0877159</text:p>
          </table:table-cell>
          <table:table-cell office:value-type="float" office:value="0.0989668" calcext:value-type="float">
            <text:p>0.0989668</text:p>
          </table:table-cell>
          <table:table-cell office:value-type="float" office:value="0.76038" calcext:value-type="float">
            <text:p>0.76038</text:p>
          </table:table-cell>
          <table:table-cell office:value-type="float" office:value="0.647466" calcext:value-type="float">
            <text:p>0.647466</text:p>
          </table:table-cell>
          <table:table-cell office:value-type="float" office:value="3.28387" calcext:value-type="float">
            <text:p>3.283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799" calcext:value-type="float">
            <text:p>13.0799</text:p>
          </table:table-cell>
          <table:table-cell office:value-type="float" office:value="2.18348" calcext:value-type="float">
            <text:p>2.18348</text:p>
          </table:table-cell>
          <table:table-cell office:value-type="float" office:value="5.24922" calcext:value-type="float">
            <text:p>5.24922</text:p>
          </table:table-cell>
          <table:table-cell office:value-type="float" office:value="0.335948" calcext:value-type="float">
            <text:p>0.335948</text:p>
          </table:table-cell>
          <table:table-cell office:value-type="float" office:value="0.187609" calcext:value-type="float">
            <text:p>0.187609</text:p>
          </table:table-cell>
          <table:table-cell office:value-type="float" office:value="0.0874358" calcext:value-type="float">
            <text:p>0.0874358</text:p>
          </table:table-cell>
          <table:table-cell office:value-type="float" office:value="0.10018" calcext:value-type="float">
            <text:p>0.10018</text:p>
          </table:table-cell>
          <table:table-cell office:value-type="float" office:value="0.75404" calcext:value-type="float">
            <text:p>0.75404</text:p>
          </table:table-cell>
          <table:table-cell office:value-type="float" office:value="0.642238" calcext:value-type="float">
            <text:p>0.642238</text:p>
          </table:table-cell>
          <table:table-cell office:value-type="float" office:value="3.18583" calcext:value-type="float">
            <text:p>3.185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2848" calcext:value-type="float">
            <text:p>13.2848</text:p>
          </table:table-cell>
          <table:table-cell office:value-type="float" office:value="2.3229" calcext:value-type="float">
            <text:p>2.3229</text:p>
          </table:table-cell>
          <table:table-cell office:value-type="float" office:value="5.21497" calcext:value-type="float">
            <text:p>5.21497</text:p>
          </table:table-cell>
          <table:table-cell office:value-type="float" office:value="0.37293" calcext:value-type="float">
            <text:p>0.37293</text:p>
          </table:table-cell>
          <table:table-cell office:value-type="float" office:value="0.220333" calcext:value-type="float">
            <text:p>0.220333</text:p>
          </table:table-cell>
          <table:table-cell office:value-type="float" office:value="0.086814" calcext:value-type="float">
            <text:p>0.086814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747441" calcext:value-type="float">
            <text:p>0.747441</text:p>
          </table:table-cell>
          <table:table-cell office:value-type="float" office:value="0.636465" calcext:value-type="float">
            <text:p>0.636465</text:p>
          </table:table-cell>
          <table:table-cell office:value-type="float" office:value="2.60883" calcext:value-type="float">
            <text:p>2.608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4624" calcext:value-type="float">
            <text:p>13.4624</text:p>
          </table:table-cell>
          <table:table-cell office:value-type="float" office:value="2.46213" calcext:value-type="float">
            <text:p>2.46213</text:p>
          </table:table-cell>
          <table:table-cell office:value-type="float" office:value="5.0387" calcext:value-type="float">
            <text:p>5.0387</text:p>
          </table:table-cell>
          <table:table-cell office:value-type="float" office:value="0.414452" calcext:value-type="float">
            <text:p>0.414452</text:p>
          </table:table-cell>
          <table:table-cell office:value-type="float" office:value="0.260881" calcext:value-type="float">
            <text:p>0.260881</text:p>
          </table:table-cell>
          <table:table-cell office:value-type="float" office:value="0.0859789" calcext:value-type="float">
            <text:p>0.0859789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740247" calcext:value-type="float">
            <text:p>0.740247</text:p>
          </table:table-cell>
          <table:table-cell office:value-type="float" office:value="0.63059" calcext:value-type="float">
            <text:p>0.63059</text:p>
          </table:table-cell>
          <table:table-cell office:value-type="float" office:value="11.1351" calcext:value-type="float">
            <text:p>11.13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7128" calcext:value-type="float">
            <text:p>13.7128</text:p>
          </table:table-cell>
          <table:table-cell office:value-type="float" office:value="2.57961" calcext:value-type="float">
            <text:p>2.57961</text:p>
          </table:table-cell>
          <table:table-cell office:value-type="float" office:value="5.07611" calcext:value-type="float">
            <text:p>5.07611</text:p>
          </table:table-cell>
          <table:table-cell office:value-type="float" office:value="0.431254" calcext:value-type="float">
            <text:p>0.431254</text:p>
          </table:table-cell>
          <table:table-cell office:value-type="float" office:value="0.265129" calcext:value-type="float">
            <text:p>0.265129</text:p>
          </table:table-cell>
          <table:table-cell office:value-type="float" office:value="0.085197" calcext:value-type="float">
            <text:p>0.085197</text:p>
          </table:table-cell>
          <table:table-cell office:value-type="float" office:value="0.0995581" calcext:value-type="float">
            <text:p>0.0995581</text:p>
          </table:table-cell>
          <table:table-cell office:value-type="float" office:value="0.733327" calcext:value-type="float">
            <text:p>0.733327</text:p>
          </table:table-cell>
          <table:table-cell office:value-type="float" office:value="0.624813" calcext:value-type="float">
            <text:p>0.624813</text:p>
          </table:table-cell>
          <table:table-cell office:value-type="float" office:value="0.9084" calcext:value-type="float">
            <text:p>0.90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9324" calcext:value-type="float">
            <text:p>13.9324</text:p>
          </table:table-cell>
          <table:table-cell office:value-type="float" office:value="2.69037" calcext:value-type="float">
            <text:p>2.69037</text:p>
          </table:table-cell>
          <table:table-cell office:value-type="float" office:value="5.04567" calcext:value-type="float">
            <text:p>5.04567</text:p>
          </table:table-cell>
          <table:table-cell office:value-type="float" office:value="0.448071" calcext:value-type="float">
            <text:p>0.448071</text:p>
          </table:table-cell>
          <table:table-cell office:value-type="float" office:value="0.270243" calcext:value-type="float">
            <text:p>0.270243</text:p>
          </table:table-cell>
          <table:table-cell office:value-type="float" office:value="0.0844192" calcext:value-type="float">
            <text:p>0.0844192</text:p>
          </table:table-cell>
          <table:table-cell office:value-type="float" office:value="0.0991437" calcext:value-type="float">
            <text:p>0.0991437</text:p>
          </table:table-cell>
          <table:table-cell office:value-type="float" office:value="0.726561" calcext:value-type="float">
            <text:p>0.726561</text:p>
          </table:table-cell>
          <table:table-cell office:value-type="float" office:value="0.619236" calcext:value-type="float">
            <text:p>0.619236</text:p>
          </table:table-cell>
          <table:table-cell office:value-type="float" office:value="0.204504" calcext:value-type="float">
            <text:p>0.2045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1618" calcext:value-type="float">
            <text:p>14.1618</text:p>
          </table:table-cell>
          <table:table-cell office:value-type="float" office:value="2.84512" calcext:value-type="float">
            <text:p>2.84512</text:p>
          </table:table-cell>
          <table:table-cell office:value-type="float" office:value="5.07811" calcext:value-type="float">
            <text:p>5.07811</text:p>
          </table:table-cell>
          <table:table-cell office:value-type="float" office:value="0.480111" calcext:value-type="float">
            <text:p>0.480111</text:p>
          </table:table-cell>
          <table:table-cell office:value-type="float" office:value="0.291779" calcext:value-type="float">
            <text:p>0.291779</text:p>
          </table:table-cell>
          <table:table-cell office:value-type="float" office:value="0.0836833" calcext:value-type="float">
            <text:p>0.0836833</text:p>
          </table:table-cell>
          <table:table-cell office:value-type="float" office:value="0.0983626" calcext:value-type="float">
            <text:p>0.0983626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3605" calcext:value-type="float">
            <text:p>0.613605</text:p>
          </table:table-cell>
          <table:table-cell office:value-type="float" office:value="0.719586" calcext:value-type="float">
            <text:p>0.7195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4129" calcext:value-type="float">
            <text:p>14.4129</text:p>
          </table:table-cell>
          <table:table-cell office:value-type="float" office:value="2.95749" calcext:value-type="float">
            <text:p>2.95749</text:p>
          </table:table-cell>
          <table:table-cell office:value-type="float" office:value="5.18074" calcext:value-type="float">
            <text:p>5.18074</text:p>
          </table:table-cell>
          <table:table-cell office:value-type="float" office:value="0.484357" calcext:value-type="float">
            <text:p>0.484357</text:p>
          </table:table-cell>
          <table:table-cell office:value-type="float" office:value="0.275746" calcext:value-type="float">
            <text:p>0.275746</text:p>
          </table:table-cell>
          <table:table-cell office:value-type="float" office:value="0.0831837" calcext:value-type="float">
            <text:p>0.0831837</text:p>
          </table:table-cell>
          <table:table-cell office:value-type="float" office:value="0.0976702" calcext:value-type="float">
            <text:p>0.0976702</text:p>
          </table:table-cell>
          <table:table-cell office:value-type="float" office:value="0.714002" calcext:value-type="float">
            <text:p>0.714002</text:p>
          </table:table-cell>
          <table:table-cell office:value-type="float" office:value="0.608137" calcext:value-type="float">
            <text:p>0.608137</text:p>
          </table:table-cell>
          <table:table-cell office:value-type="float" office:value="1.3759" calcext:value-type="float">
            <text:p>1.37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188" calcext:value-type="float">
            <text:p>14.6188</text:p>
          </table:table-cell>
          <table:table-cell office:value-type="float" office:value="3.0304" calcext:value-type="float">
            <text:p>3.0304</text:p>
          </table:table-cell>
          <table:table-cell office:value-type="float" office:value="5.11572" calcext:value-type="float">
            <text:p>5.11572</text:p>
          </table:table-cell>
          <table:table-cell office:value-type="float" office:value="0.480668" calcext:value-type="float">
            <text:p>0.480668</text:p>
          </table:table-cell>
          <table:table-cell office:value-type="float" office:value="0.255684" calcext:value-type="float">
            <text:p>0.255684</text:p>
          </table:table-cell>
          <table:table-cell office:value-type="float" office:value="0.0825872" calcext:value-type="float">
            <text:p>0.0825872</text:p>
          </table:table-cell>
          <table:table-cell office:value-type="float" office:value="0.0976693" calcext:value-type="float">
            <text:p>0.0976693</text:p>
          </table:table-cell>
          <table:table-cell office:value-type="float" office:value="0.708182" calcext:value-type="float">
            <text:p>0.708182</text:p>
          </table:table-cell>
          <table:table-cell office:value-type="float" office:value="0.603203" calcext:value-type="float">
            <text:p>0.603203</text:p>
          </table:table-cell>
          <table:table-cell office:value-type="float" office:value="2.19523" calcext:value-type="float">
            <text:p>2.195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512" calcext:value-type="float">
            <text:p>14.8512</text:p>
          </table:table-cell>
          <table:table-cell office:value-type="float" office:value="3.18549" calcext:value-type="float">
            <text:p>3.18549</text:p>
          </table:table-cell>
          <table:table-cell office:value-type="float" office:value="5.19949" calcext:value-type="float">
            <text:p>5.19949</text:p>
          </table:table-cell>
          <table:table-cell office:value-type="float" office:value="0.505108" calcext:value-type="float">
            <text:p>0.505108</text:p>
          </table:table-cell>
          <table:table-cell office:value-type="float" office:value="0.266791" calcext:value-type="float">
            <text:p>0.266791</text:p>
          </table:table-cell>
          <table:table-cell office:value-type="float" office:value="0.0821602" calcext:value-type="float">
            <text:p>0.0821602</text:p>
          </table:table-cell>
          <table:table-cell office:value-type="float" office:value="0.0972752" calcext:value-type="float">
            <text:p>0.0972752</text:p>
          </table:table-cell>
          <table:table-cell office:value-type="float" office:value="0.70288" calcext:value-type="float">
            <text:p>0.70288</text:p>
          </table:table-cell>
          <table:table-cell office:value-type="float" office:value="0.598112" calcext:value-type="float">
            <text:p>0.598112</text:p>
          </table:table-cell>
          <table:table-cell office:value-type="float" office:value="3.69202" calcext:value-type="float">
            <text:p>3.692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61" calcext:value-type="float">
            <text:p>15.061</text:p>
          </table:table-cell>
          <table:table-cell office:value-type="float" office:value="3.37843" calcext:value-type="float">
            <text:p>3.37843</text:p>
          </table:table-cell>
          <table:table-cell office:value-type="float" office:value="5.22754" calcext:value-type="float">
            <text:p>5.22754</text:p>
          </table:table-cell>
          <table:table-cell office:value-type="float" office:value="0.548607" calcext:value-type="float">
            <text:p>0.548607</text:p>
          </table:table-cell>
          <table:table-cell office:value-type="float" office:value="0.301834" calcext:value-type="float">
            <text:p>0.301834</text:p>
          </table:table-cell>
          <table:table-cell office:value-type="float" office:value="0.0817085" calcext:value-type="float">
            <text:p>0.0817085</text:p>
          </table:table-cell>
          <table:table-cell office:value-type="float" office:value="0.0964577" calcext:value-type="float">
            <text:p>0.0964577</text:p>
          </table:table-cell>
          <table:table-cell office:value-type="float" office:value="0.697503" calcext:value-type="float">
            <text:p>0.697503</text:p>
          </table:table-cell>
          <table:table-cell office:value-type="float" office:value="0.593043" calcext:value-type="float">
            <text:p>0.593043</text:p>
          </table:table-cell>
          <table:table-cell office:value-type="float" office:value="1.18577" calcext:value-type="float">
            <text:p>1.185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718" calcext:value-type="float">
            <text:p>15.2718</text:p>
          </table:table-cell>
          <table:table-cell office:value-type="float" office:value="3.54345" calcext:value-type="float">
            <text:p>3.54345</text:p>
          </table:table-cell>
          <table:table-cell office:value-type="float" office:value="5.18585" calcext:value-type="float">
            <text:p>5.18585</text:p>
          </table:table-cell>
          <table:table-cell office:value-type="float" office:value="0.579782" calcext:value-type="float">
            <text:p>0.579782</text:p>
          </table:table-cell>
          <table:table-cell office:value-type="float" office:value="0.32382" calcext:value-type="float">
            <text:p>0.32382</text:p>
          </table:table-cell>
          <table:table-cell office:value-type="float" office:value="0.0812713" calcext:value-type="float">
            <text:p>0.0812713</text:p>
          </table:table-cell>
          <table:table-cell office:value-type="float" office:value="0.0956782" calcext:value-type="float">
            <text:p>0.0956782</text:p>
          </table:table-cell>
          <table:table-cell office:value-type="float" office:value="0.691958" calcext:value-type="float">
            <text:p>0.691958</text:p>
          </table:table-cell>
          <table:table-cell office:value-type="float" office:value="0.588168" calcext:value-type="float">
            <text:p>0.588168</text:p>
          </table:table-cell>
          <table:table-cell office:value-type="float" office:value="2.68046" calcext:value-type="float">
            <text:p>2.680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867" calcext:value-type="float">
            <text:p>15.4867</text:p>
          </table:table-cell>
          <table:table-cell office:value-type="float" office:value="3.73209" calcext:value-type="float">
            <text:p>3.73209</text:p>
          </table:table-cell>
          <table:table-cell office:value-type="float" office:value="5.22286" calcext:value-type="float">
            <text:p>5.22286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345054" calcext:value-type="float">
            <text:p>0.345054</text:p>
          </table:table-cell>
          <table:table-cell office:value-type="float" office:value="0.0809214" calcext:value-type="float">
            <text:p>0.0809214</text:p>
          </table:table-cell>
          <table:table-cell office:value-type="float" office:value="0.0952704" calcext:value-type="float">
            <text:p>0.0952704</text:p>
          </table:table-cell>
          <table:table-cell office:value-type="float" office:value="0.686503" calcext:value-type="float">
            <text:p>0.686503</text:p>
          </table:table-cell>
          <table:table-cell office:value-type="float" office:value="0.583747" calcext:value-type="float">
            <text:p>0.583747</text:p>
          </table:table-cell>
          <table:table-cell office:value-type="float" office:value="0.674481" calcext:value-type="float">
            <text:p>0.6744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975" calcext:value-type="float">
            <text:p>15.6975</text:p>
          </table:table-cell>
          <table:table-cell office:value-type="float" office:value="3.86618" calcext:value-type="float">
            <text:p>3.86618</text:p>
          </table:table-cell>
          <table:table-cell office:value-type="float" office:value="5.19815" calcext:value-type="float">
            <text:p>5.19815</text:p>
          </table:table-cell>
          <table:table-cell office:value-type="float" office:value="0.625006" calcext:value-type="float">
            <text:p>0.625006</text:p>
          </table:table-cell>
          <table:table-cell office:value-type="float" office:value="0.337955" calcext:value-type="float">
            <text:p>0.337955</text:p>
          </table:table-cell>
          <table:table-cell office:value-type="float" office:value="0.0806508" calcext:value-type="float">
            <text:p>0.0806508</text:p>
          </table:table-cell>
          <table:table-cell office:value-type="float" office:value="0.094772" calcext:value-type="float">
            <text:p>0.094772</text:p>
          </table:table-cell>
          <table:table-cell office:value-type="float" office:value="0.681206" calcext:value-type="float">
            <text:p>0.681206</text:p>
          </table:table-cell>
          <table:table-cell office:value-type="float" office:value="0.579249" calcext:value-type="float">
            <text:p>0.579249</text:p>
          </table:table-cell>
          <table:table-cell office:value-type="float" office:value="0.982508" calcext:value-type="float">
            <text:p>0.9825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4.0103" calcext:value-type="float">
            <text:p>4.0103</text:p>
          </table:table-cell>
          <table:table-cell office:value-type="float" office:value="5.20517" calcext:value-type="float">
            <text:p>5.20517</text:p>
          </table:table-cell>
          <table:table-cell office:value-type="float" office:value="0.635669" calcext:value-type="float">
            <text:p>0.635669</text:p>
          </table:table-cell>
          <table:table-cell office:value-type="float" office:value="0.330691" calcext:value-type="float">
            <text:p>0.330691</text:p>
          </table:table-cell>
          <table:table-cell office:value-type="float" office:value="0.0806688" calcext:value-type="float">
            <text:p>0.0806688</text:p>
          </table:table-cell>
          <table:table-cell office:value-type="float" office:value="0.0942547" calcext:value-type="float">
            <text:p>0.0942547</text:p>
          </table:table-cell>
          <table:table-cell office:value-type="float" office:value="0.676171" calcext:value-type="float">
            <text:p>0.676171</text:p>
          </table:table-cell>
          <table:table-cell office:value-type="float" office:value="0.574778" calcext:value-type="float">
            <text:p>0.574778</text:p>
          </table:table-cell>
          <table:table-cell office:value-type="float" office:value="0.191124" calcext:value-type="float">
            <text:p>0.1911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143" calcext:value-type="float">
            <text:p>16.1143</text:p>
          </table:table-cell>
          <table:table-cell office:value-type="float" office:value="4.16962" calcext:value-type="float">
            <text:p>4.16962</text:p>
          </table:table-cell>
          <table:table-cell office:value-type="float" office:value="5.12223" calcext:value-type="float">
            <text:p>5.12223</text:p>
          </table:table-cell>
          <table:table-cell office:value-type="float" office:value="0.660867" calcext:value-type="float">
            <text:p>0.660867</text:p>
          </table:table-cell>
          <table:table-cell office:value-type="float" office:value="0.346208" calcext:value-type="float">
            <text:p>0.346208</text:p>
          </table:table-cell>
          <table:table-cell office:value-type="float" office:value="0.0806283" calcext:value-type="float">
            <text:p>0.0806283</text:p>
          </table:table-cell>
          <table:table-cell office:value-type="float" office:value="0.0938265" calcext:value-type="float">
            <text:p>0.0938265</text:p>
          </table:table-cell>
          <table:table-cell office:value-type="float" office:value="0.670987" calcext:value-type="float">
            <text:p>0.670987</text:p>
          </table:table-cell>
          <table:table-cell office:value-type="float" office:value="0.57036" calcext:value-type="float">
            <text:p>0.57036</text:p>
          </table:table-cell>
          <table:table-cell office:value-type="float" office:value="1.75236" calcext:value-type="float">
            <text:p>1.752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116" calcext:value-type="float">
            <text:p>16.3116</text:p>
          </table:table-cell>
          <table:table-cell office:value-type="float" office:value="4.36549" calcext:value-type="float">
            <text:p>4.36549</text:p>
          </table:table-cell>
          <table:table-cell office:value-type="float" office:value="5.15483" calcext:value-type="float">
            <text:p>5.15483</text:p>
          </table:table-cell>
          <table:table-cell office:value-type="float" office:value="0.693162" calcext:value-type="float">
            <text:p>0.693162</text:p>
          </table:table-cell>
          <table:table-cell office:value-type="float" office:value="0.363375" calcext:value-type="float">
            <text:p>0.363375</text:p>
          </table:table-cell>
          <table:table-cell office:value-type="float" office:value="0.0806147" calcext:value-type="float">
            <text:p>0.0806147</text:p>
          </table:table-cell>
          <table:table-cell office:value-type="float" office:value="0.0939553" calcext:value-type="float">
            <text:p>0.0939553</text:p>
          </table:table-cell>
          <table:table-cell office:value-type="float" office:value="0.665895" calcext:value-type="float">
            <text:p>0.665895</text:p>
          </table:table-cell>
          <table:table-cell office:value-type="float" office:value="0.566289" calcext:value-type="float">
            <text:p>0.566289</text:p>
          </table:table-cell>
          <table:table-cell office:value-type="float" office:value="0.42623" calcext:value-type="float">
            <text:p>0.426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522" calcext:value-type="float">
            <text:p>16.522</text:p>
          </table:table-cell>
          <table:table-cell office:value-type="float" office:value="4.52986" calcext:value-type="float">
            <text:p>4.52986</text:p>
          </table:table-cell>
          <table:table-cell office:value-type="float" office:value="5.18135" calcext:value-type="float">
            <text:p>5.18135</text:p>
          </table:table-cell>
          <table:table-cell office:value-type="float" office:value="0.706678" calcext:value-type="float">
            <text:p>0.706678</text:p>
          </table:table-cell>
          <table:table-cell office:value-type="float" office:value="0.356874" calcext:value-type="float">
            <text:p>0.356874</text:p>
          </table:table-cell>
          <table:table-cell office:value-type="float" office:value="0.0809033" calcext:value-type="float">
            <text:p>0.0809033</text:p>
          </table:table-cell>
          <table:table-cell office:value-type="float" office:value="0.0941739" calcext:value-type="float">
            <text:p>0.0941739</text:p>
          </table:table-cell>
          <table:table-cell office:value-type="float" office:value="0.661027" calcext:value-type="float">
            <text:p>0.661027</text:p>
          </table:table-cell>
          <table:table-cell office:value-type="float" office:value="0.562299" calcext:value-type="float">
            <text:p>0.562299</text:p>
          </table:table-cell>
          <table:table-cell office:value-type="float" office:value="0.628594" calcext:value-type="float">
            <text:p>0.6285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6994" calcext:value-type="float">
            <text:p>16.6994</text:p>
          </table:table-cell>
          <table:table-cell office:value-type="float" office:value="4.69722" calcext:value-type="float">
            <text:p>4.69722</text:p>
          </table:table-cell>
          <table:table-cell office:value-type="float" office:value="5.1579" calcext:value-type="float">
            <text:p>5.1579</text:p>
          </table:table-cell>
          <table:table-cell office:value-type="float" office:value="0.727441" calcext:value-type="float">
            <text:p>0.727441</text:p>
          </table:table-cell>
          <table:table-cell office:value-type="float" office:value="0.360346" calcext:value-type="float">
            <text:p>0.360346</text:p>
          </table:table-cell>
          <table:table-cell office:value-type="float" office:value="0.0809882" calcext:value-type="float">
            <text:p>0.0809882</text:p>
          </table:table-cell>
          <table:table-cell office:value-type="float" office:value="0.0944703" calcext:value-type="float">
            <text:p>0.0944703</text:p>
          </table:table-cell>
          <table:table-cell office:value-type="float" office:value="0.656219" calcext:value-type="float">
            <text:p>0.656219</text:p>
          </table:table-cell>
          <table:table-cell office:value-type="float" office:value="0.558369" calcext:value-type="float">
            <text:p>0.558369</text:p>
          </table:table-cell>
          <table:table-cell office:value-type="float" office:value="0.508279" calcext:value-type="float">
            <text:p>0.5082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528" calcext:value-type="float">
            <text:p>16.8528</text:p>
          </table:table-cell>
          <table:table-cell office:value-type="float" office:value="4.88022" calcext:value-type="float">
            <text:p>4.88022</text:p>
          </table:table-cell>
          <table:table-cell office:value-type="float" office:value="5.00303" calcext:value-type="float">
            <text:p>5.00303</text:p>
          </table:table-cell>
          <table:table-cell office:value-type="float" office:value="0.767594" calcext:value-type="float">
            <text:p>0.767594</text:p>
          </table:table-cell>
          <table:table-cell office:value-type="float" office:value="0.397492" calcext:value-type="float">
            <text:p>0.397492</text:p>
          </table:table-cell>
          <table:table-cell office:value-type="float" office:value="0.080662" calcext:value-type="float">
            <text:p>0.080662</text:p>
          </table:table-cell>
          <table:table-cell office:value-type="float" office:value="0.0950729" calcext:value-type="float">
            <text:p>0.0950729</text:p>
          </table:table-cell>
          <table:table-cell office:value-type="float" office:value="0.651428" calcext:value-type="float">
            <text:p>0.651428</text:p>
          </table:table-cell>
          <table:table-cell office:value-type="float" office:value="0.55443" calcext:value-type="float">
            <text:p>0.55443</text:p>
          </table:table-cell>
          <table:table-cell office:value-type="float" office:value="4.20405" calcext:value-type="float">
            <text:p>4.204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0162" calcext:value-type="float">
            <text:p>17.0162</text:p>
          </table:table-cell>
          <table:table-cell office:value-type="float" office:value="5.10722" calcext:value-type="float">
            <text:p>5.10722</text:p>
          </table:table-cell>
          <table:table-cell office:value-type="float" office:value="5.04416" calcext:value-type="float">
            <text:p>5.04416</text:p>
          </table:table-cell>
          <table:table-cell office:value-type="float" office:value="0.809756" calcext:value-type="float">
            <text:p>0.809756</text:p>
          </table:table-cell>
          <table:table-cell office:value-type="float" office:value="0.422951" calcext:value-type="float">
            <text:p>0.422951</text:p>
          </table:table-cell>
          <table:table-cell office:value-type="float" office:value="0.080194" calcext:value-type="float">
            <text:p>0.080194</text:p>
          </table:table-cell>
          <table:table-cell office:value-type="float" office:value="0.097014" calcext:value-type="float">
            <text:p>0.097014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551056" calcext:value-type="float">
            <text:p>0.551056</text:p>
          </table:table-cell>
          <table:table-cell office:value-type="float" office:value="0.749211" calcext:value-type="float">
            <text:p>0.7492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1868" calcext:value-type="float">
            <text:p>17.1868</text:p>
          </table:table-cell>
          <table:table-cell office:value-type="float" office:value="5.27209" calcext:value-type="float">
            <text:p>5.27209</text:p>
          </table:table-cell>
          <table:table-cell office:value-type="float" office:value="5.00168" calcext:value-type="float">
            <text:p>5.00168</text:p>
          </table:table-cell>
          <table:table-cell office:value-type="float" office:value="0.825946" calcext:value-type="float">
            <text:p>0.825946</text:p>
          </table:table-cell>
          <table:table-cell office:value-type="float" office:value="0.419405" calcext:value-type="float">
            <text:p>0.419405</text:p>
          </table:table-cell>
          <table:table-cell office:value-type="float" office:value="0.0796943" calcext:value-type="float">
            <text:p>0.0796943</text:p>
          </table:table-cell>
          <table:table-cell office:value-type="float" office:value="0.0986404" calcext:value-type="float">
            <text:p>0.0986404</text:p>
          </table:table-cell>
          <table:table-cell office:value-type="float" office:value="0.642384" calcext:value-type="float">
            <text:p>0.642384</text:p>
          </table:table-cell>
          <table:table-cell office:value-type="float" office:value="0.547515" calcext:value-type="float">
            <text:p>0.547515</text:p>
          </table:table-cell>
          <table:table-cell office:value-type="float" office:value="1.5762" calcext:value-type="float">
            <text:p>1.57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3442" calcext:value-type="float">
            <text:p>17.3442</text:p>
          </table:table-cell>
          <table:table-cell office:value-type="float" office:value="5.45425" calcext:value-type="float">
            <text:p>5.45425</text:p>
          </table:table-cell>
          <table:table-cell office:value-type="float" office:value="4.98713" calcext:value-type="float">
            <text:p>4.98713</text:p>
          </table:table-cell>
          <table:table-cell office:value-type="float" office:value="0.84817" calcext:value-type="float">
            <text:p>0.84817</text:p>
          </table:table-cell>
          <table:table-cell office:value-type="float" office:value="0.420905" calcext:value-type="float">
            <text:p>0.420905</text:p>
          </table:table-cell>
          <table:table-cell office:value-type="float" office:value="0.0791445" calcext:value-type="float">
            <text:p>0.0791445</text:p>
          </table:table-cell>
          <table:table-cell office:value-type="float" office:value="0.10033" calcext:value-type="float">
            <text:p>0.10033</text:p>
          </table:table-cell>
          <table:table-cell office:value-type="float" office:value="0.638064" calcext:value-type="float">
            <text:p>0.638064</text:p>
          </table:table-cell>
          <table:table-cell office:value-type="float" office:value="0.544022" calcext:value-type="float">
            <text:p>0.544022</text:p>
          </table:table-cell>
          <table:table-cell office:value-type="float" office:value="0.175722" calcext:value-type="float">
            <text:p>0.1757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013" calcext:value-type="float">
            <text:p>17.5013</text:p>
          </table:table-cell>
          <table:table-cell office:value-type="float" office:value="5.61661" calcext:value-type="float">
            <text:p>5.61661</text:p>
          </table:table-cell>
          <table:table-cell office:value-type="float" office:value="4.92112" calcext:value-type="float">
            <text:p>4.92112</text:p>
          </table:table-cell>
          <table:table-cell office:value-type="float" office:value="0.864261" calcext:value-type="float">
            <text:p>0.864261</text:p>
          </table:table-cell>
          <table:table-cell office:value-type="float" office:value="0.418569" calcext:value-type="float">
            <text:p>0.418569</text:p>
          </table:table-cell>
          <table:table-cell office:value-type="float" office:value="0.078593" calcext:value-type="float">
            <text:p>0.078593</text:p>
          </table:table-cell>
          <table:table-cell office:value-type="float" office:value="0.101518" calcext:value-type="float">
            <text:p>0.101518</text:p>
          </table:table-cell>
          <table:table-cell office:value-type="float" office:value="0.633913" calcext:value-type="float">
            <text:p>0.633913</text:p>
          </table:table-cell>
          <table:table-cell office:value-type="float" office:value="0.540369" calcext:value-type="float">
            <text:p>0.540369</text:p>
          </table:table-cell>
          <table:table-cell office:value-type="float" office:value="2.97347" calcext:value-type="float">
            <text:p>2.973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6912" calcext:value-type="float">
            <text:p>17.6912</text:p>
          </table:table-cell>
          <table:table-cell office:value-type="float" office:value="5.74159" calcext:value-type="float">
            <text:p>5.74159</text:p>
          </table:table-cell>
          <table:table-cell office:value-type="float" office:value="4.87401" calcext:value-type="float">
            <text:p>4.87401</text:p>
          </table:table-cell>
          <table:table-cell office:value-type="float" office:value="0.854897" calcext:value-type="float">
            <text:p>0.854897</text:p>
          </table:table-cell>
          <table:table-cell office:value-type="float" office:value="0.384211" calcext:value-type="float">
            <text:p>0.384211</text:p>
          </table:table-cell>
          <table:table-cell office:value-type="float" office:value="0.0781003" calcext:value-type="float">
            <text:p>0.0781003</text:p>
          </table:table-cell>
          <table:table-cell office:value-type="float" office:value="0.101589" calcext:value-type="float">
            <text:p>0.101589</text:p>
          </table:table-cell>
          <table:table-cell office:value-type="float" office:value="0.629622" calcext:value-type="float">
            <text:p>0.629622</text:p>
          </table:table-cell>
          <table:table-cell office:value-type="float" office:value="0.536666" calcext:value-type="float">
            <text:p>0.536666</text:p>
          </table:table-cell>
          <table:table-cell office:value-type="float" office:value="1.46682" calcext:value-type="float">
            <text:p>1.466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8369" calcext:value-type="float">
            <text:p>17.8369</text:p>
          </table:table-cell>
          <table:table-cell office:value-type="float" office:value="5.93021" calcext:value-type="float">
            <text:p>5.93021</text:p>
          </table:table-cell>
          <table:table-cell office:value-type="float" office:value="4.81864" calcext:value-type="float">
            <text:p>4.81864</text:p>
          </table:table-cell>
          <table:table-cell office:value-type="float" office:value="0.883082" calcext:value-type="float">
            <text:p>0.883082</text:p>
          </table:table-cell>
          <table:table-cell office:value-type="float" office:value="0.399733" calcext:value-type="float">
            <text:p>0.399733</text:p>
          </table:table-cell>
          <table:table-cell office:value-type="float" office:value="0.0775754" calcext:value-type="float">
            <text:p>0.0775754</text:p>
          </table:table-cell>
          <table:table-cell office:value-type="float" office:value="0.101678" calcext:value-type="float">
            <text:p>0.101678</text:p>
          </table:table-cell>
          <table:table-cell office:value-type="float" office:value="0.625544" calcext:value-type="float">
            <text:p>0.625544</text:p>
          </table:table-cell>
          <table:table-cell office:value-type="float" office:value="0.533061" calcext:value-type="float">
            <text:p>0.533061</text:p>
          </table:table-cell>
          <table:table-cell office:value-type="float" office:value="0.843358" calcext:value-type="float">
            <text:p>0.8433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0088" calcext:value-type="float">
            <text:p>18.0088</text:p>
          </table:table-cell>
          <table:table-cell office:value-type="float" office:value="6.12565" calcext:value-type="float">
            <text:p>6.12565</text:p>
          </table:table-cell>
          <table:table-cell office:value-type="float" office:value="4.84955" calcext:value-type="float">
            <text:p>4.84955</text:p>
          </table:table-cell>
          <table:table-cell office:value-type="float" office:value="0.899917" calcext:value-type="float">
            <text:p>0.899917</text:p>
          </table:table-cell>
          <table:table-cell office:value-type="float" office:value="0.396092" calcext:value-type="float">
            <text:p>0.396092</text:p>
          </table:table-cell>
          <table:table-cell office:value-type="float" office:value="0.077097" calcext:value-type="float">
            <text:p>0.077097</text:p>
          </table:table-cell>
          <table:table-cell office:value-type="float" office:value="0.101837" calcext:value-type="float">
            <text:p>0.101837</text:p>
          </table:table-cell>
          <table:table-cell office:value-type="float" office:value="0.621446" calcext:value-type="float">
            <text:p>0.621446</text:p>
          </table:table-cell>
          <table:table-cell office:value-type="float" office:value="0.529517" calcext:value-type="float">
            <text:p>0.529517</text:p>
          </table:table-cell>
          <table:table-cell office:value-type="float" office:value="0.826073" calcext:value-type="float">
            <text:p>0.8260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1604" calcext:value-type="float">
            <text:p>18.1604</text:p>
          </table:table-cell>
          <table:table-cell office:value-type="float" office:value="6.33004" calcext:value-type="float">
            <text:p>6.33004</text:p>
          </table:table-cell>
          <table:table-cell office:value-type="float" office:value="4.87627" calcext:value-type="float">
            <text:p>4.87627</text:p>
          </table:table-cell>
          <table:table-cell office:value-type="float" office:value="0.922562" calcext:value-type="float">
            <text:p>0.922562</text:p>
          </table:table-cell>
          <table:table-cell office:value-type="float" office:value="0.398534" calcext:value-type="float">
            <text:p>0.398534</text:p>
          </table:table-cell>
          <table:table-cell office:value-type="float" office:value="0.076623" calcext:value-type="float">
            <text:p>0.076623</text:p>
          </table:table-cell>
          <table:table-cell office:value-type="float" office:value="0.102153" calcext:value-type="float">
            <text:p>0.102153</text:p>
          </table:table-cell>
          <table:table-cell office:value-type="float" office:value="0.617398" calcext:value-type="float">
            <text:p>0.617398</text:p>
          </table:table-cell>
          <table:table-cell office:value-type="float" office:value="0.526026" calcext:value-type="float">
            <text:p>0.526026</text:p>
          </table:table-cell>
          <table:table-cell office:value-type="float" office:value="0.794834" calcext:value-type="float">
            <text:p>0.7948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813" calcext:value-type="float">
            <text:p>18.2813</text:p>
          </table:table-cell>
          <table:table-cell office:value-type="float" office:value="6.57282" calcext:value-type="float">
            <text:p>6.57282</text:p>
          </table:table-cell>
          <table:table-cell office:value-type="float" office:value="4.91708" calcext:value-type="float">
            <text:p>4.91708</text:p>
          </table:table-cell>
          <table:table-cell office:value-type="float" office:value="0.964719" calcext:value-type="float">
            <text:p>0.964719</text:p>
          </table:table-cell>
          <table:table-cell office:value-type="float" office:value="0.423687" calcext:value-type="float">
            <text:p>0.423687</text:p>
          </table:table-cell>
          <table:table-cell office:value-type="float" office:value="0.0761287" calcext:value-type="float">
            <text:p>0.0761287</text:p>
          </table:table-cell>
          <table:table-cell office:value-type="float" office:value="0.10331" calcext:value-type="float">
            <text:p>0.10331</text:p>
          </table:table-cell>
          <table:table-cell office:value-type="float" office:value="0.613536" calcext:value-type="float">
            <text:p>0.613536</text:p>
          </table:table-cell>
          <table:table-cell office:value-type="float" office:value="0.522667" calcext:value-type="float">
            <text:p>0.522667</text:p>
          </table:table-cell>
          <table:table-cell office:value-type="float" office:value="0.790195" calcext:value-type="float">
            <text:p>0.7901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146" calcext:value-type="float">
            <text:p>18.4146</text:p>
          </table:table-cell>
          <table:table-cell office:value-type="float" office:value="6.78289" calcext:value-type="float">
            <text:p>6.78289</text:p>
          </table:table-cell>
          <table:table-cell office:value-type="float" office:value="4.90947" calcext:value-type="float">
            <text:p>4.90947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431204" calcext:value-type="float">
            <text:p>0.431204</text:p>
          </table:table-cell>
          <table:table-cell office:value-type="float" office:value="0.075667" calcext:value-type="float">
            <text:p>0.07566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609799" calcext:value-type="float">
            <text:p>0.609799</text:p>
          </table:table-cell>
          <table:table-cell office:value-type="float" office:value="0.51938" calcext:value-type="float">
            <text:p>0.51938</text:p>
          </table:table-cell>
          <table:table-cell office:value-type="float" office:value="0.267156" calcext:value-type="float">
            <text:p>0.2671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5603" calcext:value-type="float">
            <text:p>18.5603</text:p>
          </table:table-cell>
          <table:table-cell office:value-type="float" office:value="6.9199" calcext:value-type="float">
            <text:p>6.9199</text:p>
          </table:table-cell>
          <table:table-cell office:value-type="float" office:value="4.82399" calcext:value-type="float">
            <text:p>4.82399</text:p>
          </table:table-cell>
          <table:table-cell office:value-type="float" office:value="0.986628" calcext:value-type="float">
            <text:p>0.986628</text:p>
          </table:table-cell>
          <table:table-cell office:value-type="float" office:value="0.402189" calcext:value-type="float">
            <text:p>0.402189</text:p>
          </table:table-cell>
          <table:table-cell office:value-type="float" office:value="0.0751981" calcext:value-type="float">
            <text:p>0.0751981</text:p>
          </table:table-cell>
          <table:table-cell office:value-type="float" office:value="0.104757" calcext:value-type="float">
            <text:p>0.104757</text:p>
          </table:table-cell>
          <table:table-cell office:value-type="float" office:value="0.605987" calcext:value-type="float">
            <text:p>0.605987</text:p>
          </table:table-cell>
          <table:table-cell office:value-type="float" office:value="0.516134" calcext:value-type="float">
            <text:p>0.516134</text:p>
          </table:table-cell>
          <table:table-cell office:value-type="float" office:value="1.63232" calcext:value-type="float">
            <text:p>1.632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7106" calcext:value-type="float">
            <text:p>18.7106</text:p>
          </table:table-cell>
          <table:table-cell office:value-type="float" office:value="7.1266" calcext:value-type="float">
            <text:p>7.1266</text:p>
          </table:table-cell>
          <table:table-cell office:value-type="float" office:value="4.88646" calcext:value-type="float">
            <text:p>4.88646</text:p>
          </table:table-cell>
          <table:table-cell office:value-type="float" office:value="0.99734" calcext:value-type="float">
            <text:p>0.99734</text:p>
          </table:table-cell>
          <table:table-cell office:value-type="float" office:value="0.386033" calcext:value-type="float">
            <text:p>0.386033</text:p>
          </table:table-cell>
          <table:table-cell office:value-type="float" office:value="0.0747281" calcext:value-type="float">
            <text:p>0.0747281</text:p>
          </table:table-cell>
          <table:table-cell office:value-type="float" office:value="0.104881" calcext:value-type="float">
            <text:p>0.104881</text:p>
          </table:table-cell>
          <table:table-cell office:value-type="float" office:value="0.602189" calcext:value-type="float">
            <text:p>0.602189</text:p>
          </table:table-cell>
          <table:table-cell office:value-type="float" office:value="0.512919" calcext:value-type="float">
            <text:p>0.512919</text:p>
          </table:table-cell>
          <table:table-cell office:value-type="float" office:value="0.753987" calcext:value-type="float">
            <text:p>0.7539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9057" calcext:value-type="float">
            <text:p>18.9057</text:p>
          </table:table-cell>
          <table:table-cell office:value-type="float" office:value="7.2679" calcext:value-type="float">
            <text:p>7.2679</text:p>
          </table:table-cell>
          <table:table-cell office:value-type="float" office:value="4.84595" calcext:value-type="float">
            <text:p>4.84595</text:p>
          </table:table-cell>
          <table:table-cell office:value-type="float" office:value="0.977048" calcext:value-type="float">
            <text:p>0.977048</text:p>
          </table:table-cell>
          <table:table-cell office:value-type="float" office:value="0.341606" calcext:value-type="float">
            <text:p>0.341606</text:p>
          </table:table-cell>
          <table:table-cell office:value-type="float" office:value="0.074669" calcext:value-type="float">
            <text:p>0.074669</text:p>
          </table:table-cell>
          <table:table-cell office:value-type="float" office:value="0.10436" calcext:value-type="float">
            <text:p>0.10436</text:p>
          </table:table-cell>
          <table:table-cell office:value-type="float" office:value="0.598766" calcext:value-type="float">
            <text:p>0.598766</text:p>
          </table:table-cell>
          <table:table-cell office:value-type="float" office:value="0.510164" calcext:value-type="float">
            <text:p>0.510164</text:p>
          </table:table-cell>
          <table:table-cell office:value-type="float" office:value="3.7748" calcext:value-type="float">
            <text:p>3.77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963" calcext:value-type="float">
            <text:p>18.9963</text:p>
          </table:table-cell>
          <table:table-cell office:value-type="float" office:value="7.46266" calcext:value-type="float">
            <text:p>7.46266</text:p>
          </table:table-cell>
          <table:table-cell office:value-type="float" office:value="4.73422" calcext:value-type="float">
            <text:p>4.73422</text:p>
          </table:table-cell>
          <table:table-cell office:value-type="float" office:value="1.01288" calcext:value-type="float">
            <text:p>1.01288</text:p>
          </table:table-cell>
          <table:table-cell office:value-type="float" office:value="0.371457" calcext:value-type="float">
            <text:p>0.371457</text:p>
          </table:table-cell>
          <table:table-cell office:value-type="float" office:value="0.0743184" calcext:value-type="float">
            <text:p>0.0743184</text:p>
          </table:table-cell>
          <table:table-cell office:value-type="float" office:value="0.103774" calcext:value-type="float">
            <text:p>0.103774</text:p>
          </table:table-cell>
          <table:table-cell office:value-type="float" office:value="0.595152" calcext:value-type="float">
            <text:p>0.595152</text:p>
          </table:table-cell>
          <table:table-cell office:value-type="float" office:value="0.507742" calcext:value-type="float">
            <text:p>0.507742</text:p>
          </table:table-cell>
          <table:table-cell office:value-type="float" office:value="3.77639" calcext:value-type="float">
            <text:p>3.776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864" calcext:value-type="float">
            <text:p>19.0864</text:p>
          </table:table-cell>
          <table:table-cell office:value-type="float" office:value="7.73309" calcext:value-type="float">
            <text:p>7.73309</text:p>
          </table:table-cell>
          <table:table-cell office:value-type="float" office:value="4.80814" calcext:value-type="float">
            <text:p>4.80814</text:p>
          </table:table-cell>
          <table:table-cell office:value-type="float" office:value="1.0621" calcext:value-type="float">
            <text:p>1.0621</text:p>
          </table:table-cell>
          <table:table-cell office:value-type="float" office:value="0.405874" calcext:value-type="float">
            <text:p>0.405874</text:p>
          </table:table-cell>
          <table:table-cell office:value-type="float" office:value="0.0738729" calcext:value-type="float">
            <text:p>0.0738729</text:p>
          </table:table-cell>
          <table:table-cell office:value-type="float" office:value="0.103578" calcext:value-type="float">
            <text:p>0.103578</text:p>
          </table:table-cell>
          <table:table-cell office:value-type="float" office:value="0.591557" calcext:value-type="float">
            <text:p>0.591557</text:p>
          </table:table-cell>
          <table:table-cell office:value-type="float" office:value="0.50482" calcext:value-type="float">
            <text:p>0.50482</text:p>
          </table:table-cell>
          <table:table-cell office:value-type="float" office:value="1.57366" calcext:value-type="float">
            <text:p>1.573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2086" calcext:value-type="float">
            <text:p>19.2086</text:p>
          </table:table-cell>
          <table:table-cell office:value-type="float" office:value="7.93803" calcext:value-type="float">
            <text:p>7.93803</text:p>
          </table:table-cell>
          <table:table-cell office:value-type="float" office:value="4.81748" calcext:value-type="float">
            <text:p>4.81748</text:p>
          </table:table-cell>
          <table:table-cell office:value-type="float" office:value="1.07653" calcext:value-type="float">
            <text:p>1.07653</text:p>
          </table:table-cell>
          <table:table-cell office:value-type="float" office:value="0.397264" calcext:value-type="float">
            <text:p>0.397264</text:p>
          </table:table-cell>
          <table:table-cell office:value-type="float" office:value="0.0734495" calcext:value-type="float">
            <text:p>0.0734495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0.588057" calcext:value-type="float">
            <text:p>0.588057</text:p>
          </table:table-cell>
          <table:table-cell office:value-type="float" office:value="0.501975" calcext:value-type="float">
            <text:p>0.501975</text:p>
          </table:table-cell>
          <table:table-cell office:value-type="float" office:value="0.268693" calcext:value-type="float">
            <text:p>0.2686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87" calcext:value-type="float">
            <text:p>19.287</text:p>
          </table:table-cell>
          <table:table-cell office:value-type="float" office:value="8.15714" calcext:value-type="float">
            <text:p>8.15714</text:p>
          </table:table-cell>
          <table:table-cell office:value-type="float" office:value="4.80244" calcext:value-type="float">
            <text:p>4.80244</text:p>
          </table:table-cell>
          <table:table-cell office:value-type="float" office:value="1.10898" calcext:value-type="float">
            <text:p>1.10898</text:p>
          </table:table-cell>
          <table:table-cell office:value-type="float" office:value="0.411208" calcext:value-type="float">
            <text:p>0.411208</text:p>
          </table:table-cell>
          <table:table-cell office:value-type="float" office:value="0.073036" calcext:value-type="float">
            <text:p>0.073036</text:p>
          </table:table-cell>
          <table:table-cell office:value-type="float" office:value="0.102979" calcext:value-type="float">
            <text:p>0.102979</text:p>
          </table:table-cell>
          <table:table-cell office:value-type="float" office:value="0.58459" calcext:value-type="float">
            <text:p>0.58459</text:p>
          </table:table-cell>
          <table:table-cell office:value-type="float" office:value="0.499153" calcext:value-type="float">
            <text:p>0.499153</text:p>
          </table:table-cell>
          <table:table-cell office:value-type="float" office:value="1.3269" calcext:value-type="float">
            <text:p>1.32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87" calcext:value-type="float">
            <text:p>19.387</text:p>
          </table:table-cell>
          <table:table-cell office:value-type="float" office:value="8.36669" calcext:value-type="float">
            <text:p>8.36669</text:p>
          </table:table-cell>
          <table:table-cell office:value-type="float" office:value="4.81794" calcext:value-type="float">
            <text:p>4.81794</text:p>
          </table:table-cell>
          <table:table-cell office:value-type="float" office:value="1.12527" calcext:value-type="float">
            <text:p>1.12527</text:p>
          </table:table-cell>
          <table:table-cell office:value-type="float" office:value="0.401541" calcext:value-type="float">
            <text:p>0.401541</text:p>
          </table:table-cell>
          <table:table-cell office:value-type="float" office:value="0.0726396" calcext:value-type="float">
            <text:p>0.0726396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58122" calcext:value-type="float">
            <text:p>0.58122</text:p>
          </table:table-cell>
          <table:table-cell office:value-type="float" office:value="0.496376" calcext:value-type="float">
            <text:p>0.496376</text:p>
          </table:table-cell>
          <table:table-cell office:value-type="float" office:value="2.207" calcext:value-type="float">
            <text:p>2.2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811" calcext:value-type="float">
            <text:p>19.4811</text:p>
          </table:table-cell>
          <table:table-cell office:value-type="float" office:value="8.51276" calcext:value-type="float">
            <text:p>8.51276</text:p>
          </table:table-cell>
          <table:table-cell office:value-type="float" office:value="4.70187" calcext:value-type="float">
            <text:p>4.70187</text:p>
          </table:table-cell>
          <table:table-cell office:value-type="float" office:value="1.12854" calcext:value-type="float">
            <text:p>1.12854</text:p>
          </table:table-cell>
          <table:table-cell office:value-type="float" office:value="0.382826" calcext:value-type="float">
            <text:p>0.382826</text:p>
          </table:table-cell>
          <table:table-cell office:value-type="float" office:value="0.0722634" calcext:value-type="float">
            <text:p>0.0722634</text:p>
          </table:table-cell>
          <table:table-cell office:value-type="float" office:value="0.102018" calcext:value-type="float">
            <text:p>0.102018</text:p>
          </table:table-cell>
          <table:table-cell office:value-type="float" office:value="0.577987" calcext:value-type="float">
            <text:p>0.577987</text:p>
          </table:table-cell>
          <table:table-cell office:value-type="float" office:value="0.494235" calcext:value-type="float">
            <text:p>0.494235</text:p>
          </table:table-cell>
          <table:table-cell office:value-type="float" office:value="3.37508" calcext:value-type="float">
            <text:p>3.375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5742" calcext:value-type="float">
            <text:p>19.5742</text:p>
          </table:table-cell>
          <table:table-cell office:value-type="float" office:value="8.71702" calcext:value-type="float">
            <text:p>8.71702</text:p>
          </table:table-cell>
          <table:table-cell office:value-type="float" office:value="4.66666" calcext:value-type="float">
            <text:p>4.66666</text:p>
          </table:table-cell>
          <table:table-cell office:value-type="float" office:value="1.14959" calcext:value-type="float">
            <text:p>1.14959</text:p>
          </table:table-cell>
          <table:table-cell office:value-type="float" office:value="0.387891" calcext:value-type="float">
            <text:p>0.387891</text:p>
          </table:table-cell>
          <table:table-cell office:value-type="float" office:value="0.0718914" calcext:value-type="float">
            <text:p>0.0718914</text:p>
          </table:table-cell>
          <table:table-cell office:value-type="float" office:value="0.101517" calcext:value-type="float">
            <text:p>0.101517</text:p>
          </table:table-cell>
          <table:table-cell office:value-type="float" office:value="0.574827" calcext:value-type="float">
            <text:p>0.574827</text:p>
          </table:table-cell>
          <table:table-cell office:value-type="float" office:value="0.49233" calcext:value-type="float">
            <text:p>0.49233</text:p>
          </table:table-cell>
          <table:table-cell office:value-type="float" office:value="0.481816" calcext:value-type="float">
            <text:p>0.4818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7337" calcext:value-type="float">
            <text:p>19.7337</text:p>
          </table:table-cell>
          <table:table-cell office:value-type="float" office:value="8.89527" calcext:value-type="float">
            <text:p>8.89527</text:p>
          </table:table-cell>
          <table:table-cell office:value-type="float" office:value="4.65169" calcext:value-type="float">
            <text:p>4.65169</text:p>
          </table:table-cell>
          <table:table-cell office:value-type="float" office:value="1.13715" calcext:value-type="float">
            <text:p>1.13715</text:p>
          </table:table-cell>
          <table:table-cell office:value-type="float" office:value="0.352894" calcext:value-type="float">
            <text:p>0.352894</text:p>
          </table:table-cell>
          <table:table-cell office:value-type="float" office:value="0.0716846" calcext:value-type="float">
            <text:p>0.0716846</text:p>
          </table:table-cell>
          <table:table-cell office:value-type="float" office:value="0.101373" calcext:value-type="float">
            <text:p>0.101373</text:p>
          </table:table-cell>
          <table:table-cell office:value-type="float" office:value="0.572337" calcext:value-type="float">
            <text:p>0.572337</text:p>
          </table:table-cell>
          <table:table-cell office:value-type="float" office:value="0.491019" calcext:value-type="float">
            <text:p>0.491019</text:p>
          </table:table-cell>
          <table:table-cell office:value-type="float" office:value="4.05075" calcext:value-type="float">
            <text:p>4.050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098" calcext:value-type="float">
            <text:p>19.8098</text:p>
          </table:table-cell>
          <table:table-cell office:value-type="float" office:value="9.11174" calcext:value-type="float">
            <text:p>9.11174</text:p>
          </table:table-cell>
          <table:table-cell office:value-type="float" office:value="4.60982" calcext:value-type="float">
            <text:p>4.60982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0.373595" calcext:value-type="float">
            <text:p>0.373595</text:p>
          </table:table-cell>
          <table:table-cell office:value-type="float" office:value="0.071445" calcext:value-type="float">
            <text:p>0.071445</text:p>
          </table:table-cell>
          <table:table-cell office:value-type="float" office:value="0.101371" calcext:value-type="float">
            <text:p>0.101371</text:p>
          </table:table-cell>
          <table:table-cell office:value-type="float" office:value="0.56973" calcext:value-type="float">
            <text:p>0.56973</text:p>
          </table:table-cell>
          <table:table-cell office:value-type="float" office:value="0.489874" calcext:value-type="float">
            <text:p>0.489874</text:p>
          </table:table-cell>
          <table:table-cell office:value-type="float" office:value="0.968843" calcext:value-type="float">
            <text:p>0.9688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377" calcext:value-type="float">
            <text:p>19.9377</text:p>
          </table:table-cell>
          <table:table-cell office:value-type="float" office:value="9.34512" calcext:value-type="float">
            <text:p>9.34512</text:p>
          </table:table-cell>
          <table:table-cell office:value-type="float" office:value="4.66539" calcext:value-type="float">
            <text:p>4.66539</text:p>
          </table:table-cell>
          <table:table-cell office:value-type="float" office:value="1.17767" calcext:value-type="float">
            <text:p>1.17767</text:p>
          </table:table-cell>
          <table:table-cell office:value-type="float" office:value="0.364031" calcext:value-type="float">
            <text:p>0.364031</text:p>
          </table:table-cell>
          <table:table-cell office:value-type="float" office:value="0.0717891" calcext:value-type="float">
            <text:p>0.0717891</text:p>
          </table:table-cell>
          <table:table-cell office:value-type="float" office:value="0.10135" calcext:value-type="float">
            <text:p>0.10135</text:p>
          </table:table-cell>
          <table:table-cell office:value-type="float" office:value="0.567712" calcext:value-type="float">
            <text:p>0.567712</text:p>
          </table:table-cell>
          <table:table-cell office:value-type="float" office:value="0.488471" calcext:value-type="float">
            <text:p>0.488471</text:p>
          </table:table-cell>
          <table:table-cell office:value-type="float" office:value="3.21943" calcext:value-type="float">
            <text:p>3.219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867" calcext:value-type="float">
            <text:p>19.9867</text:p>
          </table:table-cell>
          <table:table-cell office:value-type="float" office:value="9.5592" calcext:value-type="float">
            <text:p>9.5592</text:p>
          </table:table-cell>
          <table:table-cell office:value-type="float" office:value="4.57889" calcext:value-type="float">
            <text:p>4.57889</text:p>
          </table:table-cell>
          <table:table-cell office:value-type="float" office:value="1.21817" calcext:value-type="float">
            <text:p>1.21817</text:p>
          </table:table-cell>
          <table:table-cell office:value-type="float" office:value="0.399654" calcext:value-type="float">
            <text:p>0.399654</text:p>
          </table:table-cell>
          <table:table-cell office:value-type="float" office:value="0.0718535" calcext:value-type="float">
            <text:p>0.0718535</text:p>
          </table:table-cell>
          <table:table-cell office:value-type="float" office:value="0.101556" calcext:value-type="float">
            <text:p>0.101556</text:p>
          </table:table-cell>
          <table:table-cell office:value-type="float" office:value="0.56523" calcext:value-type="float">
            <text:p>0.56523</text:p>
          </table:table-cell>
          <table:table-cell office:value-type="float" office:value="0.487444" calcext:value-type="float">
            <text:p>0.487444</text:p>
          </table:table-cell>
          <table:table-cell office:value-type="float" office:value="2.53868" calcext:value-type="float">
            <text:p>2.538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717" calcext:value-type="float">
            <text:p>20.0717</text:p>
          </table:table-cell>
          <table:table-cell office:value-type="float" office:value="9.80638" calcext:value-type="float">
            <text:p>9.80638</text:p>
          </table:table-cell>
          <table:table-cell office:value-type="float" office:value="4.6343" calcext:value-type="float">
            <text:p>4.6343</text:p>
          </table:table-cell>
          <table:table-cell office:value-type="float" office:value="1.24257" calcext:value-type="float">
            <text:p>1.24257</text:p>
          </table:table-cell>
          <table:table-cell office:value-type="float" office:value="0.404694" calcext:value-type="float">
            <text:p>0.404694</text:p>
          </table:table-cell>
          <table:table-cell office:value-type="float" office:value="0.0721994" calcext:value-type="float">
            <text:p>0.0721994</text:p>
          </table:table-cell>
          <table:table-cell office:value-type="float" office:value="0.101609" calcext:value-type="float">
            <text:p>0.101609</text:p>
          </table:table-cell>
          <table:table-cell office:value-type="float" office:value="0.562953" calcext:value-type="float">
            <text:p>0.562953</text:p>
          </table:table-cell>
          <table:table-cell office:value-type="float" office:value="0.48596" calcext:value-type="float">
            <text:p>0.48596</text:p>
          </table:table-cell>
          <table:table-cell office:value-type="float" office:value="0.967621" calcext:value-type="float">
            <text:p>0.9676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332" calcext:value-type="float">
            <text:p>20.1332</text:p>
          </table:table-cell>
          <table:table-cell office:value-type="float" office:value="10.0565" calcext:value-type="float">
            <text:p>10.0565</text:p>
          </table:table-cell>
          <table:table-cell office:value-type="float" office:value="4.70101" calcext:value-type="float">
            <text:p>4.70101</text:p>
          </table:table-cell>
          <table:table-cell office:value-type="float" office:value="1.26993" calcext:value-type="float">
            <text:p>1.26993</text:p>
          </table:table-cell>
          <table:table-cell office:value-type="float" office:value="0.408111" calcext:value-type="float">
            <text:p>0.408111</text:p>
          </table:table-cell>
          <table:table-cell office:value-type="float" office:value="0.0725948" calcext:value-type="float">
            <text:p>0.0725948</text:p>
          </table:table-cell>
          <table:table-cell office:value-type="float" office:value="0.101515" calcext:value-type="float">
            <text:p>0.101515</text:p>
          </table:table-cell>
          <table:table-cell office:value-type="float" office:value="0.560825" calcext:value-type="float">
            <text:p>0.560825</text:p>
          </table:table-cell>
          <table:table-cell office:value-type="float" office:value="0.484024" calcext:value-type="float">
            <text:p>0.484024</text:p>
          </table:table-cell>
          <table:table-cell office:value-type="float" office:value="7.30616" calcext:value-type="float">
            <text:p>7.306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798" calcext:value-type="float">
            <text:p>20.1798</text:p>
          </table:table-cell>
          <table:table-cell office:value-type="float" office:value="10.3372" calcext:value-type="float">
            <text:p>10.3372</text:p>
          </table:table-cell>
          <table:table-cell office:value-type="float" office:value="4.78332" calcext:value-type="float">
            <text:p>4.78332</text:p>
          </table:table-cell>
          <table:table-cell office:value-type="float" office:value="1.31003" calcext:value-type="float">
            <text:p>1.31003</text:p>
          </table:table-cell>
          <table:table-cell office:value-type="float" office:value="0.429743" calcext:value-type="float">
            <text:p>0.429743</text:p>
          </table:table-cell>
          <table:table-cell office:value-type="float" office:value="0.072909" calcext:value-type="float">
            <text:p>0.072909</text:p>
          </table:table-cell>
          <table:table-cell office:value-type="float" office:value="0.101104" calcext:value-type="float">
            <text:p>0.101104</text:p>
          </table:table-cell>
          <table:table-cell office:value-type="float" office:value="0.558527" calcext:value-type="float">
            <text:p>0.558527</text:p>
          </table:table-cell>
          <table:table-cell office:value-type="float" office:value="0.481669" calcext:value-type="float">
            <text:p>0.481669</text:p>
          </table:table-cell>
          <table:table-cell office:value-type="float" office:value="1.11484" calcext:value-type="float">
            <text:p>1.114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979" calcext:value-type="float">
            <text:p>20.1979</text:p>
          </table:table-cell>
          <table:table-cell office:value-type="float" office:value="10.5688" calcext:value-type="float">
            <text:p>10.5688</text:p>
          </table:table-cell>
          <table:table-cell office:value-type="float" office:value="4.72066" calcext:value-type="float">
            <text:p>4.72066</text:p>
          </table:table-cell>
          <table:table-cell office:value-type="float" office:value="1.35556" calcext:value-type="float">
            <text:p>1.35556</text:p>
          </table:table-cell>
          <table:table-cell office:value-type="float" office:value="0.466705" calcext:value-type="float">
            <text:p>0.466705</text:p>
          </table:table-cell>
          <table:table-cell office:value-type="float" office:value="0.0728869" calcext:value-type="float">
            <text:p>0.0728869</text:p>
          </table:table-cell>
          <table:table-cell office:value-type="float" office:value="0.100738" calcext:value-type="float">
            <text:p>0.100738</text:p>
          </table:table-cell>
          <table:table-cell office:value-type="float" office:value="0.555858" calcext:value-type="float">
            <text:p>0.555858</text:p>
          </table:table-cell>
          <table:table-cell office:value-type="float" office:value="0.479448" calcext:value-type="float">
            <text:p>0.479448</text:p>
          </table:table-cell>
          <table:table-cell office:value-type="float" office:value="2.98173" calcext:value-type="float">
            <text:p>2.981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544" calcext:value-type="float">
            <text:p>20.2544</text:p>
          </table:table-cell>
          <table:table-cell office:value-type="float" office:value="10.8495" calcext:value-type="float">
            <text:p>10.8495</text:p>
          </table:table-cell>
          <table:table-cell office:value-type="float" office:value="4.80771" calcext:value-type="float">
            <text:p>4.80771</text:p>
          </table:table-cell>
          <table:table-cell office:value-type="float" office:value="1.38528" calcext:value-type="float">
            <text:p>1.38528</text:p>
          </table:table-cell>
          <table:table-cell office:value-type="float" office:value="0.473668" calcext:value-type="float">
            <text:p>0.473668</text:p>
          </table:table-cell>
          <table:table-cell office:value-type="float" office:value="0.0730596" calcext:value-type="float">
            <text:p>0.0730596</text:p>
          </table:table-cell>
          <table:table-cell office:value-type="float" office:value="0.100228" calcext:value-type="float">
            <text:p>0.100228</text:p>
          </table:table-cell>
          <table:table-cell office:value-type="float" office:value="0.553238" calcext:value-type="float">
            <text:p>0.553238</text:p>
          </table:table-cell>
          <table:table-cell office:value-type="float" office:value="0.477021" calcext:value-type="float">
            <text:p>0.477021</text:p>
          </table:table-cell>
          <table:table-cell office:value-type="float" office:value="2.1663" calcext:value-type="float">
            <text:p>2.16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828" calcext:value-type="float">
            <text:p>20.2828</text:p>
          </table:table-cell>
          <table:table-cell office:value-type="float" office:value="11.1083" calcext:value-type="float">
            <text:p>11.1083</text:p>
          </table:table-cell>
          <table:table-cell office:value-type="float" office:value="4.85149" calcext:value-type="float">
            <text:p>4.85149</text:p>
          </table:table-cell>
          <table:table-cell office:value-type="float" office:value="1.41594" calcext:value-type="float">
            <text:p>1.41594</text:p>
          </table:table-cell>
          <table:table-cell office:value-type="float" office:value="0.478668" calcext:value-type="float">
            <text:p>0.478668</text:p>
          </table:table-cell>
          <table:table-cell office:value-type="float" office:value="0.0731732" calcext:value-type="float">
            <text:p>0.0731732</text:p>
          </table:table-cell>
          <table:table-cell office:value-type="float" office:value="0.0997163" calcext:value-type="float">
            <text:p>0.0997163</text:p>
          </table:table-cell>
          <table:table-cell office:value-type="float" office:value="0.550617" calcext:value-type="float">
            <text:p>0.550617</text:p>
          </table:table-cell>
          <table:table-cell office:value-type="float" office:value="0.474583" calcext:value-type="float">
            <text:p>0.474583</text:p>
          </table:table-cell>
          <table:table-cell office:value-type="float" office:value="4.90456" calcext:value-type="float">
            <text:p>4.904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169" calcext:value-type="float">
            <text:p>20.3169</text:p>
          </table:table-cell>
          <table:table-cell office:value-type="float" office:value="11.3483" calcext:value-type="float">
            <text:p>11.3483</text:p>
          </table:table-cell>
          <table:table-cell office:value-type="float" office:value="4.8516" calcext:value-type="float">
            <text:p>4.8516</text:p>
          </table:table-cell>
          <table:table-cell office:value-type="float" office:value="1.43994" calcext:value-type="float">
            <text:p>1.43994</text:p>
          </table:table-cell>
          <table:table-cell office:value-type="float" office:value="0.478741" calcext:value-type="float">
            <text:p>0.478741</text:p>
          </table:table-cell>
          <table:table-cell office:value-type="float" office:value="0.0733727" calcext:value-type="float">
            <text:p>0.0733727</text:p>
          </table:table-cell>
          <table:table-cell office:value-type="float" office:value="0.0992121" calcext:value-type="float">
            <text:p>0.0992121</text:p>
          </table:table-cell>
          <table:table-cell office:value-type="float" office:value="0.548066" calcext:value-type="float">
            <text:p>0.548066</text:p>
          </table:table-cell>
          <table:table-cell office:value-type="float" office:value="0.472181" calcext:value-type="float">
            <text:p>0.472181</text:p>
          </table:table-cell>
          <table:table-cell office:value-type="float" office:value="0.000015463" calcext:value-type="float">
            <text:p>0.0000154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657" calcext:value-type="float">
            <text:p>20.2657</text:p>
          </table:table-cell>
          <table:table-cell office:value-type="float" office:value="11.5915" calcext:value-type="float">
            <text:p>11.5915</text:p>
          </table:table-cell>
          <table:table-cell office:value-type="float" office:value="4.75741" calcext:value-type="float">
            <text:p>4.75741</text:p>
          </table:table-cell>
          <table:table-cell office:value-type="float" office:value="1.51345" calcext:value-type="float">
            <text:p>1.51345</text:p>
          </table:table-cell>
          <table:table-cell office:value-type="float" office:value="0.555586" calcext:value-type="float">
            <text:p>0.555586</text:p>
          </table:table-cell>
          <table:table-cell office:value-type="float" office:value="0.0730299" calcext:value-type="float">
            <text:p>0.0730299</text:p>
          </table:table-cell>
          <table:table-cell office:value-type="float" office:value="0.0987162" calcext:value-type="float">
            <text:p>0.0987162</text:p>
          </table:table-cell>
          <table:table-cell office:value-type="float" office:value="0.54537" calcext:value-type="float">
            <text:p>0.54537</text:p>
          </table:table-cell>
          <table:table-cell office:value-type="float" office:value="0.469876" calcext:value-type="float">
            <text:p>0.469876</text:p>
          </table:table-cell>
          <table:table-cell office:value-type="float" office:value="10.8346" calcext:value-type="float">
            <text:p>10.83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362" calcext:value-type="float">
            <text:p>20.3362</text:p>
          </table:table-cell>
          <table:table-cell office:value-type="float" office:value="11.8337" calcext:value-type="float">
            <text:p>11.8337</text:p>
          </table:table-cell>
          <table:table-cell office:value-type="float" office:value="4.77508" calcext:value-type="float">
            <text:p>4.77508</text:p>
          </table:table-cell>
          <table:table-cell office:value-type="float" office:value="1.51891" calcext:value-type="float">
            <text:p>1.51891</text:p>
          </table:table-cell>
          <table:table-cell office:value-type="float" office:value="0.531739" calcext:value-type="float">
            <text:p>0.531739</text:p>
          </table:table-cell>
          <table:table-cell office:value-type="float" office:value="0.073054" calcext:value-type="float">
            <text:p>0.073054</text:p>
          </table:table-cell>
          <table:table-cell office:value-type="float" office:value="0.0982282" calcext:value-type="float">
            <text:p>0.0982282</text:p>
          </table:table-cell>
          <table:table-cell office:value-type="float" office:value="0.54267" calcext:value-type="float">
            <text:p>0.54267</text:p>
          </table:table-cell>
          <table:table-cell office:value-type="float" office:value="0.467584" calcext:value-type="float">
            <text:p>0.467584</text:p>
          </table:table-cell>
          <table:table-cell office:value-type="float" office:value="4.72334" calcext:value-type="float">
            <text:p>4.723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3611" calcext:value-type="float">
            <text:p>20.3611</text:p>
          </table:table-cell>
          <table:table-cell office:value-type="float" office:value="12.0693" calcext:value-type="float">
            <text:p>12.0693</text:p>
          </table:table-cell>
          <table:table-cell office:value-type="float" office:value="4.82248" calcext:value-type="float">
            <text:p>4.82248</text:p>
          </table:table-cell>
          <table:table-cell office:value-type="float" office:value="1.52583" calcext:value-type="float">
            <text:p>1.52583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0732688" calcext:value-type="float">
            <text:p>0.0732688</text:p>
          </table:table-cell>
          <table:table-cell office:value-type="float" office:value="0.0977455" calcext:value-type="float">
            <text:p>0.0977455</text:p>
          </table:table-cell>
          <table:table-cell office:value-type="float" office:value="0.540141" calcext:value-type="float">
            <text:p>0.540141</text:p>
          </table:table-cell>
          <table:table-cell office:value-type="float" office:value="0.465288" calcext:value-type="float">
            <text:p>0.465288</text:p>
          </table:table-cell>
          <table:table-cell office:value-type="float" office:value="3.62992" calcext:value-type="float">
            <text:p>3.629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456" calcext:value-type="float">
            <text:p>20.3456</text:p>
          </table:table-cell>
          <table:table-cell office:value-type="float" office:value="12.3633" calcext:value-type="float">
            <text:p>12.3633</text:p>
          </table:table-cell>
          <table:table-cell office:value-type="float" office:value="4.91613" calcext:value-type="float">
            <text:p>4.91613</text:p>
          </table:table-cell>
          <table:table-cell office:value-type="float" office:value="1.56568" calcext:value-type="float">
            <text:p>1.56568</text:p>
          </table:table-cell>
          <table:table-cell office:value-type="float" office:value="0.509652" calcext:value-type="float">
            <text:p>0.509652</text:p>
          </table:table-cell>
          <table:table-cell office:value-type="float" office:value="0.0732909" calcext:value-type="float">
            <text:p>0.0732909</text:p>
          </table:table-cell>
          <table:table-cell office:value-type="float" office:value="0.0974077" calcext:value-type="float">
            <text:p>0.0974077</text:p>
          </table:table-cell>
          <table:table-cell office:value-type="float" office:value="0.537544" calcext:value-type="float">
            <text:p>0.537544</text:p>
          </table:table-cell>
          <table:table-cell office:value-type="float" office:value="0.463102" calcext:value-type="float">
            <text:p>0.463102</text:p>
          </table:table-cell>
          <table:table-cell office:value-type="float" office:value="1.14192" calcext:value-type="float">
            <text:p>1.141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974" calcext:value-type="float">
            <text:p>20.2974</text:p>
          </table:table-cell>
          <table:table-cell office:value-type="float" office:value="12.5986" calcext:value-type="float">
            <text:p>12.5986</text:p>
          </table:table-cell>
          <table:table-cell office:value-type="float" office:value="4.84543" calcext:value-type="float">
            <text:p>4.84543</text:p>
          </table:table-cell>
          <table:table-cell office:value-type="float" office:value="1.62224" calcext:value-type="float">
            <text:p>1.62224</text:p>
          </table:table-cell>
          <table:table-cell office:value-type="float" office:value="0.561406" calcext:value-type="float">
            <text:p>0.561406</text:p>
          </table:table-cell>
          <table:table-cell office:value-type="float" office:value="0.0730056" calcext:value-type="float">
            <text:p>0.0730056</text:p>
          </table:table-cell>
          <table:table-cell office:value-type="float" office:value="0.097045" calcext:value-type="float">
            <text:p>0.097045</text:p>
          </table:table-cell>
          <table:table-cell office:value-type="float" office:value="0.535023" calcext:value-type="float">
            <text:p>0.535023</text:p>
          </table:table-cell>
          <table:table-cell office:value-type="float" office:value="0.460873" calcext:value-type="float">
            <text:p>0.460873</text:p>
          </table:table-cell>
          <table:table-cell office:value-type="float" office:value="3.3406" calcext:value-type="float">
            <text:p>3.34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26" calcext:value-type="float">
            <text:p>20.3226</text:p>
          </table:table-cell>
          <table:table-cell office:value-type="float" office:value="12.8372" calcext:value-type="float">
            <text:p>12.8372</text:p>
          </table:table-cell>
          <table:table-cell office:value-type="float" office:value="4.83842" calcext:value-type="float">
            <text:p>4.83842</text:p>
          </table:table-cell>
          <table:table-cell office:value-type="float" office:value="1.63428" calcext:value-type="float">
            <text:p>1.63428</text:p>
          </table:table-cell>
          <table:table-cell office:value-type="float" office:value="0.544533" calcext:value-type="float">
            <text:p>0.544533</text:p>
          </table:table-cell>
          <table:table-cell office:value-type="float" office:value="0.0729651" calcext:value-type="float">
            <text:p>0.0729651</text:p>
          </table:table-cell>
          <table:table-cell office:value-type="float" office:value="0.0966768" calcext:value-type="float">
            <text:p>0.0966768</text:p>
          </table:table-cell>
          <table:table-cell office:value-type="float" office:value="0.532471" calcext:value-type="float">
            <text:p>0.532471</text:p>
          </table:table-cell>
          <table:table-cell office:value-type="float" office:value="0.458674" calcext:value-type="float">
            <text:p>0.458674</text:p>
          </table:table-cell>
          <table:table-cell office:value-type="float" office:value="1.81767" calcext:value-type="float">
            <text:p>1.817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3115" calcext:value-type="float">
            <text:p>20.3115</text:p>
          </table:table-cell>
          <table:table-cell office:value-type="float" office:value="13.0654" calcext:value-type="float">
            <text:p>13.0654</text:p>
          </table:table-cell>
          <table:table-cell office:value-type="float" office:value="4.80727" calcext:value-type="float">
            <text:p>4.80727</text:p>
          </table:table-cell>
          <table:table-cell office:value-type="float" office:value="1.6598" calcext:value-type="float">
            <text:p>1.6598</text:p>
          </table:table-cell>
          <table:table-cell office:value-type="float" office:value="0.545787" calcext:value-type="float">
            <text:p>0.545787</text:p>
          </table:table-cell>
          <table:table-cell office:value-type="float" office:value="0.0729865" calcext:value-type="float">
            <text:p>0.0729865</text:p>
          </table:table-cell>
          <table:table-cell office:value-type="float" office:value="0.0962685" calcext:value-type="float">
            <text:p>0.0962685</text:p>
          </table:table-cell>
          <table:table-cell office:value-type="float" office:value="0.529955" calcext:value-type="float">
            <text:p>0.529955</text:p>
          </table:table-cell>
          <table:table-cell office:value-type="float" office:value="0.456508" calcext:value-type="float">
            <text:p>0.456508</text:p>
          </table:table-cell>
          <table:table-cell office:value-type="float" office:value="2.09242" calcext:value-type="float">
            <text:p>2.092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776" calcext:value-type="float">
            <text:p>20.2776</text:p>
          </table:table-cell>
          <table:table-cell office:value-type="float" office:value="13.2761" calcext:value-type="float">
            <text:p>13.2761</text:p>
          </table:table-cell>
          <table:table-cell office:value-type="float" office:value="4.75732" calcext:value-type="float">
            <text:p>4.75732</text:p>
          </table:table-cell>
          <table:table-cell office:value-type="float" office:value="1.68865" calcext:value-type="float">
            <text:p>1.68865</text:p>
          </table:table-cell>
          <table:table-cell office:value-type="float" office:value="0.547596" calcext:value-type="float">
            <text:p>0.547596</text:p>
          </table:table-cell>
          <table:table-cell office:value-type="float" office:value="0.0729193" calcext:value-type="float">
            <text:p>0.0729193</text:p>
          </table:table-cell>
          <table:table-cell office:value-type="float" office:value="0.0958178" calcext:value-type="float">
            <text:p>0.0958178</text:p>
          </table:table-cell>
          <table:table-cell office:value-type="float" office:value="0.527474" calcext:value-type="float">
            <text:p>0.527474</text:p>
          </table:table-cell>
          <table:table-cell office:value-type="float" office:value="0.454413" calcext:value-type="float">
            <text:p>0.454413</text:p>
          </table:table-cell>
          <table:table-cell office:value-type="float" office:value="0.988249" calcext:value-type="float">
            <text:p>0.9882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398" calcext:value-type="float">
            <text:p>20.2398</text:p>
          </table:table-cell>
          <table:table-cell office:value-type="float" office:value="13.5095" calcext:value-type="float">
            <text:p>13.5095</text:p>
          </table:table-cell>
          <table:table-cell office:value-type="float" office:value="4.76426" calcext:value-type="float">
            <text:p>4.76426</text:p>
          </table:table-cell>
          <table:table-cell office:value-type="float" office:value="1.71519" calcext:value-type="float">
            <text:p>1.71519</text:p>
          </table:table-cell>
          <table:table-cell office:value-type="float" office:value="0.542401" calcext:value-type="float">
            <text:p>0.542401</text:p>
          </table:table-cell>
          <table:table-cell office:value-type="float" office:value="0.0727955" calcext:value-type="float">
            <text:p>0.0727955</text:p>
          </table:table-cell>
          <table:table-cell office:value-type="float" office:value="0.0953737" calcext:value-type="float">
            <text:p>0.0953737</text:p>
          </table:table-cell>
          <table:table-cell office:value-type="float" office:value="0.525028" calcext:value-type="float">
            <text:p>0.525028</text:p>
          </table:table-cell>
          <table:table-cell office:value-type="float" office:value="0.452337" calcext:value-type="float">
            <text:p>0.452337</text:p>
          </table:table-cell>
          <table:table-cell office:value-type="float" office:value="1.2882" calcext:value-type="float">
            <text:p>1.28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17" calcext:value-type="float">
            <text:p>20.217</text:p>
          </table:table-cell>
          <table:table-cell office:value-type="float" office:value="13.7725" calcext:value-type="float">
            <text:p>13.7725</text:p>
          </table:table-cell>
          <table:table-cell office:value-type="float" office:value="4.81178" calcext:value-type="float">
            <text:p>4.81178</text:p>
          </table:table-cell>
          <table:table-cell office:value-type="float" office:value="1.73785" calcext:value-type="float">
            <text:p>1.73785</text:p>
          </table:table-cell>
          <table:table-cell office:value-type="float" office:value="0.537568" calcext:value-type="float">
            <text:p>0.537568</text:p>
          </table:table-cell>
          <table:table-cell office:value-type="float" office:value="0.0727896" calcext:value-type="float">
            <text:p>0.0727896</text:p>
          </table:table-cell>
          <table:table-cell office:value-type="float" office:value="0.0949578" calcext:value-type="float">
            <text:p>0.0949578</text:p>
          </table:table-cell>
          <table:table-cell office:value-type="float" office:value="0.522614" calcext:value-type="float">
            <text:p>0.522614</text:p>
          </table:table-cell>
          <table:table-cell office:value-type="float" office:value="0.450257" calcext:value-type="float">
            <text:p>0.450257</text:p>
          </table:table-cell>
          <table:table-cell office:value-type="float" office:value="1.33956" calcext:value-type="float">
            <text:p>1.339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63" calcext:value-type="float">
            <text:p>20.163</text:p>
          </table:table-cell>
          <table:table-cell office:value-type="float" office:value="13.9971" calcext:value-type="float">
            <text:p>13.9971</text:p>
          </table:table-cell>
          <table:table-cell office:value-type="float" office:value="4.77931" calcext:value-type="float">
            <text:p>4.77931</text:p>
          </table:table-cell>
          <table:table-cell office:value-type="float" office:value="1.77348" calcext:value-type="float">
            <text:p>1.77348</text:p>
          </table:table-cell>
          <table:table-cell office:value-type="float" office:value="0.553596" calcext:value-type="float">
            <text:p>0.553596</text:p>
          </table:table-cell>
          <table:table-cell office:value-type="float" office:value="0.0726937" calcext:value-type="float">
            <text:p>0.0726937</text:p>
          </table:table-cell>
          <table:table-cell office:value-type="float" office:value="0.0945294" calcext:value-type="float">
            <text:p>0.0945294</text:p>
          </table:table-cell>
          <table:table-cell office:value-type="float" office:value="0.520243" calcext:value-type="float">
            <text:p>0.520243</text:p>
          </table:table-cell>
          <table:table-cell office:value-type="float" office:value="0.448224" calcext:value-type="float">
            <text:p>0.448224</text:p>
          </table:table-cell>
          <table:table-cell office:value-type="float" office:value="0.86211" calcext:value-type="float">
            <text:p>0.862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055" calcext:value-type="float">
            <text:p>20.1055</text:p>
          </table:table-cell>
          <table:table-cell office:value-type="float" office:value="14.2567" calcext:value-type="float">
            <text:p>14.2567</text:p>
          </table:table-cell>
          <table:table-cell office:value-type="float" office:value="4.82913" calcext:value-type="float">
            <text:p>4.82913</text:p>
          </table:table-cell>
          <table:table-cell office:value-type="float" office:value="1.80397" calcext:value-type="float">
            <text:p>1.80397</text:p>
          </table:table-cell>
          <table:table-cell office:value-type="float" office:value="0.556381" calcext:value-type="float">
            <text:p>0.556381</text:p>
          </table:table-cell>
          <table:table-cell office:value-type="float" office:value="0.0725427" calcext:value-type="float">
            <text:p>0.0725427</text:p>
          </table:table-cell>
          <table:table-cell office:value-type="float" office:value="0.0941558" calcext:value-type="float">
            <text:p>0.0941558</text:p>
          </table:table-cell>
          <table:table-cell office:value-type="float" office:value="0.517927" calcext:value-type="float">
            <text:p>0.517927</text:p>
          </table:table-cell>
          <table:table-cell office:value-type="float" office:value="0.446201" calcext:value-type="float">
            <text:p>0.446201</text:p>
          </table:table-cell>
          <table:table-cell office:value-type="float" office:value="0.388598" calcext:value-type="float">
            <text:p>0.3885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034" calcext:value-type="float">
            <text:p>20.034</text:p>
          </table:table-cell>
          <table:table-cell office:value-type="float" office:value="14.4848" calcext:value-type="float">
            <text:p>14.4848</text:p>
          </table:table-cell>
          <table:table-cell office:value-type="float" office:value="4.82482" calcext:value-type="float">
            <text:p>4.82482</text:p>
          </table:table-cell>
          <table:table-cell office:value-type="float" office:value="1.83567" calcext:value-type="float">
            <text:p>1.83567</text:p>
          </table:table-cell>
          <table:table-cell office:value-type="float" office:value="0.559452" calcext:value-type="float">
            <text:p>0.559452</text:p>
          </table:table-cell>
          <table:table-cell office:value-type="float" office:value="0.0723067" calcext:value-type="float">
            <text:p>0.0723067</text:p>
          </table:table-cell>
          <table:table-cell office:value-type="float" office:value="0.0937704" calcext:value-type="float">
            <text:p>0.0937704</text:p>
          </table:table-cell>
          <table:table-cell office:value-type="float" office:value="0.515667" calcext:value-type="float">
            <text:p>0.515667</text:p>
          </table:table-cell>
          <table:table-cell office:value-type="float" office:value="0.444205" calcext:value-type="float">
            <text:p>0.444205</text:p>
          </table:table-cell>
          <table:table-cell office:value-type="float" office:value="1.38554" calcext:value-type="float">
            <text:p>1.385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227" calcext:value-type="float">
            <text:p>19.9227</text:p>
          </table:table-cell>
          <table:table-cell office:value-type="float" office:value="14.745" calcext:value-type="float">
            <text:p>14.745</text:p>
          </table:table-cell>
          <table:table-cell office:value-type="float" office:value="4.89477" calcext:value-type="float">
            <text:p>4.89477</text:p>
          </table:table-cell>
          <table:table-cell office:value-type="float" office:value="1.8803" calcext:value-type="float">
            <text:p>1.8803</text:p>
          </table:table-cell>
          <table:table-cell office:value-type="float" office:value="0.576556" calcext:value-type="float">
            <text:p>0.576556</text:p>
          </table:table-cell>
          <table:table-cell office:value-type="float" office:value="0.0719939" calcext:value-type="float">
            <text:p>0.0719939</text:p>
          </table:table-cell>
          <table:table-cell office:value-type="float" office:value="0.0934994" calcext:value-type="float">
            <text:p>0.0934994</text:p>
          </table:table-cell>
          <table:table-cell office:value-type="float" office:value="0.513672" calcext:value-type="float">
            <text:p>0.513672</text:p>
          </table:table-cell>
          <table:table-cell office:value-type="float" office:value="0.442246" calcext:value-type="float">
            <text:p>0.442246</text:p>
          </table:table-cell>
          <table:table-cell office:value-type="float" office:value="1.24515" calcext:value-type="float">
            <text:p>1.245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566" calcext:value-type="float">
            <text:p>19.8566</text:p>
          </table:table-cell>
          <table:table-cell office:value-type="float" office:value="14.9615" calcext:value-type="float">
            <text:p>14.9615</text:p>
          </table:table-cell>
          <table:table-cell office:value-type="float" office:value="4.87518" calcext:value-type="float">
            <text:p>4.87518</text:p>
          </table:table-cell>
          <table:table-cell office:value-type="float" office:value="1.89769" calcext:value-type="float">
            <text:p>1.89769</text:p>
          </table:table-cell>
          <table:table-cell office:value-type="float" office:value="0.554684" calcext:value-type="float">
            <text:p>0.554684</text:p>
          </table:table-cell>
          <table:table-cell office:value-type="float" office:value="0.0716822" calcext:value-type="float">
            <text:p>0.0716822</text:p>
          </table:table-cell>
          <table:table-cell office:value-type="float" office:value="0.0931691" calcext:value-type="float">
            <text:p>0.0931691</text:p>
          </table:table-cell>
          <table:table-cell office:value-type="float" office:value="0.511568" calcext:value-type="float">
            <text:p>0.511568</text:p>
          </table:table-cell>
          <table:table-cell office:value-type="float" office:value="0.44031" calcext:value-type="float">
            <text:p>0.44031</text:p>
          </table:table-cell>
          <table:table-cell office:value-type="float" office:value="3.37282" calcext:value-type="float">
            <text:p>3.372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8278" calcext:value-type="float">
            <text:p>19.8278</text:p>
          </table:table-cell>
          <table:table-cell office:value-type="float" office:value="15.1759" calcext:value-type="float">
            <text:p>15.1759</text:p>
          </table:table-cell>
          <table:table-cell office:value-type="float" office:value="4.82096" calcext:value-type="float">
            <text:p>4.82096</text:p>
          </table:table-cell>
          <table:table-cell office:value-type="float" office:value="1.90651" calcext:value-type="float">
            <text:p>1.90651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714534" calcext:value-type="float">
            <text:p>0.0714534</text:p>
          </table:table-cell>
          <table:table-cell office:value-type="float" office:value="0.0927979" calcext:value-type="float">
            <text:p>0.0927979</text:p>
          </table:table-cell>
          <table:table-cell office:value-type="float" office:value="0.509348" calcext:value-type="float">
            <text:p>0.509348</text:p>
          </table:table-cell>
          <table:table-cell office:value-type="float" office:value="0.438392" calcext:value-type="float">
            <text:p>0.438392</text:p>
          </table:table-cell>
          <table:table-cell office:value-type="float" office:value="2.12731" calcext:value-type="float">
            <text:p>2.127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6989" calcext:value-type="float">
            <text:p>19.6989</text:p>
          </table:table-cell>
          <table:table-cell office:value-type="float" office:value="15.3822" calcext:value-type="float">
            <text:p>15.3822</text:p>
          </table:table-cell>
          <table:table-cell office:value-type="float" office:value="4.75688" calcext:value-type="float">
            <text:p>4.75688</text:p>
          </table:table-cell>
          <table:table-cell office:value-type="float" office:value="1.97912" calcext:value-type="float">
            <text:p>1.97912</text:p>
          </table:table-cell>
          <table:table-cell office:value-type="float" office:value="0.622005" calcext:value-type="float">
            <text:p>0.622005</text:p>
          </table:table-cell>
          <table:table-cell office:value-type="float" office:value="0.0711521" calcext:value-type="float">
            <text:p>0.0711521</text:p>
          </table:table-cell>
          <table:table-cell office:value-type="float" office:value="0.0923995" calcext:value-type="float">
            <text:p>0.0923995</text:p>
          </table:table-cell>
          <table:table-cell office:value-type="float" office:value="0.507522" calcext:value-type="float">
            <text:p>0.507522</text:p>
          </table:table-cell>
          <table:table-cell office:value-type="float" office:value="0.436682" calcext:value-type="float">
            <text:p>0.436682</text:p>
          </table:table-cell>
          <table:table-cell office:value-type="float" office:value="7.99883" calcext:value-type="float">
            <text:p>7.998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6735" calcext:value-type="float">
            <text:p>19.6735</text:p>
          </table:table-cell>
          <table:table-cell office:value-type="float" office:value="15.564" calcext:value-type="float">
            <text:p>15.564</text:p>
          </table:table-cell>
          <table:table-cell office:value-type="float" office:value="4.65109" calcext:value-type="float">
            <text:p>4.65109</text:p>
          </table:table-cell>
          <table:table-cell office:value-type="float" office:value="1.98578" calcext:value-type="float">
            <text:p>1.98578</text:p>
          </table:table-cell>
          <table:table-cell office:value-type="float" office:value="0.597171" calcext:value-type="float">
            <text:p>0.597171</text:p>
          </table:table-cell>
          <table:table-cell office:value-type="float" office:value="0.0710022" calcext:value-type="float">
            <text:p>0.0710022</text:p>
          </table:table-cell>
          <table:table-cell office:value-type="float" office:value="0.0920602" calcext:value-type="float">
            <text:p>0.0920602</text:p>
          </table:table-cell>
          <table:table-cell office:value-type="float" office:value="0.505395" calcext:value-type="float">
            <text:p>0.505395</text:p>
          </table:table-cell>
          <table:table-cell office:value-type="float" office:value="0.435194" calcext:value-type="float">
            <text:p>0.435194</text:p>
          </table:table-cell>
          <table:table-cell office:value-type="float" office:value="3.3428" calcext:value-type="float">
            <text:p>3.34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5831" calcext:value-type="float">
            <text:p>19.5831</text:p>
          </table:table-cell>
          <table:table-cell office:value-type="float" office:value="15.7647" calcext:value-type="float">
            <text:p>15.7647</text:p>
          </table:table-cell>
          <table:table-cell office:value-type="float" office:value="4.63134" calcext:value-type="float">
            <text:p>4.63134</text:p>
          </table:table-cell>
          <table:table-cell office:value-type="float" office:value="2.01189" calcext:value-type="float">
            <text:p>2.01189</text:p>
          </table:table-cell>
          <table:table-cell office:value-type="float" office:value="0.590457" calcext:value-type="float">
            <text:p>0.590457</text:p>
          </table:table-cell>
          <table:table-cell office:value-type="float" office:value="0.070871" calcext:value-type="float">
            <text:p>0.070871</text:p>
          </table:table-cell>
          <table:table-cell office:value-type="float" office:value="0.0918117" calcext:value-type="float">
            <text:p>0.0918117</text:p>
          </table:table-cell>
          <table:table-cell office:value-type="float" office:value="0.503275" calcext:value-type="float">
            <text:p>0.503275</text:p>
          </table:table-cell>
          <table:table-cell office:value-type="float" office:value="0.433793" calcext:value-type="float">
            <text:p>0.433793</text:p>
          </table:table-cell>
          <table:table-cell office:value-type="float" office:value="1.27327" calcext:value-type="float">
            <text:p>1.273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769" calcext:value-type="float">
            <text:p>19.4769</text:p>
          </table:table-cell>
          <table:table-cell office:value-type="float" office:value="15.982" calcext:value-type="float">
            <text:p>15.982</text:p>
          </table:table-cell>
          <table:table-cell office:value-type="float" office:value="4.65087" calcext:value-type="float">
            <text:p>4.65087</text:p>
          </table:table-cell>
          <table:table-cell office:value-type="float" office:value="2.04219" calcext:value-type="float">
            <text:p>2.04219</text:p>
          </table:table-cell>
          <table:table-cell office:value-type="float" office:value="0.591164" calcext:value-type="float">
            <text:p>0.591164</text:p>
          </table:table-cell>
          <table:table-cell office:value-type="float" office:value="0.0706995" calcext:value-type="float">
            <text:p>0.0706995</text:p>
          </table:table-cell>
          <table:table-cell office:value-type="float" office:value="0.0915747" calcext:value-type="float">
            <text:p>0.0915747</text:p>
          </table:table-cell>
          <table:table-cell office:value-type="float" office:value="0.501198" calcext:value-type="float">
            <text:p>0.501198</text:p>
          </table:table-cell>
          <table:table-cell office:value-type="float" office:value="0.432369" calcext:value-type="float">
            <text:p>0.432369</text:p>
          </table:table-cell>
          <table:table-cell office:value-type="float" office:value="0.0468306" calcext:value-type="float">
            <text:p>0.04683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771" calcext:value-type="float">
            <text:p>19.3771</text:p>
          </table:table-cell>
          <table:table-cell office:value-type="float" office:value="16.1879" calcext:value-type="float">
            <text:p>16.1879</text:p>
          </table:table-cell>
          <table:table-cell office:value-type="float" office:value="4.65699" calcext:value-type="float">
            <text:p>4.65699</text:p>
          </table:table-cell>
          <table:table-cell office:value-type="float" office:value="2.05879" calcext:value-type="float">
            <text:p>2.05879</text:p>
          </table:table-cell>
          <table:table-cell office:value-type="float" office:value="0.564105" calcext:value-type="float">
            <text:p>0.564105</text:p>
          </table:table-cell>
          <table:table-cell office:value-type="float" office:value="0.0705604" calcext:value-type="float">
            <text:p>0.0705604</text:p>
          </table:table-cell>
          <table:table-cell office:value-type="float" office:value="0.0913973" calcext:value-type="float">
            <text:p>0.0913973</text:p>
          </table:table-cell>
          <table:table-cell office:value-type="float" office:value="0.49911" calcext:value-type="float">
            <text:p>0.49911</text:p>
          </table:table-cell>
          <table:table-cell office:value-type="float" office:value="0.430861" calcext:value-type="float">
            <text:p>0.430861</text:p>
          </table:table-cell>
          <table:table-cell office:value-type="float" office:value="1.77971" calcext:value-type="float">
            <text:p>1.779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68" calcext:value-type="float">
            <text:p>19.268</text:p>
          </table:table-cell>
          <table:table-cell office:value-type="float" office:value="16.3652" calcext:value-type="float">
            <text:p>16.3652</text:p>
          </table:table-cell>
          <table:table-cell office:value-type="float" office:value="4.60879" calcext:value-type="float">
            <text:p>4.60879</text:p>
          </table:table-cell>
          <table:table-cell office:value-type="float" office:value="2.08864" calcext:value-type="float">
            <text:p>2.08864</text:p>
          </table:table-cell>
          <table:table-cell office:value-type="float" office:value="0.566057" calcext:value-type="float">
            <text:p>0.566057</text:p>
          </table:table-cell>
          <table:table-cell office:value-type="float" office:value="0.0704346" calcext:value-type="float">
            <text:p>0.0704346</text:p>
          </table:table-cell>
          <table:table-cell office:value-type="float" office:value="0.0914967" calcext:value-type="float">
            <text:p>0.0914967</text:p>
          </table:table-cell>
          <table:table-cell office:value-type="float" office:value="0.497044" calcext:value-type="float">
            <text:p>0.497044</text:p>
          </table:table-cell>
          <table:table-cell office:value-type="float" office:value="0.429554" calcext:value-type="float">
            <text:p>0.429554</text:p>
          </table:table-cell>
          <table:table-cell office:value-type="float" office:value="0.533576" calcext:value-type="float">
            <text:p>0.5335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1528" calcext:value-type="float">
            <text:p>19.1528</text:p>
          </table:table-cell>
          <table:table-cell office:value-type="float" office:value="16.5589" calcext:value-type="float">
            <text:p>16.5589</text:p>
          </table:table-cell>
          <table:table-cell office:value-type="float" office:value="4.59812" calcext:value-type="float">
            <text:p>4.59812</text:p>
          </table:table-cell>
          <table:table-cell office:value-type="float" office:value="2.11816" calcext:value-type="float">
            <text:p>2.11816</text:p>
          </table:table-cell>
          <table:table-cell office:value-type="float" office:value="0.56918" calcext:value-type="float">
            <text:p>0.56918</text:p>
          </table:table-cell>
          <table:table-cell office:value-type="float" office:value="0.07032" calcext:value-type="float">
            <text:p>0.07032</text:p>
          </table:table-cell>
          <table:table-cell office:value-type="float" office:value="0.0917528" calcext:value-type="float">
            <text:p>0.0917528</text:p>
          </table:table-cell>
          <table:table-cell office:value-type="float" office:value="0.495003" calcext:value-type="float">
            <text:p>0.495003</text:p>
          </table:table-cell>
          <table:table-cell office:value-type="float" office:value="0.428326" calcext:value-type="float">
            <text:p>0.428326</text:p>
          </table:table-cell>
          <table:table-cell office:value-type="float" office:value="0.246805" calcext:value-type="float">
            <text:p>0.2468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178" calcext:value-type="float">
            <text:p>19.0178</text:p>
          </table:table-cell>
          <table:table-cell office:value-type="float" office:value="16.7757" calcext:value-type="float">
            <text:p>16.7757</text:p>
          </table:table-cell>
          <table:table-cell office:value-type="float" office:value="4.64653" calcext:value-type="float">
            <text:p>4.64653</text:p>
          </table:table-cell>
          <table:table-cell office:value-type="float" office:value="2.14822" calcext:value-type="float">
            <text:p>2.14822</text:p>
          </table:table-cell>
          <table:table-cell office:value-type="float" office:value="0.570557" calcext:value-type="float">
            <text:p>0.570557</text:p>
          </table:table-cell>
          <table:table-cell office:value-type="float" office:value="0.070136" calcext:value-type="float">
            <text:p>0.070136</text:p>
          </table:table-cell>
          <table:table-cell office:value-type="float" office:value="0.091901" calcext:value-type="float">
            <text:p>0.091901</text:p>
          </table:table-cell>
          <table:table-cell office:value-type="float" office:value="0.492995" calcext:value-type="float">
            <text:p>0.492995</text:p>
          </table:table-cell>
          <table:table-cell office:value-type="float" office:value="0.42697" calcext:value-type="float">
            <text:p>0.42697</text:p>
          </table:table-cell>
          <table:table-cell office:value-type="float" office:value="0.257515" calcext:value-type="float">
            <text:p>0.2575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615" calcext:value-type="float">
            <text:p>18.8615</text:p>
          </table:table-cell>
          <table:table-cell office:value-type="float" office:value="16.968" calcext:value-type="float">
            <text:p>16.968</text:p>
          </table:table-cell>
          <table:table-cell office:value-type="float" office:value="4.65521" calcext:value-type="float">
            <text:p>4.65521</text:p>
          </table:table-cell>
          <table:table-cell office:value-type="float" office:value="2.20625" calcext:value-type="float">
            <text:p>2.20625</text:p>
          </table:table-cell>
          <table:table-cell office:value-type="float" office:value="0.629449" calcext:value-type="float">
            <text:p>0.629449</text:p>
          </table:table-cell>
          <table:table-cell office:value-type="float" office:value="0.0698637" calcext:value-type="float">
            <text:p>0.0698637</text:p>
          </table:table-cell>
          <table:table-cell office:value-type="float" office:value="0.0921528" calcext:value-type="float">
            <text:p>0.0921528</text:p>
          </table:table-cell>
          <table:table-cell office:value-type="float" office:value="0.491181" calcext:value-type="float">
            <text:p>0.491181</text:p>
          </table:table-cell>
          <table:table-cell office:value-type="float" office:value="0.425978" calcext:value-type="float">
            <text:p>0.425978</text:p>
          </table:table-cell>
          <table:table-cell office:value-type="float" office:value="6.72052" calcext:value-type="float">
            <text:p>6.720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6791" calcext:value-type="float">
            <text:p>18.6791</text:p>
          </table:table-cell>
          <table:table-cell office:value-type="float" office:value="17.2147" calcext:value-type="float">
            <text:p>17.2147</text:p>
          </table:table-cell>
          <table:table-cell office:value-type="float" office:value="4.79561" calcext:value-type="float">
            <text:p>4.79561</text:p>
          </table:table-cell>
          <table:table-cell office:value-type="float" office:value="2.24246" calcext:value-type="float">
            <text:p>2.24246</text:p>
          </table:table-cell>
          <table:table-cell office:value-type="float" office:value="0.63341" calcext:value-type="float">
            <text:p>0.63341</text:p>
          </table:table-cell>
          <table:table-cell office:value-type="float" office:value="0.0696544" calcext:value-type="float">
            <text:p>0.0696544</text:p>
          </table:table-cell>
          <table:table-cell office:value-type="float" office:value="0.092008" calcext:value-type="float">
            <text:p>0.092008</text:p>
          </table:table-cell>
          <table:table-cell office:value-type="float" office:value="0.489761" calcext:value-type="float">
            <text:p>0.489761</text:p>
          </table:table-cell>
          <table:table-cell office:value-type="float" office:value="0.424638" calcext:value-type="float">
            <text:p>0.424638</text:p>
          </table:table-cell>
          <table:table-cell office:value-type="float" office:value="2.02497" calcext:value-type="float">
            <text:p>2.024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5776" calcext:value-type="float">
            <text:p>18.5776</text:p>
          </table:table-cell>
          <table:table-cell office:value-type="float" office:value="17.417" calcext:value-type="float">
            <text:p>17.417</text:p>
          </table:table-cell>
          <table:table-cell office:value-type="float" office:value="4.77693" calcext:value-type="float">
            <text:p>4.77693</text:p>
          </table:table-cell>
          <table:table-cell office:value-type="float" office:value="2.22888" calcext:value-type="float">
            <text:p>2.22888</text:p>
          </table:table-cell>
          <table:table-cell office:value-type="float" office:value="0.550426" calcext:value-type="float">
            <text:p>0.550426</text:p>
          </table:table-cell>
          <table:table-cell office:value-type="float" office:value="0.0693778" calcext:value-type="float">
            <text:p>0.0693778</text:p>
          </table:table-cell>
          <table:table-cell office:value-type="float" office:value="0.0918261" calcext:value-type="float">
            <text:p>0.0918261</text:p>
          </table:table-cell>
          <table:table-cell office:value-type="float" office:value="0.487877" calcext:value-type="float">
            <text:p>0.487877</text:p>
          </table:table-cell>
          <table:table-cell office:value-type="float" office:value="0.423035" calcext:value-type="float">
            <text:p>0.423035</text:p>
          </table:table-cell>
          <table:table-cell office:value-type="float" office:value="5.96344" calcext:value-type="float">
            <text:p>5.963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3578" calcext:value-type="float">
            <text:p>18.3578</text:p>
          </table:table-cell>
          <table:table-cell office:value-type="float" office:value="17.6162" calcext:value-type="float">
            <text:p>17.6162</text:p>
          </table:table-cell>
          <table:table-cell office:value-type="float" office:value="4.86974" calcext:value-type="float">
            <text:p>4.86974</text:p>
          </table:table-cell>
          <table:table-cell office:value-type="float" office:value="2.27696" calcext:value-type="float">
            <text:p>2.27696</text:p>
          </table:table-cell>
          <table:table-cell office:value-type="float" office:value="0.570499" calcext:value-type="float">
            <text:p>0.570499</text:p>
          </table:table-cell>
          <table:table-cell office:value-type="float" office:value="0.0694078" calcext:value-type="float">
            <text:p>0.0694078</text:p>
          </table:table-cell>
          <table:table-cell office:value-type="float" office:value="0.0916075" calcext:value-type="float">
            <text:p>0.0916075</text:p>
          </table:table-cell>
          <table:table-cell office:value-type="float" office:value="0.48635" calcext:value-type="float">
            <text:p>0.48635</text:p>
          </table:table-cell>
          <table:table-cell office:value-type="float" office:value="0.421443" calcext:value-type="float">
            <text:p>0.421443</text:p>
          </table:table-cell>
          <table:table-cell office:value-type="float" office:value="3.85449" calcext:value-type="float">
            <text:p>3.854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2212" calcext:value-type="float">
            <text:p>18.2212</text:p>
          </table:table-cell>
          <table:table-cell office:value-type="float" office:value="17.8079" calcext:value-type="float">
            <text:p>17.8079</text:p>
          </table:table-cell>
          <table:table-cell office:value-type="float" office:value="4.86076" calcext:value-type="float">
            <text:p>4.86076</text:p>
          </table:table-cell>
          <table:table-cell office:value-type="float" office:value="2.28129" calcext:value-type="float">
            <text:p>2.28129</text:p>
          </table:table-cell>
          <table:table-cell office:value-type="float" office:value="0.524175" calcext:value-type="float">
            <text:p>0.524175</text:p>
          </table:table-cell>
          <table:table-cell office:value-type="float" office:value="0.0693409" calcext:value-type="float">
            <text:p>0.0693409</text:p>
          </table:table-cell>
          <table:table-cell office:value-type="float" office:value="0.0913729" calcext:value-type="float">
            <text:p>0.0913729</text:p>
          </table:table-cell>
          <table:table-cell office:value-type="float" office:value="0.484579" calcext:value-type="float">
            <text:p>0.484579</text:p>
          </table:table-cell>
          <table:table-cell office:value-type="float" office:value="0.419801" calcext:value-type="float">
            <text:p>0.419801</text:p>
          </table:table-cell>
          <table:table-cell office:value-type="float" office:value="2.40039" calcext:value-type="float">
            <text:p>2.400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0907" calcext:value-type="float">
            <text:p>18.0907</text:p>
          </table:table-cell>
          <table:table-cell office:value-type="float" office:value="17.9918" calcext:value-type="float">
            <text:p>17.9918</text:p>
          </table:table-cell>
          <table:table-cell office:value-type="float" office:value="4.83033" calcext:value-type="float">
            <text:p>4.83033</text:p>
          </table:table-cell>
          <table:table-cell office:value-type="float" office:value="2.29793" calcext:value-type="float">
            <text:p>2.29793</text:p>
          </table:table-cell>
          <table:table-cell office:value-type="float" office:value="0.514816" calcext:value-type="float">
            <text:p>0.514816</text:p>
          </table:table-cell>
          <table:table-cell office:value-type="float" office:value="0.0691446" calcext:value-type="float">
            <text:p>0.0691446</text:p>
          </table:table-cell>
          <table:table-cell office:value-type="float" office:value="0.0911397" calcext:value-type="float">
            <text:p>0.0911397</text:p>
          </table:table-cell>
          <table:table-cell office:value-type="float" office:value="0.482734" calcext:value-type="float">
            <text:p>0.482734</text:p>
          </table:table-cell>
          <table:table-cell office:value-type="float" office:value="0.418175" calcext:value-type="float">
            <text:p>0.418175</text:p>
          </table:table-cell>
          <table:table-cell office:value-type="float" office:value="0.921763" calcext:value-type="float">
            <text:p>0.9217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158" calcext:value-type="float">
            <text:p>17.9158</text:p>
          </table:table-cell>
          <table:table-cell office:value-type="float" office:value="18.1462" calcext:value-type="float">
            <text:p>18.1462</text:p>
          </table:table-cell>
          <table:table-cell office:value-type="float" office:value="4.80546" calcext:value-type="float">
            <text:p>4.80546</text:p>
          </table:table-cell>
          <table:table-cell office:value-type="float" office:value="2.34033" calcext:value-type="float">
            <text:p>2.34033</text:p>
          </table:table-cell>
          <table:table-cell office:value-type="float" office:value="0.544034" calcext:value-type="float">
            <text:p>0.544034</text:p>
          </table:table-cell>
          <table:table-cell office:value-type="float" office:value="0.069025" calcext:value-type="float">
            <text:p>0.069025</text:p>
          </table:table-cell>
          <table:table-cell office:value-type="float" office:value="0.0910485" calcext:value-type="float">
            <text:p>0.0910485</text:p>
          </table:table-cell>
          <table:table-cell office:value-type="float" office:value="0.480956" calcext:value-type="float">
            <text:p>0.480956</text:p>
          </table:table-cell>
          <table:table-cell office:value-type="float" office:value="0.416639" calcext:value-type="float">
            <text:p>0.416639</text:p>
          </table:table-cell>
          <table:table-cell office:value-type="float" office:value="1.96728" calcext:value-type="float">
            <text:p>1.967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7901" calcext:value-type="float">
            <text:p>17.7901</text:p>
          </table:table-cell>
          <table:table-cell office:value-type="float" office:value="18.2826" calcext:value-type="float">
            <text:p>18.2826</text:p>
          </table:table-cell>
          <table:table-cell office:value-type="float" office:value="4.70375" calcext:value-type="float">
            <text:p>4.70375</text:p>
          </table:table-cell>
          <table:table-cell office:value-type="float" office:value="2.36172" calcext:value-type="float">
            <text:p>2.36172</text:p>
          </table:table-cell>
          <table:table-cell office:value-type="float" office:value="0.538906" calcext:value-type="float">
            <text:p>0.538906</text:p>
          </table:table-cell>
          <table:table-cell office:value-type="float" office:value="0.0687698" calcext:value-type="float">
            <text:p>0.0687698</text:p>
          </table:table-cell>
          <table:table-cell office:value-type="float" office:value="0.0912731" calcext:value-type="float">
            <text:p>0.0912731</text:p>
          </table:table-cell>
          <table:table-cell office:value-type="float" office:value="0.479117" calcext:value-type="float">
            <text:p>0.479117</text:p>
          </table:table-cell>
          <table:table-cell office:value-type="float" office:value="0.415237" calcext:value-type="float">
            <text:p>0.415237</text:p>
          </table:table-cell>
          <table:table-cell office:value-type="float" office:value="1.05144" calcext:value-type="float">
            <text:p>1.051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6592" calcext:value-type="float">
            <text:p>17.6592</text:p>
          </table:table-cell>
          <table:table-cell office:value-type="float" office:value="18.4612" calcext:value-type="float">
            <text:p>18.4612</text:p>
          </table:table-cell>
          <table:table-cell office:value-type="float" office:value="4.67954" calcext:value-type="float">
            <text:p>4.67954</text:p>
          </table:table-cell>
          <table:table-cell office:value-type="float" office:value="2.36926" calcext:value-type="float">
            <text:p>2.36926</text:p>
          </table:table-cell>
          <table:table-cell office:value-type="float" office:value="0.511941" calcext:value-type="float">
            <text:p>0.511941</text:p>
          </table:table-cell>
          <table:table-cell office:value-type="float" office:value="0.0685456" calcext:value-type="float">
            <text:p>0.0685456</text:p>
          </table:table-cell>
          <table:table-cell office:value-type="float" office:value="0.0914157" calcext:value-type="float">
            <text:p>0.0914157</text:p>
          </table:table-cell>
          <table:table-cell office:value-type="float" office:value="0.47735" calcext:value-type="float">
            <text:p>0.47735</text:p>
          </table:table-cell>
          <table:table-cell office:value-type="float" office:value="0.413742" calcext:value-type="float">
            <text:p>0.413742</text:p>
          </table:table-cell>
          <table:table-cell office:value-type="float" office:value="6.65792" calcext:value-type="float">
            <text:p>6.657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4587" calcext:value-type="float">
            <text:p>17.4587</text:p>
          </table:table-cell>
          <table:table-cell office:value-type="float" office:value="18.6484" calcext:value-type="float">
            <text:p>18.6484</text:p>
          </table:table-cell>
          <table:table-cell office:value-type="float" office:value="4.75539" calcext:value-type="float">
            <text:p>4.75539</text:p>
          </table:table-cell>
          <table:table-cell office:value-type="float" office:value="2.3977" calcext:value-type="float">
            <text:p>2.3977</text:p>
          </table:table-cell>
          <table:table-cell office:value-type="float" office:value="0.51428" calcext:value-type="float">
            <text:p>0.51428</text:p>
          </table:table-cell>
          <table:table-cell office:value-type="float" office:value="0.0682874" calcext:value-type="float">
            <text:p>0.0682874</text:p>
          </table:table-cell>
          <table:table-cell office:value-type="float" office:value="0.0913831" calcext:value-type="float">
            <text:p>0.0913831</text:p>
          </table:table-cell>
          <table:table-cell office:value-type="float" office:value="0.475557" calcext:value-type="float">
            <text:p>0.475557</text:p>
          </table:table-cell>
          <table:table-cell office:value-type="float" office:value="0.412203" calcext:value-type="float">
            <text:p>0.412203</text:p>
          </table:table-cell>
          <table:table-cell office:value-type="float" office:value="0.548041" calcext:value-type="float">
            <text:p>0.5480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2799" calcext:value-type="float">
            <text:p>17.2799</text:p>
          </table:table-cell>
          <table:table-cell office:value-type="float" office:value="18.7883" calcext:value-type="float">
            <text:p>18.7883</text:p>
          </table:table-cell>
          <table:table-cell office:value-type="float" office:value="4.7318" calcext:value-type="float">
            <text:p>4.7318</text:p>
          </table:table-cell>
          <table:table-cell office:value-type="float" office:value="2.4321" calcext:value-type="float">
            <text:p>2.4321</text:p>
          </table:table-cell>
          <table:table-cell office:value-type="float" office:value="0.528988" calcext:value-type="float">
            <text:p>0.528988</text:p>
          </table:table-cell>
          <table:table-cell office:value-type="float" office:value="0.0680322" calcext:value-type="float">
            <text:p>0.0680322</text:p>
          </table:table-cell>
          <table:table-cell office:value-type="float" office:value="0.0915173" calcext:value-type="float">
            <text:p>0.0915173</text:p>
          </table:table-cell>
          <table:table-cell office:value-type="float" office:value="0.473783" calcext:value-type="float">
            <text:p>0.473783</text:p>
          </table:table-cell>
          <table:table-cell office:value-type="float" office:value="0.410728" calcext:value-type="float">
            <text:p>0.410728</text:p>
          </table:table-cell>
          <table:table-cell office:value-type="float" office:value="1.73231" calcext:value-type="float">
            <text:p>1.732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121" calcext:value-type="float">
            <text:p>17.121</text:p>
          </table:table-cell>
          <table:table-cell office:value-type="float" office:value="18.9223" calcext:value-type="float">
            <text:p>18.9223</text:p>
          </table:table-cell>
          <table:table-cell office:value-type="float" office:value="4.67813" calcext:value-type="float">
            <text:p>4.67813</text:p>
          </table:table-cell>
          <table:table-cell office:value-type="float" office:value="2.45671" calcext:value-type="float">
            <text:p>2.45671</text:p>
          </table:table-cell>
          <table:table-cell office:value-type="float" office:value="0.52749" calcext:value-type="float">
            <text:p>0.52749</text:p>
          </table:table-cell>
          <table:table-cell office:value-type="float" office:value="0.0678079" calcext:value-type="float">
            <text:p>0.0678079</text:p>
          </table:table-cell>
          <table:table-cell office:value-type="float" office:value="0.0918598" calcext:value-type="float">
            <text:p>0.0918598</text:p>
          </table:table-cell>
          <table:table-cell office:value-type="float" office:value="0.47207" calcext:value-type="float">
            <text:p>0.47207</text:p>
          </table:table-cell>
          <table:table-cell office:value-type="float" office:value="0.409313" calcext:value-type="float">
            <text:p>0.409313</text:p>
          </table:table-cell>
          <table:table-cell office:value-type="float" office:value="0.276445" calcext:value-type="float">
            <text:p>0.2764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9536" calcext:value-type="float">
            <text:p>16.9536</text:p>
          </table:table-cell>
          <table:table-cell office:value-type="float" office:value="19.0926" calcext:value-type="float">
            <text:p>19.0926</text:p>
          </table:table-cell>
          <table:table-cell office:value-type="float" office:value="4.68936" calcext:value-type="float">
            <text:p>4.68936</text:p>
          </table:table-cell>
          <table:table-cell office:value-type="float" office:value="2.46895" calcext:value-type="float">
            <text:p>2.46895</text:p>
          </table:table-cell>
          <table:table-cell office:value-type="float" office:value="0.507183" calcext:value-type="float">
            <text:p>0.507183</text:p>
          </table:table-cell>
          <table:table-cell office:value-type="float" office:value="0.0676559" calcext:value-type="float">
            <text:p>0.0676559</text:p>
          </table:table-cell>
          <table:table-cell office:value-type="float" office:value="0.0920094" calcext:value-type="float">
            <text:p>0.0920094</text:p>
          </table:table-cell>
          <table:table-cell office:value-type="float" office:value="0.470434" calcext:value-type="float">
            <text:p>0.470434</text:p>
          </table:table-cell>
          <table:table-cell office:value-type="float" office:value="0.407825" calcext:value-type="float">
            <text:p>0.407825</text:p>
          </table:table-cell>
          <table:table-cell office:value-type="float" office:value="3.08389" calcext:value-type="float">
            <text:p>3.083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7349" calcext:value-type="float">
            <text:p>16.7349</text:p>
          </table:table-cell>
          <table:table-cell office:value-type="float" office:value="19.2099" calcext:value-type="float">
            <text:p>19.2099</text:p>
          </table:table-cell>
          <table:table-cell office:value-type="float" office:value="4.69921" calcext:value-type="float">
            <text:p>4.69921</text:p>
          </table:table-cell>
          <table:table-cell office:value-type="float" office:value="2.50932" calcext:value-type="float">
            <text:p>2.50932</text:p>
          </table:table-cell>
          <table:table-cell office:value-type="float" office:value="0.522191" calcext:value-type="float">
            <text:p>0.522191</text:p>
          </table:table-cell>
          <table:table-cell office:value-type="float" office:value="0.0674203" calcext:value-type="float">
            <text:p>0.0674203</text:p>
          </table:table-cell>
          <table:table-cell office:value-type="float" office:value="0.0924374" calcext:value-type="float">
            <text:p>0.0924374</text:p>
          </table:table-cell>
          <table:table-cell office:value-type="float" office:value="0.468754" calcext:value-type="float">
            <text:p>0.468754</text:p>
          </table:table-cell>
          <table:table-cell office:value-type="float" office:value="0.406402" calcext:value-type="float">
            <text:p>0.406402</text:p>
          </table:table-cell>
          <table:table-cell office:value-type="float" office:value="2.69466" calcext:value-type="float">
            <text:p>2.694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5434" calcext:value-type="float">
            <text:p>16.5434</text:p>
          </table:table-cell>
          <table:table-cell office:value-type="float" office:value="19.3647" calcext:value-type="float">
            <text:p>19.3647</text:p>
          </table:table-cell>
          <table:table-cell office:value-type="float" office:value="4.72571" calcext:value-type="float">
            <text:p>4.72571</text:p>
          </table:table-cell>
          <table:table-cell office:value-type="float" office:value="2.53288" calcext:value-type="float">
            <text:p>2.53288</text:p>
          </table:table-cell>
          <table:table-cell office:value-type="float" office:value="0.522691" calcext:value-type="float">
            <text:p>0.522691</text:p>
          </table:table-cell>
          <table:table-cell office:value-type="float" office:value="0.0671937" calcext:value-type="float">
            <text:p>0.0671937</text:p>
          </table:table-cell>
          <table:table-cell office:value-type="float" office:value="0.0927109" calcext:value-type="float">
            <text:p>0.0927109</text:p>
          </table:table-cell>
          <table:table-cell office:value-type="float" office:value="0.467084" calcext:value-type="float">
            <text:p>0.467084</text:p>
          </table:table-cell>
          <table:table-cell office:value-type="float" office:value="0.404956" calcext:value-type="float">
            <text:p>0.404956</text:p>
          </table:table-cell>
          <table:table-cell office:value-type="float" office:value="3.2552" calcext:value-type="float">
            <text:p>3.25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115" calcext:value-type="float">
            <text:p>16.3115</text:p>
          </table:table-cell>
          <table:table-cell office:value-type="float" office:value="19.5316" calcext:value-type="float">
            <text:p>19.5316</text:p>
          </table:table-cell>
          <table:table-cell office:value-type="float" office:value="4.82079" calcext:value-type="float">
            <text:p>4.82079</text:p>
          </table:table-cell>
          <table:table-cell office:value-type="float" office:value="2.55853" calcext:value-type="float">
            <text:p>2.55853</text:p>
          </table:table-cell>
          <table:table-cell office:value-type="float" office:value="0.52139" calcext:value-type="float">
            <text:p>0.52139</text:p>
          </table:table-cell>
          <table:table-cell office:value-type="float" office:value="0.0669633" calcext:value-type="float">
            <text:p>0.0669633</text:p>
          </table:table-cell>
          <table:table-cell office:value-type="float" office:value="0.092713" calcext:value-type="float">
            <text:p>0.092713</text:p>
          </table:table-cell>
          <table:table-cell office:value-type="float" office:value="0.465401" calcext:value-type="float">
            <text:p>0.465401</text:p>
          </table:table-cell>
          <table:table-cell office:value-type="float" office:value="0.403497" calcext:value-type="float">
            <text:p>0.403497</text:p>
          </table:table-cell>
          <table:table-cell office:value-type="float" office:value="0.848573" calcext:value-type="float">
            <text:p>0.8485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898" calcext:value-type="float">
            <text:p>16.0898</text:p>
          </table:table-cell>
          <table:table-cell office:value-type="float" office:value="19.6143" calcext:value-type="float">
            <text:p>19.6143</text:p>
          </table:table-cell>
          <table:table-cell office:value-type="float" office:value="4.79444" calcext:value-type="float">
            <text:p>4.79444</text:p>
          </table:table-cell>
          <table:table-cell office:value-type="float" office:value="2.60839" calcext:value-type="float">
            <text:p>2.60839</text:p>
          </table:table-cell>
          <table:table-cell office:value-type="float" office:value="0.555378" calcext:value-type="float">
            <text:p>0.555378</text:p>
          </table:table-cell>
          <table:table-cell office:value-type="float" office:value="0.0667851" calcext:value-type="float">
            <text:p>0.0667851</text:p>
          </table:table-cell>
          <table:table-cell office:value-type="float" office:value="0.0931381" calcext:value-type="float">
            <text:p>0.0931381</text:p>
          </table:table-cell>
          <table:table-cell office:value-type="float" office:value="0.46375" calcext:value-type="float">
            <text:p>0.46375</text:p>
          </table:table-cell>
          <table:table-cell office:value-type="float" office:value="0.402154" calcext:value-type="float">
            <text:p>0.402154</text:p>
          </table:table-cell>
          <table:table-cell office:value-type="float" office:value="10.074" calcext:value-type="float">
            <text:p>10.0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8824" calcext:value-type="float">
            <text:p>15.8824</text:p>
          </table:table-cell>
          <table:table-cell office:value-type="float" office:value="19.7597" calcext:value-type="float">
            <text:p>19.7597</text:p>
          </table:table-cell>
          <table:table-cell office:value-type="float" office:value="4.82543" calcext:value-type="float">
            <text:p>4.82543</text:p>
          </table:table-cell>
          <table:table-cell office:value-type="float" office:value="2.62867" calcext:value-type="float">
            <text:p>2.62867</text:p>
          </table:table-cell>
          <table:table-cell office:value-type="float" office:value="0.547584" calcext:value-type="float">
            <text:p>0.547584</text:p>
          </table:table-cell>
          <table:table-cell office:value-type="float" office:value="0.0666139" calcext:value-type="float">
            <text:p>0.0666139</text:p>
          </table:table-cell>
          <table:table-cell office:value-type="float" office:value="0.0933489" calcext:value-type="float">
            <text:p>0.0933489</text:p>
          </table:table-cell>
          <table:table-cell office:value-type="float" office:value="0.46212" calcext:value-type="float">
            <text:p>0.46212</text:p>
          </table:table-cell>
          <table:table-cell office:value-type="float" office:value="0.400764" calcext:value-type="float">
            <text:p>0.400764</text:p>
          </table:table-cell>
          <table:table-cell office:value-type="float" office:value="0.752543" calcext:value-type="float">
            <text:p>0.7525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959" calcext:value-type="float">
            <text:p>15.6959</text:p>
          </table:table-cell>
          <table:table-cell office:value-type="float" office:value="19.8824" calcext:value-type="float">
            <text:p>19.8824</text:p>
          </table:table-cell>
          <table:table-cell office:value-type="float" office:value="4.77848" calcext:value-type="float">
            <text:p>4.77848</text:p>
          </table:table-cell>
          <table:table-cell office:value-type="float" office:value="2.63503" calcext:value-type="float">
            <text:p>2.63503</text:p>
          </table:table-cell>
          <table:table-cell office:value-type="float" office:value="0.506151" calcext:value-type="float">
            <text:p>0.506151</text:p>
          </table:table-cell>
          <table:table-cell office:value-type="float" office:value="0.066387" calcext:value-type="float">
            <text:p>0.066387</text:p>
          </table:table-cell>
          <table:table-cell office:value-type="float" office:value="0.0935226" calcext:value-type="float">
            <text:p>0.0935226</text:p>
          </table:table-cell>
          <table:table-cell office:value-type="float" office:value="0.460504" calcext:value-type="float">
            <text:p>0.460504</text:p>
          </table:table-cell>
          <table:table-cell office:value-type="float" office:value="0.39935" calcext:value-type="float">
            <text:p>0.39935</text:p>
          </table:table-cell>
          <table:table-cell office:value-type="float" office:value="3.27014" calcext:value-type="float">
            <text:p>3.270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592" calcext:value-type="float">
            <text:p>15.4592</text:p>
          </table:table-cell>
          <table:table-cell office:value-type="float" office:value="20.0395" calcext:value-type="float">
            <text:p>20.0395</text:p>
          </table:table-cell>
          <table:table-cell office:value-type="float" office:value="4.86841" calcext:value-type="float">
            <text:p>4.86841</text:p>
          </table:table-cell>
          <table:table-cell office:value-type="float" office:value="2.65281" calcext:value-type="float">
            <text:p>2.65281</text:p>
          </table:table-cell>
          <table:table-cell office:value-type="float" office:value="0.497624" calcext:value-type="float">
            <text:p>0.497624</text:p>
          </table:table-cell>
          <table:table-cell office:value-type="float" office:value="0.0662243" calcext:value-type="float">
            <text:p>0.0662243</text:p>
          </table:table-cell>
          <table:table-cell office:value-type="float" office:value="0.0933869" calcext:value-type="float">
            <text:p>0.0933869</text:p>
          </table:table-cell>
          <table:table-cell office:value-type="float" office:value="0.458893" calcext:value-type="float">
            <text:p>0.458893</text:p>
          </table:table-cell>
          <table:table-cell office:value-type="float" office:value="0.398004" calcext:value-type="float">
            <text:p>0.398004</text:p>
          </table:table-cell>
          <table:table-cell office:value-type="float" office:value="1.26509" calcext:value-type="float">
            <text:p>1.265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436" calcext:value-type="float">
            <text:p>15.2436</text:p>
          </table:table-cell>
          <table:table-cell office:value-type="float" office:value="20.1845" calcext:value-type="float">
            <text:p>20.1845</text:p>
          </table:table-cell>
          <table:table-cell office:value-type="float" office:value="4.90055" calcext:value-type="float">
            <text:p>4.90055</text:p>
          </table:table-cell>
          <table:table-cell office:value-type="float" office:value="2.66389" calcext:value-type="float">
            <text:p>2.66389</text:p>
          </table:table-cell>
          <table:table-cell office:value-type="float" office:value="0.477823" calcext:value-type="float">
            <text:p>0.477823</text:p>
          </table:table-cell>
          <table:table-cell office:value-type="float" office:value="0.0660633" calcext:value-type="float">
            <text:p>0.0660633</text:p>
          </table:table-cell>
          <table:table-cell office:value-type="float" office:value="0.0931052" calcext:value-type="float">
            <text:p>0.0931052</text:p>
          </table:table-cell>
          <table:table-cell office:value-type="float" office:value="0.457297" calcext:value-type="float">
            <text:p>0.457297</text:p>
          </table:table-cell>
          <table:table-cell office:value-type="float" office:value="0.396843" calcext:value-type="float">
            <text:p>0.396843</text:p>
          </table:table-cell>
          <table:table-cell office:value-type="float" office:value="5.6488" calcext:value-type="float">
            <text:p>5.64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589" calcext:value-type="float">
            <text:p>15.0589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4.86721" calcext:value-type="float">
            <text:p>4.86721</text:p>
          </table:table-cell>
          <table:table-cell office:value-type="float" office:value="2.67615" calcext:value-type="float">
            <text:p>2.67615</text:p>
          </table:table-cell>
          <table:table-cell office:value-type="float" office:value="0.466583" calcext:value-type="float">
            <text:p>0.466583</text:p>
          </table:table-cell>
          <table:table-cell office:value-type="float" office:value="0.0658354" calcext:value-type="float">
            <text:p>0.0658354</text:p>
          </table:table-cell>
          <table:table-cell office:value-type="float" office:value="0.0927858" calcext:value-type="float">
            <text:p>0.0927858</text:p>
          </table:table-cell>
          <table:table-cell office:value-type="float" office:value="0.455738" calcext:value-type="float">
            <text:p>0.455738</text:p>
          </table:table-cell>
          <table:table-cell office:value-type="float" office:value="0.395845" calcext:value-type="float">
            <text:p>0.395845</text:p>
          </table:table-cell>
          <table:table-cell office:value-type="float" office:value="1.92821" calcext:value-type="float">
            <text:p>1.928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278" calcext:value-type="float">
            <text:p>14.8278</text:p>
          </table:table-cell>
          <table:table-cell office:value-type="float" office:value="20.3961" calcext:value-type="float">
            <text:p>20.3961</text:p>
          </table:table-cell>
          <table:table-cell office:value-type="float" office:value="4.86724" calcext:value-type="float">
            <text:p>4.86724</text:p>
          </table:table-cell>
          <table:table-cell office:value-type="float" office:value="2.71257" calcext:value-type="float">
            <text:p>2.71257</text:p>
          </table:table-cell>
          <table:table-cell office:value-type="float" office:value="0.485519" calcext:value-type="float">
            <text:p>0.485519</text:p>
          </table:table-cell>
          <table:table-cell office:value-type="float" office:value="0.0656173" calcext:value-type="float">
            <text:p>0.0656173</text:p>
          </table:table-cell>
          <table:table-cell office:value-type="float" office:value="0.0924825" calcext:value-type="float">
            <text:p>0.0924825</text:p>
          </table:table-cell>
          <table:table-cell office:value-type="float" office:value="0.45418" calcext:value-type="float">
            <text:p>0.45418</text:p>
          </table:table-cell>
          <table:table-cell office:value-type="float" office:value="0.39472" calcext:value-type="float">
            <text:p>0.39472</text:p>
          </table:table-cell>
          <table:table-cell office:value-type="float" office:value="2.11006" calcext:value-type="float">
            <text:p>2.110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129" calcext:value-type="float">
            <text:p>14.6129</text:p>
          </table:table-cell>
          <table:table-cell office:value-type="float" office:value="20.5142" calcext:value-type="float">
            <text:p>20.5142</text:p>
          </table:table-cell>
          <table:table-cell office:value-type="float" office:value="4.87534" calcext:value-type="float">
            <text:p>4.87534</text:p>
          </table:table-cell>
          <table:table-cell office:value-type="float" office:value="2.72957" calcext:value-type="float">
            <text:p>2.72957</text:p>
          </table:table-cell>
          <table:table-cell office:value-type="float" office:value="0.478202" calcext:value-type="float">
            <text:p>0.478202</text:p>
          </table:table-cell>
          <table:table-cell office:value-type="float" office:value="0.0653943" calcext:value-type="float">
            <text:p>0.0653943</text:p>
          </table:table-cell>
          <table:table-cell office:value-type="float" office:value="0.0921697" calcext:value-type="float">
            <text:p>0.0921697</text:p>
          </table:table-cell>
          <table:table-cell office:value-type="float" office:value="0.452643" calcext:value-type="float">
            <text:p>0.452643</text:p>
          </table:table-cell>
          <table:table-cell office:value-type="float" office:value="0.393755" calcext:value-type="float">
            <text:p>0.393755</text:p>
          </table:table-cell>
          <table:table-cell office:value-type="float" office:value="0.625466" calcext:value-type="float">
            <text:p>0.6254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731" calcext:value-type="float">
            <text:p>14.3731</text:p>
          </table:table-cell>
          <table:table-cell office:value-type="float" office:value="20.6039" calcext:value-type="float">
            <text:p>20.6039</text:p>
          </table:table-cell>
          <table:table-cell office:value-type="float" office:value="4.90525" calcext:value-type="float">
            <text:p>4.90525</text:p>
          </table:table-cell>
          <table:table-cell office:value-type="float" office:value="2.76435" calcext:value-type="float">
            <text:p>2.76435</text:p>
          </table:table-cell>
          <table:table-cell office:value-type="float" office:value="0.499185" calcext:value-type="float">
            <text:p>0.499185</text:p>
          </table:table-cell>
          <table:table-cell office:value-type="float" office:value="0.0651873" calcext:value-type="float">
            <text:p>0.0651873</text:p>
          </table:table-cell>
          <table:table-cell office:value-type="float" office:value="0.0918644" calcext:value-type="float">
            <text:p>0.0918644</text:p>
          </table:table-cell>
          <table:table-cell office:value-type="float" office:value="0.451112" calcext:value-type="float">
            <text:p>0.451112</text:p>
          </table:table-cell>
          <table:table-cell office:value-type="float" office:value="0.392711" calcext:value-type="float">
            <text:p>0.392711</text:p>
          </table:table-cell>
          <table:table-cell office:value-type="float" office:value="1.22731" calcext:value-type="float">
            <text:p>1.227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1274" calcext:value-type="float">
            <text:p>14.1274</text:p>
          </table:table-cell>
          <table:table-cell office:value-type="float" office:value="20.6773" calcext:value-type="float">
            <text:p>20.6773</text:p>
          </table:table-cell>
          <table:table-cell office:value-type="float" office:value="4.91903" calcext:value-type="float">
            <text:p>4.91903</text:p>
          </table:table-cell>
          <table:table-cell office:value-type="float" office:value="2.79629" calcext:value-type="float">
            <text:p>2.79629</text:p>
          </table:table-cell>
          <table:table-cell office:value-type="float" office:value="0.506004" calcext:value-type="float">
            <text:p>0.506004</text:p>
          </table:table-cell>
          <table:table-cell office:value-type="float" office:value="0.0650267" calcext:value-type="float">
            <text:p>0.0650267</text:p>
          </table:table-cell>
          <table:table-cell office:value-type="float" office:value="0.0915584" calcext:value-type="float">
            <text:p>0.0915584</text:p>
          </table:table-cell>
          <table:table-cell office:value-type="float" office:value="0.449604" calcext:value-type="float">
            <text:p>0.449604</text:p>
          </table:table-cell>
          <table:table-cell office:value-type="float" office:value="0.391613" calcext:value-type="float">
            <text:p>0.391613</text:p>
          </table:table-cell>
          <table:table-cell office:value-type="float" office:value="0.682061" calcext:value-type="float">
            <text:p>0.6820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879" calcext:value-type="float">
            <text:p>13.8879</text:p>
          </table:table-cell>
          <table:table-cell office:value-type="float" office:value="20.7505" calcext:value-type="float">
            <text:p>20.7505</text:p>
          </table:table-cell>
          <table:table-cell office:value-type="float" office:value="4.93503" calcext:value-type="float">
            <text:p>4.93503</text:p>
          </table:table-cell>
          <table:table-cell office:value-type="float" office:value="2.83051" calcext:value-type="float">
            <text:p>2.83051</text:p>
          </table:table-cell>
          <table:table-cell office:value-type="float" office:value="0.523529" calcext:value-type="float">
            <text:p>0.523529</text:p>
          </table:table-cell>
          <table:table-cell office:value-type="float" office:value="0.0649021" calcext:value-type="float">
            <text:p>0.0649021</text:p>
          </table:table-cell>
          <table:table-cell office:value-type="float" office:value="0.0912561" calcext:value-type="float">
            <text:p>0.0912561</text:p>
          </table:table-cell>
          <table:table-cell office:value-type="float" office:value="0.448131" calcext:value-type="float">
            <text:p>0.448131</text:p>
          </table:table-cell>
          <table:table-cell office:value-type="float" office:value="0.390442" calcext:value-type="float">
            <text:p>0.390442</text:p>
          </table:table-cell>
          <table:table-cell office:value-type="float" office:value="0.357821" calcext:value-type="float">
            <text:p>0.3578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6115" calcext:value-type="float">
            <text:p>13.6115</text:p>
          </table:table-cell>
          <table:table-cell office:value-type="float" office:value="20.8156" calcext:value-type="float">
            <text:p>20.8156</text:p>
          </table:table-cell>
          <table:table-cell office:value-type="float" office:value="4.99645" calcext:value-type="float">
            <text:p>4.99645</text:p>
          </table:table-cell>
          <table:table-cell office:value-type="float" office:value="2.86449" calcext:value-type="float">
            <text:p>2.86449</text:p>
          </table:table-cell>
          <table:table-cell office:value-type="float" office:value="0.530611" calcext:value-type="float">
            <text:p>0.530611</text:p>
          </table:table-cell>
          <table:table-cell office:value-type="float" office:value="0.0650663" calcext:value-type="float">
            <text:p>0.0650663</text:p>
          </table:table-cell>
          <table:table-cell office:value-type="float" office:value="0.0909562" calcext:value-type="float">
            <text:p>0.0909562</text:p>
          </table:table-cell>
          <table:table-cell office:value-type="float" office:value="0.446775" calcext:value-type="float">
            <text:p>0.446775</text:p>
          </table:table-cell>
          <table:table-cell office:value-type="float" office:value="0.389239" calcext:value-type="float">
            <text:p>0.389239</text:p>
          </table:table-cell>
          <table:table-cell office:value-type="float" office:value="1.55725" calcext:value-type="float">
            <text:p>1.557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3601" calcext:value-type="float">
            <text:p>13.3601</text:p>
          </table:table-cell>
          <table:table-cell office:value-type="float" office:value="20.8488" calcext:value-type="float">
            <text:p>20.8488</text:p>
          </table:table-cell>
          <table:table-cell office:value-type="float" office:value="5.01542" calcext:value-type="float">
            <text:p>5.01542</text:p>
          </table:table-cell>
          <table:table-cell office:value-type="float" office:value="2.91548" calcext:value-type="float">
            <text:p>2.91548</text:p>
          </table:table-cell>
          <table:table-cell office:value-type="float" office:value="0.574908" calcext:value-type="float">
            <text:p>0.574908</text:p>
          </table:table-cell>
          <table:table-cell office:value-type="float" office:value="0.0653894" calcext:value-type="float">
            <text:p>0.0653894</text:p>
          </table:table-cell>
          <table:table-cell office:value-type="float" office:value="0.0906686" calcext:value-type="float">
            <text:p>0.0906686</text:p>
          </table:table-cell>
          <table:table-cell office:value-type="float" office:value="0.445541" calcext:value-type="float">
            <text:p>0.445541</text:p>
          </table:table-cell>
          <table:table-cell office:value-type="float" office:value="0.387959" calcext:value-type="float">
            <text:p>0.387959</text:p>
          </table:table-cell>
          <table:table-cell office:value-type="float" office:value="2.44226" calcext:value-type="float">
            <text:p>2.442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1179" calcext:value-type="float">
            <text:p>13.1179</text:p>
          </table:table-cell>
          <table:table-cell office:value-type="float" office:value="20.8875" calcext:value-type="float">
            <text:p>20.8875</text:p>
          </table:table-cell>
          <table:table-cell office:value-type="float" office:value="4.99955" calcext:value-type="float">
            <text:p>4.99955</text:p>
          </table:table-cell>
          <table:table-cell office:value-type="float" office:value="2.94857" calcext:value-type="float">
            <text:p>2.94857</text:p>
          </table:table-cell>
          <table:table-cell office:value-type="float" office:value="0.579477" calcext:value-type="float">
            <text:p>0.579477</text:p>
          </table:table-cell>
          <table:table-cell office:value-type="float" office:value="0.0657706" calcext:value-type="float">
            <text:p>0.0657706</text:p>
          </table:table-cell>
          <table:table-cell office:value-type="float" office:value="0.0904124" calcext:value-type="float">
            <text:p>0.0904124</text:p>
          </table:table-cell>
          <table:table-cell office:value-type="float" office:value="0.44429" calcext:value-type="float">
            <text:p>0.44429</text:p>
          </table:table-cell>
          <table:table-cell office:value-type="float" office:value="0.38672" calcext:value-type="float">
            <text:p>0.38672</text:p>
          </table:table-cell>
          <table:table-cell office:value-type="float" office:value="0.19024" calcext:value-type="float">
            <text:p>0.190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846" calcext:value-type="float">
            <text:p>12.8846</text:p>
          </table:table-cell>
          <table:table-cell office:value-type="float" office:value="20.9466" calcext:value-type="float">
            <text:p>20.9466</text:p>
          </table:table-cell>
          <table:table-cell office:value-type="float" office:value="4.98611" calcext:value-type="float">
            <text:p>4.98611</text:p>
          </table:table-cell>
          <table:table-cell office:value-type="float" office:value="2.97041" calcext:value-type="float">
            <text:p>2.97041</text:p>
          </table:table-cell>
          <table:table-cell office:value-type="float" office:value="0.570978" calcext:value-type="float">
            <text:p>0.570978</text:p>
          </table:table-cell>
          <table:table-cell office:value-type="float" office:value="0.0661002" calcext:value-type="float">
            <text:p>0.0661002</text:p>
          </table:table-cell>
          <table:table-cell office:value-type="float" office:value="0.0901365" calcext:value-type="float">
            <text:p>0.0901365</text:p>
          </table:table-cell>
          <table:table-cell office:value-type="float" office:value="0.443002" calcext:value-type="float">
            <text:p>0.443002</text:p>
          </table:table-cell>
          <table:table-cell office:value-type="float" office:value="0.385482" calcext:value-type="float">
            <text:p>0.385482</text:p>
          </table:table-cell>
          <table:table-cell office:value-type="float" office:value="1.7847" calcext:value-type="float">
            <text:p>1.78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6951" calcext:value-type="float">
            <text:p>12.6951</text:p>
          </table:table-cell>
          <table:table-cell office:value-type="float" office:value="20.9846" calcext:value-type="float">
            <text:p>20.9846</text:p>
          </table:table-cell>
          <table:table-cell office:value-type="float" office:value="4.88742" calcext:value-type="float">
            <text:p>4.88742</text:p>
          </table:table-cell>
          <table:table-cell office:value-type="float" office:value="2.99452" calcext:value-type="float">
            <text:p>2.99452</text:p>
          </table:table-cell>
          <table:table-cell office:value-type="float" office:value="0.568279" calcext:value-type="float">
            <text:p>0.568279</text:p>
          </table:table-cell>
          <table:table-cell office:value-type="float" office:value="0.0660372" calcext:value-type="float">
            <text:p>0.0660372</text:p>
          </table:table-cell>
          <table:table-cell office:value-type="float" office:value="0.08987" calcext:value-type="float">
            <text:p>0.08987</text:p>
          </table:table-cell>
          <table:table-cell office:value-type="float" office:value="0.441584" calcext:value-type="float">
            <text:p>0.441584</text:p>
          </table:table-cell>
          <table:table-cell office:value-type="float" office:value="0.384266" calcext:value-type="float">
            <text:p>0.384266</text:p>
          </table:table-cell>
          <table:table-cell office:value-type="float" office:value="2.09586" calcext:value-type="float">
            <text:p>2.095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386" calcext:value-type="float">
            <text:p>12.4386</text:p>
          </table:table-cell>
          <table:table-cell office:value-type="float" office:value="21.0271" calcext:value-type="float">
            <text:p>21.0271</text:p>
          </table:table-cell>
          <table:table-cell office:value-type="float" office:value="4.92455" calcext:value-type="float">
            <text:p>4.92455</text:p>
          </table:table-cell>
          <table:table-cell office:value-type="float" office:value="3.02217" calcext:value-type="float">
            <text:p>3.02217</text:p>
          </table:table-cell>
          <table:table-cell office:value-type="float" office:value="0.569545" calcext:value-type="float">
            <text:p>0.569545</text:p>
          </table:table-cell>
          <table:table-cell office:value-type="float" office:value="0.0660765" calcext:value-type="float">
            <text:p>0.0660765</text:p>
          </table:table-cell>
          <table:table-cell office:value-type="float" office:value="0.0895949" calcext:value-type="float">
            <text:p>0.0895949</text:p>
          </table:table-cell>
          <table:table-cell office:value-type="float" office:value="0.440208" calcext:value-type="float">
            <text:p>0.440208</text:p>
          </table:table-cell>
          <table:table-cell office:value-type="float" office:value="0.38307" calcext:value-type="float">
            <text:p>0.38307</text:p>
          </table:table-cell>
          <table:table-cell office:value-type="float" office:value="2.53163" calcext:value-type="float">
            <text:p>2.531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1934" calcext:value-type="float">
            <text:p>12.1934</text:p>
          </table:table-cell>
          <table:table-cell office:value-type="float" office:value="21.0636" calcext:value-type="float">
            <text:p>21.0636</text:p>
          </table:table-cell>
          <table:table-cell office:value-type="float" office:value="4.93181" calcext:value-type="float">
            <text:p>4.93181</text:p>
          </table:table-cell>
          <table:table-cell office:value-type="float" office:value="3.047" calcext:value-type="float">
            <text:p>3.047</text:p>
          </table:table-cell>
          <table:table-cell office:value-type="float" office:value="0.565721" calcext:value-type="float">
            <text:p>0.565721</text:p>
          </table:table-cell>
          <table:table-cell office:value-type="float" office:value="0.066145" calcext:value-type="float">
            <text:p>0.066145</text:p>
          </table:table-cell>
          <table:table-cell office:value-type="float" office:value="0.0893148" calcext:value-type="float">
            <text:p>0.0893148</text:p>
          </table:table-cell>
          <table:table-cell office:value-type="float" office:value="0.438848" calcext:value-type="float">
            <text:p>0.438848</text:p>
          </table:table-cell>
          <table:table-cell office:value-type="float" office:value="0.381883" calcext:value-type="float">
            <text:p>0.381883</text:p>
          </table:table-cell>
          <table:table-cell office:value-type="float" office:value="0.12447" calcext:value-type="float">
            <text:p>0.124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9541" calcext:value-type="float">
            <text:p>11.9541</text:p>
          </table:table-cell>
          <table:table-cell office:value-type="float" office:value="21.0836" calcext:value-type="float">
            <text:p>21.0836</text:p>
          </table:table-cell>
          <table:table-cell office:value-type="float" office:value="4.93074" calcext:value-type="float">
            <text:p>4.93074</text:p>
          </table:table-cell>
          <table:table-cell office:value-type="float" office:value="3.07798" calcext:value-type="float">
            <text:p>3.07798</text:p>
          </table:table-cell>
          <table:table-cell office:value-type="float" office:value="0.573454" calcext:value-type="float">
            <text:p>0.573454</text:p>
          </table:table-cell>
          <table:table-cell office:value-type="float" office:value="0.0661942" calcext:value-type="float">
            <text:p>0.0661942</text:p>
          </table:table-cell>
          <table:table-cell office:value-type="float" office:value="0.0890408" calcext:value-type="float">
            <text:p>0.0890408</text:p>
          </table:table-cell>
          <table:table-cell office:value-type="float" office:value="0.437495" calcext:value-type="float">
            <text:p>0.437495</text:p>
          </table:table-cell>
          <table:table-cell office:value-type="float" office:value="0.380748" calcext:value-type="float">
            <text:p>0.380748</text:p>
          </table:table-cell>
          <table:table-cell office:value-type="float" office:value="0.980343" calcext:value-type="float">
            <text:p>0.9803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7161" calcext:value-type="float">
            <text:p>11.7161</text:p>
          </table:table-cell>
          <table:table-cell office:value-type="float" office:value="21.0523" calcext:value-type="float">
            <text:p>21.0523</text:p>
          </table:table-cell>
          <table:table-cell office:value-type="float" office:value="4.89399" calcext:value-type="float">
            <text:p>4.89399</text:p>
          </table:table-cell>
          <table:table-cell office:value-type="float" office:value="3.12191" calcext:value-type="float">
            <text:p>3.12191</text:p>
          </table:table-cell>
          <table:table-cell office:value-type="float" office:value="0.589705" calcext:value-type="float">
            <text:p>0.589705</text:p>
          </table:table-cell>
          <table:table-cell office:value-type="float" office:value="0.0662111" calcext:value-type="float">
            <text:p>0.0662111</text:p>
          </table:table-cell>
          <table:table-cell office:value-type="float" office:value="0.0889086" calcext:value-type="float">
            <text:p>0.0889086</text:p>
          </table:table-cell>
          <table:table-cell office:value-type="float" office:value="0.436125" calcext:value-type="float">
            <text:p>0.436125</text:p>
          </table:table-cell>
          <table:table-cell office:value-type="float" office:value="0.37985" calcext:value-type="float">
            <text:p>0.37985</text:p>
          </table:table-cell>
          <table:table-cell office:value-type="float" office:value="1.96043" calcext:value-type="float">
            <text:p>1.960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4684" calcext:value-type="float">
            <text:p>11.4684</text:p>
          </table:table-cell>
          <table:table-cell office:value-type="float" office:value="21.039" calcext:value-type="float">
            <text:p>21.039</text:p>
          </table:table-cell>
          <table:table-cell office:value-type="float" office:value="4.89534" calcext:value-type="float">
            <text:p>4.89534</text:p>
          </table:table-cell>
          <table:table-cell office:value-type="float" office:value="3.15739" calcext:value-type="float">
            <text:p>3.15739</text:p>
          </table:table-cell>
          <table:table-cell office:value-type="float" office:value="0.596827" calcext:value-type="float">
            <text:p>0.596827</text:p>
          </table:table-cell>
          <table:table-cell office:value-type="float" office:value="0.0662584" calcext:value-type="float">
            <text:p>0.0662584</text:p>
          </table:table-cell>
          <table:table-cell office:value-type="float" office:value="0.088911" calcext:value-type="float">
            <text:p>0.088911</text:p>
          </table:table-cell>
          <table:table-cell office:value-type="float" office:value="0.434764" calcext:value-type="float">
            <text:p>0.434764</text:p>
          </table:table-cell>
          <table:table-cell office:value-type="float" office:value="0.379146" calcext:value-type="float">
            <text:p>0.379146</text:p>
          </table:table-cell>
          <table:table-cell office:value-type="float" office:value="1.09378" calcext:value-type="float">
            <text:p>1.09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259" calcext:value-type="float">
            <text:p>11.259</text:p>
          </table:table-cell>
          <table:table-cell office:value-type="float" office:value="21.0298" calcext:value-type="float">
            <text:p>21.0298</text:p>
          </table:table-cell>
          <table:table-cell office:value-type="float" office:value="4.83194" calcext:value-type="float">
            <text:p>4.83194</text:p>
          </table:table-cell>
          <table:table-cell office:value-type="float" office:value="3.1875" calcext:value-type="float">
            <text:p>3.1875</text:p>
          </table:table-cell>
          <table:table-cell office:value-type="float" office:value="0.59849" calcext:value-type="float">
            <text:p>0.59849</text:p>
          </table:table-cell>
          <table:table-cell office:value-type="float" office:value="0.0661247" calcext:value-type="float">
            <text:p>0.0661247</text:p>
          </table:table-cell>
          <table:table-cell office:value-type="float" office:value="0.0890108" calcext:value-type="float">
            <text:p>0.0890108</text:p>
          </table:table-cell>
          <table:table-cell office:value-type="float" office:value="0.43343" calcext:value-type="float">
            <text:p>0.43343</text:p>
          </table:table-cell>
          <table:table-cell office:value-type="float" office:value="0.378547" calcext:value-type="float">
            <text:p>0.378547</text:p>
          </table:table-cell>
          <table:table-cell office:value-type="float" office:value="0.707535" calcext:value-type="float">
            <text:p>0.7075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0032" calcext:value-type="float">
            <text:p>11.0032</text:p>
          </table:table-cell>
          <table:table-cell office:value-type="float" office:value="20.9918" calcext:value-type="float">
            <text:p>20.9918</text:p>
          </table:table-cell>
          <table:table-cell office:value-type="float" office:value="4.85333" calcext:value-type="float">
            <text:p>4.85333</text:p>
          </table:table-cell>
          <table:table-cell office:value-type="float" office:value="3.22676" calcext:value-type="float">
            <text:p>3.22676</text:p>
          </table:table-cell>
          <table:table-cell office:value-type="float" office:value="0.608789" calcext:value-type="float">
            <text:p>0.608789</text:p>
          </table:table-cell>
          <table:table-cell office:value-type="float" office:value="0.0660432" calcext:value-type="float">
            <text:p>0.0660432</text:p>
          </table:table-cell>
          <table:table-cell office:value-type="float" office:value="0.0894236" calcext:value-type="float">
            <text:p>0.0894236</text:p>
          </table:table-cell>
          <table:table-cell office:value-type="float" office:value="0.432104" calcext:value-type="float">
            <text:p>0.432104</text:p>
          </table:table-cell>
          <table:table-cell office:value-type="float" office:value="0.378301" calcext:value-type="float">
            <text:p>0.378301</text:p>
          </table:table-cell>
          <table:table-cell office:value-type="float" office:value="4.16207" calcext:value-type="float">
            <text:p>4.162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7994" calcext:value-type="float">
            <text:p>10.7994</text:p>
          </table:table-cell>
          <table:table-cell office:value-type="float" office:value="20.9515" calcext:value-type="float">
            <text:p>20.9515</text:p>
          </table:table-cell>
          <table:table-cell office:value-type="float" office:value="4.78115" calcext:value-type="float">
            <text:p>4.78115</text:p>
          </table:table-cell>
          <table:table-cell office:value-type="float" office:value="3.26377" calcext:value-type="float">
            <text:p>3.26377</text:p>
          </table:table-cell>
          <table:table-cell office:value-type="float" office:value="0.617243" calcext:value-type="float">
            <text:p>0.617243</text:p>
          </table:table-cell>
          <table:table-cell office:value-type="float" office:value="0.065846" calcext:value-type="float">
            <text:p>0.065846</text:p>
          </table:table-cell>
          <table:table-cell office:value-type="float" office:value="0.0901892" calcext:value-type="float">
            <text:p>0.0901892</text:p>
          </table:table-cell>
          <table:table-cell office:value-type="float" office:value="0.430906" calcext:value-type="float">
            <text:p>0.430906</text:p>
          </table:table-cell>
          <table:table-cell office:value-type="float" office:value="0.378349" calcext:value-type="float">
            <text:p>0.378349</text:p>
          </table:table-cell>
          <table:table-cell office:value-type="float" office:value="0.562736" calcext:value-type="float">
            <text:p>0.5627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5543" calcext:value-type="float">
            <text:p>10.5543</text:p>
          </table:table-cell>
          <table:table-cell office:value-type="float" office:value="20.9481" calcext:value-type="float">
            <text:p>20.9481</text:p>
          </table:table-cell>
          <table:table-cell office:value-type="float" office:value="4.74822" calcext:value-type="float">
            <text:p>4.74822</text:p>
          </table:table-cell>
          <table:table-cell office:value-type="float" office:value="3.27241" calcext:value-type="float">
            <text:p>3.27241</text:p>
          </table:table-cell>
          <table:table-cell office:value-type="float" office:value="0.576482" calcext:value-type="float">
            <text:p>0.576482</text:p>
          </table:table-cell>
          <table:table-cell office:value-type="float" office:value="0.065652" calcext:value-type="float">
            <text:p>0.065652</text:p>
          </table:table-cell>
          <table:table-cell office:value-type="float" office:value="0.0908316" calcext:value-type="float">
            <text:p>0.0908316</text:p>
          </table:table-cell>
          <table:table-cell office:value-type="float" office:value="0.429797" calcext:value-type="float">
            <text:p>0.429797</text:p>
          </table:table-cell>
          <table:table-cell office:value-type="float" office:value="0.377936" calcext:value-type="float">
            <text:p>0.377936</text:p>
          </table:table-cell>
          <table:table-cell office:value-type="float" office:value="5.50616" calcext:value-type="float">
            <text:p>5.506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2648" calcext:value-type="float">
            <text:p>10.2648</text:p>
          </table:table-cell>
          <table:table-cell office:value-type="float" office:value="20.9788" calcext:value-type="float">
            <text:p>20.9788</text:p>
          </table:table-cell>
          <table:table-cell office:value-type="float" office:value="4.85882" calcext:value-type="float">
            <text:p>4.85882</text:p>
          </table:table-cell>
          <table:table-cell office:value-type="float" office:value="3.27447" calcext:value-type="float">
            <text:p>3.27447</text:p>
          </table:table-cell>
          <table:table-cell office:value-type="float" office:value="0.545956" calcext:value-type="float">
            <text:p>0.545956</text:p>
          </table:table-cell>
          <table:table-cell office:value-type="float" office:value="0.0656091" calcext:value-type="float">
            <text:p>0.0656091</text:p>
          </table:table-cell>
          <table:table-cell office:value-type="float" office:value="0.0910017" calcext:value-type="float">
            <text:p>0.0910017</text:p>
          </table:table-cell>
          <table:table-cell office:value-type="float" office:value="0.428516" calcext:value-type="float">
            <text:p>0.428516</text:p>
          </table:table-cell>
          <table:table-cell office:value-type="float" office:value="0.377141" calcext:value-type="float">
            <text:p>0.377141</text:p>
          </table:table-cell>
          <table:table-cell office:value-type="float" office:value="3.45779" calcext:value-type="float">
            <text:p>3.457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275" calcext:value-type="float">
            <text:p>10.0275</text:p>
          </table:table-cell>
          <table:table-cell office:value-type="float" office:value="20.9595" calcext:value-type="float">
            <text:p>20.9595</text:p>
          </table:table-cell>
          <table:table-cell office:value-type="float" office:value="4.84994" calcext:value-type="float">
            <text:p>4.84994</text:p>
          </table:table-cell>
          <table:table-cell office:value-type="float" office:value="3.29445" calcext:value-type="float">
            <text:p>3.29445</text:p>
          </table:table-cell>
          <table:table-cell office:value-type="float" office:value="0.536302" calcext:value-type="float">
            <text:p>0.536302</text:p>
          </table:table-cell>
          <table:table-cell office:value-type="float" office:value="0.0655356" calcext:value-type="float">
            <text:p>0.0655356</text:p>
          </table:table-cell>
          <table:table-cell office:value-type="float" office:value="0.091129" calcext:value-type="float">
            <text:p>0.091129</text:p>
          </table:table-cell>
          <table:table-cell office:value-type="float" office:value="0.42726" calcext:value-type="float">
            <text:p>0.42726</text:p>
          </table:table-cell>
          <table:table-cell office:value-type="float" office:value="0.37628" calcext:value-type="float">
            <text:p>0.37628</text:p>
          </table:table-cell>
          <table:table-cell office:value-type="float" office:value="1.02108" calcext:value-type="float">
            <text:p>1.021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84225" calcext:value-type="float">
            <text:p>9.84225</text:p>
          </table:table-cell>
          <table:table-cell office:value-type="float" office:value="20.9177" calcext:value-type="float">
            <text:p>20.9177</text:p>
          </table:table-cell>
          <table:table-cell office:value-type="float" office:value="4.75363" calcext:value-type="float">
            <text:p>4.75363</text:p>
          </table:table-cell>
          <table:table-cell office:value-type="float" office:value="3.32535" calcext:value-type="float">
            <text:p>3.32535</text:p>
          </table:table-cell>
          <table:table-cell office:value-type="float" office:value="0.542756" calcext:value-type="float">
            <text:p>0.542756</text:p>
          </table:table-cell>
          <table:table-cell office:value-type="float" office:value="0.0653406" calcext:value-type="float">
            <text:p>0.0653406</text:p>
          </table:table-cell>
          <table:table-cell office:value-type="float" office:value="0.0913405" calcext:value-type="float">
            <text:p>0.0913405</text:p>
          </table:table-cell>
          <table:table-cell office:value-type="float" office:value="0.426212" calcext:value-type="float">
            <text:p>0.426212</text:p>
          </table:table-cell>
          <table:table-cell office:value-type="float" office:value="0.375469" calcext:value-type="float">
            <text:p>0.375469</text:p>
          </table:table-cell>
          <table:table-cell office:value-type="float" office:value="1.58884" calcext:value-type="float">
            <text:p>1.588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1587" calcext:value-type="float">
            <text:p>9.61587</text:p>
          </table:table-cell>
          <table:table-cell office:value-type="float" office:value="20.9051" calcext:value-type="float">
            <text:p>20.9051</text:p>
          </table:table-cell>
          <table:table-cell office:value-type="float" office:value="4.68526" calcext:value-type="float">
            <text:p>4.68526</text:p>
          </table:table-cell>
          <table:table-cell office:value-type="float" office:value="3.3285" calcext:value-type="float">
            <text:p>3.3285</text:p>
          </table:table-cell>
          <table:table-cell office:value-type="float" office:value="0.500313" calcext:value-type="float">
            <text:p>0.500313</text:p>
          </table:table-cell>
          <table:table-cell office:value-type="float" office:value="0.0651673" calcext:value-type="float">
            <text:p>0.0651673</text:p>
          </table:table-cell>
          <table:table-cell office:value-type="float" office:value="0.0913796" calcext:value-type="float">
            <text:p>0.0913796</text:p>
          </table:table-cell>
          <table:table-cell office:value-type="float" office:value="0.425341" calcext:value-type="float">
            <text:p>0.425341</text:p>
          </table:table-cell>
          <table:table-cell office:value-type="float" office:value="0.374408" calcext:value-type="float">
            <text:p>0.374408</text:p>
          </table:table-cell>
          <table:table-cell office:value-type="float" office:value="2.28378" calcext:value-type="float">
            <text:p>2.28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42805" calcext:value-type="float">
            <text:p>9.42805</text:p>
          </table:table-cell>
          <table:table-cell office:value-type="float" office:value="20.8525" calcext:value-type="float">
            <text:p>20.8525</text:p>
          </table:table-cell>
          <table:table-cell office:value-type="float" office:value="4.61077" calcext:value-type="float">
            <text:p>4.61077</text:p>
          </table:table-cell>
          <table:table-cell office:value-type="float" office:value="3.35937" calcext:value-type="float">
            <text:p>3.35937</text:p>
          </table:table-cell>
          <table:table-cell office:value-type="float" office:value="0.508023" calcext:value-type="float">
            <text:p>0.508023</text:p>
          </table:table-cell>
          <table:table-cell office:value-type="float" office:value="0.065233" calcext:value-type="float">
            <text:p>0.065233</text:p>
          </table:table-cell>
          <table:table-cell office:value-type="float" office:value="0.0914881" calcext:value-type="float">
            <text:p>0.0914881</text:p>
          </table:table-cell>
          <table:table-cell office:value-type="float" office:value="0.424818" calcext:value-type="float">
            <text:p>0.424818</text:p>
          </table:table-cell>
          <table:table-cell office:value-type="float" office:value="0.373372" calcext:value-type="float">
            <text:p>0.373372</text:p>
          </table:table-cell>
          <table:table-cell office:value-type="float" office:value="0.773093" calcext:value-type="float">
            <text:p>0.7730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1315" calcext:value-type="float">
            <text:p>9.21315</text:p>
          </table:table-cell>
          <table:table-cell office:value-type="float" office:value="20.8084" calcext:value-type="float">
            <text:p>20.8084</text:p>
          </table:table-cell>
          <table:table-cell office:value-type="float" office:value="4.59913" calcext:value-type="float">
            <text:p>4.59913</text:p>
          </table:table-cell>
          <table:table-cell office:value-type="float" office:value="3.38337" calcext:value-type="float">
            <text:p>3.38337</text:p>
          </table:table-cell>
          <table:table-cell office:value-type="float" office:value="0.508351" calcext:value-type="float">
            <text:p>0.508351</text:p>
          </table:table-cell>
          <table:table-cell office:value-type="float" office:value="0.065504" calcext:value-type="float">
            <text:p>0.065504</text:p>
          </table:table-cell>
          <table:table-cell office:value-type="float" office:value="0.0915697" calcext:value-type="float">
            <text:p>0.0915697</text:p>
          </table:table-cell>
          <table:table-cell office:value-type="float" office:value="0.424387" calcext:value-type="float">
            <text:p>0.424387</text:p>
          </table:table-cell>
          <table:table-cell office:value-type="float" office:value="0.372333" calcext:value-type="float">
            <text:p>0.372333</text:p>
          </table:table-cell>
          <table:table-cell office:value-type="float" office:value="1.42285" calcext:value-type="float">
            <text:p>1.422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90524" calcext:value-type="float">
            <text:p>8.90524</text:p>
          </table:table-cell>
          <table:table-cell office:value-type="float" office:value="20.7818" calcext:value-type="float">
            <text:p>20.7818</text:p>
          </table:table-cell>
          <table:table-cell office:value-type="float" office:value="4.74975" calcext:value-type="float">
            <text:p>4.74975</text:p>
          </table:table-cell>
          <table:table-cell office:value-type="float" office:value="3.38829" calcext:value-type="float">
            <text:p>3.38829</text:p>
          </table:table-cell>
          <table:table-cell office:value-type="float" office:value="0.483883" calcext:value-type="float">
            <text:p>0.483883</text:p>
          </table:table-cell>
          <table:table-cell office:value-type="float" office:value="0.0653619" calcext:value-type="float">
            <text:p>0.0653619</text:p>
          </table:table-cell>
          <table:table-cell office:value-type="float" office:value="0.0914944" calcext:value-type="float">
            <text:p>0.0914944</text:p>
          </table:table-cell>
          <table:table-cell office:value-type="float" office:value="0.423376" calcext:value-type="float">
            <text:p>0.423376</text:p>
          </table:table-cell>
          <table:table-cell office:value-type="float" office:value="0.371251" calcext:value-type="float">
            <text:p>0.371251</text:p>
          </table:table-cell>
          <table:table-cell office:value-type="float" office:value="2.70761" calcext:value-type="float">
            <text:p>2.707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9592" calcext:value-type="float">
            <text:p>8.69592</text:p>
          </table:table-cell>
          <table:table-cell office:value-type="float" office:value="20.7011" calcext:value-type="float">
            <text:p>20.7011</text:p>
          </table:table-cell>
          <table:table-cell office:value-type="float" office:value="4.72209" calcext:value-type="float">
            <text:p>4.72209</text:p>
          </table:table-cell>
          <table:table-cell office:value-type="float" office:value="3.42372" calcext:value-type="float">
            <text:p>3.42372</text:p>
          </table:table-cell>
          <table:table-cell office:value-type="float" office:value="0.498278" calcext:value-type="float">
            <text:p>0.498278</text:p>
          </table:table-cell>
          <table:table-cell office:value-type="float" office:value="0.0653471" calcext:value-type="float">
            <text:p>0.0653471</text:p>
          </table:table-cell>
          <table:table-cell office:value-type="float" office:value="0.0915412" calcext:value-type="float">
            <text:p>0.0915412</text:p>
          </table:table-cell>
          <table:table-cell office:value-type="float" office:value="0.422509" calcext:value-type="float">
            <text:p>0.422509</text:p>
          </table:table-cell>
          <table:table-cell office:value-type="float" office:value="0.370218" calcext:value-type="float">
            <text:p>0.370218</text:p>
          </table:table-cell>
          <table:table-cell office:value-type="float" office:value="4.33022" calcext:value-type="float">
            <text:p>4.330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40858" calcext:value-type="float">
            <text:p>8.40858</text:p>
          </table:table-cell>
          <table:table-cell office:value-type="float" office:value="20.6205" calcext:value-type="float">
            <text:p>20.6205</text:p>
          </table:table-cell>
          <table:table-cell office:value-type="float" office:value="4.83235" calcext:value-type="float">
            <text:p>4.83235</text:p>
          </table:table-cell>
          <table:table-cell office:value-type="float" office:value="3.44603" calcext:value-type="float">
            <text:p>3.44603</text:p>
          </table:table-cell>
          <table:table-cell office:value-type="float" office:value="0.493348" calcext:value-type="float">
            <text:p>0.493348</text:p>
          </table:table-cell>
          <table:table-cell office:value-type="float" office:value="0.0651655" calcext:value-type="float">
            <text:p>0.0651655</text:p>
          </table:table-cell>
          <table:table-cell office:value-type="float" office:value="0.091696" calcext:value-type="float">
            <text:p>0.091696</text:p>
          </table:table-cell>
          <table:table-cell office:value-type="float" office:value="0.421404" calcext:value-type="float">
            <text:p>0.421404</text:p>
          </table:table-cell>
          <table:table-cell office:value-type="float" office:value="0.369227" calcext:value-type="float">
            <text:p>0.369227</text:p>
          </table:table-cell>
          <table:table-cell office:value-type="float" office:value="2.94705" calcext:value-type="float">
            <text:p>2.947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8052" calcext:value-type="float">
            <text:p>8.18052</text:p>
          </table:table-cell>
          <table:table-cell office:value-type="float" office:value="20.5406" calcext:value-type="float">
            <text:p>20.5406</text:p>
          </table:table-cell>
          <table:table-cell office:value-type="float" office:value="4.83941" calcext:value-type="float">
            <text:p>4.83941</text:p>
          </table:table-cell>
          <table:table-cell office:value-type="float" office:value="3.4743" calcext:value-type="float">
            <text:p>3.4743</text:p>
          </table:table-cell>
          <table:table-cell office:value-type="float" office:value="0.49949" calcext:value-type="float">
            <text:p>0.49949</text:p>
          </table:table-cell>
          <table:table-cell office:value-type="float" office:value="0.0649979" calcext:value-type="float">
            <text:p>0.0649979</text:p>
          </table:table-cell>
          <table:table-cell office:value-type="float" office:value="0.0919232" calcext:value-type="float">
            <text:p>0.0919232</text:p>
          </table:table-cell>
          <table:table-cell office:value-type="float" office:value="0.420325" calcext:value-type="float">
            <text:p>0.420325</text:p>
          </table:table-cell>
          <table:table-cell office:value-type="float" office:value="0.368286" calcext:value-type="float">
            <text:p>0.368286</text:p>
          </table:table-cell>
          <table:table-cell office:value-type="float" office:value="0.0729841" calcext:value-type="float">
            <text:p>0.07298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93416" calcext:value-type="float">
            <text:p>7.93416</text:p>
          </table:table-cell>
          <table:table-cell office:value-type="float" office:value="20.4613" calcext:value-type="float">
            <text:p>20.4613</text:p>
          </table:table-cell>
          <table:table-cell office:value-type="float" office:value="4.872" calcext:value-type="float">
            <text:p>4.872</text:p>
          </table:table-cell>
          <table:table-cell office:value-type="float" office:value="3.49583" calcext:value-type="float">
            <text:p>3.49583</text:p>
          </table:table-cell>
          <table:table-cell office:value-type="float" office:value="0.495255" calcext:value-type="float">
            <text:p>0.495255</text:p>
          </table:table-cell>
          <table:table-cell office:value-type="float" office:value="0.0648161" calcext:value-type="float">
            <text:p>0.0648161</text:p>
          </table:table-cell>
          <table:table-cell office:value-type="float" office:value="0.0921774" calcext:value-type="float">
            <text:p>0.0921774</text:p>
          </table:table-cell>
          <table:table-cell office:value-type="float" office:value="0.419213" calcext:value-type="float">
            <text:p>0.419213</text:p>
          </table:table-cell>
          <table:table-cell office:value-type="float" office:value="0.367359" calcext:value-type="float">
            <text:p>0.367359</text:p>
          </table:table-cell>
          <table:table-cell office:value-type="float" office:value="0.14792" calcext:value-type="float">
            <text:p>0.147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71791" calcext:value-type="float">
            <text:p>7.71791</text:p>
          </table:table-cell>
          <table:table-cell office:value-type="float" office:value="20.3756" calcext:value-type="float">
            <text:p>20.3756</text:p>
          </table:table-cell>
          <table:table-cell office:value-type="float" office:value="4.88592" calcext:value-type="float">
            <text:p>4.88592</text:p>
          </table:table-cell>
          <table:table-cell office:value-type="float" office:value="3.52729" calcext:value-type="float">
            <text:p>3.52729</text:p>
          </table:table-cell>
          <table:table-cell office:value-type="float" office:value="0.511078" calcext:value-type="float">
            <text:p>0.511078</text:p>
          </table:table-cell>
          <table:table-cell office:value-type="float" office:value="0.0646632" calcext:value-type="float">
            <text:p>0.0646632</text:p>
          </table:table-cell>
          <table:table-cell office:value-type="float" office:value="0.0924686" calcext:value-type="float">
            <text:p>0.0924686</text:p>
          </table:table-cell>
          <table:table-cell office:value-type="float" office:value="0.418128" calcext:value-type="float">
            <text:p>0.418128</text:p>
          </table:table-cell>
          <table:table-cell office:value-type="float" office:value="0.366539" calcext:value-type="float">
            <text:p>0.366539</text:p>
          </table:table-cell>
          <table:table-cell office:value-type="float" office:value="3.42061" calcext:value-type="float">
            <text:p>3.420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39507" calcext:value-type="float">
            <text:p>7.39507</text:p>
          </table:table-cell>
          <table:table-cell office:value-type="float" office:value="20.3194" calcext:value-type="float">
            <text:p>20.3194</text:p>
          </table:table-cell>
          <table:table-cell office:value-type="float" office:value="5.0459" calcext:value-type="float">
            <text:p>5.0459</text:p>
          </table:table-cell>
          <table:table-cell office:value-type="float" office:value="3.52358" calcext:value-type="float">
            <text:p>3.52358</text:p>
          </table:table-cell>
          <table:table-cell office:value-type="float" office:value="0.477384" calcext:value-type="float">
            <text:p>0.477384</text:p>
          </table:table-cell>
          <table:table-cell office:value-type="float" office:value="0.0646613" calcext:value-type="float">
            <text:p>0.0646613</text:p>
          </table:table-cell>
          <table:table-cell office:value-type="float" office:value="0.0925391" calcext:value-type="float">
            <text:p>0.0925391</text:p>
          </table:table-cell>
          <table:table-cell office:value-type="float" office:value="0.416972" calcext:value-type="float">
            <text:p>0.416972</text:p>
          </table:table-cell>
          <table:table-cell office:value-type="float" office:value="0.365594" calcext:value-type="float">
            <text:p>0.365594</text:p>
          </table:table-cell>
          <table:table-cell office:value-type="float" office:value="3.34151" calcext:value-type="float">
            <text:p>3.341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6079" calcext:value-type="float">
            <text:p>7.16079</text:p>
          </table:table-cell>
          <table:table-cell office:value-type="float" office:value="20.2241" calcext:value-type="float">
            <text:p>20.2241</text:p>
          </table:table-cell>
          <table:table-cell office:value-type="float" office:value="5.03513" calcext:value-type="float">
            <text:p>5.03513</text:p>
          </table:table-cell>
          <table:table-cell office:value-type="float" office:value="3.54449" calcext:value-type="float">
            <text:p>3.54449</text:p>
          </table:table-cell>
          <table:table-cell office:value-type="float" office:value="0.470882" calcext:value-type="float">
            <text:p>0.470882</text:p>
          </table:table-cell>
          <table:table-cell office:value-type="float" office:value="0.0646841" calcext:value-type="float">
            <text:p>0.0646841</text:p>
          </table:table-cell>
          <table:table-cell office:value-type="float" office:value="0.0926359" calcext:value-type="float">
            <text:p>0.0926359</text:p>
          </table:table-cell>
          <table:table-cell office:value-type="float" office:value="0.415814" calcext:value-type="float">
            <text:p>0.415814</text:p>
          </table:table-cell>
          <table:table-cell office:value-type="float" office:value="0.364643" calcext:value-type="float">
            <text:p>0.364643</text:p>
          </table:table-cell>
          <table:table-cell office:value-type="float" office:value="0.242753" calcext:value-type="float">
            <text:p>0.2427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9284" calcext:value-type="float">
            <text:p>6.89284</text:p>
          </table:table-cell>
          <table:table-cell office:value-type="float" office:value="20.1409" calcext:value-type="float">
            <text:p>20.1409</text:p>
          </table:table-cell>
          <table:table-cell office:value-type="float" office:value="5.09437" calcext:value-type="float">
            <text:p>5.09437</text:p>
          </table:table-cell>
          <table:table-cell office:value-type="float" office:value="3.55525" calcext:value-type="float">
            <text:p>3.55525</text:p>
          </table:table-cell>
          <table:table-cell office:value-type="float" office:value="0.45645" calcext:value-type="float">
            <text:p>0.45645</text:p>
          </table:table-cell>
          <table:table-cell office:value-type="float" office:value="0.0650095" calcext:value-type="float">
            <text:p>0.0650095</text:p>
          </table:table-cell>
          <table:table-cell office:value-type="float" office:value="0.0926519" calcext:value-type="float">
            <text:p>0.0926519</text:p>
          </table:table-cell>
          <table:table-cell office:value-type="float" office:value="0.414744" calcext:value-type="float">
            <text:p>0.414744</text:p>
          </table:table-cell>
          <table:table-cell office:value-type="float" office:value="0.363664" calcext:value-type="float">
            <text:p>0.363664</text:p>
          </table:table-cell>
          <table:table-cell office:value-type="float" office:value="0.521778" calcext:value-type="float">
            <text:p>0.5217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6668" calcext:value-type="float">
            <text:p>6.6668</text:p>
          </table:table-cell>
          <table:table-cell office:value-type="float" office:value="20.0501" calcext:value-type="float">
            <text:p>20.0501</text:p>
          </table:table-cell>
          <table:table-cell office:value-type="float" office:value="5.06234" calcext:value-type="float">
            <text:p>5.06234</text:p>
          </table:table-cell>
          <table:table-cell office:value-type="float" office:value="3.57121" calcext:value-type="float">
            <text:p>3.57121</text:p>
          </table:table-cell>
          <table:table-cell office:value-type="float" office:value="0.445251" calcext:value-type="float">
            <text:p>0.445251</text:p>
          </table:table-cell>
          <table:table-cell office:value-type="float" office:value="0.0653274" calcext:value-type="float">
            <text:p>0.0653274</text:p>
          </table:table-cell>
          <table:table-cell office:value-type="float" office:value="0.0926116" calcext:value-type="float">
            <text:p>0.0926116</text:p>
          </table:table-cell>
          <table:table-cell office:value-type="float" office:value="0.413649" calcext:value-type="float">
            <text:p>0.413649</text:p>
          </table:table-cell>
          <table:table-cell office:value-type="float" office:value="0.362662" calcext:value-type="float">
            <text:p>0.362662</text:p>
          </table:table-cell>
          <table:table-cell office:value-type="float" office:value="0.563517" calcext:value-type="float">
            <text:p>0.5635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4194" calcext:value-type="float">
            <text:p>6.4194</text:p>
          </table:table-cell>
          <table:table-cell office:value-type="float" office:value="19.9578" calcext:value-type="float">
            <text:p>19.9578</text:p>
          </table:table-cell>
          <table:table-cell office:value-type="float" office:value="5.08848" calcext:value-type="float">
            <text:p>5.08848</text:p>
          </table:table-cell>
          <table:table-cell office:value-type="float" office:value="3.58472" calcext:value-type="float">
            <text:p>3.58472</text:p>
          </table:table-cell>
          <table:table-cell office:value-type="float" office:value="0.435701" calcext:value-type="float">
            <text:p>0.435701</text:p>
          </table:table-cell>
          <table:table-cell office:value-type="float" office:value="0.0658725" calcext:value-type="float">
            <text:p>0.0658725</text:p>
          </table:table-cell>
          <table:table-cell office:value-type="float" office:value="0.0925074" calcext:value-type="float">
            <text:p>0.0925074</text:p>
          </table:table-cell>
          <table:table-cell office:value-type="float" office:value="0.412616" calcext:value-type="float">
            <text:p>0.412616</text:p>
          </table:table-cell>
          <table:table-cell office:value-type="float" office:value="0.36166" calcext:value-type="float">
            <text:p>0.36166</text:p>
          </table:table-cell>
          <table:table-cell office:value-type="float" office:value="0.242308" calcext:value-type="float">
            <text:p>0.2423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20281" calcext:value-type="float">
            <text:p>6.20281</text:p>
          </table:table-cell>
          <table:table-cell office:value-type="float" office:value="19.8647" calcext:value-type="float">
            <text:p>19.8647</text:p>
          </table:table-cell>
          <table:table-cell office:value-type="float" office:value="5.06013" calcext:value-type="float">
            <text:p>5.06013</text:p>
          </table:table-cell>
          <table:table-cell office:value-type="float" office:value="3.60225" calcext:value-type="float">
            <text:p>3.60225</text:p>
          </table:table-cell>
          <table:table-cell office:value-type="float" office:value="0.431653" calcext:value-type="float">
            <text:p>0.431653</text:p>
          </table:table-cell>
          <table:table-cell office:value-type="float" office:value="0.066347" calcext:value-type="float">
            <text:p>0.066347</text:p>
          </table:table-cell>
          <table:table-cell office:value-type="float" office:value="0.0923383" calcext:value-type="float">
            <text:p>0.0923383</text:p>
          </table:table-cell>
          <table:table-cell office:value-type="float" office:value="0.411557" calcext:value-type="float">
            <text:p>0.411557</text:p>
          </table:table-cell>
          <table:table-cell office:value-type="float" office:value="0.360667" calcext:value-type="float">
            <text:p>0.360667</text:p>
          </table:table-cell>
          <table:table-cell office:value-type="float" office:value="2.94203" calcext:value-type="float">
            <text:p>2.942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93808" calcext:value-type="float">
            <text:p>5.93808</text:p>
          </table:table-cell>
          <table:table-cell office:value-type="float" office:value="19.7705" calcext:value-type="float">
            <text:p>19.7705</text:p>
          </table:table-cell>
          <table:table-cell office:value-type="float" office:value="5.11828" calcext:value-type="float">
            <text:p>5.11828</text:p>
          </table:table-cell>
          <table:table-cell office:value-type="float" office:value="3.60931" calcext:value-type="float">
            <text:p>3.60931</text:p>
          </table:table-cell>
          <table:table-cell office:value-type="float" office:value="0.415512" calcext:value-type="float">
            <text:p>0.415512</text:p>
          </table:table-cell>
          <table:table-cell office:value-type="float" office:value="0.0673504" calcext:value-type="float">
            <text:p>0.0673504</text:p>
          </table:table-cell>
          <table:table-cell office:value-type="float" office:value="0.0921163" calcext:value-type="float">
            <text:p>0.0921163</text:p>
          </table:table-cell>
          <table:table-cell office:value-type="float" office:value="0.410662" calcext:value-type="float">
            <text:p>0.410662</text:p>
          </table:table-cell>
          <table:table-cell office:value-type="float" office:value="0.359701" calcext:value-type="float">
            <text:p>0.359701</text:p>
          </table:table-cell>
          <table:table-cell office:value-type="float" office:value="0.612334" calcext:value-type="float">
            <text:p>0.6123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0102" calcext:value-type="float">
            <text:p>5.70102</text:p>
          </table:table-cell>
          <table:table-cell office:value-type="float" office:value="19.6268" calcext:value-type="float">
            <text:p>19.6268</text:p>
          </table:table-cell>
          <table:table-cell office:value-type="float" office:value="5.18759" calcext:value-type="float">
            <text:p>5.18759</text:p>
          </table:table-cell>
          <table:table-cell office:value-type="float" office:value="3.6437" calcext:value-type="float">
            <text:p>3.6437</text:p>
          </table:table-cell>
          <table:table-cell office:value-type="float" office:value="0.439264" calcext:value-type="float">
            <text:p>0.439264</text:p>
          </table:table-cell>
          <table:table-cell office:value-type="float" office:value="0.0686018" calcext:value-type="float">
            <text:p>0.0686018</text:p>
          </table:table-cell>
          <table:table-cell office:value-type="float" office:value="0.0919573" calcext:value-type="float">
            <text:p>0.0919573</text:p>
          </table:table-cell>
          <table:table-cell office:value-type="float" office:value="0.409836" calcext:value-type="float">
            <text:p>0.409836</text:p>
          </table:table-cell>
          <table:table-cell office:value-type="float" office:value="0.358738" calcext:value-type="float">
            <text:p>0.358738</text:p>
          </table:table-cell>
          <table:table-cell office:value-type="float" office:value="1.76212" calcext:value-type="float">
            <text:p>1.762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3691" calcext:value-type="float">
            <text:p>5.53691</text:p>
          </table:table-cell>
          <table:table-cell office:value-type="float" office:value="19.5017" calcext:value-type="float">
            <text:p>19.5017</text:p>
          </table:table-cell>
          <table:table-cell office:value-type="float" office:value="5.08312" calcext:value-type="float">
            <text:p>5.08312</text:p>
          </table:table-cell>
          <table:table-cell office:value-type="float" office:value="3.67741" calcext:value-type="float">
            <text:p>3.67741</text:p>
          </table:table-cell>
          <table:table-cell office:value-type="float" office:value="0.453428" calcext:value-type="float">
            <text:p>0.453428</text:p>
          </table:table-cell>
          <table:table-cell office:value-type="float" office:value="0.0691624" calcext:value-type="float">
            <text:p>0.0691624</text:p>
          </table:table-cell>
          <table:table-cell office:value-type="float" office:value="0.0918005" calcext:value-type="float">
            <text:p>0.0918005</text:p>
          </table:table-cell>
          <table:table-cell office:value-type="float" office:value="0.408769" calcext:value-type="float">
            <text:p>0.408769</text:p>
          </table:table-cell>
          <table:table-cell office:value-type="float" office:value="0.357788" calcext:value-type="float">
            <text:p>0.357788</text:p>
          </table:table-cell>
          <table:table-cell office:value-type="float" office:value="1.72476" calcext:value-type="float">
            <text:p>1.724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3456" calcext:value-type="float">
            <text:p>5.33456</text:p>
          </table:table-cell>
          <table:table-cell office:value-type="float" office:value="19.3532" calcext:value-type="float">
            <text:p>19.3532</text:p>
          </table:table-cell>
          <table:table-cell office:value-type="float" office:value="5.07629" calcext:value-type="float">
            <text:p>5.07629</text:p>
          </table:table-cell>
          <table:table-cell office:value-type="float" office:value="3.7099" calcext:value-type="float">
            <text:p>3.7099</text:p>
          </table:table-cell>
          <table:table-cell office:value-type="float" office:value="0.466" calcext:value-type="float">
            <text:p>0.466</text:p>
          </table:table-cell>
          <table:table-cell office:value-type="float" office:value="0.0696009" calcext:value-type="float">
            <text:p>0.0696009</text:p>
          </table:table-cell>
          <table:table-cell office:value-type="float" office:value="0.0917193" calcext:value-type="float">
            <text:p>0.0917193</text:p>
          </table:table-cell>
          <table:table-cell office:value-type="float" office:value="0.407677" calcext:value-type="float">
            <text:p>0.407677</text:p>
          </table:table-cell>
          <table:table-cell office:value-type="float" office:value="0.356904" calcext:value-type="float">
            <text:p>0.356904</text:p>
          </table:table-cell>
          <table:table-cell office:value-type="float" office:value="1.78718" calcext:value-type="float">
            <text:p>1.787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2593" calcext:value-type="float">
            <text:p>5.12593</text:p>
          </table:table-cell>
          <table:table-cell office:value-type="float" office:value="19.2507" calcext:value-type="float">
            <text:p>19.2507</text:p>
          </table:table-cell>
          <table:table-cell office:value-type="float" office:value="5.05056" calcext:value-type="float">
            <text:p>5.05056</text:p>
          </table:table-cell>
          <table:table-cell office:value-type="float" office:value="3.72216" calcext:value-type="float">
            <text:p>3.72216</text:p>
          </table:table-cell>
          <table:table-cell office:value-type="float" office:value="0.454987" calcext:value-type="float">
            <text:p>0.454987</text:p>
          </table:table-cell>
          <table:table-cell office:value-type="float" office:value="0.0700105" calcext:value-type="float">
            <text:p>0.0700105</text:p>
          </table:table-cell>
          <table:table-cell office:value-type="float" office:value="0.0915307" calcext:value-type="float">
            <text:p>0.0915307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35597" calcext:value-type="float">
            <text:p>0.35597</text:p>
          </table:table-cell>
          <table:table-cell office:value-type="float" office:value="1.98585" calcext:value-type="float">
            <text:p>1.985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19.1382" calcext:value-type="float">
            <text:p>19.1382</text:p>
          </table:table-cell>
          <table:table-cell office:value-type="float" office:value="4.9519" calcext:value-type="float">
            <text:p>4.9519</text:p>
          </table:table-cell>
          <table:table-cell office:value-type="float" office:value="3.73597" calcext:value-type="float">
            <text:p>3.73597</text:p>
          </table:table-cell>
          <table:table-cell office:value-type="float" office:value="0.438269" calcext:value-type="float">
            <text:p>0.438269</text:p>
          </table:table-cell>
          <table:table-cell office:value-type="float" office:value="0.070209" calcext:value-type="float">
            <text:p>0.070209</text:p>
          </table:table-cell>
          <table:table-cell office:value-type="float" office:value="0.0912973" calcext:value-type="float">
            <text:p>0.0912973</text:p>
          </table:table-cell>
          <table:table-cell office:value-type="float" office:value="0.405519" calcext:value-type="float">
            <text:p>0.405519</text:p>
          </table:table-cell>
          <table:table-cell office:value-type="float" office:value="0.355028" calcext:value-type="float">
            <text:p>0.355028</text:p>
          </table:table-cell>
          <table:table-cell office:value-type="float" office:value="4.70068" calcext:value-type="float">
            <text:p>4.700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78603" calcext:value-type="float">
            <text:p>4.78603</text:p>
          </table:table-cell>
          <table:table-cell office:value-type="float" office:value="18.9878" calcext:value-type="float">
            <text:p>18.9878</text:p>
          </table:table-cell>
          <table:table-cell office:value-type="float" office:value="4.88096" calcext:value-type="float">
            <text:p>4.88096</text:p>
          </table:table-cell>
          <table:table-cell office:value-type="float" office:value="3.77219" calcext:value-type="float">
            <text:p>3.77219</text:p>
          </table:table-cell>
          <table:table-cell office:value-type="float" office:value="0.454887" calcext:value-type="float">
            <text:p>0.454887</text:p>
          </table:table-cell>
          <table:table-cell office:value-type="float" office:value="0.0701184" calcext:value-type="float">
            <text:p>0.0701184</text:p>
          </table:table-cell>
          <table:table-cell office:value-type="float" office:value="0.0910768" calcext:value-type="float">
            <text:p>0.0910768</text:p>
          </table:table-cell>
          <table:table-cell office:value-type="float" office:value="0.404596" calcext:value-type="float">
            <text:p>0.404596</text:p>
          </table:table-cell>
          <table:table-cell office:value-type="float" office:value="0.354088" calcext:value-type="float">
            <text:p>0.354088</text:p>
          </table:table-cell>
          <table:table-cell office:value-type="float" office:value="0.723426" calcext:value-type="float">
            <text:p>0.7234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57404" calcext:value-type="float">
            <text:p>4.57404</text:p>
          </table:table-cell>
          <table:table-cell office:value-type="float" office:value="18.8378" calcext:value-type="float">
            <text:p>18.8378</text:p>
          </table:table-cell>
          <table:table-cell office:value-type="float" office:value="4.94136" calcext:value-type="float">
            <text:p>4.94136</text:p>
          </table:table-cell>
          <table:table-cell office:value-type="float" office:value="3.79591" calcext:value-type="float">
            <text:p>3.79591</text:p>
          </table:table-cell>
          <table:table-cell office:value-type="float" office:value="0.461027" calcext:value-type="float">
            <text:p>0.461027</text:p>
          </table:table-cell>
          <table:table-cell office:value-type="float" office:value="0.0700642" calcext:value-type="float">
            <text:p>0.0700642</text:p>
          </table:table-cell>
          <table:table-cell office:value-type="float" office:value="0.0908648" calcext:value-type="float">
            <text:p>0.0908648</text:p>
          </table:table-cell>
          <table:table-cell office:value-type="float" office:value="0.403627" calcext:value-type="float">
            <text:p>0.403627</text:p>
          </table:table-cell>
          <table:table-cell office:value-type="float" office:value="0.353169" calcext:value-type="float">
            <text:p>0.353169</text:p>
          </table:table-cell>
          <table:table-cell office:value-type="float" office:value="1.53695" calcext:value-type="float">
            <text:p>1.536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40066" calcext:value-type="float">
            <text:p>4.40066</text:p>
          </table:table-cell>
          <table:table-cell office:value-type="float" office:value="18.7064" calcext:value-type="float">
            <text:p>18.7064</text:p>
          </table:table-cell>
          <table:table-cell office:value-type="float" office:value="4.89473" calcext:value-type="float">
            <text:p>4.89473</text:p>
          </table:table-cell>
          <table:table-cell office:value-type="float" office:value="3.8176" calcext:value-type="float">
            <text:p>3.8176</text:p>
          </table:table-cell>
          <table:table-cell office:value-type="float" office:value="0.460614" calcext:value-type="float">
            <text:p>0.460614</text:p>
          </table:table-cell>
          <table:table-cell office:value-type="float" office:value="0.0699179" calcext:value-type="float">
            <text:p>0.0699179</text:p>
          </table:table-cell>
          <table:table-cell office:value-type="float" office:value="0.0906311" calcext:value-type="float">
            <text:p>0.0906311</text:p>
          </table:table-cell>
          <table:table-cell office:value-type="float" office:value="0.402761" calcext:value-type="float">
            <text:p>0.402761</text:p>
          </table:table-cell>
          <table:table-cell office:value-type="float" office:value="0.352246" calcext:value-type="float">
            <text:p>0.352246</text:p>
          </table:table-cell>
          <table:table-cell office:value-type="float" office:value="1.10889" calcext:value-type="float">
            <text:p>1.108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2573" calcext:value-type="float">
            <text:p>4.22573</text:p>
          </table:table-cell>
          <table:table-cell office:value-type="float" office:value="18.5634" calcext:value-type="float">
            <text:p>18.5634</text:p>
          </table:table-cell>
          <table:table-cell office:value-type="float" office:value="4.82401" calcext:value-type="float">
            <text:p>4.82401</text:p>
          </table:table-cell>
          <table:table-cell office:value-type="float" office:value="3.83597" calcext:value-type="float">
            <text:p>3.83597</text:p>
          </table:table-cell>
          <table:table-cell office:value-type="float" office:value="0.449235" calcext:value-type="float">
            <text:p>0.449235</text:p>
          </table:table-cell>
          <table:table-cell office:value-type="float" office:value="0.0697383" calcext:value-type="float">
            <text:p>0.0697383</text:p>
          </table:table-cell>
          <table:table-cell office:value-type="float" office:value="0.0903948" calcext:value-type="float">
            <text:p>0.0903948</text:p>
          </table:table-cell>
          <table:table-cell office:value-type="float" office:value="0.402053" calcext:value-type="float">
            <text:p>0.402053</text:p>
          </table:table-cell>
          <table:table-cell office:value-type="float" office:value="0.351335" calcext:value-type="float">
            <text:p>0.351335</text:p>
          </table:table-cell>
          <table:table-cell office:value-type="float" office:value="1.24385" calcext:value-type="float">
            <text:p>1.243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10748" calcext:value-type="float">
            <text:p>4.10748</text:p>
          </table:table-cell>
          <table:table-cell office:value-type="float" office:value="18.4103" calcext:value-type="float">
            <text:p>18.4103</text:p>
          </table:table-cell>
          <table:table-cell office:value-type="float" office:value="4.72341" calcext:value-type="float">
            <text:p>4.72341</text:p>
          </table:table-cell>
          <table:table-cell office:value-type="float" office:value="3.87509" calcext:value-type="float">
            <text:p>3.87509</text:p>
          </table:table-cell>
          <table:table-cell office:value-type="float" office:value="0.469474" calcext:value-type="float">
            <text:p>0.469474</text:p>
          </table:table-cell>
          <table:table-cell office:value-type="float" office:value="0.069733" calcext:value-type="float">
            <text:p>0.069733</text:p>
          </table:table-cell>
          <table:table-cell office:value-type="float" office:value="0.0901606" calcext:value-type="float">
            <text:p>0.0901606</text:p>
          </table:table-cell>
          <table:table-cell office:value-type="float" office:value="0.401914" calcext:value-type="float">
            <text:p>0.401914</text:p>
          </table:table-cell>
          <table:table-cell office:value-type="float" office:value="0.350431" calcext:value-type="float">
            <text:p>0.350431</text:p>
          </table:table-cell>
          <table:table-cell office:value-type="float" office:value="1.75264" calcext:value-type="float">
            <text:p>1.752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91469" calcext:value-type="float">
            <text:p>3.91469</text:p>
          </table:table-cell>
          <table:table-cell office:value-type="float" office:value="18.2381" calcext:value-type="float">
            <text:p>18.2381</text:p>
          </table:table-cell>
          <table:table-cell office:value-type="float" office:value="4.87205" calcext:value-type="float">
            <text:p>4.87205</text:p>
          </table:table-cell>
          <table:table-cell office:value-type="float" office:value="3.90782" calcext:value-type="float">
            <text:p>3.90782</text:p>
          </table:table-cell>
          <table:table-cell office:value-type="float" office:value="0.495374" calcext:value-type="float">
            <text:p>0.495374</text:p>
          </table:table-cell>
          <table:table-cell office:value-type="float" office:value="0.0697274" calcext:value-type="float">
            <text:p>0.0697274</text:p>
          </table:table-cell>
          <table:table-cell office:value-type="float" office:value="0.0899296" calcext:value-type="float">
            <text:p>0.0899296</text:p>
          </table:table-cell>
          <table:table-cell office:value-type="float" office:value="0.401526" calcext:value-type="float">
            <text:p>0.401526</text:p>
          </table:table-cell>
          <table:table-cell office:value-type="float" office:value="0.349619" calcext:value-type="float">
            <text:p>0.349619</text:p>
          </table:table-cell>
          <table:table-cell office:value-type="float" office:value="7.35714" calcext:value-type="float">
            <text:p>7.357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64962" calcext:value-type="float">
            <text:p>3.64962</text:p>
          </table:table-cell>
          <table:table-cell office:value-type="float" office:value="18.095" calcext:value-type="float">
            <text:p>18.095</text:p>
          </table:table-cell>
          <table:table-cell office:value-type="float" office:value="4.98193" calcext:value-type="float">
            <text:p>4.98193</text:p>
          </table:table-cell>
          <table:table-cell office:value-type="float" office:value="3.89763" calcext:value-type="float">
            <text:p>3.89763</text:p>
          </table:table-cell>
          <table:table-cell office:value-type="float" office:value="0.454759" calcext:value-type="float">
            <text:p>0.454759</text:p>
          </table:table-cell>
          <table:table-cell office:value-type="float" office:value="0.0695499" calcext:value-type="float">
            <text:p>0.0695499</text:p>
          </table:table-cell>
          <table:table-cell office:value-type="float" office:value="0.0897046" calcext:value-type="float">
            <text:p>0.0897046</text:p>
          </table:table-cell>
          <table:table-cell office:value-type="float" office:value="0.400637" calcext:value-type="float">
            <text:p>0.400637</text:p>
          </table:table-cell>
          <table:table-cell office:value-type="float" office:value="0.348769" calcext:value-type="float">
            <text:p>0.348769</text:p>
          </table:table-cell>
          <table:table-cell office:value-type="float" office:value="2.70649" calcext:value-type="float">
            <text:p>2.706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49351" calcext:value-type="float">
            <text:p>3.49351</text:p>
          </table:table-cell>
          <table:table-cell office:value-type="float" office:value="17.9448" calcext:value-type="float">
            <text:p>17.9448</text:p>
          </table:table-cell>
          <table:table-cell office:value-type="float" office:value="4.87244" calcext:value-type="float">
            <text:p>4.87244</text:p>
          </table:table-cell>
          <table:table-cell office:value-type="float" office:value="3.91425" calcext:value-type="float">
            <text:p>3.91425</text:p>
          </table:table-cell>
          <table:table-cell office:value-type="float" office:value="0.439975" calcext:value-type="float">
            <text:p>0.439975</text:p>
          </table:table-cell>
          <table:table-cell office:value-type="float" office:value="0.0693945" calcext:value-type="float">
            <text:p>0.0693945</text:p>
          </table:table-cell>
          <table:table-cell office:value-type="float" office:value="0.0895058" calcext:value-type="float">
            <text:p>0.0895058</text:p>
          </table:table-cell>
          <table:table-cell office:value-type="float" office:value="0.399948" calcext:value-type="float">
            <text:p>0.399948</text:p>
          </table:table-cell>
          <table:table-cell office:value-type="float" office:value="0.347879" calcext:value-type="float">
            <text:p>0.347879</text:p>
          </table:table-cell>
          <table:table-cell office:value-type="float" office:value="3.42894" calcext:value-type="float">
            <text:p>3.428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2605" calcext:value-type="float">
            <text:p>3.2605</text:p>
          </table:table-cell>
          <table:table-cell office:value-type="float" office:value="17.7767" calcext:value-type="float">
            <text:p>17.7767</text:p>
          </table:table-cell>
          <table:table-cell office:value-type="float" office:value="4.95478" calcext:value-type="float">
            <text:p>4.95478</text:p>
          </table:table-cell>
          <table:table-cell office:value-type="float" office:value="3.91678" calcext:value-type="float">
            <text:p>3.91678</text:p>
          </table:table-cell>
          <table:table-cell office:value-type="float" office:value="0.416909" calcext:value-type="float">
            <text:p>0.416909</text:p>
          </table:table-cell>
          <table:table-cell office:value-type="float" office:value="0.0692393" calcext:value-type="float">
            <text:p>0.0692393</text:p>
          </table:table-cell>
          <table:table-cell office:value-type="float" office:value="0.0893162" calcext:value-type="float">
            <text:p>0.0893162</text:p>
          </table:table-cell>
          <table:table-cell office:value-type="float" office:value="0.399028" calcext:value-type="float">
            <text:p>0.399028</text:p>
          </table:table-cell>
          <table:table-cell office:value-type="float" office:value="0.346995" calcext:value-type="float">
            <text:p>0.346995</text:p>
          </table:table-cell>
          <table:table-cell office:value-type="float" office:value="1.20581" calcext:value-type="float">
            <text:p>1.205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07444" calcext:value-type="float">
            <text:p>3.07444</text:p>
          </table:table-cell>
          <table:table-cell office:value-type="float" office:value="17.5933" calcext:value-type="float">
            <text:p>17.5933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3.94296" calcext:value-type="float">
            <text:p>3.94296</text:p>
          </table:table-cell>
          <table:table-cell office:value-type="float" office:value="0.431397" calcext:value-type="float">
            <text:p>0.431397</text:p>
          </table:table-cell>
          <table:table-cell office:value-type="float" office:value="0.0690937" calcext:value-type="float">
            <text:p>0.0690937</text:p>
          </table:table-cell>
          <table:table-cell office:value-type="float" office:value="0.089113" calcext:value-type="float">
            <text:p>0.089113</text:p>
          </table:table-cell>
          <table:table-cell office:value-type="float" office:value="0.398086" calcext:value-type="float">
            <text:p>0.398086</text:p>
          </table:table-cell>
          <table:table-cell office:value-type="float" office:value="0.346162" calcext:value-type="float">
            <text:p>0.346162</text:p>
          </table:table-cell>
          <table:table-cell office:value-type="float" office:value="2.27405" calcext:value-type="float">
            <text:p>2.274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90041" calcext:value-type="float">
            <text:p>2.90041</text:p>
          </table:table-cell>
          <table:table-cell office:value-type="float" office:value="17.475" calcext:value-type="float">
            <text:p>17.475</text:p>
          </table:table-cell>
          <table:table-cell office:value-type="float" office:value="4.97777" calcext:value-type="float">
            <text:p>4.97777</text:p>
          </table:table-cell>
          <table:table-cell office:value-type="float" office:value="3.94607" calcext:value-type="float">
            <text:p>3.94607</text:p>
          </table:table-cell>
          <table:table-cell office:value-type="float" office:value="0.412614" calcext:value-type="float">
            <text:p>0.412614</text:p>
          </table:table-cell>
          <table:table-cell office:value-type="float" office:value="0.0689403" calcext:value-type="float">
            <text:p>0.0689403</text:p>
          </table:table-cell>
          <table:table-cell office:value-type="float" office:value="0.0891094" calcext:value-type="float">
            <text:p>0.0891094</text:p>
          </table:table-cell>
          <table:table-cell office:value-type="float" office:value="0.397145" calcext:value-type="float">
            <text:p>0.397145</text:p>
          </table:table-cell>
          <table:table-cell office:value-type="float" office:value="0.345293" calcext:value-type="float">
            <text:p>0.345293</text:p>
          </table:table-cell>
          <table:table-cell office:value-type="float" office:value="6.20359" calcext:value-type="float">
            <text:p>6.203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7503" calcext:value-type="float">
            <text:p>2.7503</text:p>
          </table:table-cell>
          <table:table-cell office:value-type="float" office:value="17.2596" calcext:value-type="float">
            <text:p>17.2596</text:p>
          </table:table-cell>
          <table:table-cell office:value-type="float" office:value="5.05773" calcext:value-type="float">
            <text:p>5.05773</text:p>
          </table:table-cell>
          <table:table-cell office:value-type="float" office:value="3.99113" calcext:value-type="float">
            <text:p>3.99113</text:p>
          </table:table-cell>
          <table:table-cell office:value-type="float" office:value="0.450979" calcext:value-type="float">
            <text:p>0.450979</text:p>
          </table:table-cell>
          <table:table-cell office:value-type="float" office:value="0.0687679" calcext:value-type="float">
            <text:p>0.0687679</text:p>
          </table:table-cell>
          <table:table-cell office:value-type="float" office:value="0.08897" calcext:value-type="float">
            <text:p>0.08897</text:p>
          </table:table-cell>
          <table:table-cell office:value-type="float" office:value="0.3963" calcext:value-type="float">
            <text:p>0.3963</text:p>
          </table:table-cell>
          <table:table-cell office:value-type="float" office:value="0.344561" calcext:value-type="float">
            <text:p>0.344561</text:p>
          </table:table-cell>
          <table:table-cell office:value-type="float" office:value="2.94377" calcext:value-type="float">
            <text:p>2.943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57487" calcext:value-type="float">
            <text:p>2.57487</text:p>
          </table:table-cell>
          <table:table-cell office:value-type="float" office:value="17.072" calcext:value-type="float">
            <text:p>17.072</text:p>
          </table:table-cell>
          <table:table-cell office:value-type="float" office:value="5.06843" calcext:value-type="float">
            <text:p>5.06843</text:p>
          </table:table-cell>
          <table:table-cell office:value-type="float" office:value="4.00918" calcext:value-type="float">
            <text:p>4.00918</text:p>
          </table:table-cell>
          <table:table-cell office:value-type="float" office:value="0.445882" calcext:value-type="float">
            <text:p>0.445882</text:p>
          </table:table-cell>
          <table:table-cell office:value-type="float" office:value="0.0685966" calcext:value-type="float">
            <text:p>0.0685966</text:p>
          </table:table-cell>
          <table:table-cell office:value-type="float" office:value="0.0888227" calcext:value-type="float">
            <text:p>0.0888227</text:p>
          </table:table-cell>
          <table:table-cell office:value-type="float" office:value="0.395473" calcext:value-type="float">
            <text:p>0.395473</text:p>
          </table:table-cell>
          <table:table-cell office:value-type="float" office:value="0.343852" calcext:value-type="float">
            <text:p>0.343852</text:p>
          </table:table-cell>
          <table:table-cell office:value-type="float" office:value="0.0391576" calcext:value-type="float">
            <text:p>0.03915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41591" calcext:value-type="float">
            <text:p>2.41591</text:p>
          </table:table-cell>
          <table:table-cell office:value-type="float" office:value="16.9068" calcext:value-type="float">
            <text:p>16.9068</text:p>
          </table:table-cell>
          <table:table-cell office:value-type="float" office:value="4.94809" calcext:value-type="float">
            <text:p>4.94809</text:p>
          </table:table-cell>
          <table:table-cell office:value-type="float" office:value="4.01626" calcext:value-type="float">
            <text:p>4.01626</text:p>
          </table:table-cell>
          <table:table-cell office:value-type="float" office:value="0.417738" calcext:value-type="float">
            <text:p>0.417738</text:p>
          </table:table-cell>
          <table:table-cell office:value-type="float" office:value="0.0684313" calcext:value-type="float">
            <text:p>0.0684313</text:p>
          </table:table-cell>
          <table:table-cell office:value-type="float" office:value="0.0887545" calcext:value-type="float">
            <text:p>0.0887545</text:p>
          </table:table-cell>
          <table:table-cell office:value-type="float" office:value="0.394763" calcext:value-type="float">
            <text:p>0.394763</text:p>
          </table:table-cell>
          <table:table-cell office:value-type="float" office:value="0.343002" calcext:value-type="float">
            <text:p>0.343002</text:p>
          </table:table-cell>
          <table:table-cell office:value-type="float" office:value="2.21656" calcext:value-type="float">
            <text:p>2.21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5376" calcext:value-type="float">
            <text:p>2.25376</text:p>
          </table:table-cell>
          <table:table-cell office:value-type="float" office:value="16.7347" calcext:value-type="float">
            <text:p>16.7347</text:p>
          </table:table-cell>
          <table:table-cell office:value-type="float" office:value="4.93621" calcext:value-type="float">
            <text:p>4.93621</text:p>
          </table:table-cell>
          <table:table-cell office:value-type="float" office:value="4.03032" calcext:value-type="float">
            <text:p>4.03032</text:p>
          </table:table-cell>
          <table:table-cell office:value-type="float" office:value="0.410587" calcext:value-type="float">
            <text:p>0.410587</text:p>
          </table:table-cell>
          <table:table-cell office:value-type="float" office:value="0.0682728" calcext:value-type="float">
            <text:p>0.0682728</text:p>
          </table:table-cell>
          <table:table-cell office:value-type="float" office:value="0.0887707" calcext:value-type="float">
            <text:p>0.0887707</text:p>
          </table:table-cell>
          <table:table-cell office:value-type="float" office:value="0.394072" calcext:value-type="float">
            <text:p>0.394072</text:p>
          </table:table-cell>
          <table:table-cell office:value-type="float" office:value="0.342156" calcext:value-type="float">
            <text:p>0.342156</text:p>
          </table:table-cell>
          <table:table-cell office:value-type="float" office:value="0.516719" calcext:value-type="float">
            <text:p>0.5167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8098" calcext:value-type="float">
            <text:p>2.08098</text:p>
          </table:table-cell>
          <table:table-cell office:value-type="float" office:value="16.5385" calcext:value-type="float">
            <text:p>16.5385</text:p>
          </table:table-cell>
          <table:table-cell office:value-type="float" office:value="4.91318" calcext:value-type="float">
            <text:p>4.91318</text:p>
          </table:table-cell>
          <table:table-cell office:value-type="float" office:value="4.04045" calcext:value-type="float">
            <text:p>4.04045</text:p>
          </table:table-cell>
          <table:table-cell office:value-type="float" office:value="0.391639" calcext:value-type="float">
            <text:p>0.391639</text:p>
          </table:table-cell>
          <table:table-cell office:value-type="float" office:value="0.068108" calcext:value-type="float">
            <text:p>0.068108</text:p>
          </table:table-cell>
          <table:table-cell office:value-type="float" office:value="0.0887711" calcext:value-type="float">
            <text:p>0.0887711</text:p>
          </table:table-cell>
          <table:table-cell office:value-type="float" office:value="0.393379" calcext:value-type="float">
            <text:p>0.393379</text:p>
          </table:table-cell>
          <table:table-cell office:value-type="float" office:value="0.341331" calcext:value-type="float">
            <text:p>0.341331</text:p>
          </table:table-cell>
          <table:table-cell office:value-type="float" office:value="4.90234" calcext:value-type="float">
            <text:p>4.902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92395" calcext:value-type="float">
            <text:p>1.92395</text:p>
          </table:table-cell>
          <table:table-cell office:value-type="float" office:value="16.3082" calcext:value-type="float">
            <text:p>16.3082</text:p>
          </table:table-cell>
          <table:table-cell office:value-type="float" office:value="4.9593" calcext:value-type="float">
            <text:p>4.9593</text:p>
          </table:table-cell>
          <table:table-cell office:value-type="float" office:value="4.06727" calcext:value-type="float">
            <text:p>4.06727</text:p>
          </table:table-cell>
          <table:table-cell office:value-type="float" office:value="0.398548" calcext:value-type="float">
            <text:p>0.398548</text:p>
          </table:table-cell>
          <table:table-cell office:value-type="float" office:value="0.0679484" calcext:value-type="float">
            <text:p>0.0679484</text:p>
          </table:table-cell>
          <table:table-cell office:value-type="float" office:value="0.0886355" calcext:value-type="float">
            <text:p>0.0886355</text:p>
          </table:table-cell>
          <table:table-cell office:value-type="float" office:value="0.392747" calcext:value-type="float">
            <text:p>0.392747</text:p>
          </table:table-cell>
          <table:table-cell office:value-type="float" office:value="0.3405" calcext:value-type="float">
            <text:p>0.3405</text:p>
          </table:table-cell>
          <table:table-cell office:value-type="float" office:value="2.22274" calcext:value-type="float">
            <text:p>2.222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7736" calcext:value-type="float">
            <text:p>1.7736</text:p>
          </table:table-cell>
          <table:table-cell office:value-type="float" office:value="16.1322" calcext:value-type="float">
            <text:p>16.1322</text:p>
          </table:table-cell>
          <table:table-cell office:value-type="float" office:value="4.88735" calcext:value-type="float">
            <text:p>4.88735</text:p>
          </table:table-cell>
          <table:table-cell office:value-type="float" office:value="4.07576" calcext:value-type="float">
            <text:p>4.07576</text:p>
          </table:table-cell>
          <table:table-cell office:value-type="float" office:value="0.379747" calcext:value-type="float">
            <text:p>0.379747</text:p>
          </table:table-cell>
          <table:table-cell office:value-type="float" office:value="0.0678014" calcext:value-type="float">
            <text:p>0.0678014</text:p>
          </table:table-cell>
          <table:table-cell office:value-type="float" office:value="0.0885806" calcext:value-type="float">
            <text:p>0.0885806</text:p>
          </table:table-cell>
          <table:table-cell office:value-type="float" office:value="0.392183" calcext:value-type="float">
            <text:p>0.392183</text:p>
          </table:table-cell>
          <table:table-cell office:value-type="float" office:value="0.339701" calcext:value-type="float">
            <text:p>0.339701</text:p>
          </table:table-cell>
          <table:table-cell office:value-type="float" office:value="0.952454" calcext:value-type="float">
            <text:p>0.9524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6732" calcext:value-type="float">
            <text:p>1.56732</text:p>
          </table:table-cell>
          <table:table-cell office:value-type="float" office:value="15.9632" calcext:value-type="float">
            <text:p>15.9632</text:p>
          </table:table-cell>
          <table:table-cell office:value-type="float" office:value="4.93301" calcext:value-type="float">
            <text:p>4.93301</text:p>
          </table:table-cell>
          <table:table-cell office:value-type="float" office:value="4.06551" calcext:value-type="float">
            <text:p>4.06551</text:p>
          </table:table-cell>
          <table:table-cell office:value-type="float" office:value="0.346946" calcext:value-type="float">
            <text:p>0.346946</text:p>
          </table:table-cell>
          <table:table-cell office:value-type="float" office:value="0.0676642" calcext:value-type="float">
            <text:p>0.0676642</text:p>
          </table:table-cell>
          <table:table-cell office:value-type="float" office:value="0.0886866" calcext:value-type="float">
            <text:p>0.0886866</text:p>
          </table:table-cell>
          <table:table-cell office:value-type="float" office:value="0.391336" calcext:value-type="float">
            <text:p>0.391336</text:p>
          </table:table-cell>
          <table:table-cell office:value-type="float" office:value="0.338958" calcext:value-type="float">
            <text:p>0.338958</text:p>
          </table:table-cell>
          <table:table-cell office:value-type="float" office:value="1.79102" calcext:value-type="float">
            <text:p>1.791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43383" calcext:value-type="float">
            <text:p>1.43383</text:p>
          </table:table-cell>
          <table:table-cell office:value-type="float" office:value="15.7322" calcext:value-type="float">
            <text:p>15.7322</text:p>
          </table:table-cell>
          <table:table-cell office:value-type="float" office:value="5.02581" calcext:value-type="float">
            <text:p>5.02581</text:p>
          </table:table-cell>
          <table:table-cell office:value-type="float" office:value="4.10262" calcext:value-type="float">
            <text:p>4.10262</text:p>
          </table:table-cell>
          <table:table-cell office:value-type="float" office:value="0.378312" calcext:value-type="float">
            <text:p>0.378312</text:p>
          </table:table-cell>
          <table:table-cell office:value-type="float" office:value="0.0675033" calcext:value-type="float">
            <text:p>0.0675033</text:p>
          </table:table-cell>
          <table:table-cell office:value-type="float" office:value="0.0886489" calcext:value-type="float">
            <text:p>0.0886489</text:p>
          </table:table-cell>
          <table:table-cell office:value-type="float" office:value="0.390569" calcext:value-type="float">
            <text:p>0.390569</text:p>
          </table:table-cell>
          <table:table-cell office:value-type="float" office:value="0.338149" calcext:value-type="float">
            <text:p>0.338149</text:p>
          </table:table-cell>
          <table:table-cell office:value-type="float" office:value="2.02245" calcext:value-type="float">
            <text:p>2.02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25921" calcext:value-type="float">
            <text:p>1.25921</text:p>
          </table:table-cell>
          <table:table-cell office:value-type="float" office:value="15.5125" calcext:value-type="float">
            <text:p>15.5125</text:p>
          </table:table-cell>
          <table:table-cell office:value-type="float" office:value="5.07899" calcext:value-type="float">
            <text:p>5.07899</text:p>
          </table:table-cell>
          <table:table-cell office:value-type="float" office:value="4.1127" calcext:value-type="float">
            <text:p>4.1127</text:p>
          </table:table-cell>
          <table:table-cell office:value-type="float" office:value="0.367646" calcext:value-type="float">
            <text:p>0.367646</text:p>
          </table:table-cell>
          <table:table-cell office:value-type="float" office:value="0.0673757" calcext:value-type="float">
            <text:p>0.0673757</text:p>
          </table:table-cell>
          <table:table-cell office:value-type="float" office:value="0.0885551" calcext:value-type="float">
            <text:p>0.0885551</text:p>
          </table:table-cell>
          <table:table-cell office:value-type="float" office:value="0.38973" calcext:value-type="float">
            <text:p>0.38973</text:p>
          </table:table-cell>
          <table:table-cell office:value-type="float" office:value="0.337364" calcext:value-type="float">
            <text:p>0.337364</text:p>
          </table:table-cell>
          <table:table-cell office:value-type="float" office:value="0.722955" calcext:value-type="float">
            <text:p>0.7229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1038" calcext:value-type="float">
            <text:p>1.1038</text:p>
          </table:table-cell>
          <table:table-cell office:value-type="float" office:value="15.3199" calcext:value-type="float">
            <text:p>15.3199</text:p>
          </table:table-cell>
          <table:table-cell office:value-type="float" office:value="5.05023" calcext:value-type="float">
            <text:p>5.05023</text:p>
          </table:table-cell>
          <table:table-cell office:value-type="float" office:value="4.11956" calcext:value-type="float">
            <text:p>4.11956</text:p>
          </table:table-cell>
          <table:table-cell office:value-type="float" office:value="0.351796" calcext:value-type="float">
            <text:p>0.351796</text:p>
          </table:table-cell>
          <table:table-cell office:value-type="float" office:value="0.0672668" calcext:value-type="float">
            <text:p>0.0672668</text:p>
          </table:table-cell>
          <table:table-cell office:value-type="float" office:value="0.088522" calcext:value-type="float">
            <text:p>0.088522</text:p>
          </table:table-cell>
          <table:table-cell office:value-type="float" office:value="0.388884" calcext:value-type="float">
            <text:p>0.388884</text:p>
          </table:table-cell>
          <table:table-cell office:value-type="float" office:value="0.336561" calcext:value-type="float">
            <text:p>0.336561</text:p>
          </table:table-cell>
          <table:table-cell office:value-type="float" office:value="1.01112" calcext:value-type="float">
            <text:p>1.011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88811" calcext:value-type="float">
            <text:p>0.88811</text:p>
          </table:table-cell>
          <table:table-cell office:value-type="float" office:value="15.0986" calcext:value-type="float">
            <text:p>15.0986</text:p>
          </table:table-cell>
          <table:table-cell office:value-type="float" office:value="5.15157" calcext:value-type="float">
            <text:p>5.15157</text:p>
          </table:table-cell>
          <table:table-cell office:value-type="float" office:value="4.11155" calcext:value-type="float">
            <text:p>4.11155</text:p>
          </table:table-cell>
          <table:table-cell office:value-type="float" office:value="0.32188" calcext:value-type="float">
            <text:p>0.32188</text:p>
          </table:table-cell>
          <table:table-cell office:value-type="float" office:value="0.0675207" calcext:value-type="float">
            <text:p>0.0675207</text:p>
          </table:table-cell>
          <table:table-cell office:value-type="float" office:value="0.0884428" calcext:value-type="float">
            <text:p>0.0884428</text:p>
          </table:table-cell>
          <table:table-cell office:value-type="float" office:value="0.387966" calcext:value-type="float">
            <text:p>0.387966</text:p>
          </table:table-cell>
          <table:table-cell office:value-type="float" office:value="0.335769" calcext:value-type="float">
            <text:p>0.335769</text:p>
          </table:table-cell>
          <table:table-cell office:value-type="float" office:value="2.19146" calcext:value-type="float">
            <text:p>2.191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748105" calcext:value-type="float">
            <text:p>0.748105</text:p>
          </table:table-cell>
          <table:table-cell office:value-type="float" office:value="14.9195" calcext:value-type="float">
            <text:p>14.9195</text:p>
          </table:table-cell>
          <table:table-cell office:value-type="float" office:value="5.0457" calcext:value-type="float">
            <text:p>5.0457</text:p>
          </table:table-cell>
          <table:table-cell office:value-type="float" office:value="4.11541" calcext:value-type="float">
            <text:p>4.11541</text:p>
          </table:table-cell>
          <table:table-cell office:value-type="float" office:value="0.30045" calcext:value-type="float">
            <text:p>0.30045</text:p>
          </table:table-cell>
          <table:table-cell office:value-type="float" office:value="0.0677498" calcext:value-type="float">
            <text:p>0.0677498</text:p>
          </table:table-cell>
          <table:table-cell office:value-type="float" office:value="0.0885151" calcext:value-type="float">
            <text:p>0.0885151</text:p>
          </table:table-cell>
          <table:table-cell office:value-type="float" office:value="0.38705" calcext:value-type="float">
            <text:p>0.38705</text:p>
          </table:table-cell>
          <table:table-cell office:value-type="float" office:value="0.335029" calcext:value-type="float">
            <text:p>0.335029</text:p>
          </table:table-cell>
          <table:table-cell office:value-type="float" office:value="2.61391" calcext:value-type="float">
            <text:p>2.613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650004" calcext:value-type="float">
            <text:p>0.650004</text:p>
          </table:table-cell>
          <table:table-cell office:value-type="float" office:value="14.7071" calcext:value-type="float">
            <text:p>14.7071</text:p>
          </table:table-cell>
          <table:table-cell office:value-type="float" office:value="5.00071" calcext:value-type="float">
            <text:p>5.00071</text:p>
          </table:table-cell>
          <table:table-cell office:value-type="float" office:value="4.14663" calcext:value-type="float">
            <text:p>4.14663</text:p>
          </table:table-cell>
          <table:table-cell office:value-type="float" office:value="0.318907" calcext:value-type="float">
            <text:p>0.318907</text:p>
          </table:table-cell>
          <table:table-cell office:value-type="float" office:value="0.0677297" calcext:value-type="float">
            <text:p>0.0677297</text:p>
          </table:table-cell>
          <table:table-cell office:value-type="float" office:value="0.0885948" calcext:value-type="float">
            <text:p>0.0885948</text:p>
          </table:table-cell>
          <table:table-cell office:value-type="float" office:value="0.386201" calcext:value-type="float">
            <text:p>0.386201</text:p>
          </table:table-cell>
          <table:table-cell office:value-type="float" office:value="0.334283" calcext:value-type="float">
            <text:p>0.334283</text:p>
          </table:table-cell>
          <table:table-cell office:value-type="float" office:value="0.502774" calcext:value-type="float">
            <text:p>0.5027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532725" calcext:value-type="float">
            <text:p>0.532725</text:p>
          </table:table-cell>
          <table:table-cell office:value-type="float" office:value="14.4657" calcext:value-type="float">
            <text:p>14.4657</text:p>
          </table:table-cell>
          <table:table-cell office:value-type="float" office:value="5.07712" calcext:value-type="float">
            <text:p>5.07712</text:p>
          </table:table-cell>
          <table:table-cell office:value-type="float" office:value="4.17968" calcext:value-type="float">
            <text:p>4.17968</text:p>
          </table:table-cell>
          <table:table-cell office:value-type="float" office:value="0.34496" calcext:value-type="float">
            <text:p>0.34496</text:p>
          </table:table-cell>
          <table:table-cell office:value-type="float" office:value="0.0676349" calcext:value-type="float">
            <text:p>0.0676349</text:p>
          </table:table-cell>
          <table:table-cell office:value-type="float" office:value="0.0885505" calcext:value-type="float">
            <text:p>0.0885505</text:p>
          </table:table-cell>
          <table:table-cell office:value-type="float" office:value="0.385436" calcext:value-type="float">
            <text:p>0.385436</text:p>
          </table:table-cell>
          <table:table-cell office:value-type="float" office:value="0.333511" calcext:value-type="float">
            <text:p>0.333511</text:p>
          </table:table-cell>
          <table:table-cell office:value-type="float" office:value="1.74555" calcext:value-type="float">
            <text:p>1.745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56845" calcext:value-type="float">
            <text:p>0.356845</text:p>
          </table:table-cell>
          <table:table-cell office:value-type="float" office:value="14.2416" calcext:value-type="float">
            <text:p>14.2416</text:p>
          </table:table-cell>
          <table:table-cell office:value-type="float" office:value="5.13714" calcext:value-type="float">
            <text:p>5.13714</text:p>
          </table:table-cell>
          <table:table-cell office:value-type="float" office:value="4.17958" calcext:value-type="float">
            <text:p>4.17958</text:p>
          </table:table-cell>
          <table:table-cell office:value-type="float" office:value="0.324896" calcext:value-type="float">
            <text:p>0.324896</text:p>
          </table:table-cell>
          <table:table-cell office:value-type="float" office:value="0.067718" calcext:value-type="float">
            <text:p>0.067718</text:p>
          </table:table-cell>
          <table:table-cell office:value-type="float" office:value="0.0884808" calcext:value-type="float">
            <text:p>0.0884808</text:p>
          </table:table-cell>
          <table:table-cell office:value-type="float" office:value="0.384568" calcext:value-type="float">
            <text:p>0.384568</text:p>
          </table:table-cell>
          <table:table-cell office:value-type="float" office:value="0.332755" calcext:value-type="float">
            <text:p>0.332755</text:p>
          </table:table-cell>
          <table:table-cell office:value-type="float" office:value="0.774625" calcext:value-type="float">
            <text:p>0.7746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224196" calcext:value-type="float">
            <text:p>0.224196</text:p>
          </table:table-cell>
          <table:table-cell office:value-type="float" office:value="13.9883" calcext:value-type="float">
            <text:p>13.9883</text:p>
          </table:table-cell>
          <table:table-cell office:value-type="float" office:value="5.27127" calcext:value-type="float">
            <text:p>5.27127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0.350238" calcext:value-type="float">
            <text:p>0.350238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883137" calcext:value-type="float">
            <text:p>0.0883137</text:p>
          </table:table-cell>
          <table:table-cell office:value-type="float" office:value="0.383722" calcext:value-type="float">
            <text:p>0.383722</text:p>
          </table:table-cell>
          <table:table-cell office:value-type="float" office:value="0.332293" calcext:value-type="float">
            <text:p>0.332293</text:p>
          </table:table-cell>
          <table:table-cell office:value-type="float" office:value="2.67917" calcext:value-type="float">
            <text:p>2.679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21713" calcext:value-type="float">
            <text:p>0.21713</text:p>
          </table:table-cell>
          <table:table-cell office:value-type="float" office:value="13.7421" calcext:value-type="float">
            <text:p>13.7421</text:p>
          </table:table-cell>
          <table:table-cell office:value-type="float" office:value="5.16214" calcext:value-type="float">
            <text:p>5.16214</text:p>
          </table:table-cell>
          <table:table-cell office:value-type="float" office:value="4.27393" calcext:value-type="float">
            <text:p>4.27393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0.0676969" calcext:value-type="float">
            <text:p>0.0676969</text:p>
          </table:table-cell>
          <table:table-cell office:value-type="float" office:value="0.0881144" calcext:value-type="float">
            <text:p>0.0881144</text:p>
          </table:table-cell>
          <table:table-cell office:value-type="float" office:value="0.38375" calcext:value-type="float">
            <text:p>0.38375</text:p>
          </table:table-cell>
          <table:table-cell office:value-type="float" office:value="0.331909" calcext:value-type="float">
            <text:p>0.331909</text:p>
          </table:table-cell>
          <table:table-cell office:value-type="float" office:value="4.05321" calcext:value-type="float">
            <text:p>4.053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107594" calcext:value-type="float">
            <text:p>0.107594</text:p>
          </table:table-cell>
          <table:table-cell office:value-type="float" office:value="13.4985" calcext:value-type="float">
            <text:p>13.4985</text:p>
          </table:table-cell>
          <table:table-cell office:value-type="float" office:value="5.22511" calcext:value-type="float">
            <text:p>5.22511</text:p>
          </table:table-cell>
          <table:table-cell office:value-type="float" office:value="4.29818" calcext:value-type="float">
            <text:p>4.29818</text:p>
          </table:table-cell>
          <table:table-cell office:value-type="float" office:value="0.413835" calcext:value-type="float">
            <text:p>0.413835</text:p>
          </table:table-cell>
          <table:table-cell office:value-type="float" office:value="0.0676551" calcext:value-type="float">
            <text:p>0.0676551</text:p>
          </table:table-cell>
          <table:table-cell office:value-type="float" office:value="0.0879137" calcext:value-type="float">
            <text:p>0.0879137</text:p>
          </table:table-cell>
          <table:table-cell office:value-type="float" office:value="0.383979" calcext:value-type="float">
            <text:p>0.383979</text:p>
          </table:table-cell>
          <table:table-cell office:value-type="float" office:value="0.331823" calcext:value-type="float">
            <text:p>0.331823</text:p>
          </table:table-cell>
          <table:table-cell office:value-type="float" office:value="0.808328" calcext:value-type="float">
            <text:p>0.8083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0590959" calcext:value-type="float">
            <text:p>-0.0590959</text:p>
          </table:table-cell>
          <table:table-cell office:value-type="float" office:value="13.2643" calcext:value-type="float">
            <text:p>13.2643</text:p>
          </table:table-cell>
          <table:table-cell office:value-type="float" office:value="5.28081" calcext:value-type="float">
            <text:p>5.28081</text:p>
          </table:table-cell>
          <table:table-cell office:value-type="float" office:value="4.29288" calcext:value-type="float">
            <text:p>4.29288</text:p>
          </table:table-cell>
          <table:table-cell office:value-type="float" office:value="0.383753" calcext:value-type="float">
            <text:p>0.383753</text:p>
          </table:table-cell>
          <table:table-cell office:value-type="float" office:value="0.0675099" calcext:value-type="float">
            <text:p>0.0675099</text:p>
          </table:table-cell>
          <table:table-cell office:value-type="float" office:value="0.0877212" calcext:value-type="float">
            <text:p>0.0877212</text:p>
          </table:table-cell>
          <table:table-cell office:value-type="float" office:value="0.383775" calcext:value-type="float">
            <text:p>0.383775</text:p>
          </table:table-cell>
          <table:table-cell office:value-type="float" office:value="0.331779" calcext:value-type="float">
            <text:p>0.331779</text:p>
          </table:table-cell>
          <table:table-cell office:value-type="float" office:value="1.16422" calcext:value-type="float">
            <text:p>1.164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175543" calcext:value-type="float">
            <text:p>-0.175543</text:p>
          </table:table-cell>
          <table:table-cell office:value-type="float" office:value="13.0476" calcext:value-type="float">
            <text:p>13.0476</text:p>
          </table:table-cell>
          <table:table-cell office:value-type="float" office:value="5.19321" calcext:value-type="float">
            <text:p>5.19321</text:p>
          </table:table-cell>
          <table:table-cell office:value-type="float" office:value="4.29866" calcext:value-type="float">
            <text:p>4.29866</text:p>
          </table:table-cell>
          <table:table-cell office:value-type="float" office:value="0.362041" calcext:value-type="float">
            <text:p>0.362041</text:p>
          </table:table-cell>
          <table:table-cell office:value-type="float" office:value="0.0673748" calcext:value-type="float">
            <text:p>0.0673748</text:p>
          </table:table-cell>
          <table:table-cell office:value-type="float" office:value="0.0875237" calcext:value-type="float">
            <text:p>0.0875237</text:p>
          </table:table-cell>
          <table:table-cell office:value-type="float" office:value="0.383645" calcext:value-type="float">
            <text:p>0.383645</text:p>
          </table:table-cell>
          <table:table-cell office:value-type="float" office:value="0.331373" calcext:value-type="float">
            <text:p>0.331373</text:p>
          </table:table-cell>
          <table:table-cell office:value-type="float" office:value="1.28452" calcext:value-type="float">
            <text:p>1.284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172548" calcext:value-type="float">
            <text:p>-0.172548</text:p>
          </table:table-cell>
          <table:table-cell office:value-type="float" office:value="12.8262" calcext:value-type="float">
            <text:p>12.8262</text:p>
          </table:table-cell>
          <table:table-cell office:value-type="float" office:value="5.07355" calcext:value-type="float">
            <text:p>5.07355</text:p>
          </table:table-cell>
          <table:table-cell office:value-type="float" office:value="4.35578" calcext:value-type="float">
            <text:p>4.35578</text:p>
          </table:table-cell>
          <table:table-cell office:value-type="float" office:value="0.408213" calcext:value-type="float">
            <text:p>0.408213</text:p>
          </table:table-cell>
          <table:table-cell office:value-type="float" office:value="0.0679491" calcext:value-type="float">
            <text:p>0.0679491</text:p>
          </table:table-cell>
          <table:table-cell office:value-type="float" office:value="0.0873257" calcext:value-type="float">
            <text:p>0.0873257</text:p>
          </table:table-cell>
          <table:table-cell office:value-type="float" office:value="0.385087" calcext:value-type="float">
            <text:p>0.385087</text:p>
          </table:table-cell>
          <table:table-cell office:value-type="float" office:value="0.330889" calcext:value-type="float">
            <text:p>0.330889</text:p>
          </table:table-cell>
          <table:table-cell office:value-type="float" office:value="3.70911" calcext:value-type="float">
            <text:p>3.709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286108" calcext:value-type="float">
            <text:p>-0.286108</text:p>
          </table:table-cell>
          <table:table-cell office:value-type="float" office:value="12.6016" calcext:value-type="float">
            <text:p>12.6016</text:p>
          </table:table-cell>
          <table:table-cell office:value-type="float" office:value="5.00086" calcext:value-type="float">
            <text:p>5.00086</text:p>
          </table:table-cell>
          <table:table-cell office:value-type="float" office:value="4.35862" calcext:value-type="float">
            <text:p>4.35862</text:p>
          </table:table-cell>
          <table:table-cell office:value-type="float" office:value="0.381313" calcext:value-type="float">
            <text:p>0.381313</text:p>
          </table:table-cell>
          <table:table-cell office:value-type="float" office:value="0.0685646" calcext:value-type="float">
            <text:p>0.0685646</text:p>
          </table:table-cell>
          <table:table-cell office:value-type="float" office:value="0.0871288" calcext:value-type="float">
            <text:p>0.0871288</text:p>
          </table:table-cell>
          <table:table-cell office:value-type="float" office:value="0.386477" calcext:value-type="float">
            <text:p>0.386477</text:p>
          </table:table-cell>
          <table:table-cell office:value-type="float" office:value="0.330223" calcext:value-type="float">
            <text:p>0.330223</text:p>
          </table:table-cell>
          <table:table-cell office:value-type="float" office:value="3.2698" calcext:value-type="float">
            <text:p>3.26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404805" calcext:value-type="float">
            <text:p>-0.404805</text:p>
          </table:table-cell>
          <table:table-cell office:value-type="float" office:value="12.3663" calcext:value-type="float">
            <text:p>12.3663</text:p>
          </table:table-cell>
          <table:table-cell office:value-type="float" office:value="5.03004" calcext:value-type="float">
            <text:p>5.03004</text:p>
          </table:table-cell>
          <table:table-cell office:value-type="float" office:value="4.36373" calcext:value-type="float">
            <text:p>4.36373</text:p>
          </table:table-cell>
          <table:table-cell office:value-type="float" office:value="0.364942" calcext:value-type="float">
            <text:p>0.364942</text:p>
          </table:table-cell>
          <table:table-cell office:value-type="float" office:value="0.0691487" calcext:value-type="float">
            <text:p>0.0691487</text:p>
          </table:table-cell>
          <table:table-cell office:value-type="float" office:value="0.0869339" calcext:value-type="float">
            <text:p>0.0869339</text:p>
          </table:table-cell>
          <table:table-cell office:value-type="float" office:value="0.387653" calcext:value-type="float">
            <text:p>0.387653</text:p>
          </table:table-cell>
          <table:table-cell office:value-type="float" office:value="0.329578" calcext:value-type="float">
            <text:p>0.329578</text:p>
          </table:table-cell>
          <table:table-cell office:value-type="float" office:value="0.337946" calcext:value-type="float">
            <text:p>0.3379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521945" calcext:value-type="float">
            <text:p>-0.521945</text:p>
          </table:table-cell>
          <table:table-cell office:value-type="float" office:value="12.1585" calcext:value-type="float">
            <text:p>12.1585</text:p>
          </table:table-cell>
          <table:table-cell office:value-type="float" office:value="4.9758" calcext:value-type="float">
            <text:p>4.9758</text:p>
          </table:table-cell>
          <table:table-cell office:value-type="float" office:value="4.36134" calcext:value-type="float">
            <text:p>4.36134</text:p>
          </table:table-cell>
          <table:table-cell office:value-type="float" office:value="0.337804" calcext:value-type="float">
            <text:p>0.337804</text:p>
          </table:table-cell>
          <table:table-cell office:value-type="float" office:value="0.069698" calcext:value-type="float">
            <text:p>0.069698</text:p>
          </table:table-cell>
          <table:table-cell office:value-type="float" office:value="0.0867481" calcext:value-type="float">
            <text:p>0.0867481</text:p>
          </table:table-cell>
          <table:table-cell office:value-type="float" office:value="0.388592" calcext:value-type="float">
            <text:p>0.388592</text:p>
          </table:table-cell>
          <table:table-cell office:value-type="float" office:value="0.328853" calcext:value-type="float">
            <text:p>0.328853</text:p>
          </table:table-cell>
          <table:table-cell office:value-type="float" office:value="3.66187" calcext:value-type="float">
            <text:p>3.661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98215" calcext:value-type="float">
            <text:p>-0.598215</text:p>
          </table:table-cell>
          <table:table-cell office:value-type="float" office:value="11.942" calcext:value-type="float">
            <text:p>11.942</text:p>
          </table:table-cell>
          <table:table-cell office:value-type="float" office:value="4.94624" calcext:value-type="float">
            <text:p>4.94624</text:p>
          </table:table-cell>
          <table:table-cell office:value-type="float" office:value="4.37883" calcext:value-type="float">
            <text:p>4.37883</text:p>
          </table:table-cell>
          <table:table-cell office:value-type="float" office:value="0.339086" calcext:value-type="float">
            <text:p>0.339086</text:p>
          </table:table-cell>
          <table:table-cell office:value-type="float" office:value="0.0706181" calcext:value-type="float">
            <text:p>0.0706181</text:p>
          </table:table-cell>
          <table:table-cell office:value-type="float" office:value="0.0865842" calcext:value-type="float">
            <text:p>0.0865842</text:p>
          </table:table-cell>
          <table:table-cell office:value-type="float" office:value="0.389868" calcext:value-type="float">
            <text:p>0.389868</text:p>
          </table:table-cell>
          <table:table-cell office:value-type="float" office:value="0.328123" calcext:value-type="float">
            <text:p>0.328123</text:p>
          </table:table-cell>
          <table:table-cell office:value-type="float" office:value="0.505305" calcext:value-type="float">
            <text:p>0.5053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719183" calcext:value-type="float">
            <text:p>-0.719183</text:p>
          </table:table-cell>
          <table:table-cell office:value-type="float" office:value="11.7133" calcext:value-type="float">
            <text:p>11.7133</text:p>
          </table:table-cell>
          <table:table-cell office:value-type="float" office:value="4.94753" calcext:value-type="float">
            <text:p>4.94753</text:p>
          </table:table-cell>
          <table:table-cell office:value-type="float" office:value="4.37582" calcext:value-type="float">
            <text:p>4.37582</text:p>
          </table:table-cell>
          <table:table-cell office:value-type="float" office:value="0.313632" calcext:value-type="float">
            <text:p>0.313632</text:p>
          </table:table-cell>
          <table:table-cell office:value-type="float" office:value="0.0714033" calcext:value-type="float">
            <text:p>0.0714033</text:p>
          </table:table-cell>
          <table:table-cell office:value-type="float" office:value="0.0864298" calcext:value-type="float">
            <text:p>0.0864298</text:p>
          </table:table-cell>
          <table:table-cell office:value-type="float" office:value="0.390779" calcext:value-type="float">
            <text:p>0.390779</text:p>
          </table:table-cell>
          <table:table-cell office:value-type="float" office:value="0.327397" calcext:value-type="float">
            <text:p>0.327397</text:p>
          </table:table-cell>
          <table:table-cell office:value-type="float" office:value="2.78902" calcext:value-type="float">
            <text:p>2.789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917679" calcext:value-type="float">
            <text:p>-0.917679</text:p>
          </table:table-cell>
          <table:table-cell office:value-type="float" office:value="11.4662" calcext:value-type="float">
            <text:p>11.4662</text:p>
          </table:table-cell>
          <table:table-cell office:value-type="float" office:value="5.05637" calcext:value-type="float">
            <text:p>5.05637</text:p>
          </table:table-cell>
          <table:table-cell office:value-type="float" office:value="4.34294" calcext:value-type="float">
            <text:p>4.34294</text:p>
          </table:table-cell>
          <table:table-cell office:value-type="float" office:value="0.256548" calcext:value-type="float">
            <text:p>0.256548</text:p>
          </table:table-cell>
          <table:table-cell office:value-type="float" office:value="0.0714634" calcext:value-type="float">
            <text:p>0.0714634</text:p>
          </table:table-cell>
          <table:table-cell office:value-type="float" office:value="0.0862555" calcext:value-type="float">
            <text:p>0.0862555</text:p>
          </table:table-cell>
          <table:table-cell office:value-type="float" office:value="0.390532" calcext:value-type="float">
            <text:p>0.390532</text:p>
          </table:table-cell>
          <table:table-cell office:value-type="float" office:value="0.326677" calcext:value-type="float">
            <text:p>0.326677</text:p>
          </table:table-cell>
          <table:table-cell office:value-type="float" office:value="4.46052" calcext:value-type="float">
            <text:p>4.460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01269" calcext:value-type="float">
            <text:p>-1.01269</text:p>
          </table:table-cell>
          <table:table-cell office:value-type="float" office:value="11.2431" calcext:value-type="float">
            <text:p>11.2431</text:p>
          </table:table-cell>
          <table:table-cell office:value-type="float" office:value="4.96148" calcext:value-type="float">
            <text:p>4.96148</text:p>
          </table:table-cell>
          <table:table-cell office:value-type="float" office:value="4.34515" calcext:value-type="float">
            <text:p>4.34515</text:p>
          </table:table-cell>
          <table:table-cell office:value-type="float" office:value="0.235425" calcext:value-type="float">
            <text:p>0.235425</text:p>
          </table:table-cell>
          <table:table-cell office:value-type="float" office:value="0.0715883" calcext:value-type="float">
            <text:p>0.0715883</text:p>
          </table:table-cell>
          <table:table-cell office:value-type="float" office:value="0.0861019" calcext:value-type="float">
            <text:p>0.0861019</text:p>
          </table:table-cell>
          <table:table-cell office:value-type="float" office:value="0.39032" calcext:value-type="float">
            <text:p>0.39032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2.69431" calcext:value-type="float">
            <text:p>2.694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19192" calcext:value-type="float">
            <text:p>-1.19192</text:p>
          </table:table-cell>
          <table:table-cell office:value-type="float" office:value="11.0143" calcext:value-type="float">
            <text:p>11.0143</text:p>
          </table:table-cell>
          <table:table-cell office:value-type="float" office:value="5.02969" calcext:value-type="float">
            <text:p>5.02969</text:p>
          </table:table-cell>
          <table:table-cell office:value-type="float" office:value="4.31771" calcext:value-type="float">
            <text:p>4.31771</text:p>
          </table:table-cell>
          <table:table-cell office:value-type="float" office:value="0.190206" calcext:value-type="float">
            <text:p>0.190206</text:p>
          </table:table-cell>
          <table:table-cell office:value-type="float" office:value="0.0714462" calcext:value-type="float">
            <text:p>0.0714462</text:p>
          </table:table-cell>
          <table:table-cell office:value-type="float" office:value="0.0859648" calcext:value-type="float">
            <text:p>0.0859648</text:p>
          </table:table-cell>
          <table:table-cell office:value-type="float" office:value="0.389596" calcext:value-type="float">
            <text:p>0.389596</text:p>
          </table:table-cell>
          <table:table-cell office:value-type="float" office:value="0.325351" calcext:value-type="float">
            <text:p>0.325351</text:p>
          </table:table-cell>
          <table:table-cell office:value-type="float" office:value="2.65086" calcext:value-type="float">
            <text:p>2.650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27461" calcext:value-type="float">
            <text:p>-1.27461</text:p>
          </table:table-cell>
          <table:table-cell office:value-type="float" office:value="10.768" calcext:value-type="float">
            <text:p>10.768</text:p>
          </table:table-cell>
          <table:table-cell office:value-type="float" office:value="5.10177" calcext:value-type="float">
            <text:p>5.10177</text:p>
          </table:table-cell>
          <table:table-cell office:value-type="float" office:value="4.34053" calcext:value-type="float">
            <text:p>4.34053</text:p>
          </table:table-cell>
          <table:table-cell office:value-type="float" office:value="0.213157" calcext:value-type="float">
            <text:p>0.213157</text:p>
          </table:table-cell>
          <table:table-cell office:value-type="float" office:value="0.0713457" calcext:value-type="float">
            <text:p>0.0713457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388969" calcext:value-type="float">
            <text:p>0.388969</text:p>
          </table:table-cell>
          <table:table-cell office:value-type="float" office:value="0.324643" calcext:value-type="float">
            <text:p>0.324643</text:p>
          </table:table-cell>
          <table:table-cell office:value-type="float" office:value="1.27442" calcext:value-type="float">
            <text:p>1.274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40772" calcext:value-type="float">
            <text:p>-1.40772</text:p>
          </table:table-cell>
          <table:table-cell office:value-type="float" office:value="10.5118" calcext:value-type="float">
            <text:p>10.5118</text:p>
          </table:table-cell>
          <table:table-cell office:value-type="float" office:value="5.16211" calcext:value-type="float">
            <text:p>5.16211</text:p>
          </table:table-cell>
          <table:table-cell office:value-type="float" office:value="4.3359" calcext:value-type="float">
            <text:p>4.3359</text:p>
          </table:table-cell>
          <table:table-cell office:value-type="float" office:value="0.195219" calcext:value-type="float">
            <text:p>0.195219</text:p>
          </table:table-cell>
          <table:table-cell office:value-type="float" office:value="0.0711949" calcext:value-type="float">
            <text:p>0.0711949</text:p>
          </table:table-cell>
          <table:table-cell office:value-type="float" office:value="0.0856314" calcext:value-type="float">
            <text:p>0.0856314</text:p>
          </table:table-cell>
          <table:table-cell office:value-type="float" office:value="0.388211" calcext:value-type="float">
            <text:p>0.388211</text:p>
          </table:table-cell>
          <table:table-cell office:value-type="float" office:value="0.323947" calcext:value-type="float">
            <text:p>0.323947</text:p>
          </table:table-cell>
          <table:table-cell office:value-type="float" office:value="0.969373" calcext:value-type="float">
            <text:p>0.9693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50044" calcext:value-type="float">
            <text:p>-1.50044</text:p>
          </table:table-cell>
          <table:table-cell office:value-type="float" office:value="10.2478" calcext:value-type="float">
            <text:p>10.2478</text:p>
          </table:table-cell>
          <table:table-cell office:value-type="float" office:value="5.23865" calcext:value-type="float">
            <text:p>5.23865</text:p>
          </table:table-cell>
          <table:table-cell office:value-type="float" office:value="4.35326" calcext:value-type="float">
            <text:p>4.35326</text:p>
          </table:table-cell>
          <table:table-cell office:value-type="float" office:value="0.208985" calcext:value-type="float">
            <text:p>0.208985</text:p>
          </table:table-cell>
          <table:table-cell office:value-type="float" office:value="0.0710519" calcext:value-type="float">
            <text:p>0.0710519</text:p>
          </table:table-cell>
          <table:table-cell office:value-type="float" office:value="0.0854482" calcext:value-type="float">
            <text:p>0.0854482</text:p>
          </table:table-cell>
          <table:table-cell office:value-type="float" office:value="0.387498" calcext:value-type="float">
            <text:p>0.387498</text:p>
          </table:table-cell>
          <table:table-cell office:value-type="float" office:value="0.323348" calcext:value-type="float">
            <text:p>0.323348</text:p>
          </table:table-cell>
          <table:table-cell office:value-type="float" office:value="1.2502" calcext:value-type="float">
            <text:p>1.25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59617" calcext:value-type="float">
            <text:p>-1.59617</text:p>
          </table:table-cell>
          <table:table-cell office:value-type="float" office:value="10.0386" calcext:value-type="float">
            <text:p>10.0386</text:p>
          </table:table-cell>
          <table:table-cell office:value-type="float" office:value="5.19197" calcext:value-type="float">
            <text:p>5.19197</text:p>
          </table:table-cell>
          <table:table-cell office:value-type="float" office:value="4.35742" calcext:value-type="float">
            <text:p>4.35742</text:p>
          </table:table-cell>
          <table:table-cell office:value-type="float" office:value="0.202671" calcext:value-type="float">
            <text:p>0.202671</text:p>
          </table:table-cell>
          <table:table-cell office:value-type="float" office:value="0.0709137" calcext:value-type="float">
            <text:p>0.0709137</text:p>
          </table:table-cell>
          <table:table-cell office:value-type="float" office:value="0.085277" calcext:value-type="float">
            <text:p>0.085277</text:p>
          </table:table-cell>
          <table:table-cell office:value-type="float" office:value="0.386804" calcext:value-type="float">
            <text:p>0.386804</text:p>
          </table:table-cell>
          <table:table-cell office:value-type="float" office:value="0.322688" calcext:value-type="float">
            <text:p>0.322688</text:p>
          </table:table-cell>
          <table:table-cell office:value-type="float" office:value="2.10242" calcext:value-type="float">
            <text:p>2.102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68237" calcext:value-type="float">
            <text:p>-1.68237</text:p>
          </table:table-cell>
          <table:table-cell office:value-type="float" office:value="9.81069" calcext:value-type="float">
            <text:p>9.81069</text:p>
          </table:table-cell>
          <table:table-cell office:value-type="float" office:value="5.13999" calcext:value-type="float">
            <text:p>5.13999</text:p>
          </table:table-cell>
          <table:table-cell office:value-type="float" office:value="4.3643" calcext:value-type="float">
            <text:p>4.3643</text:p>
          </table:table-cell>
          <table:table-cell office:value-type="float" office:value="0.195823" calcext:value-type="float">
            <text:p>0.195823</text:p>
          </table:table-cell>
          <table:table-cell office:value-type="float" office:value="0.0707949" calcext:value-type="float">
            <text:p>0.0707949</text:p>
          </table:table-cell>
          <table:table-cell office:value-type="float" office:value="0.0851241" calcext:value-type="float">
            <text:p>0.0851241</text:p>
          </table:table-cell>
          <table:table-cell office:value-type="float" office:value="0.386159" calcext:value-type="float">
            <text:p>0.386159</text:p>
          </table:table-cell>
          <table:table-cell office:value-type="float" office:value="0.322001" calcext:value-type="float">
            <text:p>0.322001</text:p>
          </table:table-cell>
          <table:table-cell office:value-type="float" office:value="0.581445" calcext:value-type="float">
            <text:p>0.5814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75552" calcext:value-type="float">
            <text:p>-1.75552</text:p>
          </table:table-cell>
          <table:table-cell office:value-type="float" office:value="9.59231" calcext:value-type="float">
            <text:p>9.59231</text:p>
          </table:table-cell>
          <table:table-cell office:value-type="float" office:value="5.09549" calcext:value-type="float">
            <text:p>5.09549</text:p>
          </table:table-cell>
          <table:table-cell office:value-type="float" office:value="4.37704" calcext:value-type="float">
            <text:p>4.37704</text:p>
          </table:table-cell>
          <table:table-cell office:value-type="float" office:value="0.199747" calcext:value-type="float">
            <text:p>0.199747</text:p>
          </table:table-cell>
          <table:table-cell office:value-type="float" office:value="0.0707383" calcext:value-type="float">
            <text:p>0.0707383</text:p>
          </table:table-cell>
          <table:table-cell office:value-type="float" office:value="0.0850232" calcext:value-type="float">
            <text:p>0.0850232</text:p>
          </table:table-cell>
          <table:table-cell office:value-type="float" office:value="0.385635" calcext:value-type="float">
            <text:p>0.385635</text:p>
          </table:table-cell>
          <table:table-cell office:value-type="float" office:value="0.321316" calcext:value-type="float">
            <text:p>0.321316</text:p>
          </table:table-cell>
          <table:table-cell office:value-type="float" office:value="0.811695" calcext:value-type="float">
            <text:p>0.8116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87043" calcext:value-type="float">
            <text:p>-1.87043</text:p>
          </table:table-cell>
          <table:table-cell office:value-type="float" office:value="9.33793" calcext:value-type="float">
            <text:p>9.33793</text:p>
          </table:table-cell>
          <table:table-cell office:value-type="float" office:value="5.1828" calcext:value-type="float">
            <text:p>5.1828</text:p>
          </table:table-cell>
          <table:table-cell office:value-type="float" office:value="4.37884" calcext:value-type="float">
            <text:p>4.37884</text:p>
          </table:table-cell>
          <table:table-cell office:value-type="float" office:value="0.195126" calcext:value-type="float">
            <text:p>0.195126</text:p>
          </table:table-cell>
          <table:table-cell office:value-type="float" office:value="0.0706269" calcext:value-type="float">
            <text:p>0.0706269</text:p>
          </table:table-cell>
          <table:table-cell office:value-type="float" office:value="0.0848904" calcext:value-type="float">
            <text:p>0.0848904</text:p>
          </table:table-cell>
          <table:table-cell office:value-type="float" office:value="0.385012" calcext:value-type="float">
            <text:p>0.385012</text:p>
          </table:table-cell>
          <table:table-cell office:value-type="float" office:value="0.320662" calcext:value-type="float">
            <text:p>0.320662</text:p>
          </table:table-cell>
          <table:table-cell office:value-type="float" office:value="2.54881" calcext:value-type="float">
            <text:p>2.548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95672" calcext:value-type="float">
            <text:p>-1.95672</text:p>
          </table:table-cell>
          <table:table-cell office:value-type="float" office:value="9.04247" calcext:value-type="float">
            <text:p>9.04247</text:p>
          </table:table-cell>
          <table:table-cell office:value-type="float" office:value="5.25731" calcext:value-type="float">
            <text:p>5.25731</text:p>
          </table:table-cell>
          <table:table-cell office:value-type="float" office:value="4.39296" calcext:value-type="float">
            <text:p>4.39296</text:p>
          </table:table-cell>
          <table:table-cell office:value-type="float" office:value="0.198915" calcext:value-type="float">
            <text:p>0.198915</text:p>
          </table:table-cell>
          <table:table-cell office:value-type="float" office:value="0.0705338" calcext:value-type="float">
            <text:p>0.0705338</text:p>
          </table:table-cell>
          <table:table-cell office:value-type="float" office:value="0.0847136" calcext:value-type="float">
            <text:p>0.0847136</text:p>
          </table:table-cell>
          <table:table-cell office:value-type="float" office:value="0.384444" calcext:value-type="float">
            <text:p>0.384444</text:p>
          </table:table-cell>
          <table:table-cell office:value-type="float" office:value="0.320128" calcext:value-type="float">
            <text:p>0.320128</text:p>
          </table:table-cell>
          <table:table-cell office:value-type="float" office:value="3.917" calcext:value-type="float">
            <text:p>3.9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03878" calcext:value-type="float">
            <text:p>-2.03878</text:p>
          </table:table-cell>
          <table:table-cell office:value-type="float" office:value="8.8225" calcext:value-type="float">
            <text:p>8.8225</text:p>
          </table:table-cell>
          <table:table-cell office:value-type="float" office:value="5.16582" calcext:value-type="float">
            <text:p>5.16582</text:p>
          </table:table-cell>
          <table:table-cell office:value-type="float" office:value="4.39451" calcext:value-type="float">
            <text:p>4.39451</text:p>
          </table:table-cell>
          <table:table-cell office:value-type="float" office:value="0.183264" calcext:value-type="float">
            <text:p>0.183264</text:p>
          </table:table-cell>
          <table:table-cell office:value-type="float" office:value="0.0704717" calcext:value-type="float">
            <text:p>0.0704717</text:p>
          </table:table-cell>
          <table:table-cell office:value-type="float" office:value="0.0845393" calcext:value-type="float">
            <text:p>0.0845393</text:p>
          </table:table-cell>
          <table:table-cell office:value-type="float" office:value="0.383917" calcext:value-type="float">
            <text:p>0.383917</text:p>
          </table:table-cell>
          <table:table-cell office:value-type="float" office:value="0.319474" calcext:value-type="float">
            <text:p>0.319474</text:p>
          </table:table-cell>
          <table:table-cell office:value-type="float" office:value="1.96027" calcext:value-type="float">
            <text:p>1.960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3646" calcext:value-type="float">
            <text:p>-2.13646</text:p>
          </table:table-cell>
          <table:table-cell office:value-type="float" office:value="8.56985" calcext:value-type="float">
            <text:p>8.56985</text:p>
          </table:table-cell>
          <table:table-cell office:value-type="float" office:value="5.19146" calcext:value-type="float">
            <text:p>5.19146</text:p>
          </table:table-cell>
          <table:table-cell office:value-type="float" office:value="4.39695" calcext:value-type="float">
            <text:p>4.39695</text:p>
          </table:table-cell>
          <table:table-cell office:value-type="float" office:value="0.175385" calcext:value-type="float">
            <text:p>0.175385</text:p>
          </table:table-cell>
          <table:table-cell office:value-type="float" office:value="0.0703917" calcext:value-type="float">
            <text:p>0.0703917</text:p>
          </table:table-cell>
          <table:table-cell office:value-type="float" office:value="0.0843624" calcext:value-type="float">
            <text:p>0.0843624</text:p>
          </table:table-cell>
          <table:table-cell office:value-type="float" office:value="0.383356" calcext:value-type="float">
            <text:p>0.383356</text:p>
          </table:table-cell>
          <table:table-cell office:value-type="float" office:value="0.31884" calcext:value-type="float">
            <text:p>0.31884</text:p>
          </table:table-cell>
          <table:table-cell office:value-type="float" office:value="0.150629" calcext:value-type="float">
            <text:p>0.1506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26764" calcext:value-type="float">
            <text:p>-2.26764</text:p>
          </table:table-cell>
          <table:table-cell office:value-type="float" office:value="8.31353" calcext:value-type="float">
            <text:p>8.31353</text:p>
          </table:table-cell>
          <table:table-cell office:value-type="float" office:value="5.24179" calcext:value-type="float">
            <text:p>5.24179</text:p>
          </table:table-cell>
          <table:table-cell office:value-type="float" office:value="4.38436" calcext:value-type="float">
            <text:p>4.38436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0.0702464" calcext:value-type="float">
            <text:p>0.0702464</text:p>
          </table:table-cell>
          <table:table-cell office:value-type="float" office:value="0.0841891" calcext:value-type="float">
            <text:p>0.0841891</text:p>
          </table:table-cell>
          <table:table-cell office:value-type="float" office:value="0.382628" calcext:value-type="float">
            <text:p>0.382628</text:p>
          </table:table-cell>
          <table:table-cell office:value-type="float" office:value="0.31823" calcext:value-type="float">
            <text:p>0.31823</text:p>
          </table:table-cell>
          <table:table-cell office:value-type="float" office:value="2.83623" calcext:value-type="float">
            <text:p>2.836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31087" calcext:value-type="float">
            <text:p>-2.31087</text:p>
          </table:table-cell>
          <table:table-cell office:value-type="float" office:value="8.08343" calcext:value-type="float">
            <text:p>8.08343</text:p>
          </table:table-cell>
          <table:table-cell office:value-type="float" office:value="5.18125" calcext:value-type="float">
            <text:p>5.18125</text:p>
          </table:table-cell>
          <table:table-cell office:value-type="float" office:value="4.40678" calcext:value-type="float">
            <text:p>4.40678</text:p>
          </table:table-cell>
          <table:table-cell office:value-type="float" office:value="0.167097" calcext:value-type="float">
            <text:p>0.167097</text:p>
          </table:table-cell>
          <table:table-cell office:value-type="float" office:value="0.0701855" calcext:value-type="float">
            <text:p>0.0701855</text:p>
          </table:table-cell>
          <table:table-cell office:value-type="float" office:value="0.0840145" calcext:value-type="float">
            <text:p>0.0840145</text:p>
          </table:table-cell>
          <table:table-cell office:value-type="float" office:value="0.382117" calcext:value-type="float">
            <text:p>0.382117</text:p>
          </table:table-cell>
          <table:table-cell office:value-type="float" office:value="0.317595" calcext:value-type="float">
            <text:p>0.317595</text:p>
          </table:table-cell>
          <table:table-cell office:value-type="float" office:value="0.815899" calcext:value-type="float">
            <text:p>0.8158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36828" calcext:value-type="float">
            <text:p>-2.36828</text:p>
          </table:table-cell>
          <table:table-cell office:value-type="float" office:value="7.87462" calcext:value-type="float">
            <text:p>7.87462</text:p>
          </table:table-cell>
          <table:table-cell office:value-type="float" office:value="5.09127" calcext:value-type="float">
            <text:p>5.09127</text:p>
          </table:table-cell>
          <table:table-cell office:value-type="float" office:value="4.41774" calcext:value-type="float">
            <text:p>4.41774</text:p>
          </table:table-cell>
          <table:table-cell office:value-type="float" office:value="0.168467" calcext:value-type="float">
            <text:p>0.168467</text:p>
          </table:table-cell>
          <table:table-cell office:value-type="float" office:value="0.0702542" calcext:value-type="float">
            <text:p>0.0702542</text:p>
          </table:table-cell>
          <table:table-cell office:value-type="float" office:value="0.0838772" calcext:value-type="float">
            <text:p>0.0838772</text:p>
          </table:table-cell>
          <table:table-cell office:value-type="float" office:value="0.381794" calcext:value-type="float">
            <text:p>0.381794</text:p>
          </table:table-cell>
          <table:table-cell office:value-type="float" office:value="0.316939" calcext:value-type="float">
            <text:p>0.316939</text:p>
          </table:table-cell>
          <table:table-cell office:value-type="float" office:value="5.48481" calcext:value-type="float">
            <text:p>5.484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48511" calcext:value-type="float">
            <text:p>-2.48511</text:p>
          </table:table-cell>
          <table:table-cell office:value-type="float" office:value="7.62141" calcext:value-type="float">
            <text:p>7.62141</text:p>
          </table:table-cell>
          <table:table-cell office:value-type="float" office:value="5.14282" calcext:value-type="float">
            <text:p>5.14282</text:p>
          </table:table-cell>
          <table:table-cell office:value-type="float" office:value="4.40892" calcext:value-type="float">
            <text:p>4.40892</text:p>
          </table:table-cell>
          <table:table-cell office:value-type="float" office:value="0.148532" calcext:value-type="float">
            <text:p>0.148532</text:p>
          </table:table-cell>
          <table:table-cell office:value-type="float" office:value="0.0702037" calcext:value-type="float">
            <text:p>0.0702037</text:p>
          </table:table-cell>
          <table:table-cell office:value-type="float" office:value="0.0837259" calcext:value-type="float">
            <text:p>0.0837259</text:p>
          </table:table-cell>
          <table:table-cell office:value-type="float" office:value="0.381275" calcext:value-type="float">
            <text:p>0.381275</text:p>
          </table:table-cell>
          <table:table-cell office:value-type="float" office:value="0.316289" calcext:value-type="float">
            <text:p>0.316289</text:p>
          </table:table-cell>
          <table:table-cell office:value-type="float" office:value="0.794512" calcext:value-type="float">
            <text:p>0.7945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64486" calcext:value-type="float">
            <text:p>-2.64486</text:p>
          </table:table-cell>
          <table:table-cell office:value-type="float" office:value="7.38669" calcext:value-type="float">
            <text:p>7.38669</text:p>
          </table:table-cell>
          <table:table-cell office:value-type="float" office:value="5.12203" calcext:value-type="float">
            <text:p>5.12203</text:p>
          </table:table-cell>
          <table:table-cell office:value-type="float" office:value="4.37134" calcext:value-type="float">
            <text:p>4.37134</text:p>
          </table:table-cell>
          <table:table-cell office:value-type="float" office:value="0.0845302" calcext:value-type="float">
            <text:p>0.0845302</text:p>
          </table:table-cell>
          <table:table-cell office:value-type="float" office:value="0.0700666" calcext:value-type="float">
            <text:p>0.0700666</text:p>
          </table:table-cell>
          <table:table-cell office:value-type="float" office:value="0.0835924" calcext:value-type="float">
            <text:p>0.0835924</text:p>
          </table:table-cell>
          <table:table-cell office:value-type="float" office:value="0.380499" calcext:value-type="float">
            <text:p>0.380499</text:p>
          </table:table-cell>
          <table:table-cell office:value-type="float" office:value="0.31567" calcext:value-type="float">
            <text:p>0.31567</text:p>
          </table:table-cell>
          <table:table-cell office:value-type="float" office:value="5.78742" calcext:value-type="float">
            <text:p>5.787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5119" calcext:value-type="float">
            <text:p>-2.75119</text:p>
          </table:table-cell>
          <table:table-cell office:value-type="float" office:value="7.12966" calcext:value-type="float">
            <text:p>7.12966</text:p>
          </table:table-cell>
          <table:table-cell office:value-type="float" office:value="5.1641" calcext:value-type="float">
            <text:p>5.1641</text:p>
          </table:table-cell>
          <table:table-cell office:value-type="float" office:value="4.36829" calcext:value-type="float">
            <text:p>4.36829</text:p>
          </table:table-cell>
          <table:table-cell office:value-type="float" office:value="0.0758791" calcext:value-type="float">
            <text:p>0.0758791</text:p>
          </table:table-cell>
          <table:table-cell office:value-type="float" office:value="0.0699584" calcext:value-type="float">
            <text:p>0.0699584</text:p>
          </table:table-cell>
          <table:table-cell office:value-type="float" office:value="0.0834398" calcext:value-type="float">
            <text:p>0.0834398</text:p>
          </table:table-cell>
          <table:table-cell office:value-type="float" office:value="0.379722" calcext:value-type="float">
            <text:p>0.379722</text:p>
          </table:table-cell>
          <table:table-cell office:value-type="float" office:value="0.315034" calcext:value-type="float">
            <text:p>0.315034</text:p>
          </table:table-cell>
          <table:table-cell office:value-type="float" office:value="0.382327" calcext:value-type="float">
            <text:p>0.3823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81167" calcext:value-type="float">
            <text:p>-2.81167</text:p>
          </table:table-cell>
          <table:table-cell office:value-type="float" office:value="6.89701" calcext:value-type="float">
            <text:p>6.89701</text:p>
          </table:table-cell>
          <table:table-cell office:value-type="float" office:value="5.15302" calcext:value-type="float">
            <text:p>5.15302</text:p>
          </table:table-cell>
          <table:table-cell office:value-type="float" office:value="4.38628" calcext:value-type="float">
            <text:p>4.38628</text:p>
          </table:table-cell>
          <table:table-cell office:value-type="float" office:value="0.0981082" calcext:value-type="float">
            <text:p>0.0981082</text:p>
          </table:table-cell>
          <table:table-cell office:value-type="float" office:value="0.0698182" calcext:value-type="float">
            <text:p>0.0698182</text:p>
          </table:table-cell>
          <table:table-cell office:value-type="float" office:value="0.0833084" calcext:value-type="float">
            <text:p>0.0833084</text:p>
          </table:table-cell>
          <table:table-cell office:value-type="float" office:value="0.378983" calcext:value-type="float">
            <text:p>0.378983</text:p>
          </table:table-cell>
          <table:table-cell office:value-type="float" office:value="0.314396" calcext:value-type="float">
            <text:p>0.314396</text:p>
          </table:table-cell>
          <table:table-cell office:value-type="float" office:value="1.60944" calcext:value-type="float">
            <text:p>1.609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8484" calcext:value-type="float">
            <text:p>-2.8484</text:p>
          </table:table-cell>
          <table:table-cell office:value-type="float" office:value="6.69476" calcext:value-type="float">
            <text:p>6.69476</text:p>
          </table:table-cell>
          <table:table-cell office:value-type="float" office:value="5.04757" calcext:value-type="float">
            <text:p>5.04757</text:p>
          </table:table-cell>
          <table:table-cell office:value-type="float" office:value="4.40577" calcext:value-type="float">
            <text:p>4.40577</text:p>
          </table:table-cell>
          <table:table-cell office:value-type="float" office:value="0.115348" calcext:value-type="float">
            <text:p>0.115348</text:p>
          </table:table-cell>
          <table:table-cell office:value-type="float" office:value="0.0697259" calcext:value-type="float">
            <text:p>0.0697259</text:p>
          </table:table-cell>
          <table:table-cell office:value-type="float" office:value="0.0833056" calcext:value-type="float">
            <text:p>0.0833056</text:p>
          </table:table-cell>
          <table:table-cell office:value-type="float" office:value="0.378428" calcext:value-type="float">
            <text:p>0.378428</text:p>
          </table:table-cell>
          <table:table-cell office:value-type="float" office:value="0.313816" calcext:value-type="float">
            <text:p>0.313816</text:p>
          </table:table-cell>
          <table:table-cell office:value-type="float" office:value="2.33346" calcext:value-type="float">
            <text:p>2.333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90405" calcext:value-type="float">
            <text:p>-2.90405</text:p>
          </table:table-cell>
          <table:table-cell office:value-type="float" office:value="6.47896" calcext:value-type="float">
            <text:p>6.47896</text:p>
          </table:table-cell>
          <table:table-cell office:value-type="float" office:value="4.9288" calcext:value-type="float">
            <text:p>4.9288</text:p>
          </table:table-cell>
          <table:table-cell office:value-type="float" office:value="4.40843" calcext:value-type="float">
            <text:p>4.40843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0697333" calcext:value-type="float">
            <text:p>0.0697333</text:p>
          </table:table-cell>
          <table:table-cell office:value-type="float" office:value="0.083442" calcext:value-type="float">
            <text:p>0.083442</text:p>
          </table:table-cell>
          <table:table-cell office:value-type="float" office:value="0.377979" calcext:value-type="float">
            <text:p>0.377979</text:p>
          </table:table-cell>
          <table:table-cell office:value-type="float" office:value="0.313453" calcext:value-type="float">
            <text:p>0.313453</text:p>
          </table:table-cell>
          <table:table-cell office:value-type="float" office:value="3.69755" calcext:value-type="float">
            <text:p>3.697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95957" calcext:value-type="float">
            <text:p>-2.95957</text:p>
          </table:table-cell>
          <table:table-cell office:value-type="float" office:value="6.24438" calcext:value-type="float">
            <text:p>6.24438</text:p>
          </table:table-cell>
          <table:table-cell office:value-type="float" office:value="4.91151" calcext:value-type="float">
            <text:p>4.91151</text:p>
          </table:table-cell>
          <table:table-cell office:value-type="float" office:value="4.42057" calcext:value-type="float">
            <text:p>4.42057</text:p>
          </table:table-cell>
          <table:table-cell office:value-type="float" office:value="0.10809" calcext:value-type="float">
            <text:p>0.10809</text:p>
          </table:table-cell>
          <table:table-cell office:value-type="float" office:value="0.0698917" calcext:value-type="float">
            <text:p>0.0698917</text:p>
          </table:table-cell>
          <table:table-cell office:value-type="float" office:value="0.0836382" calcext:value-type="float">
            <text:p>0.0836382</text:p>
          </table:table-cell>
          <table:table-cell office:value-type="float" office:value="0.377703" calcext:value-type="float">
            <text:p>0.377703</text:p>
          </table:table-cell>
          <table:table-cell office:value-type="float" office:value="0.313093" calcext:value-type="float">
            <text:p>0.313093</text:p>
          </table:table-cell>
          <table:table-cell office:value-type="float" office:value="0.200751" calcext:value-type="float">
            <text:p>0.2007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08095" calcext:value-type="float">
            <text:p>-3.08095</text:p>
          </table:table-cell>
          <table:table-cell office:value-type="float" office:value="5.99414" calcext:value-type="float">
            <text:p>5.99414</text:p>
          </table:table-cell>
          <table:table-cell office:value-type="float" office:value="4.99339" calcext:value-type="float">
            <text:p>4.99339</text:p>
          </table:table-cell>
          <table:table-cell office:value-type="float" office:value="4.4079" calcext:value-type="float">
            <text:p>4.4079</text:p>
          </table:table-cell>
          <table:table-cell office:value-type="float" office:value="0.0895231" calcext:value-type="float">
            <text:p>0.0895231</text:p>
          </table:table-cell>
          <table:table-cell office:value-type="float" office:value="0.0698771" calcext:value-type="float">
            <text:p>0.0698771</text:p>
          </table:table-cell>
          <table:table-cell office:value-type="float" office:value="0.0838049" calcext:value-type="float">
            <text:p>0.0838049</text:p>
          </table:table-cell>
          <table:table-cell office:value-type="float" office:value="0.377194" calcext:value-type="float">
            <text:p>0.377194</text:p>
          </table:table-cell>
          <table:table-cell office:value-type="float" office:value="0.312602" calcext:value-type="float">
            <text:p>0.312602</text:p>
          </table:table-cell>
          <table:table-cell office:value-type="float" office:value="3.79656" calcext:value-type="float">
            <text:p>3.79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16937" calcext:value-type="float">
            <text:p>-3.16937</text:p>
          </table:table-cell>
          <table:table-cell office:value-type="float" office:value="5.71587" calcext:value-type="float">
            <text:p>5.71587</text:p>
          </table:table-cell>
          <table:table-cell office:value-type="float" office:value="5.06988" calcext:value-type="float">
            <text:p>5.06988</text:p>
          </table:table-cell>
          <table:table-cell office:value-type="float" office:value="4.40997" calcext:value-type="float">
            <text:p>4.40997</text:p>
          </table:table-cell>
          <table:table-cell office:value-type="float" office:value="0.0858964" calcext:value-type="float">
            <text:p>0.0858964</text:p>
          </table:table-cell>
          <table:table-cell office:value-type="float" office:value="0.0698524" calcext:value-type="float">
            <text:p>0.0698524</text:p>
          </table:table-cell>
          <table:table-cell office:value-type="float" office:value="0.0838115" calcext:value-type="float">
            <text:p>0.0838115</text:p>
          </table:table-cell>
          <table:table-cell office:value-type="float" office:value="0.37666" calcext:value-type="float">
            <text:p>0.37666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1.85725" calcext:value-type="float">
            <text:p>1.857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2786" calcext:value-type="float">
            <text:p>-3.2786</text:p>
          </table:table-cell>
          <table:table-cell office:value-type="float" office:value="5.46887" calcext:value-type="float">
            <text:p>5.46887</text:p>
          </table:table-cell>
          <table:table-cell office:value-type="float" office:value="5.05848" calcext:value-type="float">
            <text:p>5.05848</text:p>
          </table:table-cell>
          <table:table-cell office:value-type="float" office:value="4.39096" calcext:value-type="float">
            <text:p>4.39096</text:p>
          </table:table-cell>
          <table:table-cell office:value-type="float" office:value="0.0462983" calcext:value-type="float">
            <text:p>0.0462983</text:p>
          </table:table-cell>
          <table:table-cell office:value-type="float" office:value="0.0697588" calcext:value-type="float">
            <text:p>0.0697588</text:p>
          </table:table-cell>
          <table:table-cell office:value-type="float" office:value="0.0838119" calcext:value-type="float">
            <text:p>0.0838119</text:p>
          </table:table-cell>
          <table:table-cell office:value-type="float" office:value="0.375983" calcext:value-type="float">
            <text:p>0.375983</text:p>
          </table:table-cell>
          <table:table-cell office:value-type="float" office:value="0.311467" calcext:value-type="float">
            <text:p>0.311467</text:p>
          </table:table-cell>
          <table:table-cell office:value-type="float" office:value="2.40737" calcext:value-type="float">
            <text:p>2.407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37904" calcext:value-type="float">
            <text:p>-3.37904</text:p>
          </table:table-cell>
          <table:table-cell office:value-type="float" office:value="5.20424" calcext:value-type="float">
            <text:p>5.20424</text:p>
          </table:table-cell>
          <table:table-cell office:value-type="float" office:value="5.11868" calcext:value-type="float">
            <text:p>5.11868</text:p>
          </table:table-cell>
          <table:table-cell office:value-type="float" office:value="4.387" calcext:value-type="float">
            <text:p>4.387</text:p>
          </table:table-cell>
          <table:table-cell office:value-type="float" office:value="0.0388318" calcext:value-type="float">
            <text:p>0.0388318</text:p>
          </table:table-cell>
          <table:table-cell office:value-type="float" office:value="0.0696388" calcext:value-type="float">
            <text:p>0.0696388</text:p>
          </table:table-cell>
          <table:table-cell office:value-type="float" office:value="0.0837449" calcext:value-type="float">
            <text:p>0.0837449</text:p>
          </table:table-cell>
          <table:table-cell office:value-type="float" office:value="0.375274" calcext:value-type="float">
            <text:p>0.375274</text:p>
          </table:table-cell>
          <table:table-cell office:value-type="float" office:value="0.310872" calcext:value-type="float">
            <text:p>0.310872</text:p>
          </table:table-cell>
          <table:table-cell office:value-type="float" office:value="0.710509" calcext:value-type="float">
            <text:p>0.7105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4476" calcext:value-type="float">
            <text:p>-3.4476</text:p>
          </table:table-cell>
          <table:table-cell office:value-type="float" office:value="4.95881" calcext:value-type="float">
            <text:p>4.95881</text:p>
          </table:table-cell>
          <table:table-cell office:value-type="float" office:value="5.12673" calcext:value-type="float">
            <text:p>5.12673</text:p>
          </table:table-cell>
          <table:table-cell office:value-type="float" office:value="4.39814" calcext:value-type="float">
            <text:p>4.39814</text:p>
          </table:table-cell>
          <table:table-cell office:value-type="float" office:value="0.0540713" calcext:value-type="float">
            <text:p>0.0540713</text:p>
          </table:table-cell>
          <table:table-cell office:value-type="float" office:value="0.0695531" calcext:value-type="float">
            <text:p>0.0695531</text:p>
          </table:table-cell>
          <table:table-cell office:value-type="float" office:value="0.0836781" calcext:value-type="float">
            <text:p>0.0836781</text:p>
          </table:table-cell>
          <table:table-cell office:value-type="float" office:value="0.374635" calcext:value-type="float">
            <text:p>0.374635</text:p>
          </table:table-cell>
          <table:table-cell office:value-type="float" office:value="0.310265" calcext:value-type="float">
            <text:p>0.310265</text:p>
          </table:table-cell>
          <table:table-cell office:value-type="float" office:value="0.178033" calcext:value-type="float">
            <text:p>0.178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5685" calcext:value-type="float">
            <text:p>-3.5685</text:p>
          </table:table-cell>
          <table:table-cell office:value-type="float" office:value="4.67391" calcext:value-type="float">
            <text:p>4.67391</text:p>
          </table:table-cell>
          <table:table-cell office:value-type="float" office:value="5.2378" calcext:value-type="float">
            <text:p>5.2378</text:p>
          </table:table-cell>
          <table:table-cell office:value-type="float" office:value="4.388" calcext:value-type="float">
            <text:p>4.388</text:p>
          </table:table-cell>
          <table:table-cell office:value-type="float" office:value="0.0395443" calcext:value-type="float">
            <text:p>0.0395443</text:p>
          </table:table-cell>
          <table:table-cell office:value-type="float" office:value="0.0694184" calcext:value-type="float">
            <text:p>0.0694184</text:p>
          </table:table-cell>
          <table:table-cell office:value-type="float" office:value="0.0835284" calcext:value-type="float">
            <text:p>0.0835284</text:p>
          </table:table-cell>
          <table:table-cell office:value-type="float" office:value="0.373919" calcext:value-type="float">
            <text:p>0.373919</text:p>
          </table:table-cell>
          <table:table-cell office:value-type="float" office:value="0.30968" calcext:value-type="float">
            <text:p>0.30968</text:p>
          </table:table-cell>
          <table:table-cell office:value-type="float" office:value="2.24297" calcext:value-type="float">
            <text:p>2.242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6795" calcext:value-type="float">
            <text:p>-3.6795</text:p>
          </table:table-cell>
          <table:table-cell office:value-type="float" office:value="4.41966" calcext:value-type="float">
            <text:p>4.41966</text:p>
          </table:table-cell>
          <table:table-cell office:value-type="float" office:value="5.23744" calcext:value-type="float">
            <text:p>5.23744</text:p>
          </table:table-cell>
          <table:table-cell office:value-type="float" office:value="4.36874" calcext:value-type="float">
            <text:p>4.36874</text:p>
          </table:table-cell>
          <table:table-cell office:value-type="float" office:value="0.000911955" calcext:value-type="float">
            <text:p>0.000911955</text:p>
          </table:table-cell>
          <table:table-cell office:value-type="float" office:value="0.0692902" calcext:value-type="float">
            <text:p>0.0692902</text:p>
          </table:table-cell>
          <table:table-cell office:value-type="float" office:value="0.0833709" calcext:value-type="float">
            <text:p>0.0833709</text:p>
          </table:table-cell>
          <table:table-cell office:value-type="float" office:value="0.373192" calcext:value-type="float">
            <text:p>0.373192</text:p>
          </table:table-cell>
          <table:table-cell office:value-type="float" office:value="0.309082" calcext:value-type="float">
            <text:p>0.309082</text:p>
          </table:table-cell>
          <table:table-cell office:value-type="float" office:value="2.29959" calcext:value-type="float">
            <text:p>2.299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81763" calcext:value-type="float">
            <text:p>-3.81763</text:p>
          </table:table-cell>
          <table:table-cell office:value-type="float" office:value="4.14213" calcext:value-type="float">
            <text:p>4.14213</text:p>
          </table:table-cell>
          <table:table-cell office:value-type="float" office:value="5.34357" calcext:value-type="float">
            <text:p>5.34357</text:p>
          </table:table-cell>
          <table:table-cell office:value-type="float" office:value="4.35297" calcext:value-type="float">
            <text:p>4.35297</text:p>
          </table:table-cell>
          <table:table-cell office:value-type="float" office:value="-0.0159863" calcext:value-type="float">
            <text:p>-0.0159863</text:p>
          </table:table-cell>
          <table:table-cell office:value-type="float" office:value="0.0692823" calcext:value-type="float">
            <text:p>0.0692823</text:p>
          </table:table-cell>
          <table:table-cell office:value-type="float" office:value="0.0832153" calcext:value-type="float">
            <text:p>0.0832153</text:p>
          </table:table-cell>
          <table:table-cell office:value-type="float" office:value="0.372556" calcext:value-type="float">
            <text:p>0.372556</text:p>
          </table:table-cell>
          <table:table-cell office:value-type="float" office:value="0.308553" calcext:value-type="float">
            <text:p>0.308553</text:p>
          </table:table-cell>
          <table:table-cell office:value-type="float" office:value="2.46201" calcext:value-type="float">
            <text:p>2.462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89673" calcext:value-type="float">
            <text:p>-3.89673</text:p>
          </table:table-cell>
          <table:table-cell office:value-type="float" office:value="3.90297" calcext:value-type="float">
            <text:p>3.90297</text:p>
          </table:table-cell>
          <table:table-cell office:value-type="float" office:value="5.32481" calcext:value-type="float">
            <text:p>5.32481</text:p>
          </table:table-cell>
          <table:table-cell office:value-type="float" office:value="4.36321" calcext:value-type="float">
            <text:p>4.36321</text:p>
          </table:table-cell>
          <table:table-cell office:value-type="float" office:value="0.0051372" calcext:value-type="float">
            <text:p>0.0051372</text:p>
          </table:table-cell>
          <table:table-cell office:value-type="float" office:value="0.0692443" calcext:value-type="float">
            <text:p>0.0692443</text:p>
          </table:table-cell>
          <table:table-cell office:value-type="float" office:value="0.0830569" calcext:value-type="float">
            <text:p>0.0830569</text:p>
          </table:table-cell>
          <table:table-cell office:value-type="float" office:value="0.371854" calcext:value-type="float">
            <text:p>0.371854</text:p>
          </table:table-cell>
          <table:table-cell office:value-type="float" office:value="0.308037" calcext:value-type="float">
            <text:p>0.308037</text:p>
          </table:table-cell>
          <table:table-cell office:value-type="float" office:value="1.21195" calcext:value-type="float">
            <text:p>1.211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96576" calcext:value-type="float">
            <text:p>-3.96576</text:p>
          </table:table-cell>
          <table:table-cell office:value-type="float" office:value="3.67461" calcext:value-type="float">
            <text:p>3.67461</text:p>
          </table:table-cell>
          <table:table-cell office:value-type="float" office:value="5.2622" calcext:value-type="float">
            <text:p>5.2622</text:p>
          </table:table-cell>
          <table:table-cell office:value-type="float" office:value="4.36907" calcext:value-type="float">
            <text:p>4.36907</text:p>
          </table:table-cell>
          <table:table-cell office:value-type="float" office:value="0.0106234" calcext:value-type="float">
            <text:p>0.0106234</text:p>
          </table:table-cell>
          <table:table-cell office:value-type="float" office:value="0.0691539" calcext:value-type="float">
            <text:p>0.0691539</text:p>
          </table:table-cell>
          <table:table-cell office:value-type="float" office:value="0.0828969" calcext:value-type="float">
            <text:p>0.0828969</text:p>
          </table:table-cell>
          <table:table-cell office:value-type="float" office:value="0.371135" calcext:value-type="float">
            <text:p>0.371135</text:p>
          </table:table-cell>
          <table:table-cell office:value-type="float" office:value="0.307474" calcext:value-type="float">
            <text:p>0.307474</text:p>
          </table:table-cell>
          <table:table-cell office:value-type="float" office:value="0.745301" calcext:value-type="float">
            <text:p>0.7453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06354" calcext:value-type="float">
            <text:p>-4.06354</text:p>
          </table:table-cell>
          <table:table-cell office:value-type="float" office:value="3.47401" calcext:value-type="float">
            <text:p>3.47401</text:p>
          </table:table-cell>
          <table:table-cell office:value-type="float" office:value="5.16881" calcext:value-type="float">
            <text:p>5.16881</text:p>
          </table:table-cell>
          <table:table-cell office:value-type="float" office:value="4.35312" calcext:value-type="float">
            <text:p>4.35312</text:p>
          </table:table-cell>
          <table:table-cell office:value-type="float" office:value="-0.0194592" calcext:value-type="float">
            <text:p>-0.0194592</text:p>
          </table:table-cell>
          <table:table-cell office:value-type="float" office:value="0.0690855" calcext:value-type="float">
            <text:p>0.0690855</text:p>
          </table:table-cell>
          <table:table-cell office:value-type="float" office:value="0.0827905" calcext:value-type="float">
            <text:p>0.0827905</text:p>
          </table:table-cell>
          <table:table-cell office:value-type="float" office:value="0.370425" calcext:value-type="float">
            <text:p>0.370425</text:p>
          </table:table-cell>
          <table:table-cell office:value-type="float" office:value="0.306891" calcext:value-type="float">
            <text:p>0.306891</text:p>
          </table:table-cell>
          <table:table-cell office:value-type="float" office:value="4.25264" calcext:value-type="float">
            <text:p>4.252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15425" calcext:value-type="float">
            <text:p>-4.15425</text:p>
          </table:table-cell>
          <table:table-cell office:value-type="float" office:value="3.22991" calcext:value-type="float">
            <text:p>3.22991</text:p>
          </table:table-cell>
          <table:table-cell office:value-type="float" office:value="5.17282" calcext:value-type="float">
            <text:p>5.17282</text:p>
          </table:table-cell>
          <table:table-cell office:value-type="float" office:value="4.3525" calcext:value-type="float">
            <text:p>4.3525</text:p>
          </table:table-cell>
          <table:table-cell office:value-type="float" office:value="-0.019076" calcext:value-type="float">
            <text:p>-0.019076</text:p>
          </table:table-cell>
          <table:table-cell office:value-type="float" office:value="0.0690201" calcext:value-type="float">
            <text:p>0.0690201</text:p>
          </table:table-cell>
          <table:table-cell office:value-type="float" office:value="0.0826839" calcext:value-type="float">
            <text:p>0.0826839</text:p>
          </table:table-cell>
          <table:table-cell office:value-type="float" office:value="0.369717" calcext:value-type="float">
            <text:p>0.369717</text:p>
          </table:table-cell>
          <table:table-cell office:value-type="float" office:value="0.306307" calcext:value-type="float">
            <text:p>0.306307</text:p>
          </table:table-cell>
          <table:table-cell office:value-type="float" office:value="0.00617642" calcext:value-type="float">
            <text:p>0.006176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27252" calcext:value-type="float">
            <text:p>-4.27252</text:p>
          </table:table-cell>
          <table:table-cell office:value-type="float" office:value="2.97179" calcext:value-type="float">
            <text:p>2.97179</text:p>
          </table:table-cell>
          <table:table-cell office:value-type="float" office:value="5.22291" calcext:value-type="float">
            <text:p>5.22291</text:p>
          </table:table-cell>
          <table:table-cell office:value-type="float" office:value="4.3371" calcext:value-type="float">
            <text:p>4.3371</text:p>
          </table:table-cell>
          <table:table-cell office:value-type="float" office:value="-0.0443042" calcext:value-type="float">
            <text:p>-0.0443042</text:p>
          </table:table-cell>
          <table:table-cell office:value-type="float" office:value="0.0690515" calcext:value-type="float">
            <text:p>0.0690515</text:p>
          </table:table-cell>
          <table:table-cell office:value-type="float" office:value="0.0825505" calcext:value-type="float">
            <text:p>0.0825505</text:p>
          </table:table-cell>
          <table:table-cell office:value-type="float" office:value="0.369056" calcext:value-type="float">
            <text:p>0.369056</text:p>
          </table:table-cell>
          <table:table-cell office:value-type="float" office:value="0.305722" calcext:value-type="float">
            <text:p>0.305722</text:p>
          </table:table-cell>
          <table:table-cell office:value-type="float" office:value="0.843695" calcext:value-type="float">
            <text:p>0.8436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36422" calcext:value-type="float">
            <text:p>-4.36422</text:p>
          </table:table-cell>
          <table:table-cell office:value-type="float" office:value="2.69482" calcext:value-type="float">
            <text:p>2.69482</text:p>
          </table:table-cell>
          <table:table-cell office:value-type="float" office:value="5.28302" calcext:value-type="float">
            <text:p>5.28302</text:p>
          </table:table-cell>
          <table:table-cell office:value-type="float" office:value="4.34034" calcext:value-type="float">
            <text:p>4.34034</text:p>
          </table:table-cell>
          <table:table-cell office:value-type="float" office:value="-0.0379932" calcext:value-type="float">
            <text:p>-0.0379932</text:p>
          </table:table-cell>
          <table:table-cell office:value-type="float" office:value="0.0690832" calcext:value-type="float">
            <text:p>0.0690832</text:p>
          </table:table-cell>
          <table:table-cell office:value-type="float" office:value="0.0823935" calcext:value-type="float">
            <text:p>0.0823935</text:p>
          </table:table-cell>
          <table:table-cell office:value-type="float" office:value="0.368386" calcext:value-type="float">
            <text:p>0.368386</text:p>
          </table:table-cell>
          <table:table-cell office:value-type="float" office:value="0.305171" calcext:value-type="float">
            <text:p>0.305171</text:p>
          </table:table-cell>
          <table:table-cell office:value-type="float" office:value="1.22534" calcext:value-type="float">
            <text:p>1.225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45065" calcext:value-type="float">
            <text:p>-4.45065</text:p>
          </table:table-cell>
          <table:table-cell office:value-type="float" office:value="2.44602" calcext:value-type="float">
            <text:p>2.44602</text:p>
          </table:table-cell>
          <table:table-cell office:value-type="float" office:value="5.27957" calcext:value-type="float">
            <text:p>5.27957</text:p>
          </table:table-cell>
          <table:table-cell office:value-type="float" office:value="4.34498" calcext:value-type="float">
            <text:p>4.34498</text:p>
          </table:table-cell>
          <table:table-cell office:value-type="float" office:value="-0.0267394" calcext:value-type="float">
            <text:p>-0.0267394</text:p>
          </table:table-cell>
          <table:table-cell office:value-type="float" office:value="0.0690898" calcext:value-type="float">
            <text:p>0.0690898</text:p>
          </table:table-cell>
          <table:table-cell office:value-type="float" office:value="0.0822388" calcext:value-type="float">
            <text:p>0.0822388</text:p>
          </table:table-cell>
          <table:table-cell office:value-type="float" office:value="0.367694" calcext:value-type="float">
            <text:p>0.367694</text:p>
          </table:table-cell>
          <table:table-cell office:value-type="float" office:value="0.304637" calcext:value-type="float">
            <text:p>0.304637</text:p>
          </table:table-cell>
          <table:table-cell office:value-type="float" office:value="0.162776" calcext:value-type="float">
            <text:p>0.1627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55703" calcext:value-type="float">
            <text:p>-4.55703</text:p>
          </table:table-cell>
          <table:table-cell office:value-type="float" office:value="2.17797" calcext:value-type="float">
            <text:p>2.17797</text:p>
          </table:table-cell>
          <table:table-cell office:value-type="float" office:value="5.33456" calcext:value-type="float">
            <text:p>5.33456</text:p>
          </table:table-cell>
          <table:table-cell office:value-type="float" office:value="4.34308" calcext:value-type="float">
            <text:p>4.34308</text:p>
          </table:table-cell>
          <table:table-cell office:value-type="float" office:value="-0.0261668" calcext:value-type="float">
            <text:p>-0.0261668</text:p>
          </table:table-cell>
          <table:table-cell office:value-type="float" office:value="0.0691499" calcext:value-type="float">
            <text:p>0.0691499</text:p>
          </table:table-cell>
          <table:table-cell office:value-type="float" office:value="0.0821101" calcext:value-type="float">
            <text:p>0.0821101</text:p>
          </table:table-cell>
          <table:table-cell office:value-type="float" office:value="0.367009" calcext:value-type="float">
            <text:p>0.367009</text:p>
          </table:table-cell>
          <table:table-cell office:value-type="float" office:value="0.304189" calcext:value-type="float">
            <text:p>0.304189</text:p>
          </table:table-cell>
          <table:table-cell office:value-type="float" office:value="0.576256" calcext:value-type="float">
            <text:p>0.5762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6663" calcext:value-type="float">
            <text:p>-4.6663</text:p>
          </table:table-cell>
          <table:table-cell office:value-type="float" office:value="1.94643" calcext:value-type="float">
            <text:p>1.94643</text:p>
          </table:table-cell>
          <table:table-cell office:value-type="float" office:value="5.3172" calcext:value-type="float">
            <text:p>5.3172</text:p>
          </table:table-cell>
          <table:table-cell office:value-type="float" office:value="4.32013" calcext:value-type="float">
            <text:p>4.32013</text:p>
          </table:table-cell>
          <table:table-cell office:value-type="float" office:value="-0.0725216" calcext:value-type="float">
            <text:p>-0.0725216</text:p>
          </table:table-cell>
          <table:table-cell office:value-type="float" office:value="0.0692806" calcext:value-type="float">
            <text:p>0.0692806</text:p>
          </table:table-cell>
          <table:table-cell office:value-type="float" office:value="0.0819692" calcext:value-type="float">
            <text:p>0.0819692</text:p>
          </table:table-cell>
          <table:table-cell office:value-type="float" office:value="0.366397" calcext:value-type="float">
            <text:p>0.366397</text:p>
          </table:table-cell>
          <table:table-cell office:value-type="float" office:value="0.303671" calcext:value-type="float">
            <text:p>0.303671</text:p>
          </table:table-cell>
          <table:table-cell office:value-type="float" office:value="4.17842" calcext:value-type="float">
            <text:p>4.178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78404" calcext:value-type="float">
            <text:p>-4.78404</text:p>
          </table:table-cell>
          <table:table-cell office:value-type="float" office:value="1.66782" calcext:value-type="float">
            <text:p>1.66782</text:p>
          </table:table-cell>
          <table:table-cell office:value-type="float" office:value="5.39971" calcext:value-type="float">
            <text:p>5.39971</text:p>
          </table:table-cell>
          <table:table-cell office:value-type="float" office:value="4.31696" calcext:value-type="float">
            <text:p>4.31696</text:p>
          </table:table-cell>
          <table:table-cell office:value-type="float" office:value="-0.0697364" calcext:value-type="float">
            <text:p>-0.0697364</text:p>
          </table:table-cell>
          <table:table-cell office:value-type="float" office:value="0.069537" calcext:value-type="float">
            <text:p>0.069537</text:p>
          </table:table-cell>
          <table:table-cell office:value-type="float" office:value="0.0819039" calcext:value-type="float">
            <text:p>0.0819039</text:p>
          </table:table-cell>
          <table:table-cell office:value-type="float" office:value="0.365819" calcext:value-type="float">
            <text:p>0.365819</text:p>
          </table:table-cell>
          <table:table-cell office:value-type="float" office:value="0.303292" calcext:value-type="float">
            <text:p>0.303292</text:p>
          </table:table-cell>
          <table:table-cell office:value-type="float" office:value="1.36238" calcext:value-type="float">
            <text:p>1.362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90833" calcext:value-type="float">
            <text:p>-4.90833</text:p>
          </table:table-cell>
          <table:table-cell office:value-type="float" office:value="1.41565" calcext:value-type="float">
            <text:p>1.41565</text:p>
          </table:table-cell>
          <table:table-cell office:value-type="float" office:value="5.43425" calcext:value-type="float">
            <text:p>5.43425</text:p>
          </table:table-cell>
          <table:table-cell office:value-type="float" office:value="4.30117" calcext:value-type="float">
            <text:p>4.30117</text:p>
          </table:table-cell>
          <table:table-cell office:value-type="float" office:value="-0.0924813" calcext:value-type="float">
            <text:p>-0.0924813</text:p>
          </table:table-cell>
          <table:table-cell office:value-type="float" office:value="0.0699815" calcext:value-type="float">
            <text:p>0.0699815</text:p>
          </table:table-cell>
          <table:table-cell office:value-type="float" office:value="0.0818767" calcext:value-type="float">
            <text:p>0.0818767</text:p>
          </table:table-cell>
          <table:table-cell office:value-type="float" office:value="0.365363" calcext:value-type="float">
            <text:p>0.365363</text:p>
          </table:table-cell>
          <table:table-cell office:value-type="float" office:value="0.302941" calcext:value-type="float">
            <text:p>0.302941</text:p>
          </table:table-cell>
          <table:table-cell office:value-type="float" office:value="0.517477" calcext:value-type="float">
            <text:p>0.5174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96462" calcext:value-type="float">
            <text:p>-4.96462</text:p>
          </table:table-cell>
          <table:table-cell office:value-type="float" office:value="1.18917" calcext:value-type="float">
            <text:p>1.18917</text:p>
          </table:table-cell>
          <table:table-cell office:value-type="float" office:value="5.33649" calcext:value-type="float">
            <text:p>5.33649</text:p>
          </table:table-cell>
          <table:table-cell office:value-type="float" office:value="4.30763" calcext:value-type="float">
            <text:p>4.30763</text:p>
          </table:table-cell>
          <table:table-cell office:value-type="float" office:value="-0.0846662" calcext:value-type="float">
            <text:p>-0.0846662</text:p>
          </table:table-cell>
          <table:table-cell office:value-type="float" office:value="0.0701382" calcext:value-type="float">
            <text:p>0.0701382</text:p>
          </table:table-cell>
          <table:table-cell office:value-type="float" office:value="0.0818098" calcext:value-type="float">
            <text:p>0.0818098</text:p>
          </table:table-cell>
          <table:table-cell office:value-type="float" office:value="0.364746" calcext:value-type="float">
            <text:p>0.364746</text:p>
          </table:table-cell>
          <table:table-cell office:value-type="float" office:value="0.302474" calcext:value-type="float">
            <text:p>0.302474</text:p>
          </table:table-cell>
          <table:table-cell office:value-type="float" office:value="5.12906" calcext:value-type="float">
            <text:p>5.129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05811" calcext:value-type="float">
            <text:p>-5.05811</text:p>
          </table:table-cell>
          <table:table-cell office:value-type="float" office:value="0.978467" calcext:value-type="float">
            <text:p>0.978467</text:p>
          </table:table-cell>
          <table:table-cell office:value-type="float" office:value="5.25108" calcext:value-type="float">
            <text:p>5.25108</text:p>
          </table:table-cell>
          <table:table-cell office:value-type="float" office:value="4.30342" calcext:value-type="float">
            <text:p>4.30342</text:p>
          </table:table-cell>
          <table:table-cell office:value-type="float" office:value="-0.0831666" calcext:value-type="float">
            <text:p>-0.0831666</text:p>
          </table:table-cell>
          <table:table-cell office:value-type="float" office:value="0.0702575" calcext:value-type="float">
            <text:p>0.0702575</text:p>
          </table:table-cell>
          <table:table-cell office:value-type="float" office:value="0.0816834" calcext:value-type="float">
            <text:p>0.0816834</text:p>
          </table:table-cell>
          <table:table-cell office:value-type="float" office:value="0.364094" calcext:value-type="float">
            <text:p>0.364094</text:p>
          </table:table-cell>
          <table:table-cell office:value-type="float" office:value="0.301931" calcext:value-type="float">
            <text:p>0.301931</text:p>
          </table:table-cell>
          <table:table-cell office:value-type="float" office:value="1.18116" calcext:value-type="float">
            <text:p>1.181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11673" calcext:value-type="float">
            <text:p>-5.11673</text:p>
          </table:table-cell>
          <table:table-cell office:value-type="float" office:value="0.752451" calcext:value-type="float">
            <text:p>0.752451</text:p>
          </table:table-cell>
          <table:table-cell office:value-type="float" office:value="5.17785" calcext:value-type="float">
            <text:p>5.17785</text:p>
          </table:table-cell>
          <table:table-cell office:value-type="float" office:value="4.30923" calcext:value-type="float">
            <text:p>4.30923</text:p>
          </table:table-cell>
          <table:table-cell office:value-type="float" office:value="-0.0758312" calcext:value-type="float">
            <text:p>-0.0758312</text:p>
          </table:table-cell>
          <table:table-cell office:value-type="float" office:value="0.0702043" calcext:value-type="float">
            <text:p>0.0702043</text:p>
          </table:table-cell>
          <table:table-cell office:value-type="float" office:value="0.081543" calcext:value-type="float">
            <text:p>0.081543</text:p>
          </table:table-cell>
          <table:table-cell office:value-type="float" office:value="0.363424" calcext:value-type="float">
            <text:p>0.363424</text:p>
          </table:table-cell>
          <table:table-cell office:value-type="float" office:value="0.301375" calcext:value-type="float">
            <text:p>0.301375</text:p>
          </table:table-cell>
          <table:table-cell office:value-type="float" office:value="3.86787" calcext:value-type="float">
            <text:p>3.867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21372" calcext:value-type="float">
            <text:p>-5.21372</text:p>
          </table:table-cell>
          <table:table-cell office:value-type="float" office:value="0.449485" calcext:value-type="float">
            <text:p>0.449485</text:p>
          </table:table-cell>
          <table:table-cell office:value-type="float" office:value="5.31535" calcext:value-type="float">
            <text:p>5.31535</text:p>
          </table:table-cell>
          <table:table-cell office:value-type="float" office:value="4.31517" calcext:value-type="float">
            <text:p>4.31517</text:p>
          </table:table-cell>
          <table:table-cell office:value-type="float" office:value="-0.0676964" calcext:value-type="float">
            <text:p>-0.0676964</text:p>
          </table:table-cell>
          <table:table-cell office:value-type="float" office:value="0.0701344" calcext:value-type="float">
            <text:p>0.0701344</text:p>
          </table:table-cell>
          <table:table-cell office:value-type="float" office:value="0.0815652" calcext:value-type="float">
            <text:p>0.0815652</text:p>
          </table:table-cell>
          <table:table-cell office:value-type="float" office:value="0.362759" calcext:value-type="float">
            <text:p>0.362759</text:p>
          </table:table-cell>
          <table:table-cell office:value-type="float" office:value="0.300997" calcext:value-type="float">
            <text:p>0.300997</text:p>
          </table:table-cell>
          <table:table-cell office:value-type="float" office:value="5.23104" calcext:value-type="float">
            <text:p>5.231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28762" calcext:value-type="float">
            <text:p>-5.28762</text:p>
          </table:table-cell>
          <table:table-cell office:value-type="float" office:value="0.212543" calcext:value-type="float">
            <text:p>0.212543</text:p>
          </table:table-cell>
          <table:table-cell office:value-type="float" office:value="5.27355" calcext:value-type="float">
            <text:p>5.27355</text:p>
          </table:table-cell>
          <table:table-cell office:value-type="float" office:value="4.31826" calcext:value-type="float">
            <text:p>4.31826</text:p>
          </table:table-cell>
          <table:table-cell office:value-type="float" office:value="-0.06258" calcext:value-type="float">
            <text:p>-0.06258</text:p>
          </table:table-cell>
          <table:table-cell office:value-type="float" office:value="0.0700127" calcext:value-type="float">
            <text:p>0.0700127</text:p>
          </table:table-cell>
          <table:table-cell office:value-type="float" office:value="0.0815904" calcext:value-type="float">
            <text:p>0.0815904</text:p>
          </table:table-cell>
          <table:table-cell office:value-type="float" office:value="0.362139" calcext:value-type="float">
            <text:p>0.362139</text:p>
          </table:table-cell>
          <table:table-cell office:value-type="float" office:value="0.300594" calcext:value-type="float">
            <text:p>0.300594</text:p>
          </table:table-cell>
          <table:table-cell office:value-type="float" office:value="1.5212" calcext:value-type="float">
            <text:p>1.52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39633" calcext:value-type="float">
            <text:p>-5.39633</text:p>
          </table:table-cell>
          <table:table-cell office:value-type="float" office:value="-0.024583" calcext:value-type="float">
            <text:p>-0.024583</text:p>
          </table:table-cell>
          <table:table-cell office:value-type="float" office:value="5.241" calcext:value-type="float">
            <text:p>5.241</text:p>
          </table:table-cell>
          <table:table-cell office:value-type="float" office:value="4.32025" calcext:value-type="float">
            <text:p>4.32025</text:p>
          </table:table-cell>
          <table:table-cell office:value-type="float" office:value="-0.0444479" calcext:value-type="float">
            <text:p>-0.0444479</text:p>
          </table:table-cell>
          <table:table-cell office:value-type="float" office:value="0.0698934" calcext:value-type="float">
            <text:p>0.0698934</text:p>
          </table:table-cell>
          <table:table-cell office:value-type="float" office:value="0.0816229" calcext:value-type="float">
            <text:p>0.0816229</text:p>
          </table:table-cell>
          <table:table-cell office:value-type="float" office:value="0.361594" calcext:value-type="float">
            <text:p>0.361594</text:p>
          </table:table-cell>
          <table:table-cell office:value-type="float" office:value="0.300181" calcext:value-type="float">
            <text:p>0.300181</text:p>
          </table:table-cell>
          <table:table-cell office:value-type="float" office:value="30.3557" calcext:value-type="float">
            <text:p>30.35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46678" calcext:value-type="float">
            <text:p>-5.46678</text:p>
          </table:table-cell>
          <table:table-cell office:value-type="float" office:value="-0.258176" calcext:value-type="float">
            <text:p>-0.258176</text:p>
          </table:table-cell>
          <table:table-cell office:value-type="float" office:value="5.20017" calcext:value-type="float">
            <text:p>5.20017</text:p>
          </table:table-cell>
          <table:table-cell office:value-type="float" office:value="4.32456" calcext:value-type="float">
            <text:p>4.32456</text:p>
          </table:table-cell>
          <table:table-cell office:value-type="float" office:value="-0.0391347" calcext:value-type="float">
            <text:p>-0.0391347</text:p>
          </table:table-cell>
          <table:table-cell office:value-type="float" office:value="0.0697768" calcext:value-type="float">
            <text:p>0.0697768</text:p>
          </table:table-cell>
          <table:table-cell office:value-type="float" office:value="0.0816525" calcext:value-type="float">
            <text:p>0.0816525</text:p>
          </table:table-cell>
          <table:table-cell office:value-type="float" office:value="0.361191" calcext:value-type="float">
            <text:p>0.361191</text:p>
          </table:table-cell>
          <table:table-cell office:value-type="float" office:value="0.299755" calcext:value-type="float">
            <text:p>0.299755</text:p>
          </table:table-cell>
          <table:table-cell office:value-type="float" office:value="1.56916" calcext:value-type="float">
            <text:p>1.569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58573" calcext:value-type="float">
            <text:p>-5.58573</text:p>
          </table:table-cell>
          <table:table-cell office:value-type="float" office:value="-0.433584" calcext:value-type="float">
            <text:p>-0.433584</text:p>
          </table:table-cell>
          <table:table-cell office:value-type="float" office:value="5.1042" calcext:value-type="float">
            <text:p>5.1042</text:p>
          </table:table-cell>
          <table:table-cell office:value-type="float" office:value="4.29891" calcext:value-type="float">
            <text:p>4.29891</text:p>
          </table:table-cell>
          <table:table-cell office:value-type="float" office:value="-0.0746418" calcext:value-type="float">
            <text:p>-0.0746418</text:p>
          </table:table-cell>
          <table:table-cell office:value-type="float" office:value="0.0696539" calcext:value-type="float">
            <text:p>0.0696539</text:p>
          </table:table-cell>
          <table:table-cell office:value-type="float" office:value="0.0815267" calcext:value-type="float">
            <text:p>0.0815267</text:p>
          </table:table-cell>
          <table:table-cell office:value-type="float" office:value="0.360698" calcext:value-type="float">
            <text:p>0.360698</text:p>
          </table:table-cell>
          <table:table-cell office:value-type="float" office:value="0.299214" calcext:value-type="float">
            <text:p>0.299214</text:p>
          </table:table-cell>
          <table:table-cell office:value-type="float" office:value="3.82427" calcext:value-type="float">
            <text:p>3.824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72037" calcext:value-type="float">
            <text:p>-5.72037</text:p>
          </table:table-cell>
          <table:table-cell office:value-type="float" office:value="-0.612918" calcext:value-type="float">
            <text:p>-0.612918</text:p>
          </table:table-cell>
          <table:table-cell office:value-type="float" office:value="5.02694" calcext:value-type="float">
            <text:p>5.02694</text:p>
          </table:table-cell>
          <table:table-cell office:value-type="float" office:value="4.27358" calcext:value-type="float">
            <text:p>4.27358</text:p>
          </table:table-cell>
          <table:table-cell office:value-type="float" office:value="-0.101902" calcext:value-type="float">
            <text:p>-0.101902</text:p>
          </table:table-cell>
          <table:table-cell office:value-type="float" office:value="0.0695308" calcext:value-type="float">
            <text:p>0.0695308</text:p>
          </table:table-cell>
          <table:table-cell office:value-type="float" office:value="0.0813893" calcext:value-type="float">
            <text:p>0.0813893</text:p>
          </table:table-cell>
          <table:table-cell office:value-type="float" office:value="0.360136" calcext:value-type="float">
            <text:p>0.360136</text:p>
          </table:table-cell>
          <table:table-cell office:value-type="float" office:value="0.298711" calcext:value-type="float">
            <text:p>0.298711</text:p>
          </table:table-cell>
          <table:table-cell office:value-type="float" office:value="2.62008" calcext:value-type="float">
            <text:p>2.620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83549" calcext:value-type="float">
            <text:p>-5.83549</text:p>
          </table:table-cell>
          <table:table-cell office:value-type="float" office:value="-0.846636" calcext:value-type="float">
            <text:p>-0.846636</text:p>
          </table:table-cell>
          <table:table-cell office:value-type="float" office:value="5.10857" calcext:value-type="float">
            <text:p>5.10857</text:p>
          </table:table-cell>
          <table:table-cell office:value-type="float" office:value="4.25496" calcext:value-type="float">
            <text:p>4.25496</text:p>
          </table:table-cell>
          <table:table-cell office:value-type="float" office:value="-0.134778" calcext:value-type="float">
            <text:p>-0.134778</text:p>
          </table:table-cell>
          <table:table-cell office:value-type="float" office:value="0.0694087" calcext:value-type="float">
            <text:p>0.0694087</text:p>
          </table:table-cell>
          <table:table-cell office:value-type="float" office:value="0.0812502" calcext:value-type="float">
            <text:p>0.0812502</text:p>
          </table:table-cell>
          <table:table-cell office:value-type="float" office:value="0.359502" calcext:value-type="float">
            <text:p>0.359502</text:p>
          </table:table-cell>
          <table:table-cell office:value-type="float" office:value="0.298176" calcext:value-type="float">
            <text:p>0.298176</text:p>
          </table:table-cell>
          <table:table-cell office:value-type="float" office:value="5.64799" calcext:value-type="float">
            <text:p>5.647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93218" calcext:value-type="float">
            <text:p>-5.93218</text:p>
          </table:table-cell>
          <table:table-cell office:value-type="float" office:value="-1.12002" calcext:value-type="float">
            <text:p>-1.12002</text:p>
          </table:table-cell>
          <table:table-cell office:value-type="float" office:value="5.1778" calcext:value-type="float">
            <text:p>5.1778</text:p>
          </table:table-cell>
          <table:table-cell office:value-type="float" office:value="4.26405" calcext:value-type="float">
            <text:p>4.26405</text:p>
          </table:table-cell>
          <table:table-cell office:value-type="float" office:value="-0.113868" calcext:value-type="float">
            <text:p>-0.113868</text:p>
          </table:table-cell>
          <table:table-cell office:value-type="float" office:value="0.0692863" calcext:value-type="float">
            <text:p>0.0692863</text:p>
          </table:table-cell>
          <table:table-cell office:value-type="float" office:value="0.0811186" calcext:value-type="float">
            <text:p>0.0811186</text:p>
          </table:table-cell>
          <table:table-cell office:value-type="float" office:value="0.358916" calcext:value-type="float">
            <text:p>0.358916</text:p>
          </table:table-cell>
          <table:table-cell office:value-type="float" office:value="0.297685" calcext:value-type="float">
            <text:p>0.297685</text:p>
          </table:table-cell>
          <table:table-cell office:value-type="float" office:value="1.44557" calcext:value-type="float">
            <text:p>1.445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02178" calcext:value-type="float">
            <text:p>-6.02178</text:p>
          </table:table-cell>
          <table:table-cell office:value-type="float" office:value="-1.39211" calcext:value-type="float">
            <text:p>-1.39211</text:p>
          </table:table-cell>
          <table:table-cell office:value-type="float" office:value="5.23566" calcext:value-type="float">
            <text:p>5.23566</text:p>
          </table:table-cell>
          <table:table-cell office:value-type="float" office:value="4.27439" calcext:value-type="float">
            <text:p>4.27439</text:p>
          </table:table-cell>
          <table:table-cell office:value-type="float" office:value="-0.094146" calcext:value-type="float">
            <text:p>-0.094146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810784" calcext:value-type="float">
            <text:p>0.0810784</text:p>
          </table:table-cell>
          <table:table-cell office:value-type="float" office:value="0.358427" calcext:value-type="float">
            <text:p>0.358427</text:p>
          </table:table-cell>
          <table:table-cell office:value-type="float" office:value="0.297364" calcext:value-type="float">
            <text:p>0.297364</text:p>
          </table:table-cell>
          <table:table-cell office:value-type="float" office:value="2.73446" calcext:value-type="float">
            <text:p>2.734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16011" calcext:value-type="float">
            <text:p>-6.16011</text:p>
          </table:table-cell>
          <table:table-cell office:value-type="float" office:value="-1.59803" calcext:value-type="float">
            <text:p>-1.59803</text:p>
          </table:table-cell>
          <table:table-cell office:value-type="float" office:value="5.19974" calcext:value-type="float">
            <text:p>5.19974</text:p>
          </table:table-cell>
          <table:table-cell office:value-type="float" office:value="4.25379" calcext:value-type="float">
            <text:p>4.25379</text:p>
          </table:table-cell>
          <table:table-cell office:value-type="float" office:value="-0.113928" calcext:value-type="float">
            <text:p>-0.113928</text:p>
          </table:table-cell>
          <table:table-cell office:value-type="float" office:value="0.0690879" calcext:value-type="float">
            <text:p>0.0690879</text:p>
          </table:table-cell>
          <table:table-cell office:value-type="float" office:value="0.0809842" calcext:value-type="float">
            <text:p>0.0809842</text:p>
          </table:table-cell>
          <table:table-cell office:value-type="float" office:value="0.357884" calcext:value-type="float">
            <text:p>0.357884</text:p>
          </table:table-cell>
          <table:table-cell office:value-type="float" office:value="0.296946" calcext:value-type="float">
            <text:p>0.296946</text:p>
          </table:table-cell>
          <table:table-cell office:value-type="float" office:value="1.16803" calcext:value-type="float">
            <text:p>1.168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3028" calcext:value-type="float">
            <text:p>-6.3028</text:p>
          </table:table-cell>
          <table:table-cell office:value-type="float" office:value="-1.84414" calcext:value-type="float">
            <text:p>-1.84414</text:p>
          </table:table-cell>
          <table:table-cell office:value-type="float" office:value="5.33415" calcext:value-type="float">
            <text:p>5.33415</text:p>
          </table:table-cell>
          <table:table-cell office:value-type="float" office:value="4.22936" calcext:value-type="float">
            <text:p>4.22936</text:p>
          </table:table-cell>
          <table:table-cell office:value-type="float" office:value="-0.15339" calcext:value-type="float">
            <text:p>-0.15339</text:p>
          </table:table-cell>
          <table:table-cell office:value-type="float" office:value="0.0689653" calcext:value-type="float">
            <text:p>0.0689653</text:p>
          </table:table-cell>
          <table:table-cell office:value-type="float" office:value="0.0809425" calcext:value-type="float">
            <text:p>0.0809425</text:p>
          </table:table-cell>
          <table:table-cell office:value-type="float" office:value="0.357249" calcext:value-type="float">
            <text:p>0.357249</text:p>
          </table:table-cell>
          <table:table-cell office:value-type="float" office:value="0.296725" calcext:value-type="float">
            <text:p>0.296725</text:p>
          </table:table-cell>
          <table:table-cell office:value-type="float" office:value="3.94514" calcext:value-type="float">
            <text:p>3.945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41041" calcext:value-type="float">
            <text:p>-6.41041</text:p>
          </table:table-cell>
          <table:table-cell office:value-type="float" office:value="-2.09566" calcext:value-type="float">
            <text:p>-2.09566</text:p>
          </table:table-cell>
          <table:table-cell office:value-type="float" office:value="5.35021" calcext:value-type="float">
            <text:p>5.35021</text:p>
          </table:table-cell>
          <table:table-cell office:value-type="float" office:value="4.23104" calcext:value-type="float">
            <text:p>4.23104</text:p>
          </table:table-cell>
          <table:table-cell office:value-type="float" office:value="-0.141841" calcext:value-type="float">
            <text:p>-0.141841</text:p>
          </table:table-cell>
          <table:table-cell office:value-type="float" office:value="0.0688528" calcext:value-type="float">
            <text:p>0.0688528</text:p>
          </table:table-cell>
          <table:table-cell office:value-type="float" office:value="0.0809986" calcext:value-type="float">
            <text:p>0.0809986</text:p>
          </table:table-cell>
          <table:table-cell office:value-type="float" office:value="0.356633" calcext:value-type="float">
            <text:p>0.356633</text:p>
          </table:table-cell>
          <table:table-cell office:value-type="float" office:value="0.29665" calcext:value-type="float">
            <text:p>0.29665</text:p>
          </table:table-cell>
          <table:table-cell office:value-type="float" office:value="0.377439" calcext:value-type="float">
            <text:p>0.3774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56052" calcext:value-type="float">
            <text:p>-6.56052</text:p>
          </table:table-cell>
          <table:table-cell office:value-type="float" office:value="-2.29724" calcext:value-type="float">
            <text:p>-2.29724</text:p>
          </table:table-cell>
          <table:table-cell office:value-type="float" office:value="5.29197" calcext:value-type="float">
            <text:p>5.29197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-0.158564" calcext:value-type="float">
            <text:p>-0.158564</text:p>
          </table:table-cell>
          <table:table-cell office:value-type="float" office:value="0.0687317" calcext:value-type="float">
            <text:p>0.0687317</text:p>
          </table:table-cell>
          <table:table-cell office:value-type="float" office:value="0.0809764" calcext:value-type="float">
            <text:p>0.0809764</text:p>
          </table:table-cell>
          <table:table-cell office:value-type="float" office:value="0.356007" calcext:value-type="float">
            <text:p>0.356007</text:p>
          </table:table-cell>
          <table:table-cell office:value-type="float" office:value="0.296363" calcext:value-type="float">
            <text:p>0.296363</text:p>
          </table:table-cell>
          <table:table-cell office:value-type="float" office:value="3.30232" calcext:value-type="float">
            <text:p>3.302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7105" calcext:value-type="float">
            <text:p>-6.7105</text:p>
          </table:table-cell>
          <table:table-cell office:value-type="float" office:value="-2.50523" calcext:value-type="float">
            <text:p>-2.50523</text:p>
          </table:table-cell>
          <table:table-cell office:value-type="float" office:value="5.26753" calcext:value-type="float">
            <text:p>5.26753</text:p>
          </table:table-cell>
          <table:table-cell office:value-type="float" office:value="4.18794" calcext:value-type="float">
            <text:p>4.18794</text:p>
          </table:table-cell>
          <table:table-cell office:value-type="float" office:value="-0.174677" calcext:value-type="float">
            <text:p>-0.174677</text:p>
          </table:table-cell>
          <table:table-cell office:value-type="float" office:value="0.0686244" calcext:value-type="float">
            <text:p>0.0686244</text:p>
          </table:table-cell>
          <table:table-cell office:value-type="float" office:value="0.0809159" calcext:value-type="float">
            <text:p>0.0809159</text:p>
          </table:table-cell>
          <table:table-cell office:value-type="float" office:value="0.355383" calcext:value-type="float">
            <text:p>0.355383</text:p>
          </table:table-cell>
          <table:table-cell office:value-type="float" office:value="0.295988" calcext:value-type="float">
            <text:p>0.295988</text:p>
          </table:table-cell>
          <table:table-cell office:value-type="float" office:value="0.59875" calcext:value-type="float">
            <text:p>0.598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86553" calcext:value-type="float">
            <text:p>-6.86553</text:p>
          </table:table-cell>
          <table:table-cell office:value-type="float" office:value="-2.71959" calcext:value-type="float">
            <text:p>-2.71959</text:p>
          </table:table-cell>
          <table:table-cell office:value-type="float" office:value="5.27343" calcext:value-type="float">
            <text:p>5.27343</text:p>
          </table:table-cell>
          <table:table-cell office:value-type="float" office:value="4.16742" calcext:value-type="float">
            <text:p>4.16742</text:p>
          </table:table-cell>
          <table:table-cell office:value-type="float" office:value="-0.190678" calcext:value-type="float">
            <text:p>-0.190678</text:p>
          </table:table-cell>
          <table:table-cell office:value-type="float" office:value="0.0685566" calcext:value-type="float">
            <text:p>0.0685566</text:p>
          </table:table-cell>
          <table:table-cell office:value-type="float" office:value="0.0808431" calcext:value-type="float">
            <text:p>0.0808431</text:p>
          </table:table-cell>
          <table:table-cell office:value-type="float" office:value="0.354777" calcext:value-type="float">
            <text:p>0.354777</text:p>
          </table:table-cell>
          <table:table-cell office:value-type="float" office:value="0.295588" calcext:value-type="float">
            <text:p>0.295588</text:p>
          </table:table-cell>
          <table:table-cell office:value-type="float" office:value="1.19791" calcext:value-type="float">
            <text:p>1.197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95956" calcext:value-type="float">
            <text:p>-6.95956</text:p>
          </table:table-cell>
          <table:table-cell office:value-type="float" office:value="-2.99007" calcext:value-type="float">
            <text:p>-2.99007</text:p>
          </table:table-cell>
          <table:table-cell office:value-type="float" office:value="5.31782" calcext:value-type="float">
            <text:p>5.31782</text:p>
          </table:table-cell>
          <table:table-cell office:value-type="float" office:value="4.18408" calcext:value-type="float">
            <text:p>4.18408</text:p>
          </table:table-cell>
          <table:table-cell office:value-type="float" office:value="-0.157981" calcext:value-type="float">
            <text:p>-0.157981</text:p>
          </table:table-cell>
          <table:table-cell office:value-type="float" office:value="0.0684374" calcext:value-type="float">
            <text:p>0.0684374</text:p>
          </table:table-cell>
          <table:table-cell office:value-type="float" office:value="0.0809592" calcext:value-type="float">
            <text:p>0.0809592</text:p>
          </table:table-cell>
          <table:table-cell office:value-type="float" office:value="0.354169" calcext:value-type="float">
            <text:p>0.354169</text:p>
          </table:table-cell>
          <table:table-cell office:value-type="float" office:value="0.295472" calcext:value-type="float">
            <text:p>0.295472</text:p>
          </table:table-cell>
          <table:table-cell office:value-type="float" office:value="2.20617" calcext:value-type="float">
            <text:p>2.206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08806" calcext:value-type="float">
            <text:p>-7.08806</text:p>
          </table:table-cell>
          <table:table-cell office:value-type="float" office:value="-3.2124" calcext:value-type="float">
            <text:p>-3.2124</text:p>
          </table:table-cell>
          <table:table-cell office:value-type="float" office:value="5.272" calcext:value-type="float">
            <text:p>5.272</text:p>
          </table:table-cell>
          <table:table-cell office:value-type="float" office:value="4.17933" calcext:value-type="float">
            <text:p>4.17933</text:p>
          </table:table-cell>
          <table:table-cell office:value-type="float" office:value="-0.150507" calcext:value-type="float">
            <text:p>-0.150507</text:p>
          </table:table-cell>
          <table:table-cell office:value-type="float" office:value="0.0683192" calcext:value-type="float">
            <text:p>0.0683192</text:p>
          </table:table-cell>
          <table:table-cell office:value-type="float" office:value="0.081106" calcext:value-type="float">
            <text:p>0.081106</text:p>
          </table:table-cell>
          <table:table-cell office:value-type="float" office:value="0.353602" calcext:value-type="float">
            <text:p>0.353602</text:p>
          </table:table-cell>
          <table:table-cell office:value-type="float" office:value="0.295313" calcext:value-type="float">
            <text:p>0.295313</text:p>
          </table:table-cell>
          <table:table-cell office:value-type="float" office:value="0.311342" calcext:value-type="float">
            <text:p>0.3113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21291" calcext:value-type="float">
            <text:p>-7.21291</text:p>
          </table:table-cell>
          <table:table-cell office:value-type="float" office:value="-3.40261" calcext:value-type="float">
            <text:p>-3.40261</text:p>
          </table:table-cell>
          <table:table-cell office:value-type="float" office:value="5.20816" calcext:value-type="float">
            <text:p>5.20816</text:p>
          </table:table-cell>
          <table:table-cell office:value-type="float" office:value="4.1646" calcext:value-type="float">
            <text:p>4.1646</text:p>
          </table:table-cell>
          <table:table-cell office:value-type="float" office:value="-0.161316" calcext:value-type="float">
            <text:p>-0.161316</text:p>
          </table:table-cell>
          <table:table-cell office:value-type="float" office:value="0.0682116" calcext:value-type="float">
            <text:p>0.0682116</text:p>
          </table:table-cell>
          <table:table-cell office:value-type="float" office:value="0.0811466" calcext:value-type="float">
            <text:p>0.0811466</text:p>
          </table:table-cell>
          <table:table-cell office:value-type="float" office:value="0.353058" calcext:value-type="float">
            <text:p>0.353058</text:p>
          </table:table-cell>
          <table:table-cell office:value-type="float" office:value="0.295012" calcext:value-type="float">
            <text:p>0.295012</text:p>
          </table:table-cell>
          <table:table-cell office:value-type="float" office:value="1.48558" calcext:value-type="float">
            <text:p>1.485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3592" calcext:value-type="float">
            <text:p>-7.3592</text:p>
          </table:table-cell>
          <table:table-cell office:value-type="float" office:value="-3.65357" calcext:value-type="float">
            <text:p>-3.65357</text:p>
          </table:table-cell>
          <table:table-cell office:value-type="float" office:value="5.25717" calcext:value-type="float">
            <text:p>5.25717</text:p>
          </table:table-cell>
          <table:table-cell office:value-type="float" office:value="4.16207" calcext:value-type="float">
            <text:p>4.16207</text:p>
          </table:table-cell>
          <table:table-cell office:value-type="float" office:value="-0.152497" calcext:value-type="float">
            <text:p>-0.152497</text:p>
          </table:table-cell>
          <table:table-cell office:value-type="float" office:value="0.0681013" calcext:value-type="float">
            <text:p>0.0681013</text:p>
          </table:table-cell>
          <table:table-cell office:value-type="float" office:value="0.081372" calcext:value-type="float">
            <text:p>0.081372</text:p>
          </table:table-cell>
          <table:table-cell office:value-type="float" office:value="0.352535" calcext:value-type="float">
            <text:p>0.352535</text:p>
          </table:table-cell>
          <table:table-cell office:value-type="float" office:value="0.294915" calcext:value-type="float">
            <text:p>0.294915</text:p>
          </table:table-cell>
          <table:table-cell office:value-type="float" office:value="4.3829" calcext:value-type="float">
            <text:p>4.38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51728" calcext:value-type="float">
            <text:p>-7.51728</text:p>
          </table:table-cell>
          <table:table-cell office:value-type="float" office:value="-3.78458" calcext:value-type="float">
            <text:p>-3.78458</text:p>
          </table:table-cell>
          <table:table-cell office:value-type="float" office:value="5.12979" calcext:value-type="float">
            <text:p>5.12979</text:p>
          </table:table-cell>
          <table:table-cell office:value-type="float" office:value="4.12178" calcext:value-type="float">
            <text:p>4.12178</text:p>
          </table:table-cell>
          <table:table-cell office:value-type="float" office:value="-0.195514" calcext:value-type="float">
            <text:p>-0.195514</text:p>
          </table:table-cell>
          <table:table-cell office:value-type="float" office:value="0.0679847" calcext:value-type="float">
            <text:p>0.0679847</text:p>
          </table:table-cell>
          <table:table-cell office:value-type="float" office:value="0.08129" calcext:value-type="float">
            <text:p>0.08129</text:p>
          </table:table-cell>
          <table:table-cell office:value-type="float" office:value="0.35196" calcext:value-type="float">
            <text:p>0.35196</text:p>
          </table:table-cell>
          <table:table-cell office:value-type="float" office:value="0.294452" calcext:value-type="float">
            <text:p>0.294452</text:p>
          </table:table-cell>
          <table:table-cell office:value-type="float" office:value="5.05021" calcext:value-type="float">
            <text:p>5.050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66187" calcext:value-type="float">
            <text:p>-7.66187</text:p>
          </table:table-cell>
          <table:table-cell office:value-type="float" office:value="-3.99455" calcext:value-type="float">
            <text:p>-3.99455</text:p>
          </table:table-cell>
          <table:table-cell office:value-type="float" office:value="5.14989" calcext:value-type="float">
            <text:p>5.14989</text:p>
          </table:table-cell>
          <table:table-cell office:value-type="float" office:value="4.10938" calcext:value-type="float">
            <text:p>4.10938</text:p>
          </table:table-cell>
          <table:table-cell office:value-type="float" office:value="-0.20106" calcext:value-type="float">
            <text:p>-0.20106</text:p>
          </table:table-cell>
          <table:table-cell office:value-type="float" office:value="0.0678699" calcext:value-type="float">
            <text:p>0.0678699</text:p>
          </table:table-cell>
          <table:table-cell office:value-type="float" office:value="0.0812136" calcext:value-type="float">
            <text:p>0.0812136</text:p>
          </table:table-cell>
          <table:table-cell office:value-type="float" office:value="0.35138" calcext:value-type="float">
            <text:p>0.35138</text:p>
          </table:table-cell>
          <table:table-cell office:value-type="float" office:value="0.294019" calcext:value-type="float">
            <text:p>0.294019</text:p>
          </table:table-cell>
          <table:table-cell office:value-type="float" office:value="0.494843" calcext:value-type="float">
            <text:p>0.4948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81697" calcext:value-type="float">
            <text:p>-7.81697</text:p>
          </table:table-cell>
          <table:table-cell office:value-type="float" office:value="-4.22392" calcext:value-type="float">
            <text:p>-4.22392</text:p>
          </table:table-cell>
          <table:table-cell office:value-type="float" office:value="5.18279" calcext:value-type="float">
            <text:p>5.18279</text:p>
          </table:table-cell>
          <table:table-cell office:value-type="float" office:value="4.102" calcext:value-type="float">
            <text:p>4.102</text:p>
          </table:table-cell>
          <table:table-cell office:value-type="float" office:value="-0.196893" calcext:value-type="float">
            <text:p>-0.196893</text:p>
          </table:table-cell>
          <table:table-cell office:value-type="float" office:value="0.0677543" calcext:value-type="float">
            <text:p>0.0677543</text:p>
          </table:table-cell>
          <table:table-cell office:value-type="float" office:value="0.0812047" calcext:value-type="float">
            <text:p>0.0812047</text:p>
          </table:table-cell>
          <table:table-cell office:value-type="float" office:value="0.350805" calcext:value-type="float">
            <text:p>0.350805</text:p>
          </table:table-cell>
          <table:table-cell office:value-type="float" office:value="0.29367" calcext:value-type="float">
            <text:p>0.29367</text:p>
          </table:table-cell>
          <table:table-cell office:value-type="float" office:value="0.505103" calcext:value-type="float">
            <text:p>0.5051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9681" calcext:value-type="float">
            <text:p>-7.9681</text:p>
          </table:table-cell>
          <table:table-cell office:value-type="float" office:value="-4.44282" calcext:value-type="float">
            <text:p>-4.44282</text:p>
          </table:table-cell>
          <table:table-cell office:value-type="float" office:value="5.18916" calcext:value-type="float">
            <text:p>5.18916</text:p>
          </table:table-cell>
          <table:table-cell office:value-type="float" office:value="4.09416" calcext:value-type="float">
            <text:p>4.09416</text:p>
          </table:table-cell>
          <table:table-cell office:value-type="float" office:value="-0.193601" calcext:value-type="float">
            <text:p>-0.193601</text:p>
          </table:table-cell>
          <table:table-cell office:value-type="float" office:value="0.0676401" calcext:value-type="float">
            <text:p>0.0676401</text:p>
          </table:table-cell>
          <table:table-cell office:value-type="float" office:value="0.0812527" calcext:value-type="float">
            <text:p>0.0812527</text:p>
          </table:table-cell>
          <table:table-cell office:value-type="float" office:value="0.350249" calcext:value-type="float">
            <text:p>0.350249</text:p>
          </table:table-cell>
          <table:table-cell office:value-type="float" office:value="0.293381" calcext:value-type="float">
            <text:p>0.293381</text:p>
          </table:table-cell>
          <table:table-cell office:value-type="float" office:value="0.384571" calcext:value-type="float">
            <text:p>0.3845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13069" calcext:value-type="float">
            <text:p>-8.13069</text:p>
          </table:table-cell>
          <table:table-cell office:value-type="float" office:value="-4.68242" calcext:value-type="float">
            <text:p>-4.68242</text:p>
          </table:table-cell>
          <table:table-cell office:value-type="float" office:value="5.23937" calcext:value-type="float">
            <text:p>5.23937</text:p>
          </table:table-cell>
          <table:table-cell office:value-type="float" office:value="4.08943" calcext:value-type="float">
            <text:p>4.08943</text:p>
          </table:table-cell>
          <table:table-cell office:value-type="float" office:value="-0.186325" calcext:value-type="float">
            <text:p>-0.186325</text:p>
          </table:table-cell>
          <table:table-cell office:value-type="float" office:value="0.0675253" calcext:value-type="float">
            <text:p>0.0675253</text:p>
          </table:table-cell>
          <table:table-cell office:value-type="float" office:value="0.0814842" calcext:value-type="float">
            <text:p>0.0814842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293293" calcext:value-type="float">
            <text:p>0.293293</text:p>
          </table:table-cell>
          <table:table-cell office:value-type="float" office:value="1.18712" calcext:value-type="float">
            <text:p>1.187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27068" calcext:value-type="float">
            <text:p>-8.27068</text:p>
          </table:table-cell>
          <table:table-cell office:value-type="float" office:value="-4.88015" calcext:value-type="float">
            <text:p>-4.88015</text:p>
          </table:table-cell>
          <table:table-cell office:value-type="float" office:value="5.11821" calcext:value-type="float">
            <text:p>5.11821</text:p>
          </table:table-cell>
          <table:table-cell office:value-type="float" office:value="4.08589" calcext:value-type="float">
            <text:p>4.08589</text:p>
          </table:table-cell>
          <table:table-cell office:value-type="float" office:value="-0.172361" calcext:value-type="float">
            <text:p>-0.172361</text:p>
          </table:table-cell>
          <table:table-cell office:value-type="float" office:value="0.0674206" calcext:value-type="float">
            <text:p>0.0674206</text:p>
          </table:table-cell>
          <table:table-cell office:value-type="float" office:value="0.0817106" calcext:value-type="float">
            <text:p>0.0817106</text:p>
          </table:table-cell>
          <table:table-cell office:value-type="float" office:value="0.349319" calcext:value-type="float">
            <text:p>0.349319</text:p>
          </table:table-cell>
          <table:table-cell office:value-type="float" office:value="0.293046" calcext:value-type="float">
            <text:p>0.293046</text:p>
          </table:table-cell>
          <table:table-cell office:value-type="float" office:value="2.37537" calcext:value-type="float">
            <text:p>2.375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4031" calcext:value-type="float">
            <text:p>-8.4031</text:p>
          </table:table-cell>
          <table:table-cell office:value-type="float" office:value="-5.09712" calcext:value-type="float">
            <text:p>-5.09712</text:p>
          </table:table-cell>
          <table:table-cell office:value-type="float" office:value="5.11847" calcext:value-type="float">
            <text:p>5.11847</text:p>
          </table:table-cell>
          <table:table-cell office:value-type="float" office:value="4.08623" calcext:value-type="float">
            <text:p>4.08623</text:p>
          </table:table-cell>
          <table:table-cell office:value-type="float" office:value="-0.161621" calcext:value-type="float">
            <text:p>-0.161621</text:p>
          </table:table-cell>
          <table:table-cell office:value-type="float" office:value="0.0673669" calcext:value-type="float">
            <text:p>0.0673669</text:p>
          </table:table-cell>
          <table:table-cell office:value-type="float" office:value="0.0820598" calcext:value-type="float">
            <text:p>0.0820598</text:p>
          </table:table-cell>
          <table:table-cell office:value-type="float" office:value="0.34907" calcext:value-type="float">
            <text:p>0.34907</text:p>
          </table:table-cell>
          <table:table-cell office:value-type="float" office:value="0.292944" calcext:value-type="float">
            <text:p>0.292944</text:p>
          </table:table-cell>
          <table:table-cell office:value-type="float" office:value="0.265267" calcext:value-type="float">
            <text:p>0.2652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55037" calcext:value-type="float">
            <text:p>-8.55037</text:p>
          </table:table-cell>
          <table:table-cell office:value-type="float" office:value="-5.25747" calcext:value-type="float">
            <text:p>-5.25747</text:p>
          </table:table-cell>
          <table:table-cell office:value-type="float" office:value="4.99083" calcext:value-type="float">
            <text:p>4.99083</text:p>
          </table:table-cell>
          <table:table-cell office:value-type="float" office:value="4.06884" calcext:value-type="float">
            <text:p>4.06884</text:p>
          </table:table-cell>
          <table:table-cell office:value-type="float" office:value="-0.169476" calcext:value-type="float">
            <text:p>-0.169476</text:p>
          </table:table-cell>
          <table:table-cell office:value-type="float" office:value="0.0673637" calcext:value-type="float">
            <text:p>0.0673637</text:p>
          </table:table-cell>
          <table:table-cell office:value-type="float" office:value="0.0822218" calcext:value-type="float">
            <text:p>0.0822218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292599" calcext:value-type="float">
            <text:p>0.292599</text:p>
          </table:table-cell>
          <table:table-cell office:value-type="float" office:value="3.55636" calcext:value-type="float">
            <text:p>3.556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3932" calcext:value-type="float">
            <text:p>-8.73932</text:p>
          </table:table-cell>
          <table:table-cell office:value-type="float" office:value="-5.45696" calcext:value-type="float">
            <text:p>-5.45696</text:p>
          </table:table-cell>
          <table:table-cell office:value-type="float" office:value="5.02276" calcext:value-type="float">
            <text:p>5.02276</text:p>
          </table:table-cell>
          <table:table-cell office:value-type="float" office:value="4.04814" calcext:value-type="float">
            <text:p>4.04814</text:p>
          </table:table-cell>
          <table:table-cell office:value-type="float" office:value="-0.18338" calcext:value-type="float">
            <text:p>-0.18338</text:p>
          </table:table-cell>
          <table:table-cell office:value-type="float" office:value="0.0673013" calcext:value-type="float">
            <text:p>0.0673013</text:p>
          </table:table-cell>
          <table:table-cell office:value-type="float" office:value="0.0824292" calcext:value-type="float">
            <text:p>0.0824292</text:p>
          </table:table-cell>
          <table:table-cell office:value-type="float" office:value="0.348792" calcext:value-type="float">
            <text:p>0.348792</text:p>
          </table:table-cell>
          <table:table-cell office:value-type="float" office:value="0.292291" calcext:value-type="float">
            <text:p>0.292291</text:p>
          </table:table-cell>
          <table:table-cell office:value-type="float" office:value="1.8344" calcext:value-type="float">
            <text:p>1.83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89965" calcext:value-type="float">
            <text:p>-8.89965</text:p>
          </table:table-cell>
          <table:table-cell office:value-type="float" office:value="-5.65215" calcext:value-type="float">
            <text:p>-5.65215</text:p>
          </table:table-cell>
          <table:table-cell office:value-type="float" office:value="5.01441" calcext:value-type="float">
            <text:p>5.01441</text:p>
          </table:table-cell>
          <table:table-cell office:value-type="float" office:value="4.03737" calcext:value-type="float">
            <text:p>4.03737</text:p>
          </table:table-cell>
          <table:table-cell office:value-type="float" office:value="-0.184597" calcext:value-type="float">
            <text:p>-0.184597</text:p>
          </table:table-cell>
          <table:table-cell office:value-type="float" office:value="0.0672642" calcext:value-type="float">
            <text:p>0.0672642</text:p>
          </table:table-cell>
          <table:table-cell office:value-type="float" office:value="0.0826764" calcext:value-type="float">
            <text:p>0.0826764</text:p>
          </table:table-cell>
          <table:table-cell office:value-type="float" office:value="0.348642" calcext:value-type="float">
            <text:p>0.348642</text:p>
          </table:table-cell>
          <table:table-cell office:value-type="float" office:value="0.292022" calcext:value-type="float">
            <text:p>0.292022</text:p>
          </table:table-cell>
          <table:table-cell office:value-type="float" office:value="0.268015" calcext:value-type="float">
            <text:p>0.2680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05542" calcext:value-type="float">
            <text:p>-9.05542</text:p>
          </table:table-cell>
          <table:table-cell office:value-type="float" office:value="-5.83744" calcext:value-type="float">
            <text:p>-5.83744</text:p>
          </table:table-cell>
          <table:table-cell office:value-type="float" office:value="5.00052" calcext:value-type="float">
            <text:p>5.00052</text:p>
          </table:table-cell>
          <table:table-cell office:value-type="float" office:value="4.0257" calcext:value-type="float">
            <text:p>4.0257</text:p>
          </table:table-cell>
          <table:table-cell office:value-type="float" office:value="-0.187783" calcext:value-type="float">
            <text:p>-0.187783</text:p>
          </table:table-cell>
          <table:table-cell office:value-type="float" office:value="0.0672821" calcext:value-type="float">
            <text:p>0.0672821</text:p>
          </table:table-cell>
          <table:table-cell office:value-type="float" office:value="0.0829253" calcext:value-type="float">
            <text:p>0.0829253</text:p>
          </table:table-cell>
          <table:table-cell office:value-type="float" office:value="0.34855" calcext:value-type="float">
            <text:p>0.34855</text:p>
          </table:table-cell>
          <table:table-cell office:value-type="float" office:value="0.291782" calcext:value-type="float">
            <text:p>0.291782</text:p>
          </table:table-cell>
          <table:table-cell office:value-type="float" office:value="0.0905025" calcext:value-type="float">
            <text:p>0.09050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19514" calcext:value-type="float">
            <text:p>-9.19514</text:p>
          </table:table-cell>
          <table:table-cell office:value-type="float" office:value="-5.98745" calcext:value-type="float">
            <text:p>-5.98745</text:p>
          </table:table-cell>
          <table:table-cell office:value-type="float" office:value="4.87478" calcext:value-type="float">
            <text:p>4.87478</text:p>
          </table:table-cell>
          <table:table-cell office:value-type="float" office:value="4.01174" calcext:value-type="float">
            <text:p>4.01174</text:p>
          </table:table-cell>
          <table:table-cell office:value-type="float" office:value="-0.191423" calcext:value-type="float">
            <text:p>-0.191423</text:p>
          </table:table-cell>
          <table:table-cell office:value-type="float" office:value="0.0674614" calcext:value-type="float">
            <text:p>0.0674614</text:p>
          </table:table-cell>
          <table:table-cell office:value-type="float" office:value="0.0830173" calcext:value-type="float">
            <text:p>0.0830173</text:p>
          </table:table-cell>
          <table:table-cell office:value-type="float" office:value="0.348747" calcext:value-type="float">
            <text:p>0.348747</text:p>
          </table:table-cell>
          <table:table-cell office:value-type="float" office:value="0.291392" calcext:value-type="float">
            <text:p>0.291392</text:p>
          </table:table-cell>
          <table:table-cell office:value-type="float" office:value="5.60193" calcext:value-type="float">
            <text:p>5.601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6908" calcext:value-type="float">
            <text:p>-9.36908</text:p>
          </table:table-cell>
          <table:table-cell office:value-type="float" office:value="-6.08757" calcext:value-type="float">
            <text:p>-6.08757</text:p>
          </table:table-cell>
          <table:table-cell office:value-type="float" office:value="4.77925" calcext:value-type="float">
            <text:p>4.77925</text:p>
          </table:table-cell>
          <table:table-cell office:value-type="float" office:value="3.97022" calcext:value-type="float">
            <text:p>3.97022</text:p>
          </table:table-cell>
          <table:table-cell office:value-type="float" office:value="-0.231118" calcext:value-type="float">
            <text:p>-0.231118</text:p>
          </table:table-cell>
          <table:table-cell office:value-type="float" office:value="0.0676656" calcext:value-type="float">
            <text:p>0.0676656</text:p>
          </table:table-cell>
          <table:table-cell office:value-type="float" office:value="0.0828968" calcext:value-type="float">
            <text:p>0.0828968</text:p>
          </table:table-cell>
          <table:table-cell office:value-type="float" office:value="0.348827" calcext:value-type="float">
            <text:p>0.348827</text:p>
          </table:table-cell>
          <table:table-cell office:value-type="float" office:value="0.290912" calcext:value-type="float">
            <text:p>0.290912</text:p>
          </table:table-cell>
          <table:table-cell office:value-type="float" office:value="4.21646" calcext:value-type="float">
            <text:p>4.216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54618" calcext:value-type="float">
            <text:p>-9.54618</text:p>
          </table:table-cell>
          <table:table-cell office:value-type="float" office:value="-6.27031" calcext:value-type="float">
            <text:p>-6.27031</text:p>
          </table:table-cell>
          <table:table-cell office:value-type="float" office:value="4.81668" calcext:value-type="float">
            <text:p>4.81668</text:p>
          </table:table-cell>
          <table:table-cell office:value-type="float" office:value="3.95588" calcext:value-type="float">
            <text:p>3.95588</text:p>
          </table:table-cell>
          <table:table-cell office:value-type="float" office:value="-0.234671" calcext:value-type="float">
            <text:p>-0.234671</text:p>
          </table:table-cell>
          <table:table-cell office:value-type="float" office:value="0.0678932" calcext:value-type="float">
            <text:p>0.0678932</text:p>
          </table:table-cell>
          <table:table-cell office:value-type="float" office:value="0.0827867" calcext:value-type="float">
            <text:p>0.0827867</text:p>
          </table:table-cell>
          <table:table-cell office:value-type="float" office:value="0.348839" calcext:value-type="float">
            <text:p>0.348839</text:p>
          </table:table-cell>
          <table:table-cell office:value-type="float" office:value="0.290439" calcext:value-type="float">
            <text:p>0.290439</text:p>
          </table:table-cell>
          <table:table-cell office:value-type="float" office:value="1.06927" calcext:value-type="float">
            <text:p>1.069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68601" calcext:value-type="float">
            <text:p>-9.68601</text:p>
          </table:table-cell>
          <table:table-cell office:value-type="float" office:value="-6.47995" calcext:value-type="float">
            <text:p>-6.47995</text:p>
          </table:table-cell>
          <table:table-cell office:value-type="float" office:value="4.83664" calcext:value-type="float">
            <text:p>4.83664</text:p>
          </table:table-cell>
          <table:table-cell office:value-type="float" office:value="3.9641" calcext:value-type="float">
            <text:p>3.9641</text:p>
          </table:table-cell>
          <table:table-cell office:value-type="float" office:value="-0.210713" calcext:value-type="float">
            <text:p>-0.210713</text:p>
          </table:table-cell>
          <table:table-cell office:value-type="float" office:value="0.0684192" calcext:value-type="float">
            <text:p>0.0684192</text:p>
          </table:table-cell>
          <table:table-cell office:value-type="float" office:value="0.0827599" calcext:value-type="float">
            <text:p>0.0827599</text:p>
          </table:table-cell>
          <table:table-cell office:value-type="float" office:value="0.34911" calcext:value-type="float">
            <text:p>0.34911</text:p>
          </table:table-cell>
          <table:table-cell office:value-type="float" office:value="0.290076" calcext:value-type="float">
            <text:p>0.290076</text:p>
          </table:table-cell>
          <table:table-cell office:value-type="float" office:value="0.641345" calcext:value-type="float">
            <text:p>0.6413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90848" calcext:value-type="float">
            <text:p>-9.90848</text:p>
          </table:table-cell>
          <table:table-cell office:value-type="float" office:value="-6.64411" calcext:value-type="float">
            <text:p>-6.64411</text:p>
          </table:table-cell>
          <table:table-cell office:value-type="float" office:value="4.94405" calcext:value-type="float">
            <text:p>4.94405</text:p>
          </table:table-cell>
          <table:table-cell office:value-type="float" office:value="3.92899" calcext:value-type="float">
            <text:p>3.92899</text:p>
          </table:table-cell>
          <table:table-cell office:value-type="float" office:value="-0.242282" calcext:value-type="float">
            <text:p>-0.242282</text:p>
          </table:table-cell>
          <table:table-cell office:value-type="float" office:value="0.0686949" calcext:value-type="float">
            <text:p>0.0686949</text:p>
          </table:table-cell>
          <table:table-cell office:value-type="float" office:value="0.0827208" calcext:value-type="float">
            <text:p>0.0827208</text:p>
          </table:table-cell>
          <table:table-cell office:value-type="float" office:value="0.348908" calcext:value-type="float">
            <text:p>0.348908</text:p>
          </table:table-cell>
          <table:table-cell office:value-type="float" office:value="0.289762" calcext:value-type="float">
            <text:p>0.289762</text:p>
          </table:table-cell>
          <table:table-cell office:value-type="float" office:value="7.25804" calcext:value-type="float">
            <text:p>7.258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1116" calcext:value-type="float">
            <text:p>-10.1116</text:p>
          </table:table-cell>
          <table:table-cell office:value-type="float" office:value="-6.8115" calcext:value-type="float">
            <text:p>-6.8115</text:p>
          </table:table-cell>
          <table:table-cell office:value-type="float" office:value="4.96274" calcext:value-type="float">
            <text:p>4.96274</text:p>
          </table:table-cell>
          <table:table-cell office:value-type="float" office:value="3.9058" calcext:value-type="float">
            <text:p>3.9058</text:p>
          </table:table-cell>
          <table:table-cell office:value-type="float" office:value="-0.255019" calcext:value-type="float">
            <text:p>-0.255019</text:p>
          </table:table-cell>
          <table:table-cell office:value-type="float" office:value="0.0688926" calcext:value-type="float">
            <text:p>0.0688926</text:p>
          </table:table-cell>
          <table:table-cell office:value-type="float" office:value="0.0826887" calcext:value-type="float">
            <text:p>0.0826887</text:p>
          </table:table-cell>
          <table:table-cell office:value-type="float" office:value="0.348613" calcext:value-type="float">
            <text:p>0.348613</text:p>
          </table:table-cell>
          <table:table-cell office:value-type="float" office:value="0.289454" calcext:value-type="float">
            <text:p>0.289454</text:p>
          </table:table-cell>
          <table:table-cell office:value-type="float" office:value="0.723706" calcext:value-type="float">
            <text:p>0.723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297" calcext:value-type="float">
            <text:p>-10.297</text:p>
          </table:table-cell>
          <table:table-cell office:value-type="float" office:value="-6.97404" calcext:value-type="float">
            <text:p>-6.97404</text:p>
          </table:table-cell>
          <table:table-cell office:value-type="float" office:value="4.99134" calcext:value-type="float">
            <text:p>4.99134</text:p>
          </table:table-cell>
          <table:table-cell office:value-type="float" office:value="3.88799" calcext:value-type="float">
            <text:p>3.88799</text:p>
          </table:table-cell>
          <table:table-cell office:value-type="float" office:value="-0.262152" calcext:value-type="float">
            <text:p>-0.262152</text:p>
          </table:table-cell>
          <table:table-cell office:value-type="float" office:value="0.0691285" calcext:value-type="float">
            <text:p>0.0691285</text:p>
          </table:table-cell>
          <table:table-cell office:value-type="float" office:value="0.0826599" calcext:value-type="float">
            <text:p>0.0826599</text:p>
          </table:table-cell>
          <table:table-cell office:value-type="float" office:value="0.348262" calcext:value-type="float">
            <text:p>0.348262</text:p>
          </table:table-cell>
          <table:table-cell office:value-type="float" office:value="0.289206" calcext:value-type="float">
            <text:p>0.289206</text:p>
          </table:table-cell>
          <table:table-cell office:value-type="float" office:value="0.952212" calcext:value-type="float">
            <text:p>0.9522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5279" calcext:value-type="float">
            <text:p>-10.5279</text:p>
          </table:table-cell>
          <table:table-cell office:value-type="float" office:value="-7.15908" calcext:value-type="float">
            <text:p>-7.15908</text:p>
          </table:table-cell>
          <table:table-cell office:value-type="float" office:value="5.05736" calcext:value-type="float">
            <text:p>5.05736</text:p>
          </table:table-cell>
          <table:table-cell office:value-type="float" office:value="3.86593" calcext:value-type="float">
            <text:p>3.86593</text:p>
          </table:table-cell>
          <table:table-cell office:value-type="float" office:value="-0.271584" calcext:value-type="float">
            <text:p>-0.271584</text:p>
          </table:table-cell>
          <table:table-cell office:value-type="float" office:value="0.0691901" calcext:value-type="float">
            <text:p>0.0691901</text:p>
          </table:table-cell>
          <table:table-cell office:value-type="float" office:value="0.0827241" calcext:value-type="float">
            <text:p>0.0827241</text:p>
          </table:table-cell>
          <table:table-cell office:value-type="float" office:value="0.347796" calcext:value-type="float">
            <text:p>0.347796</text:p>
          </table:table-cell>
          <table:table-cell office:value-type="float" office:value="0.289048" calcext:value-type="float">
            <text:p>0.289048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7332" calcext:value-type="float">
            <text:p>-10.7332</text:p>
          </table:table-cell>
          <table:table-cell office:value-type="float" office:value="-7.30165" calcext:value-type="float">
            <text:p>-7.30165</text:p>
          </table:table-cell>
          <table:table-cell office:value-type="float" office:value="5.06073" calcext:value-type="float">
            <text:p>5.06073</text:p>
          </table:table-cell>
          <table:table-cell office:value-type="float" office:value="3.83936" calcext:value-type="float">
            <text:p>3.83936</text:p>
          </table:table-cell>
          <table:table-cell office:value-type="float" office:value="-0.287496" calcext:value-type="float">
            <text:p>-0.287496</text:p>
          </table:table-cell>
          <table:table-cell office:value-type="float" office:value="0.0692237" calcext:value-type="float">
            <text:p>0.0692237</text:p>
          </table:table-cell>
          <table:table-cell office:value-type="float" office:value="0.0827459" calcext:value-type="float">
            <text:p>0.0827459</text:p>
          </table:table-cell>
          <table:table-cell office:value-type="float" office:value="0.347289" calcext:value-type="float">
            <text:p>0.347289</text:p>
          </table:table-cell>
          <table:table-cell office:value-type="float" office:value="0.288833" calcext:value-type="float">
            <text:p>0.288833</text:p>
          </table:table-cell>
          <table:table-cell office:value-type="float" office:value="1.83081" calcext:value-type="float">
            <text:p>1.830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9811" calcext:value-type="float">
            <text:p>-10.9811</text:p>
          </table:table-cell>
          <table:table-cell office:value-type="float" office:value="-7.46713" calcext:value-type="float">
            <text:p>-7.46713</text:p>
          </table:table-cell>
          <table:table-cell office:value-type="float" office:value="5.12125" calcext:value-type="float">
            <text:p>5.12125</text:p>
          </table:table-cell>
          <table:table-cell office:value-type="float" office:value="3.81029" calcext:value-type="float">
            <text:p>3.81029</text:p>
          </table:table-cell>
          <table:table-cell office:value-type="float" office:value="-0.303772" calcext:value-type="float">
            <text:p>-0.303772</text:p>
          </table:table-cell>
          <table:table-cell office:value-type="float" office:value="0.0691357" calcext:value-type="float">
            <text:p>0.0691357</text:p>
          </table:table-cell>
          <table:table-cell office:value-type="float" office:value="0.0828254" calcext:value-type="float">
            <text:p>0.0828254</text:p>
          </table:table-cell>
          <table:table-cell office:value-type="float" office:value="0.346732" calcext:value-type="float">
            <text:p>0.346732</text:p>
          </table:table-cell>
          <table:table-cell office:value-type="float" office:value="0.288625" calcext:value-type="float">
            <text:p>0.288625</text:p>
          </table:table-cell>
          <table:table-cell office:value-type="float" office:value="3.63605" calcext:value-type="float">
            <text:p>3.636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1685" calcext:value-type="float">
            <text:p>-11.1685</text:p>
          </table:table-cell>
          <table:table-cell office:value-type="float" office:value="-7.60584" calcext:value-type="float">
            <text:p>-7.60584</text:p>
          </table:table-cell>
          <table:table-cell office:value-type="float" office:value="5.04831" calcext:value-type="float">
            <text:p>5.04831</text:p>
          </table:table-cell>
          <table:table-cell office:value-type="float" office:value="3.79314" calcext:value-type="float">
            <text:p>3.79314</text:p>
          </table:table-cell>
          <table:table-cell office:value-type="float" office:value="-0.306039" calcext:value-type="float">
            <text:p>-0.306039</text:p>
          </table:table-cell>
          <table:table-cell office:value-type="float" office:value="0.0690776" calcext:value-type="float">
            <text:p>0.0690776</text:p>
          </table:table-cell>
          <table:table-cell office:value-type="float" office:value="0.0828756" calcext:value-type="float">
            <text:p>0.0828756</text:p>
          </table:table-cell>
          <table:table-cell office:value-type="float" office:value="0.346203" calcext:value-type="float">
            <text:p>0.346203</text:p>
          </table:table-cell>
          <table:table-cell office:value-type="float" office:value="0.288344" calcext:value-type="float">
            <text:p>0.288344</text:p>
          </table:table-cell>
          <table:table-cell office:value-type="float" office:value="1.31348" calcext:value-type="float">
            <text:p>1.313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3181" calcext:value-type="float">
            <text:p>-11.3181</text:p>
          </table:table-cell>
          <table:table-cell office:value-type="float" office:value="-7.75888" calcext:value-type="float">
            <text:p>-7.75888</text:p>
          </table:table-cell>
          <table:table-cell office:value-type="float" office:value="4.99288" calcext:value-type="float">
            <text:p>4.99288</text:p>
          </table:table-cell>
          <table:table-cell office:value-type="float" office:value="3.79374" calcext:value-type="float">
            <text:p>3.79374</text:p>
          </table:table-cell>
          <table:table-cell office:value-type="float" office:value="-0.28827" calcext:value-type="float">
            <text:p>-0.28827</text:p>
          </table:table-cell>
          <table:table-cell office:value-type="float" office:value="0.0692168" calcext:value-type="float">
            <text:p>0.0692168</text:p>
          </table:table-cell>
          <table:table-cell office:value-type="float" office:value="0.082969" calcext:value-type="float">
            <text:p>0.082969</text:p>
          </table:table-cell>
          <table:table-cell office:value-type="float" office:value="0.345787" calcext:value-type="float">
            <text:p>0.345787</text:p>
          </table:table-cell>
          <table:table-cell office:value-type="float" office:value="0.288183" calcext:value-type="float">
            <text:p>0.288183</text:p>
          </table:table-cell>
          <table:table-cell office:value-type="float" office:value="3.04897" calcext:value-type="float">
            <text:p>3.048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124" calcext:value-type="float">
            <text:p>-11.5124</text:p>
          </table:table-cell>
          <table:table-cell office:value-type="float" office:value="-7.8853" calcext:value-type="float">
            <text:p>-7.8853</text:p>
          </table:table-cell>
          <table:table-cell office:value-type="float" office:value="4.94841" calcext:value-type="float">
            <text:p>4.94841</text:p>
          </table:table-cell>
          <table:table-cell office:value-type="float" office:value="3.77234" calcext:value-type="float">
            <text:p>3.77234</text:p>
          </table:table-cell>
          <table:table-cell office:value-type="float" office:value="-0.296692" calcext:value-type="float">
            <text:p>-0.296692</text:p>
          </table:table-cell>
          <table:table-cell office:value-type="float" office:value="0.0694265" calcext:value-type="float">
            <text:p>0.0694265</text:p>
          </table:table-cell>
          <table:table-cell office:value-type="float" office:value="0.0830167" calcext:value-type="float">
            <text:p>0.0830167</text:p>
          </table:table-cell>
          <table:table-cell office:value-type="float" office:value="0.34541" calcext:value-type="float">
            <text:p>0.34541</text:p>
          </table:table-cell>
          <table:table-cell office:value-type="float" office:value="0.287956" calcext:value-type="float">
            <text:p>0.287956</text:p>
          </table:table-cell>
          <table:table-cell office:value-type="float" office:value="1.75186" calcext:value-type="float">
            <text:p>1.751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6911" calcext:value-type="float">
            <text:p>-11.6911</text:p>
          </table:table-cell>
          <table:table-cell office:value-type="float" office:value="-7.98882" calcext:value-type="float">
            <text:p>-7.98882</text:p>
          </table:table-cell>
          <table:table-cell office:value-type="float" office:value="4.88401" calcext:value-type="float">
            <text:p>4.88401</text:p>
          </table:table-cell>
          <table:table-cell office:value-type="float" office:value="3.74904" calcext:value-type="float">
            <text:p>3.74904</text:p>
          </table:table-cell>
          <table:table-cell office:value-type="float" office:value="-0.307513" calcext:value-type="float">
            <text:p>-0.307513</text:p>
          </table:table-cell>
          <table:table-cell office:value-type="float" office:value="0.0698305" calcext:value-type="float">
            <text:p>0.0698305</text:p>
          </table:table-cell>
          <table:table-cell office:value-type="float" office:value="0.0829701" calcext:value-type="float">
            <text:p>0.0829701</text:p>
          </table:table-cell>
          <table:table-cell office:value-type="float" office:value="0.345103" calcext:value-type="float">
            <text:p>0.345103</text:p>
          </table:table-cell>
          <table:table-cell office:value-type="float" office:value="0.28764" calcext:value-type="float">
            <text:p>0.28764</text:p>
          </table:table-cell>
          <table:table-cell office:value-type="float" office:value="2.90573" calcext:value-type="float">
            <text:p>2.905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8816" calcext:value-type="float">
            <text:p>-11.8816</text:p>
          </table:table-cell>
          <table:table-cell office:value-type="float" office:value="-8.10133" calcext:value-type="float">
            <text:p>-8.10133</text:p>
          </table:table-cell>
          <table:table-cell office:value-type="float" office:value="4.77296" calcext:value-type="float">
            <text:p>4.77296</text:p>
          </table:table-cell>
          <table:table-cell office:value-type="float" office:value="3.72713" calcext:value-type="float">
            <text:p>3.72713</text:p>
          </table:table-cell>
          <table:table-cell office:value-type="float" office:value="-0.315271" calcext:value-type="float">
            <text:p>-0.315271</text:p>
          </table:table-cell>
          <table:table-cell office:value-type="float" office:value="0.0703957" calcext:value-type="float">
            <text:p>0.0703957</text:p>
          </table:table-cell>
          <table:table-cell office:value-type="float" office:value="0.0828865" calcext:value-type="float">
            <text:p>0.0828865</text:p>
          </table:table-cell>
          <table:table-cell office:value-type="float" office:value="0.344995" calcext:value-type="float">
            <text:p>0.344995</text:p>
          </table:table-cell>
          <table:table-cell office:value-type="float" office:value="0.287238" calcext:value-type="float">
            <text:p>0.287238</text:p>
          </table:table-cell>
          <table:table-cell office:value-type="float" office:value="1.48575" calcext:value-type="float">
            <text:p>1.485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095" calcext:value-type="float">
            <text:p>-12.095</text:p>
          </table:table-cell>
          <table:table-cell office:value-type="float" office:value="-8.19188" calcext:value-type="float">
            <text:p>-8.19188</text:p>
          </table:table-cell>
          <table:table-cell office:value-type="float" office:value="4.75324" calcext:value-type="float">
            <text:p>4.75324</text:p>
          </table:table-cell>
          <table:table-cell office:value-type="float" office:value="3.69287" calcext:value-type="float">
            <text:p>3.69287</text:p>
          </table:table-cell>
          <table:table-cell office:value-type="float" office:value="-0.337031" calcext:value-type="float">
            <text:p>-0.337031</text:p>
          </table:table-cell>
          <table:table-cell office:value-type="float" office:value="0.07097" calcext:value-type="float">
            <text:p>0.07097</text:p>
          </table:table-cell>
          <table:table-cell office:value-type="float" office:value="0.0827604" calcext:value-type="float">
            <text:p>0.0827604</text:p>
          </table:table-cell>
          <table:table-cell office:value-type="float" office:value="0.344819" calcext:value-type="float">
            <text:p>0.344819</text:p>
          </table:table-cell>
          <table:table-cell office:value-type="float" office:value="0.286794" calcext:value-type="float">
            <text:p>0.286794</text:p>
          </table:table-cell>
          <table:table-cell office:value-type="float" office:value="0.657269" calcext:value-type="float">
            <text:p>0.6572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3243" calcext:value-type="float">
            <text:p>-12.3243</text:p>
          </table:table-cell>
          <table:table-cell office:value-type="float" office:value="-8.32268" calcext:value-type="float">
            <text:p>-8.32268</text:p>
          </table:table-cell>
          <table:table-cell office:value-type="float" office:value="4.89897" calcext:value-type="float">
            <text:p>4.89897</text:p>
          </table:table-cell>
          <table:table-cell office:value-type="float" office:value="3.67342" calcext:value-type="float">
            <text:p>3.67342</text:p>
          </table:table-cell>
          <table:table-cell office:value-type="float" office:value="-0.339056" calcext:value-type="float">
            <text:p>-0.339056</text:p>
          </table:table-cell>
          <table:table-cell office:value-type="float" office:value="0.0714507" calcext:value-type="float">
            <text:p>0.0714507</text:p>
          </table:table-cell>
          <table:table-cell office:value-type="float" office:value="0.0826434" calcext:value-type="float">
            <text:p>0.0826434</text:p>
          </table:table-cell>
          <table:table-cell office:value-type="float" office:value="0.344387" calcext:value-type="float">
            <text:p>0.344387</text:p>
          </table:table-cell>
          <table:table-cell office:value-type="float" office:value="0.286431" calcext:value-type="float">
            <text:p>0.286431</text:p>
          </table:table-cell>
          <table:table-cell office:value-type="float" office:value="2.90119" calcext:value-type="float">
            <text:p>2.901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5279" calcext:value-type="float">
            <text:p>-12.5279</text:p>
          </table:table-cell>
          <table:table-cell office:value-type="float" office:value="-8.40385" calcext:value-type="float">
            <text:p>-8.40385</text:p>
          </table:table-cell>
          <table:table-cell office:value-type="float" office:value="4.85408" calcext:value-type="float">
            <text:p>4.85408</text:p>
          </table:table-cell>
          <table:table-cell office:value-type="float" office:value="3.64306" calcext:value-type="float">
            <text:p>3.64306</text:p>
          </table:table-cell>
          <table:table-cell office:value-type="float" office:value="-0.355184" calcext:value-type="float">
            <text:p>-0.355184</text:p>
          </table:table-cell>
          <table:table-cell office:value-type="float" office:value="0.0720492" calcext:value-type="float">
            <text:p>0.0720492</text:p>
          </table:table-cell>
          <table:table-cell office:value-type="float" office:value="0.082515" calcext:value-type="float">
            <text:p>0.082515</text:p>
          </table:table-cell>
          <table:table-cell office:value-type="float" office:value="0.343971" calcext:value-type="float">
            <text:p>0.343971</text:p>
          </table:table-cell>
          <table:table-cell office:value-type="float" office:value="0.286008" calcext:value-type="float">
            <text:p>0.286008</text:p>
          </table:table-cell>
          <table:table-cell office:value-type="float" office:value="1.71014" calcext:value-type="float">
            <text:p>1.710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7299" calcext:value-type="float">
            <text:p>-12.7299</text:p>
          </table:table-cell>
          <table:table-cell office:value-type="float" office:value="-8.49128" calcext:value-type="float">
            <text:p>-8.49128</text:p>
          </table:table-cell>
          <table:table-cell office:value-type="float" office:value="4.74981" calcext:value-type="float">
            <text:p>4.74981</text:p>
          </table:table-cell>
          <table:table-cell office:value-type="float" office:value="3.61634" calcext:value-type="float">
            <text:p>3.61634</text:p>
          </table:table-cell>
          <table:table-cell office:value-type="float" office:value="-0.366953" calcext:value-type="float">
            <text:p>-0.366953</text:p>
          </table:table-cell>
          <table:table-cell office:value-type="float" office:value="0.0728045" calcext:value-type="float">
            <text:p>0.0728045</text:p>
          </table:table-cell>
          <table:table-cell office:value-type="float" office:value="0.0824048" calcext:value-type="float">
            <text:p>0.0824048</text:p>
          </table:table-cell>
          <table:table-cell office:value-type="float" office:value="0.343693" calcext:value-type="float">
            <text:p>0.343693</text:p>
          </table:table-cell>
          <table:table-cell office:value-type="float" office:value="0.28556" calcext:value-type="float">
            <text:p>0.28556</text:p>
          </table:table-cell>
          <table:table-cell office:value-type="float" office:value="1.57713" calcext:value-type="float">
            <text:p>1.577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0103" calcext:value-type="float">
            <text:p>-13.0103</text:p>
          </table:table-cell>
          <table:table-cell office:value-type="float" office:value="-8.58213" calcext:value-type="float">
            <text:p>-8.58213</text:p>
          </table:table-cell>
          <table:table-cell office:value-type="float" office:value="4.82596" calcext:value-type="float">
            <text:p>4.82596</text:p>
          </table:table-cell>
          <table:table-cell office:value-type="float" office:value="3.57446" calcext:value-type="float">
            <text:p>3.57446</text:p>
          </table:table-cell>
          <table:table-cell office:value-type="float" office:value="-0.393202" calcext:value-type="float">
            <text:p>-0.393202</text:p>
          </table:table-cell>
          <table:table-cell office:value-type="float" office:value="0.0731367" calcext:value-type="float">
            <text:p>0.0731367</text:p>
          </table:table-cell>
          <table:table-cell office:value-type="float" office:value="0.0823176" calcext:value-type="float">
            <text:p>0.0823176</text:p>
          </table:table-cell>
          <table:table-cell office:value-type="float" office:value="0.343226" calcext:value-type="float">
            <text:p>0.343226</text:p>
          </table:table-cell>
          <table:table-cell office:value-type="float" office:value="0.285127" calcext:value-type="float">
            <text:p>0.285127</text:p>
          </table:table-cell>
          <table:table-cell office:value-type="float" office:value="4.49632" calcext:value-type="float">
            <text:p>4.496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2613" calcext:value-type="float">
            <text:p>-13.2613</text:p>
          </table:table-cell>
          <table:table-cell office:value-type="float" office:value="-8.68422" calcext:value-type="float">
            <text:p>-8.68422</text:p>
          </table:table-cell>
          <table:table-cell office:value-type="float" office:value="4.91959" calcext:value-type="float">
            <text:p>4.91959</text:p>
          </table:table-cell>
          <table:table-cell office:value-type="float" office:value="3.54991" calcext:value-type="float">
            <text:p>3.54991</text:p>
          </table:table-cell>
          <table:table-cell office:value-type="float" office:value="-0.397085" calcext:value-type="float">
            <text:p>-0.397085</text:p>
          </table:table-cell>
          <table:table-cell office:value-type="float" office:value="0.073327" calcext:value-type="float">
            <text:p>0.073327</text:p>
          </table:table-cell>
          <table:table-cell office:value-type="float" office:value="0.0822293" calcext:value-type="float">
            <text:p>0.0822293</text:p>
          </table:table-cell>
          <table:table-cell office:value-type="float" office:value="0.342697" calcext:value-type="float">
            <text:p>0.342697</text:p>
          </table:table-cell>
          <table:table-cell office:value-type="float" office:value="0.284686" calcext:value-type="float">
            <text:p>0.284686</text:p>
          </table:table-cell>
          <table:table-cell office:value-type="float" office:value="2.83544" calcext:value-type="float">
            <text:p>2.835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4831" calcext:value-type="float">
            <text:p>-13.4831</text:p>
          </table:table-cell>
          <table:table-cell office:value-type="float" office:value="-8.73144" calcext:value-type="float">
            <text:p>-8.73144</text:p>
          </table:table-cell>
          <table:table-cell office:value-type="float" office:value="4.88081" calcext:value-type="float">
            <text:p>4.88081</text:p>
          </table:table-cell>
          <table:table-cell office:value-type="float" office:value="3.51188" calcext:value-type="float">
            <text:p>3.51188</text:p>
          </table:table-cell>
          <table:table-cell office:value-type="float" office:value="-0.418585" calcext:value-type="float">
            <text:p>-0.418585</text:p>
          </table:table-cell>
          <table:table-cell office:value-type="float" office:value="0.0735488" calcext:value-type="float">
            <text:p>0.0735488</text:p>
          </table:table-cell>
          <table:table-cell office:value-type="float" office:value="0.0822711" calcext:value-type="float">
            <text:p>0.0822711</text:p>
          </table:table-cell>
          <table:table-cell office:value-type="float" office:value="0.34217" calcext:value-type="float">
            <text:p>0.34217</text:p>
          </table:table-cell>
          <table:table-cell office:value-type="float" office:value="0.284306" calcext:value-type="float">
            <text:p>0.284306</text:p>
          </table:table-cell>
          <table:table-cell office:value-type="float" office:value="1.86499" calcext:value-type="float">
            <text:p>1.864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693" calcext:value-type="float">
            <text:p>-13.693</text:p>
          </table:table-cell>
          <table:table-cell office:value-type="float" office:value="-8.77589" calcext:value-type="float">
            <text:p>-8.77589</text:p>
          </table:table-cell>
          <table:table-cell office:value-type="float" office:value="4.74247" calcext:value-type="float">
            <text:p>4.74247</text:p>
          </table:table-cell>
          <table:table-cell office:value-type="float" office:value="3.47462" calcext:value-type="float">
            <text:p>3.47462</text:p>
          </table:table-cell>
          <table:table-cell office:value-type="float" office:value="-0.441216" calcext:value-type="float">
            <text:p>-0.441216</text:p>
          </table:table-cell>
          <table:table-cell office:value-type="float" office:value="0.0738829" calcext:value-type="float">
            <text:p>0.0738829</text:p>
          </table:table-cell>
          <table:table-cell office:value-type="float" office:value="0.0825187" calcext:value-type="float">
            <text:p>0.0825187</text:p>
          </table:table-cell>
          <table:table-cell office:value-type="float" office:value="0.341722" calcext:value-type="float">
            <text:p>0.341722</text:p>
          </table:table-cell>
          <table:table-cell office:value-type="float" office:value="0.284129" calcext:value-type="float">
            <text:p>0.284129</text:p>
          </table:table-cell>
          <table:table-cell office:value-type="float" office:value="3.64661" calcext:value-type="float">
            <text:p>3.646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922" calcext:value-type="float">
            <text:p>-13.922</text:p>
          </table:table-cell>
          <table:table-cell office:value-type="float" office:value="-8.88413" calcext:value-type="float">
            <text:p>-8.88413</text:p>
          </table:table-cell>
          <table:table-cell office:value-type="float" office:value="4.768" calcext:value-type="float">
            <text:p>4.768</text:p>
          </table:table-cell>
          <table:table-cell office:value-type="float" office:value="3.46534" calcext:value-type="float">
            <text:p>3.46534</text:p>
          </table:table-cell>
          <table:table-cell office:value-type="float" office:value="-0.426167" calcext:value-type="float">
            <text:p>-0.426167</text:p>
          </table:table-cell>
          <table:table-cell office:value-type="float" office:value="0.0742304" calcext:value-type="float">
            <text:p>0.0742304</text:p>
          </table:table-cell>
          <table:table-cell office:value-type="float" office:value="0.0826561" calcext:value-type="float">
            <text:p>0.0826561</text:p>
          </table:table-cell>
          <table:table-cell office:value-type="float" office:value="0.34127" calcext:value-type="float">
            <text:p>0.34127</text:p>
          </table:table-cell>
          <table:table-cell office:value-type="float" office:value="0.283813" calcext:value-type="float">
            <text:p>0.283813</text:p>
          </table:table-cell>
          <table:table-cell office:value-type="float" office:value="0.941427" calcext:value-type="float">
            <text:p>0.9414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1788" calcext:value-type="float">
            <text:p>-14.1788</text:p>
          </table:table-cell>
          <table:table-cell office:value-type="float" office:value="-8.97447" calcext:value-type="float">
            <text:p>-8.97447</text:p>
          </table:table-cell>
          <table:table-cell office:value-type="float" office:value="4.92061" calcext:value-type="float">
            <text:p>4.92061</text:p>
          </table:table-cell>
          <table:table-cell office:value-type="float" office:value="3.44945" calcext:value-type="float">
            <text:p>3.44945</text:p>
          </table:table-cell>
          <table:table-cell office:value-type="float" office:value="-0.415208" calcext:value-type="float">
            <text:p>-0.415208</text:p>
          </table:table-cell>
          <table:table-cell office:value-type="float" office:value="0.0744416" calcext:value-type="float">
            <text:p>0.0744416</text:p>
          </table:table-cell>
          <table:table-cell office:value-type="float" office:value="0.0827517" calcext:value-type="float">
            <text:p>0.0827517</text:p>
          </table:table-cell>
          <table:table-cell office:value-type="float" office:value="0.340746" calcext:value-type="float">
            <text:p>0.340746</text:p>
          </table:table-cell>
          <table:table-cell office:value-type="float" office:value="0.283404" calcext:value-type="float">
            <text:p>0.283404</text:p>
          </table:table-cell>
          <table:table-cell office:value-type="float" office:value="2.91349" calcext:value-type="float">
            <text:p>2.913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049" calcext:value-type="float">
            <text:p>-14.4049</text:p>
          </table:table-cell>
          <table:table-cell office:value-type="float" office:value="-9.08531" calcext:value-type="float">
            <text:p>-9.08531</text:p>
          </table:table-cell>
          <table:table-cell office:value-type="float" office:value="4.92738" calcext:value-type="float">
            <text:p>4.92738</text:p>
          </table:table-cell>
          <table:table-cell office:value-type="float" office:value="3.44679" calcext:value-type="float">
            <text:p>3.44679</text:p>
          </table:table-cell>
          <table:table-cell office:value-type="float" office:value="-0.394333" calcext:value-type="float">
            <text:p>-0.394333</text:p>
          </table:table-cell>
          <table:table-cell office:value-type="float" office:value="0.0746972" calcext:value-type="float">
            <text:p>0.0746972</text:p>
          </table:table-cell>
          <table:table-cell office:value-type="float" office:value="0.0827265" calcext:value-type="float">
            <text:p>0.0827265</text:p>
          </table:table-cell>
          <table:table-cell office:value-type="float" office:value="0.340225" calcext:value-type="float">
            <text:p>0.340225</text:p>
          </table:table-cell>
          <table:table-cell office:value-type="float" office:value="0.282974" calcext:value-type="float">
            <text:p>0.282974</text:p>
          </table:table-cell>
          <table:table-cell office:value-type="float" office:value="0.654428" calcext:value-type="float">
            <text:p>0.6544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6329" calcext:value-type="float">
            <text:p>-14.6329</text:p>
          </table:table-cell>
          <table:table-cell office:value-type="float" office:value="-9.1566" calcext:value-type="float">
            <text:p>-9.1566</text:p>
          </table:table-cell>
          <table:table-cell office:value-type="float" office:value="4.88739" calcext:value-type="float">
            <text:p>4.88739</text:p>
          </table:table-cell>
          <table:table-cell office:value-type="float" office:value="3.42702" calcext:value-type="float">
            <text:p>3.42702</text:p>
          </table:table-cell>
          <table:table-cell office:value-type="float" office:value="-0.395779" calcext:value-type="float">
            <text:p>-0.395779</text:p>
          </table:table-cell>
          <table:table-cell office:value-type="float" office:value="0.0749972" calcext:value-type="float">
            <text:p>0.0749972</text:p>
          </table:table-cell>
          <table:table-cell office:value-type="float" office:value="0.0826981" calcext:value-type="float">
            <text:p>0.0826981</text:p>
          </table:table-cell>
          <table:table-cell office:value-type="float" office:value="0.339716" calcext:value-type="float">
            <text:p>0.339716</text:p>
          </table:table-cell>
          <table:table-cell office:value-type="float" office:value="0.282547" calcext:value-type="float">
            <text:p>0.282547</text:p>
          </table:table-cell>
          <table:table-cell office:value-type="float" office:value="0.319189" calcext:value-type="float">
            <text:p>0.319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214" calcext:value-type="float">
            <text:p>-14.9214</text:p>
          </table:table-cell>
          <table:table-cell office:value-type="float" office:value="-9.1555" calcext:value-type="float">
            <text:p>-9.1555</text:p>
          </table:table-cell>
          <table:table-cell office:value-type="float" office:value="4.93736" calcext:value-type="float">
            <text:p>4.93736</text:p>
          </table:table-cell>
          <table:table-cell office:value-type="float" office:value="3.36852" calcext:value-type="float">
            <text:p>3.36852</text:p>
          </table:table-cell>
          <table:table-cell office:value-type="float" office:value="-0.439672" calcext:value-type="float">
            <text:p>-0.439672</text:p>
          </table:table-cell>
          <table:table-cell office:value-type="float" office:value="0.075053" calcext:value-type="float">
            <text:p>0.075053</text:p>
          </table:table-cell>
          <table:table-cell office:value-type="float" office:value="0.0829244" calcext:value-type="float">
            <text:p>0.0829244</text:p>
          </table:table-cell>
          <table:table-cell office:value-type="float" office:value="0.33921" calcext:value-type="float">
            <text:p>0.33921</text:p>
          </table:table-cell>
          <table:table-cell office:value-type="float" office:value="0.282202" calcext:value-type="float">
            <text:p>0.282202</text:p>
          </table:table-cell>
          <table:table-cell office:value-type="float" office:value="2.10129" calcext:value-type="float">
            <text:p>2.101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1821" calcext:value-type="float">
            <text:p>-15.1821</text:p>
          </table:table-cell>
          <table:table-cell office:value-type="float" office:value="-9.22769" calcext:value-type="float">
            <text:p>-9.22769</text:p>
          </table:table-cell>
          <table:table-cell office:value-type="float" office:value="4.97724" calcext:value-type="float">
            <text:p>4.97724</text:p>
          </table:table-cell>
          <table:table-cell office:value-type="float" office:value="3.35149" calcext:value-type="float">
            <text:p>3.35149</text:p>
          </table:table-cell>
          <table:table-cell office:value-type="float" office:value="-0.433472" calcext:value-type="float">
            <text:p>-0.433472</text:p>
          </table:table-cell>
          <table:table-cell office:value-type="float" office:value="0.0750373" calcext:value-type="float">
            <text:p>0.0750373</text:p>
          </table:table-cell>
          <table:table-cell office:value-type="float" office:value="0.0830856" calcext:value-type="float">
            <text:p>0.0830856</text:p>
          </table:table-cell>
          <table:table-cell office:value-type="float" office:value="0.338727" calcext:value-type="float">
            <text:p>0.338727</text:p>
          </table:table-cell>
          <table:table-cell office:value-type="float" office:value="0.281816" calcext:value-type="float">
            <text:p>0.281816</text:p>
          </table:table-cell>
          <table:table-cell office:value-type="float" office:value="4.49588" calcext:value-type="float">
            <text:p>4.495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4504" calcext:value-type="float">
            <text:p>-15.4504</text:p>
          </table:table-cell>
          <table:table-cell office:value-type="float" office:value="-9.34182" calcext:value-type="float">
            <text:p>-9.34182</text:p>
          </table:table-cell>
          <table:table-cell office:value-type="float" office:value="5.03642" calcext:value-type="float">
            <text:p>5.03642</text:p>
          </table:table-cell>
          <table:table-cell office:value-type="float" office:value="3.35347" calcext:value-type="float">
            <text:p>3.35347</text:p>
          </table:table-cell>
          <table:table-cell office:value-type="float" office:value="-0.405905" calcext:value-type="float">
            <text:p>-0.405905</text:p>
          </table:table-cell>
          <table:table-cell office:value-type="float" office:value="0.0749581" calcext:value-type="float">
            <text:p>0.0749581</text:p>
          </table:table-cell>
          <table:table-cell office:value-type="float" office:value="0.0830361" calcext:value-type="float">
            <text:p>0.0830361</text:p>
          </table:table-cell>
          <table:table-cell office:value-type="float" office:value="0.338278" calcext:value-type="float">
            <text:p>0.338278</text:p>
          </table:table-cell>
          <table:table-cell office:value-type="float" office:value="0.281401" calcext:value-type="float">
            <text:p>0.281401</text:p>
          </table:table-cell>
          <table:table-cell office:value-type="float" office:value="5.26504" calcext:value-type="float">
            <text:p>5.265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6896" calcext:value-type="float">
            <text:p>-15.6896</text:p>
          </table:table-cell>
          <table:table-cell office:value-type="float" office:value="-9.37336" calcext:value-type="float">
            <text:p>-9.37336</text:p>
          </table:table-cell>
          <table:table-cell office:value-type="float" office:value="4.93692" calcext:value-type="float">
            <text:p>4.93692</text:p>
          </table:table-cell>
          <table:table-cell office:value-type="float" office:value="3.32114" calcext:value-type="float">
            <text:p>3.32114</text:p>
          </table:table-cell>
          <table:table-cell office:value-type="float" office:value="-0.425012" calcext:value-type="float">
            <text:p>-0.425012</text:p>
          </table:table-cell>
          <table:table-cell office:value-type="float" office:value="0.074882" calcext:value-type="float">
            <text:p>0.074882</text:p>
          </table:table-cell>
          <table:table-cell office:value-type="float" office:value="0.0830299" calcext:value-type="float">
            <text:p>0.0830299</text:p>
          </table:table-cell>
          <table:table-cell office:value-type="float" office:value="0.337774" calcext:value-type="float">
            <text:p>0.337774</text:p>
          </table:table-cell>
          <table:table-cell office:value-type="float" office:value="0.280979" calcext:value-type="float">
            <text:p>0.280979</text:p>
          </table:table-cell>
          <table:table-cell office:value-type="float" office:value="2.1191" calcext:value-type="float">
            <text:p>2.11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9481" calcext:value-type="float">
            <text:p>-15.9481</text:p>
          </table:table-cell>
          <table:table-cell office:value-type="float" office:value="-9.45648" calcext:value-type="float">
            <text:p>-9.45648</text:p>
          </table:table-cell>
          <table:table-cell office:value-type="float" office:value="4.97173" calcext:value-type="float">
            <text:p>4.97173</text:p>
          </table:table-cell>
          <table:table-cell office:value-type="float" office:value="3.31547" calcext:value-type="float">
            <text:p>3.31547</text:p>
          </table:table-cell>
          <table:table-cell office:value-type="float" office:value="-0.406972" calcext:value-type="float">
            <text:p>-0.406972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0.0829341" calcext:value-type="float">
            <text:p>0.0829341</text:p>
          </table:table-cell>
          <table:table-cell office:value-type="float" office:value="0.337282" calcext:value-type="float">
            <text:p>0.337282</text:p>
          </table:table-cell>
          <table:table-cell office:value-type="float" office:value="0.280587" calcext:value-type="float">
            <text:p>0.280587</text:p>
          </table:table-cell>
          <table:table-cell office:value-type="float" office:value="2.09884" calcext:value-type="float">
            <text:p>2.098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197" calcext:value-type="float">
            <text:p>-16.197</text:p>
          </table:table-cell>
          <table:table-cell office:value-type="float" office:value="-9.46856" calcext:value-type="float">
            <text:p>-9.46856</text:p>
          </table:table-cell>
          <table:table-cell office:value-type="float" office:value="4.928" calcext:value-type="float">
            <text:p>4.928</text:p>
          </table:table-cell>
          <table:table-cell office:value-type="float" office:value="3.27947" calcext:value-type="float">
            <text:p>3.27947</text:p>
          </table:table-cell>
          <table:table-cell office:value-type="float" office:value="-0.427866" calcext:value-type="float">
            <text:p>-0.427866</text:p>
          </table:table-cell>
          <table:table-cell office:value-type="float" office:value="0.0746785" calcext:value-type="float">
            <text:p>0.0746785</text:p>
          </table:table-cell>
          <table:table-cell office:value-type="float" office:value="0.0828843" calcext:value-type="float">
            <text:p>0.0828843</text:p>
          </table:table-cell>
          <table:table-cell office:value-type="float" office:value="0.33678" calcext:value-type="float">
            <text:p>0.33678</text:p>
          </table:table-cell>
          <table:table-cell office:value-type="float" office:value="0.280167" calcext:value-type="float">
            <text:p>0.280167</text:p>
          </table:table-cell>
          <table:table-cell office:value-type="float" office:value="2.23551" calcext:value-type="float">
            <text:p>2.235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478" calcext:value-type="float">
            <text:p>-16.4478</text:p>
          </table:table-cell>
          <table:table-cell office:value-type="float" office:value="-9.46252" calcext:value-type="float">
            <text:p>-9.46252</text:p>
          </table:table-cell>
          <table:table-cell office:value-type="float" office:value="4.93116" calcext:value-type="float">
            <text:p>4.93116</text:p>
          </table:table-cell>
          <table:table-cell office:value-type="float" office:value="3.24114" calcext:value-type="float">
            <text:p>3.24114</text:p>
          </table:table-cell>
          <table:table-cell office:value-type="float" office:value="-0.447108" calcext:value-type="float">
            <text:p>-0.447108</text:p>
          </table:table-cell>
          <table:table-cell office:value-type="float" office:value="0.0745697" calcext:value-type="float">
            <text:p>0.0745697</text:p>
          </table:table-cell>
          <table:table-cell office:value-type="float" office:value="0.0829435" calcext:value-type="float">
            <text:p>0.0829435</text:p>
          </table:table-cell>
          <table:table-cell office:value-type="float" office:value="0.336286" calcext:value-type="float">
            <text:p>0.336286</text:p>
          </table:table-cell>
          <table:table-cell office:value-type="float" office:value="0.279769" calcext:value-type="float">
            <text:p>0.279769</text:p>
          </table:table-cell>
          <table:table-cell office:value-type="float" office:value="0.550266" calcext:value-type="float">
            <text:p>0.5502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6606" calcext:value-type="float">
            <text:p>-16.6606</text:p>
          </table:table-cell>
          <table:table-cell office:value-type="float" office:value="-9.46697" calcext:value-type="float">
            <text:p>-9.46697</text:p>
          </table:table-cell>
          <table:table-cell office:value-type="float" office:value="4.84561" calcext:value-type="float">
            <text:p>4.84561</text:p>
          </table:table-cell>
          <table:table-cell office:value-type="float" office:value="3.21288" calcext:value-type="float">
            <text:p>3.21288</text:p>
          </table:table-cell>
          <table:table-cell office:value-type="float" office:value="-0.456915" calcext:value-type="float">
            <text:p>-0.456915</text:p>
          </table:table-cell>
          <table:table-cell office:value-type="float" office:value="0.074494" calcext:value-type="float">
            <text:p>0.074494</text:p>
          </table:table-cell>
          <table:table-cell office:value-type="float" office:value="0.0830826" calcext:value-type="float">
            <text:p>0.0830826</text:p>
          </table:table-cell>
          <table:table-cell office:value-type="float" office:value="0.335791" calcext:value-type="float">
            <text:p>0.335791</text:p>
          </table:table-cell>
          <table:table-cell office:value-type="float" office:value="0.279395" calcext:value-type="float">
            <text:p>0.279395</text:p>
          </table:table-cell>
          <table:table-cell office:value-type="float" office:value="5.05181" calcext:value-type="float">
            <text:p>5.051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9468" calcext:value-type="float">
            <text:p>-16.9468</text:p>
          </table:table-cell>
          <table:table-cell office:value-type="float" office:value="-9.44977" calcext:value-type="float">
            <text:p>-9.44977</text:p>
          </table:table-cell>
          <table:table-cell office:value-type="float" office:value="4.91237" calcext:value-type="float">
            <text:p>4.91237</text:p>
          </table:table-cell>
          <table:table-cell office:value-type="float" office:value="3.17111" calcext:value-type="float">
            <text:p>3.17111</text:p>
          </table:table-cell>
          <table:table-cell office:value-type="float" office:value="-0.477938" calcext:value-type="float">
            <text:p>-0.477938</text:p>
          </table:table-cell>
          <table:table-cell office:value-type="float" office:value="0.0743834" calcext:value-type="float">
            <text:p>0.0743834</text:p>
          </table:table-cell>
          <table:table-cell office:value-type="float" office:value="0.0833986" calcext:value-type="float">
            <text:p>0.0833986</text:p>
          </table:table-cell>
          <table:table-cell office:value-type="float" office:value="0.335298" calcext:value-type="float">
            <text:p>0.335298</text:p>
          </table:table-cell>
          <table:table-cell office:value-type="float" office:value="0.279135" calcext:value-type="float">
            <text:p>0.279135</text:p>
          </table:table-cell>
          <table:table-cell office:value-type="float" office:value="1.60423" calcext:value-type="float">
            <text:p>1.604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2011" calcext:value-type="float">
            <text:p>-17.2011</text:p>
          </table:table-cell>
          <table:table-cell office:value-type="float" office:value="-9.50694" calcext:value-type="float">
            <text:p>-9.50694</text:p>
          </table:table-cell>
          <table:table-cell office:value-type="float" office:value="4.97139" calcext:value-type="float">
            <text:p>4.97139</text:p>
          </table:table-cell>
          <table:table-cell office:value-type="float" office:value="3.17329" calcext:value-type="float">
            <text:p>3.17329</text:p>
          </table:table-cell>
          <table:table-cell office:value-type="float" office:value="-0.443984" calcext:value-type="float">
            <text:p>-0.443984</text:p>
          </table:table-cell>
          <table:table-cell office:value-type="float" office:value="0.0742756" calcext:value-type="float">
            <text:p>0.0742756</text:p>
          </table:table-cell>
          <table:table-cell office:value-type="float" office:value="0.0835001" calcext:value-type="float">
            <text:p>0.0835001</text:p>
          </table:table-cell>
          <table:table-cell office:value-type="float" office:value="0.33484" calcext:value-type="float">
            <text:p>0.33484</text:p>
          </table:table-cell>
          <table:table-cell office:value-type="float" office:value="0.27873" calcext:value-type="float">
            <text:p>0.27873</text:p>
          </table:table-cell>
          <table:table-cell office:value-type="float" office:value="7.85709" calcext:value-type="float">
            <text:p>7.857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4627" calcext:value-type="float">
            <text:p>-17.4627</text:p>
          </table:table-cell>
          <table:table-cell office:value-type="float" office:value="-9.52357" calcext:value-type="float">
            <text:p>-9.52357</text:p>
          </table:table-cell>
          <table:table-cell office:value-type="float" office:value="4.99302" calcext:value-type="float">
            <text:p>4.99302</text:p>
          </table:table-cell>
          <table:table-cell office:value-type="float" office:value="3.15483" calcext:value-type="float">
            <text:p>3.15483</text:p>
          </table:table-cell>
          <table:table-cell office:value-type="float" office:value="-0.439638" calcext:value-type="float">
            <text:p>-0.439638</text:p>
          </table:table-cell>
          <table:table-cell office:value-type="float" office:value="0.0741821" calcext:value-type="float">
            <text:p>0.0741821</text:p>
          </table:table-cell>
          <table:table-cell office:value-type="float" office:value="0.0835636" calcext:value-type="float">
            <text:p>0.0835636</text:p>
          </table:table-cell>
          <table:table-cell office:value-type="float" office:value="0.334406" calcext:value-type="float">
            <text:p>0.334406</text:p>
          </table:table-cell>
          <table:table-cell office:value-type="float" office:value="0.278319" calcext:value-type="float">
            <text:p>0.278319</text:p>
          </table:table-cell>
          <table:table-cell office:value-type="float" office:value="0.492253" calcext:value-type="float">
            <text:p>0.4922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192" calcext:value-type="float">
            <text:p>-17.7192</text:p>
          </table:table-cell>
          <table:table-cell office:value-type="float" office:value="-9.51466" calcext:value-type="float">
            <text:p>-9.51466</text:p>
          </table:table-cell>
          <table:table-cell office:value-type="float" office:value="4.96989" calcext:value-type="float">
            <text:p>4.96989</text:p>
          </table:table-cell>
          <table:table-cell office:value-type="float" office:value="3.12493" calcext:value-type="float">
            <text:p>3.12493</text:p>
          </table:table-cell>
          <table:table-cell office:value-type="float" office:value="-0.452133" calcext:value-type="float">
            <text:p>-0.452133</text:p>
          </table:table-cell>
          <table:table-cell office:value-type="float" office:value="0.0741065" calcext:value-type="float">
            <text:p>0.0741065</text:p>
          </table:table-cell>
          <table:table-cell office:value-type="float" office:value="0.0836634" calcext:value-type="float">
            <text:p>0.0836634</text:p>
          </table:table-cell>
          <table:table-cell office:value-type="float" office:value="0.333955" calcext:value-type="float">
            <text:p>0.333955</text:p>
          </table:table-cell>
          <table:table-cell office:value-type="float" office:value="0.277917" calcext:value-type="float">
            <text:p>0.277917</text:p>
          </table:table-cell>
          <table:table-cell office:value-type="float" office:value="1.67895" calcext:value-type="float">
            <text:p>1.678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45" calcext:value-type="float">
            <text:p>-17.9745</text:p>
          </table:table-cell>
          <table:table-cell office:value-type="float" office:value="-9.48154" calcext:value-type="float">
            <text:p>-9.48154</text:p>
          </table:table-cell>
          <table:table-cell office:value-type="float" office:value="4.98321" calcext:value-type="float">
            <text:p>4.98321</text:p>
          </table:table-cell>
          <table:table-cell office:value-type="float" office:value="3.09046" calcext:value-type="float">
            <text:p>3.09046</text:p>
          </table:table-cell>
          <table:table-cell office:value-type="float" office:value="-0.465445" calcext:value-type="float">
            <text:p>-0.465445</text:p>
          </table:table-cell>
          <table:table-cell office:value-type="float" office:value="0.0740531" calcext:value-type="float">
            <text:p>0.0740531</text:p>
          </table:table-cell>
          <table:table-cell office:value-type="float" office:value="0.0838859" calcext:value-type="float">
            <text:p>0.0838859</text:p>
          </table:table-cell>
          <table:table-cell office:value-type="float" office:value="0.333519" calcext:value-type="float">
            <text:p>0.333519</text:p>
          </table:table-cell>
          <table:table-cell office:value-type="float" office:value="0.277552" calcext:value-type="float">
            <text:p>0.277552</text:p>
          </table:table-cell>
          <table:table-cell office:value-type="float" office:value="0.219593" calcext:value-type="float">
            <text:p>0.2195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155" calcext:value-type="float">
            <text:p>-18.2155</text:p>
          </table:table-cell>
          <table:table-cell office:value-type="float" office:value="-9.44778" calcext:value-type="float">
            <text:p>-9.44778</text:p>
          </table:table-cell>
          <table:table-cell office:value-type="float" office:value="4.93466" calcext:value-type="float">
            <text:p>4.93466</text:p>
          </table:table-cell>
          <table:table-cell office:value-type="float" office:value="3.05578" calcext:value-type="float">
            <text:p>3.05578</text:p>
          </table:table-cell>
          <table:table-cell office:value-type="float" office:value="-0.482988" calcext:value-type="float">
            <text:p>-0.482988</text:p>
          </table:table-cell>
          <table:table-cell office:value-type="float" office:value="0.0739957" calcext:value-type="float">
            <text:p>0.0739957</text:p>
          </table:table-cell>
          <table:table-cell office:value-type="float" office:value="0.0842248" calcext:value-type="float">
            <text:p>0.0842248</text:p>
          </table:table-cell>
          <table:table-cell office:value-type="float" office:value="0.333047" calcext:value-type="float">
            <text:p>0.333047</text:p>
          </table:table-cell>
          <table:table-cell office:value-type="float" office:value="0.277244" calcext:value-type="float">
            <text:p>0.277244</text:p>
          </table:table-cell>
          <table:table-cell office:value-type="float" office:value="0.669451" calcext:value-type="float">
            <text:p>0.6694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131" calcext:value-type="float">
            <text:p>-18.4131</text:p>
          </table:table-cell>
          <table:table-cell office:value-type="float" office:value="-9.49345" calcext:value-type="float">
            <text:p>-9.49345</text:p>
          </table:table-cell>
          <table:table-cell office:value-type="float" office:value="4.84678" calcext:value-type="float">
            <text:p>4.84678</text:p>
          </table:table-cell>
          <table:table-cell office:value-type="float" office:value="3.06479" calcext:value-type="float">
            <text:p>3.06479</text:p>
          </table:table-cell>
          <table:table-cell office:value-type="float" office:value="-0.44611" calcext:value-type="float">
            <text:p>-0.44611</text:p>
          </table:table-cell>
          <table:table-cell office:value-type="float" office:value="0.0738883" calcext:value-type="float">
            <text:p>0.0738883</text:p>
          </table:table-cell>
          <table:table-cell office:value-type="float" office:value="0.0842744" calcext:value-type="float">
            <text:p>0.0842744</text:p>
          </table:table-cell>
          <table:table-cell office:value-type="float" office:value="0.332561" calcext:value-type="float">
            <text:p>0.332561</text:p>
          </table:table-cell>
          <table:table-cell office:value-type="float" office:value="0.276846" calcext:value-type="float">
            <text:p>0.276846</text:p>
          </table:table-cell>
          <table:table-cell office:value-type="float" office:value="2.08732" calcext:value-type="float">
            <text:p>2.087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6494" calcext:value-type="float">
            <text:p>-18.6494</text:p>
          </table:table-cell>
          <table:table-cell office:value-type="float" office:value="-9.48143" calcext:value-type="float">
            <text:p>-9.48143</text:p>
          </table:table-cell>
          <table:table-cell office:value-type="float" office:value="4.87647" calcext:value-type="float">
            <text:p>4.87647</text:p>
          </table:table-cell>
          <table:table-cell office:value-type="float" office:value="3.05084" calcext:value-type="float">
            <text:p>3.05084</text:p>
          </table:table-cell>
          <table:table-cell office:value-type="float" office:value="-0.432113" calcext:value-type="float">
            <text:p>-0.432113</text:p>
          </table:table-cell>
          <table:table-cell office:value-type="float" office:value="0.0737809" calcext:value-type="float">
            <text:p>0.0737809</text:p>
          </table:table-cell>
          <table:table-cell office:value-type="float" office:value="0.0842865" calcext:value-type="float">
            <text:p>0.0842865</text:p>
          </table:table-cell>
          <table:table-cell office:value-type="float" office:value="0.332081" calcext:value-type="float">
            <text:p>0.332081</text:p>
          </table:table-cell>
          <table:table-cell office:value-type="float" office:value="0.276485" calcext:value-type="float">
            <text:p>0.276485</text:p>
          </table:table-cell>
          <table:table-cell office:value-type="float" office:value="1.74367" calcext:value-type="float">
            <text:p>1.743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8991" calcext:value-type="float">
            <text:p>-18.8991</text:p>
          </table:table-cell>
          <table:table-cell office:value-type="float" office:value="-9.47015" calcext:value-type="float">
            <text:p>-9.47015</text:p>
          </table:table-cell>
          <table:table-cell office:value-type="float" office:value="4.8855" calcext:value-type="float">
            <text:p>4.8855</text:p>
          </table:table-cell>
          <table:table-cell office:value-type="float" office:value="3.0348" calcext:value-type="float">
            <text:p>3.0348</text:p>
          </table:table-cell>
          <table:table-cell office:value-type="float" office:value="-0.425846" calcext:value-type="float">
            <text:p>-0.425846</text:p>
          </table:table-cell>
          <table:table-cell office:value-type="float" office:value="0.0736754" calcext:value-type="float">
            <text:p>0.0736754</text:p>
          </table:table-cell>
          <table:table-cell office:value-type="float" office:value="0.0842487" calcext:value-type="float">
            <text:p>0.0842487</text:p>
          </table:table-cell>
          <table:table-cell office:value-type="float" office:value="0.331609" calcext:value-type="float">
            <text:p>0.331609</text:p>
          </table:table-cell>
          <table:table-cell office:value-type="float" office:value="0.276175" calcext:value-type="float">
            <text:p>0.276175</text:p>
          </table:table-cell>
          <table:table-cell office:value-type="float" office:value="0.273323" calcext:value-type="float">
            <text:p>0.2733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129" calcext:value-type="float">
            <text:p>-19.129</text:p>
          </table:table-cell>
          <table:table-cell office:value-type="float" office:value="-9.43285" calcext:value-type="float">
            <text:p>-9.43285</text:p>
          </table:table-cell>
          <table:table-cell office:value-type="float" office:value="4.89496" calcext:value-type="float">
            <text:p>4.89496</text:p>
          </table:table-cell>
          <table:table-cell office:value-type="float" office:value="3.01316" calcext:value-type="float">
            <text:p>3.01316</text:p>
          </table:table-cell>
          <table:table-cell office:value-type="float" office:value="-0.422846" calcext:value-type="float">
            <text:p>-0.422846</text:p>
          </table:table-cell>
          <table:table-cell office:value-type="float" office:value="0.0735689" calcext:value-type="float">
            <text:p>0.0735689</text:p>
          </table:table-cell>
          <table:table-cell office:value-type="float" office:value="0.0842149" calcext:value-type="float">
            <text:p>0.0842149</text:p>
          </table:table-cell>
          <table:table-cell office:value-type="float" office:value="0.331149" calcext:value-type="float">
            <text:p>0.331149</text:p>
          </table:table-cell>
          <table:table-cell office:value-type="float" office:value="0.275891" calcext:value-type="float">
            <text:p>0.275891</text:p>
          </table:table-cell>
          <table:table-cell office:value-type="float" office:value="3.93213" calcext:value-type="float">
            <text:p>3.932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378" calcext:value-type="float">
            <text:p>-19.378</text:p>
          </table:table-cell>
          <table:table-cell office:value-type="float" office:value="-9.31167" calcext:value-type="float">
            <text:p>-9.31167</text:p>
          </table:table-cell>
          <table:table-cell office:value-type="float" office:value="4.93128" calcext:value-type="float">
            <text:p>4.93128</text:p>
          </table:table-cell>
          <table:table-cell office:value-type="float" office:value="2.95406" calcext:value-type="float">
            <text:p>2.95406</text:p>
          </table:table-cell>
          <table:table-cell office:value-type="float" office:value="-0.465284" calcext:value-type="float">
            <text:p>-0.465284</text:p>
          </table:table-cell>
          <table:table-cell office:value-type="float" office:value="0.0734642" calcext:value-type="float">
            <text:p>0.0734642</text:p>
          </table:table-cell>
          <table:table-cell office:value-type="float" office:value="0.0844831" calcext:value-type="float">
            <text:p>0.0844831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275496" calcext:value-type="float">
            <text:p>0.275496</text:p>
          </table:table-cell>
          <table:table-cell office:value-type="float" office:value="3.09911" calcext:value-type="float">
            <text:p>3.099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6092" calcext:value-type="float">
            <text:p>-19.6092</text:p>
          </table:table-cell>
          <table:table-cell office:value-type="float" office:value="-9.23946" calcext:value-type="float">
            <text:p>-9.23946</text:p>
          </table:table-cell>
          <table:table-cell office:value-type="float" office:value="4.88253" calcext:value-type="float">
            <text:p>4.88253</text:p>
          </table:table-cell>
          <table:table-cell office:value-type="float" office:value="2.91565" calcext:value-type="float">
            <text:p>2.91565</text:p>
          </table:table-cell>
          <table:table-cell office:value-type="float" office:value="-0.488402" calcext:value-type="float">
            <text:p>-0.488402</text:p>
          </table:table-cell>
          <table:table-cell office:value-type="float" office:value="0.0733587" calcext:value-type="float">
            <text:p>0.0733587</text:p>
          </table:table-cell>
          <table:table-cell office:value-type="float" office:value="0.0848832" calcext:value-type="float">
            <text:p>0.0848832</text:p>
          </table:table-cell>
          <table:table-cell office:value-type="float" office:value="0.330227" calcext:value-type="float">
            <text:p>0.330227</text:p>
          </table:table-cell>
          <table:table-cell office:value-type="float" office:value="0.275129" calcext:value-type="float">
            <text:p>0.275129</text:p>
          </table:table-cell>
          <table:table-cell office:value-type="float" office:value="1.15168" calcext:value-type="float">
            <text:p>1.15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865" calcext:value-type="float">
            <text:p>-19.865</text:p>
          </table:table-cell>
          <table:table-cell office:value-type="float" office:value="-9.11309" calcext:value-type="float">
            <text:p>-9.11309</text:p>
          </table:table-cell>
          <table:table-cell office:value-type="float" office:value="4.93947" calcext:value-type="float">
            <text:p>4.93947</text:p>
          </table:table-cell>
          <table:table-cell office:value-type="float" office:value="2.86152" calcext:value-type="float">
            <text:p>2.86152</text:p>
          </table:table-cell>
          <table:table-cell office:value-type="float" office:value="-0.521387" calcext:value-type="float">
            <text:p>-0.521387</text:p>
          </table:table-cell>
          <table:table-cell office:value-type="float" office:value="0.0732629" calcext:value-type="float">
            <text:p>0.0732629</text:p>
          </table:table-cell>
          <table:table-cell office:value-type="float" office:value="0.0857916" calcext:value-type="float">
            <text:p>0.0857916</text:p>
          </table:table-cell>
          <table:table-cell office:value-type="float" office:value="0.329761" calcext:value-type="float">
            <text:p>0.329761</text:p>
          </table:table-cell>
          <table:table-cell office:value-type="float" office:value="0.274997" calcext:value-type="float">
            <text:p>0.274997</text:p>
          </table:table-cell>
          <table:table-cell office:value-type="float" office:value="1.44978" calcext:value-type="float">
            <text:p>1.449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1033" calcext:value-type="float">
            <text:p>-20.1033</text:p>
          </table:table-cell>
          <table:table-cell office:value-type="float" office:value="-9.01134" calcext:value-type="float">
            <text:p>-9.01134</text:p>
          </table:table-cell>
          <table:table-cell office:value-type="float" office:value="4.95973" calcext:value-type="float">
            <text:p>4.95973</text:p>
          </table:table-cell>
          <table:table-cell office:value-type="float" office:value="2.82285" calcext:value-type="float">
            <text:p>2.82285</text:p>
          </table:table-cell>
          <table:table-cell office:value-type="float" office:value="-0.534882" calcext:value-type="float">
            <text:p>-0.534882</text:p>
          </table:table-cell>
          <table:table-cell office:value-type="float" office:value="0.0731712" calcext:value-type="float">
            <text:p>0.0731712</text:p>
          </table:table-cell>
          <table:table-cell office:value-type="float" office:value="0.0870531" calcext:value-type="float">
            <text:p>0.0870531</text:p>
          </table:table-cell>
          <table:table-cell office:value-type="float" office:value="0.329296" calcext:value-type="float">
            <text:p>0.329296</text:p>
          </table:table-cell>
          <table:table-cell office:value-type="float" office:value="0.275048" calcext:value-type="float">
            <text:p>0.275048</text:p>
          </table:table-cell>
          <table:table-cell office:value-type="float" office:value="4.98987" calcext:value-type="float">
            <text:p>4.989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2656" calcext:value-type="float">
            <text:p>-20.2656</text:p>
          </table:table-cell>
          <table:table-cell office:value-type="float" office:value="-9.14637" calcext:value-type="float">
            <text:p>-9.14637</text:p>
          </table:table-cell>
          <table:table-cell office:value-type="float" office:value="4.73488" calcext:value-type="float">
            <text:p>4.73488</text:p>
          </table:table-cell>
          <table:table-cell office:value-type="float" office:value="2.88643" calcext:value-type="float">
            <text:p>2.88643</text:p>
          </table:table-cell>
          <table:table-cell office:value-type="float" office:value="-0.435764" calcext:value-type="float">
            <text:p>-0.435764</text:p>
          </table:table-cell>
          <table:table-cell office:value-type="float" office:value="0.0731057" calcext:value-type="float">
            <text:p>0.0731057</text:p>
          </table:table-cell>
          <table:table-cell office:value-type="float" office:value="0.087056" calcext:value-type="float">
            <text:p>0.087056</text:p>
          </table:table-cell>
          <table:table-cell office:value-type="float" office:value="0.328838" calcext:value-type="float">
            <text:p>0.328838</text:p>
          </table:table-cell>
          <table:table-cell office:value-type="float" office:value="0.274839" calcext:value-type="float">
            <text:p>0.274839</text:p>
          </table:table-cell>
          <table:table-cell office:value-type="float" office:value="14.1559" calcext:value-type="float">
            <text:p>14.15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5046" calcext:value-type="float">
            <text:p>-20.5046</text:p>
          </table:table-cell>
          <table:table-cell office:value-type="float" office:value="-9.10541" calcext:value-type="float">
            <text:p>-9.10541</text:p>
          </table:table-cell>
          <table:table-cell office:value-type="float" office:value="4.76403" calcext:value-type="float">
            <text:p>4.76403</text:p>
          </table:table-cell>
          <table:table-cell office:value-type="float" office:value="2.877" calcext:value-type="float">
            <text:p>2.877</text:p>
          </table:table-cell>
          <table:table-cell office:value-type="float" office:value="-0.418507" calcext:value-type="float">
            <text:p>-0.418507</text:p>
          </table:table-cell>
          <table:table-cell office:value-type="float" office:value="0.0730274" calcext:value-type="float">
            <text:p>0.0730274</text:p>
          </table:table-cell>
          <table:table-cell office:value-type="float" office:value="0.0869851" calcext:value-type="float">
            <text:p>0.0869851</text:p>
          </table:table-cell>
          <table:table-cell office:value-type="float" office:value="0.328371" calcext:value-type="float">
            <text:p>0.328371</text:p>
          </table:table-cell>
          <table:table-cell office:value-type="float" office:value="0.274791" calcext:value-type="float">
            <text:p>0.274791</text:p>
          </table:table-cell>
          <table:table-cell office:value-type="float" office:value="1.60379" calcext:value-type="float">
            <text:p>1.603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7279" calcext:value-type="float">
            <text:p>-20.7279</text:p>
          </table:table-cell>
          <table:table-cell office:value-type="float" office:value="-9.00635" calcext:value-type="float">
            <text:p>-9.00635</text:p>
          </table:table-cell>
          <table:table-cell office:value-type="float" office:value="4.77413" calcext:value-type="float">
            <text:p>4.77413</text:p>
          </table:table-cell>
          <table:table-cell office:value-type="float" office:value="2.84139" calcext:value-type="float">
            <text:p>2.84139</text:p>
          </table:table-cell>
          <table:table-cell office:value-type="float" office:value="-0.43473" calcext:value-type="float">
            <text:p>-0.43473</text:p>
          </table:table-cell>
          <table:table-cell office:value-type="float" office:value="0.0729576" calcext:value-type="float">
            <text:p>0.0729576</text:p>
          </table:table-cell>
          <table:table-cell office:value-type="float" office:value="0.0869603" calcext:value-type="float">
            <text:p>0.0869603</text:p>
          </table:table-cell>
          <table:table-cell office:value-type="float" office:value="0.327906" calcext:value-type="float">
            <text:p>0.327906</text:p>
          </table:table-cell>
          <table:table-cell office:value-type="float" office:value="0.274631" calcext:value-type="float">
            <text:p>0.274631</text:p>
          </table:table-cell>
          <table:table-cell office:value-type="float" office:value="0.731912" calcext:value-type="float">
            <text:p>0.7319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9706" calcext:value-type="float">
            <text:p>-20.9706</text:p>
          </table:table-cell>
          <table:table-cell office:value-type="float" office:value="-8.92643" calcext:value-type="float">
            <text:p>-8.92643</text:p>
          </table:table-cell>
          <table:table-cell office:value-type="float" office:value="4.79209" calcext:value-type="float">
            <text:p>4.79209</text:p>
          </table:table-cell>
          <table:table-cell office:value-type="float" office:value="2.81583" calcext:value-type="float">
            <text:p>2.81583</text:p>
          </table:table-cell>
          <table:table-cell office:value-type="float" office:value="-0.440855" calcext:value-type="float">
            <text:p>-0.440855</text:p>
          </table:table-cell>
          <table:table-cell office:value-type="float" office:value="0.0728669" calcext:value-type="float">
            <text:p>0.0728669</text:p>
          </table:table-cell>
          <table:table-cell office:value-type="float" office:value="0.0869252" calcext:value-type="float">
            <text:p>0.0869252</text:p>
          </table:table-cell>
          <table:table-cell office:value-type="float" office:value="0.327449" calcext:value-type="float">
            <text:p>0.327449</text:p>
          </table:table-cell>
          <table:table-cell office:value-type="float" office:value="0.274466" calcext:value-type="float">
            <text:p>0.274466</text:p>
          </table:table-cell>
          <table:table-cell office:value-type="float" office:value="2.52003" calcext:value-type="float">
            <text:p>2.520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1653" calcext:value-type="float">
            <text:p>-21.1653</text:p>
          </table:table-cell>
          <table:table-cell office:value-type="float" office:value="-8.8584" calcext:value-type="float">
            <text:p>-8.8584</text:p>
          </table:table-cell>
          <table:table-cell office:value-type="float" office:value="4.73636" calcext:value-type="float">
            <text:p>4.73636</text:p>
          </table:table-cell>
          <table:table-cell office:value-type="float" office:value="2.79711" calcext:value-type="float">
            <text:p>2.79711</text:p>
          </table:table-cell>
          <table:table-cell office:value-type="float" office:value="-0.437173" calcext:value-type="float">
            <text:p>-0.437173</text:p>
          </table:table-cell>
          <table:table-cell office:value-type="float" office:value="0.0728218" calcext:value-type="float">
            <text:p>0.0728218</text:p>
          </table:table-cell>
          <table:table-cell office:value-type="float" office:value="0.0868457" calcext:value-type="float">
            <text:p>0.0868457</text:p>
          </table:table-cell>
          <table:table-cell office:value-type="float" office:value="0.326988" calcext:value-type="float">
            <text:p>0.326988</text:p>
          </table:table-cell>
          <table:table-cell office:value-type="float" office:value="0.274427" calcext:value-type="float">
            <text:p>0.274427</text:p>
          </table:table-cell>
          <table:table-cell office:value-type="float" office:value="1.14382" calcext:value-type="float">
            <text:p>1.143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3982" calcext:value-type="float">
            <text:p>-21.3982</text:p>
          </table:table-cell>
          <table:table-cell office:value-type="float" office:value="-8.77303" calcext:value-type="float">
            <text:p>-8.77303</text:p>
          </table:table-cell>
          <table:table-cell office:value-type="float" office:value="4.73845" calcext:value-type="float">
            <text:p>4.73845</text:p>
          </table:table-cell>
          <table:table-cell office:value-type="float" office:value="2.77201" calcext:value-type="float">
            <text:p>2.77201</text:p>
          </table:table-cell>
          <table:table-cell office:value-type="float" office:value="-0.443977" calcext:value-type="float">
            <text:p>-0.443977</text:p>
          </table:table-cell>
          <table:table-cell office:value-type="float" office:value="0.0727551" calcext:value-type="float">
            <text:p>0.0727551</text:p>
          </table:table-cell>
          <table:table-cell office:value-type="float" office:value="0.0867507" calcext:value-type="float">
            <text:p>0.0867507</text:p>
          </table:table-cell>
          <table:table-cell office:value-type="float" office:value="0.32653" calcext:value-type="float">
            <text:p>0.32653</text:p>
          </table:table-cell>
          <table:table-cell office:value-type="float" office:value="0.274401" calcext:value-type="float">
            <text:p>0.274401</text:p>
          </table:table-cell>
          <table:table-cell office:value-type="float" office:value="1.96024" calcext:value-type="float">
            <text:p>1.960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5876" calcext:value-type="float">
            <text:p>-21.5876</text:p>
          </table:table-cell>
          <table:table-cell office:value-type="float" office:value="-8.74915" calcext:value-type="float">
            <text:p>-8.74915</text:p>
          </table:table-cell>
          <table:table-cell office:value-type="float" office:value="4.64793" calcext:value-type="float">
            <text:p>4.64793</text:p>
          </table:table-cell>
          <table:table-cell office:value-type="float" office:value="2.77487" calcext:value-type="float">
            <text:p>2.77487</text:p>
          </table:table-cell>
          <table:table-cell office:value-type="float" office:value="-0.416359" calcext:value-type="float">
            <text:p>-0.416359</text:p>
          </table:table-cell>
          <table:table-cell office:value-type="float" office:value="0.0727534" calcext:value-type="float">
            <text:p>0.0727534</text:p>
          </table:table-cell>
          <table:table-cell office:value-type="float" office:value="0.0866512" calcext:value-type="float">
            <text:p>0.0866512</text:p>
          </table:table-cell>
          <table:table-cell office:value-type="float" office:value="0.326072" calcext:value-type="float">
            <text:p>0.326072</text:p>
          </table:table-cell>
          <table:table-cell office:value-type="float" office:value="0.274942" calcext:value-type="float">
            <text:p>0.274942</text:p>
          </table:table-cell>
          <table:table-cell office:value-type="float" office:value="1.45328" calcext:value-type="float">
            <text:p>1.453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7748" calcext:value-type="float">
            <text:p>-21.7748</text:p>
          </table:table-cell>
          <table:table-cell office:value-type="float" office:value="-8.61804" calcext:value-type="float">
            <text:p>-8.61804</text:p>
          </table:table-cell>
          <table:table-cell office:value-type="float" office:value="4.556" calcext:value-type="float">
            <text:p>4.556</text:p>
          </table:table-cell>
          <table:table-cell office:value-type="float" office:value="2.72101" calcext:value-type="float">
            <text:p>2.72101</text:p>
          </table:table-cell>
          <table:table-cell office:value-type="float" office:value="-0.467301" calcext:value-type="float">
            <text:p>-0.467301</text:p>
          </table:table-cell>
          <table:table-cell office:value-type="float" office:value="0.0728462" calcext:value-type="float">
            <text:p>0.0728462</text:p>
          </table:table-cell>
          <table:table-cell office:value-type="float" office:value="0.086533" calcext:value-type="float">
            <text:p>0.086533</text:p>
          </table:table-cell>
          <table:table-cell office:value-type="float" office:value="0.325682" calcext:value-type="float">
            <text:p>0.325682</text:p>
          </table:table-cell>
          <table:table-cell office:value-type="float" office:value="0.27517" calcext:value-type="float">
            <text:p>0.27517</text:p>
          </table:table-cell>
          <table:table-cell office:value-type="float" office:value="6.34033" calcext:value-type="float">
            <text:p>6.34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9784" calcext:value-type="float">
            <text:p>-21.9784</text:p>
          </table:table-cell>
          <table:table-cell office:value-type="float" office:value="-8.53758" calcext:value-type="float">
            <text:p>-8.53758</text:p>
          </table:table-cell>
          <table:table-cell office:value-type="float" office:value="4.54048" calcext:value-type="float">
            <text:p>4.54048</text:p>
          </table:table-cell>
          <table:table-cell office:value-type="float" office:value="2.70372" calcext:value-type="float">
            <text:p>2.70372</text:p>
          </table:table-cell>
          <table:table-cell office:value-type="float" office:value="-0.460628" calcext:value-type="float">
            <text:p>-0.460628</text:p>
          </table:table-cell>
          <table:table-cell office:value-type="float" office:value="0.0729746" calcext:value-type="float">
            <text:p>0.0729746</text:p>
          </table:table-cell>
          <table:table-cell office:value-type="float" office:value="0.0864467" calcext:value-type="float">
            <text:p>0.0864467</text:p>
          </table:table-cell>
          <table:table-cell office:value-type="float" office:value="0.325278" calcext:value-type="float">
            <text:p>0.325278</text:p>
          </table:table-cell>
          <table:table-cell office:value-type="float" office:value="0.275577" calcext:value-type="float">
            <text:p>0.275577</text:p>
          </table:table-cell>
          <table:table-cell office:value-type="float" office:value="0.0715162" calcext:value-type="float">
            <text:p>0.07151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188" calcext:value-type="float">
            <text:p>-22.188</text:p>
          </table:table-cell>
          <table:table-cell office:value-type="float" office:value="-8.43231" calcext:value-type="float">
            <text:p>-8.43231</text:p>
          </table:table-cell>
          <table:table-cell office:value-type="float" office:value="4.58619" calcext:value-type="float">
            <text:p>4.58619</text:p>
          </table:table-cell>
          <table:table-cell office:value-type="float" office:value="2.68389" calcext:value-type="float">
            <text:p>2.68389</text:p>
          </table:table-cell>
          <table:table-cell office:value-type="float" office:value="-0.450457" calcext:value-type="float">
            <text:p>-0.450457</text:p>
          </table:table-cell>
          <table:table-cell office:value-type="float" office:value="0.0731009" calcext:value-type="float">
            <text:p>0.0731009</text:p>
          </table:table-cell>
          <table:table-cell office:value-type="float" office:value="0.086384" calcext:value-type="float">
            <text:p>0.086384</text:p>
          </table:table-cell>
          <table:table-cell office:value-type="float" office:value="0.324833" calcext:value-type="float">
            <text:p>0.324833</text:p>
          </table:table-cell>
          <table:table-cell office:value-type="float" office:value="0.276023" calcext:value-type="float">
            <text:p>0.276023</text:p>
          </table:table-cell>
          <table:table-cell office:value-type="float" office:value="2.08024" calcext:value-type="float">
            <text:p>2.080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4236" calcext:value-type="float">
            <text:p>-22.4236</text:p>
          </table:table-cell>
          <table:table-cell office:value-type="float" office:value="-8.32648" calcext:value-type="float">
            <text:p>-8.32648</text:p>
          </table:table-cell>
          <table:table-cell office:value-type="float" office:value="4.63524" calcext:value-type="float">
            <text:p>4.63524</text:p>
          </table:table-cell>
          <table:table-cell office:value-type="float" office:value="2.66346" calcext:value-type="float">
            <text:p>2.66346</text:p>
          </table:table-cell>
          <table:table-cell office:value-type="float" office:value="-0.448255" calcext:value-type="float">
            <text:p>-0.448255</text:p>
          </table:table-cell>
          <table:table-cell office:value-type="float" office:value="0.0731207" calcext:value-type="float">
            <text:p>0.0731207</text:p>
          </table:table-cell>
          <table:table-cell office:value-type="float" office:value="0.0863626" calcext:value-type="float">
            <text:p>0.0863626</text:p>
          </table:table-cell>
          <table:table-cell office:value-type="float" office:value="0.324387" calcext:value-type="float">
            <text:p>0.324387</text:p>
          </table:table-cell>
          <table:table-cell office:value-type="float" office:value="0.276484" calcext:value-type="float">
            <text:p>0.276484</text:p>
          </table:table-cell>
          <table:table-cell office:value-type="float" office:value="1.39253" calcext:value-type="float">
            <text:p>1.392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6125" calcext:value-type="float">
            <text:p>-22.6125</text:p>
          </table:table-cell>
          <table:table-cell office:value-type="float" office:value="-8.2163" calcext:value-type="float">
            <text:p>-8.2163</text:p>
          </table:table-cell>
          <table:table-cell office:value-type="float" office:value="4.5938" calcext:value-type="float">
            <text:p>4.5938</text:p>
          </table:table-cell>
          <table:table-cell office:value-type="float" office:value="2.63538" calcext:value-type="float">
            <text:p>2.63538</text:p>
          </table:table-cell>
          <table:table-cell office:value-type="float" office:value="-0.458722" calcext:value-type="float">
            <text:p>-0.458722</text:p>
          </table:table-cell>
          <table:table-cell office:value-type="float" office:value="0.0731851" calcext:value-type="float">
            <text:p>0.0731851</text:p>
          </table:table-cell>
          <table:table-cell office:value-type="float" office:value="0.086397" calcext:value-type="float">
            <text:p>0.086397</text:p>
          </table:table-cell>
          <table:table-cell office:value-type="float" office:value="0.323938" calcext:value-type="float">
            <text:p>0.323938</text:p>
          </table:table-cell>
          <table:table-cell office:value-type="float" office:value="0.277" calcext:value-type="float">
            <text:p>0.277</text:p>
          </table:table-cell>
          <table:table-cell office:value-type="float" office:value="0.831734" calcext:value-type="float">
            <text:p>0.8317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8617" calcext:value-type="float">
            <text:p>-22.8617</text:p>
          </table:table-cell>
          <table:table-cell office:value-type="float" office:value="-7.96116" calcext:value-type="float">
            <text:p>-7.96116</text:p>
          </table:table-cell>
          <table:table-cell office:value-type="float" office:value="4.79259" calcext:value-type="float">
            <text:p>4.79259</text:p>
          </table:table-cell>
          <table:table-cell office:value-type="float" office:value="2.56029" calcext:value-type="float">
            <text:p>2.56029</text:p>
          </table:table-cell>
          <table:table-cell office:value-type="float" office:value="-0.515407" calcext:value-type="float">
            <text:p>-0.515407</text:p>
          </table:table-cell>
          <table:table-cell office:value-type="float" office:value="0.0731193" calcext:value-type="float">
            <text:p>0.0731193</text:p>
          </table:table-cell>
          <table:table-cell office:value-type="float" office:value="0.0862855" calcext:value-type="float">
            <text:p>0.0862855</text:p>
          </table:table-cell>
          <table:table-cell office:value-type="float" office:value="0.32351" calcext:value-type="float">
            <text:p>0.32351</text:p>
          </table:table-cell>
          <table:table-cell office:value-type="float" office:value="0.276698" calcext:value-type="float">
            <text:p>0.276698</text:p>
          </table:table-cell>
          <table:table-cell office:value-type="float" office:value="6.48437" calcext:value-type="float">
            <text:p>6.484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0507" calcext:value-type="float">
            <text:p>-23.0507</text:p>
          </table:table-cell>
          <table:table-cell office:value-type="float" office:value="-7.81579" calcext:value-type="float">
            <text:p>-7.81579</text:p>
          </table:table-cell>
          <table:table-cell office:value-type="float" office:value="4.73464" calcext:value-type="float">
            <text:p>4.73464</text:p>
          </table:table-cell>
          <table:table-cell office:value-type="float" office:value="2.51586" calcext:value-type="float">
            <text:p>2.51586</text:p>
          </table:table-cell>
          <table:table-cell office:value-type="float" office:value="-0.551535" calcext:value-type="float">
            <text:p>-0.551535</text:p>
          </table:table-cell>
          <table:table-cell office:value-type="float" office:value="0.0730644" calcext:value-type="float">
            <text:p>0.0730644</text:p>
          </table:table-cell>
          <table:table-cell office:value-type="float" office:value="0.0861782" calcext:value-type="float">
            <text:p>0.0861782</text:p>
          </table:table-cell>
          <table:table-cell office:value-type="float" office:value="0.323068" calcext:value-type="float">
            <text:p>0.323068</text:p>
          </table:table-cell>
          <table:table-cell office:value-type="float" office:value="0.276358" calcext:value-type="float">
            <text:p>0.276358</text:p>
          </table:table-cell>
          <table:table-cell office:value-type="float" office:value="3.66857" calcext:value-type="float">
            <text:p>3.668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2847" calcext:value-type="float">
            <text:p>-23.2847</text:p>
          </table:table-cell>
          <table:table-cell office:value-type="float" office:value="-7.63039" calcext:value-type="float">
            <text:p>-7.63039</text:p>
          </table:table-cell>
          <table:table-cell office:value-type="float" office:value="4.84238" calcext:value-type="float">
            <text:p>4.84238</text:p>
          </table:table-cell>
          <table:table-cell office:value-type="float" office:value="2.47698" calcext:value-type="float">
            <text:p>2.47698</text:p>
          </table:table-cell>
          <table:table-cell office:value-type="float" office:value="-0.563469" calcext:value-type="float">
            <text:p>-0.563469</text:p>
          </table:table-cell>
          <table:table-cell office:value-type="float" office:value="0.072965" calcext:value-type="float">
            <text:p>0.072965</text:p>
          </table:table-cell>
          <table:table-cell office:value-type="float" office:value="0.0861299" calcext:value-type="float">
            <text:p>0.0861299</text:p>
          </table:table-cell>
          <table:table-cell office:value-type="float" office:value="0.322629" calcext:value-type="float">
            <text:p>0.322629</text:p>
          </table:table-cell>
          <table:table-cell office:value-type="float" office:value="0.275981" calcext:value-type="float">
            <text:p>0.275981</text:p>
          </table:table-cell>
          <table:table-cell office:value-type="float" office:value="2.34828" calcext:value-type="float">
            <text:p>2.348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4856" calcext:value-type="float">
            <text:p>-23.4856</text:p>
          </table:table-cell>
          <table:table-cell office:value-type="float" office:value="-7.48711" calcext:value-type="float">
            <text:p>-7.48711</text:p>
          </table:table-cell>
          <table:table-cell office:value-type="float" office:value="4.88804" calcext:value-type="float">
            <text:p>4.88804</text:p>
          </table:table-cell>
          <table:table-cell office:value-type="float" office:value="2.46405" calcext:value-type="float">
            <text:p>2.46405</text:p>
          </table:table-cell>
          <table:table-cell office:value-type="float" office:value="-0.534657" calcext:value-type="float">
            <text:p>-0.534657</text:p>
          </table:table-cell>
          <table:table-cell office:value-type="float" office:value="0.0728663" calcext:value-type="float">
            <text:p>0.0728663</text:p>
          </table:table-cell>
          <table:table-cell office:value-type="float" office:value="0.0860667" calcext:value-type="float">
            <text:p>0.0860667</text:p>
          </table:table-cell>
          <table:table-cell office:value-type="float" office:value="0.32224" calcext:value-type="float">
            <text:p>0.32224</text:p>
          </table:table-cell>
          <table:table-cell office:value-type="float" office:value="0.275604" calcext:value-type="float">
            <text:p>0.275604</text:p>
          </table:table-cell>
          <table:table-cell office:value-type="float" office:value="1.61434" calcext:value-type="float">
            <text:p>1.614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504" calcext:value-type="float">
            <text:p>-23.6504</text:p>
          </table:table-cell>
          <table:table-cell office:value-type="float" office:value="-7.34584" calcext:value-type="float">
            <text:p>-7.34584</text:p>
          </table:table-cell>
          <table:table-cell office:value-type="float" office:value="4.83975" calcext:value-type="float">
            <text:p>4.83975</text:p>
          </table:table-cell>
          <table:table-cell office:value-type="float" office:value="2.43906" calcext:value-type="float">
            <text:p>2.43906</text:p>
          </table:table-cell>
          <table:table-cell office:value-type="float" office:value="-0.533004" calcext:value-type="float">
            <text:p>-0.533004</text:p>
          </table:table-cell>
          <table:table-cell office:value-type="float" office:value="0.072769" calcext:value-type="float">
            <text:p>0.072769</text:p>
          </table:table-cell>
          <table:table-cell office:value-type="float" office:value="0.08598" calcext:value-type="float">
            <text:p>0.08598</text:p>
          </table:table-cell>
          <table:table-cell office:value-type="float" office:value="0.321829" calcext:value-type="float">
            <text:p>0.321829</text:p>
          </table:table-cell>
          <table:table-cell office:value-type="float" office:value="0.275236" calcext:value-type="float">
            <text:p>0.275236</text:p>
          </table:table-cell>
          <table:table-cell office:value-type="float" office:value="0.666625" calcext:value-type="float">
            <text:p>0.6666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8425" calcext:value-type="float">
            <text:p>-23.8425</text:p>
          </table:table-cell>
          <table:table-cell office:value-type="float" office:value="-7.18286" calcext:value-type="float">
            <text:p>-7.18286</text:p>
          </table:table-cell>
          <table:table-cell office:value-type="float" office:value="4.87009" calcext:value-type="float">
            <text:p>4.87009</text:p>
          </table:table-cell>
          <table:table-cell office:value-type="float" office:value="2.41575" calcext:value-type="float">
            <text:p>2.41575</text:p>
          </table:table-cell>
          <table:table-cell office:value-type="float" office:value="-0.52527" calcext:value-type="float">
            <text:p>-0.52527</text:p>
          </table:table-cell>
          <table:table-cell office:value-type="float" office:value="0.0726703" calcext:value-type="float">
            <text:p>0.0726703</text:p>
          </table:table-cell>
          <table:table-cell office:value-type="float" office:value="0.0858967" calcext:value-type="float">
            <text:p>0.0858967</text:p>
          </table:table-cell>
          <table:table-cell office:value-type="float" office:value="0.321452" calcext:value-type="float">
            <text:p>0.321452</text:p>
          </table:table-cell>
          <table:table-cell office:value-type="float" office:value="0.274867" calcext:value-type="float">
            <text:p>0.274867</text:p>
          </table:table-cell>
          <table:table-cell office:value-type="float" office:value="0.882063" calcext:value-type="float">
            <text:p>0.8820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992" calcext:value-type="float">
            <text:p>-23.9992</text:p>
          </table:table-cell>
          <table:table-cell office:value-type="float" office:value="-7.09739" calcext:value-type="float">
            <text:p>-7.09739</text:p>
          </table:table-cell>
          <table:table-cell office:value-type="float" office:value="4.74568" calcext:value-type="float">
            <text:p>4.74568</text:p>
          </table:table-cell>
          <table:table-cell office:value-type="float" office:value="2.41336" calcext:value-type="float">
            <text:p>2.41336</text:p>
          </table:table-cell>
          <table:table-cell office:value-type="float" office:value="-0.500595" calcext:value-type="float">
            <text:p>-0.500595</text:p>
          </table:table-cell>
          <table:table-cell office:value-type="float" office:value="0.0725754" calcext:value-type="float">
            <text:p>0.0725754</text:p>
          </table:table-cell>
          <table:table-cell office:value-type="float" office:value="0.0857986" calcext:value-type="float">
            <text:p>0.0857986</text:p>
          </table:table-cell>
          <table:table-cell office:value-type="float" office:value="0.321067" calcext:value-type="float">
            <text:p>0.321067</text:p>
          </table:table-cell>
          <table:table-cell office:value-type="float" office:value="0.274693" calcext:value-type="float">
            <text:p>0.274693</text:p>
          </table:table-cell>
          <table:table-cell office:value-type="float" office:value="2.00029" calcext:value-type="float">
            <text:p>2.000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1672" calcext:value-type="float">
            <text:p>-24.1672</text:p>
          </table:table-cell>
          <table:table-cell office:value-type="float" office:value="-6.91596" calcext:value-type="float">
            <text:p>-6.91596</text:p>
          </table:table-cell>
          <table:table-cell office:value-type="float" office:value="4.74741" calcext:value-type="float">
            <text:p>4.74741</text:p>
          </table:table-cell>
          <table:table-cell office:value-type="float" office:value="2.37551" calcext:value-type="float">
            <text:p>2.37551</text:p>
          </table:table-cell>
          <table:table-cell office:value-type="float" office:value="-0.519367" calcext:value-type="float">
            <text:p>-0.519367</text:p>
          </table:table-cell>
          <table:table-cell office:value-type="float" office:value="0.0724816" calcext:value-type="float">
            <text:p>0.0724816</text:p>
          </table:table-cell>
          <table:table-cell office:value-type="float" office:value="0.0856908" calcext:value-type="float">
            <text:p>0.0856908</text:p>
          </table:table-cell>
          <table:table-cell office:value-type="float" office:value="0.320662" calcext:value-type="float">
            <text:p>0.320662</text:p>
          </table:table-cell>
          <table:table-cell office:value-type="float" office:value="0.274448" calcext:value-type="float">
            <text:p>0.274448</text:p>
          </table:table-cell>
          <table:table-cell office:value-type="float" office:value="2.01283" calcext:value-type="float">
            <text:p>2.012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3342" calcext:value-type="float">
            <text:p>-24.3342</text:p>
          </table:table-cell>
          <table:table-cell office:value-type="float" office:value="-6.6543" calcext:value-type="float">
            <text:p>-6.6543</text:p>
          </table:table-cell>
          <table:table-cell office:value-type="float" office:value="4.86427" calcext:value-type="float">
            <text:p>4.86427</text:p>
          </table:table-cell>
          <table:table-cell office:value-type="float" office:value="2.31669" calcext:value-type="float">
            <text:p>2.31669</text:p>
          </table:table-cell>
          <table:table-cell office:value-type="float" office:value="-0.553652" calcext:value-type="float">
            <text:p>-0.553652</text:p>
          </table:table-cell>
          <table:table-cell office:value-type="float" office:value="0.0723869" calcext:value-type="float">
            <text:p>0.0723869</text:p>
          </table:table-cell>
          <table:table-cell office:value-type="float" office:value="0.0856396" calcext:value-type="float">
            <text:p>0.0856396</text:p>
          </table:table-cell>
          <table:table-cell office:value-type="float" office:value="0.320244" calcext:value-type="float">
            <text:p>0.320244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3.32535" calcext:value-type="float">
            <text:p>3.325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5011" calcext:value-type="float">
            <text:p>-24.5011</text:p>
          </table:table-cell>
          <table:table-cell office:value-type="float" office:value="-6.47819" calcext:value-type="float">
            <text:p>-6.47819</text:p>
          </table:table-cell>
          <table:table-cell office:value-type="float" office:value="4.84365" calcext:value-type="float">
            <text:p>4.84365</text:p>
          </table:table-cell>
          <table:table-cell office:value-type="float" office:value="2.28464" calcext:value-type="float">
            <text:p>2.28464</text:p>
          </table:table-cell>
          <table:table-cell office:value-type="float" office:value="-0.567428" calcext:value-type="float">
            <text:p>-0.567428</text:p>
          </table:table-cell>
          <table:table-cell office:value-type="float" office:value="0.0722901" calcext:value-type="float">
            <text:p>0.0722901</text:p>
          </table:table-cell>
          <table:table-cell office:value-type="float" office:value="0.0855824" calcext:value-type="float">
            <text:p>0.0855824</text:p>
          </table:table-cell>
          <table:table-cell office:value-type="float" office:value="0.319817" calcext:value-type="float">
            <text:p>0.319817</text:p>
          </table:table-cell>
          <table:table-cell office:value-type="float" office:value="0.273719" calcext:value-type="float">
            <text:p>0.273719</text:p>
          </table:table-cell>
          <table:table-cell office:value-type="float" office:value="3.52428" calcext:value-type="float">
            <text:p>3.524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5944" calcext:value-type="float">
            <text:p>-24.5944</text:p>
          </table:table-cell>
          <table:table-cell office:value-type="float" office:value="-6.34946" calcext:value-type="float">
            <text:p>-6.34946</text:p>
          </table:table-cell>
          <table:table-cell office:value-type="float" office:value="4.691" calcext:value-type="float">
            <text:p>4.691</text:p>
          </table:table-cell>
          <table:table-cell office:value-type="float" office:value="2.26123" calcext:value-type="float">
            <text:p>2.26123</text:p>
          </table:table-cell>
          <table:table-cell office:value-type="float" office:value="-0.562804" calcext:value-type="float">
            <text:p>-0.562804</text:p>
          </table:table-cell>
          <table:table-cell office:value-type="float" office:value="0.0722761" calcext:value-type="float">
            <text:p>0.0722761</text:p>
          </table:table-cell>
          <table:table-cell office:value-type="float" office:value="0.0854682" calcext:value-type="float">
            <text:p>0.0854682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273398" calcext:value-type="float">
            <text:p>0.273398</text:p>
          </table:table-cell>
          <table:table-cell office:value-type="float" office:value="5.21679" calcext:value-type="float">
            <text:p>5.216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7345" calcext:value-type="float">
            <text:p>-24.7345</text:p>
          </table:table-cell>
          <table:table-cell office:value-type="float" office:value="-6.16269" calcext:value-type="float">
            <text:p>-6.16269</text:p>
          </table:table-cell>
          <table:table-cell office:value-type="float" office:value="4.68836" calcext:value-type="float">
            <text:p>4.68836</text:p>
          </table:table-cell>
          <table:table-cell office:value-type="float" office:value="2.2303" calcext:value-type="float">
            <text:p>2.2303</text:p>
          </table:table-cell>
          <table:table-cell office:value-type="float" office:value="-0.565904" calcext:value-type="float">
            <text:p>-0.565904</text:p>
          </table:table-cell>
          <table:table-cell office:value-type="float" office:value="0.0722869" calcext:value-type="float">
            <text:p>0.0722869</text:p>
          </table:table-cell>
          <table:table-cell office:value-type="float" office:value="0.0853542" calcext:value-type="float">
            <text:p>0.0853542</text:p>
          </table:table-cell>
          <table:table-cell office:value-type="float" office:value="0.318991" calcext:value-type="float">
            <text:p>0.318991</text:p>
          </table:table-cell>
          <table:table-cell office:value-type="float" office:value="0.273072" calcext:value-type="float">
            <text:p>0.273072</text:p>
          </table:table-cell>
          <table:table-cell office:value-type="float" office:value="0.312038" calcext:value-type="float">
            <text:p>0.3120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9206" calcext:value-type="float">
            <text:p>-24.9206</text:p>
          </table:table-cell>
          <table:table-cell office:value-type="float" office:value="-5.94989" calcext:value-type="float">
            <text:p>-5.94989</text:p>
          </table:table-cell>
          <table:table-cell office:value-type="float" office:value="4.77753" calcext:value-type="float">
            <text:p>4.77753</text:p>
          </table:table-cell>
          <table:table-cell office:value-type="float" office:value="2.20469" calcext:value-type="float">
            <text:p>2.20469</text:p>
          </table:table-cell>
          <table:table-cell office:value-type="float" office:value="-0.562733" calcext:value-type="float">
            <text:p>-0.562733</text:p>
          </table:table-cell>
          <table:table-cell office:value-type="float" office:value="0.0722123" calcext:value-type="float">
            <text:p>0.0722123</text:p>
          </table:table-cell>
          <table:table-cell office:value-type="float" office:value="0.0852509" calcext:value-type="float">
            <text:p>0.0852509</text:p>
          </table:table-cell>
          <table:table-cell office:value-type="float" office:value="0.318566" calcext:value-type="float">
            <text:p>0.318566</text:p>
          </table:table-cell>
          <table:table-cell office:value-type="float" office:value="0.272711" calcext:value-type="float">
            <text:p>0.272711</text:p>
          </table:table-cell>
          <table:table-cell office:value-type="float" office:value="2.78867" calcext:value-type="float">
            <text:p>2.788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0516" calcext:value-type="float">
            <text:p>-25.0516</text:p>
          </table:table-cell>
          <table:table-cell office:value-type="float" office:value="-5.74452" calcext:value-type="float">
            <text:p>-5.74452</text:p>
          </table:table-cell>
          <table:table-cell office:value-type="float" office:value="4.78929" calcext:value-type="float">
            <text:p>4.78929</text:p>
          </table:table-cell>
          <table:table-cell office:value-type="float" office:value="2.17321" calcext:value-type="float">
            <text:p>2.17321</text:p>
          </table:table-cell>
          <table:table-cell office:value-type="float" office:value="-0.563821" calcext:value-type="float">
            <text:p>-0.563821</text:p>
          </table:table-cell>
          <table:table-cell office:value-type="float" office:value="0.0721494" calcext:value-type="float">
            <text:p>0.0721494</text:p>
          </table:table-cell>
          <table:table-cell office:value-type="float" office:value="0.0851573" calcext:value-type="float">
            <text:p>0.0851573</text:p>
          </table:table-cell>
          <table:table-cell office:value-type="float" office:value="0.318142" calcext:value-type="float">
            <text:p>0.318142</text:p>
          </table:table-cell>
          <table:table-cell office:value-type="float" office:value="0.272348" calcext:value-type="float">
            <text:p>0.272348</text:p>
          </table:table-cell>
          <table:table-cell office:value-type="float" office:value="1.86175" calcext:value-type="float">
            <text:p>1.861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832" calcext:value-type="float">
            <text:p>-25.1832</text:p>
          </table:table-cell>
          <table:table-cell office:value-type="float" office:value="-5.57547" calcext:value-type="float">
            <text:p>-5.57547</text:p>
          </table:table-cell>
          <table:table-cell office:value-type="float" office:value="4.74353" calcext:value-type="float">
            <text:p>4.74353</text:p>
          </table:table-cell>
          <table:table-cell office:value-type="float" office:value="2.15335" calcext:value-type="float">
            <text:p>2.15335</text:p>
          </table:table-cell>
          <table:table-cell office:value-type="float" office:value="-0.55536" calcext:value-type="float">
            <text:p>-0.55536</text:p>
          </table:table-cell>
          <table:table-cell office:value-type="float" office:value="0.0720899" calcext:value-type="float">
            <text:p>0.0720899</text:p>
          </table:table-cell>
          <table:table-cell office:value-type="float" office:value="0.0850447" calcext:value-type="float">
            <text:p>0.0850447</text:p>
          </table:table-cell>
          <table:table-cell office:value-type="float" office:value="0.31772" calcext:value-type="float">
            <text:p>0.31772</text:p>
          </table:table-cell>
          <table:table-cell office:value-type="float" office:value="0.272007" calcext:value-type="float">
            <text:p>0.272007</text:p>
          </table:table-cell>
          <table:table-cell office:value-type="float" office:value="0.30309" calcext:value-type="float">
            <text:p>0.303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3364" calcext:value-type="float">
            <text:p>-25.3364</text:p>
          </table:table-cell>
          <table:table-cell office:value-type="float" office:value="-5.38835" calcext:value-type="float">
            <text:p>-5.38835</text:p>
          </table:table-cell>
          <table:table-cell office:value-type="float" office:value="4.77222" calcext:value-type="float">
            <text:p>4.77222</text:p>
          </table:table-cell>
          <table:table-cell office:value-type="float" office:value="2.14481" calcext:value-type="float">
            <text:p>2.14481</text:p>
          </table:table-cell>
          <table:table-cell office:value-type="float" office:value="-0.5229" calcext:value-type="float">
            <text:p>-0.5229</text:p>
          </table:table-cell>
          <table:table-cell office:value-type="float" office:value="0.0720012" calcext:value-type="float">
            <text:p>0.0720012</text:p>
          </table:table-cell>
          <table:table-cell office:value-type="float" office:value="0.0849339" calcext:value-type="float">
            <text:p>0.0849339</text:p>
          </table:table-cell>
          <table:table-cell office:value-type="float" office:value="0.317331" calcext:value-type="float">
            <text:p>0.317331</text:p>
          </table:table-cell>
          <table:table-cell office:value-type="float" office:value="0.271684" calcext:value-type="float">
            <text:p>0.271684</text:p>
          </table:table-cell>
          <table:table-cell office:value-type="float" office:value="1.30886" calcext:value-type="float">
            <text:p>1.308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4826" calcext:value-type="float">
            <text:p>-25.4826</text:p>
          </table:table-cell>
          <table:table-cell office:value-type="float" office:value="-5.15775" calcext:value-type="float">
            <text:p>-5.15775</text:p>
          </table:table-cell>
          <table:table-cell office:value-type="float" office:value="4.83644" calcext:value-type="float">
            <text:p>4.83644</text:p>
          </table:table-cell>
          <table:table-cell office:value-type="float" office:value="2.11608" calcext:value-type="float">
            <text:p>2.11608</text:p>
          </table:table-cell>
          <table:table-cell office:value-type="float" office:value="-0.525334" calcext:value-type="float">
            <text:p>-0.525334</text:p>
          </table:table-cell>
          <table:table-cell office:value-type="float" office:value="0.0719065" calcext:value-type="float">
            <text:p>0.0719065</text:p>
          </table:table-cell>
          <table:table-cell office:value-type="float" office:value="0.0848246" calcext:value-type="float">
            <text:p>0.0848246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0.27133" calcext:value-type="float">
            <text:p>0.27133</text:p>
          </table:table-cell>
          <table:table-cell office:value-type="float" office:value="0.632706" calcext:value-type="float">
            <text:p>0.632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6131" calcext:value-type="float">
            <text:p>-25.6131</text:p>
          </table:table-cell>
          <table:table-cell office:value-type="float" office:value="-4.98159" calcext:value-type="float">
            <text:p>-4.98159</text:p>
          </table:table-cell>
          <table:table-cell office:value-type="float" office:value="4.81733" calcext:value-type="float">
            <text:p>4.81733</text:p>
          </table:table-cell>
          <table:table-cell office:value-type="float" office:value="2.11152" calcext:value-type="float">
            <text:p>2.11152</text:p>
          </table:table-cell>
          <table:table-cell office:value-type="float" office:value="-0.487469" calcext:value-type="float">
            <text:p>-0.487469</text:p>
          </table:table-cell>
          <table:table-cell office:value-type="float" office:value="0.0718181" calcext:value-type="float">
            <text:p>0.0718181</text:p>
          </table:table-cell>
          <table:table-cell office:value-type="float" office:value="0.0847192" calcext:value-type="float">
            <text:p>0.0847192</text:p>
          </table:table-cell>
          <table:table-cell office:value-type="float" office:value="0.316725" calcext:value-type="float">
            <text:p>0.316725</text:p>
          </table:table-cell>
          <table:table-cell office:value-type="float" office:value="0.271019" calcext:value-type="float">
            <text:p>0.271019</text:p>
          </table:table-cell>
          <table:table-cell office:value-type="float" office:value="6.39707" calcext:value-type="float">
            <text:p>6.397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7251" calcext:value-type="float">
            <text:p>-25.7251</text:p>
          </table:table-cell>
          <table:table-cell office:value-type="float" office:value="-4.81357" calcext:value-type="float">
            <text:p>-4.81357</text:p>
          </table:table-cell>
          <table:table-cell office:value-type="float" office:value="4.74521" calcext:value-type="float">
            <text:p>4.74521</text:p>
          </table:table-cell>
          <table:table-cell office:value-type="float" office:value="2.09468" calcext:value-type="float">
            <text:p>2.09468</text:p>
          </table:table-cell>
          <table:table-cell office:value-type="float" office:value="-0.479876" calcext:value-type="float">
            <text:p>-0.479876</text:p>
          </table:table-cell>
          <table:table-cell office:value-type="float" office:value="0.0717308" calcext:value-type="float">
            <text:p>0.0717308</text:p>
          </table:table-cell>
          <table:table-cell office:value-type="float" office:value="0.0846734" calcext:value-type="float">
            <text:p>0.0846734</text:p>
          </table:table-cell>
          <table:table-cell office:value-type="float" office:value="0.316499" calcext:value-type="float">
            <text:p>0.316499</text:p>
          </table:table-cell>
          <table:table-cell office:value-type="float" office:value="0.270821" calcext:value-type="float">
            <text:p>0.270821</text:p>
          </table:table-cell>
          <table:table-cell office:value-type="float" office:value="0.536977" calcext:value-type="float">
            <text:p>0.5369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8465" calcext:value-type="float">
            <text:p>-25.8465</text:p>
          </table:table-cell>
          <table:table-cell office:value-type="float" office:value="-4.60679" calcext:value-type="float">
            <text:p>-4.60679</text:p>
          </table:table-cell>
          <table:table-cell office:value-type="float" office:value="4.75856" calcext:value-type="float">
            <text:p>4.75856</text:p>
          </table:table-cell>
          <table:table-cell office:value-type="float" office:value="2.07596" calcext:value-type="float">
            <text:p>2.07596</text:p>
          </table:table-cell>
          <table:table-cell office:value-type="float" office:value="-0.469105" calcext:value-type="float">
            <text:p>-0.469105</text:p>
          </table:table-cell>
          <table:table-cell office:value-type="float" office:value="0.0716605" calcext:value-type="float">
            <text:p>0.0716605</text:p>
          </table:table-cell>
          <table:table-cell office:value-type="float" office:value="0.0846475" calcext:value-type="float">
            <text:p>0.0846475</text:p>
          </table:table-cell>
          <table:table-cell office:value-type="float" office:value="0.316367" calcext:value-type="float">
            <text:p>0.316367</text:p>
          </table:table-cell>
          <table:table-cell office:value-type="float" office:value="0.270629" calcext:value-type="float">
            <text:p>0.270629</text:p>
          </table:table-cell>
          <table:table-cell office:value-type="float" office:value="0.24427" calcext:value-type="float">
            <text:p>0.244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605" calcext:value-type="float">
            <text:p>-25.9605</text:p>
          </table:table-cell>
          <table:table-cell office:value-type="float" office:value="-4.35703" calcext:value-type="float">
            <text:p>-4.35703</text:p>
          </table:table-cell>
          <table:table-cell office:value-type="float" office:value="4.82514" calcext:value-type="float">
            <text:p>4.82514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-0.478531" calcext:value-type="float">
            <text:p>-0.478531</text:p>
          </table:table-cell>
          <table:table-cell office:value-type="float" office:value="0.0716141" calcext:value-type="float">
            <text:p>0.0716141</text:p>
          </table:table-cell>
          <table:table-cell office:value-type="float" office:value="0.0845656" calcext:value-type="float">
            <text:p>0.0845656</text:p>
          </table:table-cell>
          <table:table-cell office:value-type="float" office:value="0.316264" calcext:value-type="float">
            <text:p>0.316264</text:p>
          </table:table-cell>
          <table:table-cell office:value-type="float" office:value="0.27033" calcext:value-type="float">
            <text:p>0.27033</text:p>
          </table:table-cell>
          <table:table-cell office:value-type="float" office:value="0.528406" calcext:value-type="float">
            <text:p>0.5284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0703" calcext:value-type="float">
            <text:p>-26.0703</text:p>
          </table:table-cell>
          <table:table-cell office:value-type="float" office:value="-4.13609" calcext:value-type="float">
            <text:p>-4.13609</text:p>
          </table:table-cell>
          <table:table-cell office:value-type="float" office:value="4.80425" calcext:value-type="float">
            <text:p>4.80425</text:p>
          </table:table-cell>
          <table:table-cell office:value-type="float" office:value="2.00202" calcext:value-type="float">
            <text:p>2.00202</text:p>
          </table:table-cell>
          <table:table-cell office:value-type="float" office:value="-0.520548" calcext:value-type="float">
            <text:p>-0.520548</text:p>
          </table:table-cell>
          <table:table-cell office:value-type="float" office:value="0.0716038" calcext:value-type="float">
            <text:p>0.0716038</text:p>
          </table:table-cell>
          <table:table-cell office:value-type="float" office:value="0.0844847" calcext:value-type="float">
            <text:p>0.0844847</text:p>
          </table:table-cell>
          <table:table-cell office:value-type="float" office:value="0.316029" calcext:value-type="float">
            <text:p>0.316029</text:p>
          </table:table-cell>
          <table:table-cell office:value-type="float" office:value="0.270017" calcext:value-type="float">
            <text:p>0.270017</text:p>
          </table:table-cell>
          <table:table-cell office:value-type="float" office:value="11.0452" calcext:value-type="float">
            <text:p>11.04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643" calcext:value-type="float">
            <text:p>-26.1643</text:p>
          </table:table-cell>
          <table:table-cell office:value-type="float" office:value="-3.84342" calcext:value-type="float">
            <text:p>-3.84342</text:p>
          </table:table-cell>
          <table:table-cell office:value-type="float" office:value="4.92295" calcext:value-type="float">
            <text:p>4.92295</text:p>
          </table:table-cell>
          <table:table-cell office:value-type="float" office:value="1.95876" calcext:value-type="float">
            <text:p>1.95876</text:p>
          </table:table-cell>
          <table:table-cell office:value-type="float" office:value="-0.538244" calcext:value-type="float">
            <text:p>-0.538244</text:p>
          </table:table-cell>
          <table:table-cell office:value-type="float" office:value="0.0716118" calcext:value-type="float">
            <text:p>0.0716118</text:p>
          </table:table-cell>
          <table:table-cell office:value-type="float" office:value="0.0843846" calcext:value-type="float">
            <text:p>0.0843846</text:p>
          </table:table-cell>
          <table:table-cell office:value-type="float" office:value="0.315756" calcext:value-type="float">
            <text:p>0.315756</text:p>
          </table:table-cell>
          <table:table-cell office:value-type="float" office:value="0.26968" calcext:value-type="float">
            <text:p>0.26968</text:p>
          </table:table-cell>
          <table:table-cell office:value-type="float" office:value="1.86322" calcext:value-type="float">
            <text:p>1.863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2387" calcext:value-type="float">
            <text:p>-26.2387</text:p>
          </table:table-cell>
          <table:table-cell office:value-type="float" office:value="-3.60492" calcext:value-type="float">
            <text:p>-3.60492</text:p>
          </table:table-cell>
          <table:table-cell office:value-type="float" office:value="4.90627" calcext:value-type="float">
            <text:p>4.90627</text:p>
          </table:table-cell>
          <table:table-cell office:value-type="float" office:value="1.90955" calcext:value-type="float">
            <text:p>1.90955</text:p>
          </table:table-cell>
          <table:table-cell office:value-type="float" office:value="-0.583535" calcext:value-type="float">
            <text:p>-0.583535</text:p>
          </table:table-cell>
          <table:table-cell office:value-type="float" office:value="0.071603" calcext:value-type="float">
            <text:p>0.071603</text:p>
          </table:table-cell>
          <table:table-cell office:value-type="float" office:value="0.0842967" calcext:value-type="float">
            <text:p>0.0842967</text:p>
          </table:table-cell>
          <table:table-cell office:value-type="float" office:value="0.315369" calcext:value-type="float">
            <text:p>0.315369</text:p>
          </table:table-cell>
          <table:table-cell office:value-type="float" office:value="0.26936" calcext:value-type="float">
            <text:p>0.26936</text:p>
          </table:table-cell>
          <table:table-cell office:value-type="float" office:value="3.57193" calcext:value-type="float">
            <text:p>3.571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68" calcext:value-type="float">
            <text:p>-26.268</text:p>
          </table:table-cell>
          <table:table-cell office:value-type="float" office:value="-3.33854" calcext:value-type="float">
            <text:p>-3.33854</text:p>
          </table:table-cell>
          <table:table-cell office:value-type="float" office:value="4.92748" calcext:value-type="float">
            <text:p>4.92748</text:p>
          </table:table-cell>
          <table:table-cell office:value-type="float" office:value="1.85896" calcext:value-type="float">
            <text:p>1.85896</text:p>
          </table:table-cell>
          <table:table-cell office:value-type="float" office:value="-0.605377" calcext:value-type="float">
            <text:p>-0.605377</text:p>
          </table:table-cell>
          <table:table-cell office:value-type="float" office:value="0.0715197" calcext:value-type="float">
            <text:p>0.0715197</text:p>
          </table:table-cell>
          <table:table-cell office:value-type="float" office:value="0.0842746" calcext:value-type="float">
            <text:p>0.0842746</text:p>
          </table:table-cell>
          <table:table-cell office:value-type="float" office:value="0.314965" calcext:value-type="float">
            <text:p>0.314965</text:p>
          </table:table-cell>
          <table:table-cell office:value-type="float" office:value="0.269098" calcext:value-type="float">
            <text:p>0.269098</text:p>
          </table:table-cell>
          <table:table-cell office:value-type="float" office:value="4.34976" calcext:value-type="float">
            <text:p>4.349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178" calcext:value-type="float">
            <text:p>-26.3178</text:p>
          </table:table-cell>
          <table:table-cell office:value-type="float" office:value="-3.09213" calcext:value-type="float">
            <text:p>-3.09213</text:p>
          </table:table-cell>
          <table:table-cell office:value-type="float" office:value="4.92633" calcext:value-type="float">
            <text:p>4.92633</text:p>
          </table:table-cell>
          <table:table-cell office:value-type="float" office:value="1.81396" calcext:value-type="float">
            <text:p>1.81396</text:p>
          </table:table-cell>
          <table:table-cell office:value-type="float" office:value="-0.631867" calcext:value-type="float">
            <text:p>-0.631867</text:p>
          </table:table-cell>
          <table:table-cell office:value-type="float" office:value="0.0714278" calcext:value-type="float">
            <text:p>0.0714278</text:p>
          </table:table-cell>
          <table:table-cell office:value-type="float" office:value="0.0842932" calcext:value-type="float">
            <text:p>0.0842932</text:p>
          </table:table-cell>
          <table:table-cell office:value-type="float" office:value="0.314619" calcext:value-type="float">
            <text:p>0.314619</text:p>
          </table:table-cell>
          <table:table-cell office:value-type="float" office:value="0.268861" calcext:value-type="float">
            <text:p>0.268861</text:p>
          </table:table-cell>
          <table:table-cell office:value-type="float" office:value="0.564143" calcext:value-type="float">
            <text:p>0.5641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415" calcext:value-type="float">
            <text:p>-26.3415</text:p>
          </table:table-cell>
          <table:table-cell office:value-type="float" office:value="-2.86275" calcext:value-type="float">
            <text:p>-2.86275</text:p>
          </table:table-cell>
          <table:table-cell office:value-type="float" office:value="4.88711" calcext:value-type="float">
            <text:p>4.88711</text:p>
          </table:table-cell>
          <table:table-cell office:value-type="float" office:value="1.77422" calcext:value-type="float">
            <text:p>1.77422</text:p>
          </table:table-cell>
          <table:table-cell office:value-type="float" office:value="-0.640446" calcext:value-type="float">
            <text:p>-0.640446</text:p>
          </table:table-cell>
          <table:table-cell office:value-type="float" office:value="0.0713574" calcext:value-type="float">
            <text:p>0.0713574</text:p>
          </table:table-cell>
          <table:table-cell office:value-type="float" office:value="0.0843035" calcext:value-type="float">
            <text:p>0.0843035</text:p>
          </table:table-cell>
          <table:table-cell office:value-type="float" office:value="0.314369" calcext:value-type="float">
            <text:p>0.314369</text:p>
          </table:table-cell>
          <table:table-cell office:value-type="float" office:value="0.268586" calcext:value-type="float">
            <text:p>0.268586</text:p>
          </table:table-cell>
          <table:table-cell office:value-type="float" office:value="1.49995" calcext:value-type="float">
            <text:p>1.499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987" calcext:value-type="float">
            <text:p>-26.3987</text:p>
          </table:table-cell>
          <table:table-cell office:value-type="float" office:value="-2.63694" calcext:value-type="float">
            <text:p>-2.63694</text:p>
          </table:table-cell>
          <table:table-cell office:value-type="float" office:value="4.86971" calcext:value-type="float">
            <text:p>4.86971</text:p>
          </table:table-cell>
          <table:table-cell office:value-type="float" office:value="1.75103" calcext:value-type="float">
            <text:p>1.75103</text:p>
          </table:table-cell>
          <table:table-cell office:value-type="float" office:value="-0.627407" calcext:value-type="float">
            <text:p>-0.627407</text:p>
          </table:table-cell>
          <table:table-cell office:value-type="float" office:value="0.0712857" calcext:value-type="float">
            <text:p>0.0712857</text:p>
          </table:table-cell>
          <table:table-cell office:value-type="float" office:value="0.0842929" calcext:value-type="float">
            <text:p>0.0842929</text:p>
          </table:table-cell>
          <table:table-cell office:value-type="float" office:value="0.314102" calcext:value-type="float">
            <text:p>0.314102</text:p>
          </table:table-cell>
          <table:table-cell office:value-type="float" office:value="0.268284" calcext:value-type="float">
            <text:p>0.268284</text:p>
          </table:table-cell>
          <table:table-cell office:value-type="float" office:value="1.40492" calcext:value-type="float">
            <text:p>1.404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723" calcext:value-type="float">
            <text:p>-26.4723</text:p>
          </table:table-cell>
          <table:table-cell office:value-type="float" office:value="-2.49844" calcext:value-type="float">
            <text:p>-2.49844</text:p>
          </table:table-cell>
          <table:table-cell office:value-type="float" office:value="4.70489" calcext:value-type="float">
            <text:p>4.70489</text:p>
          </table:table-cell>
          <table:table-cell office:value-type="float" office:value="1.74458" calcext:value-type="float">
            <text:p>1.74458</text:p>
          </table:table-cell>
          <table:table-cell office:value-type="float" office:value="-0.603951" calcext:value-type="float">
            <text:p>-0.603951</text:p>
          </table:table-cell>
          <table:table-cell office:value-type="float" office:value="0.071196" calcext:value-type="float">
            <text:p>0.071196</text:p>
          </table:table-cell>
          <table:table-cell office:value-type="float" office:value="0.0841894" calcext:value-type="float">
            <text:p>0.0841894</text:p>
          </table:table-cell>
          <table:table-cell office:value-type="float" office:value="0.313754" calcext:value-type="float">
            <text:p>0.313754</text:p>
          </table:table-cell>
          <table:table-cell office:value-type="float" office:value="0.26798" calcext:value-type="float">
            <text:p>0.26798</text:p>
          </table:table-cell>
          <table:table-cell office:value-type="float" office:value="5.75758" calcext:value-type="float">
            <text:p>5.757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27" calcext:value-type="float">
            <text:p>-26.527</text:p>
          </table:table-cell>
          <table:table-cell office:value-type="float" office:value="-2.26418" calcext:value-type="float">
            <text:p>-2.26418</text:p>
          </table:table-cell>
          <table:table-cell office:value-type="float" office:value="4.72007" calcext:value-type="float">
            <text:p>4.72007</text:p>
          </table:table-cell>
          <table:table-cell office:value-type="float" office:value="1.72656" calcext:value-type="float">
            <text:p>1.72656</text:p>
          </table:table-cell>
          <table:table-cell office:value-type="float" office:value="-0.581726" calcext:value-type="float">
            <text:p>-0.581726</text:p>
          </table:table-cell>
          <table:table-cell office:value-type="float" office:value="0.0711052" calcext:value-type="float">
            <text:p>0.0711052</text:p>
          </table:table-cell>
          <table:table-cell office:value-type="float" office:value="0.0840878" calcext:value-type="float">
            <text:p>0.0840878</text:p>
          </table:table-cell>
          <table:table-cell office:value-type="float" office:value="0.313372" calcext:value-type="float">
            <text:p>0.313372</text:p>
          </table:table-cell>
          <table:table-cell office:value-type="float" office:value="0.267675" calcext:value-type="float">
            <text:p>0.267675</text:p>
          </table:table-cell>
          <table:table-cell office:value-type="float" office:value="0.98766" calcext:value-type="float">
            <text:p>0.987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761" calcext:value-type="float">
            <text:p>-26.5761</text:p>
          </table:table-cell>
          <table:table-cell office:value-type="float" office:value="-2.07313" calcext:value-type="float">
            <text:p>-2.07313</text:p>
          </table:table-cell>
          <table:table-cell office:value-type="float" office:value="4.64962" calcext:value-type="float">
            <text:p>4.64962</text:p>
          </table:table-cell>
          <table:table-cell office:value-type="float" office:value="1.70764" calcext:value-type="float">
            <text:p>1.70764</text:p>
          </table:table-cell>
          <table:table-cell office:value-type="float" office:value="-0.572156" calcext:value-type="float">
            <text:p>-0.572156</text:p>
          </table:table-cell>
          <table:table-cell office:value-type="float" office:value="0.0710185" calcext:value-type="float">
            <text:p>0.0710185</text:p>
          </table:table-cell>
          <table:table-cell office:value-type="float" office:value="0.084048" calcext:value-type="float">
            <text:p>0.084048</text:p>
          </table:table-cell>
          <table:table-cell office:value-type="float" office:value="0.31298" calcext:value-type="float">
            <text:p>0.31298</text:p>
          </table:table-cell>
          <table:table-cell office:value-type="float" office:value="0.267467" calcext:value-type="float">
            <text:p>0.267467</text:p>
          </table:table-cell>
          <table:table-cell office:value-type="float" office:value="1.08613" calcext:value-type="float">
            <text:p>1.086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067" calcext:value-type="float">
            <text:p>-26.6067</text:p>
          </table:table-cell>
          <table:table-cell office:value-type="float" office:value="-1.83877" calcext:value-type="float">
            <text:p>-1.83877</text:p>
          </table:table-cell>
          <table:table-cell office:value-type="float" office:value="4.65928" calcext:value-type="float">
            <text:p>4.65928</text:p>
          </table:table-cell>
          <table:table-cell office:value-type="float" office:value="1.68707" calcext:value-type="float">
            <text:p>1.68707</text:p>
          </table:table-cell>
          <table:table-cell office:value-type="float" office:value="-0.552679" calcext:value-type="float">
            <text:p>-0.552679</text:p>
          </table:table-cell>
          <table:table-cell office:value-type="float" office:value="0.0709321" calcext:value-type="float">
            <text:p>0.0709321</text:p>
          </table:table-cell>
          <table:table-cell office:value-type="float" office:value="0.0840181" calcext:value-type="float">
            <text:p>0.0840181</text:p>
          </table:table-cell>
          <table:table-cell office:value-type="float" office:value="0.312582" calcext:value-type="float">
            <text:p>0.312582</text:p>
          </table:table-cell>
          <table:table-cell office:value-type="float" office:value="0.267254" calcext:value-type="float">
            <text:p>0.267254</text:p>
          </table:table-cell>
          <table:table-cell office:value-type="float" office:value="2.02049" calcext:value-type="float">
            <text:p>2.020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053" calcext:value-type="float">
            <text:p>-26.6053</text:p>
          </table:table-cell>
          <table:table-cell office:value-type="float" office:value="-1.58538" calcext:value-type="float">
            <text:p>-1.58538</text:p>
          </table:table-cell>
          <table:table-cell office:value-type="float" office:value="4.6897" calcext:value-type="float">
            <text:p>4.6897</text:p>
          </table:table-cell>
          <table:table-cell office:value-type="float" office:value="1.64881" calcext:value-type="float">
            <text:p>1.64881</text:p>
          </table:table-cell>
          <table:table-cell office:value-type="float" office:value="-0.56322" calcext:value-type="float">
            <text:p>-0.56322</text:p>
          </table:table-cell>
          <table:table-cell office:value-type="float" office:value="0.0708443" calcext:value-type="float">
            <text:p>0.0708443</text:p>
          </table:table-cell>
          <table:table-cell office:value-type="float" office:value="0.0839622" calcext:value-type="float">
            <text:p>0.0839622</text:p>
          </table:table-cell>
          <table:table-cell office:value-type="float" office:value="0.312197" calcext:value-type="float">
            <text:p>0.312197</text:p>
          </table:table-cell>
          <table:table-cell office:value-type="float" office:value="0.266997" calcext:value-type="float">
            <text:p>0.266997</text:p>
          </table:table-cell>
          <table:table-cell office:value-type="float" office:value="1.1809" calcext:value-type="float">
            <text:p>1.18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026" calcext:value-type="float">
            <text:p>-26.6026</text:p>
          </table:table-cell>
          <table:table-cell office:value-type="float" office:value="-1.3588" calcext:value-type="float">
            <text:p>-1.3588</text:p>
          </table:table-cell>
          <table:table-cell office:value-type="float" office:value="4.67036" calcext:value-type="float">
            <text:p>4.67036</text:p>
          </table:table-cell>
          <table:table-cell office:value-type="float" office:value="1.60767" calcext:value-type="float">
            <text:p>1.60767</text:p>
          </table:table-cell>
          <table:table-cell office:value-type="float" office:value="-0.587527" calcext:value-type="float">
            <text:p>-0.587527</text:p>
          </table:table-cell>
          <table:table-cell office:value-type="float" office:value="0.0707722" calcext:value-type="float">
            <text:p>0.0707722</text:p>
          </table:table-cell>
          <table:table-cell office:value-type="float" office:value="0.0839338" calcext:value-type="float">
            <text:p>0.0839338</text:p>
          </table:table-cell>
          <table:table-cell office:value-type="float" office:value="0.311859" calcext:value-type="float">
            <text:p>0.311859</text:p>
          </table:table-cell>
          <table:table-cell office:value-type="float" office:value="0.266768" calcext:value-type="float">
            <text:p>0.266768</text:p>
          </table:table-cell>
          <table:table-cell office:value-type="float" office:value="1.65512" calcext:value-type="float">
            <text:p>1.655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064" calcext:value-type="float">
            <text:p>-26.6064</text:p>
          </table:table-cell>
          <table:table-cell office:value-type="float" office:value="-1.13078" calcext:value-type="float">
            <text:p>-1.13078</text:p>
          </table:table-cell>
          <table:table-cell office:value-type="float" office:value="4.66" calcext:value-type="float">
            <text:p>4.66</text:p>
          </table:table-cell>
          <table:table-cell office:value-type="float" office:value="1.57821" calcext:value-type="float">
            <text:p>1.57821</text:p>
          </table:table-cell>
          <table:table-cell office:value-type="float" office:value="-0.587716" calcext:value-type="float">
            <text:p>-0.587716</text:p>
          </table:table-cell>
          <table:table-cell office:value-type="float" office:value="0.0707096" calcext:value-type="float">
            <text:p>0.0707096</text:p>
          </table:table-cell>
          <table:table-cell office:value-type="float" office:value="0.0839363" calcext:value-type="float">
            <text:p>0.0839363</text:p>
          </table:table-cell>
          <table:table-cell office:value-type="float" office:value="0.311531" calcext:value-type="float">
            <text:p>0.311531</text:p>
          </table:table-cell>
          <table:table-cell office:value-type="float" office:value="0.266564" calcext:value-type="float">
            <text:p>0.266564</text:p>
          </table:table-cell>
          <table:table-cell office:value-type="float" office:value="0.0115847" calcext:value-type="float">
            <text:p>0.01158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352" calcext:value-type="float">
            <text:p>-26.6352</text:p>
          </table:table-cell>
          <table:table-cell office:value-type="float" office:value="-0.909623" calcext:value-type="float">
            <text:p>-0.909623</text:p>
          </table:table-cell>
          <table:table-cell office:value-type="float" office:value="4.64471" calcext:value-type="float">
            <text:p>4.64471</text:p>
          </table:table-cell>
          <table:table-cell office:value-type="float" office:value="1.56251" calcext:value-type="float">
            <text:p>1.56251</text:p>
          </table:table-cell>
          <table:table-cell office:value-type="float" office:value="-0.57067" calcext:value-type="float">
            <text:p>-0.57067</text:p>
          </table:table-cell>
          <table:table-cell office:value-type="float" office:value="0.0706246" calcext:value-type="float">
            <text:p>0.0706246</text:p>
          </table:table-cell>
          <table:table-cell office:value-type="float" office:value="0.0839965" calcext:value-type="float">
            <text:p>0.0839965</text:p>
          </table:table-cell>
          <table:table-cell office:value-type="float" office:value="0.311161" calcext:value-type="float">
            <text:p>0.311161</text:p>
          </table:table-cell>
          <table:table-cell office:value-type="float" office:value="0.266396" calcext:value-type="float">
            <text:p>0.266396</text:p>
          </table:table-cell>
          <table:table-cell office:value-type="float" office:value="5.11338" calcext:value-type="float">
            <text:p>5.113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467" calcext:value-type="float">
            <text:p>-26.6467</text:p>
          </table:table-cell>
          <table:table-cell office:value-type="float" office:value="-0.652259" calcext:value-type="float">
            <text:p>-0.652259</text:p>
          </table:table-cell>
          <table:table-cell office:value-type="float" office:value="4.69618" calcext:value-type="float">
            <text:p>4.69618</text:p>
          </table:table-cell>
          <table:table-cell office:value-type="float" office:value="1.53873" calcext:value-type="float">
            <text:p>1.53873</text:p>
          </table:table-cell>
          <table:table-cell office:value-type="float" office:value="-0.565314" calcext:value-type="float">
            <text:p>-0.565314</text:p>
          </table:table-cell>
          <table:table-cell office:value-type="float" office:value="0.0705361" calcext:value-type="float">
            <text:p>0.0705361</text:p>
          </table:table-cell>
          <table:table-cell office:value-type="float" office:value="0.0840106" calcext:value-type="float">
            <text:p>0.0840106</text:p>
          </table:table-cell>
          <table:table-cell office:value-type="float" office:value="0.310783" calcext:value-type="float">
            <text:p>0.310783</text:p>
          </table:table-cell>
          <table:table-cell office:value-type="float" office:value="0.266155" calcext:value-type="float">
            <text:p>0.266155</text:p>
          </table:table-cell>
          <table:table-cell office:value-type="float" office:value="0.62369" calcext:value-type="float">
            <text:p>0.623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345" calcext:value-type="float">
            <text:p>-26.6345</text:p>
          </table:table-cell>
          <table:table-cell office:value-type="float" office:value="-0.40977" calcext:value-type="float">
            <text:p>-0.40977</text:p>
          </table:table-cell>
          <table:table-cell office:value-type="float" office:value="4.71617" calcext:value-type="float">
            <text:p>4.71617</text:p>
          </table:table-cell>
          <table:table-cell office:value-type="float" office:value="1.50145" calcext:value-type="float">
            <text:p>1.50145</text:p>
          </table:table-cell>
          <table:table-cell office:value-type="float" office:value="-0.586364" calcext:value-type="float">
            <text:p>-0.586364</text:p>
          </table:table-cell>
          <table:table-cell office:value-type="float" office:value="0.0704486" calcext:value-type="float">
            <text:p>0.0704486</text:p>
          </table:table-cell>
          <table:table-cell office:value-type="float" office:value="0.0840223" calcext:value-type="float">
            <text:p>0.0840223</text:p>
          </table:table-cell>
          <table:table-cell office:value-type="float" office:value="0.31044" calcext:value-type="float">
            <text:p>0.31044</text:p>
          </table:table-cell>
          <table:table-cell office:value-type="float" office:value="0.265899" calcext:value-type="float">
            <text:p>0.265899</text:p>
          </table:table-cell>
          <table:table-cell office:value-type="float" office:value="2.28572" calcext:value-type="float">
            <text:p>2.285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899" calcext:value-type="float">
            <text:p>-26.5899</text:p>
          </table:table-cell>
          <table:table-cell office:value-type="float" office:value="-0.103425" calcext:value-type="float">
            <text:p>-0.103425</text:p>
          </table:table-cell>
          <table:table-cell office:value-type="float" office:value="4.84849" calcext:value-type="float">
            <text:p>4.84849</text:p>
          </table:table-cell>
          <table:table-cell office:value-type="float" office:value="1.46157" calcext:value-type="float">
            <text:p>1.46157</text:p>
          </table:table-cell>
          <table:table-cell office:value-type="float" office:value="-0.59569" calcext:value-type="float">
            <text:p>-0.59569</text:p>
          </table:table-cell>
          <table:table-cell office:value-type="float" office:value="0.0703844" calcext:value-type="float">
            <text:p>0.0703844</text:p>
          </table:table-cell>
          <table:table-cell office:value-type="float" office:value="0.0839259" calcext:value-type="float">
            <text:p>0.0839259</text:p>
          </table:table-cell>
          <table:table-cell office:value-type="float" office:value="0.310185" calcext:value-type="float">
            <text:p>0.310185</text:p>
          </table:table-cell>
          <table:table-cell office:value-type="float" office:value="0.265568" calcext:value-type="float">
            <text:p>0.265568</text:p>
          </table:table-cell>
          <table:table-cell office:value-type="float" office:value="2.66381" calcext:value-type="float">
            <text:p>2.663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703" calcext:value-type="float">
            <text:p>-26.5703</text:p>
          </table:table-cell>
          <table:table-cell office:value-type="float" office:value="0.137806" calcext:value-type="float">
            <text:p>0.137806</text:p>
          </table:table-cell>
          <table:table-cell office:value-type="float" office:value="4.85393" calcext:value-type="float">
            <text:p>4.85393</text:p>
          </table:table-cell>
          <table:table-cell office:value-type="float" office:value="1.43244" calcext:value-type="float">
            <text:p>1.43244</text:p>
          </table:table-cell>
          <table:table-cell office:value-type="float" office:value="-0.599561" calcext:value-type="float">
            <text:p>-0.599561</text:p>
          </table:table-cell>
          <table:table-cell office:value-type="float" office:value="0.0703193" calcext:value-type="float">
            <text:p>0.0703193</text:p>
          </table:table-cell>
          <table:table-cell office:value-type="float" office:value="0.0838297" calcext:value-type="float">
            <text:p>0.0838297</text:p>
          </table:table-cell>
          <table:table-cell office:value-type="float" office:value="0.309954" calcext:value-type="float">
            <text:p>0.309954</text:p>
          </table:table-cell>
          <table:table-cell office:value-type="float" office:value="0.265238" calcext:value-type="float">
            <text:p>0.265238</text:p>
          </table:table-cell>
          <table:table-cell office:value-type="float" office:value="2.75749" calcext:value-type="float">
            <text:p>2.757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466" calcext:value-type="float">
            <text:p>-26.5466</text:p>
          </table:table-cell>
          <table:table-cell office:value-type="float" office:value="0.438264" calcext:value-type="float">
            <text:p>0.438264</text:p>
          </table:table-cell>
          <table:table-cell office:value-type="float" office:value="4.96934" calcext:value-type="float">
            <text:p>4.96934</text:p>
          </table:table-cell>
          <table:table-cell office:value-type="float" office:value="1.40735" calcext:value-type="float">
            <text:p>1.40735</text:p>
          </table:table-cell>
          <table:table-cell office:value-type="float" office:value="-0.593261" calcext:value-type="float">
            <text:p>-0.593261</text:p>
          </table:table-cell>
          <table:table-cell office:value-type="float" office:value="0.0702507" calcext:value-type="float">
            <text:p>0.0702507</text:p>
          </table:table-cell>
          <table:table-cell office:value-type="float" office:value="0.0837449" calcext:value-type="float">
            <text:p>0.0837449</text:p>
          </table:table-cell>
          <table:table-cell office:value-type="float" office:value="0.309746" calcext:value-type="float">
            <text:p>0.309746</text:p>
          </table:table-cell>
          <table:table-cell office:value-type="float" office:value="0.264949" calcext:value-type="float">
            <text:p>0.264949</text:p>
          </table:table-cell>
          <table:table-cell office:value-type="float" office:value="1.49724" calcext:value-type="float">
            <text:p>1.497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34" calcext:value-type="float">
            <text:p>-26.534</text:p>
          </table:table-cell>
          <table:table-cell office:value-type="float" office:value="0.677476" calcext:value-type="float">
            <text:p>0.677476</text:p>
          </table:table-cell>
          <table:table-cell office:value-type="float" office:value="4.94863" calcext:value-type="float">
            <text:p>4.94863</text:p>
          </table:table-cell>
          <table:table-cell office:value-type="float" office:value="1.39754" calcext:value-type="float">
            <text:p>1.39754</text:p>
          </table:table-cell>
          <table:table-cell office:value-type="float" office:value="-0.560285" calcext:value-type="float">
            <text:p>-0.560285</text:p>
          </table:table-cell>
          <table:table-cell office:value-type="float" office:value="0.0701663" calcext:value-type="float">
            <text:p>0.0701663</text:p>
          </table:table-cell>
          <table:table-cell office:value-type="float" office:value="0.0836595" calcext:value-type="float">
            <text:p>0.0836595</text:p>
          </table:table-cell>
          <table:table-cell office:value-type="float" office:value="0.309431" calcext:value-type="float">
            <text:p>0.309431</text:p>
          </table:table-cell>
          <table:table-cell office:value-type="float" office:value="0.264649" calcext:value-type="float">
            <text:p>0.264649</text:p>
          </table:table-cell>
          <table:table-cell office:value-type="float" office:value="1.81344" calcext:value-type="float">
            <text:p>1.813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256" calcext:value-type="float">
            <text:p>-26.5256</text:p>
          </table:table-cell>
          <table:table-cell office:value-type="float" office:value="0.962613" calcext:value-type="float">
            <text:p>0.962613</text:p>
          </table:table-cell>
          <table:table-cell office:value-type="float" office:value="5.02613" calcext:value-type="float">
            <text:p>5.02613</text:p>
          </table:table-cell>
          <table:table-cell office:value-type="float" office:value="1.38379" calcext:value-type="float">
            <text:p>1.38379</text:p>
          </table:table-cell>
          <table:table-cell office:value-type="float" office:value="-0.545083" calcext:value-type="float">
            <text:p>-0.545083</text:p>
          </table:table-cell>
          <table:table-cell office:value-type="float" office:value="0.0700858" calcext:value-type="float">
            <text:p>0.0700858</text:p>
          </table:table-cell>
          <table:table-cell office:value-type="float" office:value="0.0836529" calcext:value-type="float">
            <text:p>0.0836529</text:p>
          </table:table-cell>
          <table:table-cell office:value-type="float" office:value="0.30908" calcext:value-type="float">
            <text:p>0.30908</text:p>
          </table:table-cell>
          <table:table-cell office:value-type="float" office:value="0.26444" calcext:value-type="float">
            <text:p>0.26444</text:p>
          </table:table-cell>
          <table:table-cell office:value-type="float" office:value="2.79657" calcext:value-type="float">
            <text:p>2.796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4874" calcext:value-type="float">
            <text:p>-26.4874</text:p>
          </table:table-cell>
          <table:table-cell office:value-type="float" office:value="1.22688" calcext:value-type="float">
            <text:p>1.22688</text:p>
          </table:table-cell>
          <table:table-cell office:value-type="float" office:value="5.04324" calcext:value-type="float">
            <text:p>5.04324</text:p>
          </table:table-cell>
          <table:table-cell office:value-type="float" office:value="1.37572" calcext:value-type="float">
            <text:p>1.37572</text:p>
          </table:table-cell>
          <table:table-cell office:value-type="float" office:value="-0.503507" calcext:value-type="float">
            <text:p>-0.503507</text:p>
          </table:table-cell>
          <table:table-cell office:value-type="float" office:value="0.0700112" calcext:value-type="float">
            <text:p>0.0700112</text:p>
          </table:table-cell>
          <table:table-cell office:value-type="float" office:value="0.0837177" calcext:value-type="float">
            <text:p>0.0837177</text:p>
          </table:table-cell>
          <table:table-cell office:value-type="float" office:value="0.308699" calcext:value-type="float">
            <text:p>0.308699</text:p>
          </table:table-cell>
          <table:table-cell office:value-type="float" office:value="0.264278" calcext:value-type="float">
            <text:p>0.264278</text:p>
          </table:table-cell>
          <table:table-cell office:value-type="float" office:value="7.11677" calcext:value-type="float">
            <text:p>7.116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299" calcext:value-type="float">
            <text:p>-26.4299</text:p>
          </table:table-cell>
          <table:table-cell office:value-type="float" office:value="1.45799" calcext:value-type="float">
            <text:p>1.45799</text:p>
          </table:table-cell>
          <table:table-cell office:value-type="float" office:value="5.01475" calcext:value-type="float">
            <text:p>5.01475</text:p>
          </table:table-cell>
          <table:table-cell office:value-type="float" office:value="1.34796" calcext:value-type="float">
            <text:p>1.34796</text:p>
          </table:table-cell>
          <table:table-cell office:value-type="float" office:value="-0.506389" calcext:value-type="float">
            <text:p>-0.506389</text:p>
          </table:table-cell>
          <table:table-cell office:value-type="float" office:value="0.069932" calcext:value-type="float">
            <text:p>0.069932</text:p>
          </table:table-cell>
          <table:table-cell office:value-type="float" office:value="0.0837632" calcext:value-type="float">
            <text:p>0.0837632</text:p>
          </table:table-cell>
          <table:table-cell office:value-type="float" office:value="0.308321" calcext:value-type="float">
            <text:p>0.308321</text:p>
          </table:table-cell>
          <table:table-cell office:value-type="float" office:value="0.264063" calcext:value-type="float">
            <text:p>0.264063</text:p>
          </table:table-cell>
          <table:table-cell office:value-type="float" office:value="0.13313" calcext:value-type="float">
            <text:p>0.133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914" calcext:value-type="float">
            <text:p>-26.3914</text:p>
          </table:table-cell>
          <table:table-cell office:value-type="float" office:value="1.67343" calcext:value-type="float">
            <text:p>1.67343</text:p>
          </table:table-cell>
          <table:table-cell office:value-type="float" office:value="4.94917" calcext:value-type="float">
            <text:p>4.94917</text:p>
          </table:table-cell>
          <table:table-cell office:value-type="float" office:value="1.335" calcext:value-type="float">
            <text:p>1.335</text:p>
          </table:table-cell>
          <table:table-cell office:value-type="float" office:value="-0.483885" calcext:value-type="float">
            <text:p>-0.483885</text:p>
          </table:table-cell>
          <table:table-cell office:value-type="float" office:value="0.0698727" calcext:value-type="float">
            <text:p>0.0698727</text:p>
          </table:table-cell>
          <table:table-cell office:value-type="float" office:value="0.0837538" calcext:value-type="float">
            <text:p>0.0837538</text:p>
          </table:table-cell>
          <table:table-cell office:value-type="float" office:value="0.307955" calcext:value-type="float">
            <text:p>0.307955</text:p>
          </table:table-cell>
          <table:table-cell office:value-type="float" office:value="0.263786" calcext:value-type="float">
            <text:p>0.263786</text:p>
          </table:table-cell>
          <table:table-cell office:value-type="float" office:value="8.5807" calcext:value-type="float">
            <text:p>8.58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363" calcext:value-type="float">
            <text:p>-26.3363</text:p>
          </table:table-cell>
          <table:table-cell office:value-type="float" office:value="1.8763" calcext:value-type="float">
            <text:p>1.8763</text:p>
          </table:table-cell>
          <table:table-cell office:value-type="float" office:value="4.87884" calcext:value-type="float">
            <text:p>4.87884</text:p>
          </table:table-cell>
          <table:table-cell office:value-type="float" office:value="1.31049" calcext:value-type="float">
            <text:p>1.31049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0.0698263" calcext:value-type="float">
            <text:p>0.0698263</text:p>
          </table:table-cell>
          <table:table-cell office:value-type="float" office:value="0.0836848" calcext:value-type="float">
            <text:p>0.0836848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263467" calcext:value-type="float">
            <text:p>0.263467</text:p>
          </table:table-cell>
          <table:table-cell office:value-type="float" office:value="0.473131" calcext:value-type="float">
            <text:p>0.4731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2687" calcext:value-type="float">
            <text:p>-26.2687</text:p>
          </table:table-cell>
          <table:table-cell office:value-type="float" office:value="2.10719" calcext:value-type="float">
            <text:p>2.10719</text:p>
          </table:table-cell>
          <table:table-cell office:value-type="float" office:value="4.87514" calcext:value-type="float">
            <text:p>4.87514</text:p>
          </table:table-cell>
          <table:table-cell office:value-type="float" office:value="1.2831" calcext:value-type="float">
            <text:p>1.2831</text:p>
          </table:table-cell>
          <table:table-cell office:value-type="float" office:value="-0.491532" calcext:value-type="float">
            <text:p>-0.491532</text:p>
          </table:table-cell>
          <table:table-cell office:value-type="float" office:value="0.0697832" calcext:value-type="float">
            <text:p>0.0697832</text:p>
          </table:table-cell>
          <table:table-cell office:value-type="float" office:value="0.0836129" calcext:value-type="float">
            <text:p>0.0836129</text:p>
          </table:table-cell>
          <table:table-cell office:value-type="float" office:value="0.307241" calcext:value-type="float">
            <text:p>0.307241</text:p>
          </table:table-cell>
          <table:table-cell office:value-type="float" office:value="0.263148" calcext:value-type="float">
            <text:p>0.263148</text:p>
          </table:table-cell>
          <table:table-cell office:value-type="float" office:value="0.214365" calcext:value-type="float">
            <text:p>0.2143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069" calcext:value-type="float">
            <text:p>-26.2069</text:p>
          </table:table-cell>
          <table:table-cell office:value-type="float" office:value="2.29202" calcext:value-type="float">
            <text:p>2.29202</text:p>
          </table:table-cell>
          <table:table-cell office:value-type="float" office:value="4.78301" calcext:value-type="float">
            <text:p>4.78301</text:p>
          </table:table-cell>
          <table:table-cell office:value-type="float" office:value="1.25833" calcext:value-type="float">
            <text:p>1.25833</text:p>
          </table:table-cell>
          <table:table-cell office:value-type="float" office:value="-0.492603" calcext:value-type="float">
            <text:p>-0.492603</text:p>
          </table:table-cell>
          <table:table-cell office:value-type="float" office:value="0.0697665" calcext:value-type="float">
            <text:p>0.0697665</text:p>
          </table:table-cell>
          <table:table-cell office:value-type="float" office:value="0.0835111" calcext:value-type="float">
            <text:p>0.0835111</text:p>
          </table:table-cell>
          <table:table-cell office:value-type="float" office:value="0.306903" calcext:value-type="float">
            <text:p>0.306903</text:p>
          </table:table-cell>
          <table:table-cell office:value-type="float" office:value="0.262849" calcext:value-type="float">
            <text:p>0.262849</text:p>
          </table:table-cell>
          <table:table-cell office:value-type="float" office:value="0.84192" calcext:value-type="float">
            <text:p>0.841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1445" calcext:value-type="float">
            <text:p>-26.1445</text:p>
          </table:table-cell>
          <table:table-cell office:value-type="float" office:value="2.51625" calcext:value-type="float">
            <text:p>2.51625</text:p>
          </table:table-cell>
          <table:table-cell office:value-type="float" office:value="4.75991" calcext:value-type="float">
            <text:p>4.75991</text:p>
          </table:table-cell>
          <table:table-cell office:value-type="float" office:value="1.24635" calcext:value-type="float">
            <text:p>1.24635</text:p>
          </table:table-cell>
          <table:table-cell office:value-type="float" office:value="-0.467234" calcext:value-type="float">
            <text:p>-0.467234</text:p>
          </table:table-cell>
          <table:table-cell office:value-type="float" office:value="0.0697965" calcext:value-type="float">
            <text:p>0.0697965</text:p>
          </table:table-cell>
          <table:table-cell office:value-type="float" office:value="0.0834104" calcext:value-type="float">
            <text:p>0.0834104</text:p>
          </table:table-cell>
          <table:table-cell office:value-type="float" office:value="0.306634" calcext:value-type="float">
            <text:p>0.306634</text:p>
          </table:table-cell>
          <table:table-cell office:value-type="float" office:value="0.262553" calcext:value-type="float">
            <text:p>0.262553</text:p>
          </table:table-cell>
          <table:table-cell office:value-type="float" office:value="0.868878" calcext:value-type="float">
            <text:p>0.8688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0649" calcext:value-type="float">
            <text:p>-26.0649</text:p>
          </table:table-cell>
          <table:table-cell office:value-type="float" office:value="2.76102" calcext:value-type="float">
            <text:p>2.76102</text:p>
          </table:table-cell>
          <table:table-cell office:value-type="float" office:value="4.79767" calcext:value-type="float">
            <text:p>4.79767</text:p>
          </table:table-cell>
          <table:table-cell office:value-type="float" office:value="1.22447" calcext:value-type="float">
            <text:p>1.22447</text:p>
          </table:table-cell>
          <table:table-cell office:value-type="float" office:value="-0.465371" calcext:value-type="float">
            <text:p>-0.465371</text:p>
          </table:table-cell>
          <table:table-cell office:value-type="float" office:value="0.0698476" calcext:value-type="float">
            <text:p>0.0698476</text:p>
          </table:table-cell>
          <table:table-cell office:value-type="float" office:value="0.0833107" calcext:value-type="float">
            <text:p>0.0833107</text:p>
          </table:table-cell>
          <table:table-cell office:value-type="float" office:value="0.30637" calcext:value-type="float">
            <text:p>0.30637</text:p>
          </table:table-cell>
          <table:table-cell office:value-type="float" office:value="0.262239" calcext:value-type="float">
            <text:p>0.262239</text:p>
          </table:table-cell>
          <table:table-cell office:value-type="float" office:value="0.135354" calcext:value-type="float">
            <text:p>0.1353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9709" calcext:value-type="float">
            <text:p>-25.9709</text:p>
          </table:table-cell>
          <table:table-cell office:value-type="float" office:value="2.98444" calcext:value-type="float">
            <text:p>2.98444</text:p>
          </table:table-cell>
          <table:table-cell office:value-type="float" office:value="4.82089" calcext:value-type="float">
            <text:p>4.82089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-0.499364" calcext:value-type="float">
            <text:p>-0.499364</text:p>
          </table:table-cell>
          <table:table-cell office:value-type="float" office:value="0.0698935" calcext:value-type="float">
            <text:p>0.0698935</text:p>
          </table:table-cell>
          <table:table-cell office:value-type="float" office:value="0.0832108" calcext:value-type="float">
            <text:p>0.0832108</text:p>
          </table:table-cell>
          <table:table-cell office:value-type="float" office:value="0.306035" calcext:value-type="float">
            <text:p>0.306035</text:p>
          </table:table-cell>
          <table:table-cell office:value-type="float" office:value="0.261927" calcext:value-type="float">
            <text:p>0.261927</text:p>
          </table:table-cell>
          <table:table-cell office:value-type="float" office:value="2.78317" calcext:value-type="float">
            <text:p>2.783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8674" calcext:value-type="float">
            <text:p>-25.8674</text:p>
          </table:table-cell>
          <table:table-cell office:value-type="float" office:value="3.27225" calcext:value-type="float">
            <text:p>3.27225</text:p>
          </table:table-cell>
          <table:table-cell office:value-type="float" office:value="4.94539" calcext:value-type="float">
            <text:p>4.94539</text:p>
          </table:table-cell>
          <table:table-cell office:value-type="float" office:value="1.1646" calcext:value-type="float">
            <text:p>1.1646</text:p>
          </table:table-cell>
          <table:table-cell office:value-type="float" office:value="-0.494193" calcext:value-type="float">
            <text:p>-0.494193</text:p>
          </table:table-cell>
          <table:table-cell office:value-type="float" office:value="0.0699235" calcext:value-type="float">
            <text:p>0.0699235</text:p>
          </table:table-cell>
          <table:table-cell office:value-type="float" office:value="0.0831832" calcext:value-type="float">
            <text:p>0.0831832</text:p>
          </table:table-cell>
          <table:table-cell office:value-type="float" office:value="0.305681" calcext:value-type="float">
            <text:p>0.305681</text:p>
          </table:table-cell>
          <table:table-cell office:value-type="float" office:value="0.261645" calcext:value-type="float">
            <text:p>0.261645</text:p>
          </table:table-cell>
          <table:table-cell office:value-type="float" office:value="1.46559" calcext:value-type="float">
            <text:p>1.465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7844" calcext:value-type="float">
            <text:p>-25.7844</text:p>
          </table:table-cell>
          <table:table-cell office:value-type="float" office:value="3.50321" calcext:value-type="float">
            <text:p>3.50321</text:p>
          </table:table-cell>
          <table:table-cell office:value-type="float" office:value="4.94778" calcext:value-type="float">
            <text:p>4.94778</text:p>
          </table:table-cell>
          <table:table-cell office:value-type="float" office:value="1.14586" calcext:value-type="float">
            <text:p>1.14586</text:p>
          </table:table-cell>
          <table:table-cell office:value-type="float" office:value="-0.488789" calcext:value-type="float">
            <text:p>-0.488789</text:p>
          </table:table-cell>
          <table:table-cell office:value-type="float" office:value="0.0700176" calcext:value-type="float">
            <text:p>0.0700176</text:p>
          </table:table-cell>
          <table:table-cell office:value-type="float" office:value="0.0831761" calcext:value-type="float">
            <text:p>0.0831761</text:p>
          </table:table-cell>
          <table:table-cell office:value-type="float" office:value="0.305342" calcext:value-type="float">
            <text:p>0.305342</text:p>
          </table:table-cell>
          <table:table-cell office:value-type="float" office:value="0.261372" calcext:value-type="float">
            <text:p>0.261372</text:p>
          </table:table-cell>
          <table:table-cell office:value-type="float" office:value="2.14797" calcext:value-type="float">
            <text:p>2.147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794" calcext:value-type="float">
            <text:p>-25.6794</text:p>
          </table:table-cell>
          <table:table-cell office:value-type="float" office:value="3.69944" calcext:value-type="float">
            <text:p>3.69944</text:p>
          </table:table-cell>
          <table:table-cell office:value-type="float" office:value="4.89772" calcext:value-type="float">
            <text:p>4.89772</text:p>
          </table:table-cell>
          <table:table-cell office:value-type="float" office:value="1.11771" calcext:value-type="float">
            <text:p>1.11771</text:p>
          </table:table-cell>
          <table:table-cell office:value-type="float" office:value="-0.493117" calcext:value-type="float">
            <text:p>-0.493117</text:p>
          </table:table-cell>
          <table:table-cell office:value-type="float" office:value="0.0701246" calcext:value-type="float">
            <text:p>0.0701246</text:p>
          </table:table-cell>
          <table:table-cell office:value-type="float" office:value="0.0831232" calcext:value-type="float">
            <text:p>0.0831232</text:p>
          </table:table-cell>
          <table:table-cell office:value-type="float" office:value="0.305006" calcext:value-type="float">
            <text:p>0.305006</text:p>
          </table:table-cell>
          <table:table-cell office:value-type="float" office:value="0.261066" calcext:value-type="float">
            <text:p>0.261066</text:p>
          </table:table-cell>
          <table:table-cell office:value-type="float" office:value="0.271065" calcext:value-type="float">
            <text:p>0.2710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5632" calcext:value-type="float">
            <text:p>-25.5632</text:p>
          </table:table-cell>
          <table:table-cell office:value-type="float" office:value="3.90626" calcext:value-type="float">
            <text:p>3.90626</text:p>
          </table:table-cell>
          <table:table-cell office:value-type="float" office:value="4.88368" calcext:value-type="float">
            <text:p>4.88368</text:p>
          </table:table-cell>
          <table:table-cell office:value-type="float" office:value="1.08749" calcext:value-type="float">
            <text:p>1.08749</text:p>
          </table:table-cell>
          <table:table-cell office:value-type="float" office:value="-0.501755" calcext:value-type="float">
            <text:p>-0.501755</text:p>
          </table:table-cell>
          <table:table-cell office:value-type="float" office:value="0.0702236" calcext:value-type="float">
            <text:p>0.0702236</text:p>
          </table:table-cell>
          <table:table-cell office:value-type="float" office:value="0.0830556" calcext:value-type="float">
            <text:p>0.0830556</text:p>
          </table:table-cell>
          <table:table-cell office:value-type="float" office:value="0.304658" calcext:value-type="float">
            <text:p>0.304658</text:p>
          </table:table-cell>
          <table:table-cell office:value-type="float" office:value="0.260754" calcext:value-type="float">
            <text:p>0.260754</text:p>
          </table:table-cell>
          <table:table-cell office:value-type="float" office:value="1.13147" calcext:value-type="float">
            <text:p>1.131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4979" calcext:value-type="float">
            <text:p>-25.4979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4.77845" calcext:value-type="float">
            <text:p>4.77845</text:p>
          </table:table-cell>
          <table:table-cell office:value-type="float" office:value="1.07235" calcext:value-type="float">
            <text:p>1.07235</text:p>
          </table:table-cell>
          <table:table-cell office:value-type="float" office:value="-0.493109" calcext:value-type="float">
            <text:p>-0.493109</text:p>
          </table:table-cell>
          <table:table-cell office:value-type="float" office:value="0.0705617" calcext:value-type="float">
            <text:p>0.0705617</text:p>
          </table:table-cell>
          <table:table-cell office:value-type="float" office:value="0.0829567" calcext:value-type="float">
            <text:p>0.0829567</text:p>
          </table:table-cell>
          <table:table-cell office:value-type="float" office:value="0.30439" calcext:value-type="float">
            <text:p>0.30439</text:p>
          </table:table-cell>
          <table:table-cell office:value-type="float" office:value="0.260461" calcext:value-type="float">
            <text:p>0.260461</text:p>
          </table:table-cell>
          <table:table-cell office:value-type="float" office:value="3.79636" calcext:value-type="float">
            <text:p>3.796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3754" calcext:value-type="float">
            <text:p>-25.3754</text:p>
          </table:table-cell>
          <table:table-cell office:value-type="float" office:value="4.27789" calcext:value-type="float">
            <text:p>4.27789</text:p>
          </table:table-cell>
          <table:table-cell office:value-type="float" office:value="4.76988" calcext:value-type="float">
            <text:p>4.76988</text:p>
          </table:table-cell>
          <table:table-cell office:value-type="float" office:value="1.04338" calcext:value-type="float">
            <text:p>1.04338</text:p>
          </table:table-cell>
          <table:table-cell office:value-type="float" office:value="-0.499341" calcext:value-type="float">
            <text:p>-0.499341</text:p>
          </table:table-cell>
          <table:table-cell office:value-type="float" office:value="0.070907" calcext:value-type="float">
            <text:p>0.070907</text:p>
          </table:table-cell>
          <table:table-cell office:value-type="float" office:value="0.0828586" calcext:value-type="float">
            <text:p>0.0828586</text:p>
          </table:table-cell>
          <table:table-cell office:value-type="float" office:value="0.304104" calcext:value-type="float">
            <text:p>0.304104</text:p>
          </table:table-cell>
          <table:table-cell office:value-type="float" office:value="0.260184" calcext:value-type="float">
            <text:p>0.260184</text:p>
          </table:table-cell>
          <table:table-cell office:value-type="float" office:value="0.590371" calcext:value-type="float">
            <text:p>0.5903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2148" calcext:value-type="float">
            <text:p>-25.2148</text:p>
          </table:table-cell>
          <table:table-cell office:value-type="float" office:value="4.5015" calcext:value-type="float">
            <text:p>4.5015</text:p>
          </table:table-cell>
          <table:table-cell office:value-type="float" office:value="4.82756" calcext:value-type="float">
            <text:p>4.82756</text:p>
          </table:table-cell>
          <table:table-cell office:value-type="float" office:value="1.00957" calcext:value-type="float">
            <text:p>1.00957</text:p>
          </table:table-cell>
          <table:table-cell office:value-type="float" office:value="-0.507486" calcext:value-type="float">
            <text:p>-0.507486</text:p>
          </table:table-cell>
          <table:table-cell office:value-type="float" office:value="0.0710993" calcext:value-type="float">
            <text:p>0.0710993</text:p>
          </table:table-cell>
          <table:table-cell office:value-type="float" office:value="0.082761" calcext:value-type="float">
            <text:p>0.082761</text:p>
          </table:table-cell>
          <table:table-cell office:value-type="float" office:value="0.303763" calcext:value-type="float">
            <text:p>0.303763</text:p>
          </table:table-cell>
          <table:table-cell office:value-type="float" office:value="0.259893" calcext:value-type="float">
            <text:p>0.259893</text:p>
          </table:table-cell>
          <table:table-cell office:value-type="float" office:value="2.04395" calcext:value-type="float">
            <text:p>2.043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0648" calcext:value-type="float">
            <text:p>-25.0648</text:p>
          </table:table-cell>
          <table:table-cell office:value-type="float" office:value="4.6959" calcext:value-type="float">
            <text:p>4.6959</text:p>
          </table:table-cell>
          <table:table-cell office:value-type="float" office:value="4.8042" calcext:value-type="float">
            <text:p>4.8042</text:p>
          </table:table-cell>
          <table:table-cell office:value-type="float" office:value="0.984293" calcext:value-type="float">
            <text:p>0.984293</text:p>
          </table:table-cell>
          <table:table-cell office:value-type="float" office:value="-0.495816" calcext:value-type="float">
            <text:p>-0.495816</text:p>
          </table:table-cell>
          <table:table-cell office:value-type="float" office:value="0.0712275" calcext:value-type="float">
            <text:p>0.0712275</text:p>
          </table:table-cell>
          <table:table-cell office:value-type="float" office:value="0.0826631" calcext:value-type="float">
            <text:p>0.0826631</text:p>
          </table:table-cell>
          <table:table-cell office:value-type="float" office:value="0.303427" calcext:value-type="float">
            <text:p>0.303427</text:p>
          </table:table-cell>
          <table:table-cell office:value-type="float" office:value="0.259623" calcext:value-type="float">
            <text:p>0.259623</text:p>
          </table:table-cell>
          <table:table-cell office:value-type="float" office:value="8.92964" calcext:value-type="float">
            <text:p>8.929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9469" calcext:value-type="float">
            <text:p>-24.9469</text:p>
          </table:table-cell>
          <table:table-cell office:value-type="float" office:value="4.88878" calcext:value-type="float">
            <text:p>4.88878</text:p>
          </table:table-cell>
          <table:table-cell office:value-type="float" office:value="4.78252" calcext:value-type="float">
            <text:p>4.78252</text:p>
          </table:table-cell>
          <table:table-cell office:value-type="float" office:value="0.963839" calcext:value-type="float">
            <text:p>0.963839</text:p>
          </table:table-cell>
          <table:table-cell office:value-type="float" office:value="-0.491759" calcext:value-type="float">
            <text:p>-0.491759</text:p>
          </table:table-cell>
          <table:table-cell office:value-type="float" office:value="0.0714425" calcext:value-type="float">
            <text:p>0.0714425</text:p>
          </table:table-cell>
          <table:table-cell office:value-type="float" office:value="0.0825682" calcext:value-type="float">
            <text:p>0.0825682</text:p>
          </table:table-cell>
          <table:table-cell office:value-type="float" office:value="0.303112" calcext:value-type="float">
            <text:p>0.303112</text:p>
          </table:table-cell>
          <table:table-cell office:value-type="float" office:value="0.259366" calcext:value-type="float">
            <text:p>0.259366</text:p>
          </table:table-cell>
          <table:table-cell office:value-type="float" office:value="0.425654" calcext:value-type="float">
            <text:p>0.4256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7913" calcext:value-type="float">
            <text:p>-24.7913</text:p>
          </table:table-cell>
          <table:table-cell office:value-type="float" office:value="5.07889" calcext:value-type="float">
            <text:p>5.07889</text:p>
          </table:table-cell>
          <table:table-cell office:value-type="float" office:value="4.78484" calcext:value-type="float">
            <text:p>4.78484</text:p>
          </table:table-cell>
          <table:table-cell office:value-type="float" office:value="0.933982" calcext:value-type="float">
            <text:p>0.933982</text:p>
          </table:table-cell>
          <table:table-cell office:value-type="float" office:value="-0.49575" calcext:value-type="float">
            <text:p>-0.49575</text:p>
          </table:table-cell>
          <table:table-cell office:value-type="float" office:value="0.0716062" calcext:value-type="float">
            <text:p>0.0716062</text:p>
          </table:table-cell>
          <table:table-cell office:value-type="float" office:value="0.0824792" calcext:value-type="float">
            <text:p>0.0824792</text:p>
          </table:table-cell>
          <table:table-cell office:value-type="float" office:value="0.30278" calcext:value-type="float">
            <text:p>0.30278</text:p>
          </table:table-cell>
          <table:table-cell office:value-type="float" office:value="0.25913" calcext:value-type="float">
            <text:p>0.25913</text:p>
          </table:table-cell>
          <table:table-cell office:value-type="float" office:value="2.30227" calcext:value-type="float">
            <text:p>2.302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6215" calcext:value-type="float">
            <text:p>-24.6215</text:p>
          </table:table-cell>
          <table:table-cell office:value-type="float" office:value="5.29856" calcext:value-type="float">
            <text:p>5.29856</text:p>
          </table:table-cell>
          <table:table-cell office:value-type="float" office:value="4.85337" calcext:value-type="float">
            <text:p>4.85337</text:p>
          </table:table-cell>
          <table:table-cell office:value-type="float" office:value="0.907644" calcext:value-type="float">
            <text:p>0.907644</text:p>
          </table:table-cell>
          <table:table-cell office:value-type="float" office:value="-0.496161" calcext:value-type="float">
            <text:p>-0.496161</text:p>
          </table:table-cell>
          <table:table-cell office:value-type="float" office:value="0.071691" calcext:value-type="float">
            <text:p>0.071691</text:p>
          </table:table-cell>
          <table:table-cell office:value-type="float" office:value="0.0823821" calcext:value-type="float">
            <text:p>0.0823821</text:p>
          </table:table-cell>
          <table:table-cell office:value-type="float" office:value="0.302428" calcext:value-type="float">
            <text:p>0.302428</text:p>
          </table:table-cell>
          <table:table-cell office:value-type="float" office:value="0.258857" calcext:value-type="float">
            <text:p>0.258857</text:p>
          </table:table-cell>
          <table:table-cell office:value-type="float" office:value="0.946226" calcext:value-type="float">
            <text:p>0.9462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4495" calcext:value-type="float">
            <text:p>-24.4495</text:p>
          </table:table-cell>
          <table:table-cell office:value-type="float" office:value="5.47899" calcext:value-type="float">
            <text:p>5.47899</text:p>
          </table:table-cell>
          <table:table-cell office:value-type="float" office:value="4.88336" calcext:value-type="float">
            <text:p>4.88336</text:p>
          </table:table-cell>
          <table:table-cell office:value-type="float" office:value="0.866537" calcext:value-type="float">
            <text:p>0.866537</text:p>
          </table:table-cell>
          <table:table-cell office:value-type="float" office:value="-0.525416" calcext:value-type="float">
            <text:p>-0.525416</text:p>
          </table:table-cell>
          <table:table-cell office:value-type="float" office:value="0.0717184" calcext:value-type="float">
            <text:p>0.0717184</text:p>
          </table:table-cell>
          <table:table-cell office:value-type="float" office:value="0.0822884" calcext:value-type="float">
            <text:p>0.0822884</text:p>
          </table:table-cell>
          <table:table-cell office:value-type="float" office:value="0.302084" calcext:value-type="float">
            <text:p>0.302084</text:p>
          </table:table-cell>
          <table:table-cell office:value-type="float" office:value="0.258621" calcext:value-type="float">
            <text:p>0.258621</text:p>
          </table:table-cell>
          <table:table-cell office:value-type="float" office:value="0.92692" calcext:value-type="float">
            <text:p>0.926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2626" calcext:value-type="float">
            <text:p>-24.2626</text:p>
          </table:table-cell>
          <table:table-cell office:value-type="float" office:value="5.65244" calcext:value-type="float">
            <text:p>5.65244</text:p>
          </table:table-cell>
          <table:table-cell office:value-type="float" office:value="4.88909" calcext:value-type="float">
            <text:p>4.88909</text:p>
          </table:table-cell>
          <table:table-cell office:value-type="float" office:value="0.830182" calcext:value-type="float">
            <text:p>0.830182</text:p>
          </table:table-cell>
          <table:table-cell office:value-type="float" office:value="-0.535591" calcext:value-type="float">
            <text:p>-0.535591</text:p>
          </table:table-cell>
          <table:table-cell office:value-type="float" office:value="0.0716804" calcext:value-type="float">
            <text:p>0.0716804</text:p>
          </table:table-cell>
          <table:table-cell office:value-type="float" office:value="0.0822063" calcext:value-type="float">
            <text:p>0.0822063</text:p>
          </table:table-cell>
          <table:table-cell office:value-type="float" office:value="0.301772" calcext:value-type="float">
            <text:p>0.301772</text:p>
          </table:table-cell>
          <table:table-cell office:value-type="float" office:value="0.258449" calcext:value-type="float">
            <text:p>0.258449</text:p>
          </table:table-cell>
          <table:table-cell office:value-type="float" office:value="1.2236" calcext:value-type="float">
            <text:p>1.22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0973" calcext:value-type="float">
            <text:p>-24.0973</text:p>
          </table:table-cell>
          <table:table-cell office:value-type="float" office:value="5.81375" calcext:value-type="float">
            <text:p>5.81375</text:p>
          </table:table-cell>
          <table:table-cell office:value-type="float" office:value="4.8804" calcext:value-type="float">
            <text:p>4.8804</text:p>
          </table:table-cell>
          <table:table-cell office:value-type="float" office:value="0.794843" calcext:value-type="float">
            <text:p>0.794843</text:p>
          </table:table-cell>
          <table:table-cell office:value-type="float" office:value="-0.552674" calcext:value-type="float">
            <text:p>-0.552674</text:p>
          </table:table-cell>
          <table:table-cell office:value-type="float" office:value="0.0716366" calcext:value-type="float">
            <text:p>0.0716366</text:p>
          </table:table-cell>
          <table:table-cell office:value-type="float" office:value="0.0821573" calcext:value-type="float">
            <text:p>0.0821573</text:p>
          </table:table-cell>
          <table:table-cell office:value-type="float" office:value="0.301494" calcext:value-type="float">
            <text:p>0.301494</text:p>
          </table:table-cell>
          <table:table-cell office:value-type="float" office:value="0.258381" calcext:value-type="float">
            <text:p>0.258381</text:p>
          </table:table-cell>
          <table:table-cell office:value-type="float" office:value="3.22511" calcext:value-type="float">
            <text:p>3.225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24" calcext:value-type="float">
            <text:p>-23.924</text:p>
          </table:table-cell>
          <table:table-cell office:value-type="float" office:value="5.97316" calcext:value-type="float">
            <text:p>5.97316</text:p>
          </table:table-cell>
          <table:table-cell office:value-type="float" office:value="4.86114" calcext:value-type="float">
            <text:p>4.86114</text:p>
          </table:table-cell>
          <table:table-cell office:value-type="float" office:value="0.764091" calcext:value-type="float">
            <text:p>0.764091</text:p>
          </table:table-cell>
          <table:table-cell office:value-type="float" office:value="-0.556259" calcext:value-type="float">
            <text:p>-0.556259</text:p>
          </table:table-cell>
          <table:table-cell office:value-type="float" office:value="0.0715822" calcext:value-type="float">
            <text:p>0.0715822</text:p>
          </table:table-cell>
          <table:table-cell office:value-type="float" office:value="0.0821568" calcext:value-type="float">
            <text:p>0.0821568</text:p>
          </table:table-cell>
          <table:table-cell office:value-type="float" office:value="0.301226" calcext:value-type="float">
            <text:p>0.301226</text:p>
          </table:table-cell>
          <table:table-cell office:value-type="float" office:value="0.258433" calcext:value-type="float">
            <text:p>0.258433</text:p>
          </table:table-cell>
          <table:table-cell office:value-type="float" office:value="0.0579989" calcext:value-type="float">
            <text:p>0.05799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7814" calcext:value-type="float">
            <text:p>-23.7814</text:p>
          </table:table-cell>
          <table:table-cell office:value-type="float" office:value="6.15292" calcext:value-type="float">
            <text:p>6.15292</text:p>
          </table:table-cell>
          <table:table-cell office:value-type="float" office:value="4.76861" calcext:value-type="float">
            <text:p>4.76861</text:p>
          </table:table-cell>
          <table:table-cell office:value-type="float" office:value="0.76712" calcext:value-type="float">
            <text:p>0.76712</text:p>
          </table:table-cell>
          <table:table-cell office:value-type="float" office:value="-0.497351" calcext:value-type="float">
            <text:p>-0.497351</text:p>
          </table:table-cell>
          <table:table-cell office:value-type="float" office:value="0.0715777" calcext:value-type="float">
            <text:p>0.0715777</text:p>
          </table:table-cell>
          <table:table-cell office:value-type="float" office:value="0.0821576" calcext:value-type="float">
            <text:p>0.0821576</text:p>
          </table:table-cell>
          <table:table-cell office:value-type="float" office:value="0.300876" calcext:value-type="float">
            <text:p>0.300876</text:p>
          </table:table-cell>
          <table:table-cell office:value-type="float" office:value="0.258447" calcext:value-type="float">
            <text:p>0.258447</text:p>
          </table:table-cell>
          <table:table-cell office:value-type="float" office:value="4.62242" calcext:value-type="float">
            <text:p>4.622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151" calcext:value-type="float">
            <text:p>-23.6151</text:p>
          </table:table-cell>
          <table:table-cell office:value-type="float" office:value="6.30732" calcext:value-type="float">
            <text:p>6.30732</text:p>
          </table:table-cell>
          <table:table-cell office:value-type="float" office:value="4.74792" calcext:value-type="float">
            <text:p>4.74792</text:p>
          </table:table-cell>
          <table:table-cell office:value-type="float" office:value="0.741737" calcext:value-type="float">
            <text:p>0.741737</text:p>
          </table:table-cell>
          <table:table-cell office:value-type="float" office:value="-0.498342" calcext:value-type="float">
            <text:p>-0.498342</text:p>
          </table:table-cell>
          <table:table-cell office:value-type="float" office:value="0.0715919" calcext:value-type="float">
            <text:p>0.0715919</text:p>
          </table:table-cell>
          <table:table-cell office:value-type="float" office:value="0.0822177" calcext:value-type="float">
            <text:p>0.0822177</text:p>
          </table:table-cell>
          <table:table-cell office:value-type="float" office:value="0.300529" calcext:value-type="float">
            <text:p>0.300529</text:p>
          </table:table-cell>
          <table:table-cell office:value-type="float" office:value="0.25854" calcext:value-type="float">
            <text:p>0.25854</text:p>
          </table:table-cell>
          <table:table-cell office:value-type="float" office:value="0.0739305" calcext:value-type="float">
            <text:p>0.07393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4676" calcext:value-type="float">
            <text:p>-23.4676</text:p>
          </table:table-cell>
          <table:table-cell office:value-type="float" office:value="6.47527" calcext:value-type="float">
            <text:p>6.47527</text:p>
          </table:table-cell>
          <table:table-cell office:value-type="float" office:value="4.69894" calcext:value-type="float">
            <text:p>4.69894</text:p>
          </table:table-cell>
          <table:table-cell office:value-type="float" office:value="0.73448" calcext:value-type="float">
            <text:p>0.73448</text:p>
          </table:table-cell>
          <table:table-cell office:value-type="float" office:value="-0.469215" calcext:value-type="float">
            <text:p>-0.469215</text:p>
          </table:table-cell>
          <table:table-cell office:value-type="float" office:value="0.071697" calcext:value-type="float">
            <text:p>0.071697</text:p>
          </table:table-cell>
          <table:table-cell office:value-type="float" office:value="0.0822939" calcext:value-type="float">
            <text:p>0.0822939</text:p>
          </table:table-cell>
          <table:table-cell office:value-type="float" office:value="0.300228" calcext:value-type="float">
            <text:p>0.300228</text:p>
          </table:table-cell>
          <table:table-cell office:value-type="float" office:value="0.2586" calcext:value-type="float">
            <text:p>0.2586</text:p>
          </table:table-cell>
          <table:table-cell office:value-type="float" office:value="1.78819" calcext:value-type="float">
            <text:p>1.788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2373" calcext:value-type="float">
            <text:p>-23.2373</text:p>
          </table:table-cell>
          <table:table-cell office:value-type="float" office:value="6.71055" calcext:value-type="float">
            <text:p>6.71055</text:p>
          </table:table-cell>
          <table:table-cell office:value-type="float" office:value="4.8726" calcext:value-type="float">
            <text:p>4.8726</text:p>
          </table:table-cell>
          <table:table-cell office:value-type="float" office:value="0.720289" calcext:value-type="float">
            <text:p>0.720289</text:p>
          </table:table-cell>
          <table:table-cell office:value-type="float" office:value="-0.455922" calcext:value-type="float">
            <text:p>-0.455922</text:p>
          </table:table-cell>
          <table:table-cell office:value-type="float" office:value="0.0716707" calcext:value-type="float">
            <text:p>0.0716707</text:p>
          </table:table-cell>
          <table:table-cell office:value-type="float" office:value="0.082227" calcext:value-type="float">
            <text:p>0.082227</text:p>
          </table:table-cell>
          <table:table-cell office:value-type="float" office:value="0.299881" calcext:value-type="float">
            <text:p>0.299881</text:p>
          </table:table-cell>
          <table:table-cell office:value-type="float" office:value="0.258397" calcext:value-type="float">
            <text:p>0.258397</text:p>
          </table:table-cell>
          <table:table-cell office:value-type="float" office:value="4.40275" calcext:value-type="float">
            <text:p>4.402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0435" calcext:value-type="float">
            <text:p>-23.0435</text:p>
          </table:table-cell>
          <table:table-cell office:value-type="float" office:value="6.84951" calcext:value-type="float">
            <text:p>6.84951</text:p>
          </table:table-cell>
          <table:table-cell office:value-type="float" office:value="4.83677" calcext:value-type="float">
            <text:p>4.83677</text:p>
          </table:table-cell>
          <table:table-cell office:value-type="float" office:value="0.693514" calcext:value-type="float">
            <text:p>0.693514</text:p>
          </table:table-cell>
          <table:table-cell office:value-type="float" office:value="-0.454282" calcext:value-type="float">
            <text:p>-0.454282</text:p>
          </table:table-cell>
          <table:table-cell office:value-type="float" office:value="0.0716294" calcext:value-type="float">
            <text:p>0.0716294</text:p>
          </table:table-cell>
          <table:table-cell office:value-type="float" office:value="0.0822048" calcext:value-type="float">
            <text:p>0.0822048</text:p>
          </table:table-cell>
          <table:table-cell office:value-type="float" office:value="0.299538" calcext:value-type="float">
            <text:p>0.299538</text:p>
          </table:table-cell>
          <table:table-cell office:value-type="float" office:value="0.25827" calcext:value-type="float">
            <text:p>0.25827</text:p>
          </table:table-cell>
          <table:table-cell office:value-type="float" office:value="5.55004" calcext:value-type="float">
            <text:p>5.550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8278" calcext:value-type="float">
            <text:p>-22.8278</text:p>
          </table:table-cell>
          <table:table-cell office:value-type="float" office:value="7.02637" calcext:value-type="float">
            <text:p>7.02637</text:p>
          </table:table-cell>
          <table:table-cell office:value-type="float" office:value="4.90261" calcext:value-type="float">
            <text:p>4.90261</text:p>
          </table:table-cell>
          <table:table-cell office:value-type="float" office:value="0.671325" calcext:value-type="float">
            <text:p>0.671325</text:p>
          </table:table-cell>
          <table:table-cell office:value-type="float" office:value="-0.45242" calcext:value-type="float">
            <text:p>-0.45242</text:p>
          </table:table-cell>
          <table:table-cell office:value-type="float" office:value="0.0715562" calcext:value-type="float">
            <text:p>0.0715562</text:p>
          </table:table-cell>
          <table:table-cell office:value-type="float" office:value="0.0821566" calcext:value-type="float">
            <text:p>0.0821566</text:p>
          </table:table-cell>
          <table:table-cell office:value-type="float" office:value="0.299196" calcext:value-type="float">
            <text:p>0.299196</text:p>
          </table:table-cell>
          <table:table-cell office:value-type="float" office:value="0.258094" calcext:value-type="float">
            <text:p>0.258094</text:p>
          </table:table-cell>
          <table:table-cell office:value-type="float" office:value="0.996967" calcext:value-type="float">
            <text:p>0.9969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6159" calcext:value-type="float">
            <text:p>-22.6159</text:p>
          </table:table-cell>
          <table:table-cell office:value-type="float" office:value="7.1627" calcext:value-type="float">
            <text:p>7.1627</text:p>
          </table:table-cell>
          <table:table-cell office:value-type="float" office:value="4.91946" calcext:value-type="float">
            <text:p>4.91946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-0.469671" calcext:value-type="float">
            <text:p>-0.469671</text:p>
          </table:table-cell>
          <table:table-cell office:value-type="float" office:value="0.0714743" calcext:value-type="float">
            <text:p>0.0714743</text:p>
          </table:table-cell>
          <table:table-cell office:value-type="float" office:value="0.0821518" calcext:value-type="float">
            <text:p>0.0821518</text:p>
          </table:table-cell>
          <table:table-cell office:value-type="float" office:value="0.298873" calcext:value-type="float">
            <text:p>0.298873</text:p>
          </table:table-cell>
          <table:table-cell office:value-type="float" office:value="0.258004" calcext:value-type="float">
            <text:p>0.258004</text:p>
          </table:table-cell>
          <table:table-cell office:value-type="float" office:value="1.48618" calcext:value-type="float">
            <text:p>1.486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4317" calcext:value-type="float">
            <text:p>-22.4317</text:p>
          </table:table-cell>
          <table:table-cell office:value-type="float" office:value="7.30558" calcext:value-type="float">
            <text:p>7.30558</text:p>
          </table:table-cell>
          <table:table-cell office:value-type="float" office:value="4.90057" calcext:value-type="float">
            <text:p>4.90057</text:p>
          </table:table-cell>
          <table:table-cell office:value-type="float" office:value="0.616336" calcext:value-type="float">
            <text:p>0.616336</text:p>
          </table:table-cell>
          <table:table-cell office:value-type="float" office:value="-0.466943" calcext:value-type="float">
            <text:p>-0.466943</text:p>
          </table:table-cell>
          <table:table-cell office:value-type="float" office:value="0.0713964" calcext:value-type="float">
            <text:p>0.0713964</text:p>
          </table:table-cell>
          <table:table-cell office:value-type="float" office:value="0.0821762" calcext:value-type="float">
            <text:p>0.0821762</text:p>
          </table:table-cell>
          <table:table-cell office:value-type="float" office:value="0.298542" calcext:value-type="float">
            <text:p>0.298542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0.315608" calcext:value-type="float">
            <text:p>0.3156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2005" calcext:value-type="float">
            <text:p>-22.2005</text:p>
          </table:table-cell>
          <table:table-cell office:value-type="float" office:value="7.43856" calcext:value-type="float">
            <text:p>7.43856</text:p>
          </table:table-cell>
          <table:table-cell office:value-type="float" office:value="4.98871" calcext:value-type="float">
            <text:p>4.98871</text:p>
          </table:table-cell>
          <table:table-cell office:value-type="float" office:value="0.572532" calcext:value-type="float">
            <text:p>0.572532</text:p>
          </table:table-cell>
          <table:table-cell office:value-type="float" office:value="-0.50567" calcext:value-type="float">
            <text:p>-0.50567</text:p>
          </table:table-cell>
          <table:table-cell office:value-type="float" office:value="0.0713194" calcext:value-type="float">
            <text:p>0.0713194</text:p>
          </table:table-cell>
          <table:table-cell office:value-type="float" office:value="0.0822524" calcext:value-type="float">
            <text:p>0.0822524</text:p>
          </table:table-cell>
          <table:table-cell office:value-type="float" office:value="0.29833" calcext:value-type="float">
            <text:p>0.29833</text:p>
          </table:table-cell>
          <table:table-cell office:value-type="float" office:value="0.258024" calcext:value-type="float">
            <text:p>0.258024</text:p>
          </table:table-cell>
          <table:table-cell office:value-type="float" office:value="2.42822" calcext:value-type="float">
            <text:p>2.428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0187" calcext:value-type="float">
            <text:p>-22.0187</text:p>
          </table:table-cell>
          <table:table-cell office:value-type="float" office:value="7.59982" calcext:value-type="float">
            <text:p>7.59982</text:p>
          </table:table-cell>
          <table:table-cell office:value-type="float" office:value="4.99021" calcext:value-type="float">
            <text:p>4.99021</text:p>
          </table:table-cell>
          <table:table-cell office:value-type="float" office:value="0.562661" calcext:value-type="float">
            <text:p>0.562661</text:p>
          </table:table-cell>
          <table:table-cell office:value-type="float" office:value="-0.489808" calcext:value-type="float">
            <text:p>-0.489808</text:p>
          </table:table-cell>
          <table:table-cell office:value-type="float" office:value="0.0712383" calcext:value-type="float">
            <text:p>0.0712383</text:p>
          </table:table-cell>
          <table:table-cell office:value-type="float" office:value="0.0822889" calcext:value-type="float">
            <text:p>0.0822889</text:p>
          </table:table-cell>
          <table:table-cell office:value-type="float" office:value="0.298076" calcext:value-type="float">
            <text:p>0.298076</text:p>
          </table:table-cell>
          <table:table-cell office:value-type="float" office:value="0.258015" calcext:value-type="float">
            <text:p>0.258015</text:p>
          </table:table-cell>
          <table:table-cell office:value-type="float" office:value="2.1274" calcext:value-type="float">
            <text:p>2.12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8347" calcext:value-type="float">
            <text:p>-21.8347</text:p>
          </table:table-cell>
          <table:table-cell office:value-type="float" office:value="7.76947" calcext:value-type="float">
            <text:p>7.76947</text:p>
          </table:table-cell>
          <table:table-cell office:value-type="float" office:value="4.9465" calcext:value-type="float">
            <text:p>4.9465</text:p>
          </table:table-cell>
          <table:table-cell office:value-type="float" office:value="0.567517" calcext:value-type="float">
            <text:p>0.567517</text:p>
          </table:table-cell>
          <table:table-cell office:value-type="float" office:value="-0.442749" calcext:value-type="float">
            <text:p>-0.442749</text:p>
          </table:table-cell>
          <table:table-cell office:value-type="float" office:value="0.0711666" calcext:value-type="float">
            <text:p>0.0711666</text:p>
          </table:table-cell>
          <table:table-cell office:value-type="float" office:value="0.0822653" calcext:value-type="float">
            <text:p>0.0822653</text:p>
          </table:table-cell>
          <table:table-cell office:value-type="float" office:value="0.297743" calcext:value-type="float">
            <text:p>0.297743</text:p>
          </table:table-cell>
          <table:table-cell office:value-type="float" office:value="0.257867" calcext:value-type="float">
            <text:p>0.257867</text:p>
          </table:table-cell>
          <table:table-cell office:value-type="float" office:value="5.84052" calcext:value-type="float">
            <text:p>5.840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627" calcext:value-type="float">
            <text:p>-21.627</text:p>
          </table:table-cell>
          <table:table-cell office:value-type="float" office:value="7.91125" calcext:value-type="float">
            <text:p>7.91125</text:p>
          </table:table-cell>
          <table:table-cell office:value-type="float" office:value="4.95777" calcext:value-type="float">
            <text:p>4.95777</text:p>
          </table:table-cell>
          <table:table-cell office:value-type="float" office:value="0.549466" calcext:value-type="float">
            <text:p>0.549466</text:p>
          </table:table-cell>
          <table:table-cell office:value-type="float" office:value="-0.438304" calcext:value-type="float">
            <text:p>-0.438304</text:p>
          </table:table-cell>
          <table:table-cell office:value-type="float" office:value="0.0710953" calcext:value-type="float">
            <text:p>0.0710953</text:p>
          </table:table-cell>
          <table:table-cell office:value-type="float" office:value="0.0822385" calcext:value-type="float">
            <text:p>0.0822385</text:p>
          </table:table-cell>
          <table:table-cell office:value-type="float" office:value="0.297412" calcext:value-type="float">
            <text:p>0.297412</text:p>
          </table:table-cell>
          <table:table-cell office:value-type="float" office:value="0.257711" calcext:value-type="float">
            <text:p>0.257711</text:p>
          </table:table-cell>
          <table:table-cell office:value-type="float" office:value="0.0710623" calcext:value-type="float">
            <text:p>0.07106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4378" calcext:value-type="float">
            <text:p>-21.4378</text:p>
          </table:table-cell>
          <table:table-cell office:value-type="float" office:value="8.04304" calcext:value-type="float">
            <text:p>8.04304</text:p>
          </table:table-cell>
          <table:table-cell office:value-type="float" office:value="4.91272" calcext:value-type="float">
            <text:p>4.91272</text:p>
          </table:table-cell>
          <table:table-cell office:value-type="float" office:value="0.537473" calcext:value-type="float">
            <text:p>0.537473</text:p>
          </table:table-cell>
          <table:table-cell office:value-type="float" office:value="-0.422579" calcext:value-type="float">
            <text:p>-0.422579</text:p>
          </table:table-cell>
          <table:table-cell office:value-type="float" office:value="0.0710482" calcext:value-type="float">
            <text:p>0.0710482</text:p>
          </table:table-cell>
          <table:table-cell office:value-type="float" office:value="0.0822208" calcext:value-type="float">
            <text:p>0.0822208</text:p>
          </table:table-cell>
          <table:table-cell office:value-type="float" office:value="0.297077" calcext:value-type="float">
            <text:p>0.297077</text:p>
          </table:table-cell>
          <table:table-cell office:value-type="float" office:value="0.257553" calcext:value-type="float">
            <text:p>0.257553</text:p>
          </table:table-cell>
          <table:table-cell office:value-type="float" office:value="1.69802" calcext:value-type="float">
            <text:p>1.698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2175" calcext:value-type="float">
            <text:p>-21.2175</text:p>
          </table:table-cell>
          <table:table-cell office:value-type="float" office:value="8.07218" calcext:value-type="float">
            <text:p>8.07218</text:p>
          </table:table-cell>
          <table:table-cell office:value-type="float" office:value="4.81022" calcext:value-type="float">
            <text:p>4.81022</text:p>
          </table:table-cell>
          <table:table-cell office:value-type="float" office:value="0.482671" calcext:value-type="float">
            <text:p>0.482671</text:p>
          </table:table-cell>
          <table:table-cell office:value-type="float" office:value="-0.4593" calcext:value-type="float">
            <text:p>-0.4593</text:p>
          </table:table-cell>
          <table:table-cell office:value-type="float" office:value="0.0709919" calcext:value-type="float">
            <text:p>0.0709919</text:p>
          </table:table-cell>
          <table:table-cell office:value-type="float" office:value="0.0825593" calcext:value-type="float">
            <text:p>0.0825593</text:p>
          </table:table-cell>
          <table:table-cell office:value-type="float" office:value="0.296746" calcext:value-type="float">
            <text:p>0.296746</text:p>
          </table:table-cell>
          <table:table-cell office:value-type="float" office:value="0.2579" calcext:value-type="float">
            <text:p>0.2579</text:p>
          </table:table-cell>
          <table:table-cell office:value-type="float" office:value="4.3907" calcext:value-type="float">
            <text:p>4.39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0284" calcext:value-type="float">
            <text:p>-21.0284</text:p>
          </table:table-cell>
          <table:table-cell office:value-type="float" office:value="8.21881" calcext:value-type="float">
            <text:p>8.21881</text:p>
          </table:table-cell>
          <table:table-cell office:value-type="float" office:value="4.73514" calcext:value-type="float">
            <text:p>4.73514</text:p>
          </table:table-cell>
          <table:table-cell office:value-type="float" office:value="0.490786" calcext:value-type="float">
            <text:p>0.490786</text:p>
          </table:table-cell>
          <table:table-cell office:value-type="float" office:value="-0.405739" calcext:value-type="float">
            <text:p>-0.405739</text:p>
          </table:table-cell>
          <table:table-cell office:value-type="float" office:value="0.0709801" calcext:value-type="float">
            <text:p>0.0709801</text:p>
          </table:table-cell>
          <table:table-cell office:value-type="float" office:value="0.082813" calcext:value-type="float">
            <text:p>0.082813</text:p>
          </table:table-cell>
          <table:table-cell office:value-type="float" office:value="0.29652" calcext:value-type="float">
            <text:p>0.29652</text:p>
          </table:table-cell>
          <table:table-cell office:value-type="float" office:value="0.258021" calcext:value-type="float">
            <text:p>0.258021</text:p>
          </table:table-cell>
          <table:table-cell office:value-type="float" office:value="6.3084" calcext:value-type="float">
            <text:p>6.30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8499" calcext:value-type="float">
            <text:p>-20.8499</text:p>
          </table:table-cell>
          <table:table-cell office:value-type="float" office:value="8.37141" calcext:value-type="float">
            <text:p>8.37141</text:p>
          </table:table-cell>
          <table:table-cell office:value-type="float" office:value="4.74231" calcext:value-type="float">
            <text:p>4.74231</text:p>
          </table:table-cell>
          <table:table-cell office:value-type="float" office:value="0.491032" calcext:value-type="float">
            <text:p>0.491032</text:p>
          </table:table-cell>
          <table:table-cell office:value-type="float" office:value="-0.384257" calcext:value-type="float">
            <text:p>-0.384257</text:p>
          </table:table-cell>
          <table:table-cell office:value-type="float" office:value="0.0710763" calcext:value-type="float">
            <text:p>0.0710763</text:p>
          </table:table-cell>
          <table:table-cell office:value-type="float" office:value="0.082956" calcext:value-type="float">
            <text:p>0.082956</text:p>
          </table:table-cell>
          <table:table-cell office:value-type="float" office:value="0.296357" calcext:value-type="float">
            <text:p>0.296357</text:p>
          </table:table-cell>
          <table:table-cell office:value-type="float" office:value="0.257956" calcext:value-type="float">
            <text:p>0.257956</text:p>
          </table:table-cell>
          <table:table-cell office:value-type="float" office:value="3.21048" calcext:value-type="float">
            <text:p>3.210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607" calcext:value-type="float">
            <text:p>-20.607</text:p>
          </table:table-cell>
          <table:table-cell office:value-type="float" office:value="8.48603" calcext:value-type="float">
            <text:p>8.48603</text:p>
          </table:table-cell>
          <table:table-cell office:value-type="float" office:value="4.83281" calcext:value-type="float">
            <text:p>4.83281</text:p>
          </table:table-cell>
          <table:table-cell office:value-type="float" office:value="0.460922" calcext:value-type="float">
            <text:p>0.460922</text:p>
          </table:table-cell>
          <table:table-cell office:value-type="float" office:value="-0.4053" calcext:value-type="float">
            <text:p>-0.4053</text:p>
          </table:table-cell>
          <table:table-cell office:value-type="float" office:value="0.0711061" calcext:value-type="float">
            <text:p>0.0711061</text:p>
          </table:table-cell>
          <table:table-cell office:value-type="float" office:value="0.0831222" calcext:value-type="float">
            <text:p>0.0831222</text:p>
          </table:table-cell>
          <table:table-cell office:value-type="float" office:value="0.296073" calcext:value-type="float">
            <text:p>0.296073</text:p>
          </table:table-cell>
          <table:table-cell office:value-type="float" office:value="0.257915" calcext:value-type="float">
            <text:p>0.257915</text:p>
          </table:table-cell>
          <table:table-cell office:value-type="float" office:value="4.44189" calcext:value-type="float">
            <text:p>4.44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3535" calcext:value-type="float">
            <text:p>-20.3535</text:p>
          </table:table-cell>
          <table:table-cell office:value-type="float" office:value="8.62988" calcext:value-type="float">
            <text:p>8.62988</text:p>
          </table:table-cell>
          <table:table-cell office:value-type="float" office:value="4.92453" calcext:value-type="float">
            <text:p>4.92453</text:p>
          </table:table-cell>
          <table:table-cell office:value-type="float" office:value="0.44872" calcext:value-type="float">
            <text:p>0.44872</text:p>
          </table:table-cell>
          <table:table-cell office:value-type="float" office:value="-0.395166" calcext:value-type="float">
            <text:p>-0.395166</text:p>
          </table:table-cell>
          <table:table-cell office:value-type="float" office:value="0.0710705" calcext:value-type="float">
            <text:p>0.0710705</text:p>
          </table:table-cell>
          <table:table-cell office:value-type="float" office:value="0.0831985" calcext:value-type="float">
            <text:p>0.0831985</text:p>
          </table:table-cell>
          <table:table-cell office:value-type="float" office:value="0.29575" calcext:value-type="float">
            <text:p>0.29575</text:p>
          </table:table-cell>
          <table:table-cell office:value-type="float" office:value="0.257763" calcext:value-type="float">
            <text:p>0.257763</text:p>
          </table:table-cell>
          <table:table-cell office:value-type="float" office:value="1.40379" calcext:value-type="float">
            <text:p>1.403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1576" calcext:value-type="float">
            <text:p>-20.1576</text:p>
          </table:table-cell>
          <table:table-cell office:value-type="float" office:value="8.75578" calcext:value-type="float">
            <text:p>8.75578</text:p>
          </table:table-cell>
          <table:table-cell office:value-type="float" office:value="4.84804" calcext:value-type="float">
            <text:p>4.84804</text:p>
          </table:table-cell>
          <table:table-cell office:value-type="float" office:value="0.451803" calcext:value-type="float">
            <text:p>0.451803</text:p>
          </table:table-cell>
          <table:table-cell office:value-type="float" office:value="-0.355359" calcext:value-type="float">
            <text:p>-0.355359</text:p>
          </table:table-cell>
          <table:table-cell office:value-type="float" office:value="0.0710975" calcext:value-type="float">
            <text:p>0.0710975</text:p>
          </table:table-cell>
          <table:table-cell office:value-type="float" office:value="0.0832399" calcext:value-type="float">
            <text:p>0.0832399</text:p>
          </table:table-cell>
          <table:table-cell office:value-type="float" office:value="0.295526" calcext:value-type="float">
            <text:p>0.295526</text:p>
          </table:table-cell>
          <table:table-cell office:value-type="float" office:value="0.25754" calcext:value-type="float">
            <text:p>0.25754</text:p>
          </table:table-cell>
          <table:table-cell office:value-type="float" office:value="1.9574" calcext:value-type="float">
            <text:p>1.95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9604" calcext:value-type="float">
            <text:p>-19.9604</text:p>
          </table:table-cell>
          <table:table-cell office:value-type="float" office:value="8.85529" calcext:value-type="float">
            <text:p>8.85529</text:p>
          </table:table-cell>
          <table:table-cell office:value-type="float" office:value="4.81337" calcext:value-type="float">
            <text:p>4.81337</text:p>
          </table:table-cell>
          <table:table-cell office:value-type="float" office:value="0.435609" calcext:value-type="float">
            <text:p>0.435609</text:p>
          </table:table-cell>
          <table:table-cell office:value-type="float" office:value="-0.35435" calcext:value-type="float">
            <text:p>-0.35435</text:p>
          </table:table-cell>
          <table:table-cell office:value-type="float" office:value="0.071216" calcext:value-type="float">
            <text:p>0.071216</text:p>
          </table:table-cell>
          <table:table-cell office:value-type="float" office:value="0.0833109" calcext:value-type="float">
            <text:p>0.0833109</text:p>
          </table:table-cell>
          <table:table-cell office:value-type="float" office:value="0.295357" calcext:value-type="float">
            <text:p>0.295357</text:p>
          </table:table-cell>
          <table:table-cell office:value-type="float" office:value="0.257331" calcext:value-type="float">
            <text:p>0.257331</text:p>
          </table:table-cell>
          <table:table-cell office:value-type="float" office:value="0.572629" calcext:value-type="float">
            <text:p>0.5726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7649" calcext:value-type="float">
            <text:p>-19.7649</text:p>
          </table:table-cell>
          <table:table-cell office:value-type="float" office:value="8.96727" calcext:value-type="float">
            <text:p>8.96727</text:p>
          </table:table-cell>
          <table:table-cell office:value-type="float" office:value="4.74189" calcext:value-type="float">
            <text:p>4.74189</text:p>
          </table:table-cell>
          <table:table-cell office:value-type="float" office:value="0.434811" calcext:value-type="float">
            <text:p>0.434811</text:p>
          </table:table-cell>
          <table:table-cell office:value-type="float" office:value="-0.323847" calcext:value-type="float">
            <text:p>-0.323847</text:p>
          </table:table-cell>
          <table:table-cell office:value-type="float" office:value="0.0714701" calcext:value-type="float">
            <text:p>0.0714701</text:p>
          </table:table-cell>
          <table:table-cell office:value-type="float" office:value="0.0833653" calcext:value-type="float">
            <text:p>0.0833653</text:p>
          </table:table-cell>
          <table:table-cell office:value-type="float" office:value="0.295387" calcext:value-type="float">
            <text:p>0.295387</text:p>
          </table:table-cell>
          <table:table-cell office:value-type="float" office:value="0.257083" calcext:value-type="float">
            <text:p>0.257083</text:p>
          </table:table-cell>
          <table:table-cell office:value-type="float" office:value="1.44735" calcext:value-type="float">
            <text:p>1.447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5436" calcext:value-type="float">
            <text:p>-19.5436</text:p>
          </table:table-cell>
          <table:table-cell office:value-type="float" office:value="9.03985" calcext:value-type="float">
            <text:p>9.03985</text:p>
          </table:table-cell>
          <table:table-cell office:value-type="float" office:value="4.72385" calcext:value-type="float">
            <text:p>4.72385</text:p>
          </table:table-cell>
          <table:table-cell office:value-type="float" office:value="0.408271" calcext:value-type="float">
            <text:p>0.408271</text:p>
          </table:table-cell>
          <table:table-cell office:value-type="float" office:value="-0.334924" calcext:value-type="float">
            <text:p>-0.334924</text:p>
          </table:table-cell>
          <table:table-cell office:value-type="float" office:value="0.0717694" calcext:value-type="float">
            <text:p>0.0717694</text:p>
          </table:table-cell>
          <table:table-cell office:value-type="float" office:value="0.0835156" calcext:value-type="float">
            <text:p>0.0835156</text:p>
          </table:table-cell>
          <table:table-cell office:value-type="float" office:value="0.295423" calcext:value-type="float">
            <text:p>0.295423</text:p>
          </table:table-cell>
          <table:table-cell office:value-type="float" office:value="0.256887" calcext:value-type="float">
            <text:p>0.256887</text:p>
          </table:table-cell>
          <table:table-cell office:value-type="float" office:value="0.483405" calcext:value-type="float">
            <text:p>0.4834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3027" calcext:value-type="float">
            <text:p>-19.3027</text:p>
          </table:table-cell>
          <table:table-cell office:value-type="float" office:value="9.14824" calcext:value-type="float">
            <text:p>9.14824</text:p>
          </table:table-cell>
          <table:table-cell office:value-type="float" office:value="4.79205" calcext:value-type="float">
            <text:p>4.79205</text:p>
          </table:table-cell>
          <table:table-cell office:value-type="float" office:value="0.391506" calcext:value-type="float">
            <text:p>0.391506</text:p>
          </table:table-cell>
          <table:table-cell office:value-type="float" office:value="-0.338407" calcext:value-type="float">
            <text:p>-0.338407</text:p>
          </table:table-cell>
          <table:table-cell office:value-type="float" office:value="0.0720298" calcext:value-type="float">
            <text:p>0.0720298</text:p>
          </table:table-cell>
          <table:table-cell office:value-type="float" office:value="0.0836329" calcext:value-type="float">
            <text:p>0.0836329</text:p>
          </table:table-cell>
          <table:table-cell office:value-type="float" office:value="0.295337" calcext:value-type="float">
            <text:p>0.295337</text:p>
          </table:table-cell>
          <table:table-cell office:value-type="float" office:value="0.256663" calcext:value-type="float">
            <text:p>0.256663</text:p>
          </table:table-cell>
          <table:table-cell office:value-type="float" office:value="4.55658" calcext:value-type="float">
            <text:p>4.556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0112" calcext:value-type="float">
            <text:p>-19.0112</text:p>
          </table:table-cell>
          <table:table-cell office:value-type="float" office:value="9.24781" calcext:value-type="float">
            <text:p>9.24781</text:p>
          </table:table-cell>
          <table:table-cell office:value-type="float" office:value="4.90255" calcext:value-type="float">
            <text:p>4.90255</text:p>
          </table:table-cell>
          <table:table-cell office:value-type="float" office:value="0.369138" calcext:value-type="float">
            <text:p>0.369138</text:p>
          </table:table-cell>
          <table:table-cell office:value-type="float" office:value="-0.342251" calcext:value-type="float">
            <text:p>-0.342251</text:p>
          </table:table-cell>
          <table:table-cell office:value-type="float" office:value="0.0720798" calcext:value-type="float">
            <text:p>0.0720798</text:p>
          </table:table-cell>
          <table:table-cell office:value-type="float" office:value="0.0837363" calcext:value-type="float">
            <text:p>0.0837363</text:p>
          </table:table-cell>
          <table:table-cell office:value-type="float" office:value="0.295089" calcext:value-type="float">
            <text:p>0.295089</text:p>
          </table:table-cell>
          <table:table-cell office:value-type="float" office:value="0.256428" calcext:value-type="float">
            <text:p>0.256428</text:p>
          </table:table-cell>
          <table:table-cell office:value-type="float" office:value="6.05877" calcext:value-type="float">
            <text:p>6.058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7963" calcext:value-type="float">
            <text:p>-18.7963</text:p>
          </table:table-cell>
          <table:table-cell office:value-type="float" office:value="9.32896" calcext:value-type="float">
            <text:p>9.32896</text:p>
          </table:table-cell>
          <table:table-cell office:value-type="float" office:value="4.88076" calcext:value-type="float">
            <text:p>4.88076</text:p>
          </table:table-cell>
          <table:table-cell office:value-type="float" office:value="0.351039" calcext:value-type="float">
            <text:p>0.351039</text:p>
          </table:table-cell>
          <table:table-cell office:value-type="float" office:value="-0.344779" calcext:value-type="float">
            <text:p>-0.344779</text:p>
          </table:table-cell>
          <table:table-cell office:value-type="float" office:value="0.0721973" calcext:value-type="float">
            <text:p>0.0721973</text:p>
          </table:table-cell>
          <table:table-cell office:value-type="float" office:value="0.0838751" calcext:value-type="float">
            <text:p>0.0838751</text:p>
          </table:table-cell>
          <table:table-cell office:value-type="float" office:value="0.294867" calcext:value-type="float">
            <text:p>0.294867</text:p>
          </table:table-cell>
          <table:table-cell office:value-type="float" office:value="0.256213" calcext:value-type="float">
            <text:p>0.256213</text:p>
          </table:table-cell>
          <table:table-cell office:value-type="float" office:value="1.65561" calcext:value-type="float">
            <text:p>1.655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5373" calcext:value-type="float">
            <text:p>-18.5373</text:p>
          </table:table-cell>
          <table:table-cell office:value-type="float" office:value="9.43645" calcext:value-type="float">
            <text:p>9.43645</text:p>
          </table:table-cell>
          <table:table-cell office:value-type="float" office:value="4.94784" calcext:value-type="float">
            <text:p>4.94784</text:p>
          </table:table-cell>
          <table:table-cell office:value-type="float" office:value="0.340004" calcext:value-type="float">
            <text:p>0.340004</text:p>
          </table:table-cell>
          <table:table-cell office:value-type="float" office:value="-0.337149" calcext:value-type="float">
            <text:p>-0.337149</text:p>
          </table:table-cell>
          <table:table-cell office:value-type="float" office:value="0.0722488" calcext:value-type="float">
            <text:p>0.0722488</text:p>
          </table:table-cell>
          <table:table-cell office:value-type="float" office:value="0.0839518" calcext:value-type="float">
            <text:p>0.0839518</text:p>
          </table:table-cell>
          <table:table-cell office:value-type="float" office:value="0.294593" calcext:value-type="float">
            <text:p>0.294593</text:p>
          </table:table-cell>
          <table:table-cell office:value-type="float" office:value="0.255962" calcext:value-type="float">
            <text:p>0.255962</text:p>
          </table:table-cell>
          <table:table-cell office:value-type="float" office:value="0.798586" calcext:value-type="float">
            <text:p>0.7985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701" calcext:value-type="float">
            <text:p>-18.2701</text:p>
          </table:table-cell>
          <table:table-cell office:value-type="float" office:value="9.47172" calcext:value-type="float">
            <text:p>9.47172</text:p>
          </table:table-cell>
          <table:table-cell office:value-type="float" office:value="5.02705" calcext:value-type="float">
            <text:p>5.02705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-0.388846" calcext:value-type="float">
            <text:p>-0.388846</text:p>
          </table:table-cell>
          <table:table-cell office:value-type="float" office:value="0.0722341" calcext:value-type="float">
            <text:p>0.0722341</text:p>
          </table:table-cell>
          <table:table-cell office:value-type="float" office:value="0.0842072" calcext:value-type="float">
            <text:p>0.0842072</text:p>
          </table:table-cell>
          <table:table-cell office:value-type="float" office:value="0.29427" calcext:value-type="float">
            <text:p>0.29427</text:p>
          </table:table-cell>
          <table:table-cell office:value-type="float" office:value="0.255903" calcext:value-type="float">
            <text:p>0.255903</text:p>
          </table:table-cell>
          <table:table-cell office:value-type="float" office:value="5.54575" calcext:value-type="float">
            <text:p>5.545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02" calcext:value-type="float">
            <text:p>-17.9702</text:p>
          </table:table-cell>
          <table:table-cell office:value-type="float" office:value="9.61085" calcext:value-type="float">
            <text:p>9.61085</text:p>
          </table:table-cell>
          <table:table-cell office:value-type="float" office:value="5.17651" calcext:value-type="float">
            <text:p>5.17651</text:p>
          </table:table-cell>
          <table:table-cell office:value-type="float" office:value="0.291198" calcext:value-type="float">
            <text:p>0.291198</text:p>
          </table:table-cell>
          <table:table-cell office:value-type="float" office:value="-0.364641" calcext:value-type="float">
            <text:p>-0.364641</text:p>
          </table:table-cell>
          <table:table-cell office:value-type="float" office:value="0.0721556" calcext:value-type="float">
            <text:p>0.0721556</text:p>
          </table:table-cell>
          <table:table-cell office:value-type="float" office:value="0.0842599" calcext:value-type="float">
            <text:p>0.0842599</text:p>
          </table:table-cell>
          <table:table-cell office:value-type="float" office:value="0.294002" calcext:value-type="float">
            <text:p>0.294002</text:p>
          </table:table-cell>
          <table:table-cell office:value-type="float" office:value="0.255675" calcext:value-type="float">
            <text:p>0.255675</text:p>
          </table:table-cell>
          <table:table-cell office:value-type="float" office:value="3.1579" calcext:value-type="float">
            <text:p>3.15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241" calcext:value-type="float">
            <text:p>-17.7241</text:p>
          </table:table-cell>
          <table:table-cell office:value-type="float" office:value="9.70531" calcext:value-type="float">
            <text:p>9.70531</text:p>
          </table:table-cell>
          <table:table-cell office:value-type="float" office:value="5.13516" calcext:value-type="float">
            <text:p>5.13516</text:p>
          </table:table-cell>
          <table:table-cell office:value-type="float" office:value="0.291052" calcext:value-type="float">
            <text:p>0.291052</text:p>
          </table:table-cell>
          <table:table-cell office:value-type="float" office:value="-0.331741" calcext:value-type="float">
            <text:p>-0.331741</text:p>
          </table:table-cell>
          <table:table-cell office:value-type="float" office:value="0.0720769" calcext:value-type="float">
            <text:p>0.0720769</text:p>
          </table:table-cell>
          <table:table-cell office:value-type="float" office:value="0.0842711" calcext:value-type="float">
            <text:p>0.0842711</text:p>
          </table:table-cell>
          <table:table-cell office:value-type="float" office:value="0.293693" calcext:value-type="float">
            <text:p>0.293693</text:p>
          </table:table-cell>
          <table:table-cell office:value-type="float" office:value="0.25541" calcext:value-type="float">
            <text:p>0.25541</text:p>
          </table:table-cell>
          <table:table-cell office:value-type="float" office:value="2.96495" calcext:value-type="float">
            <text:p>2.964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4459" calcext:value-type="float">
            <text:p>-17.4459</text:p>
          </table:table-cell>
          <table:table-cell office:value-type="float" office:value="9.81612" calcext:value-type="float">
            <text:p>9.81612</text:p>
          </table:table-cell>
          <table:table-cell office:value-type="float" office:value="5.21635" calcext:value-type="float">
            <text:p>5.21635</text:p>
          </table:table-cell>
          <table:table-cell office:value-type="float" office:value="0.28661" calcext:value-type="float">
            <text:p>0.28661</text:p>
          </table:table-cell>
          <table:table-cell office:value-type="float" office:value="-0.317562" calcext:value-type="float">
            <text:p>-0.317562</text:p>
          </table:table-cell>
          <table:table-cell office:value-type="float" office:value="0.0720137" calcext:value-type="float">
            <text:p>0.0720137</text:p>
          </table:table-cell>
          <table:table-cell office:value-type="float" office:value="0.0842159" calcext:value-type="float">
            <text:p>0.0842159</text:p>
          </table:table-cell>
          <table:table-cell office:value-type="float" office:value="0.293422" calcext:value-type="float">
            <text:p>0.293422</text:p>
          </table:table-cell>
          <table:table-cell office:value-type="float" office:value="0.255132" calcext:value-type="float">
            <text:p>0.255132</text:p>
          </table:table-cell>
          <table:table-cell office:value-type="float" office:value="0.910812" calcext:value-type="float">
            <text:p>0.9108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1958" calcext:value-type="float">
            <text:p>-17.1958</text:p>
          </table:table-cell>
          <table:table-cell office:value-type="float" office:value="9.89676" calcext:value-type="float">
            <text:p>9.89676</text:p>
          </table:table-cell>
          <table:table-cell office:value-type="float" office:value="5.22512" calcext:value-type="float">
            <text:p>5.22512</text:p>
          </table:table-cell>
          <table:table-cell office:value-type="float" office:value="0.273823" calcext:value-type="float">
            <text:p>0.273823</text:p>
          </table:table-cell>
          <table:table-cell office:value-type="float" office:value="-0.31474" calcext:value-type="float">
            <text:p>-0.31474</text:p>
          </table:table-cell>
          <table:table-cell office:value-type="float" office:value="0.071956" calcext:value-type="float">
            <text:p>0.071956</text:p>
          </table:table-cell>
          <table:table-cell office:value-type="float" office:value="0.0841495" calcext:value-type="float">
            <text:p>0.0841495</text:p>
          </table:table-cell>
          <table:table-cell office:value-type="float" office:value="0.293155" calcext:value-type="float">
            <text:p>0.293155</text:p>
          </table:table-cell>
          <table:table-cell office:value-type="float" office:value="0.254855" calcext:value-type="float">
            <text:p>0.254855</text:p>
          </table:table-cell>
          <table:table-cell office:value-type="float" office:value="0.425656" calcext:value-type="float">
            <text:p>0.425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9212" calcext:value-type="float">
            <text:p>-16.9212</text:p>
          </table:table-cell>
          <table:table-cell office:value-type="float" office:value="10.0213" calcext:value-type="float">
            <text:p>10.0213</text:p>
          </table:table-cell>
          <table:table-cell office:value-type="float" office:value="5.30513" calcext:value-type="float">
            <text:p>5.30513</text:p>
          </table:table-cell>
          <table:table-cell office:value-type="float" office:value="0.277618" calcext:value-type="float">
            <text:p>0.277618</text:p>
          </table:table-cell>
          <table:table-cell office:value-type="float" office:value="-0.292998" calcext:value-type="float">
            <text:p>-0.292998</text:p>
          </table:table-cell>
          <table:table-cell office:value-type="float" office:value="0.0719427" calcext:value-type="float">
            <text:p>0.0719427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292941" calcext:value-type="float">
            <text:p>0.292941</text:p>
          </table:table-cell>
          <table:table-cell office:value-type="float" office:value="0.25464" calcext:value-type="float">
            <text:p>0.25464</text:p>
          </table:table-cell>
          <table:table-cell office:value-type="float" office:value="1.07116" calcext:value-type="float">
            <text:p>1.071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6639" calcext:value-type="float">
            <text:p>-16.6639</text:p>
          </table:table-cell>
          <table:table-cell office:value-type="float" office:value="10.0926" calcext:value-type="float">
            <text:p>10.0926</text:p>
          </table:table-cell>
          <table:table-cell office:value-type="float" office:value="5.30712" calcext:value-type="float">
            <text:p>5.30712</text:p>
          </table:table-cell>
          <table:table-cell office:value-type="float" office:value="0.263219" calcext:value-type="float">
            <text:p>0.263219</text:p>
          </table:table-cell>
          <table:table-cell office:value-type="float" office:value="-0.292299" calcext:value-type="float">
            <text:p>-0.292299</text:p>
          </table:table-cell>
          <table:table-cell office:value-type="float" office:value="0.0719511" calcext:value-type="float">
            <text:p>0.0719511</text:p>
          </table:table-cell>
          <table:table-cell office:value-type="float" office:value="0.0839733" calcext:value-type="float">
            <text:p>0.0839733</text:p>
          </table:table-cell>
          <table:table-cell office:value-type="float" office:value="0.292729" calcext:value-type="float">
            <text:p>0.292729</text:p>
          </table:table-cell>
          <table:table-cell office:value-type="float" office:value="0.254415" calcext:value-type="float">
            <text:p>0.254415</text:p>
          </table:table-cell>
          <table:table-cell office:value-type="float" office:value="0.0372466" calcext:value-type="float">
            <text:p>0.03724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179" calcext:value-type="float">
            <text:p>-16.4179</text:p>
          </table:table-cell>
          <table:table-cell office:value-type="float" office:value="10.1951" calcext:value-type="float">
            <text:p>10.1951</text:p>
          </table:table-cell>
          <table:table-cell office:value-type="float" office:value="5.31834" calcext:value-type="float">
            <text:p>5.31834</text:p>
          </table:table-cell>
          <table:table-cell office:value-type="float" office:value="0.262728" calcext:value-type="float">
            <text:p>0.262728</text:p>
          </table:table-cell>
          <table:table-cell office:value-type="float" office:value="-0.277457" calcext:value-type="float">
            <text:p>-0.277457</text:p>
          </table:table-cell>
          <table:table-cell office:value-type="float" office:value="0.0719546" calcext:value-type="float">
            <text:p>0.0719546</text:p>
          </table:table-cell>
          <table:table-cell office:value-type="float" office:value="0.0839273" calcext:value-type="float">
            <text:p>0.0839273</text:p>
          </table:table-cell>
          <table:table-cell office:value-type="float" office:value="0.292509" calcext:value-type="float">
            <text:p>0.292509</text:p>
          </table:table-cell>
          <table:table-cell office:value-type="float" office:value="0.254266" calcext:value-type="float">
            <text:p>0.254266</text:p>
          </table:table-cell>
          <table:table-cell office:value-type="float" office:value="1.22278" calcext:value-type="float">
            <text:p>1.222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1578" calcext:value-type="float">
            <text:p>-16.1578</text:p>
          </table:table-cell>
          <table:table-cell office:value-type="float" office:value="10.2681" calcext:value-type="float">
            <text:p>10.2681</text:p>
          </table:table-cell>
          <table:table-cell office:value-type="float" office:value="5.33813" calcext:value-type="float">
            <text:p>5.33813</text:p>
          </table:table-cell>
          <table:table-cell office:value-type="float" office:value="0.248906" calcext:value-type="float">
            <text:p>0.248906</text:p>
          </table:table-cell>
          <table:table-cell office:value-type="float" office:value="-0.280055" calcext:value-type="float">
            <text:p>-0.280055</text:p>
          </table:table-cell>
          <table:table-cell office:value-type="float" office:value="0.0719842" calcext:value-type="float">
            <text:p>0.0719842</text:p>
          </table:table-cell>
          <table:table-cell office:value-type="float" office:value="0.0839051" calcext:value-type="float">
            <text:p>0.0839051</text:p>
          </table:table-cell>
          <table:table-cell office:value-type="float" office:value="0.292314" calcext:value-type="float">
            <text:p>0.292314</text:p>
          </table:table-cell>
          <table:table-cell office:value-type="float" office:value="0.254109" calcext:value-type="float">
            <text:p>0.254109</text:p>
          </table:table-cell>
          <table:table-cell office:value-type="float" office:value="0.473457" calcext:value-type="float">
            <text:p>0.4734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9305" calcext:value-type="float">
            <text:p>-15.9305</text:p>
          </table:table-cell>
          <table:table-cell office:value-type="float" office:value="10.2827" calcext:value-type="float">
            <text:p>10.2827</text:p>
          </table:table-cell>
          <table:table-cell office:value-type="float" office:value="5.25097" calcext:value-type="float">
            <text:p>5.25097</text:p>
          </table:table-cell>
          <table:table-cell office:value-type="float" office:value="0.218403" calcext:value-type="float">
            <text:p>0.218403</text:p>
          </table:table-cell>
          <table:table-cell office:value-type="float" office:value="-0.298491" calcext:value-type="float">
            <text:p>-0.298491</text:p>
          </table:table-cell>
          <table:table-cell office:value-type="float" office:value="0.071964" calcext:value-type="float">
            <text:p>0.071964</text:p>
          </table:table-cell>
          <table:table-cell office:value-type="float" office:value="0.0838276" calcext:value-type="float">
            <text:p>0.0838276</text:p>
          </table:table-cell>
          <table:table-cell office:value-type="float" office:value="0.292049" calcext:value-type="float">
            <text:p>0.292049</text:p>
          </table:table-cell>
          <table:table-cell office:value-type="float" office:value="0.253845" calcext:value-type="float">
            <text:p>0.253845</text:p>
          </table:table-cell>
          <table:table-cell office:value-type="float" office:value="1.00573" calcext:value-type="float">
            <text:p>1.005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6825" calcext:value-type="float">
            <text:p>-15.6825</text:p>
          </table:table-cell>
          <table:table-cell office:value-type="float" office:value="10.3487" calcext:value-type="float">
            <text:p>10.3487</text:p>
          </table:table-cell>
          <table:table-cell office:value-type="float" office:value="5.22254" calcext:value-type="float">
            <text:p>5.22254</text:p>
          </table:table-cell>
          <table:table-cell office:value-type="float" office:value="0.211735" calcext:value-type="float">
            <text:p>0.211735</text:p>
          </table:table-cell>
          <table:table-cell office:value-type="float" office:value="-0.284371" calcext:value-type="float">
            <text:p>-0.284371</text:p>
          </table:table-cell>
          <table:table-cell office:value-type="float" office:value="0.0719388" calcext:value-type="float">
            <text:p>0.0719388</text:p>
          </table:table-cell>
          <table:table-cell office:value-type="float" office:value="0.083763" calcext:value-type="float">
            <text:p>0.083763</text:p>
          </table:table-cell>
          <table:table-cell office:value-type="float" office:value="0.291758" calcext:value-type="float">
            <text:p>0.291758</text:p>
          </table:table-cell>
          <table:table-cell office:value-type="float" office:value="0.253591" calcext:value-type="float">
            <text:p>0.253591</text:p>
          </table:table-cell>
          <table:table-cell office:value-type="float" office:value="0.288556" calcext:value-type="float">
            <text:p>0.2885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4709" calcext:value-type="float">
            <text:p>-15.4709</text:p>
          </table:table-cell>
          <table:table-cell office:value-type="float" office:value="10.3325" calcext:value-type="float">
            <text:p>10.3325</text:p>
          </table:table-cell>
          <table:table-cell office:value-type="float" office:value="5.1032" calcext:value-type="float">
            <text:p>5.1032</text:p>
          </table:table-cell>
          <table:table-cell office:value-type="float" office:value="0.173836" calcext:value-type="float">
            <text:p>0.173836</text:p>
          </table:table-cell>
          <table:table-cell office:value-type="float" office:value="-0.310987" calcext:value-type="float">
            <text:p>-0.310987</text:p>
          </table:table-cell>
          <table:table-cell office:value-type="float" office:value="0.0718671" calcext:value-type="float">
            <text:p>0.0718671</text:p>
          </table:table-cell>
          <table:table-cell office:value-type="float" office:value="0.0836794" calcext:value-type="float">
            <text:p>0.0836794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53356" calcext:value-type="float">
            <text:p>0.253356</text:p>
          </table:table-cell>
          <table:table-cell office:value-type="float" office:value="1.96349" calcext:value-type="float">
            <text:p>1.963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1683" calcext:value-type="float">
            <text:p>-15.1683</text:p>
          </table:table-cell>
          <table:table-cell office:value-type="float" office:value="10.365" calcext:value-type="float">
            <text:p>10.365</text:p>
          </table:table-cell>
          <table:table-cell office:value-type="float" office:value="5.25122" calcext:value-type="float">
            <text:p>5.25122</text:p>
          </table:table-cell>
          <table:table-cell office:value-type="float" office:value="0.141692" calcext:value-type="float">
            <text:p>0.141692</text:p>
          </table:table-cell>
          <table:table-cell office:value-type="float" office:value="-0.343182" calcext:value-type="float">
            <text:p>-0.343182</text:p>
          </table:table-cell>
          <table:table-cell office:value-type="float" office:value="0.0718616" calcext:value-type="float">
            <text:p>0.0718616</text:p>
          </table:table-cell>
          <table:table-cell office:value-type="float" office:value="0.0836071" calcext:value-type="float">
            <text:p>0.0836071</text:p>
          </table:table-cell>
          <table:table-cell office:value-type="float" office:value="0.29121" calcext:value-type="float">
            <text:p>0.29121</text:p>
          </table:table-cell>
          <table:table-cell office:value-type="float" office:value="0.253219" calcext:value-type="float">
            <text:p>0.253219</text:p>
          </table:table-cell>
          <table:table-cell office:value-type="float" office:value="7.73228" calcext:value-type="float">
            <text:p>7.732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087" calcext:value-type="float">
            <text:p>-14.9087</text:p>
          </table:table-cell>
          <table:table-cell office:value-type="float" office:value="10.4178" calcext:value-type="float">
            <text:p>10.4178</text:p>
          </table:table-cell>
          <table:table-cell office:value-type="float" office:value="5.26217" calcext:value-type="float">
            <text:p>5.26217</text:p>
          </table:table-cell>
          <table:table-cell office:value-type="float" office:value="0.131324" calcext:value-type="float">
            <text:p>0.131324</text:p>
          </table:table-cell>
          <table:table-cell office:value-type="float" office:value="-0.335796" calcext:value-type="float">
            <text:p>-0.335796</text:p>
          </table:table-cell>
          <table:table-cell office:value-type="float" office:value="0.0718704" calcext:value-type="float">
            <text:p>0.0718704</text:p>
          </table:table-cell>
          <table:table-cell office:value-type="float" office:value="0.0835282" calcext:value-type="float">
            <text:p>0.0835282</text:p>
          </table:table-cell>
          <table:table-cell office:value-type="float" office:value="0.29098" calcext:value-type="float">
            <text:p>0.29098</text:p>
          </table:table-cell>
          <table:table-cell office:value-type="float" office:value="0.25308" calcext:value-type="float">
            <text:p>0.25308</text:p>
          </table:table-cell>
          <table:table-cell office:value-type="float" office:value="0.208919" calcext:value-type="float">
            <text:p>0.2089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6692" calcext:value-type="float">
            <text:p>-14.6692</text:p>
          </table:table-cell>
          <table:table-cell office:value-type="float" office:value="10.4495" calcext:value-type="float">
            <text:p>10.4495</text:p>
          </table:table-cell>
          <table:table-cell office:value-type="float" office:value="5.14022" calcext:value-type="float">
            <text:p>5.14022</text:p>
          </table:table-cell>
          <table:table-cell office:value-type="float" office:value="0.127473" calcext:value-type="float">
            <text:p>0.127473</text:p>
          </table:table-cell>
          <table:table-cell office:value-type="float" office:value="-0.303578" calcext:value-type="float">
            <text:p>-0.303578</text:p>
          </table:table-cell>
          <table:table-cell office:value-type="float" office:value="0.0718502" calcext:value-type="float">
            <text:p>0.0718502</text:p>
          </table:table-cell>
          <table:table-cell office:value-type="float" office:value="0.0834584" calcext:value-type="float">
            <text:p>0.0834584</text:p>
          </table:table-cell>
          <table:table-cell office:value-type="float" office:value="0.290671" calcext:value-type="float">
            <text:p>0.290671</text:p>
          </table:table-cell>
          <table:table-cell office:value-type="float" office:value="0.252918" calcext:value-type="float">
            <text:p>0.252918</text:p>
          </table:table-cell>
          <table:table-cell office:value-type="float" office:value="6.48934" calcext:value-type="float">
            <text:p>6.489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328" calcext:value-type="float">
            <text:p>-14.4328</text:p>
          </table:table-cell>
          <table:table-cell office:value-type="float" office:value="10.4105" calcext:value-type="float">
            <text:p>10.4105</text:p>
          </table:table-cell>
          <table:table-cell office:value-type="float" office:value="5.06907" calcext:value-type="float">
            <text:p>5.06907</text:p>
          </table:table-cell>
          <table:table-cell office:value-type="float" office:value="0.085946" calcext:value-type="float">
            <text:p>0.085946</text:p>
          </table:table-cell>
          <table:table-cell office:value-type="float" office:value="-0.332988" calcext:value-type="float">
            <text:p>-0.332988</text:p>
          </table:table-cell>
          <table:table-cell office:value-type="float" office:value="0.0718024" calcext:value-type="float">
            <text:p>0.0718024</text:p>
          </table:table-cell>
          <table:table-cell office:value-type="float" office:value="0.083544" calcext:value-type="float">
            <text:p>0.083544</text:p>
          </table:table-cell>
          <table:table-cell office:value-type="float" office:value="0.290369" calcext:value-type="float">
            <text:p>0.290369</text:p>
          </table:table-cell>
          <table:table-cell office:value-type="float" office:value="0.2531" calcext:value-type="float">
            <text:p>0.2531</text:p>
          </table:table-cell>
          <table:table-cell office:value-type="float" office:value="2.17118" calcext:value-type="float">
            <text:p>2.171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173" calcext:value-type="float">
            <text:p>-14.173</text:p>
          </table:table-cell>
          <table:table-cell office:value-type="float" office:value="10.4346" calcext:value-type="float">
            <text:p>10.4346</text:p>
          </table:table-cell>
          <table:table-cell office:value-type="float" office:value="5.07415" calcext:value-type="float">
            <text:p>5.07415</text:p>
          </table:table-cell>
          <table:table-cell office:value-type="float" office:value="0.0719823" calcext:value-type="float">
            <text:p>0.0719823</text:p>
          </table:table-cell>
          <table:table-cell office:value-type="float" office:value="-0.327993" calcext:value-type="float">
            <text:p>-0.327993</text:p>
          </table:table-cell>
          <table:table-cell office:value-type="float" office:value="0.0717614" calcext:value-type="float">
            <text:p>0.0717614</text:p>
          </table:table-cell>
          <table:table-cell office:value-type="float" office:value="0.0836694" calcext:value-type="float">
            <text:p>0.0836694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253338" calcext:value-type="float">
            <text:p>0.253338</text:p>
          </table:table-cell>
          <table:table-cell office:value-type="float" office:value="0.546236" calcext:value-type="float">
            <text:p>0.5462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8588" calcext:value-type="float">
            <text:p>-13.8588</text:p>
          </table:table-cell>
          <table:table-cell office:value-type="float" office:value="10.5906" calcext:value-type="float">
            <text:p>10.5906</text:p>
          </table:table-cell>
          <table:table-cell office:value-type="float" office:value="5.24639" calcext:value-type="float">
            <text:p>5.24639</text:p>
          </table:table-cell>
          <table:table-cell office:value-type="float" office:value="0.109409" calcext:value-type="float">
            <text:p>0.109409</text:p>
          </table:table-cell>
          <table:table-cell office:value-type="float" office:value="-0.266623" calcext:value-type="float">
            <text:p>-0.266623</text:p>
          </table:table-cell>
          <table:table-cell office:value-type="float" office:value="0.0718564" calcext:value-type="float">
            <text:p>0.0718564</text:p>
          </table:table-cell>
          <table:table-cell office:value-type="float" office:value="0.0835818" calcext:value-type="float">
            <text:p>0.0835818</text:p>
          </table:table-cell>
          <table:table-cell office:value-type="float" office:value="0.289799" calcext:value-type="float">
            <text:p>0.289799</text:p>
          </table:table-cell>
          <table:table-cell office:value-type="float" office:value="0.253106" calcext:value-type="float">
            <text:p>0.253106</text:p>
          </table:table-cell>
          <table:table-cell office:value-type="float" office:value="7.80846" calcext:value-type="float">
            <text:p>7.808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6059" calcext:value-type="float">
            <text:p>-13.6059</text:p>
          </table:table-cell>
          <table:table-cell office:value-type="float" office:value="10.6499" calcext:value-type="float">
            <text:p>10.6499</text:p>
          </table:table-cell>
          <table:table-cell office:value-type="float" office:value="5.18296" calcext:value-type="float">
            <text:p>5.18296</text:p>
          </table:table-cell>
          <table:table-cell office:value-type="float" office:value="0.119658" calcext:value-type="float">
            <text:p>0.119658</text:p>
          </table:table-cell>
          <table:table-cell office:value-type="float" office:value="-0.225211" calcext:value-type="float">
            <text:p>-0.225211</text:p>
          </table:table-cell>
          <table:table-cell office:value-type="float" office:value="0.0719417" calcext:value-type="float">
            <text:p>0.0719417</text:p>
          </table:table-cell>
          <table:table-cell office:value-type="float" office:value="0.0834981" calcext:value-type="float">
            <text:p>0.0834981</text:p>
          </table:table-cell>
          <table:table-cell office:value-type="float" office:value="0.289495" calcext:value-type="float">
            <text:p>0.289495</text:p>
          </table:table-cell>
          <table:table-cell office:value-type="float" office:value="0.252839" calcext:value-type="float">
            <text:p>0.252839</text:p>
          </table:table-cell>
          <table:table-cell office:value-type="float" office:value="2.16218" calcext:value-type="float">
            <text:p>2.162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601" calcext:value-type="float">
            <text:p>-13.3601</text:p>
          </table:table-cell>
          <table:table-cell office:value-type="float" office:value="10.6452" calcext:value-type="float">
            <text:p>10.6452</text:p>
          </table:table-cell>
          <table:table-cell office:value-type="float" office:value="5.14687" calcext:value-type="float">
            <text:p>5.14687</text:p>
          </table:table-cell>
          <table:table-cell office:value-type="float" office:value="0.0950488" calcext:value-type="float">
            <text:p>0.0950488</text:p>
          </table:table-cell>
          <table:table-cell office:value-type="float" office:value="-0.240157" calcext:value-type="float">
            <text:p>-0.240157</text:p>
          </table:table-cell>
          <table:table-cell office:value-type="float" office:value="0.0719965" calcext:value-type="float">
            <text:p>0.0719965</text:p>
          </table:table-cell>
          <table:table-cell office:value-type="float" office:value="0.0834132" calcext:value-type="float">
            <text:p>0.0834132</text:p>
          </table:table-cell>
          <table:table-cell office:value-type="float" office:value="0.28919" calcext:value-type="float">
            <text:p>0.28919</text:p>
          </table:table-cell>
          <table:table-cell office:value-type="float" office:value="0.252602" calcext:value-type="float">
            <text:p>0.252602</text:p>
          </table:table-cell>
          <table:table-cell office:value-type="float" office:value="0.529731" calcext:value-type="float">
            <text:p>0.5297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0973" calcext:value-type="float">
            <text:p>-13.0973</text:p>
          </table:table-cell>
          <table:table-cell office:value-type="float" office:value="10.6706" calcext:value-type="float">
            <text:p>10.6706</text:p>
          </table:table-cell>
          <table:table-cell office:value-type="float" office:value="5.16523" calcext:value-type="float">
            <text:p>5.16523</text:p>
          </table:table-cell>
          <table:table-cell office:value-type="float" office:value="0.0830178" calcext:value-type="float">
            <text:p>0.0830178</text:p>
          </table:table-cell>
          <table:table-cell office:value-type="float" office:value="-0.241342" calcext:value-type="float">
            <text:p>-0.241342</text:p>
          </table:table-cell>
          <table:table-cell office:value-type="float" office:value="0.0720686" calcext:value-type="float">
            <text:p>0.0720686</text:p>
          </table:table-cell>
          <table:table-cell office:value-type="float" office:value="0.0833296" calcext:value-type="float">
            <text:p>0.0833296</text:p>
          </table:table-cell>
          <table:table-cell office:value-type="float" office:value="0.288887" calcext:value-type="float">
            <text:p>0.288887</text:p>
          </table:table-cell>
          <table:table-cell office:value-type="float" office:value="0.25238" calcext:value-type="float">
            <text:p>0.25238</text:p>
          </table:table-cell>
          <table:table-cell office:value-type="float" office:value="0.208309" calcext:value-type="float">
            <text:p>0.2083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8405" calcext:value-type="float">
            <text:p>-12.8405</text:p>
          </table:table-cell>
          <table:table-cell office:value-type="float" office:value="10.7646" calcext:value-type="float">
            <text:p>10.7646</text:p>
          </table:table-cell>
          <table:table-cell office:value-type="float" office:value="5.20021" calcext:value-type="float">
            <text:p>5.20021</text:p>
          </table:table-cell>
          <table:table-cell office:value-type="float" office:value="0.0998659" calcext:value-type="float">
            <text:p>0.0998659</text:p>
          </table:table-cell>
          <table:table-cell office:value-type="float" office:value="-0.209795" calcext:value-type="float">
            <text:p>-0.209795</text:p>
          </table:table-cell>
          <table:table-cell office:value-type="float" office:value="0.0721399" calcext:value-type="float">
            <text:p>0.0721399</text:p>
          </table:table-cell>
          <table:table-cell office:value-type="float" office:value="0.0832746" calcext:value-type="float">
            <text:p>0.0832746</text:p>
          </table:table-cell>
          <table:table-cell office:value-type="float" office:value="0.288587" calcext:value-type="float">
            <text:p>0.288587</text:p>
          </table:table-cell>
          <table:table-cell office:value-type="float" office:value="0.252119" calcext:value-type="float">
            <text:p>0.252119</text:p>
          </table:table-cell>
          <table:table-cell office:value-type="float" office:value="4.10792" calcext:value-type="float">
            <text:p>4.107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5756" calcext:value-type="float">
            <text:p>-12.5756</text:p>
          </table:table-cell>
          <table:table-cell office:value-type="float" office:value="10.8156" calcext:value-type="float">
            <text:p>10.8156</text:p>
          </table:table-cell>
          <table:table-cell office:value-type="float" office:value="5.20214" calcext:value-type="float">
            <text:p>5.20214</text:p>
          </table:table-cell>
          <table:table-cell office:value-type="float" office:value="0.103372" calcext:value-type="float">
            <text:p>0.103372</text:p>
          </table:table-cell>
          <table:table-cell office:value-type="float" office:value="-0.189127" calcext:value-type="float">
            <text:p>-0.189127</text:p>
          </table:table-cell>
          <table:table-cell office:value-type="float" office:value="0.0722335" calcext:value-type="float">
            <text:p>0.0722335</text:p>
          </table:table-cell>
          <table:table-cell office:value-type="float" office:value="0.0832646" calcext:value-type="float">
            <text:p>0.0832646</text:p>
          </table:table-cell>
          <table:table-cell office:value-type="float" office:value="0.288287" calcext:value-type="float">
            <text:p>0.288287</text:p>
          </table:table-cell>
          <table:table-cell office:value-type="float" office:value="0.251888" calcext:value-type="float">
            <text:p>0.251888</text:p>
          </table:table-cell>
          <table:table-cell office:value-type="float" office:value="1.46033" calcext:value-type="float">
            <text:p>1.46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347" calcext:value-type="float">
            <text:p>-12.347</text:p>
          </table:table-cell>
          <table:table-cell office:value-type="float" office:value="10.7776" calcext:value-type="float">
            <text:p>10.7776</text:p>
          </table:table-cell>
          <table:table-cell office:value-type="float" office:value="5.12145" calcext:value-type="float">
            <text:p>5.12145</text:p>
          </table:table-cell>
          <table:table-cell office:value-type="float" office:value="0.0691429" calcext:value-type="float">
            <text:p>0.0691429</text:p>
          </table:table-cell>
          <table:table-cell office:value-type="float" office:value="-0.2166" calcext:value-type="float">
            <text:p>-0.2166</text:p>
          </table:table-cell>
          <table:table-cell office:value-type="float" office:value="0.0722484" calcext:value-type="float">
            <text:p>0.0722484</text:p>
          </table:table-cell>
          <table:table-cell office:value-type="float" office:value="0.0831822" calcext:value-type="float">
            <text:p>0.0831822</text:p>
          </table:table-cell>
          <table:table-cell office:value-type="float" office:value="0.287994" calcext:value-type="float">
            <text:p>0.287994</text:p>
          </table:table-cell>
          <table:table-cell office:value-type="float" office:value="0.251638" calcext:value-type="float">
            <text:p>0.251638</text:p>
          </table:table-cell>
          <table:table-cell office:value-type="float" office:value="1.79836" calcext:value-type="float">
            <text:p>1.798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0929" calcext:value-type="float">
            <text:p>-12.0929</text:p>
          </table:table-cell>
          <table:table-cell office:value-type="float" office:value="10.8121" calcext:value-type="float">
            <text:p>10.8121</text:p>
          </table:table-cell>
          <table:table-cell office:value-type="float" office:value="5.09396" calcext:value-type="float">
            <text:p>5.09396</text:p>
          </table:table-cell>
          <table:table-cell office:value-type="float" office:value="0.0707914" calcext:value-type="float">
            <text:p>0.0707914</text:p>
          </table:table-cell>
          <table:table-cell office:value-type="float" office:value="-0.195243" calcext:value-type="float">
            <text:p>-0.195243</text:p>
          </table:table-cell>
          <table:table-cell office:value-type="float" office:value="0.0722547" calcext:value-type="float">
            <text:p>0.0722547</text:p>
          </table:table-cell>
          <table:table-cell office:value-type="float" office:value="0.0831098" calcext:value-type="float">
            <text:p>0.0831098</text:p>
          </table:table-cell>
          <table:table-cell office:value-type="float" office:value="0.287718" calcext:value-type="float">
            <text:p>0.287718</text:p>
          </table:table-cell>
          <table:table-cell office:value-type="float" office:value="0.251376" calcext:value-type="float">
            <text:p>0.251376</text:p>
          </table:table-cell>
          <table:table-cell office:value-type="float" office:value="0.662292" calcext:value-type="float">
            <text:p>0.6622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8448" calcext:value-type="float">
            <text:p>-11.8448</text:p>
          </table:table-cell>
          <table:table-cell office:value-type="float" office:value="10.8767" calcext:value-type="float">
            <text:p>10.8767</text:p>
          </table:table-cell>
          <table:table-cell office:value-type="float" office:value="5.10579" calcext:value-type="float">
            <text:p>5.10579</text:p>
          </table:table-cell>
          <table:table-cell office:value-type="float" office:value="0.0795009" calcext:value-type="float">
            <text:p>0.0795009</text:p>
          </table:table-cell>
          <table:table-cell office:value-type="float" office:value="-0.175394" calcext:value-type="float">
            <text:p>-0.175394</text:p>
          </table:table-cell>
          <table:table-cell office:value-type="float" office:value="0.0722406" calcext:value-type="float">
            <text:p>0.0722406</text:p>
          </table:table-cell>
          <table:table-cell office:value-type="float" office:value="0.0831048" calcext:value-type="float">
            <text:p>0.0831048</text:p>
          </table:table-cell>
          <table:table-cell office:value-type="float" office:value="0.28744" calcext:value-type="float">
            <text:p>0.28744</text:p>
          </table:table-cell>
          <table:table-cell office:value-type="float" office:value="0.251134" calcext:value-type="float">
            <text:p>0.251134</text:p>
          </table:table-cell>
          <table:table-cell office:value-type="float" office:value="2.20056" calcext:value-type="float">
            <text:p>2.200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676" calcext:value-type="float">
            <text:p>-11.5676</text:p>
          </table:table-cell>
          <table:table-cell office:value-type="float" office:value="10.898" calcext:value-type="float">
            <text:p>10.898</text:p>
          </table:table-cell>
          <table:table-cell office:value-type="float" office:value="5.14441" calcext:value-type="float">
            <text:p>5.14441</text:p>
          </table:table-cell>
          <table:table-cell office:value-type="float" office:value="0.0719399" calcext:value-type="float">
            <text:p>0.0719399</text:p>
          </table:table-cell>
          <table:table-cell office:value-type="float" office:value="-0.173241" calcext:value-type="float">
            <text:p>-0.173241</text:p>
          </table:table-cell>
          <table:table-cell office:value-type="float" office:value="0.072267" calcext:value-type="float">
            <text:p>0.072267</text:p>
          </table:table-cell>
          <table:table-cell office:value-type="float" office:value="0.0831106" calcext:value-type="float">
            <text:p>0.0831106</text:p>
          </table:table-cell>
          <table:table-cell office:value-type="float" office:value="0.287147" calcext:value-type="float">
            <text:p>0.287147</text:p>
          </table:table-cell>
          <table:table-cell office:value-type="float" office:value="0.250891" calcext:value-type="float">
            <text:p>0.250891</text:p>
          </table:table-cell>
          <table:table-cell office:value-type="float" office:value="2.68672" calcext:value-type="float">
            <text:p>2.686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3412" calcext:value-type="float">
            <text:p>-11.3412</text:p>
          </table:table-cell>
          <table:table-cell office:value-type="float" office:value="10.9105" calcext:value-type="float">
            <text:p>10.9105</text:p>
          </table:table-cell>
          <table:table-cell office:value-type="float" office:value="5.09098" calcext:value-type="float">
            <text:p>5.09098</text:p>
          </table:table-cell>
          <table:table-cell office:value-type="float" office:value="0.0610601" calcext:value-type="float">
            <text:p>0.0610601</text:p>
          </table:table-cell>
          <table:table-cell office:value-type="float" office:value="-0.176194" calcext:value-type="float">
            <text:p>-0.176194</text:p>
          </table:table-cell>
          <table:table-cell office:value-type="float" office:value="0.0722306" calcext:value-type="float">
            <text:p>0.0722306</text:p>
          </table:table-cell>
          <table:table-cell office:value-type="float" office:value="0.0831124" calcext:value-type="float">
            <text:p>0.0831124</text:p>
          </table:table-cell>
          <table:table-cell office:value-type="float" office:value="0.286881" calcext:value-type="float">
            <text:p>0.286881</text:p>
          </table:table-cell>
          <table:table-cell office:value-type="float" office:value="0.250637" calcext:value-type="float">
            <text:p>0.250637</text:p>
          </table:table-cell>
          <table:table-cell office:value-type="float" office:value="0.758832" calcext:value-type="float">
            <text:p>0.7588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0735" calcext:value-type="float">
            <text:p>-11.0735</text:p>
          </table:table-cell>
          <table:table-cell office:value-type="float" office:value="10.849" calcext:value-type="float">
            <text:p>10.849</text:p>
          </table:table-cell>
          <table:table-cell office:value-type="float" office:value="5.21309" calcext:value-type="float">
            <text:p>5.21309</text:p>
          </table:table-cell>
          <table:table-cell office:value-type="float" office:value="-0.000582429" calcext:value-type="float">
            <text:p>-0.000582429</text:p>
          </table:table-cell>
          <table:table-cell office:value-type="float" office:value="-0.266405" calcext:value-type="float">
            <text:p>-0.266405</text:p>
          </table:table-cell>
          <table:table-cell office:value-type="float" office:value="0.0722087" calcext:value-type="float">
            <text:p>0.0722087</text:p>
          </table:table-cell>
          <table:table-cell office:value-type="float" office:value="0.0830277" calcext:value-type="float">
            <text:p>0.0830277</text:p>
          </table:table-cell>
          <table:table-cell office:value-type="float" office:value="0.286589" calcext:value-type="float">
            <text:p>0.286589</text:p>
          </table:table-cell>
          <table:table-cell office:value-type="float" office:value="0.250627" calcext:value-type="float">
            <text:p>0.250627</text:p>
          </table:table-cell>
          <table:table-cell office:value-type="float" office:value="9.29261" calcext:value-type="float">
            <text:p>9.292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7777" calcext:value-type="float">
            <text:p>-10.7777</text:p>
          </table:table-cell>
          <table:table-cell office:value-type="float" office:value="10.8241" calcext:value-type="float">
            <text:p>10.8241</text:p>
          </table:table-cell>
          <table:table-cell office:value-type="float" office:value="5.26464" calcext:value-type="float">
            <text:p>5.26464</text:p>
          </table:table-cell>
          <table:table-cell office:value-type="float" office:value="-0.0222478" calcext:value-type="float">
            <text:p>-0.0222478</text:p>
          </table:table-cell>
          <table:table-cell office:value-type="float" office:value="-0.274617" calcext:value-type="float">
            <text:p>-0.274617</text:p>
          </table:table-cell>
          <table:table-cell office:value-type="float" office:value="0.0722701" calcext:value-type="float">
            <text:p>0.0722701</text:p>
          </table:table-cell>
          <table:table-cell office:value-type="float" office:value="0.0829509" calcext:value-type="float">
            <text:p>0.0829509</text:p>
          </table:table-cell>
          <table:table-cell office:value-type="float" office:value="0.286317" calcext:value-type="float">
            <text:p>0.286317</text:p>
          </table:table-cell>
          <table:table-cell office:value-type="float" office:value="0.25082" calcext:value-type="float">
            <text:p>0.25082</text:p>
          </table:table-cell>
          <table:table-cell office:value-type="float" office:value="2.7088" calcext:value-type="float">
            <text:p>2.70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5221" calcext:value-type="float">
            <text:p>-10.5221</text:p>
          </table:table-cell>
          <table:table-cell office:value-type="float" office:value="10.8211" calcext:value-type="float">
            <text:p>10.8211</text:p>
          </table:table-cell>
          <table:table-cell office:value-type="float" office:value="5.24469" calcext:value-type="float">
            <text:p>5.24469</text:p>
          </table:table-cell>
          <table:table-cell office:value-type="float" office:value="-0.033016" calcext:value-type="float">
            <text:p>-0.033016</text:p>
          </table:table-cell>
          <table:table-cell office:value-type="float" office:value="-0.26957" calcext:value-type="float">
            <text:p>-0.26957</text:p>
          </table:table-cell>
          <table:table-cell office:value-type="float" office:value="0.0723215" calcext:value-type="float">
            <text:p>0.0723215</text:p>
          </table:table-cell>
          <table:table-cell office:value-type="float" office:value="0.0828851" calcext:value-type="float">
            <text:p>0.0828851</text:p>
          </table:table-cell>
          <table:table-cell office:value-type="float" office:value="0.286035" calcext:value-type="float">
            <text:p>0.286035</text:p>
          </table:table-cell>
          <table:table-cell office:value-type="float" office:value="0.251096" calcext:value-type="float">
            <text:p>0.251096</text:p>
          </table:table-cell>
          <table:table-cell office:value-type="float" office:value="0.19973" calcext:value-type="float">
            <text:p>0.199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2909" calcext:value-type="float">
            <text:p>-10.2909</text:p>
          </table:table-cell>
          <table:table-cell office:value-type="float" office:value="10.814" calcext:value-type="float">
            <text:p>10.814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-0.0462198" calcext:value-type="float">
            <text:p>-0.0462198</text:p>
          </table:table-cell>
          <table:table-cell office:value-type="float" office:value="-0.270038" calcext:value-type="float">
            <text:p>-0.270038</text:p>
          </table:table-cell>
          <table:table-cell office:value-type="float" office:value="0.0723091" calcext:value-type="float">
            <text:p>0.0723091</text:p>
          </table:table-cell>
          <table:table-cell office:value-type="float" office:value="0.0828385" calcext:value-type="float">
            <text:p>0.0828385</text:p>
          </table:table-cell>
          <table:table-cell office:value-type="float" office:value="0.285741" calcext:value-type="float">
            <text:p>0.285741</text:p>
          </table:table-cell>
          <table:table-cell office:value-type="float" office:value="0.251501" calcext:value-type="float">
            <text:p>0.251501</text:p>
          </table:table-cell>
          <table:table-cell office:value-type="float" office:value="1.01521" calcext:value-type="float">
            <text:p>1.015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0474" calcext:value-type="float">
            <text:p>-10.0474</text:p>
          </table:table-cell>
          <table:table-cell office:value-type="float" office:value="10.8644" calcext:value-type="float">
            <text:p>10.8644</text:p>
          </table:table-cell>
          <table:table-cell office:value-type="float" office:value="5.07112" calcext:value-type="float">
            <text:p>5.07112</text:p>
          </table:table-cell>
          <table:table-cell office:value-type="float" office:value="-0.0177968" calcext:value-type="float">
            <text:p>-0.0177968</text:p>
          </table:table-cell>
          <table:table-cell office:value-type="float" office:value="-0.198968" calcext:value-type="float">
            <text:p>-0.198968</text:p>
          </table:table-cell>
          <table:table-cell office:value-type="float" office:value="0.0722705" calcext:value-type="float">
            <text:p>0.0722705</text:p>
          </table:table-cell>
          <table:table-cell office:value-type="float" office:value="0.0827556" calcext:value-type="float">
            <text:p>0.0827556</text:p>
          </table:table-cell>
          <table:table-cell office:value-type="float" office:value="0.285499" calcext:value-type="float">
            <text:p>0.285499</text:p>
          </table:table-cell>
          <table:table-cell office:value-type="float" office:value="0.251458" calcext:value-type="float">
            <text:p>0.251458</text:p>
          </table:table-cell>
          <table:table-cell office:value-type="float" office:value="6.62052" calcext:value-type="float">
            <text:p>6.620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78439" calcext:value-type="float">
            <text:p>-9.78439</text:p>
          </table:table-cell>
          <table:table-cell office:value-type="float" office:value="10.913" calcext:value-type="float">
            <text:p>10.913</text:p>
          </table:table-cell>
          <table:table-cell office:value-type="float" office:value="5.10493" calcext:value-type="float">
            <text:p>5.10493</text:p>
          </table:table-cell>
          <table:table-cell office:value-type="float" office:value="-0.00645116" calcext:value-type="float">
            <text:p>-0.00645116</text:p>
          </table:table-cell>
          <table:table-cell office:value-type="float" office:value="-0.175688" calcext:value-type="float">
            <text:p>-0.175688</text:p>
          </table:table-cell>
          <table:table-cell office:value-type="float" office:value="0.0722374" calcext:value-type="float">
            <text:p>0.0722374</text:p>
          </table:table-cell>
          <table:table-cell office:value-type="float" office:value="0.0826815" calcext:value-type="float">
            <text:p>0.0826815</text:p>
          </table:table-cell>
          <table:table-cell office:value-type="float" office:value="0.285233" calcext:value-type="float">
            <text:p>0.285233</text:p>
          </table:table-cell>
          <table:table-cell office:value-type="float" office:value="0.251294" calcext:value-type="float">
            <text:p>0.251294</text:p>
          </table:table-cell>
          <table:table-cell office:value-type="float" office:value="2.15518" calcext:value-type="float">
            <text:p>2.155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55931" calcext:value-type="float">
            <text:p>-9.55931</text:p>
          </table:table-cell>
          <table:table-cell office:value-type="float" office:value="10.8902" calcext:value-type="float">
            <text:p>10.8902</text:p>
          </table:table-cell>
          <table:table-cell office:value-type="float" office:value="5.03796" calcext:value-type="float">
            <text:p>5.03796</text:p>
          </table:table-cell>
          <table:table-cell office:value-type="float" office:value="-0.0226578" calcext:value-type="float">
            <text:p>-0.0226578</text:p>
          </table:table-cell>
          <table:table-cell office:value-type="float" office:value="-0.182133" calcext:value-type="float">
            <text:p>-0.182133</text:p>
          </table:table-cell>
          <table:table-cell office:value-type="float" office:value="0.0721689" calcext:value-type="float">
            <text:p>0.0721689</text:p>
          </table:table-cell>
          <table:table-cell office:value-type="float" office:value="0.0825972" calcext:value-type="float">
            <text:p>0.0825972</text:p>
          </table:table-cell>
          <table:table-cell office:value-type="float" office:value="0.285029" calcext:value-type="float">
            <text:p>0.285029</text:p>
          </table:table-cell>
          <table:table-cell office:value-type="float" office:value="0.251221" calcext:value-type="float">
            <text:p>0.251221</text:p>
          </table:table-cell>
          <table:table-cell office:value-type="float" office:value="3.87904" calcext:value-type="float">
            <text:p>3.879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29582" calcext:value-type="float">
            <text:p>-9.29582</text:p>
          </table:table-cell>
          <table:table-cell office:value-type="float" office:value="10.9181" calcext:value-type="float">
            <text:p>10.9181</text:p>
          </table:table-cell>
          <table:table-cell office:value-type="float" office:value="5.06896" calcext:value-type="float">
            <text:p>5.06896</text:p>
          </table:table-cell>
          <table:table-cell office:value-type="float" office:value="-0.0179891" calcext:value-type="float">
            <text:p>-0.0179891</text:p>
          </table:table-cell>
          <table:table-cell office:value-type="float" office:value="-0.167113" calcext:value-type="float">
            <text:p>-0.167113</text:p>
          </table:table-cell>
          <table:table-cell office:value-type="float" office:value="0.0721029" calcext:value-type="float">
            <text:p>0.0721029</text:p>
          </table:table-cell>
          <table:table-cell office:value-type="float" office:value="0.0825204" calcext:value-type="float">
            <text:p>0.0825204</text:p>
          </table:table-cell>
          <table:table-cell office:value-type="float" office:value="0.284796" calcext:value-type="float">
            <text:p>0.284796</text:p>
          </table:table-cell>
          <table:table-cell office:value-type="float" office:value="0.251085" calcext:value-type="float">
            <text:p>0.251085</text:p>
          </table:table-cell>
          <table:table-cell office:value-type="float" office:value="0.783046" calcext:value-type="float">
            <text:p>0.7830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05441" calcext:value-type="float">
            <text:p>-9.05441</text:p>
          </table:table-cell>
          <table:table-cell office:value-type="float" office:value="10.8961" calcext:value-type="float">
            <text:p>10.8961</text:p>
          </table:table-cell>
          <table:table-cell office:value-type="float" office:value="5.02549" calcext:value-type="float">
            <text:p>5.02549</text:p>
          </table:table-cell>
          <table:table-cell office:value-type="float" office:value="-0.0298856" calcext:value-type="float">
            <text:p>-0.0298856</text:p>
          </table:table-cell>
          <table:table-cell office:value-type="float" office:value="-0.166303" calcext:value-type="float">
            <text:p>-0.166303</text:p>
          </table:table-cell>
          <table:table-cell office:value-type="float" office:value="0.0720299" calcext:value-type="float">
            <text:p>0.0720299</text:p>
          </table:table-cell>
          <table:table-cell office:value-type="float" office:value="0.0824366" calcext:value-type="float">
            <text:p>0.0824366</text:p>
          </table:table-cell>
          <table:table-cell office:value-type="float" office:value="0.284612" calcext:value-type="float">
            <text:p>0.284612</text:p>
          </table:table-cell>
          <table:table-cell office:value-type="float" office:value="0.251017" calcext:value-type="float">
            <text:p>0.251017</text:p>
          </table:table-cell>
          <table:table-cell office:value-type="float" office:value="2.563" calcext:value-type="float">
            <text:p>2.5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8624" calcext:value-type="float">
            <text:p>-8.78624</text:p>
          </table:table-cell>
          <table:table-cell office:value-type="float" office:value="10.9295" calcext:value-type="float">
            <text:p>10.9295</text:p>
          </table:table-cell>
          <table:table-cell office:value-type="float" office:value="5.06761" calcext:value-type="float">
            <text:p>5.06761</text:p>
          </table:table-cell>
          <table:table-cell office:value-type="float" office:value="-0.0214429" calcext:value-type="float">
            <text:p>-0.0214429</text:p>
          </table:table-cell>
          <table:table-cell office:value-type="float" office:value="-0.148106" calcext:value-type="float">
            <text:p>-0.148106</text:p>
          </table:table-cell>
          <table:table-cell office:value-type="float" office:value="0.0719592" calcext:value-type="float">
            <text:p>0.0719592</text:p>
          </table:table-cell>
          <table:table-cell office:value-type="float" office:value="0.0823636" calcext:value-type="float">
            <text:p>0.0823636</text:p>
          </table:table-cell>
          <table:table-cell office:value-type="float" office:value="0.284384" calcext:value-type="float">
            <text:p>0.284384</text:p>
          </table:table-cell>
          <table:table-cell office:value-type="float" office:value="0.250864" calcext:value-type="float">
            <text:p>0.250864</text:p>
          </table:table-cell>
          <table:table-cell office:value-type="float" office:value="1.14594" calcext:value-type="float">
            <text:p>1.145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55135" calcext:value-type="float">
            <text:p>-8.55135</text:p>
          </table:table-cell>
          <table:table-cell office:value-type="float" office:value="10.8846" calcext:value-type="float">
            <text:p>10.8846</text:p>
          </table:table-cell>
          <table:table-cell office:value-type="float" office:value="5.01968" calcext:value-type="float">
            <text:p>5.01968</text:p>
          </table:table-cell>
          <table:table-cell office:value-type="float" office:value="-0.0435861" calcext:value-type="float">
            <text:p>-0.0435861</text:p>
          </table:table-cell>
          <table:table-cell office:value-type="float" office:value="-0.1628" calcext:value-type="float">
            <text:p>-0.1628</text:p>
          </table:table-cell>
          <table:table-cell office:value-type="float" office:value="0.0718883" calcext:value-type="float">
            <text:p>0.0718883</text:p>
          </table:table-cell>
          <table:table-cell office:value-type="float" office:value="0.082284" calcext:value-type="float">
            <text:p>0.082284</text:p>
          </table:table-cell>
          <table:table-cell office:value-type="float" office:value="0.284215" calcext:value-type="float">
            <text:p>0.284215</text:p>
          </table:table-cell>
          <table:table-cell office:value-type="float" office:value="0.250875" calcext:value-type="float">
            <text:p>0.250875</text:p>
          </table:table-cell>
          <table:table-cell office:value-type="float" office:value="6.28143" calcext:value-type="float">
            <text:p>6.281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39459" calcext:value-type="float">
            <text:p>-8.39459</text:p>
          </table:table-cell>
          <table:table-cell office:value-type="float" office:value="10.8029" calcext:value-type="float">
            <text:p>10.8029</text:p>
          </table:table-cell>
          <table:table-cell office:value-type="float" office:value="4.83483" calcext:value-type="float">
            <text:p>4.83483</text:p>
          </table:table-cell>
          <table:table-cell office:value-type="float" office:value="-0.0828617" calcext:value-type="float">
            <text:p>-0.0828617</text:p>
          </table:table-cell>
          <table:table-cell office:value-type="float" office:value="-0.197459" calcext:value-type="float">
            <text:p>-0.197459</text:p>
          </table:table-cell>
          <table:table-cell office:value-type="float" office:value="0.0720012" calcext:value-type="float">
            <text:p>0.0720012</text:p>
          </table:table-cell>
          <table:table-cell office:value-type="float" office:value="0.0823261" calcext:value-type="float">
            <text:p>0.0823261</text:p>
          </table:table-cell>
          <table:table-cell office:value-type="float" office:value="0.284441" calcext:value-type="float">
            <text:p>0.284441</text:p>
          </table:table-cell>
          <table:table-cell office:value-type="float" office:value="0.251356" calcext:value-type="float">
            <text:p>0.251356</text:p>
          </table:table-cell>
          <table:table-cell office:value-type="float" office:value="4.59693" calcext:value-type="float">
            <text:p>4.596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14774" calcext:value-type="float">
            <text:p>-8.14774</text:p>
          </table:table-cell>
          <table:table-cell office:value-type="float" office:value="10.8119" calcext:value-type="float">
            <text:p>10.8119</text:p>
          </table:table-cell>
          <table:table-cell office:value-type="float" office:value="4.81864" calcext:value-type="float">
            <text:p>4.81864</text:p>
          </table:table-cell>
          <table:table-cell office:value-type="float" office:value="-0.0750693" calcext:value-type="float">
            <text:p>-0.0750693</text:p>
          </table:table-cell>
          <table:table-cell office:value-type="float" office:value="-0.170157" calcext:value-type="float">
            <text:p>-0.170157</text:p>
          </table:table-cell>
          <table:table-cell office:value-type="float" office:value="0.0721579" calcext:value-type="float">
            <text:p>0.0721579</text:p>
          </table:table-cell>
          <table:table-cell office:value-type="float" office:value="0.0823492" calcext:value-type="float">
            <text:p>0.0823492</text:p>
          </table:table-cell>
          <table:table-cell office:value-type="float" office:value="0.284704" calcext:value-type="float">
            <text:p>0.284704</text:p>
          </table:table-cell>
          <table:table-cell office:value-type="float" office:value="0.25168" calcext:value-type="float">
            <text:p>0.25168</text:p>
          </table:table-cell>
          <table:table-cell office:value-type="float" office:value="1.56784" calcext:value-type="float">
            <text:p>1.567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79717" calcext:value-type="float">
            <text:p>-7.79717</text:p>
          </table:table-cell>
          <table:table-cell office:value-type="float" office:value="10.8649" calcext:value-type="float">
            <text:p>10.8649</text:p>
          </table:table-cell>
          <table:table-cell office:value-type="float" office:value="5.03058" calcext:value-type="float">
            <text:p>5.03058</text:p>
          </table:table-cell>
          <table:table-cell office:value-type="float" office:value="-0.0495503" calcext:value-type="float">
            <text:p>-0.0495503</text:p>
          </table:table-cell>
          <table:table-cell office:value-type="float" office:value="-0.131575" calcext:value-type="float">
            <text:p>-0.131575</text:p>
          </table:table-cell>
          <table:table-cell office:value-type="float" office:value="0.0721047" calcext:value-type="float">
            <text:p>0.0721047</text:p>
          </table:table-cell>
          <table:table-cell office:value-type="float" office:value="0.0822867" calcext:value-type="float">
            <text:p>0.0822867</text:p>
          </table:table-cell>
          <table:table-cell office:value-type="float" office:value="0.284526" calcext:value-type="float">
            <text:p>0.284526</text:p>
          </table:table-cell>
          <table:table-cell office:value-type="float" office:value="0.251697" calcext:value-type="float">
            <text:p>0.251697</text:p>
          </table:table-cell>
          <table:table-cell office:value-type="float" office:value="6.03438" calcext:value-type="float">
            <text:p>6.034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53669" calcext:value-type="float">
            <text:p>-7.53669</text:p>
          </table:table-cell>
          <table:table-cell office:value-type="float" office:value="10.8648" calcext:value-type="float">
            <text:p>10.8648</text:p>
          </table:table-cell>
          <table:table-cell office:value-type="float" office:value="5.01303" calcext:value-type="float">
            <text:p>5.01303</text:p>
          </table:table-cell>
          <table:table-cell office:value-type="float" office:value="-0.0423357" calcext:value-type="float">
            <text:p>-0.0423357</text:p>
          </table:table-cell>
          <table:table-cell office:value-type="float" office:value="-0.105048" calcext:value-type="float">
            <text:p>-0.105048</text:p>
          </table:table-cell>
          <table:table-cell office:value-type="float" office:value="0.0720513" calcext:value-type="float">
            <text:p>0.0720513</text:p>
          </table:table-cell>
          <table:table-cell office:value-type="float" office:value="0.0822249" calcext:value-type="float">
            <text:p>0.0822249</text:p>
          </table:table-cell>
          <table:table-cell office:value-type="float" office:value="0.284369" calcext:value-type="float">
            <text:p>0.284369</text:p>
          </table:table-cell>
          <table:table-cell office:value-type="float" office:value="0.251633" calcext:value-type="float">
            <text:p>0.251633</text:p>
          </table:table-cell>
          <table:table-cell office:value-type="float" office:value="2.17271" calcext:value-type="float">
            <text:p>2.172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25673" calcext:value-type="float">
            <text:p>-7.25673</text:p>
          </table:table-cell>
          <table:table-cell office:value-type="float" office:value="10.8547" calcext:value-type="float">
            <text:p>10.8547</text:p>
          </table:table-cell>
          <table:table-cell office:value-type="float" office:value="5.06643" calcext:value-type="float">
            <text:p>5.06643</text:p>
          </table:table-cell>
          <table:table-cell office:value-type="float" office:value="-0.0455054" calcext:value-type="float">
            <text:p>-0.0455054</text:p>
          </table:table-cell>
          <table:table-cell office:value-type="float" office:value="-0.102356" calcext:value-type="float">
            <text:p>-0.102356</text:p>
          </table:table-cell>
          <table:table-cell office:value-type="float" office:value="0.071983" calcext:value-type="float">
            <text:p>0.071983</text:p>
          </table:table-cell>
          <table:table-cell office:value-type="float" office:value="0.0821749" calcext:value-type="float">
            <text:p>0.0821749</text:p>
          </table:table-cell>
          <table:table-cell office:value-type="float" office:value="0.284152" calcext:value-type="float">
            <text:p>0.284152</text:p>
          </table:table-cell>
          <table:table-cell office:value-type="float" office:value="0.251595" calcext:value-type="float">
            <text:p>0.251595</text:p>
          </table:table-cell>
          <table:table-cell office:value-type="float" office:value="0.649226" calcext:value-type="float">
            <text:p>0.6492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" calcext:value-type="float">
            <text:p>0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0" calcext:value-type="float">
            <text:p>0</text:p>
          </table:table-cell>
          <table:table-cell office:value-type="float" office:value="0.287757" calcext:value-type="float">
            <text:p>0.287757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5.19994" calcext:value-type="float">
            <text:p>5.19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605745" calcext:value-type="float">
            <text:p>0.605745</text:p>
          </table:table-cell>
          <table:table-cell office:value-type="float" office:value="0.641558" calcext:value-type="float">
            <text:p>0.641558</text:p>
          </table:table-cell>
          <table:table-cell office:value-type="float" office:value="5.1976" calcext:value-type="float">
            <text:p>5.1976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1.32631E-017" calcext:value-type="float">
            <text:p>1.32631E-17</text:p>
          </table:table-cell>
          <table:table-cell office:value-type="float" office:value="0.271522" calcext:value-type="float">
            <text:p>0.271522</text:p>
          </table:table-cell>
          <table:table-cell office:value-type="float" office:value="0.03248" calcext:value-type="float">
            <text:p>0.03248</text:p>
          </table:table-cell>
          <table:table-cell office:value-type="float" office:value="3.70317" calcext:value-type="float">
            <text:p>3.70317</text:p>
          </table:table-cell>
          <table:table-cell office:value-type="float" office:value="1.7401" calcext:value-type="float">
            <text:p>1.7401</text:p>
          </table:table-cell>
          <table:table-cell office:value-type="float" office:value="30.436" calcext:value-type="float">
            <text:p>30.4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08294" calcext:value-type="float">
            <text:p>1.08294</text:p>
          </table:table-cell>
          <table:table-cell office:value-type="float" office:value="0.552879" calcext:value-type="float">
            <text:p>0.552879</text:p>
          </table:table-cell>
          <table:table-cell office:value-type="float" office:value="5.19922" calcext:value-type="float">
            <text:p>5.19922</text:p>
          </table:table-cell>
          <table:table-cell office:value-type="float" office:value="-0.209751" calcext:value-type="float">
            <text:p>-0.209751</text:p>
          </table:table-cell>
          <table:table-cell office:value-type="float" office:value="-0.0655478" calcext:value-type="float">
            <text:p>-0.0655478</text:p>
          </table:table-cell>
          <table:table-cell office:value-type="float" office:value="0.222726" calcext:value-type="float">
            <text:p>0.222726</text:p>
          </table:table-cell>
          <table:table-cell office:value-type="float" office:value="0.0380856" calcext:value-type="float">
            <text:p>0.0380856</text:p>
          </table:table-cell>
          <table:table-cell office:value-type="float" office:value="3.02435" calcext:value-type="float">
            <text:p>3.02435</text:p>
          </table:table-cell>
          <table:table-cell office:value-type="float" office:value="1.55344" calcext:value-type="float">
            <text:p>1.55344</text:p>
          </table:table-cell>
          <table:table-cell office:value-type="float" office:value="2.48244" calcext:value-type="float">
            <text:p>2.482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24189" calcext:value-type="float">
            <text:p>1.24189</text:p>
          </table:table-cell>
          <table:table-cell office:value-type="float" office:value="0.51715" calcext:value-type="float">
            <text:p>0.51715</text:p>
          </table:table-cell>
          <table:table-cell office:value-type="float" office:value="5.23021" calcext:value-type="float">
            <text:p>5.23021</text:p>
          </table:table-cell>
          <table:table-cell office:value-type="float" office:value="0.0665888" calcext:value-type="float">
            <text:p>0.0665888</text:p>
          </table:table-cell>
          <table:table-cell office:value-type="float" office:value="0.00275979" calcext:value-type="float">
            <text:p>0.00275979</text:p>
          </table:table-cell>
          <table:table-cell office:value-type="float" office:value="0.204868" calcext:value-type="float">
            <text:p>0.204868</text:p>
          </table:table-cell>
          <table:table-cell office:value-type="float" office:value="0.0531984" calcext:value-type="float">
            <text:p>0.0531984</text:p>
          </table:table-cell>
          <table:table-cell office:value-type="float" office:value="2.61918" calcext:value-type="float">
            <text:p>2.61918</text:p>
          </table:table-cell>
          <table:table-cell office:value-type="float" office:value="1.35584" calcext:value-type="float">
            <text:p>1.35584</text:p>
          </table:table-cell>
          <table:table-cell office:value-type="float" office:value="1.7125" calcext:value-type="float">
            <text:p>1.71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5621" calcext:value-type="float">
            <text:p>1.55621</text:p>
          </table:table-cell>
          <table:table-cell office:value-type="float" office:value="0.570397" calcext:value-type="float">
            <text:p>0.570397</text:p>
          </table:table-cell>
          <table:table-cell office:value-type="float" office:value="5.25096" calcext:value-type="float">
            <text:p>5.25096</text:p>
          </table:table-cell>
          <table:table-cell office:value-type="float" office:value="0.104025" calcext:value-type="float">
            <text:p>0.104025</text:p>
          </table:table-cell>
          <table:table-cell office:value-type="float" office:value="0.0171211" calcext:value-type="float">
            <text:p>0.0171211</text:p>
          </table:table-cell>
          <table:table-cell office:value-type="float" office:value="0.187022" calcext:value-type="float">
            <text:p>0.187022</text:p>
          </table:table-cell>
          <table:table-cell office:value-type="float" office:value="0.0495545" calcext:value-type="float">
            <text:p>0.0495545</text:p>
          </table:table-cell>
          <table:table-cell office:value-type="float" office:value="2.34269" calcext:value-type="float">
            <text:p>2.34269</text:p>
          </table:table-cell>
          <table:table-cell office:value-type="float" office:value="1.23542" calcext:value-type="float">
            <text:p>1.23542</text:p>
          </table:table-cell>
          <table:table-cell office:value-type="float" office:value="0.911876" calcext:value-type="float">
            <text:p>0.9118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80225" calcext:value-type="float">
            <text:p>1.80225</text:p>
          </table:table-cell>
          <table:table-cell office:value-type="float" office:value="0.563126" calcext:value-type="float">
            <text:p>0.563126</text:p>
          </table:table-cell>
          <table:table-cell office:value-type="float" office:value="5.40117" calcext:value-type="float">
            <text:p>5.40117</text:p>
          </table:table-cell>
          <table:table-cell office:value-type="float" office:value="0.0644101" calcext:value-type="float">
            <text:p>0.0644101</text:p>
          </table:table-cell>
          <table:table-cell office:value-type="float" office:value="0.0551121" calcext:value-type="float">
            <text:p>0.0551121</text:p>
          </table:table-cell>
          <table:table-cell office:value-type="float" office:value="0.175313" calcext:value-type="float">
            <text:p>0.175313</text:p>
          </table:table-cell>
          <table:table-cell office:value-type="float" office:value="0.0480037" calcext:value-type="float">
            <text:p>0.0480037</text:p>
          </table:table-cell>
          <table:table-cell office:value-type="float" office:value="2.14001" calcext:value-type="float">
            <text:p>2.14001</text:p>
          </table:table-cell>
          <table:table-cell office:value-type="float" office:value="1.13535" calcext:value-type="float">
            <text:p>1.13535</text:p>
          </table:table-cell>
          <table:table-cell office:value-type="float" office:value="0.837303" calcext:value-type="float">
            <text:p>0.8373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10403" calcext:value-type="float">
            <text:p>2.10403</text:p>
          </table:table-cell>
          <table:table-cell office:value-type="float" office:value="0.600588" calcext:value-type="float">
            <text:p>0.600588</text:p>
          </table:table-cell>
          <table:table-cell office:value-type="float" office:value="5.42167" calcext:value-type="float">
            <text:p>5.42167</text:p>
          </table:table-cell>
          <table:table-cell office:value-type="float" office:value="0.0816087" calcext:value-type="float">
            <text:p>0.0816087</text:p>
          </table:table-cell>
          <table:table-cell office:value-type="float" office:value="0.0857687" calcext:value-type="float">
            <text:p>0.0857687</text:p>
          </table:table-cell>
          <table:table-cell office:value-type="float" office:value="0.163667" calcext:value-type="float">
            <text:p>0.163667</text:p>
          </table:table-cell>
          <table:table-cell office:value-type="float" office:value="0.0444624" calcext:value-type="float">
            <text:p>0.0444624</text:p>
          </table:table-cell>
          <table:table-cell office:value-type="float" office:value="1.98281" calcext:value-type="float">
            <text:p>1.98281</text:p>
          </table:table-cell>
          <table:table-cell office:value-type="float" office:value="1.06218" calcext:value-type="float">
            <text:p>1.06218</text:p>
          </table:table-cell>
          <table:table-cell office:value-type="float" office:value="0.599422" calcext:value-type="float">
            <text:p>0.5994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32579" calcext:value-type="float">
            <text:p>2.32579</text:p>
          </table:table-cell>
          <table:table-cell office:value-type="float" office:value="0.642216" calcext:value-type="float">
            <text:p>0.642216</text:p>
          </table:table-cell>
          <table:table-cell office:value-type="float" office:value="5.28267" calcext:value-type="float">
            <text:p>5.28267</text:p>
          </table:table-cell>
          <table:table-cell office:value-type="float" office:value="0.118454" calcext:value-type="float">
            <text:p>0.118454</text:p>
          </table:table-cell>
          <table:table-cell office:value-type="float" office:value="0.104329" calcext:value-type="float">
            <text:p>0.104329</text:p>
          </table:table-cell>
          <table:table-cell office:value-type="float" office:value="0.156643" calcext:value-type="float">
            <text:p>0.156643</text:p>
          </table:table-cell>
          <table:table-cell office:value-type="float" office:value="0.0434877" calcext:value-type="float">
            <text:p>0.0434877</text:p>
          </table:table-cell>
          <table:table-cell office:value-type="float" office:value="1.85483" calcext:value-type="float">
            <text:p>1.85483</text:p>
          </table:table-cell>
          <table:table-cell office:value-type="float" office:value="1.0141" calcext:value-type="float">
            <text:p>1.0141</text:p>
          </table:table-cell>
          <table:table-cell office:value-type="float" office:value="2.16422" calcext:value-type="float">
            <text:p>2.164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6017" calcext:value-type="float">
            <text:p>2.6017</text:p>
          </table:table-cell>
          <table:table-cell office:value-type="float" office:value="0.671212" calcext:value-type="float">
            <text:p>0.671212</text:p>
          </table:table-cell>
          <table:table-cell office:value-type="float" office:value="5.30072" calcext:value-type="float">
            <text:p>5.30072</text:p>
          </table:table-cell>
          <table:table-cell office:value-type="float" office:value="0.114282" calcext:value-type="float">
            <text:p>0.114282</text:p>
          </table:table-cell>
          <table:table-cell office:value-type="float" office:value="0.0738786" calcext:value-type="float">
            <text:p>0.0738786</text:p>
          </table:table-cell>
          <table:table-cell office:value-type="float" office:value="0.149934" calcext:value-type="float">
            <text:p>0.149934</text:p>
          </table:table-cell>
          <table:table-cell office:value-type="float" office:value="0.0459233" calcext:value-type="float">
            <text:p>0.0459233</text:p>
          </table:table-cell>
          <table:table-cell office:value-type="float" office:value="1.74892" calcext:value-type="float">
            <text:p>1.74892</text:p>
          </table:table-cell>
          <table:table-cell office:value-type="float" office:value="0.972888" calcext:value-type="float">
            <text:p>0.972888</text:p>
          </table:table-cell>
          <table:table-cell office:value-type="float" office:value="0.167876" calcext:value-type="float">
            <text:p>0.1678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8728" calcext:value-type="float">
            <text:p>2.8728</text:p>
          </table:table-cell>
          <table:table-cell office:value-type="float" office:value="0.661477" calcext:value-type="float">
            <text:p>0.661477</text:p>
          </table:table-cell>
          <table:table-cell office:value-type="float" office:value="5.3211" calcext:value-type="float">
            <text:p>5.3211</text:p>
          </table:table-cell>
          <table:table-cell office:value-type="float" office:value="0.0599808" calcext:value-type="float">
            <text:p>0.0599808</text:p>
          </table:table-cell>
          <table:table-cell office:value-type="float" office:value="-0.128073" calcext:value-type="float">
            <text:p>-0.128073</text:p>
          </table:table-cell>
          <table:table-cell office:value-type="float" office:value="0.143774" calcext:value-type="float">
            <text:p>0.143774</text:p>
          </table:table-cell>
          <table:table-cell office:value-type="float" office:value="0.0462076" calcext:value-type="float">
            <text:p>0.0462076</text:p>
          </table:table-cell>
          <table:table-cell office:value-type="float" office:value="1.65959" calcext:value-type="float">
            <text:p>1.65959</text:p>
          </table:table-cell>
          <table:table-cell office:value-type="float" office:value="0.926034" calcext:value-type="float">
            <text:p>0.926034</text:p>
          </table:table-cell>
          <table:table-cell office:value-type="float" office:value="0.235639" calcext:value-type="float">
            <text:p>0.2356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11114" calcext:value-type="float">
            <text:p>3.11114</text:p>
          </table:table-cell>
          <table:table-cell office:value-type="float" office:value="0.666065" calcext:value-type="float">
            <text:p>0.666065</text:p>
          </table:table-cell>
          <table:table-cell office:value-type="float" office:value="5.29489" calcext:value-type="float">
            <text:p>5.29489</text:p>
          </table:table-cell>
          <table:table-cell office:value-type="float" office:value="0.0470357" calcext:value-type="float">
            <text:p>0.0470357</text:p>
          </table:table-cell>
          <table:table-cell office:value-type="float" office:value="-0.154892" calcext:value-type="float">
            <text:p>-0.154892</text:p>
          </table:table-cell>
          <table:table-cell office:value-type="float" office:value="0.139602" calcext:value-type="float">
            <text:p>0.139602</text:p>
          </table:table-cell>
          <table:table-cell office:value-type="float" office:value="0.0464491" calcext:value-type="float">
            <text:p>0.0464491</text:p>
          </table:table-cell>
          <table:table-cell office:value-type="float" office:value="1.58263" calcext:value-type="float">
            <text:p>1.58263</text:p>
          </table:table-cell>
          <table:table-cell office:value-type="float" office:value="0.884103" calcext:value-type="float">
            <text:p>0.884103</text:p>
          </table:table-cell>
          <table:table-cell office:value-type="float" office:value="0.592612" calcext:value-type="float">
            <text:p>0.5926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40178" calcext:value-type="float">
            <text:p>3.40178</text:p>
          </table:table-cell>
          <table:table-cell office:value-type="float" office:value="0.558418" calcext:value-type="float">
            <text:p>0.558418</text:p>
          </table:table-cell>
          <table:table-cell office:value-type="float" office:value="5.35687" calcext:value-type="float">
            <text:p>5.35687</text:p>
          </table:table-cell>
          <table:table-cell office:value-type="float" office:value="-0.118656" calcext:value-type="float">
            <text:p>-0.118656</text:p>
          </table:table-cell>
          <table:table-cell office:value-type="float" office:value="-0.654499" calcext:value-type="float">
            <text:p>-0.654499</text:p>
          </table:table-cell>
          <table:table-cell office:value-type="float" office:value="0.134649" calcext:value-type="float">
            <text:p>0.134649</text:p>
          </table:table-cell>
          <table:table-cell office:value-type="float" office:value="0.0481863" calcext:value-type="float">
            <text:p>0.0481863</text:p>
          </table:table-cell>
          <table:table-cell office:value-type="float" office:value="1.51571" calcext:value-type="float">
            <text:p>1.51571</text:p>
          </table:table-cell>
          <table:table-cell office:value-type="float" office:value="0.87388" calcext:value-type="float">
            <text:p>0.87388</text:p>
          </table:table-cell>
          <table:table-cell office:value-type="float" office:value="2.13325" calcext:value-type="float">
            <text:p>2.133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70812" calcext:value-type="float">
            <text:p>3.70812</text:p>
          </table:table-cell>
          <table:table-cell office:value-type="float" office:value="0.448209" calcext:value-type="float">
            <text:p>0.448209</text:p>
          </table:table-cell>
          <table:table-cell office:value-type="float" office:value="5.43076" calcext:value-type="float">
            <text:p>5.43076</text:p>
          </table:table-cell>
          <table:table-cell office:value-type="float" office:value="-0.248931" calcext:value-type="float">
            <text:p>-0.248931</text:p>
          </table:table-cell>
          <table:table-cell office:value-type="float" office:value="-0.936463" calcext:value-type="float">
            <text:p>-0.936463</text:p>
          </table:table-cell>
          <table:table-cell office:value-type="float" office:value="0.129394" calcext:value-type="float">
            <text:p>0.129394</text:p>
          </table:table-cell>
          <table:table-cell office:value-type="float" office:value="0.068273" calcext:value-type="float">
            <text:p>0.068273</text:p>
          </table:table-cell>
          <table:table-cell office:value-type="float" office:value="1.4564" calcext:value-type="float">
            <text:p>1.4564</text:p>
          </table:table-cell>
          <table:table-cell office:value-type="float" office:value="0.934268" calcext:value-type="float">
            <text:p>0.934268</text:p>
          </table:table-cell>
          <table:table-cell office:value-type="float" office:value="3.166" calcext:value-type="float">
            <text:p>3.1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98795" calcext:value-type="float">
            <text:p>3.98795</text:p>
          </table:table-cell>
          <table:table-cell office:value-type="float" office:value="0.535139" calcext:value-type="float">
            <text:p>0.535139</text:p>
          </table:table-cell>
          <table:table-cell office:value-type="float" office:value="5.44556" calcext:value-type="float">
            <text:p>5.44556</text:p>
          </table:table-cell>
          <table:table-cell office:value-type="float" office:value="-0.102284" calcext:value-type="float">
            <text:p>-0.102284</text:p>
          </table:table-cell>
          <table:table-cell office:value-type="float" office:value="-0.389065" calcext:value-type="float">
            <text:p>-0.389065</text:p>
          </table:table-cell>
          <table:table-cell office:value-type="float" office:value="0.124721" calcext:value-type="float">
            <text:p>0.124721</text:p>
          </table:table-cell>
          <table:table-cell office:value-type="float" office:value="0.0711679" calcext:value-type="float">
            <text:p>0.0711679</text:p>
          </table:table-cell>
          <table:table-cell office:value-type="float" office:value="1.40479" calcext:value-type="float">
            <text:p>1.40479</text:p>
          </table:table-cell>
          <table:table-cell office:value-type="float" office:value="0.920548" calcext:value-type="float">
            <text:p>0.920548</text:p>
          </table:table-cell>
          <table:table-cell office:value-type="float" office:value="3.73823" calcext:value-type="float">
            <text:p>3.738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26526" calcext:value-type="float">
            <text:p>4.26526</text:p>
          </table:table-cell>
          <table:table-cell office:value-type="float" office:value="0.528725" calcext:value-type="float">
            <text:p>0.528725</text:p>
          </table:table-cell>
          <table:table-cell office:value-type="float" office:value="5.44454" calcext:value-type="float">
            <text:p>5.44454</text:p>
          </table:table-cell>
          <table:table-cell office:value-type="float" office:value="-0.0981321" calcext:value-type="float">
            <text:p>-0.0981321</text:p>
          </table:table-cell>
          <table:table-cell office:value-type="float" office:value="-0.329925" calcext:value-type="float">
            <text:p>-0.329925</text:p>
          </table:table-cell>
          <table:table-cell office:value-type="float" office:value="0.120724" calcext:value-type="float">
            <text:p>0.120724</text:p>
          </table:table-cell>
          <table:table-cell office:value-type="float" office:value="0.0750701" calcext:value-type="float">
            <text:p>0.0750701</text:p>
          </table:table-cell>
          <table:table-cell office:value-type="float" office:value="1.35852" calcext:value-type="float">
            <text:p>1.35852</text:p>
          </table:table-cell>
          <table:table-cell office:value-type="float" office:value="0.908612" calcext:value-type="float">
            <text:p>0.908612</text:p>
          </table:table-cell>
          <table:table-cell office:value-type="float" office:value="0.266963" calcext:value-type="float">
            <text:p>0.2669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52525" calcext:value-type="float">
            <text:p>4.52525</text:p>
          </table:table-cell>
          <table:table-cell office:value-type="float" office:value="0.566177" calcext:value-type="float">
            <text:p>0.566177</text:p>
          </table:table-cell>
          <table:table-cell office:value-type="float" office:value="5.36356" calcext:value-type="float">
            <text:p>5.36356</text:p>
          </table:table-cell>
          <table:table-cell office:value-type="float" office:value="-0.0557276" calcext:value-type="float">
            <text:p>-0.0557276</text:p>
          </table:table-cell>
          <table:table-cell office:value-type="float" office:value="-0.197967" calcext:value-type="float">
            <text:p>-0.197967</text:p>
          </table:table-cell>
          <table:table-cell office:value-type="float" office:value="0.117128" calcext:value-type="float">
            <text:p>0.117128</text:p>
          </table:table-cell>
          <table:table-cell office:value-type="float" office:value="0.0760391" calcext:value-type="float">
            <text:p>0.0760391</text:p>
          </table:table-cell>
          <table:table-cell office:value-type="float" office:value="1.31612" calcext:value-type="float">
            <text:p>1.31612</text:p>
          </table:table-cell>
          <table:table-cell office:value-type="float" office:value="0.889058" calcext:value-type="float">
            <text:p>0.889058</text:p>
          </table:table-cell>
          <table:table-cell office:value-type="float" office:value="1.38594" calcext:value-type="float">
            <text:p>1.385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71525" calcext:value-type="float">
            <text:p>4.71525</text:p>
          </table:table-cell>
          <table:table-cell office:value-type="float" office:value="0.67744" calcext:value-type="float">
            <text:p>0.67744</text:p>
          </table:table-cell>
          <table:table-cell office:value-type="float" office:value="5.20171" calcext:value-type="float">
            <text:p>5.20171</text:p>
          </table:table-cell>
          <table:table-cell office:value-type="float" office:value="0.0507726" calcext:value-type="float">
            <text:p>0.0507726</text:p>
          </table:table-cell>
          <table:table-cell office:value-type="float" office:value="0.0484858" calcext:value-type="float">
            <text:p>0.0484858</text:p>
          </table:table-cell>
          <table:table-cell office:value-type="float" office:value="0.114026" calcext:value-type="float">
            <text:p>0.114026</text:p>
          </table:table-cell>
          <table:table-cell office:value-type="float" office:value="0.0738128" calcext:value-type="float">
            <text:p>0.0738128</text:p>
          </table:table-cell>
          <table:table-cell office:value-type="float" office:value="1.27683" calcext:value-type="float">
            <text:p>1.27683</text:p>
          </table:table-cell>
          <table:table-cell office:value-type="float" office:value="0.862528" calcext:value-type="float">
            <text:p>0.862528</text:p>
          </table:table-cell>
          <table:table-cell office:value-type="float" office:value="10.5596" calcext:value-type="float">
            <text:p>10.55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6746" calcext:value-type="float">
            <text:p>4.96746</text:p>
          </table:table-cell>
          <table:table-cell office:value-type="float" office:value="0.675295" calcext:value-type="float">
            <text:p>0.675295</text:p>
          </table:table-cell>
          <table:table-cell office:value-type="float" office:value="5.1245" calcext:value-type="float">
            <text:p>5.1245</text:p>
          </table:table-cell>
          <table:table-cell office:value-type="float" office:value="0.0393364" calcext:value-type="float">
            <text:p>0.0393364</text:p>
          </table:table-cell>
          <table:table-cell office:value-type="float" office:value="0.021825" calcext:value-type="float">
            <text:p>0.021825</text:p>
          </table:table-cell>
          <table:table-cell office:value-type="float" office:value="0.111336" calcext:value-type="float">
            <text:p>0.111336</text:p>
          </table:table-cell>
          <table:table-cell office:value-type="float" office:value="0.0717411" calcext:value-type="float">
            <text:p>0.0717411</text:p>
          </table:table-cell>
          <table:table-cell office:value-type="float" office:value="1.24092" calcext:value-type="float">
            <text:p>1.24092</text:p>
          </table:table-cell>
          <table:table-cell office:value-type="float" office:value="0.838395" calcext:value-type="float">
            <text:p>0.838395</text:p>
          </table:table-cell>
          <table:table-cell office:value-type="float" office:value="1.65752" calcext:value-type="float">
            <text:p>1.657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27073" calcext:value-type="float">
            <text:p>5.27073</text:p>
          </table:table-cell>
          <table:table-cell office:value-type="float" office:value="0.667833" calcext:value-type="float">
            <text:p>0.667833</text:p>
          </table:table-cell>
          <table:table-cell office:value-type="float" office:value="5.1971" calcext:value-type="float">
            <text:p>5.1971</text:p>
          </table:table-cell>
          <table:table-cell office:value-type="float" office:value="0.024018" calcext:value-type="float">
            <text:p>0.024018</text:p>
          </table:table-cell>
          <table:table-cell office:value-type="float" office:value="-0.0085191" calcext:value-type="float">
            <text:p>-0.0085191</text:p>
          </table:table-cell>
          <table:table-cell office:value-type="float" office:value="0.108367" calcext:value-type="float">
            <text:p>0.108367</text:p>
          </table:table-cell>
          <table:table-cell office:value-type="float" office:value="0.0700898" calcext:value-type="float">
            <text:p>0.0700898</text:p>
          </table:table-cell>
          <table:table-cell office:value-type="float" office:value="1.20784" calcext:value-type="float">
            <text:p>1.20784</text:p>
          </table:table-cell>
          <table:table-cell office:value-type="float" office:value="0.817073" calcext:value-type="float">
            <text:p>0.817073</text:p>
          </table:table-cell>
          <table:table-cell office:value-type="float" office:value="3.30388" calcext:value-type="float">
            <text:p>3.303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53074" calcext:value-type="float">
            <text:p>5.53074</text:p>
          </table:table-cell>
          <table:table-cell office:value-type="float" office:value="0.673931" calcext:value-type="float">
            <text:p>0.673931</text:p>
          </table:table-cell>
          <table:table-cell office:value-type="float" office:value="5.25547" calcext:value-type="float">
            <text:p>5.25547</text:p>
          </table:table-cell>
          <table:table-cell office:value-type="float" office:value="0.0250129" calcext:value-type="float">
            <text:p>0.0250129</text:p>
          </table:table-cell>
          <table:table-cell office:value-type="float" office:value="-0.00572794" calcext:value-type="float">
            <text:p>-0.00572794</text:p>
          </table:table-cell>
          <table:table-cell office:value-type="float" office:value="0.105623" calcext:value-type="float">
            <text:p>0.105623</text:p>
          </table:table-cell>
          <table:table-cell office:value-type="float" office:value="0.0687973" calcext:value-type="float">
            <text:p>0.0687973</text:p>
          </table:table-cell>
          <table:table-cell office:value-type="float" office:value="1.17742" calcext:value-type="float">
            <text:p>1.17742</text:p>
          </table:table-cell>
          <table:table-cell office:value-type="float" office:value="0.797721" calcext:value-type="float">
            <text:p>0.797721</text:p>
          </table:table-cell>
          <table:table-cell office:value-type="float" office:value="1.64559" calcext:value-type="float">
            <text:p>1.645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82842" calcext:value-type="float">
            <text:p>5.82842</text:p>
          </table:table-cell>
          <table:table-cell office:value-type="float" office:value="0.686583" calcext:value-type="float">
            <text:p>0.686583</text:p>
          </table:table-cell>
          <table:table-cell office:value-type="float" office:value="5.30654" calcext:value-type="float">
            <text:p>5.30654</text:p>
          </table:table-cell>
          <table:table-cell office:value-type="float" office:value="0.0276162" calcext:value-type="float">
            <text:p>0.0276162</text:p>
          </table:table-cell>
          <table:table-cell office:value-type="float" office:value="-0.000641529" calcext:value-type="float">
            <text:p>-0.000641529</text:p>
          </table:table-cell>
          <table:table-cell office:value-type="float" office:value="0.103449" calcext:value-type="float">
            <text:p>0.103449</text:p>
          </table:table-cell>
          <table:table-cell office:value-type="float" office:value="0.067747" calcext:value-type="float">
            <text:p>0.067747</text:p>
          </table:table-cell>
          <table:table-cell office:value-type="float" office:value="1.14948" calcext:value-type="float">
            <text:p>1.14948</text:p>
          </table:table-cell>
          <table:table-cell office:value-type="float" office:value="0.780063" calcext:value-type="float">
            <text:p>0.780063</text:p>
          </table:table-cell>
          <table:table-cell office:value-type="float" office:value="2.00253" calcext:value-type="float">
            <text:p>2.002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7118" calcext:value-type="float">
            <text:p>6.07118</text:p>
          </table:table-cell>
          <table:table-cell office:value-type="float" office:value="0.611738" calcext:value-type="float">
            <text:p>0.611738</text:p>
          </table:table-cell>
          <table:table-cell office:value-type="float" office:value="5.20456" calcext:value-type="float">
            <text:p>5.20456</text:p>
          </table:table-cell>
          <table:table-cell office:value-type="float" office:value="-0.0296464" calcext:value-type="float">
            <text:p>-0.0296464</text:p>
          </table:table-cell>
          <table:table-cell office:value-type="float" office:value="-0.0944563" calcext:value-type="float">
            <text:p>-0.0944563</text:p>
          </table:table-cell>
          <table:table-cell office:value-type="float" office:value="0.101211" calcext:value-type="float">
            <text:p>0.101211</text:p>
          </table:table-cell>
          <table:table-cell office:value-type="float" office:value="0.0722539" calcext:value-type="float">
            <text:p>0.0722539</text:p>
          </table:table-cell>
          <table:table-cell office:value-type="float" office:value="1.1231" calcext:value-type="float">
            <text:p>1.1231</text:p>
          </table:table-cell>
          <table:table-cell office:value-type="float" office:value="0.771558" calcext:value-type="float">
            <text:p>0.771558</text:p>
          </table:table-cell>
          <table:table-cell office:value-type="float" office:value="3.76352" calcext:value-type="float">
            <text:p>3.763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2748" calcext:value-type="float">
            <text:p>6.32748</text:p>
          </table:table-cell>
          <table:table-cell office:value-type="float" office:value="0.724936" calcext:value-type="float">
            <text:p>0.724936</text:p>
          </table:table-cell>
          <table:table-cell office:value-type="float" office:value="5.18912" calcext:value-type="float">
            <text:p>5.18912</text:p>
          </table:table-cell>
          <table:table-cell office:value-type="float" office:value="0.0458874" calcext:value-type="float">
            <text:p>0.0458874</text:p>
          </table:table-cell>
          <table:table-cell office:value-type="float" office:value="0.03038" calcext:value-type="float">
            <text:p>0.03038</text:p>
          </table:table-cell>
          <table:table-cell office:value-type="float" office:value="0.0991093" calcext:value-type="float">
            <text:p>0.0991093</text:p>
          </table:table-cell>
          <table:table-cell office:value-type="float" office:value="0.0712633" calcext:value-type="float">
            <text:p>0.0712633</text:p>
          </table:table-cell>
          <table:table-cell office:value-type="float" office:value="1.09844" calcext:value-type="float">
            <text:p>1.09844</text:p>
          </table:table-cell>
          <table:table-cell office:value-type="float" office:value="0.75587" calcext:value-type="float">
            <text:p>0.75587</text:p>
          </table:table-cell>
          <table:table-cell office:value-type="float" office:value="3.44584" calcext:value-type="float">
            <text:p>3.445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57766" calcext:value-type="float">
            <text:p>6.57766</text:p>
          </table:table-cell>
          <table:table-cell office:value-type="float" office:value="0.757278" calcext:value-type="float">
            <text:p>0.757278</text:p>
          </table:table-cell>
          <table:table-cell office:value-type="float" office:value="5.14294" calcext:value-type="float">
            <text:p>5.14294</text:p>
          </table:table-cell>
          <table:table-cell office:value-type="float" office:value="0.0602017" calcext:value-type="float">
            <text:p>0.0602017</text:p>
          </table:table-cell>
          <table:table-cell office:value-type="float" office:value="0.049386" calcext:value-type="float">
            <text:p>0.049386</text:p>
          </table:table-cell>
          <table:table-cell office:value-type="float" office:value="0.0970814" calcext:value-type="float">
            <text:p>0.0970814</text:p>
          </table:table-cell>
          <table:table-cell office:value-type="float" office:value="0.0701329" calcext:value-type="float">
            <text:p>0.0701329</text:p>
          </table:table-cell>
          <table:table-cell office:value-type="float" office:value="1.07531" calcext:value-type="float">
            <text:p>1.07531</text:p>
          </table:table-cell>
          <table:table-cell office:value-type="float" office:value="0.740856" calcext:value-type="float">
            <text:p>0.740856</text:p>
          </table:table-cell>
          <table:table-cell office:value-type="float" office:value="0.413549" calcext:value-type="float">
            <text:p>0.4135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2658" calcext:value-type="float">
            <text:p>6.82658</text:p>
          </table:table-cell>
          <table:table-cell office:value-type="float" office:value="0.753397" calcext:value-type="float">
            <text:p>0.753397</text:p>
          </table:table-cell>
          <table:table-cell office:value-type="float" office:value="5.13312" calcext:value-type="float">
            <text:p>5.13312</text:p>
          </table:table-cell>
          <table:table-cell office:value-type="float" office:value="0.0510211" calcext:value-type="float">
            <text:p>0.0510211</text:p>
          </table:table-cell>
          <table:table-cell office:value-type="float" office:value="0.0327087" calcext:value-type="float">
            <text:p>0.0327087</text:p>
          </table:table-cell>
          <table:table-cell office:value-type="float" office:value="0.0951352" calcext:value-type="float">
            <text:p>0.0951352</text:p>
          </table:table-cell>
          <table:table-cell office:value-type="float" office:value="0.0699196" calcext:value-type="float">
            <text:p>0.0699196</text:p>
          </table:table-cell>
          <table:table-cell office:value-type="float" office:value="1.05359" calcext:value-type="float">
            <text:p>1.05359</text:p>
          </table:table-cell>
          <table:table-cell office:value-type="float" office:value="0.727867" calcext:value-type="float">
            <text:p>0.727867</text:p>
          </table:table-cell>
          <table:table-cell office:value-type="float" office:value="0.204877" calcext:value-type="float">
            <text:p>0.2048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6862" calcext:value-type="float">
            <text:p>7.06862</text:p>
          </table:table-cell>
          <table:table-cell office:value-type="float" office:value="0.737115" calcext:value-type="float">
            <text:p>0.737115</text:p>
          </table:table-cell>
          <table:table-cell office:value-type="float" office:value="5.01817" calcext:value-type="float">
            <text:p>5.01817</text:p>
          </table:table-cell>
          <table:table-cell office:value-type="float" office:value="0.0349735" calcext:value-type="float">
            <text:p>0.0349735</text:p>
          </table:table-cell>
          <table:table-cell office:value-type="float" office:value="0.00768358" calcext:value-type="float">
            <text:p>0.00768358</text:p>
          </table:table-cell>
          <table:table-cell office:value-type="float" office:value="0.0932953" calcext:value-type="float">
            <text:p>0.0932953</text:p>
          </table:table-cell>
          <table:table-cell office:value-type="float" office:value="0.0717858" calcext:value-type="float">
            <text:p>0.0717858</text:p>
          </table:table-cell>
          <table:table-cell office:value-type="float" office:value="1.03336" calcext:value-type="float">
            <text:p>1.03336</text:p>
          </table:table-cell>
          <table:table-cell office:value-type="float" office:value="0.717983" calcext:value-type="float">
            <text:p>0.717983</text:p>
          </table:table-cell>
          <table:table-cell office:value-type="float" office:value="2.6918" calcext:value-type="float">
            <text:p>2.69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28757" calcext:value-type="float">
            <text:p>7.28757</text:p>
          </table:table-cell>
          <table:table-cell office:value-type="float" office:value="0.819961" calcext:value-type="float">
            <text:p>0.819961</text:p>
          </table:table-cell>
          <table:table-cell office:value-type="float" office:value="4.97205" calcext:value-type="float">
            <text:p>4.97205</text:p>
          </table:table-cell>
          <table:table-cell office:value-type="float" office:value="0.0786233" calcext:value-type="float">
            <text:p>0.0786233</text:p>
          </table:table-cell>
          <table:table-cell office:value-type="float" office:value="0.0659717" calcext:value-type="float">
            <text:p>0.0659717</text:p>
          </table:table-cell>
          <table:table-cell office:value-type="float" office:value="0.0919303" calcext:value-type="float">
            <text:p>0.0919303</text:p>
          </table:table-cell>
          <table:table-cell office:value-type="float" office:value="0.0712465" calcext:value-type="float">
            <text:p>0.0712465</text:p>
          </table:table-cell>
          <table:table-cell office:value-type="float" office:value="1.01452" calcext:value-type="float">
            <text:p>1.01452</text:p>
          </table:table-cell>
          <table:table-cell office:value-type="float" office:value="0.705922" calcext:value-type="float">
            <text:p>0.705922</text:p>
          </table:table-cell>
          <table:table-cell office:value-type="float" office:value="2.50084" calcext:value-type="float">
            <text:p>2.500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58301" calcext:value-type="float">
            <text:p>7.58301</text:p>
          </table:table-cell>
          <table:table-cell office:value-type="float" office:value="0.831433" calcext:value-type="float">
            <text:p>0.831433</text:p>
          </table:table-cell>
          <table:table-cell office:value-type="float" office:value="5.13943" calcext:value-type="float">
            <text:p>5.13943</text:p>
          </table:table-cell>
          <table:table-cell office:value-type="float" office:value="0.0757588" calcext:value-type="float">
            <text:p>0.0757588</text:p>
          </table:table-cell>
          <table:table-cell office:value-type="float" office:value="0.0577912" calcext:value-type="float">
            <text:p>0.0577912</text:p>
          </table:table-cell>
          <table:table-cell office:value-type="float" office:value="0.0902764" calcext:value-type="float">
            <text:p>0.0902764</text:p>
          </table:table-cell>
          <table:table-cell office:value-type="float" office:value="0.0714223" calcext:value-type="float">
            <text:p>0.0714223</text:p>
          </table:table-cell>
          <table:table-cell office:value-type="float" office:value="0.996247" calcext:value-type="float">
            <text:p>0.996247</text:p>
          </table:table-cell>
          <table:table-cell office:value-type="float" office:value="0.695155" calcext:value-type="float">
            <text:p>0.695155</text:p>
          </table:table-cell>
          <table:table-cell office:value-type="float" office:value="4.94239" calcext:value-type="float">
            <text:p>4.942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3562" calcext:value-type="float">
            <text:p>7.83562</text:p>
          </table:table-cell>
          <table:table-cell office:value-type="float" office:value="0.808035" calcext:value-type="float">
            <text:p>0.808035</text:p>
          </table:table-cell>
          <table:table-cell office:value-type="float" office:value="5.13291" calcext:value-type="float">
            <text:p>5.13291</text:p>
          </table:table-cell>
          <table:table-cell office:value-type="float" office:value="0.0555365" calcext:value-type="float">
            <text:p>0.0555365</text:p>
          </table:table-cell>
          <table:table-cell office:value-type="float" office:value="0.0283267" calcext:value-type="float">
            <text:p>0.0283267</text:p>
          </table:table-cell>
          <table:table-cell office:value-type="float" office:value="0.0887142" calcext:value-type="float">
            <text:p>0.0887142</text:p>
          </table:table-cell>
          <table:table-cell office:value-type="float" office:value="0.0744516" calcext:value-type="float">
            <text:p>0.0744516</text:p>
          </table:table-cell>
          <table:table-cell office:value-type="float" office:value="0.978931" calcext:value-type="float">
            <text:p>0.978931</text:p>
          </table:table-cell>
          <table:table-cell office:value-type="float" office:value="0.687663" calcext:value-type="float">
            <text:p>0.687663</text:p>
          </table:table-cell>
          <table:table-cell office:value-type="float" office:value="0.566793" calcext:value-type="float">
            <text:p>0.5667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8438" calcext:value-type="float">
            <text:p>8.08438</text:p>
          </table:table-cell>
          <table:table-cell office:value-type="float" office:value="0.826001" calcext:value-type="float">
            <text:p>0.826001</text:p>
          </table:table-cell>
          <table:table-cell office:value-type="float" office:value="5.04675" calcext:value-type="float">
            <text:p>5.04675</text:p>
          </table:table-cell>
          <table:table-cell office:value-type="float" office:value="0.058587" calcext:value-type="float">
            <text:p>0.058587</text:p>
          </table:table-cell>
          <table:table-cell office:value-type="float" office:value="0.0297773" calcext:value-type="float">
            <text:p>0.0297773</text:p>
          </table:table-cell>
          <table:table-cell office:value-type="float" office:value="0.0872526" calcext:value-type="float">
            <text:p>0.0872526</text:p>
          </table:table-cell>
          <table:table-cell office:value-type="float" office:value="0.0783332" calcext:value-type="float">
            <text:p>0.0783332</text:p>
          </table:table-cell>
          <table:table-cell office:value-type="float" office:value="0.962522" calcext:value-type="float">
            <text:p>0.962522</text:p>
          </table:table-cell>
          <table:table-cell office:value-type="float" office:value="0.681446" calcext:value-type="float">
            <text:p>0.681446</text:p>
          </table:table-cell>
          <table:table-cell office:value-type="float" office:value="2.32831" calcext:value-type="float">
            <text:p>2.328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32231" calcext:value-type="float">
            <text:p>8.32231</text:p>
          </table:table-cell>
          <table:table-cell office:value-type="float" office:value="0.842071" calcext:value-type="float">
            <text:p>0.842071</text:p>
          </table:table-cell>
          <table:table-cell office:value-type="float" office:value="5.02674" calcext:value-type="float">
            <text:p>5.02674</text:p>
          </table:table-cell>
          <table:table-cell office:value-type="float" office:value="0.0611663" calcext:value-type="float">
            <text:p>0.0611663</text:p>
          </table:table-cell>
          <table:table-cell office:value-type="float" office:value="0.031214" calcext:value-type="float">
            <text:p>0.031214</text:p>
          </table:table-cell>
          <table:table-cell office:value-type="float" office:value="0.0859889" calcext:value-type="float">
            <text:p>0.0859889</text:p>
          </table:table-cell>
          <table:table-cell office:value-type="float" office:value="0.0832958" calcext:value-type="float">
            <text:p>0.0832958</text:p>
          </table:table-cell>
          <table:table-cell office:value-type="float" office:value="0.946932" calcext:value-type="float">
            <text:p>0.946932</text:p>
          </table:table-cell>
          <table:table-cell office:value-type="float" office:value="0.676487" calcext:value-type="float">
            <text:p>0.676487</text:p>
          </table:table-cell>
          <table:table-cell office:value-type="float" office:value="0.290428" calcext:value-type="float">
            <text:p>0.2904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59357" calcext:value-type="float">
            <text:p>8.59357</text:p>
          </table:table-cell>
          <table:table-cell office:value-type="float" office:value="0.930248" calcext:value-type="float">
            <text:p>0.930248</text:p>
          </table:table-cell>
          <table:table-cell office:value-type="float" office:value="5.17411" calcext:value-type="float">
            <text:p>5.17411</text:p>
          </table:table-cell>
          <table:table-cell office:value-type="float" office:value="0.0992372" calcext:value-type="float">
            <text:p>0.0992372</text:p>
          </table:table-cell>
          <table:table-cell office:value-type="float" office:value="0.0762946" calcext:value-type="float">
            <text:p>0.0762946</text:p>
          </table:table-cell>
          <table:table-cell office:value-type="float" office:value="0.0846576" calcext:value-type="float">
            <text:p>0.0846576</text:p>
          </table:table-cell>
          <table:table-cell office:value-type="float" office:value="0.0851374" calcext:value-type="float">
            <text:p>0.0851374</text:p>
          </table:table-cell>
          <table:table-cell office:value-type="float" office:value="0.932135" calcext:value-type="float">
            <text:p>0.932135</text:p>
          </table:table-cell>
          <table:table-cell office:value-type="float" office:value="0.668744" calcext:value-type="float">
            <text:p>0.668744</text:p>
          </table:table-cell>
          <table:table-cell office:value-type="float" office:value="6.78778" calcext:value-type="float">
            <text:p>6.787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83297" calcext:value-type="float">
            <text:p>8.83297</text:p>
          </table:table-cell>
          <table:table-cell office:value-type="float" office:value="0.987791" calcext:value-type="float">
            <text:p>0.987791</text:p>
          </table:table-cell>
          <table:table-cell office:value-type="float" office:value="5.15035" calcext:value-type="float">
            <text:p>5.15035</text:p>
          </table:table-cell>
          <table:table-cell office:value-type="float" office:value="0.11928" calcext:value-type="float">
            <text:p>0.11928</text:p>
          </table:table-cell>
          <table:table-cell office:value-type="float" office:value="0.0959118" calcext:value-type="float">
            <text:p>0.0959118</text:p>
          </table:table-cell>
          <table:table-cell office:value-type="float" office:value="0.0834766" calcext:value-type="float">
            <text:p>0.0834766</text:p>
          </table:table-cell>
          <table:table-cell office:value-type="float" office:value="0.0862736" calcext:value-type="float">
            <text:p>0.0862736</text:p>
          </table:table-cell>
          <table:table-cell office:value-type="float" office:value="0.917966" calcext:value-type="float">
            <text:p>0.917966</text:p>
          </table:table-cell>
          <table:table-cell office:value-type="float" office:value="0.660687" calcext:value-type="float">
            <text:p>0.660687</text:p>
          </table:table-cell>
          <table:table-cell office:value-type="float" office:value="0.652103" calcext:value-type="float">
            <text:p>0.6521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12389" calcext:value-type="float">
            <text:p>9.12389</text:p>
          </table:table-cell>
          <table:table-cell office:value-type="float" office:value="1.02659" calcext:value-type="float">
            <text:p>1.02659</text:p>
          </table:table-cell>
          <table:table-cell office:value-type="float" office:value="5.21809" calcext:value-type="float">
            <text:p>5.21809</text:p>
          </table:table-cell>
          <table:table-cell office:value-type="float" office:value="0.126204" calcext:value-type="float">
            <text:p>0.126204</text:p>
          </table:table-cell>
          <table:table-cell office:value-type="float" office:value="0.0981021" calcext:value-type="float">
            <text:p>0.0981021</text:p>
          </table:table-cell>
          <table:table-cell office:value-type="float" office:value="0.0822738" calcext:value-type="float">
            <text:p>0.0822738</text:p>
          </table:table-cell>
          <table:table-cell office:value-type="float" office:value="0.0876777" calcext:value-type="float">
            <text:p>0.0876777</text:p>
          </table:table-cell>
          <table:table-cell office:value-type="float" office:value="0.904678" calcext:value-type="float">
            <text:p>0.904678</text:p>
          </table:table-cell>
          <table:table-cell office:value-type="float" office:value="0.653171" calcext:value-type="float">
            <text:p>0.653171</text:p>
          </table:table-cell>
          <table:table-cell office:value-type="float" office:value="6.8479" calcext:value-type="float">
            <text:p>6.84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36294" calcext:value-type="float">
            <text:p>9.36294</text:p>
          </table:table-cell>
          <table:table-cell office:value-type="float" office:value="1.05869" calcext:value-type="float">
            <text:p>1.05869</text:p>
          </table:table-cell>
          <table:table-cell office:value-type="float" office:value="5.18928" calcext:value-type="float">
            <text:p>5.18928</text:p>
          </table:table-cell>
          <table:table-cell office:value-type="float" office:value="0.131349" calcext:value-type="float">
            <text:p>0.131349</text:p>
          </table:table-cell>
          <table:table-cell office:value-type="float" office:value="0.098568" calcext:value-type="float">
            <text:p>0.098568</text:p>
          </table:table-cell>
          <table:table-cell office:value-type="float" office:value="0.0810902" calcext:value-type="float">
            <text:p>0.0810902</text:p>
          </table:table-cell>
          <table:table-cell office:value-type="float" office:value="0.0897573" calcext:value-type="float">
            <text:p>0.0897573</text:p>
          </table:table-cell>
          <table:table-cell office:value-type="float" office:value="0.891898" calcext:value-type="float">
            <text:p>0.891898</text:p>
          </table:table-cell>
          <table:table-cell office:value-type="float" office:value="0.646503" calcext:value-type="float">
            <text:p>0.646503</text:p>
          </table:table-cell>
          <table:table-cell office:value-type="float" office:value="0.606809" calcext:value-type="float">
            <text:p>0.6068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4334" calcext:value-type="float">
            <text:p>9.64334</text:p>
          </table:table-cell>
          <table:table-cell office:value-type="float" office:value="1.13114" calcext:value-type="float">
            <text:p>1.13114</text:p>
          </table:table-cell>
          <table:table-cell office:value-type="float" office:value="5.25216" calcext:value-type="float">
            <text:p>5.25216</text:p>
          </table:table-cell>
          <table:table-cell office:value-type="float" office:value="0.152944" calcext:value-type="float">
            <text:p>0.152944</text:p>
          </table:table-cell>
          <table:table-cell office:value-type="float" office:value="0.118022" calcext:value-type="float">
            <text:p>0.118022</text:p>
          </table:table-cell>
          <table:table-cell office:value-type="float" office:value="0.0801205" calcext:value-type="float">
            <text:p>0.0801205</text:p>
          </table:table-cell>
          <table:table-cell office:value-type="float" office:value="0.0908867" calcext:value-type="float">
            <text:p>0.0908867</text:p>
          </table:table-cell>
          <table:table-cell office:value-type="float" office:value="0.879959" calcext:value-type="float">
            <text:p>0.879959</text:p>
          </table:table-cell>
          <table:table-cell office:value-type="float" office:value="0.639272" calcext:value-type="float">
            <text:p>0.639272</text:p>
          </table:table-cell>
          <table:table-cell office:value-type="float" office:value="4.44512" calcext:value-type="float">
            <text:p>4.445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91981" calcext:value-type="float">
            <text:p>9.91981</text:p>
          </table:table-cell>
          <table:table-cell office:value-type="float" office:value="1.25715" calcext:value-type="float">
            <text:p>1.25715</text:p>
          </table:table-cell>
          <table:table-cell office:value-type="float" office:value="5.29207" calcext:value-type="float">
            <text:p>5.29207</text:p>
          </table:table-cell>
          <table:table-cell office:value-type="float" office:value="0.197611" calcext:value-type="float">
            <text:p>0.197611</text:p>
          </table:table-cell>
          <table:table-cell office:value-type="float" office:value="0.163435" calcext:value-type="float">
            <text:p>0.163435</text:p>
          </table:table-cell>
          <table:table-cell office:value-type="float" office:value="0.0795891" calcext:value-type="float">
            <text:p>0.0795891</text:p>
          </table:table-cell>
          <table:table-cell office:value-type="float" office:value="0.090089" calcext:value-type="float">
            <text:p>0.090089</text:p>
          </table:table-cell>
          <table:table-cell office:value-type="float" office:value="0.868608" calcext:value-type="float">
            <text:p>0.868608</text:p>
          </table:table-cell>
          <table:table-cell office:value-type="float" office:value="0.630829" calcext:value-type="float">
            <text:p>0.630829</text:p>
          </table:table-cell>
          <table:table-cell office:value-type="float" office:value="3.13494" calcext:value-type="float">
            <text:p>3.134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668" calcext:value-type="float">
            <text:p>10.1668</text:p>
          </table:table-cell>
          <table:table-cell office:value-type="float" office:value="1.34531" calcext:value-type="float">
            <text:p>1.34531</text:p>
          </table:table-cell>
          <table:table-cell office:value-type="float" office:value="5.18776" calcext:value-type="float">
            <text:p>5.18776</text:p>
          </table:table-cell>
          <table:table-cell office:value-type="float" office:value="0.224101" calcext:value-type="float">
            <text:p>0.224101</text:p>
          </table:table-cell>
          <table:table-cell office:value-type="float" office:value="0.186423" calcext:value-type="float">
            <text:p>0.186423</text:p>
          </table:table-cell>
          <table:table-cell office:value-type="float" office:value="0.0790426" calcext:value-type="float">
            <text:p>0.0790426</text:p>
          </table:table-cell>
          <table:table-cell office:value-type="float" office:value="0.0889867" calcext:value-type="float">
            <text:p>0.0889867</text:p>
          </table:table-cell>
          <table:table-cell office:value-type="float" office:value="0.85722" calcext:value-type="float">
            <text:p>0.85722</text:p>
          </table:table-cell>
          <table:table-cell office:value-type="float" office:value="0.622538" calcext:value-type="float">
            <text:p>0.622538</text:p>
          </table:table-cell>
          <table:table-cell office:value-type="float" office:value="4.94298" calcext:value-type="float">
            <text:p>4.942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3916" calcext:value-type="float">
            <text:p>10.3916</text:p>
          </table:table-cell>
          <table:table-cell office:value-type="float" office:value="1.42524" calcext:value-type="float">
            <text:p>1.42524</text:p>
          </table:table-cell>
          <table:table-cell office:value-type="float" office:value="5.15242" calcext:value-type="float">
            <text:p>5.15242</text:p>
          </table:table-cell>
          <table:table-cell office:value-type="float" office:value="0.244779" calcext:value-type="float">
            <text:p>0.244779</text:p>
          </table:table-cell>
          <table:table-cell office:value-type="float" office:value="0.200097" calcext:value-type="float">
            <text:p>0.200097</text:p>
          </table:table-cell>
          <table:table-cell office:value-type="float" office:value="0.0781889" calcext:value-type="float">
            <text:p>0.0781889</text:p>
          </table:table-cell>
          <table:table-cell office:value-type="float" office:value="0.0878453" calcext:value-type="float">
            <text:p>0.0878453</text:p>
          </table:table-cell>
          <table:table-cell office:value-type="float" office:value="0.846193" calcext:value-type="float">
            <text:p>0.846193</text:p>
          </table:table-cell>
          <table:table-cell office:value-type="float" office:value="0.614515" calcext:value-type="float">
            <text:p>0.614515</text:p>
          </table:table-cell>
          <table:table-cell office:value-type="float" office:value="1.15749" calcext:value-type="float">
            <text:p>1.157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218" calcext:value-type="float">
            <text:p>10.6218</text:p>
          </table:table-cell>
          <table:table-cell office:value-type="float" office:value="1.50632" calcext:value-type="float">
            <text:p>1.50632</text:p>
          </table:table-cell>
          <table:table-cell office:value-type="float" office:value="5.01953" calcext:value-type="float">
            <text:p>5.01953</text:p>
          </table:table-cell>
          <table:table-cell office:value-type="float" office:value="0.266298" calcext:value-type="float">
            <text:p>0.266298</text:p>
          </table:table-cell>
          <table:table-cell office:value-type="float" office:value="0.215924" calcext:value-type="float">
            <text:p>0.215924</text:p>
          </table:table-cell>
          <table:table-cell office:value-type="float" office:value="0.077241" calcext:value-type="float">
            <text:p>0.077241</text:p>
          </table:table-cell>
          <table:table-cell office:value-type="float" office:value="0.0867523" calcext:value-type="float">
            <text:p>0.0867523</text:p>
          </table:table-cell>
          <table:table-cell office:value-type="float" office:value="0.835663" calcext:value-type="float">
            <text:p>0.835663</text:p>
          </table:table-cell>
          <table:table-cell office:value-type="float" office:value="0.606788" calcext:value-type="float">
            <text:p>0.606788</text:p>
          </table:table-cell>
          <table:table-cell office:value-type="float" office:value="3.77688" calcext:value-type="float">
            <text:p>3.776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8455" calcext:value-type="float">
            <text:p>10.8455</text:p>
          </table:table-cell>
          <table:table-cell office:value-type="float" office:value="1.53824" calcext:value-type="float">
            <text:p>1.53824</text:p>
          </table:table-cell>
          <table:table-cell office:value-type="float" office:value="4.9824" calcext:value-type="float">
            <text:p>4.9824</text:p>
          </table:table-cell>
          <table:table-cell office:value-type="float" office:value="0.262545" calcext:value-type="float">
            <text:p>0.262545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0763023" calcext:value-type="float">
            <text:p>0.0763023</text:p>
          </table:table-cell>
          <table:table-cell office:value-type="float" office:value="0.0857933" calcext:value-type="float">
            <text:p>0.0857933</text:p>
          </table:table-cell>
          <table:table-cell office:value-type="float" office:value="0.825546" calcext:value-type="float">
            <text:p>0.825546</text:p>
          </table:table-cell>
          <table:table-cell office:value-type="float" office:value="0.599562" calcext:value-type="float">
            <text:p>0.599562</text:p>
          </table:table-cell>
          <table:table-cell office:value-type="float" office:value="1.12977" calcext:value-type="float">
            <text:p>1.129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1125" calcext:value-type="float">
            <text:p>11.1125</text:p>
          </table:table-cell>
          <table:table-cell office:value-type="float" office:value="1.58979" calcext:value-type="float">
            <text:p>1.58979</text:p>
          </table:table-cell>
          <table:table-cell office:value-type="float" office:value="5.055" calcext:value-type="float">
            <text:p>5.055</text:p>
          </table:table-cell>
          <table:table-cell office:value-type="float" office:value="0.263069" calcext:value-type="float">
            <text:p>0.263069</text:p>
          </table:table-cell>
          <table:table-cell office:value-type="float" office:value="0.187001" calcext:value-type="float">
            <text:p>0.187001</text:p>
          </table:table-cell>
          <table:table-cell office:value-type="float" office:value="0.0754223" calcext:value-type="float">
            <text:p>0.0754223</text:p>
          </table:table-cell>
          <table:table-cell office:value-type="float" office:value="0.0850782" calcext:value-type="float">
            <text:p>0.0850782</text:p>
          </table:table-cell>
          <table:table-cell office:value-type="float" office:value="0.815659" calcext:value-type="float">
            <text:p>0.815659</text:p>
          </table:table-cell>
          <table:table-cell office:value-type="float" office:value="0.592819" calcext:value-type="float">
            <text:p>0.592819</text:p>
          </table:table-cell>
          <table:table-cell office:value-type="float" office:value="2.08301" calcext:value-type="float">
            <text:p>2.083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3929" calcext:value-type="float">
            <text:p>11.3929</text:p>
          </table:table-cell>
          <table:table-cell office:value-type="float" office:value="1.63782" calcext:value-type="float">
            <text:p>1.63782</text:p>
          </table:table-cell>
          <table:table-cell office:value-type="float" office:value="5.10184" calcext:value-type="float">
            <text:p>5.10184</text:p>
          </table:table-cell>
          <table:table-cell office:value-type="float" office:value="0.260858" calcext:value-type="float">
            <text:p>0.260858</text:p>
          </table:table-cell>
          <table:table-cell office:value-type="float" office:value="0.172998" calcext:value-type="float">
            <text:p>0.172998</text:p>
          </table:table-cell>
          <table:table-cell office:value-type="float" office:value="0.0749492" calcext:value-type="float">
            <text:p>0.0749492</text:p>
          </table:table-cell>
          <table:table-cell office:value-type="float" office:value="0.0848363" calcext:value-type="float">
            <text:p>0.0848363</text:p>
          </table:table-cell>
          <table:table-cell office:value-type="float" office:value="0.806189" calcext:value-type="float">
            <text:p>0.806189</text:p>
          </table:table-cell>
          <table:table-cell office:value-type="float" office:value="0.58678" calcext:value-type="float">
            <text:p>0.58678</text:p>
          </table:table-cell>
          <table:table-cell office:value-type="float" office:value="2.03606" calcext:value-type="float">
            <text:p>2.036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6233" calcext:value-type="float">
            <text:p>11.6233</text:p>
          </table:table-cell>
          <table:table-cell office:value-type="float" office:value="1.69361" calcext:value-type="float">
            <text:p>1.69361</text:p>
          </table:table-cell>
          <table:table-cell office:value-type="float" office:value="5.0394" calcext:value-type="float">
            <text:p>5.0394</text:p>
          </table:table-cell>
          <table:table-cell office:value-type="float" office:value="0.266664" calcext:value-type="float">
            <text:p>0.266664</text:p>
          </table:table-cell>
          <table:table-cell office:value-type="float" office:value="0.170414" calcext:value-type="float">
            <text:p>0.170414</text:p>
          </table:table-cell>
          <table:table-cell office:value-type="float" office:value="0.0743286" calcext:value-type="float">
            <text:p>0.0743286</text:p>
          </table:table-cell>
          <table:table-cell office:value-type="float" office:value="0.0851144" calcext:value-type="float">
            <text:p>0.0851144</text:p>
          </table:table-cell>
          <table:table-cell office:value-type="float" office:value="0.796987" calcext:value-type="float">
            <text:p>0.796987</text:p>
          </table:table-cell>
          <table:table-cell office:value-type="float" office:value="0.581475" calcext:value-type="float">
            <text:p>0.581475</text:p>
          </table:table-cell>
          <table:table-cell office:value-type="float" office:value="0.760041" calcext:value-type="float">
            <text:p>0.7600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8525" calcext:value-type="float">
            <text:p>11.8525</text:p>
          </table:table-cell>
          <table:table-cell office:value-type="float" office:value="1.75841" calcext:value-type="float">
            <text:p>1.75841</text:p>
          </table:table-cell>
          <table:table-cell office:value-type="float" office:value="5.01929" calcext:value-type="float">
            <text:p>5.01929</text:p>
          </table:table-cell>
          <table:table-cell office:value-type="float" office:value="0.275253" calcext:value-type="float">
            <text:p>0.275253</text:p>
          </table:table-cell>
          <table:table-cell office:value-type="float" office:value="0.170614" calcext:value-type="float">
            <text:p>0.170614</text:p>
          </table:table-cell>
          <table:table-cell office:value-type="float" office:value="0.0736116" calcext:value-type="float">
            <text:p>0.0736116</text:p>
          </table:table-cell>
          <table:table-cell office:value-type="float" office:value="0.0858336" calcext:value-type="float">
            <text:p>0.0858336</text:p>
          </table:table-cell>
          <table:table-cell office:value-type="float" office:value="0.788091" calcext:value-type="float">
            <text:p>0.788091</text:p>
          </table:table-cell>
          <table:table-cell office:value-type="float" office:value="0.576708" calcext:value-type="float">
            <text:p>0.576708</text:p>
          </table:table-cell>
          <table:table-cell office:value-type="float" office:value="0.293337" calcext:value-type="float">
            <text:p>0.2933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1101" calcext:value-type="float">
            <text:p>12.1101</text:p>
          </table:table-cell>
          <table:table-cell office:value-type="float" office:value="1.84831" calcext:value-type="float">
            <text:p>1.84831</text:p>
          </table:table-cell>
          <table:table-cell office:value-type="float" office:value="5.11214" calcext:value-type="float">
            <text:p>5.11214</text:p>
          </table:table-cell>
          <table:table-cell office:value-type="float" office:value="0.290205" calcext:value-type="float">
            <text:p>0.290205</text:p>
          </table:table-cell>
          <table:table-cell office:value-type="float" office:value="0.176903" calcext:value-type="float">
            <text:p>0.176903</text:p>
          </table:table-cell>
          <table:table-cell office:value-type="float" office:value="0.0731137" calcext:value-type="float">
            <text:p>0.0731137</text:p>
          </table:table-cell>
          <table:table-cell office:value-type="float" office:value="0.0863782" calcext:value-type="float">
            <text:p>0.0863782</text:p>
          </table:table-cell>
          <table:table-cell office:value-type="float" office:value="0.779686" calcext:value-type="float">
            <text:p>0.779686</text:p>
          </table:table-cell>
          <table:table-cell office:value-type="float" office:value="0.571792" calcext:value-type="float">
            <text:p>0.571792</text:p>
          </table:table-cell>
          <table:table-cell office:value-type="float" office:value="1.50165" calcext:value-type="float">
            <text:p>1.501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3531" calcext:value-type="float">
            <text:p>12.3531</text:p>
          </table:table-cell>
          <table:table-cell office:value-type="float" office:value="1.87902" calcext:value-type="float">
            <text:p>1.87902</text:p>
          </table:table-cell>
          <table:table-cell office:value-type="float" office:value="5.09172" calcext:value-type="float">
            <text:p>5.09172</text:p>
          </table:table-cell>
          <table:table-cell office:value-type="float" office:value="0.279797" calcext:value-type="float">
            <text:p>0.279797</text:p>
          </table:table-cell>
          <table:table-cell office:value-type="float" office:value="0.154225" calcext:value-type="float">
            <text:p>0.154225</text:p>
          </table:table-cell>
          <table:table-cell office:value-type="float" office:value="0.0727019" calcext:value-type="float">
            <text:p>0.0727019</text:p>
          </table:table-cell>
          <table:table-cell office:value-type="float" office:value="0.0888106" calcext:value-type="float">
            <text:p>0.0888106</text:p>
          </table:table-cell>
          <table:table-cell office:value-type="float" office:value="0.771652" calcext:value-type="float">
            <text:p>0.771652</text:p>
          </table:table-cell>
          <table:table-cell office:value-type="float" office:value="0.568625" calcext:value-type="float">
            <text:p>0.568625</text:p>
          </table:table-cell>
          <table:table-cell office:value-type="float" office:value="0.63272" calcext:value-type="float">
            <text:p>0.632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6101" calcext:value-type="float">
            <text:p>12.6101</text:p>
          </table:table-cell>
          <table:table-cell office:value-type="float" office:value="1.94126" calcext:value-type="float">
            <text:p>1.94126</text:p>
          </table:table-cell>
          <table:table-cell office:value-type="float" office:value="5.16096" calcext:value-type="float">
            <text:p>5.16096</text:p>
          </table:table-cell>
          <table:table-cell office:value-type="float" office:value="0.281026" calcext:value-type="float">
            <text:p>0.281026</text:p>
          </table:table-cell>
          <table:table-cell office:value-type="float" office:value="0.145349" calcext:value-type="float">
            <text:p>0.145349</text:p>
          </table:table-cell>
          <table:table-cell office:value-type="float" office:value="0.07266" calcext:value-type="float">
            <text:p>0.07266</text:p>
          </table:table-cell>
          <table:table-cell office:value-type="float" office:value="0.0923003" calcext:value-type="float">
            <text:p>0.0923003</text:p>
          </table:table-cell>
          <table:table-cell office:value-type="float" office:value="0.764396" calcext:value-type="float">
            <text:p>0.764396</text:p>
          </table:table-cell>
          <table:table-cell office:value-type="float" office:value="0.566276" calcext:value-type="float">
            <text:p>0.566276</text:p>
          </table:table-cell>
          <table:table-cell office:value-type="float" office:value="0.873123" calcext:value-type="float">
            <text:p>0.8731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8112" calcext:value-type="float">
            <text:p>12.8112</text:p>
          </table:table-cell>
          <table:table-cell office:value-type="float" office:value="2.07332" calcext:value-type="float">
            <text:p>2.07332</text:p>
          </table:table-cell>
          <table:table-cell office:value-type="float" office:value="5.12137" calcext:value-type="float">
            <text:p>5.12137</text:p>
          </table:table-cell>
          <table:table-cell office:value-type="float" office:value="0.319643" calcext:value-type="float">
            <text:p>0.319643</text:p>
          </table:table-cell>
          <table:table-cell office:value-type="float" office:value="0.182545" calcext:value-type="float">
            <text:p>0.182545</text:p>
          </table:table-cell>
          <table:table-cell office:value-type="float" office:value="0.0721069" calcext:value-type="float">
            <text:p>0.0721069</text:p>
          </table:table-cell>
          <table:table-cell office:value-type="float" office:value="0.0941336" calcext:value-type="float">
            <text:p>0.0941336</text:p>
          </table:table-cell>
          <table:table-cell office:value-type="float" office:value="0.75701" calcext:value-type="float">
            <text:p>0.75701</text:p>
          </table:table-cell>
          <table:table-cell office:value-type="float" office:value="0.562515" calcext:value-type="float">
            <text:p>0.562515</text:p>
          </table:table-cell>
          <table:table-cell office:value-type="float" office:value="3.30632" calcext:value-type="float">
            <text:p>3.306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801" calcext:value-type="float">
            <text:p>13.0801</text:p>
          </table:table-cell>
          <table:table-cell office:value-type="float" office:value="2.18228" calcext:value-type="float">
            <text:p>2.18228</text:p>
          </table:table-cell>
          <table:table-cell office:value-type="float" office:value="5.24909" calcext:value-type="float">
            <text:p>5.24909</text:p>
          </table:table-cell>
          <table:table-cell office:value-type="float" office:value="0.336027" calcext:value-type="float">
            <text:p>0.336027</text:p>
          </table:table-cell>
          <table:table-cell office:value-type="float" office:value="0.188824" calcext:value-type="float">
            <text:p>0.188824</text:p>
          </table:table-cell>
          <table:table-cell office:value-type="float" office:value="0.0721172" calcext:value-type="float">
            <text:p>0.0721172</text:p>
          </table:table-cell>
          <table:table-cell office:value-type="float" office:value="0.0955427" calcext:value-type="float">
            <text:p>0.0955427</text:p>
          </table:table-cell>
          <table:table-cell office:value-type="float" office:value="0.750707" calcext:value-type="float">
            <text:p>0.750707</text:p>
          </table:table-cell>
          <table:table-cell office:value-type="float" office:value="0.55833" calcext:value-type="float">
            <text:p>0.55833</text:p>
          </table:table-cell>
          <table:table-cell office:value-type="float" office:value="3.1951" calcext:value-type="float">
            <text:p>3.19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285" calcext:value-type="float">
            <text:p>13.285</text:p>
          </table:table-cell>
          <table:table-cell office:value-type="float" office:value="2.32212" calcext:value-type="float">
            <text:p>2.32212</text:p>
          </table:table-cell>
          <table:table-cell office:value-type="float" office:value="5.21487" calcext:value-type="float">
            <text:p>5.21487</text:p>
          </table:table-cell>
          <table:table-cell office:value-type="float" office:value="0.373241" calcext:value-type="float">
            <text:p>0.373241</text:p>
          </table:table-cell>
          <table:table-cell office:value-type="float" office:value="0.22175" calcext:value-type="float">
            <text:p>0.22175</text:p>
          </table:table-cell>
          <table:table-cell office:value-type="float" office:value="0.0716991" calcext:value-type="float">
            <text:p>0.0716991</text:p>
          </table:table-cell>
          <table:table-cell office:value-type="float" office:value="0.0958919" calcext:value-type="float">
            <text:p>0.0958919</text:p>
          </table:table-cell>
          <table:table-cell office:value-type="float" office:value="0.74414" calcext:value-type="float">
            <text:p>0.74414</text:p>
          </table:table-cell>
          <table:table-cell office:value-type="float" office:value="0.553457" calcext:value-type="float">
            <text:p>0.553457</text:p>
          </table:table-cell>
          <table:table-cell office:value-type="float" office:value="2.62149" calcext:value-type="float">
            <text:p>2.621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4625" calcext:value-type="float">
            <text:p>13.4625</text:p>
          </table:table-cell>
          <table:table-cell office:value-type="float" office:value="2.46153" calcext:value-type="float">
            <text:p>2.46153</text:p>
          </table:table-cell>
          <table:table-cell office:value-type="float" office:value="5.03877" calcext:value-type="float">
            <text:p>5.03877</text:p>
          </table:table-cell>
          <table:table-cell office:value-type="float" office:value="0.414867" calcext:value-type="float">
            <text:p>0.414867</text:p>
          </table:table-cell>
          <table:table-cell office:value-type="float" office:value="0.262333" calcext:value-type="float">
            <text:p>0.262333</text:p>
          </table:table-cell>
          <table:table-cell office:value-type="float" office:value="0.0710106" calcext:value-type="float">
            <text:p>0.0710106</text:p>
          </table:table-cell>
          <table:table-cell office:value-type="float" office:value="0.0955943" calcext:value-type="float">
            <text:p>0.0955943</text:p>
          </table:table-cell>
          <table:table-cell office:value-type="float" office:value="0.736978" calcext:value-type="float">
            <text:p>0.736978</text:p>
          </table:table-cell>
          <table:table-cell office:value-type="float" office:value="0.548416" calcext:value-type="float">
            <text:p>0.548416</text:p>
          </table:table-cell>
          <table:table-cell office:value-type="float" office:value="11.1367" calcext:value-type="float">
            <text:p>11.13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7129" calcext:value-type="float">
            <text:p>13.7129</text:p>
          </table:table-cell>
          <table:table-cell office:value-type="float" office:value="2.57928" calcext:value-type="float">
            <text:p>2.57928</text:p>
          </table:table-cell>
          <table:table-cell office:value-type="float" office:value="5.07624" calcext:value-type="float">
            <text:p>5.07624</text:p>
          </table:table-cell>
          <table:table-cell office:value-type="float" office:value="0.431824" calcext:value-type="float">
            <text:p>0.431824</text:p>
          </table:table-cell>
          <table:table-cell office:value-type="float" office:value="0.266668" calcext:value-type="float">
            <text:p>0.266668</text:p>
          </table:table-cell>
          <table:table-cell office:value-type="float" office:value="0.0703778" calcext:value-type="float">
            <text:p>0.0703778</text:p>
          </table:table-cell>
          <table:table-cell office:value-type="float" office:value="0.0951925" calcext:value-type="float">
            <text:p>0.0951925</text:p>
          </table:table-cell>
          <table:table-cell office:value-type="float" office:value="0.730087" calcext:value-type="float">
            <text:p>0.730087</text:p>
          </table:table-cell>
          <table:table-cell office:value-type="float" office:value="0.543438" calcext:value-type="float">
            <text:p>0.543438</text:p>
          </table:table-cell>
          <table:table-cell office:value-type="float" office:value="0.909273" calcext:value-type="float">
            <text:p>0.9092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9324" calcext:value-type="float">
            <text:p>13.9324</text:p>
          </table:table-cell>
          <table:table-cell office:value-type="float" office:value="2.6902" calcext:value-type="float">
            <text:p>2.6902</text:p>
          </table:table-cell>
          <table:table-cell office:value-type="float" office:value="5.04599" calcext:value-type="float">
            <text:p>5.04599</text:p>
          </table:table-cell>
          <table:table-cell office:value-type="float" office:value="0.448713" calcext:value-type="float">
            <text:p>0.448713</text:p>
          </table:table-cell>
          <table:table-cell office:value-type="float" office:value="0.271772" calcext:value-type="float">
            <text:p>0.271772</text:p>
          </table:table-cell>
          <table:table-cell office:value-type="float" office:value="0.0697412" calcext:value-type="float">
            <text:p>0.0697412</text:p>
          </table:table-cell>
          <table:table-cell office:value-type="float" office:value="0.0948444" calcext:value-type="float">
            <text:p>0.0948444</text:p>
          </table:table-cell>
          <table:table-cell office:value-type="float" office:value="0.723349" calcext:value-type="float">
            <text:p>0.723349</text:p>
          </table:table-cell>
          <table:table-cell office:value-type="float" office:value="0.53864" calcext:value-type="float">
            <text:p>0.53864</text:p>
          </table:table-cell>
          <table:table-cell office:value-type="float" office:value="0.203502" calcext:value-type="float">
            <text:p>0.2035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1618" calcext:value-type="float">
            <text:p>14.1618</text:p>
          </table:table-cell>
          <table:table-cell office:value-type="float" office:value="2.84512" calcext:value-type="float">
            <text:p>2.84512</text:p>
          </table:table-cell>
          <table:table-cell office:value-type="float" office:value="5.07845" calcext:value-type="float">
            <text:p>5.07845</text:p>
          </table:table-cell>
          <table:table-cell office:value-type="float" office:value="0.480828" calcext:value-type="float">
            <text:p>0.480828</text:p>
          </table:table-cell>
          <table:table-cell office:value-type="float" office:value="0.293296" calcext:value-type="float">
            <text:p>0.293296</text:p>
          </table:table-cell>
          <table:table-cell office:value-type="float" office:value="0.0691466" calcext:value-type="float">
            <text:p>0.0691466</text:p>
          </table:table-cell>
          <table:table-cell office:value-type="float" office:value="0.0941083" calcext:value-type="float">
            <text:p>0.0941083</text:p>
          </table:table-cell>
          <table:table-cell office:value-type="float" office:value="0.716799" calcext:value-type="float">
            <text:p>0.716799</text:p>
          </table:table-cell>
          <table:table-cell office:value-type="float" office:value="0.533744" calcext:value-type="float">
            <text:p>0.533744</text:p>
          </table:table-cell>
          <table:table-cell office:value-type="float" office:value="0.719704" calcext:value-type="float">
            <text:p>0.7197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4129" calcext:value-type="float">
            <text:p>14.4129</text:p>
          </table:table-cell>
          <table:table-cell office:value-type="float" office:value="2.95762" calcext:value-type="float">
            <text:p>2.95762</text:p>
          </table:table-cell>
          <table:table-cell office:value-type="float" office:value="5.18125" calcext:value-type="float">
            <text:p>5.18125</text:p>
          </table:table-cell>
          <table:table-cell office:value-type="float" office:value="0.48511" calcext:value-type="float">
            <text:p>0.48511</text:p>
          </table:table-cell>
          <table:table-cell office:value-type="float" office:value="0.277202" calcext:value-type="float">
            <text:p>0.277202</text:p>
          </table:table-cell>
          <table:table-cell office:value-type="float" office:value="0.0688296" calcext:value-type="float">
            <text:p>0.0688296</text:p>
          </table:table-cell>
          <table:table-cell office:value-type="float" office:value="0.0934614" calcext:value-type="float">
            <text:p>0.0934614</text:p>
          </table:table-cell>
          <table:table-cell office:value-type="float" office:value="0.710841" calcext:value-type="float">
            <text:p>0.710841</text:p>
          </table:table-cell>
          <table:table-cell office:value-type="float" office:value="0.528991" calcext:value-type="float">
            <text:p>0.528991</text:p>
          </table:table-cell>
          <table:table-cell office:value-type="float" office:value="1.38095" calcext:value-type="float">
            <text:p>1.380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187" calcext:value-type="float">
            <text:p>14.6187</text:p>
          </table:table-cell>
          <table:table-cell office:value-type="float" office:value="3.03062" calcext:value-type="float">
            <text:p>3.03062</text:p>
          </table:table-cell>
          <table:table-cell office:value-type="float" office:value="5.11616" calcext:value-type="float">
            <text:p>5.11616</text:p>
          </table:table-cell>
          <table:table-cell office:value-type="float" office:value="0.48145" calcext:value-type="float">
            <text:p>0.48145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0683872" calcext:value-type="float">
            <text:p>0.0683872</text:p>
          </table:table-cell>
          <table:table-cell office:value-type="float" office:value="0.0935319" calcext:value-type="float">
            <text:p>0.0935319</text:p>
          </table:table-cell>
          <table:table-cell office:value-type="float" office:value="0.705045" calcext:value-type="float">
            <text:p>0.705045</text:p>
          </table:table-cell>
          <table:table-cell office:value-type="float" office:value="0.524797" calcext:value-type="float">
            <text:p>0.524797</text:p>
          </table:table-cell>
          <table:table-cell office:value-type="float" office:value="2.19733" calcext:value-type="float">
            <text:p>2.197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511" calcext:value-type="float">
            <text:p>14.8511</text:p>
          </table:table-cell>
          <table:table-cell office:value-type="float" office:value="3.18587" calcext:value-type="float">
            <text:p>3.18587</text:p>
          </table:table-cell>
          <table:table-cell office:value-type="float" office:value="5.20015" calcext:value-type="float">
            <text:p>5.20015</text:p>
          </table:table-cell>
          <table:table-cell office:value-type="float" office:value="0.50592" calcext:value-type="float">
            <text:p>0.50592</text:p>
          </table:table-cell>
          <table:table-cell office:value-type="float" office:value="0.268144" calcext:value-type="float">
            <text:p>0.268144</text:p>
          </table:table-cell>
          <table:table-cell office:value-type="float" office:value="0.0681413" calcext:value-type="float">
            <text:p>0.0681413</text:p>
          </table:table-cell>
          <table:table-cell office:value-type="float" office:value="0.0931886" calcext:value-type="float">
            <text:p>0.0931886</text:p>
          </table:table-cell>
          <table:table-cell office:value-type="float" office:value="0.699764" calcext:value-type="float">
            <text:p>0.699764</text:p>
          </table:table-cell>
          <table:table-cell office:value-type="float" office:value="0.520392" calcext:value-type="float">
            <text:p>0.520392</text:p>
          </table:table-cell>
          <table:table-cell office:value-type="float" office:value="3.69195" calcext:value-type="float">
            <text:p>3.691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609" calcext:value-type="float">
            <text:p>15.0609</text:p>
          </table:table-cell>
          <table:table-cell office:value-type="float" office:value="3.37881" calcext:value-type="float">
            <text:p>3.37881</text:p>
          </table:table-cell>
          <table:table-cell office:value-type="float" office:value="5.22818" calcext:value-type="float">
            <text:p>5.22818</text:p>
          </table:table-cell>
          <table:table-cell office:value-type="float" office:value="0.549384" calcext:value-type="float">
            <text:p>0.549384</text:p>
          </table:table-cell>
          <table:table-cell office:value-type="float" office:value="0.303065" calcext:value-type="float">
            <text:p>0.303065</text:p>
          </table:table-cell>
          <table:table-cell office:value-type="float" office:value="0.0678581" calcext:value-type="float">
            <text:p>0.0678581</text:p>
          </table:table-cell>
          <table:table-cell office:value-type="float" office:value="0.0924056" calcext:value-type="float">
            <text:p>0.0924056</text:p>
          </table:table-cell>
          <table:table-cell office:value-type="float" office:value="0.694407" calcext:value-type="float">
            <text:p>0.694407</text:p>
          </table:table-cell>
          <table:table-cell office:value-type="float" office:value="0.515994" calcext:value-type="float">
            <text:p>0.515994</text:p>
          </table:table-cell>
          <table:table-cell office:value-type="float" office:value="1.17859" calcext:value-type="float">
            <text:p>1.178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716" calcext:value-type="float">
            <text:p>15.2716</text:p>
          </table:table-cell>
          <table:table-cell office:value-type="float" office:value="3.544" calcext:value-type="float">
            <text:p>3.544</text:p>
          </table:table-cell>
          <table:table-cell office:value-type="float" office:value="5.18674" calcext:value-type="float">
            <text:p>5.18674</text:p>
          </table:table-cell>
          <table:table-cell office:value-type="float" office:value="0.580597" calcext:value-type="float">
            <text:p>0.580597</text:p>
          </table:table-cell>
          <table:table-cell office:value-type="float" office:value="0.325018" calcext:value-type="float">
            <text:p>0.325018</text:p>
          </table:table-cell>
          <table:table-cell office:value-type="float" office:value="0.0675849" calcext:value-type="float">
            <text:p>0.0675849</text:p>
          </table:table-cell>
          <table:table-cell office:value-type="float" office:value="0.091663" calcext:value-type="float">
            <text:p>0.091663</text:p>
          </table:table-cell>
          <table:table-cell office:value-type="float" office:value="0.688884" calcext:value-type="float">
            <text:p>0.688884</text:p>
          </table:table-cell>
          <table:table-cell office:value-type="float" office:value="0.511787" calcext:value-type="float">
            <text:p>0.511787</text:p>
          </table:table-cell>
          <table:table-cell office:value-type="float" office:value="2.67437" calcext:value-type="float">
            <text:p>2.674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865" calcext:value-type="float">
            <text:p>15.4865</text:p>
          </table:table-cell>
          <table:table-cell office:value-type="float" office:value="3.73258" calcext:value-type="float">
            <text:p>3.73258</text:p>
          </table:table-cell>
          <table:table-cell office:value-type="float" office:value="5.22367" calcext:value-type="float">
            <text:p>5.22367</text:p>
          </table:table-cell>
          <table:table-cell office:value-type="float" office:value="0.615146" calcext:value-type="float">
            <text:p>0.615146</text:p>
          </table:table-cell>
          <table:table-cell office:value-type="float" office:value="0.346101" calcext:value-type="float">
            <text:p>0.346101</text:p>
          </table:table-cell>
          <table:table-cell office:value-type="float" office:value="0.0674096" calcext:value-type="float">
            <text:p>0.0674096</text:p>
          </table:table-cell>
          <table:table-cell office:value-type="float" office:value="0.0913107" calcext:value-type="float">
            <text:p>0.0913107</text:p>
          </table:table-cell>
          <table:table-cell office:value-type="float" office:value="0.68345" calcext:value-type="float">
            <text:p>0.68345</text:p>
          </table:table-cell>
          <table:table-cell office:value-type="float" office:value="0.508077" calcext:value-type="float">
            <text:p>0.508077</text:p>
          </table:table-cell>
          <table:table-cell office:value-type="float" office:value="0.668772" calcext:value-type="float">
            <text:p>0.6687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973" calcext:value-type="float">
            <text:p>15.6973</text:p>
          </table:table-cell>
          <table:table-cell office:value-type="float" office:value="3.86683" calcext:value-type="float">
            <text:p>3.86683</text:p>
          </table:table-cell>
          <table:table-cell office:value-type="float" office:value="5.19912" calcext:value-type="float">
            <text:p>5.19912</text:p>
          </table:table-cell>
          <table:table-cell office:value-type="float" office:value="0.625777" calcext:value-type="float">
            <text:p>0.625777</text:p>
          </table:table-cell>
          <table:table-cell office:value-type="float" office:value="0.338961" calcext:value-type="float">
            <text:p>0.338961</text:p>
          </table:table-cell>
          <table:table-cell office:value-type="float" office:value="0.067322" calcext:value-type="float">
            <text:p>0.067322</text:p>
          </table:table-cell>
          <table:table-cell office:value-type="float" office:value="0.0908628" calcext:value-type="float">
            <text:p>0.0908628</text:p>
          </table:table-cell>
          <table:table-cell office:value-type="float" office:value="0.678174" calcext:value-type="float">
            <text:p>0.678174</text:p>
          </table:table-cell>
          <table:table-cell office:value-type="float" office:value="0.504243" calcext:value-type="float">
            <text:p>0.504243</text:p>
          </table:table-cell>
          <table:table-cell office:value-type="float" office:value="0.984672" calcext:value-type="float">
            <text:p>0.9846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19" calcext:value-type="float">
            <text:p>15.919</text:p>
          </table:table-cell>
          <table:table-cell office:value-type="float" office:value="4.01086" calcext:value-type="float">
            <text:p>4.01086</text:p>
          </table:table-cell>
          <table:table-cell office:value-type="float" office:value="5.20596" calcext:value-type="float">
            <text:p>5.20596</text:p>
          </table:table-cell>
          <table:table-cell office:value-type="float" office:value="0.636358" calcext:value-type="float">
            <text:p>0.636358</text:p>
          </table:table-cell>
          <table:table-cell office:value-type="float" office:value="0.331543" calcext:value-type="float">
            <text:p>0.331543</text:p>
          </table:table-cell>
          <table:table-cell office:value-type="float" office:value="0.0675717" calcext:value-type="float">
            <text:p>0.0675717</text:p>
          </table:table-cell>
          <table:table-cell office:value-type="float" office:value="0.0903921" calcext:value-type="float">
            <text:p>0.0903921</text:p>
          </table:table-cell>
          <table:table-cell office:value-type="float" office:value="0.673157" calcext:value-type="float">
            <text:p>0.673157</text:p>
          </table:table-cell>
          <table:table-cell office:value-type="float" office:value="0.500402" calcext:value-type="float">
            <text:p>0.500402</text:p>
          </table:table-cell>
          <table:table-cell office:value-type="float" office:value="0.193355" calcext:value-type="float">
            <text:p>0.1933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141" calcext:value-type="float">
            <text:p>16.1141</text:p>
          </table:table-cell>
          <table:table-cell office:value-type="float" office:value="4.17032" calcext:value-type="float">
            <text:p>4.17032</text:p>
          </table:table-cell>
          <table:table-cell office:value-type="float" office:value="5.1232" calcext:value-type="float">
            <text:p>5.1232</text:p>
          </table:table-cell>
          <table:table-cell office:value-type="float" office:value="0.661578" calcext:value-type="float">
            <text:p>0.661578</text:p>
          </table:table-cell>
          <table:table-cell office:value-type="float" office:value="0.347036" calcext:value-type="float">
            <text:p>0.347036</text:p>
          </table:table-cell>
          <table:table-cell office:value-type="float" office:value="0.0677434" calcext:value-type="float">
            <text:p>0.0677434</text:p>
          </table:table-cell>
          <table:table-cell office:value-type="float" office:value="0.0900149" calcext:value-type="float">
            <text:p>0.0900149</text:p>
          </table:table-cell>
          <table:table-cell office:value-type="float" office:value="0.667994" calcext:value-type="float">
            <text:p>0.667994</text:p>
          </table:table-cell>
          <table:table-cell office:value-type="float" office:value="0.496589" calcext:value-type="float">
            <text:p>0.496589</text:p>
          </table:table-cell>
          <table:table-cell office:value-type="float" office:value="1.74871" calcext:value-type="float">
            <text:p>1.748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114" calcext:value-type="float">
            <text:p>16.3114</text:p>
          </table:table-cell>
          <table:table-cell office:value-type="float" office:value="4.36606" calcext:value-type="float">
            <text:p>4.36606</text:p>
          </table:table-cell>
          <table:table-cell office:value-type="float" office:value="5.15566" calcext:value-type="float">
            <text:p>5.15566</text:p>
          </table:table-cell>
          <table:table-cell office:value-type="float" office:value="0.693771" calcext:value-type="float">
            <text:p>0.693771</text:p>
          </table:table-cell>
          <table:table-cell office:value-type="float" office:value="0.364037" calcext:value-type="float">
            <text:p>0.364037</text:p>
          </table:table-cell>
          <table:table-cell office:value-type="float" office:value="0.06794" calcext:value-type="float">
            <text:p>0.06794</text:p>
          </table:table-cell>
          <table:table-cell office:value-type="float" office:value="0.0902189" calcext:value-type="float">
            <text:p>0.0902189</text:p>
          </table:table-cell>
          <table:table-cell office:value-type="float" office:value="0.662923" calcext:value-type="float">
            <text:p>0.662923</text:p>
          </table:table-cell>
          <table:table-cell office:value-type="float" office:value="0.493152" calcext:value-type="float">
            <text:p>0.493152</text:p>
          </table:table-cell>
          <table:table-cell office:value-type="float" office:value="0.420622" calcext:value-type="float">
            <text:p>0.4206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5218" calcext:value-type="float">
            <text:p>16.5218</text:p>
          </table:table-cell>
          <table:table-cell office:value-type="float" office:value="4.53055" calcext:value-type="float">
            <text:p>4.53055</text:p>
          </table:table-cell>
          <table:table-cell office:value-type="float" office:value="5.18229" calcext:value-type="float">
            <text:p>5.18229</text:p>
          </table:table-cell>
          <table:table-cell office:value-type="float" office:value="0.707289" calcext:value-type="float">
            <text:p>0.707289</text:p>
          </table:table-cell>
          <table:table-cell office:value-type="float" office:value="0.35749" calcext:value-type="float">
            <text:p>0.35749</text:p>
          </table:table-cell>
          <table:table-cell office:value-type="float" office:value="0.0684854" calcext:value-type="float">
            <text:p>0.0684854</text:p>
          </table:table-cell>
          <table:table-cell office:value-type="float" office:value="0.0905166" calcext:value-type="float">
            <text:p>0.0905166</text:p>
          </table:table-cell>
          <table:table-cell office:value-type="float" office:value="0.658075" calcext:value-type="float">
            <text:p>0.658075</text:p>
          </table:table-cell>
          <table:table-cell office:value-type="float" office:value="0.489779" calcext:value-type="float">
            <text:p>0.489779</text:p>
          </table:table-cell>
          <table:table-cell office:value-type="float" office:value="0.630179" calcext:value-type="float">
            <text:p>0.6301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6992" calcext:value-type="float">
            <text:p>16.6992</text:p>
          </table:table-cell>
          <table:table-cell office:value-type="float" office:value="4.69778" calcext:value-type="float">
            <text:p>4.69778</text:p>
          </table:table-cell>
          <table:table-cell office:value-type="float" office:value="5.15866" calcext:value-type="float">
            <text:p>5.15866</text:p>
          </table:table-cell>
          <table:table-cell office:value-type="float" office:value="0.727956" calcext:value-type="float">
            <text:p>0.727956</text:p>
          </table:table-cell>
          <table:table-cell office:value-type="float" office:value="0.360818" calcext:value-type="float">
            <text:p>0.360818</text:p>
          </table:table-cell>
          <table:table-cell office:value-type="float" office:value="0.068783" calcext:value-type="float">
            <text:p>0.068783</text:p>
          </table:table-cell>
          <table:table-cell office:value-type="float" office:value="0.0908909" calcext:value-type="float">
            <text:p>0.0908909</text:p>
          </table:table-cell>
          <table:table-cell office:value-type="float" office:value="0.653286" calcext:value-type="float">
            <text:p>0.653286</text:p>
          </table:table-cell>
          <table:table-cell office:value-type="float" office:value="0.486446" calcext:value-type="float">
            <text:p>0.486446</text:p>
          </table:table-cell>
          <table:table-cell office:value-type="float" office:value="0.507388" calcext:value-type="float">
            <text:p>0.5073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526" calcext:value-type="float">
            <text:p>16.8526</text:p>
          </table:table-cell>
          <table:table-cell office:value-type="float" office:value="4.88087" calcext:value-type="float">
            <text:p>4.88087</text:p>
          </table:table-cell>
          <table:table-cell office:value-type="float" office:value="5.00394" calcext:value-type="float">
            <text:p>5.00394</text:p>
          </table:table-cell>
          <table:table-cell office:value-type="float" office:value="0.768117" calcext:value-type="float">
            <text:p>0.768117</text:p>
          </table:table-cell>
          <table:table-cell office:value-type="float" office:value="0.39795" calcext:value-type="float">
            <text:p>0.39795</text:p>
          </table:table-cell>
          <table:table-cell office:value-type="float" office:value="0.0685921" calcext:value-type="float">
            <text:p>0.0685921</text:p>
          </table:table-cell>
          <table:table-cell office:value-type="float" office:value="0.0915839" calcext:value-type="float">
            <text:p>0.0915839</text:p>
          </table:table-cell>
          <table:table-cell office:value-type="float" office:value="0.648519" calcext:value-type="float">
            <text:p>0.648519</text:p>
          </table:table-cell>
          <table:table-cell office:value-type="float" office:value="0.483074" calcext:value-type="float">
            <text:p>0.483074</text:p>
          </table:table-cell>
          <table:table-cell office:value-type="float" office:value="4.19807" calcext:value-type="float">
            <text:p>4.198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0159" calcext:value-type="float">
            <text:p>17.0159</text:p>
          </table:table-cell>
          <table:table-cell office:value-type="float" office:value="5.10774" calcext:value-type="float">
            <text:p>5.10774</text:p>
          </table:table-cell>
          <table:table-cell office:value-type="float" office:value="5.04493" calcext:value-type="float">
            <text:p>5.04493</text:p>
          </table:table-cell>
          <table:table-cell office:value-type="float" office:value="0.810175" calcext:value-type="float">
            <text:p>0.810175</text:p>
          </table:table-cell>
          <table:table-cell office:value-type="float" office:value="0.423265" calcext:value-type="float">
            <text:p>0.423265</text:p>
          </table:table-cell>
          <table:table-cell office:value-type="float" office:value="0.0682309" calcext:value-type="float">
            <text:p>0.0682309</text:p>
          </table:table-cell>
          <table:table-cell office:value-type="float" office:value="0.0936626" calcext:value-type="float">
            <text:p>0.0936626</text:p>
          </table:table-cell>
          <table:table-cell office:value-type="float" office:value="0.643955" calcext:value-type="float">
            <text:p>0.643955</text:p>
          </table:table-cell>
          <table:table-cell office:value-type="float" office:value="0.480329" calcext:value-type="float">
            <text:p>0.480329</text:p>
          </table:table-cell>
          <table:table-cell office:value-type="float" office:value="0.741478" calcext:value-type="float">
            <text:p>0.7414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1866" calcext:value-type="float">
            <text:p>17.1866</text:p>
          </table:table-cell>
          <table:table-cell office:value-type="float" office:value="5.27268" calcext:value-type="float">
            <text:p>5.27268</text:p>
          </table:table-cell>
          <table:table-cell office:value-type="float" office:value="5.00252" calcext:value-type="float">
            <text:p>5.00252</text:p>
          </table:table-cell>
          <table:table-cell office:value-type="float" office:value="0.826364" calcext:value-type="float">
            <text:p>0.826364</text:p>
          </table:table-cell>
          <table:table-cell office:value-type="float" office:value="0.419695" calcext:value-type="float">
            <text:p>0.419695</text:p>
          </table:table-cell>
          <table:table-cell office:value-type="float" office:value="0.0678287" calcext:value-type="float">
            <text:p>0.0678287</text:p>
          </table:table-cell>
          <table:table-cell office:value-type="float" office:value="0.0954097" calcext:value-type="float">
            <text:p>0.0954097</text:p>
          </table:table-cell>
          <table:table-cell office:value-type="float" office:value="0.639523" calcext:value-type="float">
            <text:p>0.639523</text:p>
          </table:table-cell>
          <table:table-cell office:value-type="float" office:value="0.477366" calcext:value-type="float">
            <text:p>0.477366</text:p>
          </table:table-cell>
          <table:table-cell office:value-type="float" office:value="1.57848" calcext:value-type="float">
            <text:p>1.578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344" calcext:value-type="float">
            <text:p>17.344</text:p>
          </table:table-cell>
          <table:table-cell office:value-type="float" office:value="5.45471" calcext:value-type="float">
            <text:p>5.45471</text:p>
          </table:table-cell>
          <table:table-cell office:value-type="float" office:value="4.98778" calcext:value-type="float">
            <text:p>4.98778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421078" calcext:value-type="float">
            <text:p>0.421078</text:p>
          </table:table-cell>
          <table:table-cell office:value-type="float" office:value="0.0673645" calcext:value-type="float">
            <text:p>0.0673645</text:p>
          </table:table-cell>
          <table:table-cell office:value-type="float" office:value="0.0972133" calcext:value-type="float">
            <text:p>0.0972133</text:p>
          </table:table-cell>
          <table:table-cell office:value-type="float" office:value="0.635228" calcext:value-type="float">
            <text:p>0.635228</text:p>
          </table:table-cell>
          <table:table-cell office:value-type="float" office:value="0.474432" calcext:value-type="float">
            <text:p>0.474432</text:p>
          </table:table-cell>
          <table:table-cell office:value-type="float" office:value="0.175478" calcext:value-type="float">
            <text:p>0.1754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011" calcext:value-type="float">
            <text:p>17.5011</text:p>
          </table:table-cell>
          <table:table-cell office:value-type="float" office:value="5.61713" calcext:value-type="float">
            <text:p>5.61713</text:p>
          </table:table-cell>
          <table:table-cell office:value-type="float" office:value="4.9218" calcext:value-type="float">
            <text:p>4.9218</text:p>
          </table:table-cell>
          <table:table-cell office:value-type="float" office:value="0.864587" calcext:value-type="float">
            <text:p>0.864587</text:p>
          </table:table-cell>
          <table:table-cell office:value-type="float" office:value="0.418723" calcext:value-type="float">
            <text:p>0.418723</text:p>
          </table:table-cell>
          <table:table-cell office:value-type="float" office:value="0.0668952" calcext:value-type="float">
            <text:p>0.0668952</text:p>
          </table:table-cell>
          <table:table-cell office:value-type="float" office:value="0.0984945" calcext:value-type="float">
            <text:p>0.0984945</text:p>
          </table:table-cell>
          <table:table-cell office:value-type="float" office:value="0.631101" calcext:value-type="float">
            <text:p>0.631101</text:p>
          </table:table-cell>
          <table:table-cell office:value-type="float" office:value="0.471289" calcext:value-type="float">
            <text:p>0.471289</text:p>
          </table:table-cell>
          <table:table-cell office:value-type="float" office:value="2.976" calcext:value-type="float">
            <text:p>2.9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691" calcext:value-type="float">
            <text:p>17.691</text:p>
          </table:table-cell>
          <table:table-cell office:value-type="float" office:value="5.74198" calcext:value-type="float">
            <text:p>5.74198</text:p>
          </table:table-cell>
          <table:table-cell office:value-type="float" office:value="4.87447" calcext:value-type="float">
            <text:p>4.87447</text:p>
          </table:table-cell>
          <table:table-cell office:value-type="float" office:value="0.855146" calcext:value-type="float">
            <text:p>0.855146</text:p>
          </table:table-cell>
          <table:table-cell office:value-type="float" office:value="0.384268" calcext:value-type="float">
            <text:p>0.384268</text:p>
          </table:table-cell>
          <table:table-cell office:value-type="float" office:value="0.0664904" calcext:value-type="float">
            <text:p>0.0664904</text:p>
          </table:table-cell>
          <table:table-cell office:value-type="float" office:value="0.0986148" calcext:value-type="float">
            <text:p>0.0986148</text:p>
          </table:table-cell>
          <table:table-cell office:value-type="float" office:value="0.62683" calcext:value-type="float">
            <text:p>0.62683</text:p>
          </table:table-cell>
          <table:table-cell office:value-type="float" office:value="0.468062" calcext:value-type="float">
            <text:p>0.468062</text:p>
          </table:table-cell>
          <table:table-cell office:value-type="float" office:value="1.47516" calcext:value-type="float">
            <text:p>1.475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8367" calcext:value-type="float">
            <text:p>17.8367</text:p>
          </table:table-cell>
          <table:table-cell office:value-type="float" office:value="5.93064" calcext:value-type="float">
            <text:p>5.93064</text:p>
          </table:table-cell>
          <table:table-cell office:value-type="float" office:value="4.81913" calcext:value-type="float">
            <text:p>4.81913</text:p>
          </table:table-cell>
          <table:table-cell office:value-type="float" office:value="0.883321" calcext:value-type="float">
            <text:p>0.883321</text:p>
          </table:table-cell>
          <table:table-cell office:value-type="float" office:value="0.399774" calcext:value-type="float">
            <text:p>0.399774</text:p>
          </table:table-cell>
          <table:table-cell office:value-type="float" office:value="0.0660447" calcext:value-type="float">
            <text:p>0.0660447</text:p>
          </table:table-cell>
          <table:table-cell office:value-type="float" office:value="0.0987539" calcext:value-type="float">
            <text:p>0.0987539</text:p>
          </table:table-cell>
          <table:table-cell office:value-type="float" office:value="0.622773" calcext:value-type="float">
            <text:p>0.622773</text:p>
          </table:table-cell>
          <table:table-cell office:value-type="float" office:value="0.464925" calcext:value-type="float">
            <text:p>0.464925</text:p>
          </table:table-cell>
          <table:table-cell office:value-type="float" office:value="0.842312" calcext:value-type="float">
            <text:p>0.8423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0087" calcext:value-type="float">
            <text:p>18.0087</text:p>
          </table:table-cell>
          <table:table-cell office:value-type="float" office:value="6.12597" calcext:value-type="float">
            <text:p>6.12597</text:p>
          </table:table-cell>
          <table:table-cell office:value-type="float" office:value="4.84989" calcext:value-type="float">
            <text:p>4.84989</text:p>
          </table:table-cell>
          <table:table-cell office:value-type="float" office:value="0.900081" calcext:value-type="float">
            <text:p>0.900081</text:p>
          </table:table-cell>
          <table:table-cell office:value-type="float" office:value="0.396047" calcext:value-type="float">
            <text:p>0.396047</text:p>
          </table:table-cell>
          <table:table-cell office:value-type="float" office:value="0.0656499" calcext:value-type="float">
            <text:p>0.0656499</text:p>
          </table:table-cell>
          <table:table-cell office:value-type="float" office:value="0.0989617" calcext:value-type="float">
            <text:p>0.0989617</text:p>
          </table:table-cell>
          <table:table-cell office:value-type="float" office:value="0.618695" calcext:value-type="float">
            <text:p>0.618695</text:p>
          </table:table-cell>
          <table:table-cell office:value-type="float" office:value="0.461839" calcext:value-type="float">
            <text:p>0.461839</text:p>
          </table:table-cell>
          <table:table-cell office:value-type="float" office:value="0.826447" calcext:value-type="float">
            <text:p>0.8264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1602" calcext:value-type="float">
            <text:p>18.1602</text:p>
          </table:table-cell>
          <table:table-cell office:value-type="float" office:value="6.33039" calcext:value-type="float">
            <text:p>6.33039</text:p>
          </table:table-cell>
          <table:table-cell office:value-type="float" office:value="4.87663" calcext:value-type="float">
            <text:p>4.87663</text:p>
          </table:table-cell>
          <table:table-cell office:value-type="float" office:value="0.922715" calcext:value-type="float">
            <text:p>0.922715</text:p>
          </table:table-cell>
          <table:table-cell office:value-type="float" office:value="0.398477" calcext:value-type="float">
            <text:p>0.398477</text:p>
          </table:table-cell>
          <table:table-cell office:value-type="float" office:value="0.0652569" calcext:value-type="float">
            <text:p>0.0652569</text:p>
          </table:table-cell>
          <table:table-cell office:value-type="float" office:value="0.0993318" calcext:value-type="float">
            <text:p>0.0993318</text:p>
          </table:table-cell>
          <table:table-cell office:value-type="float" office:value="0.614666" calcext:value-type="float">
            <text:p>0.614666</text:p>
          </table:table-cell>
          <table:table-cell office:value-type="float" office:value="0.458795" calcext:value-type="float">
            <text:p>0.458795</text:p>
          </table:table-cell>
          <table:table-cell office:value-type="float" office:value="0.793951" calcext:value-type="float">
            <text:p>0.7939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812" calcext:value-type="float">
            <text:p>18.2812</text:p>
          </table:table-cell>
          <table:table-cell office:value-type="float" office:value="6.57307" calcext:value-type="float">
            <text:p>6.57307</text:p>
          </table:table-cell>
          <table:table-cell office:value-type="float" office:value="4.91734" calcext:value-type="float">
            <text:p>4.91734</text:p>
          </table:table-cell>
          <table:table-cell office:value-type="float" office:value="0.964808" calcext:value-type="float">
            <text:p>0.964808</text:p>
          </table:table-cell>
          <table:table-cell office:value-type="float" office:value="0.423562" calcext:value-type="float">
            <text:p>0.423562</text:p>
          </table:table-cell>
          <table:table-cell office:value-type="float" office:value="0.0648376" calcext:value-type="float">
            <text:p>0.0648376</text:p>
          </table:table-cell>
          <table:table-cell office:value-type="float" office:value="0.100563" calcext:value-type="float">
            <text:p>0.100563</text:p>
          </table:table-cell>
          <table:table-cell office:value-type="float" office:value="0.610824" calcext:value-type="float">
            <text:p>0.610824</text:p>
          </table:table-cell>
          <table:table-cell office:value-type="float" office:value="0.455884" calcext:value-type="float">
            <text:p>0.455884</text:p>
          </table:table-cell>
          <table:table-cell office:value-type="float" office:value="0.786105" calcext:value-type="float">
            <text:p>0.7861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145" calcext:value-type="float">
            <text:p>18.4145</text:p>
          </table:table-cell>
          <table:table-cell office:value-type="float" office:value="6.78316" calcext:value-type="float">
            <text:p>6.78316</text:p>
          </table:table-cell>
          <table:table-cell office:value-type="float" office:value="4.90972" calcext:value-type="float">
            <text:p>4.90972</text:p>
          </table:table-cell>
          <table:table-cell office:value-type="float" office:value="0.990978" calcext:value-type="float">
            <text:p>0.990978</text:p>
          </table:table-cell>
          <table:table-cell office:value-type="float" office:value="0.431075" calcext:value-type="float">
            <text:p>0.431075</text:p>
          </table:table-cell>
          <table:table-cell office:value-type="float" office:value="0.0644539" calcext:value-type="float">
            <text:p>0.0644539</text:p>
          </table:table-cell>
          <table:table-cell office:value-type="float" office:value="0.10197" calcext:value-type="float">
            <text:p>0.10197</text:p>
          </table:table-cell>
          <table:table-cell office:value-type="float" office:value="0.607105" calcext:value-type="float">
            <text:p>0.607105</text:p>
          </table:table-cell>
          <table:table-cell office:value-type="float" office:value="0.45304" calcext:value-type="float">
            <text:p>0.45304</text:p>
          </table:table-cell>
          <table:table-cell office:value-type="float" office:value="0.266828" calcext:value-type="float">
            <text:p>0.2668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5602" calcext:value-type="float">
            <text:p>18.5602</text:p>
          </table:table-cell>
          <table:table-cell office:value-type="float" office:value="6.9201" calcext:value-type="float">
            <text:p>6.9201</text:p>
          </table:table-cell>
          <table:table-cell office:value-type="float" office:value="4.82412" calcext:value-type="float">
            <text:p>4.82412</text:p>
          </table:table-cell>
          <table:table-cell office:value-type="float" office:value="0.986661" calcext:value-type="float">
            <text:p>0.986661</text:p>
          </table:table-cell>
          <table:table-cell office:value-type="float" office:value="0.402014" calcext:value-type="float">
            <text:p>0.402014</text:p>
          </table:table-cell>
          <table:table-cell office:value-type="float" office:value="0.0640584" calcext:value-type="float">
            <text:p>0.0640584</text:p>
          </table:table-cell>
          <table:table-cell office:value-type="float" office:value="0.102127" calcext:value-type="float">
            <text:p>0.102127</text:p>
          </table:table-cell>
          <table:table-cell office:value-type="float" office:value="0.60331" calcext:value-type="float">
            <text:p>0.60331</text:p>
          </table:table-cell>
          <table:table-cell office:value-type="float" office:value="0.450222" calcext:value-type="float">
            <text:p>0.450222</text:p>
          </table:table-cell>
          <table:table-cell office:value-type="float" office:value="1.63623" calcext:value-type="float">
            <text:p>1.636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7105" calcext:value-type="float">
            <text:p>18.7105</text:p>
          </table:table-cell>
          <table:table-cell office:value-type="float" office:value="7.12681" calcext:value-type="float">
            <text:p>7.12681</text:p>
          </table:table-cell>
          <table:table-cell office:value-type="float" office:value="4.88658" calcext:value-type="float">
            <text:p>4.88658</text:p>
          </table:table-cell>
          <table:table-cell office:value-type="float" office:value="0.997367" calcext:value-type="float">
            <text:p>0.997367</text:p>
          </table:table-cell>
          <table:table-cell office:value-type="float" office:value="0.385863" calcext:value-type="float">
            <text:p>0.385863</text:p>
          </table:table-cell>
          <table:table-cell office:value-type="float" office:value="0.0636585" calcext:value-type="float">
            <text:p>0.0636585</text:p>
          </table:table-cell>
          <table:table-cell office:value-type="float" office:value="0.10229" calcext:value-type="float">
            <text:p>0.10229</text:p>
          </table:table-cell>
          <table:table-cell office:value-type="float" office:value="0.599529" calcext:value-type="float">
            <text:p>0.599529</text:p>
          </table:table-cell>
          <table:table-cell office:value-type="float" office:value="0.447423" calcext:value-type="float">
            <text:p>0.447423</text:p>
          </table:table-cell>
          <table:table-cell office:value-type="float" office:value="0.753684" calcext:value-type="float">
            <text:p>0.7536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9056" calcext:value-type="float">
            <text:p>18.9056</text:p>
          </table:table-cell>
          <table:table-cell office:value-type="float" office:value="7.26804" calcext:value-type="float">
            <text:p>7.26804</text:p>
          </table:table-cell>
          <table:table-cell office:value-type="float" office:value="4.84597" calcext:value-type="float">
            <text:p>4.84597</text:p>
          </table:table-cell>
          <table:table-cell office:value-type="float" office:value="0.977037" calcext:value-type="float">
            <text:p>0.977037</text:p>
          </table:table-cell>
          <table:table-cell office:value-type="float" office:value="0.341401" calcext:value-type="float">
            <text:p>0.341401</text:p>
          </table:table-cell>
          <table:table-cell office:value-type="float" office:value="0.0637366" calcext:value-type="float">
            <text:p>0.0637366</text:p>
          </table:table-cell>
          <table:table-cell office:value-type="float" office:value="0.10179" calcext:value-type="float">
            <text:p>0.10179</text:p>
          </table:table-cell>
          <table:table-cell office:value-type="float" office:value="0.596124" calcext:value-type="float">
            <text:p>0.596124</text:p>
          </table:table-cell>
          <table:table-cell office:value-type="float" office:value="0.445135" calcext:value-type="float">
            <text:p>0.445135</text:p>
          </table:table-cell>
          <table:table-cell office:value-type="float" office:value="3.77853" calcext:value-type="float">
            <text:p>3.778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963" calcext:value-type="float">
            <text:p>18.9963</text:p>
          </table:table-cell>
          <table:table-cell office:value-type="float" office:value="7.46279" calcext:value-type="float">
            <text:p>7.46279</text:p>
          </table:table-cell>
          <table:table-cell office:value-type="float" office:value="4.73421" calcext:value-type="float">
            <text:p>4.73421</text:p>
          </table:table-cell>
          <table:table-cell office:value-type="float" office:value="1.01286" calcext:value-type="float">
            <text:p>1.01286</text:p>
          </table:table-cell>
          <table:table-cell office:value-type="float" office:value="0.371251" calcext:value-type="float">
            <text:p>0.371251</text:p>
          </table:table-cell>
          <table:table-cell office:value-type="float" office:value="0.0634706" calcext:value-type="float">
            <text:p>0.0634706</text:p>
          </table:table-cell>
          <table:table-cell office:value-type="float" office:value="0.101221" calcext:value-type="float">
            <text:p>0.101221</text:p>
          </table:table-cell>
          <table:table-cell office:value-type="float" office:value="0.592527" calcext:value-type="float">
            <text:p>0.592527</text:p>
          </table:table-cell>
          <table:table-cell office:value-type="float" office:value="0.443213" calcext:value-type="float">
            <text:p>0.443213</text:p>
          </table:table-cell>
          <table:table-cell office:value-type="float" office:value="3.77687" calcext:value-type="float">
            <text:p>3.776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864" calcext:value-type="float">
            <text:p>19.0864</text:p>
          </table:table-cell>
          <table:table-cell office:value-type="float" office:value="7.73317" calcext:value-type="float">
            <text:p>7.73317</text:p>
          </table:table-cell>
          <table:table-cell office:value-type="float" office:value="4.80809" calcext:value-type="float">
            <text:p>4.80809</text:p>
          </table:table-cell>
          <table:table-cell office:value-type="float" office:value="1.06205" calcext:value-type="float">
            <text:p>1.06205</text:p>
          </table:table-cell>
          <table:table-cell office:value-type="float" office:value="0.405647" calcext:value-type="float">
            <text:p>0.405647</text:p>
          </table:table-cell>
          <table:table-cell office:value-type="float" office:value="0.0630913" calcext:value-type="float">
            <text:p>0.0630913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588947" calcext:value-type="float">
            <text:p>0.588947</text:p>
          </table:table-cell>
          <table:table-cell office:value-type="float" office:value="0.440702" calcext:value-type="float">
            <text:p>0.440702</text:p>
          </table:table-cell>
          <table:table-cell office:value-type="float" office:value="1.5718" calcext:value-type="float">
            <text:p>1.57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2086" calcext:value-type="float">
            <text:p>19.2086</text:p>
          </table:table-cell>
          <table:table-cell office:value-type="float" office:value="7.9381" calcext:value-type="float">
            <text:p>7.9381</text:p>
          </table:table-cell>
          <table:table-cell office:value-type="float" office:value="4.81739" calcext:value-type="float">
            <text:p>4.81739</text:p>
          </table:table-cell>
          <table:table-cell office:value-type="float" office:value="1.07647" calcext:value-type="float">
            <text:p>1.07647</text:p>
          </table:table-cell>
          <table:table-cell office:value-type="float" office:value="0.397049" calcext:value-type="float">
            <text:p>0.397049</text:p>
          </table:table-cell>
          <table:table-cell office:value-type="float" office:value="0.0627351" calcext:value-type="float">
            <text:p>0.0627351</text:p>
          </table:table-cell>
          <table:table-cell office:value-type="float" office:value="0.100774" calcext:value-type="float">
            <text:p>0.100774</text:p>
          </table:table-cell>
          <table:table-cell office:value-type="float" office:value="0.585463" calcext:value-type="float">
            <text:p>0.585463</text:p>
          </table:table-cell>
          <table:table-cell office:value-type="float" office:value="0.438265" calcext:value-type="float">
            <text:p>0.438265</text:p>
          </table:table-cell>
          <table:table-cell office:value-type="float" office:value="0.268575" calcext:value-type="float">
            <text:p>0.2685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87" calcext:value-type="float">
            <text:p>19.287</text:p>
          </table:table-cell>
          <table:table-cell office:value-type="float" office:value="8.15718" calcext:value-type="float">
            <text:p>8.15718</text:p>
          </table:table-cell>
          <table:table-cell office:value-type="float" office:value="4.80234" calcext:value-type="float">
            <text:p>4.80234</text:p>
          </table:table-cell>
          <table:table-cell office:value-type="float" office:value="1.1089" calcext:value-type="float">
            <text:p>1.1089</text:p>
          </table:table-cell>
          <table:table-cell office:value-type="float" office:value="0.410984" calcext:value-type="float">
            <text:p>0.410984</text:p>
          </table:table-cell>
          <table:table-cell office:value-type="float" office:value="0.0623883" calcext:value-type="float">
            <text:p>0.0623883</text:p>
          </table:table-cell>
          <table:table-cell office:value-type="float" office:value="0.100499" calcext:value-type="float">
            <text:p>0.100499</text:p>
          </table:table-cell>
          <table:table-cell office:value-type="float" office:value="0.582012" calcext:value-type="float">
            <text:p>0.582012</text:p>
          </table:table-cell>
          <table:table-cell office:value-type="float" office:value="0.435841" calcext:value-type="float">
            <text:p>0.435841</text:p>
          </table:table-cell>
          <table:table-cell office:value-type="float" office:value="1.32666" calcext:value-type="float">
            <text:p>1.326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87" calcext:value-type="float">
            <text:p>19.387</text:p>
          </table:table-cell>
          <table:table-cell office:value-type="float" office:value="8.36672" calcext:value-type="float">
            <text:p>8.36672</text:p>
          </table:table-cell>
          <table:table-cell office:value-type="float" office:value="4.8178" calcext:value-type="float">
            <text:p>4.8178</text:p>
          </table:table-cell>
          <table:table-cell office:value-type="float" office:value="1.12519" calcext:value-type="float">
            <text:p>1.12519</text:p>
          </table:table-cell>
          <table:table-cell office:value-type="float" office:value="0.401333" calcext:value-type="float">
            <text:p>0.401333</text:p>
          </table:table-cell>
          <table:table-cell office:value-type="float" office:value="0.0620591" calcext:value-type="float">
            <text:p>0.0620591</text:p>
          </table:table-cell>
          <table:table-cell office:value-type="float" office:value="0.100135" calcext:value-type="float">
            <text:p>0.100135</text:p>
          </table:table-cell>
          <table:table-cell office:value-type="float" office:value="0.578658" calcext:value-type="float">
            <text:p>0.578658</text:p>
          </table:table-cell>
          <table:table-cell office:value-type="float" office:value="0.433453" calcext:value-type="float">
            <text:p>0.433453</text:p>
          </table:table-cell>
          <table:table-cell office:value-type="float" office:value="2.20638" calcext:value-type="float">
            <text:p>2.206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811" calcext:value-type="float">
            <text:p>19.4811</text:p>
          </table:table-cell>
          <table:table-cell office:value-type="float" office:value="8.51277" calcext:value-type="float">
            <text:p>8.51277</text:p>
          </table:table-cell>
          <table:table-cell office:value-type="float" office:value="4.70173" calcext:value-type="float">
            <text:p>4.70173</text:p>
          </table:table-cell>
          <table:table-cell office:value-type="float" office:value="1.12845" calcext:value-type="float">
            <text:p>1.12845</text:p>
          </table:table-cell>
          <table:table-cell office:value-type="float" office:value="0.382614" calcext:value-type="float">
            <text:p>0.382614</text:p>
          </table:table-cell>
          <table:table-cell office:value-type="float" office:value="0.061751" calcext:value-type="float">
            <text:p>0.061751</text:p>
          </table:table-cell>
          <table:table-cell office:value-type="float" office:value="0.099573" calcext:value-type="float">
            <text:p>0.099573</text:p>
          </table:table-cell>
          <table:table-cell office:value-type="float" office:value="0.575441" calcext:value-type="float">
            <text:p>0.575441</text:p>
          </table:table-cell>
          <table:table-cell office:value-type="float" office:value="0.431781" calcext:value-type="float">
            <text:p>0.431781</text:p>
          </table:table-cell>
          <table:table-cell office:value-type="float" office:value="3.37534" calcext:value-type="float">
            <text:p>3.375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5742" calcext:value-type="float">
            <text:p>19.5742</text:p>
          </table:table-cell>
          <table:table-cell office:value-type="float" office:value="8.71702" calcext:value-type="float">
            <text:p>8.71702</text:p>
          </table:table-cell>
          <table:table-cell office:value-type="float" office:value="4.66648" calcext:value-type="float">
            <text:p>4.66648</text:p>
          </table:table-cell>
          <table:table-cell office:value-type="float" office:value="1.1495" calcext:value-type="float">
            <text:p>1.1495</text:p>
          </table:table-cell>
          <table:table-cell office:value-type="float" office:value="0.387692" calcext:value-type="float">
            <text:p>0.387692</text:p>
          </table:table-cell>
          <table:table-cell office:value-type="float" office:value="0.0614457" calcext:value-type="float">
            <text:p>0.0614457</text:p>
          </table:table-cell>
          <table:table-cell office:value-type="float" office:value="0.0990881" calcext:value-type="float">
            <text:p>0.0990881</text:p>
          </table:table-cell>
          <table:table-cell office:value-type="float" office:value="0.572296" calcext:value-type="float">
            <text:p>0.572296</text:p>
          </table:table-cell>
          <table:table-cell office:value-type="float" office:value="0.430365" calcext:value-type="float">
            <text:p>0.430365</text:p>
          </table:table-cell>
          <table:table-cell office:value-type="float" office:value="0.482217" calcext:value-type="float">
            <text:p>0.4822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7337" calcext:value-type="float">
            <text:p>19.7337</text:p>
          </table:table-cell>
          <table:table-cell office:value-type="float" office:value="8.89525" calcext:value-type="float">
            <text:p>8.89525</text:p>
          </table:table-cell>
          <table:table-cell office:value-type="float" office:value="4.65152" calcext:value-type="float">
            <text:p>4.65152</text:p>
          </table:table-cell>
          <table:table-cell office:value-type="float" office:value="1.13705" calcext:value-type="float">
            <text:p>1.13705</text:p>
          </table:table-cell>
          <table:table-cell office:value-type="float" office:value="0.352699" calcext:value-type="float">
            <text:p>0.352699</text:p>
          </table:table-cell>
          <table:table-cell office:value-type="float" office:value="0.0613315" calcext:value-type="float">
            <text:p>0.0613315</text:p>
          </table:table-cell>
          <table:table-cell office:value-type="float" office:value="0.0989679" calcext:value-type="float">
            <text:p>0.0989679</text:p>
          </table:table-cell>
          <table:table-cell office:value-type="float" office:value="0.569826" calcext:value-type="float">
            <text:p>0.569826</text:p>
          </table:table-cell>
          <table:table-cell office:value-type="float" office:value="0.429617" calcext:value-type="float">
            <text:p>0.429617</text:p>
          </table:table-cell>
          <table:table-cell office:value-type="float" office:value="4.05019" calcext:value-type="float">
            <text:p>4.050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099" calcext:value-type="float">
            <text:p>19.8099</text:p>
          </table:table-cell>
          <table:table-cell office:value-type="float" office:value="9.1117" calcext:value-type="float">
            <text:p>9.1117</text:p>
          </table:table-cell>
          <table:table-cell office:value-type="float" office:value="4.6096" calcext:value-type="float">
            <text:p>4.6096</text:p>
          </table:table-cell>
          <table:table-cell office:value-type="float" office:value="1.16781" calcext:value-type="float">
            <text:p>1.16781</text:p>
          </table:table-cell>
          <table:table-cell office:value-type="float" office:value="0.373412" calcext:value-type="float">
            <text:p>0.373412</text:p>
          </table:table-cell>
          <table:table-cell office:value-type="float" office:value="0.0611767" calcext:value-type="float">
            <text:p>0.0611767</text:p>
          </table:table-cell>
          <table:table-cell office:value-type="float" office:value="0.0989934" calcext:value-type="float">
            <text:p>0.0989934</text:p>
          </table:table-cell>
          <table:table-cell office:value-type="float" office:value="0.567237" calcext:value-type="float">
            <text:p>0.567237</text:p>
          </table:table-cell>
          <table:table-cell office:value-type="float" office:value="0.429044" calcext:value-type="float">
            <text:p>0.429044</text:p>
          </table:table-cell>
          <table:table-cell office:value-type="float" office:value="0.969795" calcext:value-type="float">
            <text:p>0.9697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378" calcext:value-type="float">
            <text:p>19.9378</text:p>
          </table:table-cell>
          <table:table-cell office:value-type="float" office:value="9.34508" calcext:value-type="float">
            <text:p>9.34508</text:p>
          </table:table-cell>
          <table:table-cell office:value-type="float" office:value="4.6652" calcext:value-type="float">
            <text:p>4.6652</text:p>
          </table:table-cell>
          <table:table-cell office:value-type="float" office:value="1.17757" calcext:value-type="float">
            <text:p>1.17757</text:p>
          </table:table-cell>
          <table:table-cell office:value-type="float" office:value="0.36386" calcext:value-type="float">
            <text:p>0.36386</text:p>
          </table:table-cell>
          <table:table-cell office:value-type="float" office:value="0.0617001" calcext:value-type="float">
            <text:p>0.0617001</text:p>
          </table:table-cell>
          <table:table-cell office:value-type="float" office:value="0.0989996" calcext:value-type="float">
            <text:p>0.0989996</text:p>
          </table:table-cell>
          <table:table-cell office:value-type="float" office:value="0.56524" calcext:value-type="float">
            <text:p>0.56524</text:p>
          </table:table-cell>
          <table:table-cell office:value-type="float" office:value="0.428162" calcext:value-type="float">
            <text:p>0.428162</text:p>
          </table:table-cell>
          <table:table-cell office:value-type="float" office:value="3.21917" calcext:value-type="float">
            <text:p>3.219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868" calcext:value-type="float">
            <text:p>19.9868</text:p>
          </table:table-cell>
          <table:table-cell office:value-type="float" office:value="9.55914" calcext:value-type="float">
            <text:p>9.55914</text:p>
          </table:table-cell>
          <table:table-cell office:value-type="float" office:value="4.57864" calcext:value-type="float">
            <text:p>4.57864</text:p>
          </table:table-cell>
          <table:table-cell office:value-type="float" office:value="1.21806" calcext:value-type="float">
            <text:p>1.21806</text:p>
          </table:table-cell>
          <table:table-cell office:value-type="float" office:value="0.399492" calcext:value-type="float">
            <text:p>0.399492</text:p>
          </table:table-cell>
          <table:table-cell office:value-type="float" office:value="0.0618939" calcext:value-type="float">
            <text:p>0.0618939</text:p>
          </table:table-cell>
          <table:table-cell office:value-type="float" office:value="0.0992361" calcext:value-type="float">
            <text:p>0.0992361</text:p>
          </table:table-cell>
          <table:table-cell office:value-type="float" office:value="0.562776" calcext:value-type="float">
            <text:p>0.562776</text:p>
          </table:table-cell>
          <table:table-cell office:value-type="float" office:value="0.427698" calcext:value-type="float">
            <text:p>0.427698</text:p>
          </table:table-cell>
          <table:table-cell office:value-type="float" office:value="2.54031" calcext:value-type="float">
            <text:p>2.540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718" calcext:value-type="float">
            <text:p>20.0718</text:p>
          </table:table-cell>
          <table:table-cell office:value-type="float" office:value="9.80633" calcext:value-type="float">
            <text:p>9.80633</text:p>
          </table:table-cell>
          <table:table-cell office:value-type="float" office:value="4.63409" calcext:value-type="float">
            <text:p>4.63409</text:p>
          </table:table-cell>
          <table:table-cell office:value-type="float" office:value="1.24247" calcext:value-type="float">
            <text:p>1.24247</text:p>
          </table:table-cell>
          <table:table-cell office:value-type="float" office:value="0.404548" calcext:value-type="float">
            <text:p>0.404548</text:p>
          </table:table-cell>
          <table:table-cell office:value-type="float" office:value="0.0624107" calcext:value-type="float">
            <text:p>0.0624107</text:p>
          </table:table-cell>
          <table:table-cell office:value-type="float" office:value="0.0993162" calcext:value-type="float">
            <text:p>0.0993162</text:p>
          </table:table-cell>
          <table:table-cell office:value-type="float" office:value="0.560518" calcext:value-type="float">
            <text:p>0.560518</text:p>
          </table:table-cell>
          <table:table-cell office:value-type="float" office:value="0.426698" calcext:value-type="float">
            <text:p>0.426698</text:p>
          </table:table-cell>
          <table:table-cell office:value-type="float" office:value="0.967891" calcext:value-type="float">
            <text:p>0.9678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333" calcext:value-type="float">
            <text:p>20.1333</text:p>
          </table:table-cell>
          <table:table-cell office:value-type="float" office:value="10.0565" calcext:value-type="float">
            <text:p>10.0565</text:p>
          </table:table-cell>
          <table:table-cell office:value-type="float" office:value="4.70077" calcext:value-type="float">
            <text:p>4.70077</text:p>
          </table:table-cell>
          <table:table-cell office:value-type="float" office:value="1.26984" calcext:value-type="float">
            <text:p>1.26984</text:p>
          </table:table-cell>
          <table:table-cell office:value-type="float" office:value="0.407983" calcext:value-type="float">
            <text:p>0.407983</text:p>
          </table:table-cell>
          <table:table-cell office:value-type="float" office:value="0.0629799" calcext:value-type="float">
            <text:p>0.0629799</text:p>
          </table:table-cell>
          <table:table-cell office:value-type="float" office:value="0.0992454" calcext:value-type="float">
            <text:p>0.0992454</text:p>
          </table:table-cell>
          <table:table-cell office:value-type="float" office:value="0.558408" calcext:value-type="float">
            <text:p>0.558408</text:p>
          </table:table-cell>
          <table:table-cell office:value-type="float" office:value="0.42517" calcext:value-type="float">
            <text:p>0.42517</text:p>
          </table:table-cell>
          <table:table-cell office:value-type="float" office:value="7.30636" calcext:value-type="float">
            <text:p>7.306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798" calcext:value-type="float">
            <text:p>20.1798</text:p>
          </table:table-cell>
          <table:table-cell office:value-type="float" office:value="10.3372" calcext:value-type="float">
            <text:p>10.3372</text:p>
          </table:table-cell>
          <table:table-cell office:value-type="float" office:value="4.7831" calcext:value-type="float">
            <text:p>4.7831</text:p>
          </table:table-cell>
          <table:table-cell office:value-type="float" office:value="1.30994" calcext:value-type="float">
            <text:p>1.30994</text:p>
          </table:table-cell>
          <table:table-cell office:value-type="float" office:value="0.429633" calcext:value-type="float">
            <text:p>0.429633</text:p>
          </table:table-cell>
          <table:table-cell office:value-type="float" office:value="0.0634508" calcext:value-type="float">
            <text:p>0.0634508</text:p>
          </table:table-cell>
          <table:table-cell office:value-type="float" office:value="0.0988501" calcext:value-type="float">
            <text:p>0.0988501</text:p>
          </table:table-cell>
          <table:table-cell office:value-type="float" office:value="0.556128" calcext:value-type="float">
            <text:p>0.556128</text:p>
          </table:table-cell>
          <table:table-cell office:value-type="float" office:value="0.423155" calcext:value-type="float">
            <text:p>0.423155</text:p>
          </table:table-cell>
          <table:table-cell office:value-type="float" office:value="1.11595" calcext:value-type="float">
            <text:p>1.115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979" calcext:value-type="float">
            <text:p>20.1979</text:p>
          </table:table-cell>
          <table:table-cell office:value-type="float" office:value="10.5687" calcext:value-type="float">
            <text:p>10.5687</text:p>
          </table:table-cell>
          <table:table-cell office:value-type="float" office:value="4.72041" calcext:value-type="float">
            <text:p>4.72041</text:p>
          </table:table-cell>
          <table:table-cell office:value-type="float" office:value="1.35548" calcext:value-type="float">
            <text:p>1.35548</text:p>
          </table:table-cell>
          <table:table-cell office:value-type="float" office:value="0.466608" calcext:value-type="float">
            <text:p>0.466608</text:p>
          </table:table-cell>
          <table:table-cell office:value-type="float" office:value="0.0635318" calcext:value-type="float">
            <text:p>0.0635318</text:p>
          </table:table-cell>
          <table:table-cell office:value-type="float" office:value="0.0984997" calcext:value-type="float">
            <text:p>0.0984997</text:p>
          </table:table-cell>
          <table:table-cell office:value-type="float" office:value="0.553474" calcext:value-type="float">
            <text:p>0.553474</text:p>
          </table:table-cell>
          <table:table-cell office:value-type="float" office:value="0.421282" calcext:value-type="float">
            <text:p>0.421282</text:p>
          </table:table-cell>
          <table:table-cell office:value-type="float" office:value="2.98308" calcext:value-type="float">
            <text:p>2.983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545" calcext:value-type="float">
            <text:p>20.2545</text:p>
          </table:table-cell>
          <table:table-cell office:value-type="float" office:value="10.8494" calcext:value-type="float">
            <text:p>10.8494</text:p>
          </table:table-cell>
          <table:table-cell office:value-type="float" office:value="4.8075" calcext:value-type="float">
            <text:p>4.8075</text:p>
          </table:table-cell>
          <table:table-cell office:value-type="float" office:value="1.3852" calcext:value-type="float">
            <text:p>1.3852</text:p>
          </table:table-cell>
          <table:table-cell office:value-type="float" office:value="0.473588" calcext:value-type="float">
            <text:p>0.473588</text:p>
          </table:table-cell>
          <table:table-cell office:value-type="float" office:value="0.0638338" calcext:value-type="float">
            <text:p>0.0638338</text:p>
          </table:table-cell>
          <table:table-cell office:value-type="float" office:value="0.0980019" calcext:value-type="float">
            <text:p>0.0980019</text:p>
          </table:table-cell>
          <table:table-cell office:value-type="float" office:value="0.550868" calcext:value-type="float">
            <text:p>0.550868</text:p>
          </table:table-cell>
          <table:table-cell office:value-type="float" office:value="0.419163" calcext:value-type="float">
            <text:p>0.419163</text:p>
          </table:table-cell>
          <table:table-cell office:value-type="float" office:value="2.16684" calcext:value-type="float">
            <text:p>2.166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829" calcext:value-type="float">
            <text:p>20.2829</text:p>
          </table:table-cell>
          <table:table-cell office:value-type="float" office:value="11.1083" calcext:value-type="float">
            <text:p>11.1083</text:p>
          </table:table-cell>
          <table:table-cell office:value-type="float" office:value="4.85126" calcext:value-type="float">
            <text:p>4.85126</text:p>
          </table:table-cell>
          <table:table-cell office:value-type="float" office:value="1.41587" calcext:value-type="float">
            <text:p>1.41587</text:p>
          </table:table-cell>
          <table:table-cell office:value-type="float" office:value="0.478602" calcext:value-type="float">
            <text:p>0.478602</text:p>
          </table:table-cell>
          <table:table-cell office:value-type="float" office:value="0.0640651" calcext:value-type="float">
            <text:p>0.0640651</text:p>
          </table:table-cell>
          <table:table-cell office:value-type="float" office:value="0.0975015" calcext:value-type="float">
            <text:p>0.0975015</text:p>
          </table:table-cell>
          <table:table-cell office:value-type="float" office:value="0.548261" calcext:value-type="float">
            <text:p>0.548261</text:p>
          </table:table-cell>
          <table:table-cell office:value-type="float" office:value="0.417021" calcext:value-type="float">
            <text:p>0.417021</text:p>
          </table:table-cell>
          <table:table-cell office:value-type="float" office:value="4.90499" calcext:value-type="float">
            <text:p>4.904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17" calcext:value-type="float">
            <text:p>20.317</text:p>
          </table:table-cell>
          <table:table-cell office:value-type="float" office:value="11.3482" calcext:value-type="float">
            <text:p>11.3482</text:p>
          </table:table-cell>
          <table:table-cell office:value-type="float" office:value="4.85142" calcext:value-type="float">
            <text:p>4.85142</text:p>
          </table:table-cell>
          <table:table-cell office:value-type="float" office:value="1.43988" calcext:value-type="float">
            <text:p>1.43988</text:p>
          </table:table-cell>
          <table:table-cell office:value-type="float" office:value="0.478689" calcext:value-type="float">
            <text:p>0.478689</text:p>
          </table:table-cell>
          <table:table-cell office:value-type="float" office:value="0.0643917" calcext:value-type="float">
            <text:p>0.0643917</text:p>
          </table:table-cell>
          <table:table-cell office:value-type="float" office:value="0.0970084" calcext:value-type="float">
            <text:p>0.0970084</text:p>
          </table:table-cell>
          <table:table-cell office:value-type="float" office:value="0.545724" calcext:value-type="float">
            <text:p>0.545724</text:p>
          </table:table-cell>
          <table:table-cell office:value-type="float" office:value="0.41491" calcext:value-type="float">
            <text:p>0.41491</text:p>
          </table:table-cell>
          <table:table-cell office:value-type="float" office:value="0.0000193744" calcext:value-type="float">
            <text:p>1.93744E-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658" calcext:value-type="float">
            <text:p>20.2658</text:p>
          </table:table-cell>
          <table:table-cell office:value-type="float" office:value="11.5914" calcext:value-type="float">
            <text:p>11.5914</text:p>
          </table:table-cell>
          <table:table-cell office:value-type="float" office:value="4.7572" calcext:value-type="float">
            <text:p>4.7572</text:p>
          </table:table-cell>
          <table:table-cell office:value-type="float" office:value="1.5134" calcext:value-type="float">
            <text:p>1.5134</text:p>
          </table:table-cell>
          <table:table-cell office:value-type="float" office:value="0.555544" calcext:value-type="float">
            <text:p>0.555544</text:p>
          </table:table-cell>
          <table:table-cell office:value-type="float" office:value="0.0640976" calcext:value-type="float">
            <text:p>0.0640976</text:p>
          </table:table-cell>
          <table:table-cell office:value-type="float" office:value="0.0965237" calcext:value-type="float">
            <text:p>0.0965237</text:p>
          </table:table-cell>
          <table:table-cell office:value-type="float" office:value="0.543039" calcext:value-type="float">
            <text:p>0.543039</text:p>
          </table:table-cell>
          <table:table-cell office:value-type="float" office:value="0.412901" calcext:value-type="float">
            <text:p>0.412901</text:p>
          </table:table-cell>
          <table:table-cell office:value-type="float" office:value="10.8365" calcext:value-type="float">
            <text:p>10.83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363" calcext:value-type="float">
            <text:p>20.3363</text:p>
          </table:table-cell>
          <table:table-cell office:value-type="float" office:value="11.8337" calcext:value-type="float">
            <text:p>11.8337</text:p>
          </table:table-cell>
          <table:table-cell office:value-type="float" office:value="4.77491" calcext:value-type="float">
            <text:p>4.77491</text:p>
          </table:table-cell>
          <table:table-cell office:value-type="float" office:value="1.51887" calcext:value-type="float">
            <text:p>1.51887</text:p>
          </table:table-cell>
          <table:table-cell office:value-type="float" office:value="0.531709" calcext:value-type="float">
            <text:p>0.531709</text:p>
          </table:table-cell>
          <table:table-cell office:value-type="float" office:value="0.0642201" calcext:value-type="float">
            <text:p>0.0642201</text:p>
          </table:table-cell>
          <table:table-cell office:value-type="float" office:value="0.0960465" calcext:value-type="float">
            <text:p>0.0960465</text:p>
          </table:table-cell>
          <table:table-cell office:value-type="float" office:value="0.540351" calcext:value-type="float">
            <text:p>0.540351</text:p>
          </table:table-cell>
          <table:table-cell office:value-type="float" office:value="0.410898" calcext:value-type="float">
            <text:p>0.410898</text:p>
          </table:table-cell>
          <table:table-cell office:value-type="float" office:value="4.72243" calcext:value-type="float">
            <text:p>4.722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3611" calcext:value-type="float">
            <text:p>20.3611</text:p>
          </table:table-cell>
          <table:table-cell office:value-type="float" office:value="12.0692" calcext:value-type="float">
            <text:p>12.0692</text:p>
          </table:table-cell>
          <table:table-cell office:value-type="float" office:value="4.82231" calcext:value-type="float">
            <text:p>4.82231</text:p>
          </table:table-cell>
          <table:table-cell office:value-type="float" office:value="1.52579" calcext:value-type="float">
            <text:p>1.52579</text:p>
          </table:table-cell>
          <table:table-cell office:value-type="float" office:value="0.493887" calcext:value-type="float">
            <text:p>0.493887</text:p>
          </table:table-cell>
          <table:table-cell office:value-type="float" office:value="0.0645572" calcext:value-type="float">
            <text:p>0.0645572</text:p>
          </table:table-cell>
          <table:table-cell office:value-type="float" office:value="0.0955746" calcext:value-type="float">
            <text:p>0.0955746</text:p>
          </table:table-cell>
          <table:table-cell office:value-type="float" office:value="0.537834" calcext:value-type="float">
            <text:p>0.537834</text:p>
          </table:table-cell>
          <table:table-cell office:value-type="float" office:value="0.408881" calcext:value-type="float">
            <text:p>0.408881</text:p>
          </table:table-cell>
          <table:table-cell office:value-type="float" office:value="3.62941" calcext:value-type="float">
            <text:p>3.629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457" calcext:value-type="float">
            <text:p>20.3457</text:p>
          </table:table-cell>
          <table:table-cell office:value-type="float" office:value="12.3633" calcext:value-type="float">
            <text:p>12.3633</text:p>
          </table:table-cell>
          <table:table-cell office:value-type="float" office:value="4.916" calcext:value-type="float">
            <text:p>4.916</text:p>
          </table:table-cell>
          <table:table-cell office:value-type="float" office:value="1.56565" calcext:value-type="float">
            <text:p>1.56565</text:p>
          </table:table-cell>
          <table:table-cell office:value-type="float" office:value="0.509641" calcext:value-type="float">
            <text:p>0.509641</text:p>
          </table:table-cell>
          <table:table-cell office:value-type="float" office:value="0.0646729" calcext:value-type="float">
            <text:p>0.0646729</text:p>
          </table:table-cell>
          <table:table-cell office:value-type="float" office:value="0.0952502" calcext:value-type="float">
            <text:p>0.0952502</text:p>
          </table:table-cell>
          <table:table-cell office:value-type="float" office:value="0.535249" calcext:value-type="float">
            <text:p>0.535249</text:p>
          </table:table-cell>
          <table:table-cell office:value-type="float" office:value="0.40698" calcext:value-type="float">
            <text:p>0.40698</text:p>
          </table:table-cell>
          <table:table-cell office:value-type="float" office:value="1.14284" calcext:value-type="float">
            <text:p>1.142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974" calcext:value-type="float">
            <text:p>20.2974</text:p>
          </table:table-cell>
          <table:table-cell office:value-type="float" office:value="12.5986" calcext:value-type="float">
            <text:p>12.5986</text:p>
          </table:table-cell>
          <table:table-cell office:value-type="float" office:value="4.84529" calcext:value-type="float">
            <text:p>4.84529</text:p>
          </table:table-cell>
          <table:table-cell office:value-type="float" office:value="1.62222" calcext:value-type="float">
            <text:p>1.62222</text:p>
          </table:table-cell>
          <table:table-cell office:value-type="float" office:value="0.561401" calcext:value-type="float">
            <text:p>0.561401</text:p>
          </table:table-cell>
          <table:table-cell office:value-type="float" office:value="0.0644384" calcext:value-type="float">
            <text:p>0.0644384</text:p>
          </table:table-cell>
          <table:table-cell office:value-type="float" office:value="0.0949001" calcext:value-type="float">
            <text:p>0.0949001</text:p>
          </table:table-cell>
          <table:table-cell office:value-type="float" office:value="0.532738" calcext:value-type="float">
            <text:p>0.532738</text:p>
          </table:table-cell>
          <table:table-cell office:value-type="float" office:value="0.405021" calcext:value-type="float">
            <text:p>0.405021</text:p>
          </table:table-cell>
          <table:table-cell office:value-type="float" office:value="3.34117" calcext:value-type="float">
            <text:p>3.341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26" calcext:value-type="float">
            <text:p>20.3226</text:p>
          </table:table-cell>
          <table:table-cell office:value-type="float" office:value="12.8372" calcext:value-type="float">
            <text:p>12.8372</text:p>
          </table:table-cell>
          <table:table-cell office:value-type="float" office:value="4.83831" calcext:value-type="float">
            <text:p>4.83831</text:p>
          </table:table-cell>
          <table:table-cell office:value-type="float" office:value="1.63426" calcext:value-type="float">
            <text:p>1.63426</text:p>
          </table:table-cell>
          <table:table-cell office:value-type="float" office:value="0.544536" calcext:value-type="float">
            <text:p>0.544536</text:p>
          </table:table-cell>
          <table:table-cell office:value-type="float" office:value="0.0644799" calcext:value-type="float">
            <text:p>0.0644799</text:p>
          </table:table-cell>
          <table:table-cell office:value-type="float" office:value="0.0945441" calcext:value-type="float">
            <text:p>0.0945441</text:p>
          </table:table-cell>
          <table:table-cell office:value-type="float" office:value="0.530198" calcext:value-type="float">
            <text:p>0.530198</text:p>
          </table:table-cell>
          <table:table-cell office:value-type="float" office:value="0.40309" calcext:value-type="float">
            <text:p>0.40309</text:p>
          </table:table-cell>
          <table:table-cell office:value-type="float" office:value="1.81712" calcext:value-type="float">
            <text:p>1.817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3115" calcext:value-type="float">
            <text:p>20.3115</text:p>
          </table:table-cell>
          <table:table-cell office:value-type="float" office:value="13.0654" calcext:value-type="float">
            <text:p>13.0654</text:p>
          </table:table-cell>
          <table:table-cell office:value-type="float" office:value="4.80716" calcext:value-type="float">
            <text:p>4.80716</text:p>
          </table:table-cell>
          <table:table-cell office:value-type="float" office:value="1.65978" calcext:value-type="float">
            <text:p>1.65978</text:p>
          </table:table-cell>
          <table:table-cell office:value-type="float" office:value="0.545793" calcext:value-type="float">
            <text:p>0.545793</text:p>
          </table:table-cell>
          <table:table-cell office:value-type="float" office:value="0.0645898" calcext:value-type="float">
            <text:p>0.0645898</text:p>
          </table:table-cell>
          <table:table-cell office:value-type="float" office:value="0.0941468" calcext:value-type="float">
            <text:p>0.0941468</text:p>
          </table:table-cell>
          <table:table-cell office:value-type="float" office:value="0.527692" calcext:value-type="float">
            <text:p>0.527692</text:p>
          </table:table-cell>
          <table:table-cell office:value-type="float" office:value="0.401187" calcext:value-type="float">
            <text:p>0.401187</text:p>
          </table:table-cell>
          <table:table-cell office:value-type="float" office:value="2.09222" calcext:value-type="float">
            <text:p>2.092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777" calcext:value-type="float">
            <text:p>20.2777</text:p>
          </table:table-cell>
          <table:table-cell office:value-type="float" office:value="13.276" calcext:value-type="float">
            <text:p>13.276</text:p>
          </table:table-cell>
          <table:table-cell office:value-type="float" office:value="4.75724" calcext:value-type="float">
            <text:p>4.75724</text:p>
          </table:table-cell>
          <table:table-cell office:value-type="float" office:value="1.68863" calcext:value-type="float">
            <text:p>1.68863</text:p>
          </table:table-cell>
          <table:table-cell office:value-type="float" office:value="0.547608" calcext:value-type="float">
            <text:p>0.547608</text:p>
          </table:table-cell>
          <table:table-cell office:value-type="float" office:value="0.0645978" calcext:value-type="float">
            <text:p>0.0645978</text:p>
          </table:table-cell>
          <table:table-cell office:value-type="float" office:value="0.0937061" calcext:value-type="float">
            <text:p>0.0937061</text:p>
          </table:table-cell>
          <table:table-cell office:value-type="float" office:value="0.525222" calcext:value-type="float">
            <text:p>0.525222</text:p>
          </table:table-cell>
          <table:table-cell office:value-type="float" office:value="0.399357" calcext:value-type="float">
            <text:p>0.399357</text:p>
          </table:table-cell>
          <table:table-cell office:value-type="float" office:value="0.988135" calcext:value-type="float">
            <text:p>0.9881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398" calcext:value-type="float">
            <text:p>20.2398</text:p>
          </table:table-cell>
          <table:table-cell office:value-type="float" office:value="13.5095" calcext:value-type="float">
            <text:p>13.5095</text:p>
          </table:table-cell>
          <table:table-cell office:value-type="float" office:value="4.76419" calcext:value-type="float">
            <text:p>4.76419</text:p>
          </table:table-cell>
          <table:table-cell office:value-type="float" office:value="1.71517" calcext:value-type="float">
            <text:p>1.71517</text:p>
          </table:table-cell>
          <table:table-cell office:value-type="float" office:value="0.542415" calcext:value-type="float">
            <text:p>0.542415</text:p>
          </table:table-cell>
          <table:table-cell office:value-type="float" office:value="0.0645404" calcext:value-type="float">
            <text:p>0.0645404</text:p>
          </table:table-cell>
          <table:table-cell office:value-type="float" office:value="0.0932718" calcext:value-type="float">
            <text:p>0.0932718</text:p>
          </table:table-cell>
          <table:table-cell office:value-type="float" office:value="0.522786" calcext:value-type="float">
            <text:p>0.522786</text:p>
          </table:table-cell>
          <table:table-cell office:value-type="float" office:value="0.397541" calcext:value-type="float">
            <text:p>0.397541</text:p>
          </table:table-cell>
          <table:table-cell office:value-type="float" office:value="1.28828" calcext:value-type="float">
            <text:p>1.288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171" calcext:value-type="float">
            <text:p>20.2171</text:p>
          </table:table-cell>
          <table:table-cell office:value-type="float" office:value="13.7725" calcext:value-type="float">
            <text:p>13.7725</text:p>
          </table:table-cell>
          <table:table-cell office:value-type="float" office:value="4.81173" calcext:value-type="float">
            <text:p>4.81173</text:p>
          </table:table-cell>
          <table:table-cell office:value-type="float" office:value="1.73784" calcext:value-type="float">
            <text:p>1.73784</text:p>
          </table:table-cell>
          <table:table-cell office:value-type="float" office:value="0.537586" calcext:value-type="float">
            <text:p>0.537586</text:p>
          </table:table-cell>
          <table:table-cell office:value-type="float" office:value="0.0646145" calcext:value-type="float">
            <text:p>0.0646145</text:p>
          </table:table-cell>
          <table:table-cell office:value-type="float" office:value="0.092866" calcext:value-type="float">
            <text:p>0.092866</text:p>
          </table:table-cell>
          <table:table-cell office:value-type="float" office:value="0.520383" calcext:value-type="float">
            <text:p>0.520383</text:p>
          </table:table-cell>
          <table:table-cell office:value-type="float" office:value="0.395713" calcext:value-type="float">
            <text:p>0.395713</text:p>
          </table:table-cell>
          <table:table-cell office:value-type="float" office:value="1.3396" calcext:value-type="float">
            <text:p>1.33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63" calcext:value-type="float">
            <text:p>20.163</text:p>
          </table:table-cell>
          <table:table-cell office:value-type="float" office:value="13.9971" calcext:value-type="float">
            <text:p>13.9971</text:p>
          </table:table-cell>
          <table:table-cell office:value-type="float" office:value="4.77927" calcext:value-type="float">
            <text:p>4.77927</text:p>
          </table:table-cell>
          <table:table-cell office:value-type="float" office:value="1.77347" calcext:value-type="float">
            <text:p>1.77347</text:p>
          </table:table-cell>
          <table:table-cell office:value-type="float" office:value="0.553614" calcext:value-type="float">
            <text:p>0.553614</text:p>
          </table:table-cell>
          <table:table-cell office:value-type="float" office:value="0.0645858" calcext:value-type="float">
            <text:p>0.0645858</text:p>
          </table:table-cell>
          <table:table-cell office:value-type="float" office:value="0.0924472" calcext:value-type="float">
            <text:p>0.0924472</text:p>
          </table:table-cell>
          <table:table-cell office:value-type="float" office:value="0.518022" calcext:value-type="float">
            <text:p>0.518022</text:p>
          </table:table-cell>
          <table:table-cell office:value-type="float" office:value="0.393931" calcext:value-type="float">
            <text:p>0.393931</text:p>
          </table:table-cell>
          <table:table-cell office:value-type="float" office:value="0.86205" calcext:value-type="float">
            <text:p>0.862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055" calcext:value-type="float">
            <text:p>20.1055</text:p>
          </table:table-cell>
          <table:table-cell office:value-type="float" office:value="14.2567" calcext:value-type="float">
            <text:p>14.2567</text:p>
          </table:table-cell>
          <table:table-cell office:value-type="float" office:value="4.8291" calcext:value-type="float">
            <text:p>4.8291</text:p>
          </table:table-cell>
          <table:table-cell office:value-type="float" office:value="1.80397" calcext:value-type="float">
            <text:p>1.80397</text:p>
          </table:table-cell>
          <table:table-cell office:value-type="float" office:value="0.556403" calcext:value-type="float">
            <text:p>0.556403</text:p>
          </table:table-cell>
          <table:table-cell office:value-type="float" office:value="0.0644938" calcext:value-type="float">
            <text:p>0.0644938</text:p>
          </table:table-cell>
          <table:table-cell office:value-type="float" office:value="0.0920842" calcext:value-type="float">
            <text:p>0.0920842</text:p>
          </table:table-cell>
          <table:table-cell office:value-type="float" office:value="0.515716" calcext:value-type="float">
            <text:p>0.515716</text:p>
          </table:table-cell>
          <table:table-cell office:value-type="float" office:value="0.392153" calcext:value-type="float">
            <text:p>0.392153</text:p>
          </table:table-cell>
          <table:table-cell office:value-type="float" office:value="0.388762" calcext:value-type="float">
            <text:p>0.3887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0341" calcext:value-type="float">
            <text:p>20.0341</text:p>
          </table:table-cell>
          <table:table-cell office:value-type="float" office:value="14.4848" calcext:value-type="float">
            <text:p>14.4848</text:p>
          </table:table-cell>
          <table:table-cell office:value-type="float" office:value="4.82479" calcext:value-type="float">
            <text:p>4.82479</text:p>
          </table:table-cell>
          <table:table-cell office:value-type="float" office:value="1.83567" calcext:value-type="float">
            <text:p>1.83567</text:p>
          </table:table-cell>
          <table:table-cell office:value-type="float" office:value="0.559472" calcext:value-type="float">
            <text:p>0.559472</text:p>
          </table:table-cell>
          <table:table-cell office:value-type="float" office:value="0.064305" calcext:value-type="float">
            <text:p>0.064305</text:p>
          </table:table-cell>
          <table:table-cell office:value-type="float" office:value="0.0917088" calcext:value-type="float">
            <text:p>0.0917088</text:p>
          </table:table-cell>
          <table:table-cell office:value-type="float" office:value="0.513467" calcext:value-type="float">
            <text:p>0.513467</text:p>
          </table:table-cell>
          <table:table-cell office:value-type="float" office:value="0.390399" calcext:value-type="float">
            <text:p>0.390399</text:p>
          </table:table-cell>
          <table:table-cell office:value-type="float" office:value="1.38561" calcext:value-type="float">
            <text:p>1.385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227" calcext:value-type="float">
            <text:p>19.9227</text:p>
          </table:table-cell>
          <table:table-cell office:value-type="float" office:value="14.745" calcext:value-type="float">
            <text:p>14.745</text:p>
          </table:table-cell>
          <table:table-cell office:value-type="float" office:value="4.89475" calcext:value-type="float">
            <text:p>4.89475</text:p>
          </table:table-cell>
          <table:table-cell office:value-type="float" office:value="1.8803" calcext:value-type="float">
            <text:p>1.8803</text:p>
          </table:table-cell>
          <table:table-cell office:value-type="float" office:value="0.576578" calcext:value-type="float">
            <text:p>0.576578</text:p>
          </table:table-cell>
          <table:table-cell office:value-type="float" office:value="0.0640286" calcext:value-type="float">
            <text:p>0.0640286</text:p>
          </table:table-cell>
          <table:table-cell office:value-type="float" office:value="0.0914501" calcext:value-type="float">
            <text:p>0.0914501</text:p>
          </table:table-cell>
          <table:table-cell office:value-type="float" office:value="0.511483" calcext:value-type="float">
            <text:p>0.511483</text:p>
          </table:table-cell>
          <table:table-cell office:value-type="float" office:value="0.388681" calcext:value-type="float">
            <text:p>0.388681</text:p>
          </table:table-cell>
          <table:table-cell office:value-type="float" office:value="1.24548" calcext:value-type="float">
            <text:p>1.245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566" calcext:value-type="float">
            <text:p>19.8566</text:p>
          </table:table-cell>
          <table:table-cell office:value-type="float" office:value="14.9615" calcext:value-type="float">
            <text:p>14.9615</text:p>
          </table:table-cell>
          <table:table-cell office:value-type="float" office:value="4.87517" calcext:value-type="float">
            <text:p>4.87517</text:p>
          </table:table-cell>
          <table:table-cell office:value-type="float" office:value="1.8977" calcext:value-type="float">
            <text:p>1.8977</text:p>
          </table:table-cell>
          <table:table-cell office:value-type="float" office:value="0.554704" calcext:value-type="float">
            <text:p>0.554704</text:p>
          </table:table-cell>
          <table:table-cell office:value-type="float" office:value="0.0637525" calcext:value-type="float">
            <text:p>0.0637525</text:p>
          </table:table-cell>
          <table:table-cell office:value-type="float" office:value="0.0911305" calcext:value-type="float">
            <text:p>0.0911305</text:p>
          </table:table-cell>
          <table:table-cell office:value-type="float" office:value="0.509388" calcext:value-type="float">
            <text:p>0.509388</text:p>
          </table:table-cell>
          <table:table-cell office:value-type="float" office:value="0.386981" calcext:value-type="float">
            <text:p>0.386981</text:p>
          </table:table-cell>
          <table:table-cell office:value-type="float" office:value="3.37289" calcext:value-type="float">
            <text:p>3.372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8278" calcext:value-type="float">
            <text:p>19.8278</text:p>
          </table:table-cell>
          <table:table-cell office:value-type="float" office:value="15.1758" calcext:value-type="float">
            <text:p>15.1758</text:p>
          </table:table-cell>
          <table:table-cell office:value-type="float" office:value="4.82096" calcext:value-type="float">
            <text:p>4.82096</text:p>
          </table:table-cell>
          <table:table-cell office:value-type="float" office:value="1.90652" calcext:value-type="float">
            <text:p>1.90652</text:p>
          </table:table-cell>
          <table:table-cell office:value-type="float" office:value="0.535376" calcext:value-type="float">
            <text:p>0.535376</text:p>
          </table:table-cell>
          <table:table-cell office:value-type="float" office:value="0.0635687" calcext:value-type="float">
            <text:p>0.0635687</text:p>
          </table:table-cell>
          <table:table-cell office:value-type="float" office:value="0.0907689" calcext:value-type="float">
            <text:p>0.0907689</text:p>
          </table:table-cell>
          <table:table-cell office:value-type="float" office:value="0.507178" calcext:value-type="float">
            <text:p>0.507178</text:p>
          </table:table-cell>
          <table:table-cell office:value-type="float" office:value="0.385295" calcext:value-type="float">
            <text:p>0.385295</text:p>
          </table:table-cell>
          <table:table-cell office:value-type="float" office:value="2.12707" calcext:value-type="float">
            <text:p>2.127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6989" calcext:value-type="float">
            <text:p>19.6989</text:p>
          </table:table-cell>
          <table:table-cell office:value-type="float" office:value="15.3822" calcext:value-type="float">
            <text:p>15.3822</text:p>
          </table:table-cell>
          <table:table-cell office:value-type="float" office:value="4.75689" calcext:value-type="float">
            <text:p>4.75689</text:p>
          </table:table-cell>
          <table:table-cell office:value-type="float" office:value="1.97912" calcext:value-type="float">
            <text:p>1.97912</text:p>
          </table:table-cell>
          <table:table-cell office:value-type="float" office:value="0.622024" calcext:value-type="float">
            <text:p>0.622024</text:p>
          </table:table-cell>
          <table:table-cell office:value-type="float" office:value="0.0633024" calcext:value-type="float">
            <text:p>0.0633024</text:p>
          </table:table-cell>
          <table:table-cell office:value-type="float" office:value="0.0903794" calcext:value-type="float">
            <text:p>0.0903794</text:p>
          </table:table-cell>
          <table:table-cell office:value-type="float" office:value="0.505363" calcext:value-type="float">
            <text:p>0.505363</text:p>
          </table:table-cell>
          <table:table-cell office:value-type="float" office:value="0.38384" calcext:value-type="float">
            <text:p>0.38384</text:p>
          </table:table-cell>
          <table:table-cell office:value-type="float" office:value="7.99829" calcext:value-type="float">
            <text:p>7.998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6736" calcext:value-type="float">
            <text:p>19.6736</text:p>
          </table:table-cell>
          <table:table-cell office:value-type="float" office:value="15.564" calcext:value-type="float">
            <text:p>15.564</text:p>
          </table:table-cell>
          <table:table-cell office:value-type="float" office:value="4.6511" calcext:value-type="float">
            <text:p>4.6511</text:p>
          </table:table-cell>
          <table:table-cell office:value-type="float" office:value="1.98579" calcext:value-type="float">
            <text:p>1.98579</text:p>
          </table:table-cell>
          <table:table-cell office:value-type="float" office:value="0.597192" calcext:value-type="float">
            <text:p>0.597192</text:p>
          </table:table-cell>
          <table:table-cell office:value-type="float" office:value="0.0632052" calcext:value-type="float">
            <text:p>0.0632052</text:p>
          </table:table-cell>
          <table:table-cell office:value-type="float" office:value="0.09005" calcext:value-type="float">
            <text:p>0.09005</text:p>
          </table:table-cell>
          <table:table-cell office:value-type="float" office:value="0.503246" calcext:value-type="float">
            <text:p>0.503246</text:p>
          </table:table-cell>
          <table:table-cell office:value-type="float" office:value="0.382631" calcext:value-type="float">
            <text:p>0.382631</text:p>
          </table:table-cell>
          <table:table-cell office:value-type="float" office:value="3.3426" calcext:value-type="float">
            <text:p>3.34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5831" calcext:value-type="float">
            <text:p>19.5831</text:p>
          </table:table-cell>
          <table:table-cell office:value-type="float" office:value="15.7647" calcext:value-type="float">
            <text:p>15.7647</text:p>
          </table:table-cell>
          <table:table-cell office:value-type="float" office:value="4.63136" calcext:value-type="float">
            <text:p>4.63136</text:p>
          </table:table-cell>
          <table:table-cell office:value-type="float" office:value="2.01189" calcext:value-type="float">
            <text:p>2.01189</text:p>
          </table:table-cell>
          <table:table-cell office:value-type="float" office:value="0.590474" calcext:value-type="float">
            <text:p>0.590474</text:p>
          </table:table-cell>
          <table:table-cell office:value-type="float" office:value="0.0631281" calcext:value-type="float">
            <text:p>0.0631281</text:p>
          </table:table-cell>
          <table:table-cell office:value-type="float" office:value="0.0898133" calcext:value-type="float">
            <text:p>0.0898133</text:p>
          </table:table-cell>
          <table:table-cell office:value-type="float" office:value="0.501135" calcext:value-type="float">
            <text:p>0.501135</text:p>
          </table:table-cell>
          <table:table-cell office:value-type="float" office:value="0.381515" calcext:value-type="float">
            <text:p>0.381515</text:p>
          </table:table-cell>
          <table:table-cell office:value-type="float" office:value="1.27329" calcext:value-type="float">
            <text:p>1.273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769" calcext:value-type="float">
            <text:p>19.4769</text:p>
          </table:table-cell>
          <table:table-cell office:value-type="float" office:value="15.982" calcext:value-type="float">
            <text:p>15.982</text:p>
          </table:table-cell>
          <table:table-cell office:value-type="float" office:value="4.65089" calcext:value-type="float">
            <text:p>4.65089</text:p>
          </table:table-cell>
          <table:table-cell office:value-type="float" office:value="2.04219" calcext:value-type="float">
            <text:p>2.04219</text:p>
          </table:table-cell>
          <table:table-cell office:value-type="float" office:value="0.591182" calcext:value-type="float">
            <text:p>0.591182</text:p>
          </table:table-cell>
          <table:table-cell office:value-type="float" office:value="0.0630047" calcext:value-type="float">
            <text:p>0.0630047</text:p>
          </table:table-cell>
          <table:table-cell office:value-type="float" office:value="0.089588" calcext:value-type="float">
            <text:p>0.089588</text:p>
          </table:table-cell>
          <table:table-cell office:value-type="float" office:value="0.499067" calcext:value-type="float">
            <text:p>0.499067</text:p>
          </table:table-cell>
          <table:table-cell office:value-type="float" office:value="0.380365" calcext:value-type="float">
            <text:p>0.380365</text:p>
          </table:table-cell>
          <table:table-cell office:value-type="float" office:value="0.0468453" calcext:value-type="float">
            <text:p>0.04684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771" calcext:value-type="float">
            <text:p>19.3771</text:p>
          </table:table-cell>
          <table:table-cell office:value-type="float" office:value="16.1879" calcext:value-type="float">
            <text:p>16.1879</text:p>
          </table:table-cell>
          <table:table-cell office:value-type="float" office:value="4.65701" calcext:value-type="float">
            <text:p>4.65701</text:p>
          </table:table-cell>
          <table:table-cell office:value-type="float" office:value="2.0588" calcext:value-type="float">
            <text:p>2.0588</text:p>
          </table:table-cell>
          <table:table-cell office:value-type="float" office:value="0.564119" calcext:value-type="float">
            <text:p>0.564119</text:p>
          </table:table-cell>
          <table:table-cell office:value-type="float" office:value="0.0629169" calcext:value-type="float">
            <text:p>0.0629169</text:p>
          </table:table-cell>
          <table:table-cell office:value-type="float" office:value="0.0894235" calcext:value-type="float">
            <text:p>0.0894235</text:p>
          </table:table-cell>
          <table:table-cell office:value-type="float" office:value="0.496989" calcext:value-type="float">
            <text:p>0.496989</text:p>
          </table:table-cell>
          <table:table-cell office:value-type="float" office:value="0.379115" calcext:value-type="float">
            <text:p>0.379115</text:p>
          </table:table-cell>
          <table:table-cell office:value-type="float" office:value="1.77989" calcext:value-type="float">
            <text:p>1.779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68" calcext:value-type="float">
            <text:p>19.268</text:p>
          </table:table-cell>
          <table:table-cell office:value-type="float" office:value="16.3652" calcext:value-type="float">
            <text:p>16.3652</text:p>
          </table:table-cell>
          <table:table-cell office:value-type="float" office:value="4.60881" calcext:value-type="float">
            <text:p>4.60881</text:p>
          </table:table-cell>
          <table:table-cell office:value-type="float" office:value="2.08864" calcext:value-type="float">
            <text:p>2.08864</text:p>
          </table:table-cell>
          <table:table-cell office:value-type="float" office:value="0.566071" calcext:value-type="float">
            <text:p>0.566071</text:p>
          </table:table-cell>
          <table:table-cell office:value-type="float" office:value="0.0628429" calcext:value-type="float">
            <text:p>0.0628429</text:p>
          </table:table-cell>
          <table:table-cell office:value-type="float" office:value="0.0895415" calcext:value-type="float">
            <text:p>0.0895415</text:p>
          </table:table-cell>
          <table:table-cell office:value-type="float" office:value="0.494931" calcext:value-type="float">
            <text:p>0.494931</text:p>
          </table:table-cell>
          <table:table-cell office:value-type="float" office:value="0.378088" calcext:value-type="float">
            <text:p>0.378088</text:p>
          </table:table-cell>
          <table:table-cell office:value-type="float" office:value="0.533555" calcext:value-type="float">
            <text:p>0.5335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1528" calcext:value-type="float">
            <text:p>19.1528</text:p>
          </table:table-cell>
          <table:table-cell office:value-type="float" office:value="16.5589" calcext:value-type="float">
            <text:p>16.5589</text:p>
          </table:table-cell>
          <table:table-cell office:value-type="float" office:value="4.59815" calcext:value-type="float">
            <text:p>4.59815</text:p>
          </table:table-cell>
          <table:table-cell office:value-type="float" office:value="2.11817" calcext:value-type="float">
            <text:p>2.11817</text:p>
          </table:table-cell>
          <table:table-cell office:value-type="float" office:value="0.56919" calcext:value-type="float">
            <text:p>0.56919</text:p>
          </table:table-cell>
          <table:table-cell office:value-type="float" office:value="0.0627805" calcext:value-type="float">
            <text:p>0.0627805</text:p>
          </table:table-cell>
          <table:table-cell office:value-type="float" office:value="0.0898193" calcext:value-type="float">
            <text:p>0.0898193</text:p>
          </table:table-cell>
          <table:table-cell office:value-type="float" office:value="0.492898" calcext:value-type="float">
            <text:p>0.492898</text:p>
          </table:table-cell>
          <table:table-cell office:value-type="float" office:value="0.377143" calcext:value-type="float">
            <text:p>0.377143</text:p>
          </table:table-cell>
          <table:table-cell office:value-type="float" office:value="0.246781" calcext:value-type="float">
            <text:p>0.2467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178" calcext:value-type="float">
            <text:p>19.0178</text:p>
          </table:table-cell>
          <table:table-cell office:value-type="float" office:value="16.7757" calcext:value-type="float">
            <text:p>16.7757</text:p>
          </table:table-cell>
          <table:table-cell office:value-type="float" office:value="4.64655" calcext:value-type="float">
            <text:p>4.64655</text:p>
          </table:table-cell>
          <table:table-cell office:value-type="float" office:value="2.14822" calcext:value-type="float">
            <text:p>2.14822</text:p>
          </table:table-cell>
          <table:table-cell office:value-type="float" office:value="0.570567" calcext:value-type="float">
            <text:p>0.570567</text:p>
          </table:table-cell>
          <table:table-cell office:value-type="float" office:value="0.0626395" calcext:value-type="float">
            <text:p>0.0626395</text:p>
          </table:table-cell>
          <table:table-cell office:value-type="float" office:value="0.0899866" calcext:value-type="float">
            <text:p>0.0899866</text:p>
          </table:table-cell>
          <table:table-cell office:value-type="float" office:value="0.490899" calcext:value-type="float">
            <text:p>0.490899</text:p>
          </table:table-cell>
          <table:table-cell office:value-type="float" office:value="0.376049" calcext:value-type="float">
            <text:p>0.376049</text:p>
          </table:table-cell>
          <table:table-cell office:value-type="float" office:value="0.257519" calcext:value-type="float">
            <text:p>0.2575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615" calcext:value-type="float">
            <text:p>18.8615</text:p>
          </table:table-cell>
          <table:table-cell office:value-type="float" office:value="16.968" calcext:value-type="float">
            <text:p>16.968</text:p>
          </table:table-cell>
          <table:table-cell office:value-type="float" office:value="4.65523" calcext:value-type="float">
            <text:p>4.65523</text:p>
          </table:table-cell>
          <table:table-cell office:value-type="float" office:value="2.20626" calcext:value-type="float">
            <text:p>2.20626</text:p>
          </table:table-cell>
          <table:table-cell office:value-type="float" office:value="0.629456" calcext:value-type="float">
            <text:p>0.629456</text:p>
          </table:table-cell>
          <table:table-cell office:value-type="float" office:value="0.0623987" calcext:value-type="float">
            <text:p>0.0623987</text:p>
          </table:table-cell>
          <table:table-cell office:value-type="float" office:value="0.0902594" calcext:value-type="float">
            <text:p>0.0902594</text:p>
          </table:table-cell>
          <table:table-cell office:value-type="float" office:value="0.489095" calcext:value-type="float">
            <text:p>0.489095</text:p>
          </table:table-cell>
          <table:table-cell office:value-type="float" office:value="0.375362" calcext:value-type="float">
            <text:p>0.375362</text:p>
          </table:table-cell>
          <table:table-cell office:value-type="float" office:value="6.7202" calcext:value-type="float">
            <text:p>6.72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6791" calcext:value-type="float">
            <text:p>18.6791</text:p>
          </table:table-cell>
          <table:table-cell office:value-type="float" office:value="17.2147" calcext:value-type="float">
            <text:p>17.2147</text:p>
          </table:table-cell>
          <table:table-cell office:value-type="float" office:value="4.79563" calcext:value-type="float">
            <text:p>4.79563</text:p>
          </table:table-cell>
          <table:table-cell office:value-type="float" office:value="2.24247" calcext:value-type="float">
            <text:p>2.24247</text:p>
          </table:table-cell>
          <table:table-cell office:value-type="float" office:value="0.633417" calcext:value-type="float">
            <text:p>0.633417</text:p>
          </table:table-cell>
          <table:table-cell office:value-type="float" office:value="0.0622278" calcext:value-type="float">
            <text:p>0.0622278</text:p>
          </table:table-cell>
          <table:table-cell office:value-type="float" office:value="0.0901268" calcext:value-type="float">
            <text:p>0.0901268</text:p>
          </table:table-cell>
          <table:table-cell office:value-type="float" office:value="0.487685" calcext:value-type="float">
            <text:p>0.487685</text:p>
          </table:table-cell>
          <table:table-cell office:value-type="float" office:value="0.374274" calcext:value-type="float">
            <text:p>0.374274</text:p>
          </table:table-cell>
          <table:table-cell office:value-type="float" office:value="2.02495" calcext:value-type="float">
            <text:p>2.024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5776" calcext:value-type="float">
            <text:p>18.5776</text:p>
          </table:table-cell>
          <table:table-cell office:value-type="float" office:value="17.417" calcext:value-type="float">
            <text:p>17.417</text:p>
          </table:table-cell>
          <table:table-cell office:value-type="float" office:value="4.77696" calcext:value-type="float">
            <text:p>4.77696</text:p>
          </table:table-cell>
          <table:table-cell office:value-type="float" office:value="2.22888" calcext:value-type="float">
            <text:p>2.22888</text:p>
          </table:table-cell>
          <table:table-cell office:value-type="float" office:value="0.55043" calcext:value-type="float">
            <text:p>0.55043</text:p>
          </table:table-cell>
          <table:table-cell office:value-type="float" office:value="0.0619808" calcext:value-type="float">
            <text:p>0.0619808</text:p>
          </table:table-cell>
          <table:table-cell office:value-type="float" office:value="0.0899562" calcext:value-type="float">
            <text:p>0.0899562</text:p>
          </table:table-cell>
          <table:table-cell office:value-type="float" office:value="0.48581" calcext:value-type="float">
            <text:p>0.48581</text:p>
          </table:table-cell>
          <table:table-cell office:value-type="float" office:value="0.372883" calcext:value-type="float">
            <text:p>0.372883</text:p>
          </table:table-cell>
          <table:table-cell office:value-type="float" office:value="5.96379" calcext:value-type="float">
            <text:p>5.963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3578" calcext:value-type="float">
            <text:p>18.3578</text:p>
          </table:table-cell>
          <table:table-cell office:value-type="float" office:value="17.6162" calcext:value-type="float">
            <text:p>17.6162</text:p>
          </table:table-cell>
          <table:table-cell office:value-type="float" office:value="4.86976" calcext:value-type="float">
            <text:p>4.86976</text:p>
          </table:table-cell>
          <table:table-cell office:value-type="float" office:value="2.27696" calcext:value-type="float">
            <text:p>2.27696</text:p>
          </table:table-cell>
          <table:table-cell office:value-type="float" office:value="0.570503" calcext:value-type="float">
            <text:p>0.570503</text:p>
          </table:table-cell>
          <table:table-cell office:value-type="float" office:value="0.0620761" calcext:value-type="float">
            <text:p>0.0620761</text:p>
          </table:table-cell>
          <table:table-cell office:value-type="float" office:value="0.089748" calcext:value-type="float">
            <text:p>0.089748</text:p>
          </table:table-cell>
          <table:table-cell office:value-type="float" office:value="0.484293" calcext:value-type="float">
            <text:p>0.484293</text:p>
          </table:table-cell>
          <table:table-cell office:value-type="float" office:value="0.371499" calcext:value-type="float">
            <text:p>0.371499</text:p>
          </table:table-cell>
          <table:table-cell office:value-type="float" office:value="3.8544" calcext:value-type="float">
            <text:p>3.85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2212" calcext:value-type="float">
            <text:p>18.2212</text:p>
          </table:table-cell>
          <table:table-cell office:value-type="float" office:value="17.8079" calcext:value-type="float">
            <text:p>17.8079</text:p>
          </table:table-cell>
          <table:table-cell office:value-type="float" office:value="4.86078" calcext:value-type="float">
            <text:p>4.86078</text:p>
          </table:table-cell>
          <table:table-cell office:value-type="float" office:value="2.28129" calcext:value-type="float">
            <text:p>2.28129</text:p>
          </table:table-cell>
          <table:table-cell office:value-type="float" office:value="0.524177" calcext:value-type="float">
            <text:p>0.524177</text:p>
          </table:table-cell>
          <table:table-cell office:value-type="float" office:value="0.062062" calcext:value-type="float">
            <text:p>0.062062</text:p>
          </table:table-cell>
          <table:table-cell office:value-type="float" office:value="0.0895232" calcext:value-type="float">
            <text:p>0.0895232</text:p>
          </table:table-cell>
          <table:table-cell office:value-type="float" office:value="0.48253" calcext:value-type="float">
            <text:p>0.48253</text:p>
          </table:table-cell>
          <table:table-cell office:value-type="float" office:value="0.370054" calcext:value-type="float">
            <text:p>0.370054</text:p>
          </table:table-cell>
          <table:table-cell office:value-type="float" office:value="2.40054" calcext:value-type="float">
            <text:p>2.400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0907" calcext:value-type="float">
            <text:p>18.0907</text:p>
          </table:table-cell>
          <table:table-cell office:value-type="float" office:value="17.9918" calcext:value-type="float">
            <text:p>17.9918</text:p>
          </table:table-cell>
          <table:table-cell office:value-type="float" office:value="4.83035" calcext:value-type="float">
            <text:p>4.83035</text:p>
          </table:table-cell>
          <table:table-cell office:value-type="float" office:value="2.29794" calcext:value-type="float">
            <text:p>2.29794</text:p>
          </table:table-cell>
          <table:table-cell office:value-type="float" office:value="0.514818" calcext:value-type="float">
            <text:p>0.514818</text:p>
          </table:table-cell>
          <table:table-cell office:value-type="float" office:value="0.0619026" calcext:value-type="float">
            <text:p>0.0619026</text:p>
          </table:table-cell>
          <table:table-cell office:value-type="float" office:value="0.0892997" calcext:value-type="float">
            <text:p>0.0892997</text:p>
          </table:table-cell>
          <table:table-cell office:value-type="float" office:value="0.480693" calcext:value-type="float">
            <text:p>0.480693</text:p>
          </table:table-cell>
          <table:table-cell office:value-type="float" office:value="0.368621" calcext:value-type="float">
            <text:p>0.368621</text:p>
          </table:table-cell>
          <table:table-cell office:value-type="float" office:value="0.921805" calcext:value-type="float">
            <text:p>0.9218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158" calcext:value-type="float">
            <text:p>17.9158</text:p>
          </table:table-cell>
          <table:table-cell office:value-type="float" office:value="18.1462" calcext:value-type="float">
            <text:p>18.1462</text:p>
          </table:table-cell>
          <table:table-cell office:value-type="float" office:value="4.80548" calcext:value-type="float">
            <text:p>4.80548</text:p>
          </table:table-cell>
          <table:table-cell office:value-type="float" office:value="2.34033" calcext:value-type="float">
            <text:p>2.34033</text:p>
          </table:table-cell>
          <table:table-cell office:value-type="float" office:value="0.544034" calcext:value-type="float">
            <text:p>0.544034</text:p>
          </table:table-cell>
          <table:table-cell office:value-type="float" office:value="0.061828" calcext:value-type="float">
            <text:p>0.061828</text:p>
          </table:table-cell>
          <table:table-cell office:value-type="float" office:value="0.0892209" calcext:value-type="float">
            <text:p>0.0892209</text:p>
          </table:table-cell>
          <table:table-cell office:value-type="float" office:value="0.478924" calcext:value-type="float">
            <text:p>0.478924</text:p>
          </table:table-cell>
          <table:table-cell office:value-type="float" office:value="0.367286" calcext:value-type="float">
            <text:p>0.367286</text:p>
          </table:table-cell>
          <table:table-cell office:value-type="float" office:value="1.96721" calcext:value-type="float">
            <text:p>1.967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7901" calcext:value-type="float">
            <text:p>17.7901</text:p>
          </table:table-cell>
          <table:table-cell office:value-type="float" office:value="18.2826" calcext:value-type="float">
            <text:p>18.2826</text:p>
          </table:table-cell>
          <table:table-cell office:value-type="float" office:value="4.70377" calcext:value-type="float">
            <text:p>4.70377</text:p>
          </table:table-cell>
          <table:table-cell office:value-type="float" office:value="2.36172" calcext:value-type="float">
            <text:p>2.36172</text:p>
          </table:table-cell>
          <table:table-cell office:value-type="float" office:value="0.538906" calcext:value-type="float">
            <text:p>0.538906</text:p>
          </table:table-cell>
          <table:table-cell office:value-type="float" office:value="0.0616013" calcext:value-type="float">
            <text:p>0.0616013</text:p>
          </table:table-cell>
          <table:table-cell office:value-type="float" office:value="0.0894642" calcext:value-type="float">
            <text:p>0.0894642</text:p>
          </table:table-cell>
          <table:table-cell office:value-type="float" office:value="0.477093" calcext:value-type="float">
            <text:p>0.477093</text:p>
          </table:table-cell>
          <table:table-cell office:value-type="float" office:value="0.366099" calcext:value-type="float">
            <text:p>0.366099</text:p>
          </table:table-cell>
          <table:table-cell office:value-type="float" office:value="1.05149" calcext:value-type="float">
            <text:p>1.051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6592" calcext:value-type="float">
            <text:p>17.6592</text:p>
          </table:table-cell>
          <table:table-cell office:value-type="float" office:value="18.4612" calcext:value-type="float">
            <text:p>18.4612</text:p>
          </table:table-cell>
          <table:table-cell office:value-type="float" office:value="4.67956" calcext:value-type="float">
            <text:p>4.67956</text:p>
          </table:table-cell>
          <table:table-cell office:value-type="float" office:value="2.36926" calcext:value-type="float">
            <text:p>2.36926</text:p>
          </table:table-cell>
          <table:table-cell office:value-type="float" office:value="0.51194" calcext:value-type="float">
            <text:p>0.51194</text:p>
          </table:table-cell>
          <table:table-cell office:value-type="float" office:value="0.0614086" calcext:value-type="float">
            <text:p>0.0614086</text:p>
          </table:table-cell>
          <table:table-cell office:value-type="float" office:value="0.0896235" calcext:value-type="float">
            <text:p>0.0896235</text:p>
          </table:table-cell>
          <table:table-cell office:value-type="float" office:value="0.475334" calcext:value-type="float">
            <text:p>0.475334</text:p>
          </table:table-cell>
          <table:table-cell office:value-type="float" office:value="0.364802" calcext:value-type="float">
            <text:p>0.364802</text:p>
          </table:table-cell>
          <table:table-cell office:value-type="float" office:value="6.65799" calcext:value-type="float">
            <text:p>6.657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4587" calcext:value-type="float">
            <text:p>17.4587</text:p>
          </table:table-cell>
          <table:table-cell office:value-type="float" office:value="18.6484" calcext:value-type="float">
            <text:p>18.6484</text:p>
          </table:table-cell>
          <table:table-cell office:value-type="float" office:value="4.7554" calcext:value-type="float">
            <text:p>4.7554</text:p>
          </table:table-cell>
          <table:table-cell office:value-type="float" office:value="2.3977" calcext:value-type="float">
            <text:p>2.3977</text:p>
          </table:table-cell>
          <table:table-cell office:value-type="float" office:value="0.514279" calcext:value-type="float">
            <text:p>0.514279</text:p>
          </table:table-cell>
          <table:table-cell office:value-type="float" office:value="0.0611774" calcext:value-type="float">
            <text:p>0.0611774</text:p>
          </table:table-cell>
          <table:table-cell office:value-type="float" office:value="0.0896038" calcext:value-type="float">
            <text:p>0.0896038</text:p>
          </table:table-cell>
          <table:table-cell office:value-type="float" office:value="0.473548" calcext:value-type="float">
            <text:p>0.473548</text:p>
          </table:table-cell>
          <table:table-cell office:value-type="float" office:value="0.363448" calcext:value-type="float">
            <text:p>0.363448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2799" calcext:value-type="float">
            <text:p>17.2799</text:p>
          </table:table-cell>
          <table:table-cell office:value-type="float" office:value="18.7883" calcext:value-type="float">
            <text:p>18.7883</text:p>
          </table:table-cell>
          <table:table-cell office:value-type="float" office:value="4.73181" calcext:value-type="float">
            <text:p>4.73181</text:p>
          </table:table-cell>
          <table:table-cell office:value-type="float" office:value="2.43211" calcext:value-type="float">
            <text:p>2.43211</text:p>
          </table:table-cell>
          <table:table-cell office:value-type="float" office:value="0.528986" calcext:value-type="float">
            <text:p>0.528986</text:p>
          </table:table-cell>
          <table:table-cell office:value-type="float" office:value="0.0609487" calcext:value-type="float">
            <text:p>0.0609487</text:p>
          </table:table-cell>
          <table:table-cell office:value-type="float" office:value="0.0897541" calcext:value-type="float">
            <text:p>0.0897541</text:p>
          </table:table-cell>
          <table:table-cell office:value-type="float" office:value="0.471782" calcext:value-type="float">
            <text:p>0.471782</text:p>
          </table:table-cell>
          <table:table-cell office:value-type="float" office:value="0.362165" calcext:value-type="float">
            <text:p>0.362165</text:p>
          </table:table-cell>
          <table:table-cell office:value-type="float" office:value="1.7323" calcext:value-type="float">
            <text:p>1.73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121" calcext:value-type="float">
            <text:p>17.121</text:p>
          </table:table-cell>
          <table:table-cell office:value-type="float" office:value="18.9223" calcext:value-type="float">
            <text:p>18.9223</text:p>
          </table:table-cell>
          <table:table-cell office:value-type="float" office:value="4.67814" calcext:value-type="float">
            <text:p>4.67814</text:p>
          </table:table-cell>
          <table:table-cell office:value-type="float" office:value="2.45671" calcext:value-type="float">
            <text:p>2.45671</text:p>
          </table:table-cell>
          <table:table-cell office:value-type="float" office:value="0.527489" calcext:value-type="float">
            <text:p>0.527489</text:p>
          </table:table-cell>
          <table:table-cell office:value-type="float" office:value="0.060754" calcext:value-type="float">
            <text:p>0.060754</text:p>
          </table:table-cell>
          <table:table-cell office:value-type="float" office:value="0.0901163" calcext:value-type="float">
            <text:p>0.0901163</text:p>
          </table:table-cell>
          <table:table-cell office:value-type="float" office:value="0.470077" calcext:value-type="float">
            <text:p>0.470077</text:p>
          </table:table-cell>
          <table:table-cell office:value-type="float" office:value="0.360945" calcext:value-type="float">
            <text:p>0.360945</text:p>
          </table:table-cell>
          <table:table-cell office:value-type="float" office:value="0.276472" calcext:value-type="float">
            <text:p>0.2764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9536" calcext:value-type="float">
            <text:p>16.9536</text:p>
          </table:table-cell>
          <table:table-cell office:value-type="float" office:value="19.0926" calcext:value-type="float">
            <text:p>19.0926</text:p>
          </table:table-cell>
          <table:table-cell office:value-type="float" office:value="4.68937" calcext:value-type="float">
            <text:p>4.68937</text:p>
          </table:table-cell>
          <table:table-cell office:value-type="float" office:value="2.46895" calcext:value-type="float">
            <text:p>2.46895</text:p>
          </table:table-cell>
          <table:table-cell office:value-type="float" office:value="0.50718" calcext:value-type="float">
            <text:p>0.50718</text:p>
          </table:table-cell>
          <table:table-cell office:value-type="float" office:value="0.0606392" calcext:value-type="float">
            <text:p>0.0606392</text:p>
          </table:table-cell>
          <table:table-cell office:value-type="float" office:value="0.0902817" calcext:value-type="float">
            <text:p>0.0902817</text:p>
          </table:table-cell>
          <table:table-cell office:value-type="float" office:value="0.468448" calcext:value-type="float">
            <text:p>0.468448</text:p>
          </table:table-cell>
          <table:table-cell office:value-type="float" office:value="0.359637" calcext:value-type="float">
            <text:p>0.359637</text:p>
          </table:table-cell>
          <table:table-cell office:value-type="float" office:value="3.08391" calcext:value-type="float">
            <text:p>3.083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7349" calcext:value-type="float">
            <text:p>16.7349</text:p>
          </table:table-cell>
          <table:table-cell office:value-type="float" office:value="19.2099" calcext:value-type="float">
            <text:p>19.2099</text:p>
          </table:table-cell>
          <table:table-cell office:value-type="float" office:value="4.69921" calcext:value-type="float">
            <text:p>4.69921</text:p>
          </table:table-cell>
          <table:table-cell office:value-type="float" office:value="2.50932" calcext:value-type="float">
            <text:p>2.50932</text:p>
          </table:table-cell>
          <table:table-cell office:value-type="float" office:value="0.522189" calcext:value-type="float">
            <text:p>0.522189</text:p>
          </table:table-cell>
          <table:table-cell office:value-type="float" office:value="0.0604307" calcext:value-type="float">
            <text:p>0.0604307</text:p>
          </table:table-cell>
          <table:table-cell office:value-type="float" office:value="0.0907306" calcext:value-type="float">
            <text:p>0.0907306</text:p>
          </table:table-cell>
          <table:table-cell office:value-type="float" office:value="0.466776" calcext:value-type="float">
            <text:p>0.466776</text:p>
          </table:table-cell>
          <table:table-cell office:value-type="float" office:value="0.3584" calcext:value-type="float">
            <text:p>0.3584</text:p>
          </table:table-cell>
          <table:table-cell office:value-type="float" office:value="2.69463" calcext:value-type="float">
            <text:p>2.694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5434" calcext:value-type="float">
            <text:p>16.5434</text:p>
          </table:table-cell>
          <table:table-cell office:value-type="float" office:value="19.3647" calcext:value-type="float">
            <text:p>19.3647</text:p>
          </table:table-cell>
          <table:table-cell office:value-type="float" office:value="4.72572" calcext:value-type="float">
            <text:p>4.72572</text:p>
          </table:table-cell>
          <table:table-cell office:value-type="float" office:value="2.53288" calcext:value-type="float">
            <text:p>2.53288</text:p>
          </table:table-cell>
          <table:table-cell office:value-type="float" office:value="0.522689" calcext:value-type="float">
            <text:p>0.522689</text:p>
          </table:table-cell>
          <table:table-cell office:value-type="float" office:value="0.0602315" calcext:value-type="float">
            <text:p>0.0602315</text:p>
          </table:table-cell>
          <table:table-cell office:value-type="float" office:value="0.0910216" calcext:value-type="float">
            <text:p>0.0910216</text:p>
          </table:table-cell>
          <table:table-cell office:value-type="float" office:value="0.465113" calcext:value-type="float">
            <text:p>0.465113</text:p>
          </table:table-cell>
          <table:table-cell office:value-type="float" office:value="0.357132" calcext:value-type="float">
            <text:p>0.357132</text:p>
          </table:table-cell>
          <table:table-cell office:value-type="float" office:value="3.2552" calcext:value-type="float">
            <text:p>3.25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115" calcext:value-type="float">
            <text:p>16.3115</text:p>
          </table:table-cell>
          <table:table-cell office:value-type="float" office:value="19.5317" calcext:value-type="float">
            <text:p>19.5317</text:p>
          </table:table-cell>
          <table:table-cell office:value-type="float" office:value="4.8208" calcext:value-type="float">
            <text:p>4.8208</text:p>
          </table:table-cell>
          <table:table-cell office:value-type="float" office:value="2.55853" calcext:value-type="float">
            <text:p>2.55853</text:p>
          </table:table-cell>
          <table:table-cell office:value-type="float" office:value="0.521388" calcext:value-type="float">
            <text:p>0.521388</text:p>
          </table:table-cell>
          <table:table-cell office:value-type="float" office:value="0.0600275" calcext:value-type="float">
            <text:p>0.0600275</text:p>
          </table:table-cell>
          <table:table-cell office:value-type="float" office:value="0.091036" calcext:value-type="float">
            <text:p>0.091036</text:p>
          </table:table-cell>
          <table:table-cell office:value-type="float" office:value="0.463437" calcext:value-type="float">
            <text:p>0.463437</text:p>
          </table:table-cell>
          <table:table-cell office:value-type="float" office:value="0.355845" calcext:value-type="float">
            <text:p>0.355845</text:p>
          </table:table-cell>
          <table:table-cell office:value-type="float" office:value="0.84854" calcext:value-type="float">
            <text:p>0.848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898" calcext:value-type="float">
            <text:p>16.0898</text:p>
          </table:table-cell>
          <table:table-cell office:value-type="float" office:value="19.6143" calcext:value-type="float">
            <text:p>19.6143</text:p>
          </table:table-cell>
          <table:table-cell office:value-type="float" office:value="4.79444" calcext:value-type="float">
            <text:p>4.79444</text:p>
          </table:table-cell>
          <table:table-cell office:value-type="float" office:value="2.60839" calcext:value-type="float">
            <text:p>2.60839</text:p>
          </table:table-cell>
          <table:table-cell office:value-type="float" office:value="0.555376" calcext:value-type="float">
            <text:p>0.555376</text:p>
          </table:table-cell>
          <table:table-cell office:value-type="float" office:value="0.0598812" calcext:value-type="float">
            <text:p>0.0598812</text:p>
          </table:table-cell>
          <table:table-cell office:value-type="float" office:value="0.0914809" calcext:value-type="float">
            <text:p>0.0914809</text:p>
          </table:table-cell>
          <table:table-cell office:value-type="float" office:value="0.461793" calcext:value-type="float">
            <text:p>0.461793</text:p>
          </table:table-cell>
          <table:table-cell office:value-type="float" office:value="0.354687" calcext:value-type="float">
            <text:p>0.354687</text:p>
          </table:table-cell>
          <table:table-cell office:value-type="float" office:value="10.074" calcext:value-type="float">
            <text:p>10.0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8824" calcext:value-type="float">
            <text:p>15.8824</text:p>
          </table:table-cell>
          <table:table-cell office:value-type="float" office:value="19.7597" calcext:value-type="float">
            <text:p>19.7597</text:p>
          </table:table-cell>
          <table:table-cell office:value-type="float" office:value="4.82544" calcext:value-type="float">
            <text:p>4.82544</text:p>
          </table:table-cell>
          <table:table-cell office:value-type="float" office:value="2.62867" calcext:value-type="float">
            <text:p>2.62867</text:p>
          </table:table-cell>
          <table:table-cell office:value-type="float" office:value="0.547582" calcext:value-type="float">
            <text:p>0.547582</text:p>
          </table:table-cell>
          <table:table-cell office:value-type="float" office:value="0.0597422" calcext:value-type="float">
            <text:p>0.0597422</text:p>
          </table:table-cell>
          <table:table-cell office:value-type="float" office:value="0.0917074" calcext:value-type="float">
            <text:p>0.0917074</text:p>
          </table:table-cell>
          <table:table-cell office:value-type="float" office:value="0.46017" calcext:value-type="float">
            <text:p>0.46017</text:p>
          </table:table-cell>
          <table:table-cell office:value-type="float" office:value="0.35347" calcext:value-type="float">
            <text:p>0.35347</text:p>
          </table:table-cell>
          <table:table-cell office:value-type="float" office:value="0.752544" calcext:value-type="float">
            <text:p>0.7525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959" calcext:value-type="float">
            <text:p>15.6959</text:p>
          </table:table-cell>
          <table:table-cell office:value-type="float" office:value="19.8824" calcext:value-type="float">
            <text:p>19.8824</text:p>
          </table:table-cell>
          <table:table-cell office:value-type="float" office:value="4.77848" calcext:value-type="float">
            <text:p>4.77848</text:p>
          </table:table-cell>
          <table:table-cell office:value-type="float" office:value="2.63503" calcext:value-type="float">
            <text:p>2.63503</text:p>
          </table:table-cell>
          <table:table-cell office:value-type="float" office:value="0.506149" calcext:value-type="float">
            <text:p>0.506149</text:p>
          </table:table-cell>
          <table:table-cell office:value-type="float" office:value="0.0595405" calcext:value-type="float">
            <text:p>0.0595405</text:p>
          </table:table-cell>
          <table:table-cell office:value-type="float" office:value="0.0918958" calcext:value-type="float">
            <text:p>0.0918958</text:p>
          </table:table-cell>
          <table:table-cell office:value-type="float" office:value="0.458562" calcext:value-type="float">
            <text:p>0.458562</text:p>
          </table:table-cell>
          <table:table-cell office:value-type="float" office:value="0.352223" calcext:value-type="float">
            <text:p>0.352223</text:p>
          </table:table-cell>
          <table:table-cell office:value-type="float" office:value="3.27013" calcext:value-type="float">
            <text:p>3.270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592" calcext:value-type="float">
            <text:p>15.4592</text:p>
          </table:table-cell>
          <table:table-cell office:value-type="float" office:value="20.0395" calcext:value-type="float">
            <text:p>20.0395</text:p>
          </table:table-cell>
          <table:table-cell office:value-type="float" office:value="4.86841" calcext:value-type="float">
            <text:p>4.86841</text:p>
          </table:table-cell>
          <table:table-cell office:value-type="float" office:value="2.65281" calcext:value-type="float">
            <text:p>2.65281</text:p>
          </table:table-cell>
          <table:table-cell office:value-type="float" office:value="0.497621" calcext:value-type="float">
            <text:p>0.497621</text:p>
          </table:table-cell>
          <table:table-cell office:value-type="float" office:value="0.0594098" calcext:value-type="float">
            <text:p>0.0594098</text:p>
          </table:table-cell>
          <table:table-cell office:value-type="float" office:value="0.0917692" calcext:value-type="float">
            <text:p>0.0917692</text:p>
          </table:table-cell>
          <table:table-cell office:value-type="float" office:value="0.456957" calcext:value-type="float">
            <text:p>0.456957</text:p>
          </table:table-cell>
          <table:table-cell office:value-type="float" office:value="0.35105" calcext:value-type="float">
            <text:p>0.35105</text:p>
          </table:table-cell>
          <table:table-cell office:value-type="float" office:value="1.26508" calcext:value-type="float">
            <text:p>1.265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436" calcext:value-type="float">
            <text:p>15.2436</text:p>
          </table:table-cell>
          <table:table-cell office:value-type="float" office:value="20.1845" calcext:value-type="float">
            <text:p>20.1845</text:p>
          </table:table-cell>
          <table:table-cell office:value-type="float" office:value="4.90056" calcext:value-type="float">
            <text:p>4.90056</text:p>
          </table:table-cell>
          <table:table-cell office:value-type="float" office:value="2.66389" calcext:value-type="float">
            <text:p>2.66389</text:p>
          </table:table-cell>
          <table:table-cell office:value-type="float" office:value="0.477821" calcext:value-type="float">
            <text:p>0.477821</text:p>
          </table:table-cell>
          <table:table-cell office:value-type="float" office:value="0.0592804" calcext:value-type="float">
            <text:p>0.0592804</text:p>
          </table:table-cell>
          <table:table-cell office:value-type="float" office:value="0.0914938" calcext:value-type="float">
            <text:p>0.0914938</text:p>
          </table:table-cell>
          <table:table-cell office:value-type="float" office:value="0.455368" calcext:value-type="float">
            <text:p>0.455368</text:p>
          </table:table-cell>
          <table:table-cell office:value-type="float" office:value="0.350081" calcext:value-type="float">
            <text:p>0.350081</text:p>
          </table:table-cell>
          <table:table-cell office:value-type="float" office:value="5.64879" calcext:value-type="float">
            <text:p>5.648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589" calcext:value-type="float">
            <text:p>15.0589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4.86721" calcext:value-type="float">
            <text:p>4.86721</text:p>
          </table:table-cell>
          <table:table-cell office:value-type="float" office:value="2.67615" calcext:value-type="float">
            <text:p>2.67615</text:p>
          </table:table-cell>
          <table:table-cell office:value-type="float" office:value="0.466581" calcext:value-type="float">
            <text:p>0.466581</text:p>
          </table:table-cell>
          <table:table-cell office:value-type="float" office:value="0.059076" calcext:value-type="float">
            <text:p>0.059076</text:p>
          </table:table-cell>
          <table:table-cell office:value-type="float" office:value="0.0911801" calcext:value-type="float">
            <text:p>0.0911801</text:p>
          </table:table-cell>
          <table:table-cell office:value-type="float" office:value="0.453815" calcext:value-type="float">
            <text:p>0.453815</text:p>
          </table:table-cell>
          <table:table-cell office:value-type="float" office:value="0.349294" calcext:value-type="float">
            <text:p>0.349294</text:p>
          </table:table-cell>
          <table:table-cell office:value-type="float" office:value="1.92823" calcext:value-type="float">
            <text:p>1.928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278" calcext:value-type="float">
            <text:p>14.8278</text:p>
          </table:table-cell>
          <table:table-cell office:value-type="float" office:value="20.3961" calcext:value-type="float">
            <text:p>20.3961</text:p>
          </table:table-cell>
          <table:table-cell office:value-type="float" office:value="4.86724" calcext:value-type="float">
            <text:p>4.86724</text:p>
          </table:table-cell>
          <table:table-cell office:value-type="float" office:value="2.71257" calcext:value-type="float">
            <text:p>2.71257</text:p>
          </table:table-cell>
          <table:table-cell office:value-type="float" office:value="0.485517" calcext:value-type="float">
            <text:p>0.485517</text:p>
          </table:table-cell>
          <table:table-cell office:value-type="float" office:value="0.058882" calcext:value-type="float">
            <text:p>0.058882</text:p>
          </table:table-cell>
          <table:table-cell office:value-type="float" office:value="0.0908825" calcext:value-type="float">
            <text:p>0.0908825</text:p>
          </table:table-cell>
          <table:table-cell office:value-type="float" office:value="0.452264" calcext:value-type="float">
            <text:p>0.452264</text:p>
          </table:table-cell>
          <table:table-cell office:value-type="float" office:value="0.348361" calcext:value-type="float">
            <text:p>0.348361</text:p>
          </table:table-cell>
          <table:table-cell office:value-type="float" office:value="2.11007" calcext:value-type="float">
            <text:p>2.110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129" calcext:value-type="float">
            <text:p>14.6129</text:p>
          </table:table-cell>
          <table:table-cell office:value-type="float" office:value="20.5142" calcext:value-type="float">
            <text:p>20.5142</text:p>
          </table:table-cell>
          <table:table-cell office:value-type="float" office:value="4.87535" calcext:value-type="float">
            <text:p>4.87535</text:p>
          </table:table-cell>
          <table:table-cell office:value-type="float" office:value="2.72957" calcext:value-type="float">
            <text:p>2.72957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058682" calcext:value-type="float">
            <text:p>0.058682</text:p>
          </table:table-cell>
          <table:table-cell office:value-type="float" office:value="0.0905752" calcext:value-type="float">
            <text:p>0.0905752</text:p>
          </table:table-cell>
          <table:table-cell office:value-type="float" office:value="0.450734" calcext:value-type="float">
            <text:p>0.450734</text:p>
          </table:table-cell>
          <table:table-cell office:value-type="float" office:value="0.347604" calcext:value-type="float">
            <text:p>0.347604</text:p>
          </table:table-cell>
          <table:table-cell office:value-type="float" office:value="0.625469" calcext:value-type="float">
            <text:p>0.6254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731" calcext:value-type="float">
            <text:p>14.3731</text:p>
          </table:table-cell>
          <table:table-cell office:value-type="float" office:value="20.6039" calcext:value-type="float">
            <text:p>20.6039</text:p>
          </table:table-cell>
          <table:table-cell office:value-type="float" office:value="4.90525" calcext:value-type="float">
            <text:p>4.90525</text:p>
          </table:table-cell>
          <table:table-cell office:value-type="float" office:value="2.76435" calcext:value-type="float">
            <text:p>2.76435</text:p>
          </table:table-cell>
          <table:table-cell office:value-type="float" office:value="0.499184" calcext:value-type="float">
            <text:p>0.499184</text:p>
          </table:table-cell>
          <table:table-cell office:value-type="float" office:value="0.0584993" calcext:value-type="float">
            <text:p>0.0584993</text:p>
          </table:table-cell>
          <table:table-cell office:value-type="float" office:value="0.0902755" calcext:value-type="float">
            <text:p>0.0902755</text:p>
          </table:table-cell>
          <table:table-cell office:value-type="float" office:value="0.449209" calcext:value-type="float">
            <text:p>0.449209</text:p>
          </table:table-cell>
          <table:table-cell office:value-type="float" office:value="0.346754" calcext:value-type="float">
            <text:p>0.346754</text:p>
          </table:table-cell>
          <table:table-cell office:value-type="float" office:value="1.22732" calcext:value-type="float">
            <text:p>1.227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1274" calcext:value-type="float">
            <text:p>14.1274</text:p>
          </table:table-cell>
          <table:table-cell office:value-type="float" office:value="20.6773" calcext:value-type="float">
            <text:p>20.6773</text:p>
          </table:table-cell>
          <table:table-cell office:value-type="float" office:value="4.91903" calcext:value-type="float">
            <text:p>4.91903</text:p>
          </table:table-cell>
          <table:table-cell office:value-type="float" office:value="2.79629" calcext:value-type="float">
            <text:p>2.79629</text:p>
          </table:table-cell>
          <table:table-cell office:value-type="float" office:value="0.506002" calcext:value-type="float">
            <text:p>0.506002</text:p>
          </table:table-cell>
          <table:table-cell office:value-type="float" office:value="0.0583679" calcext:value-type="float">
            <text:p>0.0583679</text:p>
          </table:table-cell>
          <table:table-cell office:value-type="float" office:value="0.0899748" calcext:value-type="float">
            <text:p>0.0899748</text:p>
          </table:table-cell>
          <table:table-cell office:value-type="float" office:value="0.447707" calcext:value-type="float">
            <text:p>0.447707</text:p>
          </table:table-cell>
          <table:table-cell office:value-type="float" office:value="0.34584" calcext:value-type="float">
            <text:p>0.34584</text:p>
          </table:table-cell>
          <table:table-cell office:value-type="float" office:value="0.682058" calcext:value-type="float">
            <text:p>0.6820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879" calcext:value-type="float">
            <text:p>13.8879</text:p>
          </table:table-cell>
          <table:table-cell office:value-type="float" office:value="20.7505" calcext:value-type="float">
            <text:p>20.7505</text:p>
          </table:table-cell>
          <table:table-cell office:value-type="float" office:value="4.93503" calcext:value-type="float">
            <text:p>4.93503</text:p>
          </table:table-cell>
          <table:table-cell office:value-type="float" office:value="2.8305" calcext:value-type="float">
            <text:p>2.8305</text:p>
          </table:table-cell>
          <table:table-cell office:value-type="float" office:value="0.523528" calcext:value-type="float">
            <text:p>0.523528</text:p>
          </table:table-cell>
          <table:table-cell office:value-type="float" office:value="0.0582761" calcext:value-type="float">
            <text:p>0.0582761</text:p>
          </table:table-cell>
          <table:table-cell office:value-type="float" office:value="0.0896779" calcext:value-type="float">
            <text:p>0.0896779</text:p>
          </table:table-cell>
          <table:table-cell office:value-type="float" office:value="0.446241" calcext:value-type="float">
            <text:p>0.446241</text:p>
          </table:table-cell>
          <table:table-cell office:value-type="float" office:value="0.34484" calcext:value-type="float">
            <text:p>0.34484</text:p>
          </table:table-cell>
          <table:table-cell office:value-type="float" office:value="0.357831" calcext:value-type="float">
            <text:p>0.3578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6115" calcext:value-type="float">
            <text:p>13.6115</text:p>
          </table:table-cell>
          <table:table-cell office:value-type="float" office:value="20.8156" calcext:value-type="float">
            <text:p>20.8156</text:p>
          </table:table-cell>
          <table:table-cell office:value-type="float" office:value="4.99645" calcext:value-type="float">
            <text:p>4.99645</text:p>
          </table:table-cell>
          <table:table-cell office:value-type="float" office:value="2.86449" calcext:value-type="float">
            <text:p>2.86449</text:p>
          </table:table-cell>
          <table:table-cell office:value-type="float" office:value="0.53061" calcext:value-type="float">
            <text:p>0.53061</text:p>
          </table:table-cell>
          <table:table-cell office:value-type="float" office:value="0.0585052" calcext:value-type="float">
            <text:p>0.0585052</text:p>
          </table:table-cell>
          <table:table-cell office:value-type="float" office:value="0.0893833" calcext:value-type="float">
            <text:p>0.0893833</text:p>
          </table:table-cell>
          <table:table-cell office:value-type="float" office:value="0.444891" calcext:value-type="float">
            <text:p>0.444891</text:p>
          </table:table-cell>
          <table:table-cell office:value-type="float" office:value="0.343801" calcext:value-type="float">
            <text:p>0.343801</text:p>
          </table:table-cell>
          <table:table-cell office:value-type="float" office:value="1.55724" calcext:value-type="float">
            <text:p>1.557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3601" calcext:value-type="float">
            <text:p>13.3601</text:p>
          </table:table-cell>
          <table:table-cell office:value-type="float" office:value="20.8488" calcext:value-type="float">
            <text:p>20.8488</text:p>
          </table:table-cell>
          <table:table-cell office:value-type="float" office:value="5.01542" calcext:value-type="float">
            <text:p>5.01542</text:p>
          </table:table-cell>
          <table:table-cell office:value-type="float" office:value="2.91548" calcext:value-type="float">
            <text:p>2.91548</text:p>
          </table:table-cell>
          <table:table-cell office:value-type="float" office:value="0.574907" calcext:value-type="float">
            <text:p>0.574907</text:p>
          </table:table-cell>
          <table:table-cell office:value-type="float" office:value="0.0589095" calcext:value-type="float">
            <text:p>0.0589095</text:p>
          </table:table-cell>
          <table:table-cell office:value-type="float" office:value="0.0891011" calcext:value-type="float">
            <text:p>0.0891011</text:p>
          </table:table-cell>
          <table:table-cell office:value-type="float" office:value="0.443665" calcext:value-type="float">
            <text:p>0.443665</text:p>
          </table:table-cell>
          <table:table-cell office:value-type="float" office:value="0.342671" calcext:value-type="float">
            <text:p>0.342671</text:p>
          </table:table-cell>
          <table:table-cell office:value-type="float" office:value="2.44228" calcext:value-type="float">
            <text:p>2.442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1179" calcext:value-type="float">
            <text:p>13.1179</text:p>
          </table:table-cell>
          <table:table-cell office:value-type="float" office:value="20.8875" calcext:value-type="float">
            <text:p>20.8875</text:p>
          </table:table-cell>
          <table:table-cell office:value-type="float" office:value="4.99955" calcext:value-type="float">
            <text:p>4.99955</text:p>
          </table:table-cell>
          <table:table-cell office:value-type="float" office:value="2.94857" calcext:value-type="float">
            <text:p>2.94857</text:p>
          </table:table-cell>
          <table:table-cell office:value-type="float" office:value="0.579476" calcext:value-type="float">
            <text:p>0.579476</text:p>
          </table:table-cell>
          <table:table-cell office:value-type="float" office:value="0.0593767" calcext:value-type="float">
            <text:p>0.0593767</text:p>
          </table:table-cell>
          <table:table-cell office:value-type="float" office:value="0.0888508" calcext:value-type="float">
            <text:p>0.0888508</text:p>
          </table:table-cell>
          <table:table-cell office:value-type="float" office:value="0.442421" calcext:value-type="float">
            <text:p>0.442421</text:p>
          </table:table-cell>
          <table:table-cell office:value-type="float" office:value="0.341584" calcext:value-type="float">
            <text:p>0.341584</text:p>
          </table:table-cell>
          <table:table-cell office:value-type="float" office:value="0.190241" calcext:value-type="float">
            <text:p>0.1902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846" calcext:value-type="float">
            <text:p>12.8846</text:p>
          </table:table-cell>
          <table:table-cell office:value-type="float" office:value="20.9466" calcext:value-type="float">
            <text:p>20.9466</text:p>
          </table:table-cell>
          <table:table-cell office:value-type="float" office:value="4.98611" calcext:value-type="float">
            <text:p>4.98611</text:p>
          </table:table-cell>
          <table:table-cell office:value-type="float" office:value="2.97041" calcext:value-type="float">
            <text:p>2.97041</text:p>
          </table:table-cell>
          <table:table-cell office:value-type="float" office:value="0.570977" calcext:value-type="float">
            <text:p>0.570977</text:p>
          </table:table-cell>
          <table:table-cell office:value-type="float" office:value="0.0597851" calcext:value-type="float">
            <text:p>0.0597851</text:p>
          </table:table-cell>
          <table:table-cell office:value-type="float" office:value="0.0885803" calcext:value-type="float">
            <text:p>0.0885803</text:p>
          </table:table-cell>
          <table:table-cell office:value-type="float" office:value="0.441139" calcext:value-type="float">
            <text:p>0.441139</text:p>
          </table:table-cell>
          <table:table-cell office:value-type="float" office:value="0.340496" calcext:value-type="float">
            <text:p>0.340496</text:p>
          </table:table-cell>
          <table:table-cell office:value-type="float" office:value="1.78469" calcext:value-type="float">
            <text:p>1.784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6951" calcext:value-type="float">
            <text:p>12.6951</text:p>
          </table:table-cell>
          <table:table-cell office:value-type="float" office:value="20.9846" calcext:value-type="float">
            <text:p>20.9846</text:p>
          </table:table-cell>
          <table:table-cell office:value-type="float" office:value="4.88742" calcext:value-type="float">
            <text:p>4.88742</text:p>
          </table:table-cell>
          <table:table-cell office:value-type="float" office:value="2.99452" calcext:value-type="float">
            <text:p>2.99452</text:p>
          </table:table-cell>
          <table:table-cell office:value-type="float" office:value="0.568279" calcext:value-type="float">
            <text:p>0.568279</text:p>
          </table:table-cell>
          <table:table-cell office:value-type="float" office:value="0.0597584" calcext:value-type="float">
            <text:p>0.0597584</text:p>
          </table:table-cell>
          <table:table-cell office:value-type="float" office:value="0.0883191" calcext:value-type="float">
            <text:p>0.0883191</text:p>
          </table:table-cell>
          <table:table-cell office:value-type="float" office:value="0.439727" calcext:value-type="float">
            <text:p>0.439727</text:p>
          </table:table-cell>
          <table:table-cell office:value-type="float" office:value="0.339429" calcext:value-type="float">
            <text:p>0.339429</text:p>
          </table:table-cell>
          <table:table-cell office:value-type="float" office:value="2.09587" calcext:value-type="float">
            <text:p>2.095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386" calcext:value-type="float">
            <text:p>12.4386</text:p>
          </table:table-cell>
          <table:table-cell office:value-type="float" office:value="21.0271" calcext:value-type="float">
            <text:p>21.0271</text:p>
          </table:table-cell>
          <table:table-cell office:value-type="float" office:value="4.92455" calcext:value-type="float">
            <text:p>4.92455</text:p>
          </table:table-cell>
          <table:table-cell office:value-type="float" office:value="3.02216" calcext:value-type="float">
            <text:p>3.02216</text:p>
          </table:table-cell>
          <table:table-cell office:value-type="float" office:value="0.569544" calcext:value-type="float">
            <text:p>0.569544</text:p>
          </table:table-cell>
          <table:table-cell office:value-type="float" office:value="0.0598441" calcext:value-type="float">
            <text:p>0.0598441</text:p>
          </table:table-cell>
          <table:table-cell office:value-type="float" office:value="0.0880493" calcext:value-type="float">
            <text:p>0.0880493</text:p>
          </table:table-cell>
          <table:table-cell office:value-type="float" office:value="0.438358" calcext:value-type="float">
            <text:p>0.438358</text:p>
          </table:table-cell>
          <table:table-cell office:value-type="float" office:value="0.338381" calcext:value-type="float">
            <text:p>0.338381</text:p>
          </table:table-cell>
          <table:table-cell office:value-type="float" office:value="2.53163" calcext:value-type="float">
            <text:p>2.531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1934" calcext:value-type="float">
            <text:p>12.1934</text:p>
          </table:table-cell>
          <table:table-cell office:value-type="float" office:value="21.0636" calcext:value-type="float">
            <text:p>21.0636</text:p>
          </table:table-cell>
          <table:table-cell office:value-type="float" office:value="4.93181" calcext:value-type="float">
            <text:p>4.93181</text:p>
          </table:table-cell>
          <table:table-cell office:value-type="float" office:value="3.047" calcext:value-type="float">
            <text:p>3.047</text:p>
          </table:table-cell>
          <table:table-cell office:value-type="float" office:value="0.565721" calcext:value-type="float">
            <text:p>0.565721</text:p>
          </table:table-cell>
          <table:table-cell office:value-type="float" office:value="0.0599615" calcext:value-type="float">
            <text:p>0.0599615</text:p>
          </table:table-cell>
          <table:table-cell office:value-type="float" office:value="0.0877742" calcext:value-type="float">
            <text:p>0.0877742</text:p>
          </table:table-cell>
          <table:table-cell office:value-type="float" office:value="0.437004" calcext:value-type="float">
            <text:p>0.437004</text:p>
          </table:table-cell>
          <table:table-cell office:value-type="float" office:value="0.337342" calcext:value-type="float">
            <text:p>0.337342</text:p>
          </table:table-cell>
          <table:table-cell office:value-type="float" office:value="0.124469" calcext:value-type="float">
            <text:p>0.1244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9541" calcext:value-type="float">
            <text:p>11.9541</text:p>
          </table:table-cell>
          <table:table-cell office:value-type="float" office:value="21.0836" calcext:value-type="float">
            <text:p>21.0836</text:p>
          </table:table-cell>
          <table:table-cell office:value-type="float" office:value="4.93074" calcext:value-type="float">
            <text:p>4.93074</text:p>
          </table:table-cell>
          <table:table-cell office:value-type="float" office:value="3.07798" calcext:value-type="float">
            <text:p>3.07798</text:p>
          </table:table-cell>
          <table:table-cell office:value-type="float" office:value="0.573454" calcext:value-type="float">
            <text:p>0.573454</text:p>
          </table:table-cell>
          <table:table-cell office:value-type="float" office:value="0.0600568" calcext:value-type="float">
            <text:p>0.0600568</text:p>
          </table:table-cell>
          <table:table-cell office:value-type="float" office:value="0.0875053" calcext:value-type="float">
            <text:p>0.0875053</text:p>
          </table:table-cell>
          <table:table-cell office:value-type="float" office:value="0.435657" calcext:value-type="float">
            <text:p>0.435657</text:p>
          </table:table-cell>
          <table:table-cell office:value-type="float" office:value="0.336358" calcext:value-type="float">
            <text:p>0.336358</text:p>
          </table:table-cell>
          <table:table-cell office:value-type="float" office:value="0.980346" calcext:value-type="float">
            <text:p>0.9803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7161" calcext:value-type="float">
            <text:p>11.7161</text:p>
          </table:table-cell>
          <table:table-cell office:value-type="float" office:value="21.0523" calcext:value-type="float">
            <text:p>21.0523</text:p>
          </table:table-cell>
          <table:table-cell office:value-type="float" office:value="4.89399" calcext:value-type="float">
            <text:p>4.89399</text:p>
          </table:table-cell>
          <table:table-cell office:value-type="float" office:value="3.12191" calcext:value-type="float">
            <text:p>3.12191</text:p>
          </table:table-cell>
          <table:table-cell office:value-type="float" office:value="0.589704" calcext:value-type="float">
            <text:p>0.589704</text:p>
          </table:table-cell>
          <table:table-cell office:value-type="float" office:value="0.060116" calcext:value-type="float">
            <text:p>0.060116</text:p>
          </table:table-cell>
          <table:table-cell office:value-type="float" office:value="0.0873806" calcext:value-type="float">
            <text:p>0.0873806</text:p>
          </table:table-cell>
          <table:table-cell office:value-type="float" office:value="0.434293" calcext:value-type="float">
            <text:p>0.434293</text:p>
          </table:table-cell>
          <table:table-cell office:value-type="float" office:value="0.335639" calcext:value-type="float">
            <text:p>0.335639</text:p>
          </table:table-cell>
          <table:table-cell office:value-type="float" office:value="1.96044" calcext:value-type="float">
            <text:p>1.960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4684" calcext:value-type="float">
            <text:p>11.4684</text:p>
          </table:table-cell>
          <table:table-cell office:value-type="float" office:value="21.039" calcext:value-type="float">
            <text:p>21.039</text:p>
          </table:table-cell>
          <table:table-cell office:value-type="float" office:value="4.89534" calcext:value-type="float">
            <text:p>4.89534</text:p>
          </table:table-cell>
          <table:table-cell office:value-type="float" office:value="3.15739" calcext:value-type="float">
            <text:p>3.15739</text:p>
          </table:table-cell>
          <table:table-cell office:value-type="float" office:value="0.596827" calcext:value-type="float">
            <text:p>0.596827</text:p>
          </table:table-cell>
          <table:table-cell office:value-type="float" office:value="0.0602081" calcext:value-type="float">
            <text:p>0.0602081</text:p>
          </table:table-cell>
          <table:table-cell office:value-type="float" office:value="0.0873926" calcext:value-type="float">
            <text:p>0.0873926</text:p>
          </table:table-cell>
          <table:table-cell office:value-type="float" office:value="0.432938" calcext:value-type="float">
            <text:p>0.432938</text:p>
          </table:table-cell>
          <table:table-cell office:value-type="float" office:value="0.335138" calcext:value-type="float">
            <text:p>0.335138</text:p>
          </table:table-cell>
          <table:table-cell office:value-type="float" office:value="1.09379" calcext:value-type="float">
            <text:p>1.093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259" calcext:value-type="float">
            <text:p>11.259</text:p>
          </table:table-cell>
          <table:table-cell office:value-type="float" office:value="21.0298" calcext:value-type="float">
            <text:p>21.0298</text:p>
          </table:table-cell>
          <table:table-cell office:value-type="float" office:value="4.83194" calcext:value-type="float">
            <text:p>4.83194</text:p>
          </table:table-cell>
          <table:table-cell office:value-type="float" office:value="3.1875" calcext:value-type="float">
            <text:p>3.1875</text:p>
          </table:table-cell>
          <table:table-cell office:value-type="float" office:value="0.59849" calcext:value-type="float">
            <text:p>0.59849</text:p>
          </table:table-cell>
          <table:table-cell office:value-type="float" office:value="0.0601005" calcext:value-type="float">
            <text:p>0.0601005</text:p>
          </table:table-cell>
          <table:table-cell office:value-type="float" office:value="0.0875036" calcext:value-type="float">
            <text:p>0.0875036</text:p>
          </table:table-cell>
          <table:table-cell office:value-type="float" office:value="0.431609" calcext:value-type="float">
            <text:p>0.431609</text:p>
          </table:table-cell>
          <table:table-cell office:value-type="float" office:value="0.334752" calcext:value-type="float">
            <text:p>0.334752</text:p>
          </table:table-cell>
          <table:table-cell office:value-type="float" office:value="0.707535" calcext:value-type="float">
            <text:p>0.7075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0032" calcext:value-type="float">
            <text:p>11.0032</text:p>
          </table:table-cell>
          <table:table-cell office:value-type="float" office:value="20.9918" calcext:value-type="float">
            <text:p>20.9918</text:p>
          </table:table-cell>
          <table:table-cell office:value-type="float" office:value="4.85333" calcext:value-type="float">
            <text:p>4.85333</text:p>
          </table:table-cell>
          <table:table-cell office:value-type="float" office:value="3.22676" calcext:value-type="float">
            <text:p>3.22676</text:p>
          </table:table-cell>
          <table:table-cell office:value-type="float" office:value="0.608789" calcext:value-type="float">
            <text:p>0.608789</text:p>
          </table:table-cell>
          <table:table-cell office:value-type="float" office:value="0.0600499" calcext:value-type="float">
            <text:p>0.0600499</text:p>
          </table:table-cell>
          <table:table-cell office:value-type="float" office:value="0.0879328" calcext:value-type="float">
            <text:p>0.0879328</text:p>
          </table:table-cell>
          <table:table-cell office:value-type="float" office:value="0.430289" calcext:value-type="float">
            <text:p>0.430289</text:p>
          </table:table-cell>
          <table:table-cell office:value-type="float" office:value="0.334761" calcext:value-type="float">
            <text:p>0.334761</text:p>
          </table:table-cell>
          <table:table-cell office:value-type="float" office:value="4.16207" calcext:value-type="float">
            <text:p>4.162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7994" calcext:value-type="float">
            <text:p>10.7994</text:p>
          </table:table-cell>
          <table:table-cell office:value-type="float" office:value="20.9515" calcext:value-type="float">
            <text:p>20.9515</text:p>
          </table:table-cell>
          <table:table-cell office:value-type="float" office:value="4.78115" calcext:value-type="float">
            <text:p>4.78115</text:p>
          </table:table-cell>
          <table:table-cell office:value-type="float" office:value="3.26376" calcext:value-type="float">
            <text:p>3.26376</text:p>
          </table:table-cell>
          <table:table-cell office:value-type="float" office:value="0.617243" calcext:value-type="float">
            <text:p>0.617243</text:p>
          </table:table-cell>
          <table:table-cell office:value-type="float" office:value="0.0598717" calcext:value-type="float">
            <text:p>0.0598717</text:p>
          </table:table-cell>
          <table:table-cell office:value-type="float" office:value="0.0887205" calcext:value-type="float">
            <text:p>0.0887205</text:p>
          </table:table-cell>
          <table:table-cell office:value-type="float" office:value="0.429097" calcext:value-type="float">
            <text:p>0.429097</text:p>
          </table:table-cell>
          <table:table-cell office:value-type="float" office:value="0.335099" calcext:value-type="float">
            <text:p>0.335099</text:p>
          </table:table-cell>
          <table:table-cell office:value-type="float" office:value="0.562736" calcext:value-type="float">
            <text:p>0.5627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5543" calcext:value-type="float">
            <text:p>10.5543</text:p>
          </table:table-cell>
          <table:table-cell office:value-type="float" office:value="20.9481" calcext:value-type="float">
            <text:p>20.9481</text:p>
          </table:table-cell>
          <table:table-cell office:value-type="float" office:value="4.74822" calcext:value-type="float">
            <text:p>4.74822</text:p>
          </table:table-cell>
          <table:table-cell office:value-type="float" office:value="3.27241" calcext:value-type="float">
            <text:p>3.27241</text:p>
          </table:table-cell>
          <table:table-cell office:value-type="float" office:value="0.576483" calcext:value-type="float">
            <text:p>0.576483</text:p>
          </table:table-cell>
          <table:table-cell office:value-type="float" office:value="0.0596966" calcext:value-type="float">
            <text:p>0.0596966</text:p>
          </table:table-cell>
          <table:table-cell office:value-type="float" office:value="0.0893823" calcext:value-type="float">
            <text:p>0.0893823</text:p>
          </table:table-cell>
          <table:table-cell office:value-type="float" office:value="0.427995" calcext:value-type="float">
            <text:p>0.427995</text:p>
          </table:table-cell>
          <table:table-cell office:value-type="float" office:value="0.334915" calcext:value-type="float">
            <text:p>0.334915</text:p>
          </table:table-cell>
          <table:table-cell office:value-type="float" office:value="5.50615" calcext:value-type="float">
            <text:p>5.506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2648" calcext:value-type="float">
            <text:p>10.2648</text:p>
          </table:table-cell>
          <table:table-cell office:value-type="float" office:value="20.9788" calcext:value-type="float">
            <text:p>20.9788</text:p>
          </table:table-cell>
          <table:table-cell office:value-type="float" office:value="4.85882" calcext:value-type="float">
            <text:p>4.85882</text:p>
          </table:table-cell>
          <table:table-cell office:value-type="float" office:value="3.27447" calcext:value-type="float">
            <text:p>3.27447</text:p>
          </table:table-cell>
          <table:table-cell office:value-type="float" office:value="0.545957" calcext:value-type="float">
            <text:p>0.545957</text:p>
          </table:table-cell>
          <table:table-cell office:value-type="float" office:value="0.0596873" calcext:value-type="float">
            <text:p>0.0596873</text:p>
          </table:table-cell>
          <table:table-cell office:value-type="float" office:value="0.089564" calcext:value-type="float">
            <text:p>0.089564</text:p>
          </table:table-cell>
          <table:table-cell office:value-type="float" office:value="0.426719" calcext:value-type="float">
            <text:p>0.426719</text:p>
          </table:table-cell>
          <table:table-cell office:value-type="float" office:value="0.334295" calcext:value-type="float">
            <text:p>0.334295</text:p>
          </table:table-cell>
          <table:table-cell office:value-type="float" office:value="3.45778" calcext:value-type="float">
            <text:p>3.457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275" calcext:value-type="float">
            <text:p>10.0275</text:p>
          </table:table-cell>
          <table:table-cell office:value-type="float" office:value="20.9595" calcext:value-type="float">
            <text:p>20.9595</text:p>
          </table:table-cell>
          <table:table-cell office:value-type="float" office:value="4.84994" calcext:value-type="float">
            <text:p>4.84994</text:p>
          </table:table-cell>
          <table:table-cell office:value-type="float" office:value="3.29445" calcext:value-type="float">
            <text:p>3.29445</text:p>
          </table:table-cell>
          <table:table-cell office:value-type="float" office:value="0.536302" calcext:value-type="float">
            <text:p>0.536302</text:p>
          </table:table-cell>
          <table:table-cell office:value-type="float" office:value="0.059644" calcext:value-type="float">
            <text:p>0.059644</text:p>
          </table:table-cell>
          <table:table-cell office:value-type="float" office:value="0.0897021" calcext:value-type="float">
            <text:p>0.0897021</text:p>
          </table:table-cell>
          <table:table-cell office:value-type="float" office:value="0.425469" calcext:value-type="float">
            <text:p>0.425469</text:p>
          </table:table-cell>
          <table:table-cell office:value-type="float" office:value="0.333599" calcext:value-type="float">
            <text:p>0.333599</text:p>
          </table:table-cell>
          <table:table-cell office:value-type="float" office:value="1.02108" calcext:value-type="float">
            <text:p>1.021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84225" calcext:value-type="float">
            <text:p>9.84225</text:p>
          </table:table-cell>
          <table:table-cell office:value-type="float" office:value="20.9177" calcext:value-type="float">
            <text:p>20.9177</text:p>
          </table:table-cell>
          <table:table-cell office:value-type="float" office:value="4.75363" calcext:value-type="float">
            <text:p>4.75363</text:p>
          </table:table-cell>
          <table:table-cell office:value-type="float" office:value="3.32535" calcext:value-type="float">
            <text:p>3.32535</text:p>
          </table:table-cell>
          <table:table-cell office:value-type="float" office:value="0.542756" calcext:value-type="float">
            <text:p>0.542756</text:p>
          </table:table-cell>
          <table:table-cell office:value-type="float" office:value="0.0594668" calcext:value-type="float">
            <text:p>0.0594668</text:p>
          </table:table-cell>
          <table:table-cell office:value-type="float" office:value="0.0899255" calcext:value-type="float">
            <text:p>0.0899255</text:p>
          </table:table-cell>
          <table:table-cell office:value-type="float" office:value="0.424427" calcext:value-type="float">
            <text:p>0.424427</text:p>
          </table:table-cell>
          <table:table-cell office:value-type="float" office:value="0.332956" calcext:value-type="float">
            <text:p>0.332956</text:p>
          </table:table-cell>
          <table:table-cell office:value-type="float" office:value="1.58884" calcext:value-type="float">
            <text:p>1.588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1587" calcext:value-type="float">
            <text:p>9.61587</text:p>
          </table:table-cell>
          <table:table-cell office:value-type="float" office:value="20.9051" calcext:value-type="float">
            <text:p>20.9051</text:p>
          </table:table-cell>
          <table:table-cell office:value-type="float" office:value="4.68526" calcext:value-type="float">
            <text:p>4.68526</text:p>
          </table:table-cell>
          <table:table-cell office:value-type="float" office:value="3.3285" calcext:value-type="float">
            <text:p>3.3285</text:p>
          </table:table-cell>
          <table:table-cell office:value-type="float" office:value="0.500313" calcext:value-type="float">
            <text:p>0.500313</text:p>
          </table:table-cell>
          <table:table-cell office:value-type="float" office:value="0.0593131" calcext:value-type="float">
            <text:p>0.0593131</text:p>
          </table:table-cell>
          <table:table-cell office:value-type="float" office:value="0.0899738" calcext:value-type="float">
            <text:p>0.0899738</text:p>
          </table:table-cell>
          <table:table-cell office:value-type="float" office:value="0.423563" calcext:value-type="float">
            <text:p>0.423563</text:p>
          </table:table-cell>
          <table:table-cell office:value-type="float" office:value="0.332029" calcext:value-type="float">
            <text:p>0.332029</text:p>
          </table:table-cell>
          <table:table-cell office:value-type="float" office:value="2.28378" calcext:value-type="float">
            <text:p>2.28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42805" calcext:value-type="float">
            <text:p>9.42805</text:p>
          </table:table-cell>
          <table:table-cell office:value-type="float" office:value="20.8525" calcext:value-type="float">
            <text:p>20.8525</text:p>
          </table:table-cell>
          <table:table-cell office:value-type="float" office:value="4.61077" calcext:value-type="float">
            <text:p>4.61077</text:p>
          </table:table-cell>
          <table:table-cell office:value-type="float" office:value="3.35937" calcext:value-type="float">
            <text:p>3.35937</text:p>
          </table:table-cell>
          <table:table-cell office:value-type="float" office:value="0.508023" calcext:value-type="float">
            <text:p>0.508023</text:p>
          </table:table-cell>
          <table:table-cell office:value-type="float" office:value="0.0594216" calcext:value-type="float">
            <text:p>0.0594216</text:p>
          </table:table-cell>
          <table:table-cell office:value-type="float" office:value="0.0900923" calcext:value-type="float">
            <text:p>0.0900923</text:p>
          </table:table-cell>
          <table:table-cell office:value-type="float" office:value="0.423049" calcext:value-type="float">
            <text:p>0.423049</text:p>
          </table:table-cell>
          <table:table-cell office:value-type="float" office:value="0.331128" calcext:value-type="float">
            <text:p>0.331128</text:p>
          </table:table-cell>
          <table:table-cell office:value-type="float" office:value="0.773092" calcext:value-type="float">
            <text:p>0.7730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1315" calcext:value-type="float">
            <text:p>9.21315</text:p>
          </table:table-cell>
          <table:table-cell office:value-type="float" office:value="20.8084" calcext:value-type="float">
            <text:p>20.8084</text:p>
          </table:table-cell>
          <table:table-cell office:value-type="float" office:value="4.59913" calcext:value-type="float">
            <text:p>4.59913</text:p>
          </table:table-cell>
          <table:table-cell office:value-type="float" office:value="3.38337" calcext:value-type="float">
            <text:p>3.38337</text:p>
          </table:table-cell>
          <table:table-cell office:value-type="float" office:value="0.508351" calcext:value-type="float">
            <text:p>0.508351</text:p>
          </table:table-cell>
          <table:table-cell office:value-type="float" office:value="0.0597547" calcext:value-type="float">
            <text:p>0.0597547</text:p>
          </table:table-cell>
          <table:table-cell office:value-type="float" office:value="0.0901835" calcext:value-type="float">
            <text:p>0.0901835</text:p>
          </table:table-cell>
          <table:table-cell office:value-type="float" office:value="0.422626" calcext:value-type="float">
            <text:p>0.422626</text:p>
          </table:table-cell>
          <table:table-cell office:value-type="float" office:value="0.330221" calcext:value-type="float">
            <text:p>0.330221</text:p>
          </table:table-cell>
          <table:table-cell office:value-type="float" office:value="1.42285" calcext:value-type="float">
            <text:p>1.422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90524" calcext:value-type="float">
            <text:p>8.90524</text:p>
          </table:table-cell>
          <table:table-cell office:value-type="float" office:value="20.7818" calcext:value-type="float">
            <text:p>20.7818</text:p>
          </table:table-cell>
          <table:table-cell office:value-type="float" office:value="4.74975" calcext:value-type="float">
            <text:p>4.74975</text:p>
          </table:table-cell>
          <table:table-cell office:value-type="float" office:value="3.38829" calcext:value-type="float">
            <text:p>3.38829</text:p>
          </table:table-cell>
          <table:table-cell office:value-type="float" office:value="0.483883" calcext:value-type="float">
            <text:p>0.483883</text:p>
          </table:table-cell>
          <table:table-cell office:value-type="float" office:value="0.0596342" calcext:value-type="float">
            <text:p>0.0596342</text:p>
          </table:table-cell>
          <table:table-cell office:value-type="float" office:value="0.0901152" calcext:value-type="float">
            <text:p>0.0901152</text:p>
          </table:table-cell>
          <table:table-cell office:value-type="float" office:value="0.421621" calcext:value-type="float">
            <text:p>0.421621</text:p>
          </table:table-cell>
          <table:table-cell office:value-type="float" office:value="0.329264" calcext:value-type="float">
            <text:p>0.329264</text:p>
          </table:table-cell>
          <table:table-cell office:value-type="float" office:value="2.70761" calcext:value-type="float">
            <text:p>2.707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9592" calcext:value-type="float">
            <text:p>8.69592</text:p>
          </table:table-cell>
          <table:table-cell office:value-type="float" office:value="20.7011" calcext:value-type="float">
            <text:p>20.7011</text:p>
          </table:table-cell>
          <table:table-cell office:value-type="float" office:value="4.72209" calcext:value-type="float">
            <text:p>4.72209</text:p>
          </table:table-cell>
          <table:table-cell office:value-type="float" office:value="3.42372" calcext:value-type="float">
            <text:p>3.42372</text:p>
          </table:table-cell>
          <table:table-cell office:value-type="float" office:value="0.498278" calcext:value-type="float">
            <text:p>0.498278</text:p>
          </table:table-cell>
          <table:table-cell office:value-type="float" office:value="0.0596529" calcext:value-type="float">
            <text:p>0.0596529</text:p>
          </table:table-cell>
          <table:table-cell office:value-type="float" office:value="0.0901708" calcext:value-type="float">
            <text:p>0.0901708</text:p>
          </table:table-cell>
          <table:table-cell office:value-type="float" office:value="0.420761" calcext:value-type="float">
            <text:p>0.420761</text:p>
          </table:table-cell>
          <table:table-cell office:value-type="float" office:value="0.328359" calcext:value-type="float">
            <text:p>0.328359</text:p>
          </table:table-cell>
          <table:table-cell office:value-type="float" office:value="4.33022" calcext:value-type="float">
            <text:p>4.330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40858" calcext:value-type="float">
            <text:p>8.40858</text:p>
          </table:table-cell>
          <table:table-cell office:value-type="float" office:value="20.6205" calcext:value-type="float">
            <text:p>20.6205</text:p>
          </table:table-cell>
          <table:table-cell office:value-type="float" office:value="4.83235" calcext:value-type="float">
            <text:p>4.83235</text:p>
          </table:table-cell>
          <table:table-cell office:value-type="float" office:value="3.44603" calcext:value-type="float">
            <text:p>3.44603</text:p>
          </table:table-cell>
          <table:table-cell office:value-type="float" office:value="0.493349" calcext:value-type="float">
            <text:p>0.493349</text:p>
          </table:table-cell>
          <table:table-cell office:value-type="float" office:value="0.0594884" calcext:value-type="float">
            <text:p>0.0594884</text:p>
          </table:table-cell>
          <table:table-cell office:value-type="float" office:value="0.0903359" calcext:value-type="float">
            <text:p>0.0903359</text:p>
          </table:table-cell>
          <table:table-cell office:value-type="float" office:value="0.419661" calcext:value-type="float">
            <text:p>0.419661</text:p>
          </table:table-cell>
          <table:table-cell office:value-type="float" office:value="0.327499" calcext:value-type="float">
            <text:p>0.327499</text:p>
          </table:table-cell>
          <table:table-cell office:value-type="float" office:value="2.94706" calcext:value-type="float">
            <text:p>2.94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8052" calcext:value-type="float">
            <text:p>8.18052</text:p>
          </table:table-cell>
          <table:table-cell office:value-type="float" office:value="20.5406" calcext:value-type="float">
            <text:p>20.5406</text:p>
          </table:table-cell>
          <table:table-cell office:value-type="float" office:value="4.83941" calcext:value-type="float">
            <text:p>4.83941</text:p>
          </table:table-cell>
          <table:table-cell office:value-type="float" office:value="3.4743" calcext:value-type="float">
            <text:p>3.4743</text:p>
          </table:table-cell>
          <table:table-cell office:value-type="float" office:value="0.49949" calcext:value-type="float">
            <text:p>0.49949</text:p>
          </table:table-cell>
          <table:table-cell office:value-type="float" office:value="0.0593391" calcext:value-type="float">
            <text:p>0.0593391</text:p>
          </table:table-cell>
          <table:table-cell office:value-type="float" office:value="0.0905743" calcext:value-type="float">
            <text:p>0.0905743</text:p>
          </table:table-cell>
          <table:table-cell office:value-type="float" office:value="0.418588" calcext:value-type="float">
            <text:p>0.418588</text:p>
          </table:table-cell>
          <table:table-cell office:value-type="float" office:value="0.326695" calcext:value-type="float">
            <text:p>0.326695</text:p>
          </table:table-cell>
          <table:table-cell office:value-type="float" office:value="0.0729839" calcext:value-type="float">
            <text:p>0.07298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93416" calcext:value-type="float">
            <text:p>7.93416</text:p>
          </table:table-cell>
          <table:table-cell office:value-type="float" office:value="20.4613" calcext:value-type="float">
            <text:p>20.4613</text:p>
          </table:table-cell>
          <table:table-cell office:value-type="float" office:value="4.872" calcext:value-type="float">
            <text:p>4.872</text:p>
          </table:table-cell>
          <table:table-cell office:value-type="float" office:value="3.49583" calcext:value-type="float">
            <text:p>3.49583</text:p>
          </table:table-cell>
          <table:table-cell office:value-type="float" office:value="0.495255" calcext:value-type="float">
            <text:p>0.495255</text:p>
          </table:table-cell>
          <table:table-cell office:value-type="float" office:value="0.0591738" calcext:value-type="float">
            <text:p>0.0591738</text:p>
          </table:table-cell>
          <table:table-cell office:value-type="float" office:value="0.0908401" calcext:value-type="float">
            <text:p>0.0908401</text:p>
          </table:table-cell>
          <table:table-cell office:value-type="float" office:value="0.417481" calcext:value-type="float">
            <text:p>0.417481</text:p>
          </table:table-cell>
          <table:table-cell office:value-type="float" office:value="0.325903" calcext:value-type="float">
            <text:p>0.325903</text:p>
          </table:table-cell>
          <table:table-cell office:value-type="float" office:value="0.14792" calcext:value-type="float">
            <text:p>0.147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71791" calcext:value-type="float">
            <text:p>7.71791</text:p>
          </table:table-cell>
          <table:table-cell office:value-type="float" office:value="20.3756" calcext:value-type="float">
            <text:p>20.3756</text:p>
          </table:table-cell>
          <table:table-cell office:value-type="float" office:value="4.88592" calcext:value-type="float">
            <text:p>4.88592</text:p>
          </table:table-cell>
          <table:table-cell office:value-type="float" office:value="3.52729" calcext:value-type="float">
            <text:p>3.52729</text:p>
          </table:table-cell>
          <table:table-cell office:value-type="float" office:value="0.511079" calcext:value-type="float">
            <text:p>0.511079</text:p>
          </table:table-cell>
          <table:table-cell office:value-type="float" office:value="0.0590401" calcext:value-type="float">
            <text:p>0.0590401</text:p>
          </table:table-cell>
          <table:table-cell office:value-type="float" office:value="0.0911432" calcext:value-type="float">
            <text:p>0.0911432</text:p>
          </table:table-cell>
          <table:table-cell office:value-type="float" office:value="0.416402" calcext:value-type="float">
            <text:p>0.416402</text:p>
          </table:table-cell>
          <table:table-cell office:value-type="float" office:value="0.325229" calcext:value-type="float">
            <text:p>0.325229</text:p>
          </table:table-cell>
          <table:table-cell office:value-type="float" office:value="3.42061" calcext:value-type="float">
            <text:p>3.420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39507" calcext:value-type="float">
            <text:p>7.39507</text:p>
          </table:table-cell>
          <table:table-cell office:value-type="float" office:value="20.3194" calcext:value-type="float">
            <text:p>20.3194</text:p>
          </table:table-cell>
          <table:table-cell office:value-type="float" office:value="5.0459" calcext:value-type="float">
            <text:p>5.0459</text:p>
          </table:table-cell>
          <table:table-cell office:value-type="float" office:value="3.52358" calcext:value-type="float">
            <text:p>3.52358</text:p>
          </table:table-cell>
          <table:table-cell office:value-type="float" office:value="0.477384" calcext:value-type="float">
            <text:p>0.477384</text:p>
          </table:table-cell>
          <table:table-cell office:value-type="float" office:value="0.0590712" calcext:value-type="float">
            <text:p>0.0590712</text:p>
          </table:table-cell>
          <table:table-cell office:value-type="float" office:value="0.0912222" calcext:value-type="float">
            <text:p>0.0912222</text:p>
          </table:table-cell>
          <table:table-cell office:value-type="float" office:value="0.41525" calcext:value-type="float">
            <text:p>0.41525</text:p>
          </table:table-cell>
          <table:table-cell office:value-type="float" office:value="0.324413" calcext:value-type="float">
            <text:p>0.324413</text:p>
          </table:table-cell>
          <table:table-cell office:value-type="float" office:value="3.34151" calcext:value-type="float">
            <text:p>3.341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6079" calcext:value-type="float">
            <text:p>7.16079</text:p>
          </table:table-cell>
          <table:table-cell office:value-type="float" office:value="20.2241" calcext:value-type="float">
            <text:p>20.2241</text:p>
          </table:table-cell>
          <table:table-cell office:value-type="float" office:value="5.03512" calcext:value-type="float">
            <text:p>5.03512</text:p>
          </table:table-cell>
          <table:table-cell office:value-type="float" office:value="3.54449" calcext:value-type="float">
            <text:p>3.54449</text:p>
          </table:table-cell>
          <table:table-cell office:value-type="float" office:value="0.470882" calcext:value-type="float">
            <text:p>0.470882</text:p>
          </table:table-cell>
          <table:table-cell office:value-type="float" office:value="0.059129" calcext:value-type="float">
            <text:p>0.059129</text:p>
          </table:table-cell>
          <table:table-cell office:value-type="float" office:value="0.0913279" calcext:value-type="float">
            <text:p>0.0913279</text:p>
          </table:table-cell>
          <table:table-cell office:value-type="float" office:value="0.414098" calcext:value-type="float">
            <text:p>0.414098</text:p>
          </table:table-cell>
          <table:table-cell office:value-type="float" office:value="0.323587" calcext:value-type="float">
            <text:p>0.323587</text:p>
          </table:table-cell>
          <table:table-cell office:value-type="float" office:value="0.242753" calcext:value-type="float">
            <text:p>0.2427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9284" calcext:value-type="float">
            <text:p>6.89284</text:p>
          </table:table-cell>
          <table:table-cell office:value-type="float" office:value="20.1409" calcext:value-type="float">
            <text:p>20.1409</text:p>
          </table:table-cell>
          <table:table-cell office:value-type="float" office:value="5.09437" calcext:value-type="float">
            <text:p>5.09437</text:p>
          </table:table-cell>
          <table:table-cell office:value-type="float" office:value="3.55525" calcext:value-type="float">
            <text:p>3.55525</text:p>
          </table:table-cell>
          <table:table-cell office:value-type="float" office:value="0.45645" calcext:value-type="float">
            <text:p>0.45645</text:p>
          </table:table-cell>
          <table:table-cell office:value-type="float" office:value="0.0595172" calcext:value-type="float">
            <text:p>0.0595172</text:p>
          </table:table-cell>
          <table:table-cell office:value-type="float" office:value="0.0913515" calcext:value-type="float">
            <text:p>0.0913515</text:p>
          </table:table-cell>
          <table:table-cell office:value-type="float" office:value="0.413032" calcext:value-type="float">
            <text:p>0.413032</text:p>
          </table:table-cell>
          <table:table-cell office:value-type="float" office:value="0.322729" calcext:value-type="float">
            <text:p>0.322729</text:p>
          </table:table-cell>
          <table:table-cell office:value-type="float" office:value="0.521779" calcext:value-type="float">
            <text:p>0.5217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6668" calcext:value-type="float">
            <text:p>6.6668</text:p>
          </table:table-cell>
          <table:table-cell office:value-type="float" office:value="20.0501" calcext:value-type="float">
            <text:p>20.0501</text:p>
          </table:table-cell>
          <table:table-cell office:value-type="float" office:value="5.06234" calcext:value-type="float">
            <text:p>5.06234</text:p>
          </table:table-cell>
          <table:table-cell office:value-type="float" office:value="3.57121" calcext:value-type="float">
            <text:p>3.57121</text:p>
          </table:table-cell>
          <table:table-cell office:value-type="float" office:value="0.445251" calcext:value-type="float">
            <text:p>0.445251</text:p>
          </table:table-cell>
          <table:table-cell office:value-type="float" office:value="0.059896" calcext:value-type="float">
            <text:p>0.059896</text:p>
          </table:table-cell>
          <table:table-cell office:value-type="float" office:value="0.0913178" calcext:value-type="float">
            <text:p>0.0913178</text:p>
          </table:table-cell>
          <table:table-cell office:value-type="float" office:value="0.411943" calcext:value-type="float">
            <text:p>0.411943</text:p>
          </table:table-cell>
          <table:table-cell office:value-type="float" office:value="0.321841" calcext:value-type="float">
            <text:p>0.321841</text:p>
          </table:table-cell>
          <table:table-cell office:value-type="float" office:value="0.563517" calcext:value-type="float">
            <text:p>0.5635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4194" calcext:value-type="float">
            <text:p>6.4194</text:p>
          </table:table-cell>
          <table:table-cell office:value-type="float" office:value="19.9578" calcext:value-type="float">
            <text:p>19.9578</text:p>
          </table:table-cell>
          <table:table-cell office:value-type="float" office:value="5.08848" calcext:value-type="float">
            <text:p>5.08848</text:p>
          </table:table-cell>
          <table:table-cell office:value-type="float" office:value="3.58472" calcext:value-type="float">
            <text:p>3.58472</text:p>
          </table:table-cell>
          <table:table-cell office:value-type="float" office:value="0.435701" calcext:value-type="float">
            <text:p>0.435701</text:p>
          </table:table-cell>
          <table:table-cell office:value-type="float" office:value="0.060521" calcext:value-type="float">
            <text:p>0.060521</text:p>
          </table:table-cell>
          <table:table-cell office:value-type="float" office:value="0.0912194" calcext:value-type="float">
            <text:p>0.0912194</text:p>
          </table:table-cell>
          <table:table-cell office:value-type="float" office:value="0.410915" calcext:value-type="float">
            <text:p>0.410915</text:p>
          </table:table-cell>
          <table:table-cell office:value-type="float" office:value="0.320952" calcext:value-type="float">
            <text:p>0.320952</text:p>
          </table:table-cell>
          <table:table-cell office:value-type="float" office:value="0.242308" calcext:value-type="float">
            <text:p>0.2423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20281" calcext:value-type="float">
            <text:p>6.20281</text:p>
          </table:table-cell>
          <table:table-cell office:value-type="float" office:value="19.8647" calcext:value-type="float">
            <text:p>19.8647</text:p>
          </table:table-cell>
          <table:table-cell office:value-type="float" office:value="5.06013" calcext:value-type="float">
            <text:p>5.06013</text:p>
          </table:table-cell>
          <table:table-cell office:value-type="float" office:value="3.60225" calcext:value-type="float">
            <text:p>3.60225</text:p>
          </table:table-cell>
          <table:table-cell office:value-type="float" office:value="0.431653" calcext:value-type="float">
            <text:p>0.431653</text:p>
          </table:table-cell>
          <table:table-cell office:value-type="float" office:value="0.0610676" calcext:value-type="float">
            <text:p>0.0610676</text:p>
          </table:table-cell>
          <table:table-cell office:value-type="float" office:value="0.091055" calcext:value-type="float">
            <text:p>0.091055</text:p>
          </table:table-cell>
          <table:table-cell office:value-type="float" office:value="0.409861" calcext:value-type="float">
            <text:p>0.409861</text:p>
          </table:table-cell>
          <table:table-cell office:value-type="float" office:value="0.320072" calcext:value-type="float">
            <text:p>0.320072</text:p>
          </table:table-cell>
          <table:table-cell office:value-type="float" office:value="2.94203" calcext:value-type="float">
            <text:p>2.942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93808" calcext:value-type="float">
            <text:p>5.93808</text:p>
          </table:table-cell>
          <table:table-cell office:value-type="float" office:value="19.7705" calcext:value-type="float">
            <text:p>19.7705</text:p>
          </table:table-cell>
          <table:table-cell office:value-type="float" office:value="5.11828" calcext:value-type="float">
            <text:p>5.11828</text:p>
          </table:table-cell>
          <table:table-cell office:value-type="float" office:value="3.60931" calcext:value-type="float">
            <text:p>3.60931</text:p>
          </table:table-cell>
          <table:table-cell office:value-type="float" office:value="0.415512" calcext:value-type="float">
            <text:p>0.415512</text:p>
          </table:table-cell>
          <table:table-cell office:value-type="float" office:value="0.0621859" calcext:value-type="float">
            <text:p>0.0621859</text:p>
          </table:table-cell>
          <table:table-cell office:value-type="float" office:value="0.090837" calcext:value-type="float">
            <text:p>0.090837</text:p>
          </table:table-cell>
          <table:table-cell office:value-type="float" office:value="0.408971" calcext:value-type="float">
            <text:p>0.408971</text:p>
          </table:table-cell>
          <table:table-cell office:value-type="float" office:value="0.319219" calcext:value-type="float">
            <text:p>0.319219</text:p>
          </table:table-cell>
          <table:table-cell office:value-type="float" office:value="0.612335" calcext:value-type="float">
            <text:p>0.6123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0102" calcext:value-type="float">
            <text:p>5.70102</text:p>
          </table:table-cell>
          <table:table-cell office:value-type="float" office:value="19.6268" calcext:value-type="float">
            <text:p>19.6268</text:p>
          </table:table-cell>
          <table:table-cell office:value-type="float" office:value="5.18759" calcext:value-type="float">
            <text:p>5.18759</text:p>
          </table:table-cell>
          <table:table-cell office:value-type="float" office:value="3.6437" calcext:value-type="float">
            <text:p>3.6437</text:p>
          </table:table-cell>
          <table:table-cell office:value-type="float" office:value="0.439264" calcext:value-type="float">
            <text:p>0.439264</text:p>
          </table:table-cell>
          <table:table-cell office:value-type="float" office:value="0.0635677" calcext:value-type="float">
            <text:p>0.0635677</text:p>
          </table:table-cell>
          <table:table-cell office:value-type="float" office:value="0.0906827" calcext:value-type="float">
            <text:p>0.0906827</text:p>
          </table:table-cell>
          <table:table-cell office:value-type="float" office:value="0.408151" calcext:value-type="float">
            <text:p>0.408151</text:p>
          </table:table-cell>
          <table:table-cell office:value-type="float" office:value="0.318368" calcext:value-type="float">
            <text:p>0.318368</text:p>
          </table:table-cell>
          <table:table-cell office:value-type="float" office:value="1.76212" calcext:value-type="float">
            <text:p>1.762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3691" calcext:value-type="float">
            <text:p>5.53691</text:p>
          </table:table-cell>
          <table:table-cell office:value-type="float" office:value="19.5017" calcext:value-type="float">
            <text:p>19.5017</text:p>
          </table:table-cell>
          <table:table-cell office:value-type="float" office:value="5.08312" calcext:value-type="float">
            <text:p>5.08312</text:p>
          </table:table-cell>
          <table:table-cell office:value-type="float" office:value="3.67741" calcext:value-type="float">
            <text:p>3.67741</text:p>
          </table:table-cell>
          <table:table-cell office:value-type="float" office:value="0.453428" calcext:value-type="float">
            <text:p>0.453428</text:p>
          </table:table-cell>
          <table:table-cell office:value-type="float" office:value="0.0642002" calcext:value-type="float">
            <text:p>0.0642002</text:p>
          </table:table-cell>
          <table:table-cell office:value-type="float" office:value="0.0905307" calcext:value-type="float">
            <text:p>0.0905307</text:p>
          </table:table-cell>
          <table:table-cell office:value-type="float" office:value="0.407089" calcext:value-type="float">
            <text:p>0.407089</text:p>
          </table:table-cell>
          <table:table-cell office:value-type="float" office:value="0.317531" calcext:value-type="float">
            <text:p>0.317531</text:p>
          </table:table-cell>
          <table:table-cell office:value-type="float" office:value="1.72476" calcext:value-type="float">
            <text:p>1.724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3456" calcext:value-type="float">
            <text:p>5.33456</text:p>
          </table:table-cell>
          <table:table-cell office:value-type="float" office:value="19.3532" calcext:value-type="float">
            <text:p>19.3532</text:p>
          </table:table-cell>
          <table:table-cell office:value-type="float" office:value="5.07628" calcext:value-type="float">
            <text:p>5.07628</text:p>
          </table:table-cell>
          <table:table-cell office:value-type="float" office:value="3.7099" calcext:value-type="float">
            <text:p>3.7099</text:p>
          </table:table-cell>
          <table:table-cell office:value-type="float" office:value="0.466" calcext:value-type="float">
            <text:p>0.466</text:p>
          </table:table-cell>
          <table:table-cell office:value-type="float" office:value="0.0646999" calcext:value-type="float">
            <text:p>0.0646999</text:p>
          </table:table-cell>
          <table:table-cell office:value-type="float" office:value="0.0904552" calcext:value-type="float">
            <text:p>0.0904552</text:p>
          </table:table-cell>
          <table:table-cell office:value-type="float" office:value="0.406001" calcext:value-type="float">
            <text:p>0.406001</text:p>
          </table:table-cell>
          <table:table-cell office:value-type="float" office:value="0.316764" calcext:value-type="float">
            <text:p>0.316764</text:p>
          </table:table-cell>
          <table:table-cell office:value-type="float" office:value="1.78718" calcext:value-type="float">
            <text:p>1.787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2593" calcext:value-type="float">
            <text:p>5.12593</text:p>
          </table:table-cell>
          <table:table-cell office:value-type="float" office:value="19.2507" calcext:value-type="float">
            <text:p>19.2507</text:p>
          </table:table-cell>
          <table:table-cell office:value-type="float" office:value="5.05056" calcext:value-type="float">
            <text:p>5.05056</text:p>
          </table:table-cell>
          <table:table-cell office:value-type="float" office:value="3.72216" calcext:value-type="float">
            <text:p>3.72216</text:p>
          </table:table-cell>
          <table:table-cell office:value-type="float" office:value="0.454987" calcext:value-type="float">
            <text:p>0.454987</text:p>
          </table:table-cell>
          <table:table-cell office:value-type="float" office:value="0.0651674" calcext:value-type="float">
            <text:p>0.0651674</text:p>
          </table:table-cell>
          <table:table-cell office:value-type="float" office:value="0.0902708" calcext:value-type="float">
            <text:p>0.0902708</text:p>
          </table:table-cell>
          <table:table-cell office:value-type="float" office:value="0.404919" calcext:value-type="float">
            <text:p>0.404919</text:p>
          </table:table-cell>
          <table:table-cell office:value-type="float" office:value="0.315941" calcext:value-type="float">
            <text:p>0.315941</text:p>
          </table:table-cell>
          <table:table-cell office:value-type="float" office:value="1.98585" calcext:value-type="float">
            <text:p>1.985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19.1382" calcext:value-type="float">
            <text:p>19.1382</text:p>
          </table:table-cell>
          <table:table-cell office:value-type="float" office:value="4.9519" calcext:value-type="float">
            <text:p>4.9519</text:p>
          </table:table-cell>
          <table:table-cell office:value-type="float" office:value="3.73597" calcext:value-type="float">
            <text:p>3.73597</text:p>
          </table:table-cell>
          <table:table-cell office:value-type="float" office:value="0.438269" calcext:value-type="float">
            <text:p>0.438269</text:p>
          </table:table-cell>
          <table:table-cell office:value-type="float" office:value="0.0654072" calcext:value-type="float">
            <text:p>0.0654072</text:p>
          </table:table-cell>
          <table:table-cell office:value-type="float" office:value="0.0900409" calcext:value-type="float">
            <text:p>0.0900409</text:p>
          </table:table-cell>
          <table:table-cell office:value-type="float" office:value="0.403853" calcext:value-type="float">
            <text:p>0.403853</text:p>
          </table:table-cell>
          <table:table-cell office:value-type="float" office:value="0.315106" calcext:value-type="float">
            <text:p>0.315106</text:p>
          </table:table-cell>
          <table:table-cell office:value-type="float" office:value="4.70068" calcext:value-type="float">
            <text:p>4.700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78603" calcext:value-type="float">
            <text:p>4.78603</text:p>
          </table:table-cell>
          <table:table-cell office:value-type="float" office:value="18.9878" calcext:value-type="float">
            <text:p>18.9878</text:p>
          </table:table-cell>
          <table:table-cell office:value-type="float" office:value="4.88096" calcext:value-type="float">
            <text:p>4.88096</text:p>
          </table:table-cell>
          <table:table-cell office:value-type="float" office:value="3.77219" calcext:value-type="float">
            <text:p>3.77219</text:p>
          </table:table-cell>
          <table:table-cell office:value-type="float" office:value="0.454887" calcext:value-type="float">
            <text:p>0.454887</text:p>
          </table:table-cell>
          <table:table-cell office:value-type="float" office:value="0.0653363" calcext:value-type="float">
            <text:p>0.0653363</text:p>
          </table:table-cell>
          <table:table-cell office:value-type="float" office:value="0.0898241" calcext:value-type="float">
            <text:p>0.0898241</text:p>
          </table:table-cell>
          <table:table-cell office:value-type="float" office:value="0.402935" calcext:value-type="float">
            <text:p>0.402935</text:p>
          </table:table-cell>
          <table:table-cell office:value-type="float" office:value="0.314272" calcext:value-type="float">
            <text:p>0.314272</text:p>
          </table:table-cell>
          <table:table-cell office:value-type="float" office:value="0.723425" calcext:value-type="float">
            <text:p>0.7234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57404" calcext:value-type="float">
            <text:p>4.57404</text:p>
          </table:table-cell>
          <table:table-cell office:value-type="float" office:value="18.8378" calcext:value-type="float">
            <text:p>18.8378</text:p>
          </table:table-cell>
          <table:table-cell office:value-type="float" office:value="4.94136" calcext:value-type="float">
            <text:p>4.94136</text:p>
          </table:table-cell>
          <table:table-cell office:value-type="float" office:value="3.79591" calcext:value-type="float">
            <text:p>3.79591</text:p>
          </table:table-cell>
          <table:table-cell office:value-type="float" office:value="0.461027" calcext:value-type="float">
            <text:p>0.461027</text:p>
          </table:table-cell>
          <table:table-cell office:value-type="float" office:value="0.0653043" calcext:value-type="float">
            <text:p>0.0653043</text:p>
          </table:table-cell>
          <table:table-cell office:value-type="float" office:value="0.0896158" calcext:value-type="float">
            <text:p>0.0896158</text:p>
          </table:table-cell>
          <table:table-cell office:value-type="float" office:value="0.40197" calcext:value-type="float">
            <text:p>0.40197</text:p>
          </table:table-cell>
          <table:table-cell office:value-type="float" office:value="0.31346" calcext:value-type="float">
            <text:p>0.31346</text:p>
          </table:table-cell>
          <table:table-cell office:value-type="float" office:value="1.53695" calcext:value-type="float">
            <text:p>1.536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40066" calcext:value-type="float">
            <text:p>4.40066</text:p>
          </table:table-cell>
          <table:table-cell office:value-type="float" office:value="18.7064" calcext:value-type="float">
            <text:p>18.7064</text:p>
          </table:table-cell>
          <table:table-cell office:value-type="float" office:value="4.89473" calcext:value-type="float">
            <text:p>4.89473</text:p>
          </table:table-cell>
          <table:table-cell office:value-type="float" office:value="3.8176" calcext:value-type="float">
            <text:p>3.8176</text:p>
          </table:table-cell>
          <table:table-cell office:value-type="float" office:value="0.460614" calcext:value-type="float">
            <text:p>0.460614</text:p>
          </table:table-cell>
          <table:table-cell office:value-type="float" office:value="0.0651732" calcext:value-type="float">
            <text:p>0.0651732</text:p>
          </table:table-cell>
          <table:table-cell office:value-type="float" office:value="0.0893853" calcext:value-type="float">
            <text:p>0.0893853</text:p>
          </table:table-cell>
          <table:table-cell office:value-type="float" office:value="0.401109" calcext:value-type="float">
            <text:p>0.401109</text:p>
          </table:table-cell>
          <table:table-cell office:value-type="float" office:value="0.312641" calcext:value-type="float">
            <text:p>0.312641</text:p>
          </table:table-cell>
          <table:table-cell office:value-type="float" office:value="1.10889" calcext:value-type="float">
            <text:p>1.108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2573" calcext:value-type="float">
            <text:p>4.22573</text:p>
          </table:table-cell>
          <table:table-cell office:value-type="float" office:value="18.5634" calcext:value-type="float">
            <text:p>18.5634</text:p>
          </table:table-cell>
          <table:table-cell office:value-type="float" office:value="4.82401" calcext:value-type="float">
            <text:p>4.82401</text:p>
          </table:table-cell>
          <table:table-cell office:value-type="float" office:value="3.83597" calcext:value-type="float">
            <text:p>3.83597</text:p>
          </table:table-cell>
          <table:table-cell office:value-type="float" office:value="0.449235" calcext:value-type="float">
            <text:p>0.449235</text:p>
          </table:table-cell>
          <table:table-cell office:value-type="float" office:value="0.0650061" calcext:value-type="float">
            <text:p>0.0650061</text:p>
          </table:table-cell>
          <table:table-cell office:value-type="float" office:value="0.0891523" calcext:value-type="float">
            <text:p>0.0891523</text:p>
          </table:table-cell>
          <table:table-cell office:value-type="float" office:value="0.400407" calcext:value-type="float">
            <text:p>0.400407</text:p>
          </table:table-cell>
          <table:table-cell office:value-type="float" office:value="0.311835" calcext:value-type="float">
            <text:p>0.311835</text:p>
          </table:table-cell>
          <table:table-cell office:value-type="float" office:value="1.24385" calcext:value-type="float">
            <text:p>1.243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10748" calcext:value-type="float">
            <text:p>4.10748</text:p>
          </table:table-cell>
          <table:table-cell office:value-type="float" office:value="18.4103" calcext:value-type="float">
            <text:p>18.4103</text:p>
          </table:table-cell>
          <table:table-cell office:value-type="float" office:value="4.72341" calcext:value-type="float">
            <text:p>4.72341</text:p>
          </table:table-cell>
          <table:table-cell office:value-type="float" office:value="3.87509" calcext:value-type="float">
            <text:p>3.87509</text:p>
          </table:table-cell>
          <table:table-cell office:value-type="float" office:value="0.469474" calcext:value-type="float">
            <text:p>0.469474</text:p>
          </table:table-cell>
          <table:table-cell office:value-type="float" office:value="0.0650258" calcext:value-type="float">
            <text:p>0.0650258</text:p>
          </table:table-cell>
          <table:table-cell office:value-type="float" office:value="0.0889214" calcext:value-type="float">
            <text:p>0.0889214</text:p>
          </table:table-cell>
          <table:table-cell office:value-type="float" office:value="0.400276" calcext:value-type="float">
            <text:p>0.400276</text:p>
          </table:table-cell>
          <table:table-cell office:value-type="float" office:value="0.311034" calcext:value-type="float">
            <text:p>0.311034</text:p>
          </table:table-cell>
          <table:table-cell office:value-type="float" office:value="1.75264" calcext:value-type="float">
            <text:p>1.752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91469" calcext:value-type="float">
            <text:p>3.91469</text:p>
          </table:table-cell>
          <table:table-cell office:value-type="float" office:value="18.2381" calcext:value-type="float">
            <text:p>18.2381</text:p>
          </table:table-cell>
          <table:table-cell office:value-type="float" office:value="4.87205" calcext:value-type="float">
            <text:p>4.87205</text:p>
          </table:table-cell>
          <table:table-cell office:value-type="float" office:value="3.90782" calcext:value-type="float">
            <text:p>3.90782</text:p>
          </table:table-cell>
          <table:table-cell office:value-type="float" office:value="0.495374" calcext:value-type="float">
            <text:p>0.495374</text:p>
          </table:table-cell>
          <table:table-cell office:value-type="float" office:value="0.0650449" calcext:value-type="float">
            <text:p>0.0650449</text:p>
          </table:table-cell>
          <table:table-cell office:value-type="float" office:value="0.0886935" calcext:value-type="float">
            <text:p>0.0886935</text:p>
          </table:table-cell>
          <table:table-cell office:value-type="float" office:value="0.399895" calcext:value-type="float">
            <text:p>0.399895</text:p>
          </table:table-cell>
          <table:table-cell office:value-type="float" office:value="0.310335" calcext:value-type="float">
            <text:p>0.310335</text:p>
          </table:table-cell>
          <table:table-cell office:value-type="float" office:value="7.35714" calcext:value-type="float">
            <text:p>7.357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64962" calcext:value-type="float">
            <text:p>3.64962</text:p>
          </table:table-cell>
          <table:table-cell office:value-type="float" office:value="18.095" calcext:value-type="float">
            <text:p>18.095</text:p>
          </table:table-cell>
          <table:table-cell office:value-type="float" office:value="4.98193" calcext:value-type="float">
            <text:p>4.98193</text:p>
          </table:table-cell>
          <table:table-cell office:value-type="float" office:value="3.89763" calcext:value-type="float">
            <text:p>3.89763</text:p>
          </table:table-cell>
          <table:table-cell office:value-type="float" office:value="0.454759" calcext:value-type="float">
            <text:p>0.454759</text:p>
          </table:table-cell>
          <table:table-cell office:value-type="float" office:value="0.0648796" calcext:value-type="float">
            <text:p>0.0648796</text:p>
          </table:table-cell>
          <table:table-cell office:value-type="float" office:value="0.0884718" calcext:value-type="float">
            <text:p>0.0884718</text:p>
          </table:table-cell>
          <table:table-cell office:value-type="float" office:value="0.39901" calcext:value-type="float">
            <text:p>0.39901</text:p>
          </table:table-cell>
          <table:table-cell office:value-type="float" office:value="0.309592" calcext:value-type="float">
            <text:p>0.309592</text:p>
          </table:table-cell>
          <table:table-cell office:value-type="float" office:value="2.70649" calcext:value-type="float">
            <text:p>2.706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49351" calcext:value-type="float">
            <text:p>3.49351</text:p>
          </table:table-cell>
          <table:table-cell office:value-type="float" office:value="17.9448" calcext:value-type="float">
            <text:p>17.9448</text:p>
          </table:table-cell>
          <table:table-cell office:value-type="float" office:value="4.87244" calcext:value-type="float">
            <text:p>4.87244</text:p>
          </table:table-cell>
          <table:table-cell office:value-type="float" office:value="3.91425" calcext:value-type="float">
            <text:p>3.91425</text:p>
          </table:table-cell>
          <table:table-cell office:value-type="float" office:value="0.439975" calcext:value-type="float">
            <text:p>0.439975</text:p>
          </table:table-cell>
          <table:table-cell office:value-type="float" office:value="0.0647377" calcext:value-type="float">
            <text:p>0.0647377</text:p>
          </table:table-cell>
          <table:table-cell office:value-type="float" office:value="0.0882766" calcext:value-type="float">
            <text:p>0.0882766</text:p>
          </table:table-cell>
          <table:table-cell office:value-type="float" office:value="0.398327" calcext:value-type="float">
            <text:p>0.398327</text:p>
          </table:table-cell>
          <table:table-cell office:value-type="float" office:value="0.308802" calcext:value-type="float">
            <text:p>0.308802</text:p>
          </table:table-cell>
          <table:table-cell office:value-type="float" office:value="3.42894" calcext:value-type="float">
            <text:p>3.428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2605" calcext:value-type="float">
            <text:p>3.2605</text:p>
          </table:table-cell>
          <table:table-cell office:value-type="float" office:value="17.7767" calcext:value-type="float">
            <text:p>17.7767</text:p>
          </table:table-cell>
          <table:table-cell office:value-type="float" office:value="4.95478" calcext:value-type="float">
            <text:p>4.95478</text:p>
          </table:table-cell>
          <table:table-cell office:value-type="float" office:value="3.91678" calcext:value-type="float">
            <text:p>3.91678</text:p>
          </table:table-cell>
          <table:table-cell office:value-type="float" office:value="0.416909" calcext:value-type="float">
            <text:p>0.416909</text:p>
          </table:table-cell>
          <table:table-cell office:value-type="float" office:value="0.0645958" calcext:value-type="float">
            <text:p>0.0645958</text:p>
          </table:table-cell>
          <table:table-cell office:value-type="float" office:value="0.0880906" calcext:value-type="float">
            <text:p>0.0880906</text:p>
          </table:table-cell>
          <table:table-cell office:value-type="float" office:value="0.397412" calcext:value-type="float">
            <text:p>0.397412</text:p>
          </table:table-cell>
          <table:table-cell office:value-type="float" office:value="0.308017" calcext:value-type="float">
            <text:p>0.308017</text:p>
          </table:table-cell>
          <table:table-cell office:value-type="float" office:value="1.20581" calcext:value-type="float">
            <text:p>1.205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07444" calcext:value-type="float">
            <text:p>3.07444</text:p>
          </table:table-cell>
          <table:table-cell office:value-type="float" office:value="17.5933" calcext:value-type="float">
            <text:p>17.5933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3.94296" calcext:value-type="float">
            <text:p>3.94296</text:p>
          </table:table-cell>
          <table:table-cell office:value-type="float" office:value="0.431397" calcext:value-type="float">
            <text:p>0.431397</text:p>
          </table:table-cell>
          <table:table-cell office:value-type="float" office:value="0.0644642" calcext:value-type="float">
            <text:p>0.0644642</text:p>
          </table:table-cell>
          <table:table-cell office:value-type="float" office:value="0.0878909" calcext:value-type="float">
            <text:p>0.0878909</text:p>
          </table:table-cell>
          <table:table-cell office:value-type="float" office:value="0.396475" calcext:value-type="float">
            <text:p>0.396475</text:p>
          </table:table-cell>
          <table:table-cell office:value-type="float" office:value="0.307289" calcext:value-type="float">
            <text:p>0.307289</text:p>
          </table:table-cell>
          <table:table-cell office:value-type="float" office:value="2.27405" calcext:value-type="float">
            <text:p>2.274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90041" calcext:value-type="float">
            <text:p>2.90041</text:p>
          </table:table-cell>
          <table:table-cell office:value-type="float" office:value="17.475" calcext:value-type="float">
            <text:p>17.475</text:p>
          </table:table-cell>
          <table:table-cell office:value-type="float" office:value="4.97777" calcext:value-type="float">
            <text:p>4.97777</text:p>
          </table:table-cell>
          <table:table-cell office:value-type="float" office:value="3.94607" calcext:value-type="float">
            <text:p>3.94607</text:p>
          </table:table-cell>
          <table:table-cell office:value-type="float" office:value="0.412614" calcext:value-type="float">
            <text:p>0.412614</text:p>
          </table:table-cell>
          <table:table-cell office:value-type="float" office:value="0.0643238" calcext:value-type="float">
            <text:p>0.0643238</text:p>
          </table:table-cell>
          <table:table-cell office:value-type="float" office:value="0.0878934" calcext:value-type="float">
            <text:p>0.0878934</text:p>
          </table:table-cell>
          <table:table-cell office:value-type="float" office:value="0.395538" calcext:value-type="float">
            <text:p>0.395538</text:p>
          </table:table-cell>
          <table:table-cell office:value-type="float" office:value="0.306518" calcext:value-type="float">
            <text:p>0.306518</text:p>
          </table:table-cell>
          <table:table-cell office:value-type="float" office:value="6.20359" calcext:value-type="float">
            <text:p>6.203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7503" calcext:value-type="float">
            <text:p>2.7503</text:p>
          </table:table-cell>
          <table:table-cell office:value-type="float" office:value="17.2596" calcext:value-type="float">
            <text:p>17.2596</text:p>
          </table:table-cell>
          <table:table-cell office:value-type="float" office:value="5.05773" calcext:value-type="float">
            <text:p>5.05773</text:p>
          </table:table-cell>
          <table:table-cell office:value-type="float" office:value="3.99113" calcext:value-type="float">
            <text:p>3.99113</text:p>
          </table:table-cell>
          <table:table-cell office:value-type="float" office:value="0.450979" calcext:value-type="float">
            <text:p>0.450979</text:p>
          </table:table-cell>
          <table:table-cell office:value-type="float" office:value="0.064163" calcext:value-type="float">
            <text:p>0.064163</text:p>
          </table:table-cell>
          <table:table-cell office:value-type="float" office:value="0.0877582" calcext:value-type="float">
            <text:p>0.0877582</text:p>
          </table:table-cell>
          <table:table-cell office:value-type="float" office:value="0.394697" calcext:value-type="float">
            <text:p>0.394697</text:p>
          </table:table-cell>
          <table:table-cell office:value-type="float" office:value="0.3059" calcext:value-type="float">
            <text:p>0.3059</text:p>
          </table:table-cell>
          <table:table-cell office:value-type="float" office:value="2.94377" calcext:value-type="float">
            <text:p>2.943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57487" calcext:value-type="float">
            <text:p>2.57487</text:p>
          </table:table-cell>
          <table:table-cell office:value-type="float" office:value="17.072" calcext:value-type="float">
            <text:p>17.072</text:p>
          </table:table-cell>
          <table:table-cell office:value-type="float" office:value="5.06843" calcext:value-type="float">
            <text:p>5.06843</text:p>
          </table:table-cell>
          <table:table-cell office:value-type="float" office:value="4.00918" calcext:value-type="float">
            <text:p>4.00918</text:p>
          </table:table-cell>
          <table:table-cell office:value-type="float" office:value="0.445882" calcext:value-type="float">
            <text:p>0.445882</text:p>
          </table:table-cell>
          <table:table-cell office:value-type="float" office:value="0.0640032" calcext:value-type="float">
            <text:p>0.0640032</text:p>
          </table:table-cell>
          <table:table-cell office:value-type="float" office:value="0.087615" calcext:value-type="float">
            <text:p>0.087615</text:p>
          </table:table-cell>
          <table:table-cell office:value-type="float" office:value="0.393875" calcext:value-type="float">
            <text:p>0.393875</text:p>
          </table:table-cell>
          <table:table-cell office:value-type="float" office:value="0.305306" calcext:value-type="float">
            <text:p>0.305306</text:p>
          </table:table-cell>
          <table:table-cell office:value-type="float" office:value="0.0391576" calcext:value-type="float">
            <text:p>0.03915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41591" calcext:value-type="float">
            <text:p>2.41591</text:p>
          </table:table-cell>
          <table:table-cell office:value-type="float" office:value="16.9068" calcext:value-type="float">
            <text:p>16.9068</text:p>
          </table:table-cell>
          <table:table-cell office:value-type="float" office:value="4.94809" calcext:value-type="float">
            <text:p>4.94809</text:p>
          </table:table-cell>
          <table:table-cell office:value-type="float" office:value="4.01626" calcext:value-type="float">
            <text:p>4.01626</text:p>
          </table:table-cell>
          <table:table-cell office:value-type="float" office:value="0.417738" calcext:value-type="float">
            <text:p>0.417738</text:p>
          </table:table-cell>
          <table:table-cell office:value-type="float" office:value="0.0638496" calcext:value-type="float">
            <text:p>0.0638496</text:p>
          </table:table-cell>
          <table:table-cell office:value-type="float" office:value="0.0875518" calcext:value-type="float">
            <text:p>0.0875518</text:p>
          </table:table-cell>
          <table:table-cell office:value-type="float" office:value="0.39317" calcext:value-type="float">
            <text:p>0.39317</text:p>
          </table:table-cell>
          <table:table-cell office:value-type="float" office:value="0.304551" calcext:value-type="float">
            <text:p>0.304551</text:p>
          </table:table-cell>
          <table:table-cell office:value-type="float" office:value="2.21656" calcext:value-type="float">
            <text:p>2.21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5376" calcext:value-type="float">
            <text:p>2.25376</text:p>
          </table:table-cell>
          <table:table-cell office:value-type="float" office:value="16.7347" calcext:value-type="float">
            <text:p>16.7347</text:p>
          </table:table-cell>
          <table:table-cell office:value-type="float" office:value="4.93621" calcext:value-type="float">
            <text:p>4.93621</text:p>
          </table:table-cell>
          <table:table-cell office:value-type="float" office:value="4.03032" calcext:value-type="float">
            <text:p>4.03032</text:p>
          </table:table-cell>
          <table:table-cell office:value-type="float" office:value="0.410587" calcext:value-type="float">
            <text:p>0.410587</text:p>
          </table:table-cell>
          <table:table-cell office:value-type="float" office:value="0.0637031" calcext:value-type="float">
            <text:p>0.0637031</text:p>
          </table:table-cell>
          <table:table-cell office:value-type="float" office:value="0.0875741" calcext:value-type="float">
            <text:p>0.0875741</text:p>
          </table:table-cell>
          <table:table-cell office:value-type="float" office:value="0.392484" calcext:value-type="float">
            <text:p>0.392484</text:p>
          </table:table-cell>
          <table:table-cell office:value-type="float" office:value="0.303801" calcext:value-type="float">
            <text:p>0.303801</text:p>
          </table:table-cell>
          <table:table-cell office:value-type="float" office:value="0.51672" calcext:value-type="float">
            <text:p>0.516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8098" calcext:value-type="float">
            <text:p>2.08098</text:p>
          </table:table-cell>
          <table:table-cell office:value-type="float" office:value="16.5385" calcext:value-type="float">
            <text:p>16.5385</text:p>
          </table:table-cell>
          <table:table-cell office:value-type="float" office:value="4.91318" calcext:value-type="float">
            <text:p>4.91318</text:p>
          </table:table-cell>
          <table:table-cell office:value-type="float" office:value="4.04045" calcext:value-type="float">
            <text:p>4.04045</text:p>
          </table:table-cell>
          <table:table-cell office:value-type="float" office:value="0.391639" calcext:value-type="float">
            <text:p>0.391639</text:p>
          </table:table-cell>
          <table:table-cell office:value-type="float" office:value="0.0635497" calcext:value-type="float">
            <text:p>0.0635497</text:p>
          </table:table-cell>
          <table:table-cell office:value-type="float" office:value="0.0875805" calcext:value-type="float">
            <text:p>0.0875805</text:p>
          </table:table-cell>
          <table:table-cell office:value-type="float" office:value="0.391796" calcext:value-type="float">
            <text:p>0.391796</text:p>
          </table:table-cell>
          <table:table-cell office:value-type="float" office:value="0.303071" calcext:value-type="float">
            <text:p>0.303071</text:p>
          </table:table-cell>
          <table:table-cell office:value-type="float" office:value="4.90234" calcext:value-type="float">
            <text:p>4.902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92395" calcext:value-type="float">
            <text:p>1.92395</text:p>
          </table:table-cell>
          <table:table-cell office:value-type="float" office:value="16.3082" calcext:value-type="float">
            <text:p>16.3082</text:p>
          </table:table-cell>
          <table:table-cell office:value-type="float" office:value="4.9593" calcext:value-type="float">
            <text:p>4.9593</text:p>
          </table:table-cell>
          <table:table-cell office:value-type="float" office:value="4.06727" calcext:value-type="float">
            <text:p>4.06727</text:p>
          </table:table-cell>
          <table:table-cell office:value-type="float" office:value="0.398548" calcext:value-type="float">
            <text:p>0.398548</text:p>
          </table:table-cell>
          <table:table-cell office:value-type="float" office:value="0.0634017" calcext:value-type="float">
            <text:p>0.0634017</text:p>
          </table:table-cell>
          <table:table-cell office:value-type="float" office:value="0.0874489" calcext:value-type="float">
            <text:p>0.0874489</text:p>
          </table:table-cell>
          <table:table-cell office:value-type="float" office:value="0.39117" calcext:value-type="float">
            <text:p>0.39117</text:p>
          </table:table-cell>
          <table:table-cell office:value-type="float" office:value="0.302334" calcext:value-type="float">
            <text:p>0.302334</text:p>
          </table:table-cell>
          <table:table-cell office:value-type="float" office:value="2.22274" calcext:value-type="float">
            <text:p>2.222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7736" calcext:value-type="float">
            <text:p>1.7736</text:p>
          </table:table-cell>
          <table:table-cell office:value-type="float" office:value="16.1322" calcext:value-type="float">
            <text:p>16.1322</text:p>
          </table:table-cell>
          <table:table-cell office:value-type="float" office:value="4.88735" calcext:value-type="float">
            <text:p>4.88735</text:p>
          </table:table-cell>
          <table:table-cell office:value-type="float" office:value="4.07576" calcext:value-type="float">
            <text:p>4.07576</text:p>
          </table:table-cell>
          <table:table-cell office:value-type="float" office:value="0.379747" calcext:value-type="float">
            <text:p>0.379747</text:p>
          </table:table-cell>
          <table:table-cell office:value-type="float" office:value="0.063267" calcext:value-type="float">
            <text:p>0.063267</text:p>
          </table:table-cell>
          <table:table-cell office:value-type="float" office:value="0.0873991" calcext:value-type="float">
            <text:p>0.0873991</text:p>
          </table:table-cell>
          <table:table-cell office:value-type="float" office:value="0.390611" calcext:value-type="float">
            <text:p>0.390611</text:p>
          </table:table-cell>
          <table:table-cell office:value-type="float" office:value="0.301631" calcext:value-type="float">
            <text:p>0.301631</text:p>
          </table:table-cell>
          <table:table-cell office:value-type="float" office:value="0.952454" calcext:value-type="float">
            <text:p>0.9524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6732" calcext:value-type="float">
            <text:p>1.56732</text:p>
          </table:table-cell>
          <table:table-cell office:value-type="float" office:value="15.9632" calcext:value-type="float">
            <text:p>15.9632</text:p>
          </table:table-cell>
          <table:table-cell office:value-type="float" office:value="4.93301" calcext:value-type="float">
            <text:p>4.93301</text:p>
          </table:table-cell>
          <table:table-cell office:value-type="float" office:value="4.06551" calcext:value-type="float">
            <text:p>4.06551</text:p>
          </table:table-cell>
          <table:table-cell office:value-type="float" office:value="0.346946" calcext:value-type="float">
            <text:p>0.346946</text:p>
          </table:table-cell>
          <table:table-cell office:value-type="float" office:value="0.0631428" calcext:value-type="float">
            <text:p>0.0631428</text:p>
          </table:table-cell>
          <table:table-cell office:value-type="float" office:value="0.0875123" calcext:value-type="float">
            <text:p>0.0875123</text:p>
          </table:table-cell>
          <table:table-cell office:value-type="float" office:value="0.389768" calcext:value-type="float">
            <text:p>0.389768</text:p>
          </table:table-cell>
          <table:table-cell office:value-type="float" office:value="0.30099" calcext:value-type="float">
            <text:p>0.30099</text:p>
          </table:table-cell>
          <table:table-cell office:value-type="float" office:value="1.79102" calcext:value-type="float">
            <text:p>1.791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43383" calcext:value-type="float">
            <text:p>1.43383</text:p>
          </table:table-cell>
          <table:table-cell office:value-type="float" office:value="15.7322" calcext:value-type="float">
            <text:p>15.7322</text:p>
          </table:table-cell>
          <table:table-cell office:value-type="float" office:value="5.02581" calcext:value-type="float">
            <text:p>5.02581</text:p>
          </table:table-cell>
          <table:table-cell office:value-type="float" office:value="4.10262" calcext:value-type="float">
            <text:p>4.10262</text:p>
          </table:table-cell>
          <table:table-cell office:value-type="float" office:value="0.378311" calcext:value-type="float">
            <text:p>0.378311</text:p>
          </table:table-cell>
          <table:table-cell office:value-type="float" office:value="0.0629929" calcext:value-type="float">
            <text:p>0.0629929</text:p>
          </table:table-cell>
          <table:table-cell office:value-type="float" office:value="0.0874797" calcext:value-type="float">
            <text:p>0.0874797</text:p>
          </table:table-cell>
          <table:table-cell office:value-type="float" office:value="0.389005" calcext:value-type="float">
            <text:p>0.389005</text:p>
          </table:table-cell>
          <table:table-cell office:value-type="float" office:value="0.300274" calcext:value-type="float">
            <text:p>0.300274</text:p>
          </table:table-cell>
          <table:table-cell office:value-type="float" office:value="2.02245" calcext:value-type="float">
            <text:p>2.02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25921" calcext:value-type="float">
            <text:p>1.25921</text:p>
          </table:table-cell>
          <table:table-cell office:value-type="float" office:value="15.5125" calcext:value-type="float">
            <text:p>15.5125</text:p>
          </table:table-cell>
          <table:table-cell office:value-type="float" office:value="5.07899" calcext:value-type="float">
            <text:p>5.07899</text:p>
          </table:table-cell>
          <table:table-cell office:value-type="float" office:value="4.1127" calcext:value-type="float">
            <text:p>4.1127</text:p>
          </table:table-cell>
          <table:table-cell office:value-type="float" office:value="0.367646" calcext:value-type="float">
            <text:p>0.367646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873903" calcext:value-type="float">
            <text:p>0.0873903</text:p>
          </table:table-cell>
          <table:table-cell office:value-type="float" office:value="0.388171" calcext:value-type="float">
            <text:p>0.388171</text:p>
          </table:table-cell>
          <table:table-cell office:value-type="float" office:value="0.299583" calcext:value-type="float">
            <text:p>0.299583</text:p>
          </table:table-cell>
          <table:table-cell office:value-type="float" office:value="0.722955" calcext:value-type="float">
            <text:p>0.7229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1038" calcext:value-type="float">
            <text:p>1.1038</text:p>
          </table:table-cell>
          <table:table-cell office:value-type="float" office:value="15.3199" calcext:value-type="float">
            <text:p>15.3199</text:p>
          </table:table-cell>
          <table:table-cell office:value-type="float" office:value="5.05023" calcext:value-type="float">
            <text:p>5.05023</text:p>
          </table:table-cell>
          <table:table-cell office:value-type="float" office:value="4.11956" calcext:value-type="float">
            <text:p>4.11956</text:p>
          </table:table-cell>
          <table:table-cell office:value-type="float" office:value="0.351796" calcext:value-type="float">
            <text:p>0.351796</text:p>
          </table:table-cell>
          <table:table-cell office:value-type="float" office:value="0.0627841" calcext:value-type="float">
            <text:p>0.0627841</text:p>
          </table:table-cell>
          <table:table-cell office:value-type="float" office:value="0.0873624" calcext:value-type="float">
            <text:p>0.0873624</text:p>
          </table:table-cell>
          <table:table-cell office:value-type="float" office:value="0.387329" calcext:value-type="float">
            <text:p>0.387329</text:p>
          </table:table-cell>
          <table:table-cell office:value-type="float" office:value="0.29887" calcext:value-type="float">
            <text:p>0.29887</text:p>
          </table:table-cell>
          <table:table-cell office:value-type="float" office:value="1.01112" calcext:value-type="float">
            <text:p>1.011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88811" calcext:value-type="float">
            <text:p>0.88811</text:p>
          </table:table-cell>
          <table:table-cell office:value-type="float" office:value="15.0986" calcext:value-type="float">
            <text:p>15.0986</text:p>
          </table:table-cell>
          <table:table-cell office:value-type="float" office:value="5.15157" calcext:value-type="float">
            <text:p>5.15157</text:p>
          </table:table-cell>
          <table:table-cell office:value-type="float" office:value="4.11155" calcext:value-type="float">
            <text:p>4.11155</text:p>
          </table:table-cell>
          <table:table-cell office:value-type="float" office:value="0.32188" calcext:value-type="float">
            <text:p>0.32188</text:p>
          </table:table-cell>
          <table:table-cell office:value-type="float" office:value="0.0630779" calcext:value-type="float">
            <text:p>0.0630779</text:p>
          </table:table-cell>
          <table:table-cell office:value-type="float" office:value="0.0872877" calcext:value-type="float">
            <text:p>0.0872877</text:p>
          </table:table-cell>
          <table:table-cell office:value-type="float" office:value="0.386415" calcext:value-type="float">
            <text:p>0.386415</text:p>
          </table:table-cell>
          <table:table-cell office:value-type="float" office:value="0.298168" calcext:value-type="float">
            <text:p>0.298168</text:p>
          </table:table-cell>
          <table:table-cell office:value-type="float" office:value="2.19146" calcext:value-type="float">
            <text:p>2.191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748105" calcext:value-type="float">
            <text:p>0.748105</text:p>
          </table:table-cell>
          <table:table-cell office:value-type="float" office:value="14.9195" calcext:value-type="float">
            <text:p>14.9195</text:p>
          </table:table-cell>
          <table:table-cell office:value-type="float" office:value="5.0457" calcext:value-type="float">
            <text:p>5.0457</text:p>
          </table:table-cell>
          <table:table-cell office:value-type="float" office:value="4.11541" calcext:value-type="float">
            <text:p>4.11541</text:p>
          </table:table-cell>
          <table:table-cell office:value-type="float" office:value="0.30045" calcext:value-type="float">
            <text:p>0.30045</text:p>
          </table:table-cell>
          <table:table-cell office:value-type="float" office:value="0.0633447" calcext:value-type="float">
            <text:p>0.0633447</text:p>
          </table:table-cell>
          <table:table-cell office:value-type="float" office:value="0.0873663" calcext:value-type="float">
            <text:p>0.0873663</text:p>
          </table:table-cell>
          <table:table-cell office:value-type="float" office:value="0.385502" calcext:value-type="float">
            <text:p>0.385502</text:p>
          </table:table-cell>
          <table:table-cell office:value-type="float" office:value="0.297523" calcext:value-type="float">
            <text:p>0.297523</text:p>
          </table:table-cell>
          <table:table-cell office:value-type="float" office:value="2.61391" calcext:value-type="float">
            <text:p>2.613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650004" calcext:value-type="float">
            <text:p>0.650004</text:p>
          </table:table-cell>
          <table:table-cell office:value-type="float" office:value="14.7071" calcext:value-type="float">
            <text:p>14.7071</text:p>
          </table:table-cell>
          <table:table-cell office:value-type="float" office:value="5.00071" calcext:value-type="float">
            <text:p>5.00071</text:p>
          </table:table-cell>
          <table:table-cell office:value-type="float" office:value="4.14663" calcext:value-type="float">
            <text:p>4.14663</text:p>
          </table:table-cell>
          <table:table-cell office:value-type="float" office:value="0.318907" calcext:value-type="float">
            <text:p>0.318907</text:p>
          </table:table-cell>
          <table:table-cell office:value-type="float" office:value="0.0633446" calcext:value-type="float">
            <text:p>0.0633446</text:p>
          </table:table-cell>
          <table:table-cell office:value-type="float" office:value="0.0874525" calcext:value-type="float">
            <text:p>0.0874525</text:p>
          </table:table-cell>
          <table:table-cell office:value-type="float" office:value="0.384657" calcext:value-type="float">
            <text:p>0.384657</text:p>
          </table:table-cell>
          <table:table-cell office:value-type="float" office:value="0.296871" calcext:value-type="float">
            <text:p>0.296871</text:p>
          </table:table-cell>
          <table:table-cell office:value-type="float" office:value="0.502774" calcext:value-type="float">
            <text:p>0.5027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532725" calcext:value-type="float">
            <text:p>0.532725</text:p>
          </table:table-cell>
          <table:table-cell office:value-type="float" office:value="14.4657" calcext:value-type="float">
            <text:p>14.4657</text:p>
          </table:table-cell>
          <table:table-cell office:value-type="float" office:value="5.07712" calcext:value-type="float">
            <text:p>5.07712</text:p>
          </table:table-cell>
          <table:table-cell office:value-type="float" office:value="4.17968" calcext:value-type="float">
            <text:p>4.17968</text:p>
          </table:table-cell>
          <table:table-cell office:value-type="float" office:value="0.34496" calcext:value-type="float">
            <text:p>0.34496</text:p>
          </table:table-cell>
          <table:table-cell office:value-type="float" office:value="0.0632645" calcext:value-type="float">
            <text:p>0.0632645</text:p>
          </table:table-cell>
          <table:table-cell office:value-type="float" office:value="0.087413" calcext:value-type="float">
            <text:p>0.087413</text:p>
          </table:table-cell>
          <table:table-cell office:value-type="float" office:value="0.383896" calcext:value-type="float">
            <text:p>0.383896</text:p>
          </table:table-cell>
          <table:table-cell office:value-type="float" office:value="0.296188" calcext:value-type="float">
            <text:p>0.296188</text:p>
          </table:table-cell>
          <table:table-cell office:value-type="float" office:value="1.74555" calcext:value-type="float">
            <text:p>1.745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56845" calcext:value-type="float">
            <text:p>0.356845</text:p>
          </table:table-cell>
          <table:table-cell office:value-type="float" office:value="14.2416" calcext:value-type="float">
            <text:p>14.2416</text:p>
          </table:table-cell>
          <table:table-cell office:value-type="float" office:value="5.13714" calcext:value-type="float">
            <text:p>5.13714</text:p>
          </table:table-cell>
          <table:table-cell office:value-type="float" office:value="4.17958" calcext:value-type="float">
            <text:p>4.17958</text:p>
          </table:table-cell>
          <table:table-cell office:value-type="float" office:value="0.324896" calcext:value-type="float">
            <text:p>0.324896</text:p>
          </table:table-cell>
          <table:table-cell office:value-type="float" office:value="0.0633742" calcext:value-type="float">
            <text:p>0.0633742</text:p>
          </table:table-cell>
          <table:table-cell office:value-type="float" office:value="0.0873477" calcext:value-type="float">
            <text:p>0.0873477</text:p>
          </table:table-cell>
          <table:table-cell office:value-type="float" office:value="0.383032" calcext:value-type="float">
            <text:p>0.383032</text:p>
          </table:table-cell>
          <table:table-cell office:value-type="float" office:value="0.295521" calcext:value-type="float">
            <text:p>0.295521</text:p>
          </table:table-cell>
          <table:table-cell office:value-type="float" office:value="0.774625" calcext:value-type="float">
            <text:p>0.7746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224196" calcext:value-type="float">
            <text:p>0.224196</text:p>
          </table:table-cell>
          <table:table-cell office:value-type="float" office:value="13.9883" calcext:value-type="float">
            <text:p>13.9883</text:p>
          </table:table-cell>
          <table:table-cell office:value-type="float" office:value="5.27127" calcext:value-type="float">
            <text:p>5.27127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0.350238" calcext:value-type="float">
            <text:p>0.350238</text:p>
          </table:table-cell>
          <table:table-cell office:value-type="float" office:value="0.0634826" calcext:value-type="float">
            <text:p>0.0634826</text:p>
          </table:table-cell>
          <table:table-cell office:value-type="float" office:value="0.0871838" calcext:value-type="float">
            <text:p>0.0871838</text:p>
          </table:table-cell>
          <table:table-cell office:value-type="float" office:value="0.382189" calcext:value-type="float">
            <text:p>0.382189</text:p>
          </table:table-cell>
          <table:table-cell office:value-type="float" office:value="0.295184" calcext:value-type="float">
            <text:p>0.295184</text:p>
          </table:table-cell>
          <table:table-cell office:value-type="float" office:value="2.67917" calcext:value-type="float">
            <text:p>2.679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21713" calcext:value-type="float">
            <text:p>0.21713</text:p>
          </table:table-cell>
          <table:table-cell office:value-type="float" office:value="13.7421" calcext:value-type="float">
            <text:p>13.7421</text:p>
          </table:table-cell>
          <table:table-cell office:value-type="float" office:value="5.16214" calcext:value-type="float">
            <text:p>5.16214</text:p>
          </table:table-cell>
          <table:table-cell office:value-type="float" office:value="4.27393" calcext:value-type="float">
            <text:p>4.27393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0.0633932" calcext:value-type="float">
            <text:p>0.0633932</text:p>
          </table:table-cell>
          <table:table-cell office:value-type="float" office:value="0.0869871" calcext:value-type="float">
            <text:p>0.0869871</text:p>
          </table:table-cell>
          <table:table-cell office:value-type="float" office:value="0.382224" calcext:value-type="float">
            <text:p>0.382224</text:p>
          </table:table-cell>
          <table:table-cell office:value-type="float" office:value="0.294934" calcext:value-type="float">
            <text:p>0.294934</text:p>
          </table:table-cell>
          <table:table-cell office:value-type="float" office:value="4.05321" calcext:value-type="float">
            <text:p>4.053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107594" calcext:value-type="float">
            <text:p>0.107594</text:p>
          </table:table-cell>
          <table:table-cell office:value-type="float" office:value="13.4985" calcext:value-type="float">
            <text:p>13.4985</text:p>
          </table:table-cell>
          <table:table-cell office:value-type="float" office:value="5.22511" calcext:value-type="float">
            <text:p>5.22511</text:p>
          </table:table-cell>
          <table:table-cell office:value-type="float" office:value="4.29818" calcext:value-type="float">
            <text:p>4.29818</text:p>
          </table:table-cell>
          <table:table-cell office:value-type="float" office:value="0.413835" calcext:value-type="float">
            <text:p>0.413835</text:p>
          </table:table-cell>
          <table:table-cell office:value-type="float" office:value="0.063369" calcext:value-type="float">
            <text:p>0.063369</text:p>
          </table:table-cell>
          <table:table-cell office:value-type="float" office:value="0.0867891" calcext:value-type="float">
            <text:p>0.0867891</text:p>
          </table:table-cell>
          <table:table-cell office:value-type="float" office:value="0.382462" calcext:value-type="float">
            <text:p>0.382462</text:p>
          </table:table-cell>
          <table:table-cell office:value-type="float" office:value="0.295017" calcext:value-type="float">
            <text:p>0.295017</text:p>
          </table:table-cell>
          <table:table-cell office:value-type="float" office:value="0.808328" calcext:value-type="float">
            <text:p>0.8083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0590959" calcext:value-type="float">
            <text:p>-0.0590959</text:p>
          </table:table-cell>
          <table:table-cell office:value-type="float" office:value="13.2643" calcext:value-type="float">
            <text:p>13.2643</text:p>
          </table:table-cell>
          <table:table-cell office:value-type="float" office:value="5.28081" calcext:value-type="float">
            <text:p>5.28081</text:p>
          </table:table-cell>
          <table:table-cell office:value-type="float" office:value="4.29288" calcext:value-type="float">
            <text:p>4.29288</text:p>
          </table:table-cell>
          <table:table-cell office:value-type="float" office:value="0.383753" calcext:value-type="float">
            <text:p>0.383753</text:p>
          </table:table-cell>
          <table:table-cell office:value-type="float" office:value="0.0632342" calcext:value-type="float">
            <text:p>0.0632342</text:p>
          </table:table-cell>
          <table:table-cell office:value-type="float" office:value="0.0865992" calcext:value-type="float">
            <text:p>0.0865992</text:p>
          </table:table-cell>
          <table:table-cell office:value-type="float" office:value="0.382264" calcext:value-type="float">
            <text:p>0.382264</text:p>
          </table:table-cell>
          <table:table-cell office:value-type="float" office:value="0.295147" calcext:value-type="float">
            <text:p>0.295147</text:p>
          </table:table-cell>
          <table:table-cell office:value-type="float" office:value="1.16422" calcext:value-type="float">
            <text:p>1.164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175543" calcext:value-type="float">
            <text:p>-0.175543</text:p>
          </table:table-cell>
          <table:table-cell office:value-type="float" office:value="13.0476" calcext:value-type="float">
            <text:p>13.0476</text:p>
          </table:table-cell>
          <table:table-cell office:value-type="float" office:value="5.19321" calcext:value-type="float">
            <text:p>5.19321</text:p>
          </table:table-cell>
          <table:table-cell office:value-type="float" office:value="4.29866" calcext:value-type="float">
            <text:p>4.29866</text:p>
          </table:table-cell>
          <table:table-cell office:value-type="float" office:value="0.362041" calcext:value-type="float">
            <text:p>0.362041</text:p>
          </table:table-cell>
          <table:table-cell office:value-type="float" office:value="0.0631101" calcext:value-type="float">
            <text:p>0.0631101</text:p>
          </table:table-cell>
          <table:table-cell office:value-type="float" office:value="0.0864043" calcext:value-type="float">
            <text:p>0.0864043</text:p>
          </table:table-cell>
          <table:table-cell office:value-type="float" office:value="0.38214" calcext:value-type="float">
            <text:p>0.38214</text:p>
          </table:table-cell>
          <table:table-cell office:value-type="float" office:value="0.294867" calcext:value-type="float">
            <text:p>0.294867</text:p>
          </table:table-cell>
          <table:table-cell office:value-type="float" office:value="1.28452" calcext:value-type="float">
            <text:p>1.284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172548" calcext:value-type="float">
            <text:p>-0.172548</text:p>
          </table:table-cell>
          <table:table-cell office:value-type="float" office:value="12.8262" calcext:value-type="float">
            <text:p>12.8262</text:p>
          </table:table-cell>
          <table:table-cell office:value-type="float" office:value="5.07355" calcext:value-type="float">
            <text:p>5.07355</text:p>
          </table:table-cell>
          <table:table-cell office:value-type="float" office:value="4.35578" calcext:value-type="float">
            <text:p>4.35578</text:p>
          </table:table-cell>
          <table:table-cell office:value-type="float" office:value="0.408213" calcext:value-type="float">
            <text:p>0.408213</text:p>
          </table:table-cell>
          <table:table-cell office:value-type="float" office:value="0.0637425" calcext:value-type="float">
            <text:p>0.0637425</text:p>
          </table:table-cell>
          <table:table-cell office:value-type="float" office:value="0.0862089" calcext:value-type="float">
            <text:p>0.0862089</text:p>
          </table:table-cell>
          <table:table-cell office:value-type="float" office:value="0.383594" calcext:value-type="float">
            <text:p>0.383594</text:p>
          </table:table-cell>
          <table:table-cell office:value-type="float" office:value="0.294499" calcext:value-type="float">
            <text:p>0.294499</text:p>
          </table:table-cell>
          <table:table-cell office:value-type="float" office:value="3.70911" calcext:value-type="float">
            <text:p>3.709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286108" calcext:value-type="float">
            <text:p>-0.286108</text:p>
          </table:table-cell>
          <table:table-cell office:value-type="float" office:value="12.6016" calcext:value-type="float">
            <text:p>12.6016</text:p>
          </table:table-cell>
          <table:table-cell office:value-type="float" office:value="5.00086" calcext:value-type="float">
            <text:p>5.00086</text:p>
          </table:table-cell>
          <table:table-cell office:value-type="float" office:value="4.35862" calcext:value-type="float">
            <text:p>4.35862</text:p>
          </table:table-cell>
          <table:table-cell office:value-type="float" office:value="0.381313" calcext:value-type="float">
            <text:p>0.381313</text:p>
          </table:table-cell>
          <table:table-cell office:value-type="float" office:value="0.0644176" calcext:value-type="float">
            <text:p>0.0644176</text:p>
          </table:table-cell>
          <table:table-cell office:value-type="float" office:value="0.0860145" calcext:value-type="float">
            <text:p>0.0860145</text:p>
          </table:table-cell>
          <table:table-cell office:value-type="float" office:value="0.384997" calcext:value-type="float">
            <text:p>0.384997</text:p>
          </table:table-cell>
          <table:table-cell office:value-type="float" office:value="0.293924" calcext:value-type="float">
            <text:p>0.293924</text:p>
          </table:table-cell>
          <table:table-cell office:value-type="float" office:value="3.2698" calcext:value-type="float">
            <text:p>3.26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404805" calcext:value-type="float">
            <text:p>-0.404805</text:p>
          </table:table-cell>
          <table:table-cell office:value-type="float" office:value="12.3663" calcext:value-type="float">
            <text:p>12.3663</text:p>
          </table:table-cell>
          <table:table-cell office:value-type="float" office:value="5.03004" calcext:value-type="float">
            <text:p>5.03004</text:p>
          </table:table-cell>
          <table:table-cell office:value-type="float" office:value="4.36373" calcext:value-type="float">
            <text:p>4.36373</text:p>
          </table:table-cell>
          <table:table-cell office:value-type="float" office:value="0.364942" calcext:value-type="float">
            <text:p>0.364942</text:p>
          </table:table-cell>
          <table:table-cell office:value-type="float" office:value="0.065058" calcext:value-type="float">
            <text:p>0.065058</text:p>
          </table:table-cell>
          <table:table-cell office:value-type="float" office:value="0.0858221" calcext:value-type="float">
            <text:p>0.0858221</text:p>
          </table:table-cell>
          <table:table-cell office:value-type="float" office:value="0.386183" calcext:value-type="float">
            <text:p>0.386183</text:p>
          </table:table-cell>
          <table:table-cell office:value-type="float" office:value="0.293373" calcext:value-type="float">
            <text:p>0.293373</text:p>
          </table:table-cell>
          <table:table-cell office:value-type="float" office:value="0.337946" calcext:value-type="float">
            <text:p>0.3379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521945" calcext:value-type="float">
            <text:p>-0.521945</text:p>
          </table:table-cell>
          <table:table-cell office:value-type="float" office:value="12.1585" calcext:value-type="float">
            <text:p>12.1585</text:p>
          </table:table-cell>
          <table:table-cell office:value-type="float" office:value="4.9758" calcext:value-type="float">
            <text:p>4.9758</text:p>
          </table:table-cell>
          <table:table-cell office:value-type="float" office:value="4.36134" calcext:value-type="float">
            <text:p>4.36134</text:p>
          </table:table-cell>
          <table:table-cell office:value-type="float" office:value="0.337804" calcext:value-type="float">
            <text:p>0.337804</text:p>
          </table:table-cell>
          <table:table-cell office:value-type="float" office:value="0.0656603" calcext:value-type="float">
            <text:p>0.0656603</text:p>
          </table:table-cell>
          <table:table-cell office:value-type="float" office:value="0.0856388" calcext:value-type="float">
            <text:p>0.0856388</text:p>
          </table:table-cell>
          <table:table-cell office:value-type="float" office:value="0.387133" calcext:value-type="float">
            <text:p>0.387133</text:p>
          </table:table-cell>
          <table:table-cell office:value-type="float" office:value="0.29273" calcext:value-type="float">
            <text:p>0.29273</text:p>
          </table:table-cell>
          <table:table-cell office:value-type="float" office:value="3.66187" calcext:value-type="float">
            <text:p>3.661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98215" calcext:value-type="float">
            <text:p>-0.598215</text:p>
          </table:table-cell>
          <table:table-cell office:value-type="float" office:value="11.942" calcext:value-type="float">
            <text:p>11.942</text:p>
          </table:table-cell>
          <table:table-cell office:value-type="float" office:value="4.94624" calcext:value-type="float">
            <text:p>4.94624</text:p>
          </table:table-cell>
          <table:table-cell office:value-type="float" office:value="4.37883" calcext:value-type="float">
            <text:p>4.37883</text:p>
          </table:table-cell>
          <table:table-cell office:value-type="float" office:value="0.339086" calcext:value-type="float">
            <text:p>0.339086</text:p>
          </table:table-cell>
          <table:table-cell office:value-type="float" office:value="0.0666543" calcext:value-type="float">
            <text:p>0.0666543</text:p>
          </table:table-cell>
          <table:table-cell office:value-type="float" office:value="0.0854778" calcext:value-type="float">
            <text:p>0.0854778</text:p>
          </table:table-cell>
          <table:table-cell office:value-type="float" office:value="0.38842" calcext:value-type="float">
            <text:p>0.38842</text:p>
          </table:table-cell>
          <table:table-cell office:value-type="float" office:value="0.292081" calcext:value-type="float">
            <text:p>0.292081</text:p>
          </table:table-cell>
          <table:table-cell office:value-type="float" office:value="0.505305" calcext:value-type="float">
            <text:p>0.5053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719183" calcext:value-type="float">
            <text:p>-0.719183</text:p>
          </table:table-cell>
          <table:table-cell office:value-type="float" office:value="11.7133" calcext:value-type="float">
            <text:p>11.7133</text:p>
          </table:table-cell>
          <table:table-cell office:value-type="float" office:value="4.94753" calcext:value-type="float">
            <text:p>4.94753</text:p>
          </table:table-cell>
          <table:table-cell office:value-type="float" office:value="4.37582" calcext:value-type="float">
            <text:p>4.37582</text:p>
          </table:table-cell>
          <table:table-cell office:value-type="float" office:value="0.313632" calcext:value-type="float">
            <text:p>0.313632</text:p>
          </table:table-cell>
          <table:table-cell office:value-type="float" office:value="0.0675035" calcext:value-type="float">
            <text:p>0.0675035</text:p>
          </table:table-cell>
          <table:table-cell office:value-type="float" office:value="0.0853263" calcext:value-type="float">
            <text:p>0.0853263</text:p>
          </table:table-cell>
          <table:table-cell office:value-type="float" office:value="0.38934" calcext:value-type="float">
            <text:p>0.38934</text:p>
          </table:table-cell>
          <table:table-cell office:value-type="float" office:value="0.291434" calcext:value-type="float">
            <text:p>0.291434</text:p>
          </table:table-cell>
          <table:table-cell office:value-type="float" office:value="2.78902" calcext:value-type="float">
            <text:p>2.789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917679" calcext:value-type="float">
            <text:p>-0.917679</text:p>
          </table:table-cell>
          <table:table-cell office:value-type="float" office:value="11.4662" calcext:value-type="float">
            <text:p>11.4662</text:p>
          </table:table-cell>
          <table:table-cell office:value-type="float" office:value="5.05637" calcext:value-type="float">
            <text:p>5.05637</text:p>
          </table:table-cell>
          <table:table-cell office:value-type="float" office:value="4.34294" calcext:value-type="float">
            <text:p>4.34294</text:p>
          </table:table-cell>
          <table:table-cell office:value-type="float" office:value="0.256548" calcext:value-type="float">
            <text:p>0.256548</text:p>
          </table:table-cell>
          <table:table-cell office:value-type="float" office:value="0.0675847" calcext:value-type="float">
            <text:p>0.0675847</text:p>
          </table:table-cell>
          <table:table-cell office:value-type="float" office:value="0.0851547" calcext:value-type="float">
            <text:p>0.0851547</text:p>
          </table:table-cell>
          <table:table-cell office:value-type="float" office:value="0.389099" calcext:value-type="float">
            <text:p>0.389099</text:p>
          </table:table-cell>
          <table:table-cell office:value-type="float" office:value="0.290795" calcext:value-type="float">
            <text:p>0.290795</text:p>
          </table:table-cell>
          <table:table-cell office:value-type="float" office:value="4.46052" calcext:value-type="float">
            <text:p>4.460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01269" calcext:value-type="float">
            <text:p>-1.01269</text:p>
          </table:table-cell>
          <table:table-cell office:value-type="float" office:value="11.2431" calcext:value-type="float">
            <text:p>11.2431</text:p>
          </table:table-cell>
          <table:table-cell office:value-type="float" office:value="4.96148" calcext:value-type="float">
            <text:p>4.96148</text:p>
          </table:table-cell>
          <table:table-cell office:value-type="float" office:value="4.34515" calcext:value-type="float">
            <text:p>4.34515</text:p>
          </table:table-cell>
          <table:table-cell office:value-type="float" office:value="0.235425" calcext:value-type="float">
            <text:p>0.235425</text:p>
          </table:table-cell>
          <table:table-cell office:value-type="float" office:value="0.0677342" calcext:value-type="float">
            <text:p>0.0677342</text:p>
          </table:table-cell>
          <table:table-cell office:value-type="float" office:value="0.085004" calcext:value-type="float">
            <text:p>0.085004</text:p>
          </table:table-cell>
          <table:table-cell office:value-type="float" office:value="0.388893" calcext:value-type="float">
            <text:p>0.388893</text:p>
          </table:table-cell>
          <table:table-cell office:value-type="float" office:value="0.290211" calcext:value-type="float">
            <text:p>0.290211</text:p>
          </table:table-cell>
          <table:table-cell office:value-type="float" office:value="2.69431" calcext:value-type="float">
            <text:p>2.694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19192" calcext:value-type="float">
            <text:p>-1.19192</text:p>
          </table:table-cell>
          <table:table-cell office:value-type="float" office:value="11.0143" calcext:value-type="float">
            <text:p>11.0143</text:p>
          </table:table-cell>
          <table:table-cell office:value-type="float" office:value="5.02969" calcext:value-type="float">
            <text:p>5.02969</text:p>
          </table:table-cell>
          <table:table-cell office:value-type="float" office:value="4.31771" calcext:value-type="float">
            <text:p>4.31771</text:p>
          </table:table-cell>
          <table:table-cell office:value-type="float" office:value="0.190206" calcext:value-type="float">
            <text:p>0.190206</text:p>
          </table:table-cell>
          <table:table-cell office:value-type="float" office:value="0.0676014" calcext:value-type="float">
            <text:p>0.0676014</text:p>
          </table:table-cell>
          <table:table-cell office:value-type="float" office:value="0.0848699" calcext:value-type="float">
            <text:p>0.0848699</text:p>
          </table:table-cell>
          <table:table-cell office:value-type="float" office:value="0.388172" calcext:value-type="float">
            <text:p>0.388172</text:p>
          </table:table-cell>
          <table:table-cell office:value-type="float" office:value="0.289638" calcext:value-type="float">
            <text:p>0.289638</text:p>
          </table:table-cell>
          <table:table-cell office:value-type="float" office:value="2.65086" calcext:value-type="float">
            <text:p>2.650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27461" calcext:value-type="float">
            <text:p>-1.27461</text:p>
          </table:table-cell>
          <table:table-cell office:value-type="float" office:value="10.768" calcext:value-type="float">
            <text:p>10.768</text:p>
          </table:table-cell>
          <table:table-cell office:value-type="float" office:value="5.10177" calcext:value-type="float">
            <text:p>5.10177</text:p>
          </table:table-cell>
          <table:table-cell office:value-type="float" office:value="4.34053" calcext:value-type="float">
            <text:p>4.34053</text:p>
          </table:table-cell>
          <table:table-cell office:value-type="float" office:value="0.213157" calcext:value-type="float">
            <text:p>0.213157</text:p>
          </table:table-cell>
          <table:table-cell office:value-type="float" office:value="0.0675123" calcext:value-type="float">
            <text:p>0.0675123</text:p>
          </table:table-cell>
          <table:table-cell office:value-type="float" office:value="0.0847177" calcext:value-type="float">
            <text:p>0.0847177</text:p>
          </table:table-cell>
          <table:table-cell office:value-type="float" office:value="0.38755" calcext:value-type="float">
            <text:p>0.38755</text:p>
          </table:table-cell>
          <table:table-cell office:value-type="float" office:value="0.289008" calcext:value-type="float">
            <text:p>0.289008</text:p>
          </table:table-cell>
          <table:table-cell office:value-type="float" office:value="1.27442" calcext:value-type="float">
            <text:p>1.274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40772" calcext:value-type="float">
            <text:p>-1.40772</text:p>
          </table:table-cell>
          <table:table-cell office:value-type="float" office:value="10.5118" calcext:value-type="float">
            <text:p>10.5118</text:p>
          </table:table-cell>
          <table:table-cell office:value-type="float" office:value="5.16211" calcext:value-type="float">
            <text:p>5.16211</text:p>
          </table:table-cell>
          <table:table-cell office:value-type="float" office:value="4.3359" calcext:value-type="float">
            <text:p>4.3359</text:p>
          </table:table-cell>
          <table:table-cell office:value-type="float" office:value="0.195219" calcext:value-type="float">
            <text:p>0.195219</text:p>
          </table:table-cell>
          <table:table-cell office:value-type="float" office:value="0.0673701" calcext:value-type="float">
            <text:p>0.0673701</text:p>
          </table:table-cell>
          <table:table-cell office:value-type="float" office:value="0.0845417" calcext:value-type="float">
            <text:p>0.0845417</text:p>
          </table:table-cell>
          <table:table-cell office:value-type="float" office:value="0.386795" calcext:value-type="float">
            <text:p>0.386795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969373" calcext:value-type="float">
            <text:p>0.9693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50044" calcext:value-type="float">
            <text:p>-1.50044</text:p>
          </table:table-cell>
          <table:table-cell office:value-type="float" office:value="10.2478" calcext:value-type="float">
            <text:p>10.2478</text:p>
          </table:table-cell>
          <table:table-cell office:value-type="float" office:value="5.23865" calcext:value-type="float">
            <text:p>5.23865</text:p>
          </table:table-cell>
          <table:table-cell office:value-type="float" office:value="4.35326" calcext:value-type="float">
            <text:p>4.35326</text:p>
          </table:table-cell>
          <table:table-cell office:value-type="float" office:value="0.208985" calcext:value-type="float">
            <text:p>0.208985</text:p>
          </table:table-cell>
          <table:table-cell office:value-type="float" office:value="0.0672359" calcext:value-type="float">
            <text:p>0.0672359</text:p>
          </table:table-cell>
          <table:table-cell office:value-type="float" office:value="0.084361" calcext:value-type="float">
            <text:p>0.084361</text:p>
          </table:table-cell>
          <table:table-cell office:value-type="float" office:value="0.386086" calcext:value-type="float">
            <text:p>0.386086</text:p>
          </table:table-cell>
          <table:table-cell office:value-type="float" office:value="0.28788" calcext:value-type="float">
            <text:p>0.28788</text:p>
          </table:table-cell>
          <table:table-cell office:value-type="float" office:value="1.2502" calcext:value-type="float">
            <text:p>1.25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59617" calcext:value-type="float">
            <text:p>-1.59617</text:p>
          </table:table-cell>
          <table:table-cell office:value-type="float" office:value="10.0386" calcext:value-type="float">
            <text:p>10.0386</text:p>
          </table:table-cell>
          <table:table-cell office:value-type="float" office:value="5.19197" calcext:value-type="float">
            <text:p>5.19197</text:p>
          </table:table-cell>
          <table:table-cell office:value-type="float" office:value="4.35742" calcext:value-type="float">
            <text:p>4.35742</text:p>
          </table:table-cell>
          <table:table-cell office:value-type="float" office:value="0.202671" calcext:value-type="float">
            <text:p>0.202671</text:p>
          </table:table-cell>
          <table:table-cell office:value-type="float" office:value="0.0671067" calcext:value-type="float">
            <text:p>0.0671067</text:p>
          </table:table-cell>
          <table:table-cell office:value-type="float" office:value="0.0841922" calcext:value-type="float">
            <text:p>0.0841922</text:p>
          </table:table-cell>
          <table:table-cell office:value-type="float" office:value="0.385395" calcext:value-type="float">
            <text:p>0.385395</text:p>
          </table:table-cell>
          <table:table-cell office:value-type="float" office:value="0.287301" calcext:value-type="float">
            <text:p>0.287301</text:p>
          </table:table-cell>
          <table:table-cell office:value-type="float" office:value="2.10242" calcext:value-type="float">
            <text:p>2.102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68237" calcext:value-type="float">
            <text:p>-1.68237</text:p>
          </table:table-cell>
          <table:table-cell office:value-type="float" office:value="9.81069" calcext:value-type="float">
            <text:p>9.81069</text:p>
          </table:table-cell>
          <table:table-cell office:value-type="float" office:value="5.13999" calcext:value-type="float">
            <text:p>5.13999</text:p>
          </table:table-cell>
          <table:table-cell office:value-type="float" office:value="4.3643" calcext:value-type="float">
            <text:p>4.3643</text:p>
          </table:table-cell>
          <table:table-cell office:value-type="float" office:value="0.195823" calcext:value-type="float">
            <text:p>0.195823</text:p>
          </table:table-cell>
          <table:table-cell office:value-type="float" office:value="0.0669979" calcext:value-type="float">
            <text:p>0.0669979</text:p>
          </table:table-cell>
          <table:table-cell office:value-type="float" office:value="0.0840421" calcext:value-type="float">
            <text:p>0.0840421</text:p>
          </table:table-cell>
          <table:table-cell office:value-type="float" office:value="0.384754" calcext:value-type="float">
            <text:p>0.384754</text:p>
          </table:table-cell>
          <table:table-cell office:value-type="float" office:value="0.28669" calcext:value-type="float">
            <text:p>0.28669</text:p>
          </table:table-cell>
          <table:table-cell office:value-type="float" office:value="0.581445" calcext:value-type="float">
            <text:p>0.5814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75552" calcext:value-type="float">
            <text:p>-1.75552</text:p>
          </table:table-cell>
          <table:table-cell office:value-type="float" office:value="9.59231" calcext:value-type="float">
            <text:p>9.59231</text:p>
          </table:table-cell>
          <table:table-cell office:value-type="float" office:value="5.09549" calcext:value-type="float">
            <text:p>5.09549</text:p>
          </table:table-cell>
          <table:table-cell office:value-type="float" office:value="4.37704" calcext:value-type="float">
            <text:p>4.37704</text:p>
          </table:table-cell>
          <table:table-cell office:value-type="float" office:value="0.199747" calcext:value-type="float">
            <text:p>0.199747</text:p>
          </table:table-cell>
          <table:table-cell office:value-type="float" office:value="0.0669548" calcext:value-type="float">
            <text:p>0.0669548</text:p>
          </table:table-cell>
          <table:table-cell office:value-type="float" office:value="0.0839445" calcext:value-type="float">
            <text:p>0.0839445</text:p>
          </table:table-cell>
          <table:table-cell office:value-type="float" office:value="0.384233" calcext:value-type="float">
            <text:p>0.384233</text:p>
          </table:table-cell>
          <table:table-cell office:value-type="float" office:value="0.28608" calcext:value-type="float">
            <text:p>0.28608</text:p>
          </table:table-cell>
          <table:table-cell office:value-type="float" office:value="0.811695" calcext:value-type="float">
            <text:p>0.8116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87043" calcext:value-type="float">
            <text:p>-1.87043</text:p>
          </table:table-cell>
          <table:table-cell office:value-type="float" office:value="9.33793" calcext:value-type="float">
            <text:p>9.33793</text:p>
          </table:table-cell>
          <table:table-cell office:value-type="float" office:value="5.1828" calcext:value-type="float">
            <text:p>5.1828</text:p>
          </table:table-cell>
          <table:table-cell office:value-type="float" office:value="4.37884" calcext:value-type="float">
            <text:p>4.37884</text:p>
          </table:table-cell>
          <table:table-cell office:value-type="float" office:value="0.195126" calcext:value-type="float">
            <text:p>0.195126</text:p>
          </table:table-cell>
          <table:table-cell office:value-type="float" office:value="0.0668536" calcext:value-type="float">
            <text:p>0.0668536</text:p>
          </table:table-cell>
          <table:table-cell office:value-type="float" office:value="0.0838146" calcext:value-type="float">
            <text:p>0.0838146</text:p>
          </table:table-cell>
          <table:table-cell office:value-type="float" office:value="0.383614" calcext:value-type="float">
            <text:p>0.383614</text:p>
          </table:table-cell>
          <table:table-cell office:value-type="float" office:value="0.285504" calcext:value-type="float">
            <text:p>0.285504</text:p>
          </table:table-cell>
          <table:table-cell office:value-type="float" office:value="2.54881" calcext:value-type="float">
            <text:p>2.548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95672" calcext:value-type="float">
            <text:p>-1.95672</text:p>
          </table:table-cell>
          <table:table-cell office:value-type="float" office:value="9.04247" calcext:value-type="float">
            <text:p>9.04247</text:p>
          </table:table-cell>
          <table:table-cell office:value-type="float" office:value="5.25731" calcext:value-type="float">
            <text:p>5.25731</text:p>
          </table:table-cell>
          <table:table-cell office:value-type="float" office:value="4.39296" calcext:value-type="float">
            <text:p>4.39296</text:p>
          </table:table-cell>
          <table:table-cell office:value-type="float" office:value="0.198915" calcext:value-type="float">
            <text:p>0.198915</text:p>
          </table:table-cell>
          <table:table-cell office:value-type="float" office:value="0.0667716" calcext:value-type="float">
            <text:p>0.0667716</text:p>
          </table:table-cell>
          <table:table-cell office:value-type="float" office:value="0.0836401" calcext:value-type="float">
            <text:p>0.0836401</text:p>
          </table:table-cell>
          <table:table-cell office:value-type="float" office:value="0.38305" calcext:value-type="float">
            <text:p>0.38305</text:p>
          </table:table-cell>
          <table:table-cell office:value-type="float" office:value="0.285062" calcext:value-type="float">
            <text:p>0.285062</text:p>
          </table:table-cell>
          <table:table-cell office:value-type="float" office:value="3.917" calcext:value-type="float">
            <text:p>3.9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03878" calcext:value-type="float">
            <text:p>-2.03878</text:p>
          </table:table-cell>
          <table:table-cell office:value-type="float" office:value="8.8225" calcext:value-type="float">
            <text:p>8.8225</text:p>
          </table:table-cell>
          <table:table-cell office:value-type="float" office:value="5.16582" calcext:value-type="float">
            <text:p>5.16582</text:p>
          </table:table-cell>
          <table:table-cell office:value-type="float" office:value="4.39451" calcext:value-type="float">
            <text:p>4.39451</text:p>
          </table:table-cell>
          <table:table-cell office:value-type="float" office:value="0.183264" calcext:value-type="float">
            <text:p>0.183264</text:p>
          </table:table-cell>
          <table:table-cell office:value-type="float" office:value="0.0667223" calcext:value-type="float">
            <text:p>0.0667223</text:p>
          </table:table-cell>
          <table:table-cell office:value-type="float" office:value="0.0834681" calcext:value-type="float">
            <text:p>0.0834681</text:p>
          </table:table-cell>
          <table:table-cell office:value-type="float" office:value="0.382527" calcext:value-type="float">
            <text:p>0.382527</text:p>
          </table:table-cell>
          <table:table-cell office:value-type="float" office:value="0.284484" calcext:value-type="float">
            <text:p>0.284484</text:p>
          </table:table-cell>
          <table:table-cell office:value-type="float" office:value="1.96027" calcext:value-type="float">
            <text:p>1.960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3646" calcext:value-type="float">
            <text:p>-2.13646</text:p>
          </table:table-cell>
          <table:table-cell office:value-type="float" office:value="8.56985" calcext:value-type="float">
            <text:p>8.56985</text:p>
          </table:table-cell>
          <table:table-cell office:value-type="float" office:value="5.19146" calcext:value-type="float">
            <text:p>5.19146</text:p>
          </table:table-cell>
          <table:table-cell office:value-type="float" office:value="4.39695" calcext:value-type="float">
            <text:p>4.39695</text:p>
          </table:table-cell>
          <table:table-cell office:value-type="float" office:value="0.175385" calcext:value-type="float">
            <text:p>0.175385</text:p>
          </table:table-cell>
          <table:table-cell office:value-type="float" office:value="0.0666539" calcext:value-type="float">
            <text:p>0.0666539</text:p>
          </table:table-cell>
          <table:table-cell office:value-type="float" office:value="0.0832935" calcext:value-type="float">
            <text:p>0.0832935</text:p>
          </table:table-cell>
          <table:table-cell office:value-type="float" office:value="0.381969" calcext:value-type="float">
            <text:p>0.381969</text:p>
          </table:table-cell>
          <table:table-cell office:value-type="float" office:value="0.283927" calcext:value-type="float">
            <text:p>0.283927</text:p>
          </table:table-cell>
          <table:table-cell office:value-type="float" office:value="0.150629" calcext:value-type="float">
            <text:p>0.1506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26764" calcext:value-type="float">
            <text:p>-2.26764</text:p>
          </table:table-cell>
          <table:table-cell office:value-type="float" office:value="8.31353" calcext:value-type="float">
            <text:p>8.31353</text:p>
          </table:table-cell>
          <table:table-cell office:value-type="float" office:value="5.24179" calcext:value-type="float">
            <text:p>5.24179</text:p>
          </table:table-cell>
          <table:table-cell office:value-type="float" office:value="4.38436" calcext:value-type="float">
            <text:p>4.38436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0.0665165" calcext:value-type="float">
            <text:p>0.0665165</text:p>
          </table:table-cell>
          <table:table-cell office:value-type="float" office:value="0.0831224" calcext:value-type="float">
            <text:p>0.0831224</text:p>
          </table:table-cell>
          <table:table-cell office:value-type="float" office:value="0.381245" calcext:value-type="float">
            <text:p>0.381245</text:p>
          </table:table-cell>
          <table:table-cell office:value-type="float" office:value="0.283397" calcext:value-type="float">
            <text:p>0.283397</text:p>
          </table:table-cell>
          <table:table-cell office:value-type="float" office:value="2.83623" calcext:value-type="float">
            <text:p>2.836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31087" calcext:value-type="float">
            <text:p>-2.31087</text:p>
          </table:table-cell>
          <table:table-cell office:value-type="float" office:value="8.08343" calcext:value-type="float">
            <text:p>8.08343</text:p>
          </table:table-cell>
          <table:table-cell office:value-type="float" office:value="5.18125" calcext:value-type="float">
            <text:p>5.18125</text:p>
          </table:table-cell>
          <table:table-cell office:value-type="float" office:value="4.40678" calcext:value-type="float">
            <text:p>4.40678</text:p>
          </table:table-cell>
          <table:table-cell office:value-type="float" office:value="0.167097" calcext:value-type="float">
            <text:p>0.167097</text:p>
          </table:table-cell>
          <table:table-cell office:value-type="float" office:value="0.0664681" calcext:value-type="float">
            <text:p>0.0664681</text:p>
          </table:table-cell>
          <table:table-cell office:value-type="float" office:value="0.0829501" calcext:value-type="float">
            <text:p>0.0829501</text:p>
          </table:table-cell>
          <table:table-cell office:value-type="float" office:value="0.380737" calcext:value-type="float">
            <text:p>0.380737</text:p>
          </table:table-cell>
          <table:table-cell office:value-type="float" office:value="0.282838" calcext:value-type="float">
            <text:p>0.282838</text:p>
          </table:table-cell>
          <table:table-cell office:value-type="float" office:value="0.815899" calcext:value-type="float">
            <text:p>0.8158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36828" calcext:value-type="float">
            <text:p>-2.36828</text:p>
          </table:table-cell>
          <table:table-cell office:value-type="float" office:value="7.87462" calcext:value-type="float">
            <text:p>7.87462</text:p>
          </table:table-cell>
          <table:table-cell office:value-type="float" office:value="5.09127" calcext:value-type="float">
            <text:p>5.09127</text:p>
          </table:table-cell>
          <table:table-cell office:value-type="float" office:value="4.41774" calcext:value-type="float">
            <text:p>4.41774</text:p>
          </table:table-cell>
          <table:table-cell office:value-type="float" office:value="0.168467" calcext:value-type="float">
            <text:p>0.168467</text:p>
          </table:table-cell>
          <table:table-cell office:value-type="float" office:value="0.0665564" calcext:value-type="float">
            <text:p>0.0665564</text:p>
          </table:table-cell>
          <table:table-cell office:value-type="float" office:value="0.0828154" calcext:value-type="float">
            <text:p>0.0828154</text:p>
          </table:table-cell>
          <table:table-cell office:value-type="float" office:value="0.38042" calcext:value-type="float">
            <text:p>0.38042</text:p>
          </table:table-cell>
          <table:table-cell office:value-type="float" office:value="0.282254" calcext:value-type="float">
            <text:p>0.282254</text:p>
          </table:table-cell>
          <table:table-cell office:value-type="float" office:value="5.48481" calcext:value-type="float">
            <text:p>5.484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48511" calcext:value-type="float">
            <text:p>-2.48511</text:p>
          </table:table-cell>
          <table:table-cell office:value-type="float" office:value="7.62141" calcext:value-type="float">
            <text:p>7.62141</text:p>
          </table:table-cell>
          <table:table-cell office:value-type="float" office:value="5.14282" calcext:value-type="float">
            <text:p>5.14282</text:p>
          </table:table-cell>
          <table:table-cell office:value-type="float" office:value="4.40892" calcext:value-type="float">
            <text:p>4.40892</text:p>
          </table:table-cell>
          <table:table-cell office:value-type="float" office:value="0.148532" calcext:value-type="float">
            <text:p>0.148532</text:p>
          </table:table-cell>
          <table:table-cell office:value-type="float" office:value="0.0665187" calcext:value-type="float">
            <text:p>0.0665187</text:p>
          </table:table-cell>
          <table:table-cell office:value-type="float" office:value="0.0826666" calcext:value-type="float">
            <text:p>0.0826666</text:p>
          </table:table-cell>
          <table:table-cell office:value-type="float" office:value="0.379904" calcext:value-type="float">
            <text:p>0.379904</text:p>
          </table:table-cell>
          <table:table-cell office:value-type="float" office:value="0.281675" calcext:value-type="float">
            <text:p>0.281675</text:p>
          </table:table-cell>
          <table:table-cell office:value-type="float" office:value="0.794512" calcext:value-type="float">
            <text:p>0.7945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64486" calcext:value-type="float">
            <text:p>-2.64486</text:p>
          </table:table-cell>
          <table:table-cell office:value-type="float" office:value="7.38669" calcext:value-type="float">
            <text:p>7.38669</text:p>
          </table:table-cell>
          <table:table-cell office:value-type="float" office:value="5.12203" calcext:value-type="float">
            <text:p>5.12203</text:p>
          </table:table-cell>
          <table:table-cell office:value-type="float" office:value="4.37134" calcext:value-type="float">
            <text:p>4.37134</text:p>
          </table:table-cell>
          <table:table-cell office:value-type="float" office:value="0.0845302" calcext:value-type="float">
            <text:p>0.0845302</text:p>
          </table:table-cell>
          <table:table-cell office:value-type="float" office:value="0.0663896" calcext:value-type="float">
            <text:p>0.0663896</text:p>
          </table:table-cell>
          <table:table-cell office:value-type="float" office:value="0.0825357" calcext:value-type="float">
            <text:p>0.0825357</text:p>
          </table:table-cell>
          <table:table-cell office:value-type="float" office:value="0.379131" calcext:value-type="float">
            <text:p>0.379131</text:p>
          </table:table-cell>
          <table:table-cell office:value-type="float" office:value="0.281131" calcext:value-type="float">
            <text:p>0.281131</text:p>
          </table:table-cell>
          <table:table-cell office:value-type="float" office:value="5.78742" calcext:value-type="float">
            <text:p>5.787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5119" calcext:value-type="float">
            <text:p>-2.75119</text:p>
          </table:table-cell>
          <table:table-cell office:value-type="float" office:value="7.12966" calcext:value-type="float">
            <text:p>7.12966</text:p>
          </table:table-cell>
          <table:table-cell office:value-type="float" office:value="5.1641" calcext:value-type="float">
            <text:p>5.1641</text:p>
          </table:table-cell>
          <table:table-cell office:value-type="float" office:value="4.36829" calcext:value-type="float">
            <text:p>4.36829</text:p>
          </table:table-cell>
          <table:table-cell office:value-type="float" office:value="0.0758791" calcext:value-type="float">
            <text:p>0.0758791</text:p>
          </table:table-cell>
          <table:table-cell office:value-type="float" office:value="0.0662909" calcext:value-type="float">
            <text:p>0.0662909</text:p>
          </table:table-cell>
          <table:table-cell office:value-type="float" office:value="0.0823855" calcext:value-type="float">
            <text:p>0.0823855</text:p>
          </table:table-cell>
          <table:table-cell office:value-type="float" office:value="0.378357" calcext:value-type="float">
            <text:p>0.378357</text:p>
          </table:table-cell>
          <table:table-cell office:value-type="float" office:value="0.280567" calcext:value-type="float">
            <text:p>0.280567</text:p>
          </table:table-cell>
          <table:table-cell office:value-type="float" office:value="0.382327" calcext:value-type="float">
            <text:p>0.3823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81167" calcext:value-type="float">
            <text:p>-2.81167</text:p>
          </table:table-cell>
          <table:table-cell office:value-type="float" office:value="6.89701" calcext:value-type="float">
            <text:p>6.89701</text:p>
          </table:table-cell>
          <table:table-cell office:value-type="float" office:value="5.15302" calcext:value-type="float">
            <text:p>5.15302</text:p>
          </table:table-cell>
          <table:table-cell office:value-type="float" office:value="4.38628" calcext:value-type="float">
            <text:p>4.38628</text:p>
          </table:table-cell>
          <table:table-cell office:value-type="float" office:value="0.0981082" calcext:value-type="float">
            <text:p>0.0981082</text:p>
          </table:table-cell>
          <table:table-cell office:value-type="float" office:value="0.0661582" calcext:value-type="float">
            <text:p>0.0661582</text:p>
          </table:table-cell>
          <table:table-cell office:value-type="float" office:value="0.0822568" calcext:value-type="float">
            <text:p>0.0822568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28" calcext:value-type="float">
            <text:p>0.28</text:p>
          </table:table-cell>
          <table:table-cell office:value-type="float" office:value="1.60944" calcext:value-type="float">
            <text:p>1.609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8484" calcext:value-type="float">
            <text:p>-2.8484</text:p>
          </table:table-cell>
          <table:table-cell office:value-type="float" office:value="6.69476" calcext:value-type="float">
            <text:p>6.69476</text:p>
          </table:table-cell>
          <table:table-cell office:value-type="float" office:value="5.04757" calcext:value-type="float">
            <text:p>5.04757</text:p>
          </table:table-cell>
          <table:table-cell office:value-type="float" office:value="4.40577" calcext:value-type="float">
            <text:p>4.40577</text:p>
          </table:table-cell>
          <table:table-cell office:value-type="float" office:value="0.115348" calcext:value-type="float">
            <text:p>0.115348</text:p>
          </table:table-cell>
          <table:table-cell office:value-type="float" office:value="0.0660761" calcext:value-type="float">
            <text:p>0.0660761</text:p>
          </table:table-cell>
          <table:table-cell office:value-type="float" office:value="0.0822583" calcext:value-type="float">
            <text:p>0.0822583</text:p>
          </table:table-cell>
          <table:table-cell office:value-type="float" office:value="0.377069" calcext:value-type="float">
            <text:p>0.377069</text:p>
          </table:table-cell>
          <table:table-cell office:value-type="float" office:value="0.279496" calcext:value-type="float">
            <text:p>0.279496</text:p>
          </table:table-cell>
          <table:table-cell office:value-type="float" office:value="2.33346" calcext:value-type="float">
            <text:p>2.333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90405" calcext:value-type="float">
            <text:p>-2.90405</text:p>
          </table:table-cell>
          <table:table-cell office:value-type="float" office:value="6.47896" calcext:value-type="float">
            <text:p>6.47896</text:p>
          </table:table-cell>
          <table:table-cell office:value-type="float" office:value="4.9288" calcext:value-type="float">
            <text:p>4.9288</text:p>
          </table:table-cell>
          <table:table-cell office:value-type="float" office:value="4.40843" calcext:value-type="float">
            <text:p>4.40843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066099" calcext:value-type="float">
            <text:p>0.066099</text:p>
          </table:table-cell>
          <table:table-cell office:value-type="float" office:value="0.0824006" calcext:value-type="float">
            <text:p>0.0824006</text:p>
          </table:table-cell>
          <table:table-cell office:value-type="float" office:value="0.376624" calcext:value-type="float">
            <text:p>0.376624</text:p>
          </table:table-cell>
          <table:table-cell office:value-type="float" office:value="0.279235" calcext:value-type="float">
            <text:p>0.279235</text:p>
          </table:table-cell>
          <table:table-cell office:value-type="float" office:value="3.69755" calcext:value-type="float">
            <text:p>3.697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95957" calcext:value-type="float">
            <text:p>-2.95957</text:p>
          </table:table-cell>
          <table:table-cell office:value-type="float" office:value="6.24438" calcext:value-type="float">
            <text:p>6.24438</text:p>
          </table:table-cell>
          <table:table-cell office:value-type="float" office:value="4.91151" calcext:value-type="float">
            <text:p>4.91151</text:p>
          </table:table-cell>
          <table:table-cell office:value-type="float" office:value="4.42057" calcext:value-type="float">
            <text:p>4.42057</text:p>
          </table:table-cell>
          <table:table-cell office:value-type="float" office:value="0.10809" calcext:value-type="float">
            <text:p>0.10809</text:p>
          </table:table-cell>
          <table:table-cell office:value-type="float" office:value="0.066281" calcext:value-type="float">
            <text:p>0.066281</text:p>
          </table:table-cell>
          <table:table-cell office:value-type="float" office:value="0.0826035" calcext:value-type="float">
            <text:p>0.0826035</text:p>
          </table:table-cell>
          <table:table-cell office:value-type="float" office:value="0.376352" calcext:value-type="float">
            <text:p>0.376352</text:p>
          </table:table-cell>
          <table:table-cell office:value-type="float" office:value="0.278977" calcext:value-type="float">
            <text:p>0.278977</text:p>
          </table:table-cell>
          <table:table-cell office:value-type="float" office:value="0.200751" calcext:value-type="float">
            <text:p>0.2007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08095" calcext:value-type="float">
            <text:p>-3.08095</text:p>
          </table:table-cell>
          <table:table-cell office:value-type="float" office:value="5.99414" calcext:value-type="float">
            <text:p>5.99414</text:p>
          </table:table-cell>
          <table:table-cell office:value-type="float" office:value="4.99339" calcext:value-type="float">
            <text:p>4.99339</text:p>
          </table:table-cell>
          <table:table-cell office:value-type="float" office:value="4.4079" calcext:value-type="float">
            <text:p>4.4079</text:p>
          </table:table-cell>
          <table:table-cell office:value-type="float" office:value="0.0895231" calcext:value-type="float">
            <text:p>0.0895231</text:p>
          </table:table-cell>
          <table:table-cell office:value-type="float" office:value="0.0662805" calcext:value-type="float">
            <text:p>0.0662805</text:p>
          </table:table-cell>
          <table:table-cell office:value-type="float" office:value="0.0827764" calcext:value-type="float">
            <text:p>0.0827764</text:p>
          </table:table-cell>
          <table:table-cell office:value-type="float" office:value="0.375847" calcext:value-type="float">
            <text:p>0.375847</text:p>
          </table:table-cell>
          <table:table-cell office:value-type="float" office:value="0.278572" calcext:value-type="float">
            <text:p>0.278572</text:p>
          </table:table-cell>
          <table:table-cell office:value-type="float" office:value="3.79656" calcext:value-type="float">
            <text:p>3.79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16937" calcext:value-type="float">
            <text:p>-3.16937</text:p>
          </table:table-cell>
          <table:table-cell office:value-type="float" office:value="5.71587" calcext:value-type="float">
            <text:p>5.71587</text:p>
          </table:table-cell>
          <table:table-cell office:value-type="float" office:value="5.06988" calcext:value-type="float">
            <text:p>5.06988</text:p>
          </table:table-cell>
          <table:table-cell office:value-type="float" office:value="4.40997" calcext:value-type="float">
            <text:p>4.40997</text:p>
          </table:table-cell>
          <table:table-cell office:value-type="float" office:value="0.0858964" calcext:value-type="float">
            <text:p>0.0858964</text:p>
          </table:table-cell>
          <table:table-cell office:value-type="float" office:value="0.0662691" calcext:value-type="float">
            <text:p>0.0662691</text:p>
          </table:table-cell>
          <table:table-cell office:value-type="float" office:value="0.0827872" calcext:value-type="float">
            <text:p>0.0827872</text:p>
          </table:table-cell>
          <table:table-cell office:value-type="float" office:value="0.375316" calcext:value-type="float">
            <text:p>0.375316</text:p>
          </table:table-cell>
          <table:table-cell office:value-type="float" office:value="0.278051" calcext:value-type="float">
            <text:p>0.278051</text:p>
          </table:table-cell>
          <table:table-cell office:value-type="float" office:value="1.85725" calcext:value-type="float">
            <text:p>1.857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2786" calcext:value-type="float">
            <text:p>-3.2786</text:p>
          </table:table-cell>
          <table:table-cell office:value-type="float" office:value="5.46887" calcext:value-type="float">
            <text:p>5.46887</text:p>
          </table:table-cell>
          <table:table-cell office:value-type="float" office:value="5.05848" calcext:value-type="float">
            <text:p>5.05848</text:p>
          </table:table-cell>
          <table:table-cell office:value-type="float" office:value="4.39096" calcext:value-type="float">
            <text:p>4.39096</text:p>
          </table:table-cell>
          <table:table-cell office:value-type="float" office:value="0.0462983" calcext:value-type="float">
            <text:p>0.0462983</text:p>
          </table:table-cell>
          <table:table-cell office:value-type="float" office:value="0.0661851" calcext:value-type="float">
            <text:p>0.0661851</text:p>
          </table:table-cell>
          <table:table-cell office:value-type="float" office:value="0.0827917" calcext:value-type="float">
            <text:p>0.0827917</text:p>
          </table:table-cell>
          <table:table-cell office:value-type="float" office:value="0.374643" calcext:value-type="float">
            <text:p>0.374643</text:p>
          </table:table-cell>
          <table:table-cell office:value-type="float" office:value="0.277585" calcext:value-type="float">
            <text:p>0.277585</text:p>
          </table:table-cell>
          <table:table-cell office:value-type="float" office:value="2.40737" calcext:value-type="float">
            <text:p>2.407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37904" calcext:value-type="float">
            <text:p>-3.37904</text:p>
          </table:table-cell>
          <table:table-cell office:value-type="float" office:value="5.20424" calcext:value-type="float">
            <text:p>5.20424</text:p>
          </table:table-cell>
          <table:table-cell office:value-type="float" office:value="5.11868" calcext:value-type="float">
            <text:p>5.11868</text:p>
          </table:table-cell>
          <table:table-cell office:value-type="float" office:value="4.387" calcext:value-type="float">
            <text:p>4.387</text:p>
          </table:table-cell>
          <table:table-cell office:value-type="float" office:value="0.0388318" calcext:value-type="float">
            <text:p>0.0388318</text:p>
          </table:table-cell>
          <table:table-cell office:value-type="float" office:value="0.0660731" calcext:value-type="float">
            <text:p>0.0660731</text:p>
          </table:table-cell>
          <table:table-cell office:value-type="float" office:value="0.0827279" calcext:value-type="float">
            <text:p>0.0827279</text:p>
          </table:table-cell>
          <table:table-cell office:value-type="float" office:value="0.373937" calcext:value-type="float">
            <text:p>0.373937</text:p>
          </table:table-cell>
          <table:table-cell office:value-type="float" office:value="0.277059" calcext:value-type="float">
            <text:p>0.277059</text:p>
          </table:table-cell>
          <table:table-cell office:value-type="float" office:value="0.710509" calcext:value-type="float">
            <text:p>0.7105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4476" calcext:value-type="float">
            <text:p>-3.4476</text:p>
          </table:table-cell>
          <table:table-cell office:value-type="float" office:value="4.95881" calcext:value-type="float">
            <text:p>4.95881</text:p>
          </table:table-cell>
          <table:table-cell office:value-type="float" office:value="5.12673" calcext:value-type="float">
            <text:p>5.12673</text:p>
          </table:table-cell>
          <table:table-cell office:value-type="float" office:value="4.39814" calcext:value-type="float">
            <text:p>4.39814</text:p>
          </table:table-cell>
          <table:table-cell office:value-type="float" office:value="0.0540713" calcext:value-type="float">
            <text:p>0.0540713</text:p>
          </table:table-cell>
          <table:table-cell office:value-type="float" office:value="0.0659973" calcext:value-type="float">
            <text:p>0.0659973</text:p>
          </table:table-cell>
          <table:table-cell office:value-type="float" office:value="0.0826643" calcext:value-type="float">
            <text:p>0.0826643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276519" calcext:value-type="float">
            <text:p>0.276519</text:p>
          </table:table-cell>
          <table:table-cell office:value-type="float" office:value="0.178033" calcext:value-type="float">
            <text:p>0.178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5685" calcext:value-type="float">
            <text:p>-3.5685</text:p>
          </table:table-cell>
          <table:table-cell office:value-type="float" office:value="4.67391" calcext:value-type="float">
            <text:p>4.67391</text:p>
          </table:table-cell>
          <table:table-cell office:value-type="float" office:value="5.2378" calcext:value-type="float">
            <text:p>5.2378</text:p>
          </table:table-cell>
          <table:table-cell office:value-type="float" office:value="4.388" calcext:value-type="float">
            <text:p>4.388</text:p>
          </table:table-cell>
          <table:table-cell office:value-type="float" office:value="0.0395443" calcext:value-type="float">
            <text:p>0.0395443</text:p>
          </table:table-cell>
          <table:table-cell office:value-type="float" office:value="0.0658697" calcext:value-type="float">
            <text:p>0.0658697</text:p>
          </table:table-cell>
          <table:table-cell office:value-type="float" office:value="0.0825168" calcext:value-type="float">
            <text:p>0.0825168</text:p>
          </table:table-cell>
          <table:table-cell office:value-type="float" office:value="0.372587" calcext:value-type="float">
            <text:p>0.372587</text:p>
          </table:table-cell>
          <table:table-cell office:value-type="float" office:value="0.276004" calcext:value-type="float">
            <text:p>0.276004</text:p>
          </table:table-cell>
          <table:table-cell office:value-type="float" office:value="2.24297" calcext:value-type="float">
            <text:p>2.242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6795" calcext:value-type="float">
            <text:p>-3.6795</text:p>
          </table:table-cell>
          <table:table-cell office:value-type="float" office:value="4.41966" calcext:value-type="float">
            <text:p>4.41966</text:p>
          </table:table-cell>
          <table:table-cell office:value-type="float" office:value="5.23744" calcext:value-type="float">
            <text:p>5.23744</text:p>
          </table:table-cell>
          <table:table-cell office:value-type="float" office:value="4.36874" calcext:value-type="float">
            <text:p>4.36874</text:p>
          </table:table-cell>
          <table:table-cell office:value-type="float" office:value="0.000911955" calcext:value-type="float">
            <text:p>0.000911955</text:p>
          </table:table-cell>
          <table:table-cell office:value-type="float" office:value="0.0657487" calcext:value-type="float">
            <text:p>0.0657487</text:p>
          </table:table-cell>
          <table:table-cell office:value-type="float" office:value="0.0823613" calcext:value-type="float">
            <text:p>0.0823613</text:p>
          </table:table-cell>
          <table:table-cell office:value-type="float" office:value="0.371862" calcext:value-type="float">
            <text:p>0.371862</text:p>
          </table:table-cell>
          <table:table-cell office:value-type="float" office:value="0.275472" calcext:value-type="float">
            <text:p>0.275472</text:p>
          </table:table-cell>
          <table:table-cell office:value-type="float" office:value="2.29959" calcext:value-type="float">
            <text:p>2.299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81763" calcext:value-type="float">
            <text:p>-3.81763</text:p>
          </table:table-cell>
          <table:table-cell office:value-type="float" office:value="4.14213" calcext:value-type="float">
            <text:p>4.14213</text:p>
          </table:table-cell>
          <table:table-cell office:value-type="float" office:value="5.34357" calcext:value-type="float">
            <text:p>5.34357</text:p>
          </table:table-cell>
          <table:table-cell office:value-type="float" office:value="4.35297" calcext:value-type="float">
            <text:p>4.35297</text:p>
          </table:table-cell>
          <table:table-cell office:value-type="float" office:value="-0.0159863" calcext:value-type="float">
            <text:p>-0.0159863</text:p>
          </table:table-cell>
          <table:table-cell office:value-type="float" office:value="0.0657546" calcext:value-type="float">
            <text:p>0.0657546</text:p>
          </table:table-cell>
          <table:table-cell office:value-type="float" office:value="0.0822078" calcext:value-type="float">
            <text:p>0.0822078</text:p>
          </table:table-cell>
          <table:table-cell office:value-type="float" office:value="0.371229" calcext:value-type="float">
            <text:p>0.371229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2.46201" calcext:value-type="float">
            <text:p>2.462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89673" calcext:value-type="float">
            <text:p>-3.89673</text:p>
          </table:table-cell>
          <table:table-cell office:value-type="float" office:value="3.90297" calcext:value-type="float">
            <text:p>3.90297</text:p>
          </table:table-cell>
          <table:table-cell office:value-type="float" office:value="5.32481" calcext:value-type="float">
            <text:p>5.32481</text:p>
          </table:table-cell>
          <table:table-cell office:value-type="float" office:value="4.36321" calcext:value-type="float">
            <text:p>4.36321</text:p>
          </table:table-cell>
          <table:table-cell office:value-type="float" office:value="0.0051372" calcext:value-type="float">
            <text:p>0.0051372</text:p>
          </table:table-cell>
          <table:table-cell office:value-type="float" office:value="0.0657286" calcext:value-type="float">
            <text:p>0.0657286</text:p>
          </table:table-cell>
          <table:table-cell office:value-type="float" office:value="0.0820514" calcext:value-type="float">
            <text:p>0.0820514</text:p>
          </table:table-cell>
          <table:table-cell office:value-type="float" office:value="0.37053" calcext:value-type="float">
            <text:p>0.37053</text:p>
          </table:table-cell>
          <table:table-cell office:value-type="float" office:value="0.274576" calcext:value-type="float">
            <text:p>0.274576</text:p>
          </table:table-cell>
          <table:table-cell office:value-type="float" office:value="1.21195" calcext:value-type="float">
            <text:p>1.211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96576" calcext:value-type="float">
            <text:p>-3.96576</text:p>
          </table:table-cell>
          <table:table-cell office:value-type="float" office:value="3.67461" calcext:value-type="float">
            <text:p>3.67461</text:p>
          </table:table-cell>
          <table:table-cell office:value-type="float" office:value="5.2622" calcext:value-type="float">
            <text:p>5.2622</text:p>
          </table:table-cell>
          <table:table-cell office:value-type="float" office:value="4.36907" calcext:value-type="float">
            <text:p>4.36907</text:p>
          </table:table-cell>
          <table:table-cell office:value-type="float" office:value="0.0106234" calcext:value-type="float">
            <text:p>0.0106234</text:p>
          </table:table-cell>
          <table:table-cell office:value-type="float" office:value="0.0656473" calcext:value-type="float">
            <text:p>0.0656473</text:p>
          </table:table-cell>
          <table:table-cell office:value-type="float" office:value="0.0818933" calcext:value-type="float">
            <text:p>0.0818933</text:p>
          </table:table-cell>
          <table:table-cell office:value-type="float" office:value="0.369814" calcext:value-type="float">
            <text:p>0.369814</text:p>
          </table:table-cell>
          <table:table-cell office:value-type="float" office:value="0.274082" calcext:value-type="float">
            <text:p>0.274082</text:p>
          </table:table-cell>
          <table:table-cell office:value-type="float" office:value="0.745301" calcext:value-type="float">
            <text:p>0.7453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06354" calcext:value-type="float">
            <text:p>-4.06354</text:p>
          </table:table-cell>
          <table:table-cell office:value-type="float" office:value="3.47401" calcext:value-type="float">
            <text:p>3.47401</text:p>
          </table:table-cell>
          <table:table-cell office:value-type="float" office:value="5.16881" calcext:value-type="float">
            <text:p>5.16881</text:p>
          </table:table-cell>
          <table:table-cell office:value-type="float" office:value="4.35312" calcext:value-type="float">
            <text:p>4.35312</text:p>
          </table:table-cell>
          <table:table-cell office:value-type="float" office:value="-0.0194592" calcext:value-type="float">
            <text:p>-0.0194592</text:p>
          </table:table-cell>
          <table:table-cell office:value-type="float" office:value="0.0655891" calcext:value-type="float">
            <text:p>0.0655891</text:p>
          </table:table-cell>
          <table:table-cell office:value-type="float" office:value="0.0817896" calcext:value-type="float">
            <text:p>0.0817896</text:p>
          </table:table-cell>
          <table:table-cell office:value-type="float" office:value="0.369107" calcext:value-type="float">
            <text:p>0.369107</text:p>
          </table:table-cell>
          <table:table-cell office:value-type="float" office:value="0.273565" calcext:value-type="float">
            <text:p>0.273565</text:p>
          </table:table-cell>
          <table:table-cell office:value-type="float" office:value="4.25264" calcext:value-type="float">
            <text:p>4.252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15425" calcext:value-type="float">
            <text:p>-4.15425</text:p>
          </table:table-cell>
          <table:table-cell office:value-type="float" office:value="3.22991" calcext:value-type="float">
            <text:p>3.22991</text:p>
          </table:table-cell>
          <table:table-cell office:value-type="float" office:value="5.17282" calcext:value-type="float">
            <text:p>5.17282</text:p>
          </table:table-cell>
          <table:table-cell office:value-type="float" office:value="4.3525" calcext:value-type="float">
            <text:p>4.3525</text:p>
          </table:table-cell>
          <table:table-cell office:value-type="float" office:value="-0.019076" calcext:value-type="float">
            <text:p>-0.019076</text:p>
          </table:table-cell>
          <table:table-cell office:value-type="float" office:value="0.065534" calcext:value-type="float">
            <text:p>0.065534</text:p>
          </table:table-cell>
          <table:table-cell office:value-type="float" office:value="0.0816855" calcext:value-type="float">
            <text:p>0.0816855</text:p>
          </table:table-cell>
          <table:table-cell office:value-type="float" office:value="0.368401" calcext:value-type="float">
            <text:p>0.368401</text:p>
          </table:table-cell>
          <table:table-cell office:value-type="float" office:value="0.273046" calcext:value-type="float">
            <text:p>0.273046</text:p>
          </table:table-cell>
          <table:table-cell office:value-type="float" office:value="0.00617642" calcext:value-type="float">
            <text:p>0.006176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27252" calcext:value-type="float">
            <text:p>-4.27252</text:p>
          </table:table-cell>
          <table:table-cell office:value-type="float" office:value="2.97179" calcext:value-type="float">
            <text:p>2.97179</text:p>
          </table:table-cell>
          <table:table-cell office:value-type="float" office:value="5.22291" calcext:value-type="float">
            <text:p>5.22291</text:p>
          </table:table-cell>
          <table:table-cell office:value-type="float" office:value="4.3371" calcext:value-type="float">
            <text:p>4.3371</text:p>
          </table:table-cell>
          <table:table-cell office:value-type="float" office:value="-0.0443042" calcext:value-type="float">
            <text:p>-0.0443042</text:p>
          </table:table-cell>
          <table:table-cell office:value-type="float" office:value="0.0655807" calcext:value-type="float">
            <text:p>0.0655807</text:p>
          </table:table-cell>
          <table:table-cell office:value-type="float" office:value="0.0815543" calcext:value-type="float">
            <text:p>0.0815543</text:p>
          </table:table-cell>
          <table:table-cell office:value-type="float" office:value="0.367742" calcext:value-type="float">
            <text:p>0.367742</text:p>
          </table:table-cell>
          <table:table-cell office:value-type="float" office:value="0.272524" calcext:value-type="float">
            <text:p>0.272524</text:p>
          </table:table-cell>
          <table:table-cell office:value-type="float" office:value="0.843695" calcext:value-type="float">
            <text:p>0.8436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36422" calcext:value-type="float">
            <text:p>-4.36422</text:p>
          </table:table-cell>
          <table:table-cell office:value-type="float" office:value="2.69482" calcext:value-type="float">
            <text:p>2.69482</text:p>
          </table:table-cell>
          <table:table-cell office:value-type="float" office:value="5.28302" calcext:value-type="float">
            <text:p>5.28302</text:p>
          </table:table-cell>
          <table:table-cell office:value-type="float" office:value="4.34034" calcext:value-type="float">
            <text:p>4.34034</text:p>
          </table:table-cell>
          <table:table-cell office:value-type="float" office:value="-0.0379932" calcext:value-type="float">
            <text:p>-0.0379932</text:p>
          </table:table-cell>
          <table:table-cell office:value-type="float" office:value="0.0656277" calcext:value-type="float">
            <text:p>0.0656277</text:p>
          </table:table-cell>
          <table:table-cell office:value-type="float" office:value="0.0813992" calcext:value-type="float">
            <text:p>0.0813992</text:p>
          </table:table-cell>
          <table:table-cell office:value-type="float" office:value="0.367075" calcext:value-type="float">
            <text:p>0.367075</text:p>
          </table:table-cell>
          <table:table-cell office:value-type="float" office:value="0.272039" calcext:value-type="float">
            <text:p>0.272039</text:p>
          </table:table-cell>
          <table:table-cell office:value-type="float" office:value="1.22534" calcext:value-type="float">
            <text:p>1.225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45065" calcext:value-type="float">
            <text:p>-4.45065</text:p>
          </table:table-cell>
          <table:table-cell office:value-type="float" office:value="2.44602" calcext:value-type="float">
            <text:p>2.44602</text:p>
          </table:table-cell>
          <table:table-cell office:value-type="float" office:value="5.27957" calcext:value-type="float">
            <text:p>5.27957</text:p>
          </table:table-cell>
          <table:table-cell office:value-type="float" office:value="4.34498" calcext:value-type="float">
            <text:p>4.34498</text:p>
          </table:table-cell>
          <table:table-cell office:value-type="float" office:value="-0.0267394" calcext:value-type="float">
            <text:p>-0.0267394</text:p>
          </table:table-cell>
          <table:table-cell office:value-type="float" office:value="0.0656481" calcext:value-type="float">
            <text:p>0.0656481</text:p>
          </table:table-cell>
          <table:table-cell office:value-type="float" office:value="0.0812463" calcext:value-type="float">
            <text:p>0.0812463</text:p>
          </table:table-cell>
          <table:table-cell office:value-type="float" office:value="0.366386" calcext:value-type="float">
            <text:p>0.366386</text:p>
          </table:table-cell>
          <table:table-cell office:value-type="float" office:value="0.271574" calcext:value-type="float">
            <text:p>0.271574</text:p>
          </table:table-cell>
          <table:table-cell office:value-type="float" office:value="0.162776" calcext:value-type="float">
            <text:p>0.1627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55703" calcext:value-type="float">
            <text:p>-4.55703</text:p>
          </table:table-cell>
          <table:table-cell office:value-type="float" office:value="2.17797" calcext:value-type="float">
            <text:p>2.17797</text:p>
          </table:table-cell>
          <table:table-cell office:value-type="float" office:value="5.33456" calcext:value-type="float">
            <text:p>5.33456</text:p>
          </table:table-cell>
          <table:table-cell office:value-type="float" office:value="4.34308" calcext:value-type="float">
            <text:p>4.34308</text:p>
          </table:table-cell>
          <table:table-cell office:value-type="float" office:value="-0.0261668" calcext:value-type="float">
            <text:p>-0.0261668</text:p>
          </table:table-cell>
          <table:table-cell office:value-type="float" office:value="0.0657246" calcext:value-type="float">
            <text:p>0.0657246</text:p>
          </table:table-cell>
          <table:table-cell office:value-type="float" office:value="0.0811199" calcext:value-type="float">
            <text:p>0.0811199</text:p>
          </table:table-cell>
          <table:table-cell office:value-type="float" office:value="0.365703" calcext:value-type="float">
            <text:p>0.365703</text:p>
          </table:table-cell>
          <table:table-cell office:value-type="float" office:value="0.271204" calcext:value-type="float">
            <text:p>0.271204</text:p>
          </table:table-cell>
          <table:table-cell office:value-type="float" office:value="0.576256" calcext:value-type="float">
            <text:p>0.5762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6663" calcext:value-type="float">
            <text:p>-4.6663</text:p>
          </table:table-cell>
          <table:table-cell office:value-type="float" office:value="1.94643" calcext:value-type="float">
            <text:p>1.94643</text:p>
          </table:table-cell>
          <table:table-cell office:value-type="float" office:value="5.3172" calcext:value-type="float">
            <text:p>5.3172</text:p>
          </table:table-cell>
          <table:table-cell office:value-type="float" office:value="4.32013" calcext:value-type="float">
            <text:p>4.32013</text:p>
          </table:table-cell>
          <table:table-cell office:value-type="float" office:value="-0.0725216" calcext:value-type="float">
            <text:p>-0.0725216</text:p>
          </table:table-cell>
          <table:table-cell office:value-type="float" office:value="0.0658752" calcext:value-type="float">
            <text:p>0.0658752</text:p>
          </table:table-cell>
          <table:table-cell office:value-type="float" office:value="0.080981" calcext:value-type="float">
            <text:p>0.080981</text:p>
          </table:table-cell>
          <table:table-cell office:value-type="float" office:value="0.365094" calcext:value-type="float">
            <text:p>0.365094</text:p>
          </table:table-cell>
          <table:table-cell office:value-type="float" office:value="0.270754" calcext:value-type="float">
            <text:p>0.270754</text:p>
          </table:table-cell>
          <table:table-cell office:value-type="float" office:value="4.17842" calcext:value-type="float">
            <text:p>4.178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78404" calcext:value-type="float">
            <text:p>-4.78404</text:p>
          </table:table-cell>
          <table:table-cell office:value-type="float" office:value="1.66782" calcext:value-type="float">
            <text:p>1.66782</text:p>
          </table:table-cell>
          <table:table-cell office:value-type="float" office:value="5.39971" calcext:value-type="float">
            <text:p>5.39971</text:p>
          </table:table-cell>
          <table:table-cell office:value-type="float" office:value="4.31696" calcext:value-type="float">
            <text:p>4.31696</text:p>
          </table:table-cell>
          <table:table-cell office:value-type="float" office:value="-0.0697364" calcext:value-type="float">
            <text:p>-0.0697364</text:p>
          </table:table-cell>
          <table:table-cell office:value-type="float" office:value="0.0661579" calcext:value-type="float">
            <text:p>0.0661579</text:p>
          </table:table-cell>
          <table:table-cell office:value-type="float" office:value="0.0809187" calcext:value-type="float">
            <text:p>0.0809187</text:p>
          </table:table-cell>
          <table:table-cell office:value-type="float" office:value="0.364519" calcext:value-type="float">
            <text:p>0.364519</text:p>
          </table:table-cell>
          <table:table-cell office:value-type="float" office:value="0.27046" calcext:value-type="float">
            <text:p>0.27046</text:p>
          </table:table-cell>
          <table:table-cell office:value-type="float" office:value="1.36238" calcext:value-type="float">
            <text:p>1.362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90833" calcext:value-type="float">
            <text:p>-4.90833</text:p>
          </table:table-cell>
          <table:table-cell office:value-type="float" office:value="1.41565" calcext:value-type="float">
            <text:p>1.41565</text:p>
          </table:table-cell>
          <table:table-cell office:value-type="float" office:value="5.43425" calcext:value-type="float">
            <text:p>5.43425</text:p>
          </table:table-cell>
          <table:table-cell office:value-type="float" office:value="4.30117" calcext:value-type="float">
            <text:p>4.30117</text:p>
          </table:table-cell>
          <table:table-cell office:value-type="float" office:value="-0.0924813" calcext:value-type="float">
            <text:p>-0.0924813</text:p>
          </table:table-cell>
          <table:table-cell office:value-type="float" office:value="0.0666378" calcext:value-type="float">
            <text:p>0.0666378</text:p>
          </table:table-cell>
          <table:table-cell office:value-type="float" office:value="0.0808948" calcext:value-type="float">
            <text:p>0.0808948</text:p>
          </table:table-cell>
          <table:table-cell office:value-type="float" office:value="0.364066" calcext:value-type="float">
            <text:p>0.364066</text:p>
          </table:table-cell>
          <table:table-cell office:value-type="float" office:value="0.270197" calcext:value-type="float">
            <text:p>0.270197</text:p>
          </table:table-cell>
          <table:table-cell office:value-type="float" office:value="0.517477" calcext:value-type="float">
            <text:p>0.5174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96462" calcext:value-type="float">
            <text:p>-4.96462</text:p>
          </table:table-cell>
          <table:table-cell office:value-type="float" office:value="1.18917" calcext:value-type="float">
            <text:p>1.18917</text:p>
          </table:table-cell>
          <table:table-cell office:value-type="float" office:value="5.33649" calcext:value-type="float">
            <text:p>5.33649</text:p>
          </table:table-cell>
          <table:table-cell office:value-type="float" office:value="4.30763" calcext:value-type="float">
            <text:p>4.30763</text:p>
          </table:table-cell>
          <table:table-cell office:value-type="float" office:value="-0.0846662" calcext:value-type="float">
            <text:p>-0.0846662</text:p>
          </table:table-cell>
          <table:table-cell office:value-type="float" office:value="0.0668151" calcext:value-type="float">
            <text:p>0.0668151</text:p>
          </table:table-cell>
          <table:table-cell office:value-type="float" office:value="0.0808308" calcext:value-type="float">
            <text:p>0.0808308</text:p>
          </table:table-cell>
          <table:table-cell office:value-type="float" office:value="0.363452" calcext:value-type="float">
            <text:p>0.363452</text:p>
          </table:table-cell>
          <table:table-cell office:value-type="float" office:value="0.269803" calcext:value-type="float">
            <text:p>0.269803</text:p>
          </table:table-cell>
          <table:table-cell office:value-type="float" office:value="5.12906" calcext:value-type="float">
            <text:p>5.129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05811" calcext:value-type="float">
            <text:p>-5.05811</text:p>
          </table:table-cell>
          <table:table-cell office:value-type="float" office:value="0.978467" calcext:value-type="float">
            <text:p>0.978467</text:p>
          </table:table-cell>
          <table:table-cell office:value-type="float" office:value="5.25108" calcext:value-type="float">
            <text:p>5.25108</text:p>
          </table:table-cell>
          <table:table-cell office:value-type="float" office:value="4.30342" calcext:value-type="float">
            <text:p>4.30342</text:p>
          </table:table-cell>
          <table:table-cell office:value-type="float" office:value="-0.0831666" calcext:value-type="float">
            <text:p>-0.0831666</text:p>
          </table:table-cell>
          <table:table-cell office:value-type="float" office:value="0.0669529" calcext:value-type="float">
            <text:p>0.0669529</text:p>
          </table:table-cell>
          <table:table-cell office:value-type="float" office:value="0.0807065" calcext:value-type="float">
            <text:p>0.0807065</text:p>
          </table:table-cell>
          <table:table-cell office:value-type="float" office:value="0.362802" calcext:value-type="float">
            <text:p>0.362802</text:p>
          </table:table-cell>
          <table:table-cell office:value-type="float" office:value="0.269322" calcext:value-type="float">
            <text:p>0.269322</text:p>
          </table:table-cell>
          <table:table-cell office:value-type="float" office:value="1.18116" calcext:value-type="float">
            <text:p>1.181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11673" calcext:value-type="float">
            <text:p>-5.11673</text:p>
          </table:table-cell>
          <table:table-cell office:value-type="float" office:value="0.752451" calcext:value-type="float">
            <text:p>0.752451</text:p>
          </table:table-cell>
          <table:table-cell office:value-type="float" office:value="5.17785" calcext:value-type="float">
            <text:p>5.17785</text:p>
          </table:table-cell>
          <table:table-cell office:value-type="float" office:value="4.30923" calcext:value-type="float">
            <text:p>4.30923</text:p>
          </table:table-cell>
          <table:table-cell office:value-type="float" office:value="-0.0758312" calcext:value-type="float">
            <text:p>-0.0758312</text:p>
          </table:table-cell>
          <table:table-cell office:value-type="float" office:value="0.0669096" calcext:value-type="float">
            <text:p>0.0669096</text:p>
          </table:table-cell>
          <table:table-cell office:value-type="float" office:value="0.080568" calcext:value-type="float">
            <text:p>0.080568</text:p>
          </table:table-cell>
          <table:table-cell office:value-type="float" office:value="0.362134" calcext:value-type="float">
            <text:p>0.362134</text:p>
          </table:table-cell>
          <table:table-cell office:value-type="float" office:value="0.268826" calcext:value-type="float">
            <text:p>0.268826</text:p>
          </table:table-cell>
          <table:table-cell office:value-type="float" office:value="3.86787" calcext:value-type="float">
            <text:p>3.867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21372" calcext:value-type="float">
            <text:p>-5.21372</text:p>
          </table:table-cell>
          <table:table-cell office:value-type="float" office:value="0.449485" calcext:value-type="float">
            <text:p>0.449485</text:p>
          </table:table-cell>
          <table:table-cell office:value-type="float" office:value="5.31535" calcext:value-type="float">
            <text:p>5.31535</text:p>
          </table:table-cell>
          <table:table-cell office:value-type="float" office:value="4.31517" calcext:value-type="float">
            <text:p>4.31517</text:p>
          </table:table-cell>
          <table:table-cell office:value-type="float" office:value="-0.0676964" calcext:value-type="float">
            <text:p>-0.0676964</text:p>
          </table:table-cell>
          <table:table-cell office:value-type="float" office:value="0.0668486" calcext:value-type="float">
            <text:p>0.0668486</text:p>
          </table:table-cell>
          <table:table-cell office:value-type="float" office:value="0.0805941" calcext:value-type="float">
            <text:p>0.0805941</text:p>
          </table:table-cell>
          <table:table-cell office:value-type="float" office:value="0.361472" calcext:value-type="float">
            <text:p>0.361472</text:p>
          </table:table-cell>
          <table:table-cell office:value-type="float" office:value="0.26853" calcext:value-type="float">
            <text:p>0.26853</text:p>
          </table:table-cell>
          <table:table-cell office:value-type="float" office:value="5.23104" calcext:value-type="float">
            <text:p>5.231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28762" calcext:value-type="float">
            <text:p>-5.28762</text:p>
          </table:table-cell>
          <table:table-cell office:value-type="float" office:value="0.212543" calcext:value-type="float">
            <text:p>0.212543</text:p>
          </table:table-cell>
          <table:table-cell office:value-type="float" office:value="5.27355" calcext:value-type="float">
            <text:p>5.27355</text:p>
          </table:table-cell>
          <table:table-cell office:value-type="float" office:value="4.31826" calcext:value-type="float">
            <text:p>4.31826</text:p>
          </table:table-cell>
          <table:table-cell office:value-type="float" office:value="-0.06258" calcext:value-type="float">
            <text:p>-0.06258</text:p>
          </table:table-cell>
          <table:table-cell office:value-type="float" office:value="0.0667333" calcext:value-type="float">
            <text:p>0.0667333</text:p>
          </table:table-cell>
          <table:table-cell office:value-type="float" office:value="0.0806232" calcext:value-type="float">
            <text:p>0.0806232</text:p>
          </table:table-cell>
          <table:table-cell office:value-type="float" office:value="0.360854" calcext:value-type="float">
            <text:p>0.360854</text:p>
          </table:table-cell>
          <table:table-cell office:value-type="float" office:value="0.268204" calcext:value-type="float">
            <text:p>0.268204</text:p>
          </table:table-cell>
          <table:table-cell office:value-type="float" office:value="1.5212" calcext:value-type="float">
            <text:p>1.52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39633" calcext:value-type="float">
            <text:p>-5.39633</text:p>
          </table:table-cell>
          <table:table-cell office:value-type="float" office:value="-0.024583" calcext:value-type="float">
            <text:p>-0.024583</text:p>
          </table:table-cell>
          <table:table-cell office:value-type="float" office:value="5.241" calcext:value-type="float">
            <text:p>5.241</text:p>
          </table:table-cell>
          <table:table-cell office:value-type="float" office:value="4.32025" calcext:value-type="float">
            <text:p>4.32025</text:p>
          </table:table-cell>
          <table:table-cell office:value-type="float" office:value="-0.0444479" calcext:value-type="float">
            <text:p>-0.0444479</text:p>
          </table:table-cell>
          <table:table-cell office:value-type="float" office:value="0.0666204" calcext:value-type="float">
            <text:p>0.0666204</text:p>
          </table:table-cell>
          <table:table-cell office:value-type="float" office:value="0.0806596" calcext:value-type="float">
            <text:p>0.0806596</text:p>
          </table:table-cell>
          <table:table-cell office:value-type="float" office:value="0.360312" calcext:value-type="float">
            <text:p>0.360312</text:p>
          </table:table-cell>
          <table:table-cell office:value-type="float" office:value="0.267867" calcext:value-type="float">
            <text:p>0.267867</text:p>
          </table:table-cell>
          <table:table-cell office:value-type="float" office:value="30.3557" calcext:value-type="float">
            <text:p>30.35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46678" calcext:value-type="float">
            <text:p>-5.46678</text:p>
          </table:table-cell>
          <table:table-cell office:value-type="float" office:value="-0.258176" calcext:value-type="float">
            <text:p>-0.258176</text:p>
          </table:table-cell>
          <table:table-cell office:value-type="float" office:value="5.20017" calcext:value-type="float">
            <text:p>5.20017</text:p>
          </table:table-cell>
          <table:table-cell office:value-type="float" office:value="4.32456" calcext:value-type="float">
            <text:p>4.32456</text:p>
          </table:table-cell>
          <table:table-cell office:value-type="float" office:value="-0.0391347" calcext:value-type="float">
            <text:p>-0.0391347</text:p>
          </table:table-cell>
          <table:table-cell office:value-type="float" office:value="0.0665102" calcext:value-type="float">
            <text:p>0.0665102</text:p>
          </table:table-cell>
          <table:table-cell office:value-type="float" office:value="0.0806931" calcext:value-type="float">
            <text:p>0.0806931</text:p>
          </table:table-cell>
          <table:table-cell office:value-type="float" office:value="0.359912" calcext:value-type="float">
            <text:p>0.359912</text:p>
          </table:table-cell>
          <table:table-cell office:value-type="float" office:value="0.267514" calcext:value-type="float">
            <text:p>0.267514</text:p>
          </table:table-cell>
          <table:table-cell office:value-type="float" office:value="1.56916" calcext:value-type="float">
            <text:p>1.569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58573" calcext:value-type="float">
            <text:p>-5.58573</text:p>
          </table:table-cell>
          <table:table-cell office:value-type="float" office:value="-0.433584" calcext:value-type="float">
            <text:p>-0.433584</text:p>
          </table:table-cell>
          <table:table-cell office:value-type="float" office:value="5.1042" calcext:value-type="float">
            <text:p>5.1042</text:p>
          </table:table-cell>
          <table:table-cell office:value-type="float" office:value="4.29891" calcext:value-type="float">
            <text:p>4.29891</text:p>
          </table:table-cell>
          <table:table-cell office:value-type="float" office:value="-0.0746418" calcext:value-type="float">
            <text:p>-0.0746418</text:p>
          </table:table-cell>
          <table:table-cell office:value-type="float" office:value="0.0663934" calcext:value-type="float">
            <text:p>0.0663934</text:p>
          </table:table-cell>
          <table:table-cell office:value-type="float" office:value="0.0805693" calcext:value-type="float">
            <text:p>0.0805693</text:p>
          </table:table-cell>
          <table:table-cell office:value-type="float" office:value="0.359422" calcext:value-type="float">
            <text:p>0.359422</text:p>
          </table:table-cell>
          <table:table-cell office:value-type="float" office:value="0.267032" calcext:value-type="float">
            <text:p>0.267032</text:p>
          </table:table-cell>
          <table:table-cell office:value-type="float" office:value="3.82427" calcext:value-type="float">
            <text:p>3.824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72037" calcext:value-type="float">
            <text:p>-5.72037</text:p>
          </table:table-cell>
          <table:table-cell office:value-type="float" office:value="-0.612918" calcext:value-type="float">
            <text:p>-0.612918</text:p>
          </table:table-cell>
          <table:table-cell office:value-type="float" office:value="5.02694" calcext:value-type="float">
            <text:p>5.02694</text:p>
          </table:table-cell>
          <table:table-cell office:value-type="float" office:value="4.27358" calcext:value-type="float">
            <text:p>4.27358</text:p>
          </table:table-cell>
          <table:table-cell office:value-type="float" office:value="-0.101902" calcext:value-type="float">
            <text:p>-0.101902</text:p>
          </table:table-cell>
          <table:table-cell office:value-type="float" office:value="0.0662764" calcext:value-type="float">
            <text:p>0.0662764</text:p>
          </table:table-cell>
          <table:table-cell office:value-type="float" office:value="0.0804337" calcext:value-type="float">
            <text:p>0.0804337</text:p>
          </table:table-cell>
          <table:table-cell office:value-type="float" office:value="0.358863" calcext:value-type="float">
            <text:p>0.358863</text:p>
          </table:table-cell>
          <table:table-cell office:value-type="float" office:value="0.266591" calcext:value-type="float">
            <text:p>0.266591</text:p>
          </table:table-cell>
          <table:table-cell office:value-type="float" office:value="2.62008" calcext:value-type="float">
            <text:p>2.620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83549" calcext:value-type="float">
            <text:p>-5.83549</text:p>
          </table:table-cell>
          <table:table-cell office:value-type="float" office:value="-0.846636" calcext:value-type="float">
            <text:p>-0.846636</text:p>
          </table:table-cell>
          <table:table-cell office:value-type="float" office:value="5.10857" calcext:value-type="float">
            <text:p>5.10857</text:p>
          </table:table-cell>
          <table:table-cell office:value-type="float" office:value="4.25496" calcext:value-type="float">
            <text:p>4.25496</text:p>
          </table:table-cell>
          <table:table-cell office:value-type="float" office:value="-0.134778" calcext:value-type="float">
            <text:p>-0.134778</text:p>
          </table:table-cell>
          <table:table-cell office:value-type="float" office:value="0.0661603" calcext:value-type="float">
            <text:p>0.0661603</text:p>
          </table:table-cell>
          <table:table-cell office:value-type="float" office:value="0.0802965" calcext:value-type="float">
            <text:p>0.0802965</text:p>
          </table:table-cell>
          <table:table-cell office:value-type="float" office:value="0.358232" calcext:value-type="float">
            <text:p>0.358232</text:p>
          </table:table-cell>
          <table:table-cell office:value-type="float" office:value="0.266115" calcext:value-type="float">
            <text:p>0.266115</text:p>
          </table:table-cell>
          <table:table-cell office:value-type="float" office:value="5.64799" calcext:value-type="float">
            <text:p>5.647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93218" calcext:value-type="float">
            <text:p>-5.93218</text:p>
          </table:table-cell>
          <table:table-cell office:value-type="float" office:value="-1.12002" calcext:value-type="float">
            <text:p>-1.12002</text:p>
          </table:table-cell>
          <table:table-cell office:value-type="float" office:value="5.1778" calcext:value-type="float">
            <text:p>5.1778</text:p>
          </table:table-cell>
          <table:table-cell office:value-type="float" office:value="4.26405" calcext:value-type="float">
            <text:p>4.26405</text:p>
          </table:table-cell>
          <table:table-cell office:value-type="float" office:value="-0.113868" calcext:value-type="float">
            <text:p>-0.113868</text:p>
          </table:table-cell>
          <table:table-cell office:value-type="float" office:value="0.0660438" calcext:value-type="float">
            <text:p>0.0660438</text:p>
          </table:table-cell>
          <table:table-cell office:value-type="float" office:value="0.0801668" calcext:value-type="float">
            <text:p>0.0801668</text:p>
          </table:table-cell>
          <table:table-cell office:value-type="float" office:value="0.357648" calcext:value-type="float">
            <text:p>0.357648</text:p>
          </table:table-cell>
          <table:table-cell office:value-type="float" office:value="0.265687" calcext:value-type="float">
            <text:p>0.265687</text:p>
          </table:table-cell>
          <table:table-cell office:value-type="float" office:value="1.44557" calcext:value-type="float">
            <text:p>1.445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02178" calcext:value-type="float">
            <text:p>-6.02178</text:p>
          </table:table-cell>
          <table:table-cell office:value-type="float" office:value="-1.39211" calcext:value-type="float">
            <text:p>-1.39211</text:p>
          </table:table-cell>
          <table:table-cell office:value-type="float" office:value="5.23566" calcext:value-type="float">
            <text:p>5.23566</text:p>
          </table:table-cell>
          <table:table-cell office:value-type="float" office:value="4.27439" calcext:value-type="float">
            <text:p>4.27439</text:p>
          </table:table-cell>
          <table:table-cell office:value-type="float" office:value="-0.094146" calcext:value-type="float">
            <text:p>-0.094146</text:p>
          </table:table-cell>
          <table:table-cell office:value-type="float" office:value="0.0659652" calcext:value-type="float">
            <text:p>0.0659652</text:p>
          </table:table-cell>
          <table:table-cell office:value-type="float" office:value="0.0801295" calcext:value-type="float">
            <text:p>0.0801295</text:p>
          </table:table-cell>
          <table:table-cell office:value-type="float" office:value="0.357162" calcext:value-type="float">
            <text:p>0.357162</text:p>
          </table:table-cell>
          <table:table-cell office:value-type="float" office:value="0.265448" calcext:value-type="float">
            <text:p>0.265448</text:p>
          </table:table-cell>
          <table:table-cell office:value-type="float" office:value="2.73446" calcext:value-type="float">
            <text:p>2.734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16011" calcext:value-type="float">
            <text:p>-6.16011</text:p>
          </table:table-cell>
          <table:table-cell office:value-type="float" office:value="-1.59803" calcext:value-type="float">
            <text:p>-1.59803</text:p>
          </table:table-cell>
          <table:table-cell office:value-type="float" office:value="5.19974" calcext:value-type="float">
            <text:p>5.19974</text:p>
          </table:table-cell>
          <table:table-cell office:value-type="float" office:value="4.25379" calcext:value-type="float">
            <text:p>4.25379</text:p>
          </table:table-cell>
          <table:table-cell office:value-type="float" office:value="-0.113928" calcext:value-type="float">
            <text:p>-0.113928</text:p>
          </table:table-cell>
          <table:table-cell office:value-type="float" office:value="0.0658594" calcext:value-type="float">
            <text:p>0.0658594</text:p>
          </table:table-cell>
          <table:table-cell office:value-type="float" office:value="0.0800376" calcext:value-type="float">
            <text:p>0.0800376</text:p>
          </table:table-cell>
          <table:table-cell office:value-type="float" office:value="0.356621" calcext:value-type="float">
            <text:p>0.356621</text:p>
          </table:table-cell>
          <table:table-cell office:value-type="float" office:value="0.2651" calcext:value-type="float">
            <text:p>0.2651</text:p>
          </table:table-cell>
          <table:table-cell office:value-type="float" office:value="1.16803" calcext:value-type="float">
            <text:p>1.168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3028" calcext:value-type="float">
            <text:p>-6.3028</text:p>
          </table:table-cell>
          <table:table-cell office:value-type="float" office:value="-1.84414" calcext:value-type="float">
            <text:p>-1.84414</text:p>
          </table:table-cell>
          <table:table-cell office:value-type="float" office:value="5.33415" calcext:value-type="float">
            <text:p>5.33415</text:p>
          </table:table-cell>
          <table:table-cell office:value-type="float" office:value="4.22936" calcext:value-type="float">
            <text:p>4.22936</text:p>
          </table:table-cell>
          <table:table-cell office:value-type="float" office:value="-0.15339" calcext:value-type="float">
            <text:p>-0.15339</text:p>
          </table:table-cell>
          <table:table-cell office:value-type="float" office:value="0.0657425" calcext:value-type="float">
            <text:p>0.0657425</text:p>
          </table:table-cell>
          <table:table-cell office:value-type="float" office:value="0.0799987" calcext:value-type="float">
            <text:p>0.0799987</text:p>
          </table:table-cell>
          <table:table-cell office:value-type="float" office:value="0.355989" calcext:value-type="float">
            <text:p>0.355989</text:p>
          </table:table-cell>
          <table:table-cell office:value-type="float" office:value="0.264972" calcext:value-type="float">
            <text:p>0.264972</text:p>
          </table:table-cell>
          <table:table-cell office:value-type="float" office:value="3.94514" calcext:value-type="float">
            <text:p>3.945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41041" calcext:value-type="float">
            <text:p>-6.41041</text:p>
          </table:table-cell>
          <table:table-cell office:value-type="float" office:value="-2.09566" calcext:value-type="float">
            <text:p>-2.09566</text:p>
          </table:table-cell>
          <table:table-cell office:value-type="float" office:value="5.35021" calcext:value-type="float">
            <text:p>5.35021</text:p>
          </table:table-cell>
          <table:table-cell office:value-type="float" office:value="4.23104" calcext:value-type="float">
            <text:p>4.23104</text:p>
          </table:table-cell>
          <table:table-cell office:value-type="float" office:value="-0.141841" calcext:value-type="float">
            <text:p>-0.141841</text:p>
          </table:table-cell>
          <table:table-cell office:value-type="float" office:value="0.0656361" calcext:value-type="float">
            <text:p>0.0656361</text:p>
          </table:table-cell>
          <table:table-cell office:value-type="float" office:value="0.0800588" calcext:value-type="float">
            <text:p>0.0800588</text:p>
          </table:table-cell>
          <table:table-cell office:value-type="float" office:value="0.355374" calcext:value-type="float">
            <text:p>0.355374</text:p>
          </table:table-cell>
          <table:table-cell office:value-type="float" office:value="0.265008" calcext:value-type="float">
            <text:p>0.265008</text:p>
          </table:table-cell>
          <table:table-cell office:value-type="float" office:value="0.377439" calcext:value-type="float">
            <text:p>0.3774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56052" calcext:value-type="float">
            <text:p>-6.56052</text:p>
          </table:table-cell>
          <table:table-cell office:value-type="float" office:value="-2.29724" calcext:value-type="float">
            <text:p>-2.29724</text:p>
          </table:table-cell>
          <table:table-cell office:value-type="float" office:value="5.29197" calcext:value-type="float">
            <text:p>5.29197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-0.158564" calcext:value-type="float">
            <text:p>-0.158564</text:p>
          </table:table-cell>
          <table:table-cell office:value-type="float" office:value="0.0655207" calcext:value-type="float">
            <text:p>0.0655207</text:p>
          </table:table-cell>
          <table:table-cell office:value-type="float" office:value="0.0800397" calcext:value-type="float">
            <text:p>0.0800397</text:p>
          </table:table-cell>
          <table:table-cell office:value-type="float" office:value="0.354751" calcext:value-type="float">
            <text:p>0.354751</text:p>
          </table:table-cell>
          <table:table-cell office:value-type="float" office:value="0.264804" calcext:value-type="float">
            <text:p>0.264804</text:p>
          </table:table-cell>
          <table:table-cell office:value-type="float" office:value="3.30232" calcext:value-type="float">
            <text:p>3.302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7105" calcext:value-type="float">
            <text:p>-6.7105</text:p>
          </table:table-cell>
          <table:table-cell office:value-type="float" office:value="-2.50523" calcext:value-type="float">
            <text:p>-2.50523</text:p>
          </table:table-cell>
          <table:table-cell office:value-type="float" office:value="5.26753" calcext:value-type="float">
            <text:p>5.26753</text:p>
          </table:table-cell>
          <table:table-cell office:value-type="float" office:value="4.18794" calcext:value-type="float">
            <text:p>4.18794</text:p>
          </table:table-cell>
          <table:table-cell office:value-type="float" office:value="-0.174677" calcext:value-type="float">
            <text:p>-0.174677</text:p>
          </table:table-cell>
          <table:table-cell office:value-type="float" office:value="0.0654197" calcext:value-type="float">
            <text:p>0.0654197</text:p>
          </table:table-cell>
          <table:table-cell office:value-type="float" office:value="0.0799819" calcext:value-type="float">
            <text:p>0.0799819</text:p>
          </table:table-cell>
          <table:table-cell office:value-type="float" office:value="0.354129" calcext:value-type="float">
            <text:p>0.354129</text:p>
          </table:table-cell>
          <table:table-cell office:value-type="float" office:value="0.264502" calcext:value-type="float">
            <text:p>0.264502</text:p>
          </table:table-cell>
          <table:table-cell office:value-type="float" office:value="0.59875" calcext:value-type="float">
            <text:p>0.598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86553" calcext:value-type="float">
            <text:p>-6.86553</text:p>
          </table:table-cell>
          <table:table-cell office:value-type="float" office:value="-2.71959" calcext:value-type="float">
            <text:p>-2.71959</text:p>
          </table:table-cell>
          <table:table-cell office:value-type="float" office:value="5.27343" calcext:value-type="float">
            <text:p>5.27343</text:p>
          </table:table-cell>
          <table:table-cell office:value-type="float" office:value="4.16742" calcext:value-type="float">
            <text:p>4.16742</text:p>
          </table:table-cell>
          <table:table-cell office:value-type="float" office:value="-0.190678" calcext:value-type="float">
            <text:p>-0.190678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0799114" calcext:value-type="float">
            <text:p>0.0799114</text:p>
          </table:table-cell>
          <table:table-cell office:value-type="float" office:value="0.353525" calcext:value-type="float">
            <text:p>0.353525</text:p>
          </table:table-cell>
          <table:table-cell office:value-type="float" office:value="0.264171" calcext:value-type="float">
            <text:p>0.264171</text:p>
          </table:table-cell>
          <table:table-cell office:value-type="float" office:value="1.19791" calcext:value-type="float">
            <text:p>1.197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95956" calcext:value-type="float">
            <text:p>-6.95956</text:p>
          </table:table-cell>
          <table:table-cell office:value-type="float" office:value="-2.99007" calcext:value-type="float">
            <text:p>-2.99007</text:p>
          </table:table-cell>
          <table:table-cell office:value-type="float" office:value="5.31782" calcext:value-type="float">
            <text:p>5.31782</text:p>
          </table:table-cell>
          <table:table-cell office:value-type="float" office:value="4.18408" calcext:value-type="float">
            <text:p>4.18408</text:p>
          </table:table-cell>
          <table:table-cell office:value-type="float" office:value="-0.157981" calcext:value-type="float">
            <text:p>-0.157981</text:p>
          </table:table-cell>
          <table:table-cell office:value-type="float" office:value="0.0652465" calcext:value-type="float">
            <text:p>0.0652465</text:p>
          </table:table-cell>
          <table:table-cell office:value-type="float" office:value="0.0800322" calcext:value-type="float">
            <text:p>0.0800322</text:p>
          </table:table-cell>
          <table:table-cell office:value-type="float" office:value="0.352919" calcext:value-type="float">
            <text:p>0.352919</text:p>
          </table:table-cell>
          <table:table-cell office:value-type="float" office:value="0.264157" calcext:value-type="float">
            <text:p>0.264157</text:p>
          </table:table-cell>
          <table:table-cell office:value-type="float" office:value="2.20617" calcext:value-type="float">
            <text:p>2.206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08806" calcext:value-type="float">
            <text:p>-7.08806</text:p>
          </table:table-cell>
          <table:table-cell office:value-type="float" office:value="-3.2124" calcext:value-type="float">
            <text:p>-3.2124</text:p>
          </table:table-cell>
          <table:table-cell office:value-type="float" office:value="5.272" calcext:value-type="float">
            <text:p>5.272</text:p>
          </table:table-cell>
          <table:table-cell office:value-type="float" office:value="4.17933" calcext:value-type="float">
            <text:p>4.17933</text:p>
          </table:table-cell>
          <table:table-cell office:value-type="float" office:value="-0.150507" calcext:value-type="float">
            <text:p>-0.150507</text:p>
          </table:table-cell>
          <table:table-cell office:value-type="float" office:value="0.0651338" calcext:value-type="float">
            <text:p>0.0651338</text:p>
          </table:table-cell>
          <table:table-cell office:value-type="float" office:value="0.0801839" calcext:value-type="float">
            <text:p>0.0801839</text:p>
          </table:table-cell>
          <table:table-cell office:value-type="float" office:value="0.352355" calcext:value-type="float">
            <text:p>0.352355</text:p>
          </table:table-cell>
          <table:table-cell office:value-type="float" office:value="0.264094" calcext:value-type="float">
            <text:p>0.264094</text:p>
          </table:table-cell>
          <table:table-cell office:value-type="float" office:value="0.311342" calcext:value-type="float">
            <text:p>0.3113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21291" calcext:value-type="float">
            <text:p>-7.21291</text:p>
          </table:table-cell>
          <table:table-cell office:value-type="float" office:value="-3.40261" calcext:value-type="float">
            <text:p>-3.40261</text:p>
          </table:table-cell>
          <table:table-cell office:value-type="float" office:value="5.20816" calcext:value-type="float">
            <text:p>5.20816</text:p>
          </table:table-cell>
          <table:table-cell office:value-type="float" office:value="4.1646" calcext:value-type="float">
            <text:p>4.1646</text:p>
          </table:table-cell>
          <table:table-cell office:value-type="float" office:value="-0.161316" calcext:value-type="float">
            <text:p>-0.161316</text:p>
          </table:table-cell>
          <table:table-cell office:value-type="float" office:value="0.0650323" calcext:value-type="float">
            <text:p>0.0650323</text:p>
          </table:table-cell>
          <table:table-cell office:value-type="float" office:value="0.0802282" calcext:value-type="float">
            <text:p>0.0802282</text:p>
          </table:table-cell>
          <table:table-cell office:value-type="float" office:value="0.351813" calcext:value-type="float">
            <text:p>0.351813</text:p>
          </table:table-cell>
          <table:table-cell office:value-type="float" office:value="0.263873" calcext:value-type="float">
            <text:p>0.263873</text:p>
          </table:table-cell>
          <table:table-cell office:value-type="float" office:value="1.48558" calcext:value-type="float">
            <text:p>1.485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3592" calcext:value-type="float">
            <text:p>-7.3592</text:p>
          </table:table-cell>
          <table:table-cell office:value-type="float" office:value="-3.65357" calcext:value-type="float">
            <text:p>-3.65357</text:p>
          </table:table-cell>
          <table:table-cell office:value-type="float" office:value="5.25717" calcext:value-type="float">
            <text:p>5.25717</text:p>
          </table:table-cell>
          <table:table-cell office:value-type="float" office:value="4.16207" calcext:value-type="float">
            <text:p>4.16207</text:p>
          </table:table-cell>
          <table:table-cell office:value-type="float" office:value="-0.152497" calcext:value-type="float">
            <text:p>-0.152497</text:p>
          </table:table-cell>
          <table:table-cell office:value-type="float" office:value="0.0649278" calcext:value-type="float">
            <text:p>0.0649278</text:p>
          </table:table-cell>
          <table:table-cell office:value-type="float" office:value="0.0804593" calcext:value-type="float">
            <text:p>0.0804593</text:p>
          </table:table-cell>
          <table:table-cell office:value-type="float" office:value="0.351293" calcext:value-type="float">
            <text:p>0.351293</text:p>
          </table:table-cell>
          <table:table-cell office:value-type="float" office:value="0.263877" calcext:value-type="float">
            <text:p>0.263877</text:p>
          </table:table-cell>
          <table:table-cell office:value-type="float" office:value="4.3829" calcext:value-type="float">
            <text:p>4.38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51728" calcext:value-type="float">
            <text:p>-7.51728</text:p>
          </table:table-cell>
          <table:table-cell office:value-type="float" office:value="-3.78458" calcext:value-type="float">
            <text:p>-3.78458</text:p>
          </table:table-cell>
          <table:table-cell office:value-type="float" office:value="5.12979" calcext:value-type="float">
            <text:p>5.12979</text:p>
          </table:table-cell>
          <table:table-cell office:value-type="float" office:value="4.12178" calcext:value-type="float">
            <text:p>4.12178</text:p>
          </table:table-cell>
          <table:table-cell office:value-type="float" office:value="-0.195514" calcext:value-type="float">
            <text:p>-0.195514</text:p>
          </table:table-cell>
          <table:table-cell office:value-type="float" office:value="0.0648167" calcext:value-type="float">
            <text:p>0.0648167</text:p>
          </table:table-cell>
          <table:table-cell office:value-type="float" office:value="0.0803795" calcext:value-type="float">
            <text:p>0.0803795</text:p>
          </table:table-cell>
          <table:table-cell office:value-type="float" office:value="0.35072" calcext:value-type="float">
            <text:p>0.35072</text:p>
          </table:table-cell>
          <table:table-cell office:value-type="float" office:value="0.263473" calcext:value-type="float">
            <text:p>0.263473</text:p>
          </table:table-cell>
          <table:table-cell office:value-type="float" office:value="5.05021" calcext:value-type="float">
            <text:p>5.050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66187" calcext:value-type="float">
            <text:p>-7.66187</text:p>
          </table:table-cell>
          <table:table-cell office:value-type="float" office:value="-3.99455" calcext:value-type="float">
            <text:p>-3.99455</text:p>
          </table:table-cell>
          <table:table-cell office:value-type="float" office:value="5.14989" calcext:value-type="float">
            <text:p>5.14989</text:p>
          </table:table-cell>
          <table:table-cell office:value-type="float" office:value="4.10938" calcext:value-type="float">
            <text:p>4.10938</text:p>
          </table:table-cell>
          <table:table-cell office:value-type="float" office:value="-0.20106" calcext:value-type="float">
            <text:p>-0.20106</text:p>
          </table:table-cell>
          <table:table-cell office:value-type="float" office:value="0.0647074" calcext:value-type="float">
            <text:p>0.0647074</text:p>
          </table:table-cell>
          <table:table-cell office:value-type="float" office:value="0.0803055" calcext:value-type="float">
            <text:p>0.0803055</text:p>
          </table:table-cell>
          <table:table-cell office:value-type="float" office:value="0.350142" calcext:value-type="float">
            <text:p>0.350142</text:p>
          </table:table-cell>
          <table:table-cell office:value-type="float" office:value="0.263102" calcext:value-type="float">
            <text:p>0.263102</text:p>
          </table:table-cell>
          <table:table-cell office:value-type="float" office:value="0.494843" calcext:value-type="float">
            <text:p>0.4948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81697" calcext:value-type="float">
            <text:p>-7.81697</text:p>
          </table:table-cell>
          <table:table-cell office:value-type="float" office:value="-4.22392" calcext:value-type="float">
            <text:p>-4.22392</text:p>
          </table:table-cell>
          <table:table-cell office:value-type="float" office:value="5.18279" calcext:value-type="float">
            <text:p>5.18279</text:p>
          </table:table-cell>
          <table:table-cell office:value-type="float" office:value="4.102" calcext:value-type="float">
            <text:p>4.102</text:p>
          </table:table-cell>
          <table:table-cell office:value-type="float" office:value="-0.196893" calcext:value-type="float">
            <text:p>-0.196893</text:p>
          </table:table-cell>
          <table:table-cell office:value-type="float" office:value="0.0645973" calcext:value-type="float">
            <text:p>0.0645973</text:p>
          </table:table-cell>
          <table:table-cell office:value-type="float" office:value="0.0802995" calcext:value-type="float">
            <text:p>0.0802995</text:p>
          </table:table-cell>
          <table:table-cell office:value-type="float" office:value="0.34957" calcext:value-type="float">
            <text:p>0.34957</text:p>
          </table:table-cell>
          <table:table-cell office:value-type="float" office:value="0.262824" calcext:value-type="float">
            <text:p>0.262824</text:p>
          </table:table-cell>
          <table:table-cell office:value-type="float" office:value="0.505103" calcext:value-type="float">
            <text:p>0.5051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9681" calcext:value-type="float">
            <text:p>-7.9681</text:p>
          </table:table-cell>
          <table:table-cell office:value-type="float" office:value="-4.44282" calcext:value-type="float">
            <text:p>-4.44282</text:p>
          </table:table-cell>
          <table:table-cell office:value-type="float" office:value="5.18916" calcext:value-type="float">
            <text:p>5.18916</text:p>
          </table:table-cell>
          <table:table-cell office:value-type="float" office:value="4.09416" calcext:value-type="float">
            <text:p>4.09416</text:p>
          </table:table-cell>
          <table:table-cell office:value-type="float" office:value="-0.193601" calcext:value-type="float">
            <text:p>-0.193601</text:p>
          </table:table-cell>
          <table:table-cell office:value-type="float" office:value="0.0644885" calcext:value-type="float">
            <text:p>0.0644885</text:p>
          </table:table-cell>
          <table:table-cell office:value-type="float" office:value="0.0803512" calcext:value-type="float">
            <text:p>0.0803512</text:p>
          </table:table-cell>
          <table:table-cell office:value-type="float" office:value="0.349015" calcext:value-type="float">
            <text:p>0.349015</text:p>
          </table:table-cell>
          <table:table-cell office:value-type="float" office:value="0.262613" calcext:value-type="float">
            <text:p>0.262613</text:p>
          </table:table-cell>
          <table:table-cell office:value-type="float" office:value="0.384571" calcext:value-type="float">
            <text:p>0.3845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13069" calcext:value-type="float">
            <text:p>-8.13069</text:p>
          </table:table-cell>
          <table:table-cell office:value-type="float" office:value="-4.68242" calcext:value-type="float">
            <text:p>-4.68242</text:p>
          </table:table-cell>
          <table:table-cell office:value-type="float" office:value="5.23937" calcext:value-type="float">
            <text:p>5.23937</text:p>
          </table:table-cell>
          <table:table-cell office:value-type="float" office:value="4.08943" calcext:value-type="float">
            <text:p>4.08943</text:p>
          </table:table-cell>
          <table:table-cell office:value-type="float" office:value="-0.186325" calcext:value-type="float">
            <text:p>-0.186325</text:p>
          </table:table-cell>
          <table:table-cell office:value-type="float" office:value="0.0643791" calcext:value-type="float">
            <text:p>0.0643791</text:p>
          </table:table-cell>
          <table:table-cell office:value-type="float" office:value="0.0805884" calcext:value-type="float">
            <text:p>0.0805884</text:p>
          </table:table-cell>
          <table:table-cell office:value-type="float" office:value="0.348469" calcext:value-type="float">
            <text:p>0.348469</text:p>
          </table:table-cell>
          <table:table-cell office:value-type="float" office:value="0.262624" calcext:value-type="float">
            <text:p>0.262624</text:p>
          </table:table-cell>
          <table:table-cell office:value-type="float" office:value="1.18712" calcext:value-type="float">
            <text:p>1.187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27068" calcext:value-type="float">
            <text:p>-8.27068</text:p>
          </table:table-cell>
          <table:table-cell office:value-type="float" office:value="-4.88015" calcext:value-type="float">
            <text:p>-4.88015</text:p>
          </table:table-cell>
          <table:table-cell office:value-type="float" office:value="5.11821" calcext:value-type="float">
            <text:p>5.11821</text:p>
          </table:table-cell>
          <table:table-cell office:value-type="float" office:value="4.08589" calcext:value-type="float">
            <text:p>4.08589</text:p>
          </table:table-cell>
          <table:table-cell office:value-type="float" office:value="-0.172361" calcext:value-type="float">
            <text:p>-0.172361</text:p>
          </table:table-cell>
          <table:table-cell office:value-type="float" office:value="0.0642801" calcext:value-type="float">
            <text:p>0.0642801</text:p>
          </table:table-cell>
          <table:table-cell office:value-type="float" office:value="0.0808203" calcext:value-type="float">
            <text:p>0.0808203</text:p>
          </table:table-cell>
          <table:table-cell office:value-type="float" office:value="0.34809" calcext:value-type="float">
            <text:p>0.34809</text:p>
          </table:table-cell>
          <table:table-cell office:value-type="float" office:value="0.262458" calcext:value-type="float">
            <text:p>0.262458</text:p>
          </table:table-cell>
          <table:table-cell office:value-type="float" office:value="2.37537" calcext:value-type="float">
            <text:p>2.375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4031" calcext:value-type="float">
            <text:p>-8.4031</text:p>
          </table:table-cell>
          <table:table-cell office:value-type="float" office:value="-5.09712" calcext:value-type="float">
            <text:p>-5.09712</text:p>
          </table:table-cell>
          <table:table-cell office:value-type="float" office:value="5.11847" calcext:value-type="float">
            <text:p>5.11847</text:p>
          </table:table-cell>
          <table:table-cell office:value-type="float" office:value="4.08623" calcext:value-type="float">
            <text:p>4.08623</text:p>
          </table:table-cell>
          <table:table-cell office:value-type="float" office:value="-0.161621" calcext:value-type="float">
            <text:p>-0.161621</text:p>
          </table:table-cell>
          <table:table-cell office:value-type="float" office:value="0.0642346" calcext:value-type="float">
            <text:p>0.0642346</text:p>
          </table:table-cell>
          <table:table-cell office:value-type="float" office:value="0.0811763" calcext:value-type="float">
            <text:p>0.0811763</text:p>
          </table:table-cell>
          <table:table-cell office:value-type="float" office:value="0.347845" calcext:value-type="float">
            <text:p>0.347845</text:p>
          </table:table-cell>
          <table:table-cell office:value-type="float" office:value="0.262453" calcext:value-type="float">
            <text:p>0.262453</text:p>
          </table:table-cell>
          <table:table-cell office:value-type="float" office:value="0.265267" calcext:value-type="float">
            <text:p>0.2652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55037" calcext:value-type="float">
            <text:p>-8.55037</text:p>
          </table:table-cell>
          <table:table-cell office:value-type="float" office:value="-5.25747" calcext:value-type="float">
            <text:p>-5.25747</text:p>
          </table:table-cell>
          <table:table-cell office:value-type="float" office:value="4.99083" calcext:value-type="float">
            <text:p>4.99083</text:p>
          </table:table-cell>
          <table:table-cell office:value-type="float" office:value="4.06884" calcext:value-type="float">
            <text:p>4.06884</text:p>
          </table:table-cell>
          <table:table-cell office:value-type="float" office:value="-0.169476" calcext:value-type="float">
            <text:p>-0.169476</text:p>
          </table:table-cell>
          <table:table-cell office:value-type="float" office:value="0.0642421" calcext:value-type="float">
            <text:p>0.0642421</text:p>
          </table:table-cell>
          <table:table-cell office:value-type="float" office:value="0.081343" calcext:value-type="float">
            <text:p>0.081343</text:p>
          </table:table-cell>
          <table:table-cell office:value-type="float" office:value="0.347776" calcext:value-type="float">
            <text:p>0.347776</text:p>
          </table:table-cell>
          <table:table-cell office:value-type="float" office:value="0.262176" calcext:value-type="float">
            <text:p>0.262176</text:p>
          </table:table-cell>
          <table:table-cell office:value-type="float" office:value="3.55636" calcext:value-type="float">
            <text:p>3.556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3932" calcext:value-type="float">
            <text:p>-8.73932</text:p>
          </table:table-cell>
          <table:table-cell office:value-type="float" office:value="-5.45696" calcext:value-type="float">
            <text:p>-5.45696</text:p>
          </table:table-cell>
          <table:table-cell office:value-type="float" office:value="5.02276" calcext:value-type="float">
            <text:p>5.02276</text:p>
          </table:table-cell>
          <table:table-cell office:value-type="float" office:value="4.04814" calcext:value-type="float">
            <text:p>4.04814</text:p>
          </table:table-cell>
          <table:table-cell office:value-type="float" office:value="-0.18338" calcext:value-type="float">
            <text:p>-0.18338</text:p>
          </table:table-cell>
          <table:table-cell office:value-type="float" office:value="0.0641874" calcext:value-type="float">
            <text:p>0.0641874</text:p>
          </table:table-cell>
          <table:table-cell office:value-type="float" office:value="0.0815556" calcext:value-type="float">
            <text:p>0.0815556</text:p>
          </table:table-cell>
          <table:table-cell office:value-type="float" office:value="0.347574" calcext:value-type="float">
            <text:p>0.347574</text:p>
          </table:table-cell>
          <table:table-cell office:value-type="float" office:value="0.26194" calcext:value-type="float">
            <text:p>0.26194</text:p>
          </table:table-cell>
          <table:table-cell office:value-type="float" office:value="1.8344" calcext:value-type="float">
            <text:p>1.83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89965" calcext:value-type="float">
            <text:p>-8.89965</text:p>
          </table:table-cell>
          <table:table-cell office:value-type="float" office:value="-5.65215" calcext:value-type="float">
            <text:p>-5.65215</text:p>
          </table:table-cell>
          <table:table-cell office:value-type="float" office:value="5.01441" calcext:value-type="float">
            <text:p>5.01441</text:p>
          </table:table-cell>
          <table:table-cell office:value-type="float" office:value="4.03737" calcext:value-type="float">
            <text:p>4.03737</text:p>
          </table:table-cell>
          <table:table-cell office:value-type="float" office:value="-0.184597" calcext:value-type="float">
            <text:p>-0.184597</text:p>
          </table:table-cell>
          <table:table-cell office:value-type="float" office:value="0.064159" calcext:value-type="float">
            <text:p>0.064159</text:p>
          </table:table-cell>
          <table:table-cell office:value-type="float" office:value="0.0818084" calcext:value-type="float">
            <text:p>0.0818084</text:p>
          </table:table-cell>
          <table:table-cell office:value-type="float" office:value="0.347427" calcext:value-type="float">
            <text:p>0.347427</text:p>
          </table:table-cell>
          <table:table-cell office:value-type="float" office:value="0.261748" calcext:value-type="float">
            <text:p>0.261748</text:p>
          </table:table-cell>
          <table:table-cell office:value-type="float" office:value="0.268015" calcext:value-type="float">
            <text:p>0.2680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05542" calcext:value-type="float">
            <text:p>-9.05542</text:p>
          </table:table-cell>
          <table:table-cell office:value-type="float" office:value="-5.83744" calcext:value-type="float">
            <text:p>-5.83744</text:p>
          </table:table-cell>
          <table:table-cell office:value-type="float" office:value="5.00052" calcext:value-type="float">
            <text:p>5.00052</text:p>
          </table:table-cell>
          <table:table-cell office:value-type="float" office:value="4.0257" calcext:value-type="float">
            <text:p>4.0257</text:p>
          </table:table-cell>
          <table:table-cell office:value-type="float" office:value="-0.187783" calcext:value-type="float">
            <text:p>-0.187783</text:p>
          </table:table-cell>
          <table:table-cell office:value-type="float" office:value="0.0641884" calcext:value-type="float">
            <text:p>0.0641884</text:p>
          </table:table-cell>
          <table:table-cell office:value-type="float" office:value="0.0820628" calcext:value-type="float">
            <text:p>0.0820628</text:p>
          </table:table-cell>
          <table:table-cell office:value-type="float" office:value="0.347339" calcext:value-type="float">
            <text:p>0.347339</text:p>
          </table:table-cell>
          <table:table-cell office:value-type="float" office:value="0.261586" calcext:value-type="float">
            <text:p>0.261586</text:p>
          </table:table-cell>
          <table:table-cell office:value-type="float" office:value="0.0905025" calcext:value-type="float">
            <text:p>0.09050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19514" calcext:value-type="float">
            <text:p>-9.19514</text:p>
          </table:table-cell>
          <table:table-cell office:value-type="float" office:value="-5.98745" calcext:value-type="float">
            <text:p>-5.98745</text:p>
          </table:table-cell>
          <table:table-cell office:value-type="float" office:value="4.87478" calcext:value-type="float">
            <text:p>4.87478</text:p>
          </table:table-cell>
          <table:table-cell office:value-type="float" office:value="4.01174" calcext:value-type="float">
            <text:p>4.01174</text:p>
          </table:table-cell>
          <table:table-cell office:value-type="float" office:value="-0.191423" calcext:value-type="float">
            <text:p>-0.191423</text:p>
          </table:table-cell>
          <table:table-cell office:value-type="float" office:value="0.0643868" calcext:value-type="float">
            <text:p>0.0643868</text:p>
          </table:table-cell>
          <table:table-cell office:value-type="float" office:value="0.0821587" calcext:value-type="float">
            <text:p>0.0821587</text:p>
          </table:table-cell>
          <table:table-cell office:value-type="float" office:value="0.347541" calcext:value-type="float">
            <text:p>0.347541</text:p>
          </table:table-cell>
          <table:table-cell office:value-type="float" office:value="0.261257" calcext:value-type="float">
            <text:p>0.261257</text:p>
          </table:table-cell>
          <table:table-cell office:value-type="float" office:value="5.60193" calcext:value-type="float">
            <text:p>5.601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6908" calcext:value-type="float">
            <text:p>-9.36908</text:p>
          </table:table-cell>
          <table:table-cell office:value-type="float" office:value="-6.08757" calcext:value-type="float">
            <text:p>-6.08757</text:p>
          </table:table-cell>
          <table:table-cell office:value-type="float" office:value="4.77925" calcext:value-type="float">
            <text:p>4.77925</text:p>
          </table:table-cell>
          <table:table-cell office:value-type="float" office:value="3.97022" calcext:value-type="float">
            <text:p>3.97022</text:p>
          </table:table-cell>
          <table:table-cell office:value-type="float" office:value="-0.231118" calcext:value-type="float">
            <text:p>-0.231118</text:p>
          </table:table-cell>
          <table:table-cell office:value-type="float" office:value="0.064611" calcext:value-type="float">
            <text:p>0.064611</text:p>
          </table:table-cell>
          <table:table-cell office:value-type="float" office:value="0.0820398" calcext:value-type="float">
            <text:p>0.0820398</text:p>
          </table:table-cell>
          <table:table-cell office:value-type="float" office:value="0.347626" calcext:value-type="float">
            <text:p>0.347626</text:p>
          </table:table-cell>
          <table:table-cell office:value-type="float" office:value="0.260826" calcext:value-type="float">
            <text:p>0.260826</text:p>
          </table:table-cell>
          <table:table-cell office:value-type="float" office:value="4.21646" calcext:value-type="float">
            <text:p>4.216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54618" calcext:value-type="float">
            <text:p>-9.54618</text:p>
          </table:table-cell>
          <table:table-cell office:value-type="float" office:value="-6.27031" calcext:value-type="float">
            <text:p>-6.27031</text:p>
          </table:table-cell>
          <table:table-cell office:value-type="float" office:value="4.81668" calcext:value-type="float">
            <text:p>4.81668</text:p>
          </table:table-cell>
          <table:table-cell office:value-type="float" office:value="3.95588" calcext:value-type="float">
            <text:p>3.95588</text:p>
          </table:table-cell>
          <table:table-cell office:value-type="float" office:value="-0.234671" calcext:value-type="float">
            <text:p>-0.234671</text:p>
          </table:table-cell>
          <table:table-cell office:value-type="float" office:value="0.0648596" calcext:value-type="float">
            <text:p>0.0648596</text:p>
          </table:table-cell>
          <table:table-cell office:value-type="float" office:value="0.0819314" calcext:value-type="float">
            <text:p>0.0819314</text:p>
          </table:table-cell>
          <table:table-cell office:value-type="float" office:value="0.347642" calcext:value-type="float">
            <text:p>0.347642</text:p>
          </table:table-cell>
          <table:table-cell office:value-type="float" office:value="0.260404" calcext:value-type="float">
            <text:p>0.260404</text:p>
          </table:table-cell>
          <table:table-cell office:value-type="float" office:value="1.06927" calcext:value-type="float">
            <text:p>1.069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68601" calcext:value-type="float">
            <text:p>-9.68601</text:p>
          </table:table-cell>
          <table:table-cell office:value-type="float" office:value="-6.47995" calcext:value-type="float">
            <text:p>-6.47995</text:p>
          </table:table-cell>
          <table:table-cell office:value-type="float" office:value="4.83664" calcext:value-type="float">
            <text:p>4.83664</text:p>
          </table:table-cell>
          <table:table-cell office:value-type="float" office:value="3.9641" calcext:value-type="float">
            <text:p>3.9641</text:p>
          </table:table-cell>
          <table:table-cell office:value-type="float" office:value="-0.210713" calcext:value-type="float">
            <text:p>-0.210713</text:p>
          </table:table-cell>
          <table:table-cell office:value-type="float" office:value="0.0654201" calcext:value-type="float">
            <text:p>0.0654201</text:p>
          </table:table-cell>
          <table:table-cell office:value-type="float" office:value="0.081907" calcext:value-type="float">
            <text:p>0.081907</text:p>
          </table:table-cell>
          <table:table-cell office:value-type="float" office:value="0.347917" calcext:value-type="float">
            <text:p>0.347917</text:p>
          </table:table-cell>
          <table:table-cell office:value-type="float" office:value="0.260103" calcext:value-type="float">
            <text:p>0.260103</text:p>
          </table:table-cell>
          <table:table-cell office:value-type="float" office:value="0.641345" calcext:value-type="float">
            <text:p>0.6413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90848" calcext:value-type="float">
            <text:p>-9.90848</text:p>
          </table:table-cell>
          <table:table-cell office:value-type="float" office:value="-6.64411" calcext:value-type="float">
            <text:p>-6.64411</text:p>
          </table:table-cell>
          <table:table-cell office:value-type="float" office:value="4.94405" calcext:value-type="float">
            <text:p>4.94405</text:p>
          </table:table-cell>
          <table:table-cell office:value-type="float" office:value="3.92899" calcext:value-type="float">
            <text:p>3.92899</text:p>
          </table:table-cell>
          <table:table-cell office:value-type="float" office:value="-0.242282" calcext:value-type="float">
            <text:p>-0.242282</text:p>
          </table:table-cell>
          <table:table-cell office:value-type="float" office:value="0.0657183" calcext:value-type="float">
            <text:p>0.0657183</text:p>
          </table:table-cell>
          <table:table-cell office:value-type="float" office:value="0.0818704" calcext:value-type="float">
            <text:p>0.0818704</text:p>
          </table:table-cell>
          <table:table-cell office:value-type="float" office:value="0.347719" calcext:value-type="float">
            <text:p>0.347719</text:p>
          </table:table-cell>
          <table:table-cell office:value-type="float" office:value="0.259857" calcext:value-type="float">
            <text:p>0.259857</text:p>
          </table:table-cell>
          <table:table-cell office:value-type="float" office:value="7.25804" calcext:value-type="float">
            <text:p>7.258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1116" calcext:value-type="float">
            <text:p>-10.1116</text:p>
          </table:table-cell>
          <table:table-cell office:value-type="float" office:value="-6.8115" calcext:value-type="float">
            <text:p>-6.8115</text:p>
          </table:table-cell>
          <table:table-cell office:value-type="float" office:value="4.96274" calcext:value-type="float">
            <text:p>4.96274</text:p>
          </table:table-cell>
          <table:table-cell office:value-type="float" office:value="3.9058" calcext:value-type="float">
            <text:p>3.9058</text:p>
          </table:table-cell>
          <table:table-cell office:value-type="float" office:value="-0.255019" calcext:value-type="float">
            <text:p>-0.255019</text:p>
          </table:table-cell>
          <table:table-cell office:value-type="float" office:value="0.0659348" calcext:value-type="float">
            <text:p>0.0659348</text:p>
          </table:table-cell>
          <table:table-cell office:value-type="float" office:value="0.0818407" calcext:value-type="float">
            <text:p>0.0818407</text:p>
          </table:table-cell>
          <table:table-cell office:value-type="float" office:value="0.347427" calcext:value-type="float">
            <text:p>0.347427</text:p>
          </table:table-cell>
          <table:table-cell office:value-type="float" office:value="0.259617" calcext:value-type="float">
            <text:p>0.259617</text:p>
          </table:table-cell>
          <table:table-cell office:value-type="float" office:value="0.723706" calcext:value-type="float">
            <text:p>0.723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297" calcext:value-type="float">
            <text:p>-10.297</text:p>
          </table:table-cell>
          <table:table-cell office:value-type="float" office:value="-6.97404" calcext:value-type="float">
            <text:p>-6.97404</text:p>
          </table:table-cell>
          <table:table-cell office:value-type="float" office:value="4.99134" calcext:value-type="float">
            <text:p>4.99134</text:p>
          </table:table-cell>
          <table:table-cell office:value-type="float" office:value="3.88799" calcext:value-type="float">
            <text:p>3.88799</text:p>
          </table:table-cell>
          <table:table-cell office:value-type="float" office:value="-0.262152" calcext:value-type="float">
            <text:p>-0.262152</text:p>
          </table:table-cell>
          <table:table-cell office:value-type="float" office:value="0.0661911" calcext:value-type="float">
            <text:p>0.0661911</text:p>
          </table:table-cell>
          <table:table-cell office:value-type="float" office:value="0.0818143" calcext:value-type="float">
            <text:p>0.0818143</text:p>
          </table:table-cell>
          <table:table-cell office:value-type="float" office:value="0.347078" calcext:value-type="float">
            <text:p>0.347078</text:p>
          </table:table-cell>
          <table:table-cell office:value-type="float" office:value="0.259442" calcext:value-type="float">
            <text:p>0.259442</text:p>
          </table:table-cell>
          <table:table-cell office:value-type="float" office:value="0.952212" calcext:value-type="float">
            <text:p>0.9522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5279" calcext:value-type="float">
            <text:p>-10.5279</text:p>
          </table:table-cell>
          <table:table-cell office:value-type="float" office:value="-7.15908" calcext:value-type="float">
            <text:p>-7.15908</text:p>
          </table:table-cell>
          <table:table-cell office:value-type="float" office:value="5.05736" calcext:value-type="float">
            <text:p>5.05736</text:p>
          </table:table-cell>
          <table:table-cell office:value-type="float" office:value="3.86593" calcext:value-type="float">
            <text:p>3.86593</text:p>
          </table:table-cell>
          <table:table-cell office:value-type="float" office:value="-0.271584" calcext:value-type="float">
            <text:p>-0.271584</text:p>
          </table:table-cell>
          <table:table-cell office:value-type="float" office:value="0.0662651" calcext:value-type="float">
            <text:p>0.0662651</text:p>
          </table:table-cell>
          <table:table-cell office:value-type="float" office:value="0.081882" calcext:value-type="float">
            <text:p>0.081882</text:p>
          </table:table-cell>
          <table:table-cell office:value-type="float" office:value="0.346614" calcext:value-type="float">
            <text:p>0.346614</text:p>
          </table:table-cell>
          <table:table-cell office:value-type="float" office:value="0.259368" calcext:value-type="float">
            <text:p>0.259368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7332" calcext:value-type="float">
            <text:p>-10.7332</text:p>
          </table:table-cell>
          <table:table-cell office:value-type="float" office:value="-7.30165" calcext:value-type="float">
            <text:p>-7.30165</text:p>
          </table:table-cell>
          <table:table-cell office:value-type="float" office:value="5.06073" calcext:value-type="float">
            <text:p>5.06073</text:p>
          </table:table-cell>
          <table:table-cell office:value-type="float" office:value="3.83936" calcext:value-type="float">
            <text:p>3.83936</text:p>
          </table:table-cell>
          <table:table-cell office:value-type="float" office:value="-0.287496" calcext:value-type="float">
            <text:p>-0.287496</text:p>
          </table:table-cell>
          <table:table-cell office:value-type="float" office:value="0.0663099" calcext:value-type="float">
            <text:p>0.0663099</text:p>
          </table:table-cell>
          <table:table-cell office:value-type="float" office:value="0.0819067" calcext:value-type="float">
            <text:p>0.0819067</text:p>
          </table:table-cell>
          <table:table-cell office:value-type="float" office:value="0.346109" calcext:value-type="float">
            <text:p>0.346109</text:p>
          </table:table-cell>
          <table:table-cell office:value-type="float" office:value="0.25923" calcext:value-type="float">
            <text:p>0.25923</text:p>
          </table:table-cell>
          <table:table-cell office:value-type="float" office:value="1.83081" calcext:value-type="float">
            <text:p>1.830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9811" calcext:value-type="float">
            <text:p>-10.9811</text:p>
          </table:table-cell>
          <table:table-cell office:value-type="float" office:value="-7.46713" calcext:value-type="float">
            <text:p>-7.46713</text:p>
          </table:table-cell>
          <table:table-cell office:value-type="float" office:value="5.12125" calcext:value-type="float">
            <text:p>5.12125</text:p>
          </table:table-cell>
          <table:table-cell office:value-type="float" office:value="3.81029" calcext:value-type="float">
            <text:p>3.81029</text:p>
          </table:table-cell>
          <table:table-cell office:value-type="float" office:value="-0.303772" calcext:value-type="float">
            <text:p>-0.303772</text:p>
          </table:table-cell>
          <table:table-cell office:value-type="float" office:value="0.0662276" calcext:value-type="float">
            <text:p>0.0662276</text:p>
          </table:table-cell>
          <table:table-cell office:value-type="float" office:value="0.0819898" calcext:value-type="float">
            <text:p>0.0819898</text:p>
          </table:table-cell>
          <table:table-cell office:value-type="float" office:value="0.345554" calcext:value-type="float">
            <text:p>0.345554</text:p>
          </table:table-cell>
          <table:table-cell office:value-type="float" office:value="0.259098" calcext:value-type="float">
            <text:p>0.259098</text:p>
          </table:table-cell>
          <table:table-cell office:value-type="float" office:value="3.63605" calcext:value-type="float">
            <text:p>3.636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1685" calcext:value-type="float">
            <text:p>-11.1685</text:p>
          </table:table-cell>
          <table:table-cell office:value-type="float" office:value="-7.60584" calcext:value-type="float">
            <text:p>-7.60584</text:p>
          </table:table-cell>
          <table:table-cell office:value-type="float" office:value="5.04831" calcext:value-type="float">
            <text:p>5.04831</text:p>
          </table:table-cell>
          <table:table-cell office:value-type="float" office:value="3.79314" calcext:value-type="float">
            <text:p>3.79314</text:p>
          </table:table-cell>
          <table:table-cell office:value-type="float" office:value="-0.306039" calcext:value-type="float">
            <text:p>-0.306039</text:p>
          </table:table-cell>
          <table:table-cell office:value-type="float" office:value="0.0661764" calcext:value-type="float">
            <text:p>0.0661764</text:p>
          </table:table-cell>
          <table:table-cell office:value-type="float" office:value="0.0820431" calcext:value-type="float">
            <text:p>0.0820431</text:p>
          </table:table-cell>
          <table:table-cell office:value-type="float" office:value="0.345027" calcext:value-type="float">
            <text:p>0.345027</text:p>
          </table:table-cell>
          <table:table-cell office:value-type="float" office:value="0.258886" calcext:value-type="float">
            <text:p>0.258886</text:p>
          </table:table-cell>
          <table:table-cell office:value-type="float" office:value="1.31348" calcext:value-type="float">
            <text:p>1.313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3181" calcext:value-type="float">
            <text:p>-11.3181</text:p>
          </table:table-cell>
          <table:table-cell office:value-type="float" office:value="-7.75888" calcext:value-type="float">
            <text:p>-7.75888</text:p>
          </table:table-cell>
          <table:table-cell office:value-type="float" office:value="4.99288" calcext:value-type="float">
            <text:p>4.99288</text:p>
          </table:table-cell>
          <table:table-cell office:value-type="float" office:value="3.79374" calcext:value-type="float">
            <text:p>3.79374</text:p>
          </table:table-cell>
          <table:table-cell office:value-type="float" office:value="-0.28827" calcext:value-type="float">
            <text:p>-0.28827</text:p>
          </table:table-cell>
          <table:table-cell office:value-type="float" office:value="0.0663312" calcext:value-type="float">
            <text:p>0.0663312</text:p>
          </table:table-cell>
          <table:table-cell office:value-type="float" office:value="0.0821401" calcext:value-type="float">
            <text:p>0.0821401</text:p>
          </table:table-cell>
          <table:table-cell office:value-type="float" office:value="0.344614" calcext:value-type="float">
            <text:p>0.344614</text:p>
          </table:table-cell>
          <table:table-cell office:value-type="float" office:value="0.258806" calcext:value-type="float">
            <text:p>0.258806</text:p>
          </table:table-cell>
          <table:table-cell office:value-type="float" office:value="3.04897" calcext:value-type="float">
            <text:p>3.048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124" calcext:value-type="float">
            <text:p>-11.5124</text:p>
          </table:table-cell>
          <table:table-cell office:value-type="float" office:value="-7.8853" calcext:value-type="float">
            <text:p>-7.8853</text:p>
          </table:table-cell>
          <table:table-cell office:value-type="float" office:value="4.94841" calcext:value-type="float">
            <text:p>4.94841</text:p>
          </table:table-cell>
          <table:table-cell office:value-type="float" office:value="3.77234" calcext:value-type="float">
            <text:p>3.77234</text:p>
          </table:table-cell>
          <table:table-cell office:value-type="float" office:value="-0.296692" calcext:value-type="float">
            <text:p>-0.296692</text:p>
          </table:table-cell>
          <table:table-cell office:value-type="float" office:value="0.0665593" calcext:value-type="float">
            <text:p>0.0665593</text:p>
          </table:table-cell>
          <table:table-cell office:value-type="float" office:value="0.082191" calcext:value-type="float">
            <text:p>0.082191</text:p>
          </table:table-cell>
          <table:table-cell office:value-type="float" office:value="0.344239" calcext:value-type="float">
            <text:p>0.344239</text:p>
          </table:table-cell>
          <table:table-cell office:value-type="float" office:value="0.258652" calcext:value-type="float">
            <text:p>0.258652</text:p>
          </table:table-cell>
          <table:table-cell office:value-type="float" office:value="1.75186" calcext:value-type="float">
            <text:p>1.751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6911" calcext:value-type="float">
            <text:p>-11.6911</text:p>
          </table:table-cell>
          <table:table-cell office:value-type="float" office:value="-7.98882" calcext:value-type="float">
            <text:p>-7.98882</text:p>
          </table:table-cell>
          <table:table-cell office:value-type="float" office:value="4.88401" calcext:value-type="float">
            <text:p>4.88401</text:p>
          </table:table-cell>
          <table:table-cell office:value-type="float" office:value="3.74904" calcext:value-type="float">
            <text:p>3.74904</text:p>
          </table:table-cell>
          <table:table-cell office:value-type="float" office:value="-0.307513" calcext:value-type="float">
            <text:p>-0.307513</text:p>
          </table:table-cell>
          <table:table-cell office:value-type="float" office:value="0.0669899" calcext:value-type="float">
            <text:p>0.0669899</text:p>
          </table:table-cell>
          <table:table-cell office:value-type="float" office:value="0.0821466" calcext:value-type="float">
            <text:p>0.0821466</text:p>
          </table:table-cell>
          <table:table-cell office:value-type="float" office:value="0.343935" calcext:value-type="float">
            <text:p>0.343935</text:p>
          </table:table-cell>
          <table:table-cell office:value-type="float" office:value="0.258399" calcext:value-type="float">
            <text:p>0.258399</text:p>
          </table:table-cell>
          <table:table-cell office:value-type="float" office:value="2.90573" calcext:value-type="float">
            <text:p>2.905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8816" calcext:value-type="float">
            <text:p>-11.8816</text:p>
          </table:table-cell>
          <table:table-cell office:value-type="float" office:value="-8.10133" calcext:value-type="float">
            <text:p>-8.10133</text:p>
          </table:table-cell>
          <table:table-cell office:value-type="float" office:value="4.77296" calcext:value-type="float">
            <text:p>4.77296</text:p>
          </table:table-cell>
          <table:table-cell office:value-type="float" office:value="3.72713" calcext:value-type="float">
            <text:p>3.72713</text:p>
          </table:table-cell>
          <table:table-cell office:value-type="float" office:value="-0.315271" calcext:value-type="float">
            <text:p>-0.315271</text:p>
          </table:table-cell>
          <table:table-cell office:value-type="float" office:value="0.067588" calcext:value-type="float">
            <text:p>0.067588</text:p>
          </table:table-cell>
          <table:table-cell office:value-type="float" office:value="0.0820647" calcext:value-type="float">
            <text:p>0.0820647</text:p>
          </table:table-cell>
          <table:table-cell office:value-type="float" office:value="0.34383" calcext:value-type="float">
            <text:p>0.34383</text:p>
          </table:table-cell>
          <table:table-cell office:value-type="float" office:value="0.258049" calcext:value-type="float">
            <text:p>0.258049</text:p>
          </table:table-cell>
          <table:table-cell office:value-type="float" office:value="1.48575" calcext:value-type="float">
            <text:p>1.485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095" calcext:value-type="float">
            <text:p>-12.095</text:p>
          </table:table-cell>
          <table:table-cell office:value-type="float" office:value="-8.19188" calcext:value-type="float">
            <text:p>-8.19188</text:p>
          </table:table-cell>
          <table:table-cell office:value-type="float" office:value="4.75324" calcext:value-type="float">
            <text:p>4.75324</text:p>
          </table:table-cell>
          <table:table-cell office:value-type="float" office:value="3.69287" calcext:value-type="float">
            <text:p>3.69287</text:p>
          </table:table-cell>
          <table:table-cell office:value-type="float" office:value="-0.337031" calcext:value-type="float">
            <text:p>-0.337031</text:p>
          </table:table-cell>
          <table:table-cell office:value-type="float" office:value="0.0681949" calcext:value-type="float">
            <text:p>0.0681949</text:p>
          </table:table-cell>
          <table:table-cell office:value-type="float" office:value="0.08194" calcext:value-type="float">
            <text:p>0.08194</text:p>
          </table:table-cell>
          <table:table-cell office:value-type="float" office:value="0.343657" calcext:value-type="float">
            <text:p>0.343657</text:p>
          </table:table-cell>
          <table:table-cell office:value-type="float" office:value="0.257652" calcext:value-type="float">
            <text:p>0.257652</text:p>
          </table:table-cell>
          <table:table-cell office:value-type="float" office:value="0.657269" calcext:value-type="float">
            <text:p>0.6572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3243" calcext:value-type="float">
            <text:p>-12.3243</text:p>
          </table:table-cell>
          <table:table-cell office:value-type="float" office:value="-8.32268" calcext:value-type="float">
            <text:p>-8.32268</text:p>
          </table:table-cell>
          <table:table-cell office:value-type="float" office:value="4.89897" calcext:value-type="float">
            <text:p>4.89897</text:p>
          </table:table-cell>
          <table:table-cell office:value-type="float" office:value="3.67342" calcext:value-type="float">
            <text:p>3.67342</text:p>
          </table:table-cell>
          <table:table-cell office:value-type="float" office:value="-0.339056" calcext:value-type="float">
            <text:p>-0.339056</text:p>
          </table:table-cell>
          <table:table-cell office:value-type="float" office:value="0.0687038" calcext:value-type="float">
            <text:p>0.0687038</text:p>
          </table:table-cell>
          <table:table-cell office:value-type="float" office:value="0.0818244" calcext:value-type="float">
            <text:p>0.0818244</text:p>
          </table:table-cell>
          <table:table-cell office:value-type="float" office:value="0.343228" calcext:value-type="float">
            <text:p>0.343228</text:p>
          </table:table-cell>
          <table:table-cell office:value-type="float" office:value="0.257345" calcext:value-type="float">
            <text:p>0.257345</text:p>
          </table:table-cell>
          <table:table-cell office:value-type="float" office:value="2.90119" calcext:value-type="float">
            <text:p>2.901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5279" calcext:value-type="float">
            <text:p>-12.5279</text:p>
          </table:table-cell>
          <table:table-cell office:value-type="float" office:value="-8.40385" calcext:value-type="float">
            <text:p>-8.40385</text:p>
          </table:table-cell>
          <table:table-cell office:value-type="float" office:value="4.85408" calcext:value-type="float">
            <text:p>4.85408</text:p>
          </table:table-cell>
          <table:table-cell office:value-type="float" office:value="3.64306" calcext:value-type="float">
            <text:p>3.64306</text:p>
          </table:table-cell>
          <table:table-cell office:value-type="float" office:value="-0.355184" calcext:value-type="float">
            <text:p>-0.355184</text:p>
          </table:table-cell>
          <table:table-cell office:value-type="float" office:value="0.0693347" calcext:value-type="float">
            <text:p>0.0693347</text:p>
          </table:table-cell>
          <table:table-cell office:value-type="float" office:value="0.0816973" calcext:value-type="float">
            <text:p>0.0816973</text:p>
          </table:table-cell>
          <table:table-cell office:value-type="float" office:value="0.342814" calcext:value-type="float">
            <text:p>0.342814</text:p>
          </table:table-cell>
          <table:table-cell office:value-type="float" office:value="0.25697" calcext:value-type="float">
            <text:p>0.25697</text:p>
          </table:table-cell>
          <table:table-cell office:value-type="float" office:value="1.71014" calcext:value-type="float">
            <text:p>1.710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7299" calcext:value-type="float">
            <text:p>-12.7299</text:p>
          </table:table-cell>
          <table:table-cell office:value-type="float" office:value="-8.49128" calcext:value-type="float">
            <text:p>-8.49128</text:p>
          </table:table-cell>
          <table:table-cell office:value-type="float" office:value="4.74981" calcext:value-type="float">
            <text:p>4.74981</text:p>
          </table:table-cell>
          <table:table-cell office:value-type="float" office:value="3.61634" calcext:value-type="float">
            <text:p>3.61634</text:p>
          </table:table-cell>
          <table:table-cell office:value-type="float" office:value="-0.366953" calcext:value-type="float">
            <text:p>-0.366953</text:p>
          </table:table-cell>
          <table:table-cell office:value-type="float" office:value="0.0701279" calcext:value-type="float">
            <text:p>0.0701279</text:p>
          </table:table-cell>
          <table:table-cell office:value-type="float" office:value="0.0815886" calcext:value-type="float">
            <text:p>0.0815886</text:p>
          </table:table-cell>
          <table:table-cell office:value-type="float" office:value="0.342539" calcext:value-type="float">
            <text:p>0.342539</text:p>
          </table:table-cell>
          <table:table-cell office:value-type="float" office:value="0.256569" calcext:value-type="float">
            <text:p>0.256569</text:p>
          </table:table-cell>
          <table:table-cell office:value-type="float" office:value="1.57713" calcext:value-type="float">
            <text:p>1.577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0103" calcext:value-type="float">
            <text:p>-13.0103</text:p>
          </table:table-cell>
          <table:table-cell office:value-type="float" office:value="-8.58213" calcext:value-type="float">
            <text:p>-8.58213</text:p>
          </table:table-cell>
          <table:table-cell office:value-type="float" office:value="4.82596" calcext:value-type="float">
            <text:p>4.82596</text:p>
          </table:table-cell>
          <table:table-cell office:value-type="float" office:value="3.57446" calcext:value-type="float">
            <text:p>3.57446</text:p>
          </table:table-cell>
          <table:table-cell office:value-type="float" office:value="-0.393202" calcext:value-type="float">
            <text:p>-0.393202</text:p>
          </table:table-cell>
          <table:table-cell office:value-type="float" office:value="0.070481" calcext:value-type="float">
            <text:p>0.070481</text:p>
          </table:table-cell>
          <table:table-cell office:value-type="float" office:value="0.0815031" calcext:value-type="float">
            <text:p>0.0815031</text:p>
          </table:table-cell>
          <table:table-cell office:value-type="float" office:value="0.342074" calcext:value-type="float">
            <text:p>0.342074</text:p>
          </table:table-cell>
          <table:table-cell office:value-type="float" office:value="0.256182" calcext:value-type="float">
            <text:p>0.256182</text:p>
          </table:table-cell>
          <table:table-cell office:value-type="float" office:value="4.49632" calcext:value-type="float">
            <text:p>4.496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2613" calcext:value-type="float">
            <text:p>-13.2613</text:p>
          </table:table-cell>
          <table:table-cell office:value-type="float" office:value="-8.68422" calcext:value-type="float">
            <text:p>-8.68422</text:p>
          </table:table-cell>
          <table:table-cell office:value-type="float" office:value="4.91959" calcext:value-type="float">
            <text:p>4.91959</text:p>
          </table:table-cell>
          <table:table-cell office:value-type="float" office:value="3.54991" calcext:value-type="float">
            <text:p>3.54991</text:p>
          </table:table-cell>
          <table:table-cell office:value-type="float" office:value="-0.397085" calcext:value-type="float">
            <text:p>-0.397085</text:p>
          </table:table-cell>
          <table:table-cell office:value-type="float" office:value="0.070687" calcext:value-type="float">
            <text:p>0.070687</text:p>
          </table:table-cell>
          <table:table-cell office:value-type="float" office:value="0.0814165" calcext:value-type="float">
            <text:p>0.0814165</text:p>
          </table:table-cell>
          <table:table-cell office:value-type="float" office:value="0.341546" calcext:value-type="float">
            <text:p>0.341546</text:p>
          </table:table-cell>
          <table:table-cell office:value-type="float" office:value="0.255786" calcext:value-type="float">
            <text:p>0.255786</text:p>
          </table:table-cell>
          <table:table-cell office:value-type="float" office:value="2.83544" calcext:value-type="float">
            <text:p>2.835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4831" calcext:value-type="float">
            <text:p>-13.4831</text:p>
          </table:table-cell>
          <table:table-cell office:value-type="float" office:value="-8.73144" calcext:value-type="float">
            <text:p>-8.73144</text:p>
          </table:table-cell>
          <table:table-cell office:value-type="float" office:value="4.88081" calcext:value-type="float">
            <text:p>4.88081</text:p>
          </table:table-cell>
          <table:table-cell office:value-type="float" office:value="3.51188" calcext:value-type="float">
            <text:p>3.51188</text:p>
          </table:table-cell>
          <table:table-cell office:value-type="float" office:value="-0.418585" calcext:value-type="float">
            <text:p>-0.418585</text:p>
          </table:table-cell>
          <table:table-cell office:value-type="float" office:value="0.0709252" calcext:value-type="float">
            <text:p>0.0709252</text:p>
          </table:table-cell>
          <table:table-cell office:value-type="float" office:value="0.0814611" calcext:value-type="float">
            <text:p>0.0814611</text:p>
          </table:table-cell>
          <table:table-cell office:value-type="float" office:value="0.341021" calcext:value-type="float">
            <text:p>0.341021</text:p>
          </table:table-cell>
          <table:table-cell office:value-type="float" office:value="0.255458" calcext:value-type="float">
            <text:p>0.255458</text:p>
          </table:table-cell>
          <table:table-cell office:value-type="float" office:value="1.86499" calcext:value-type="float">
            <text:p>1.864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693" calcext:value-type="float">
            <text:p>-13.693</text:p>
          </table:table-cell>
          <table:table-cell office:value-type="float" office:value="-8.77589" calcext:value-type="float">
            <text:p>-8.77589</text:p>
          </table:table-cell>
          <table:table-cell office:value-type="float" office:value="4.74247" calcext:value-type="float">
            <text:p>4.74247</text:p>
          </table:table-cell>
          <table:table-cell office:value-type="float" office:value="3.47462" calcext:value-type="float">
            <text:p>3.47462</text:p>
          </table:table-cell>
          <table:table-cell office:value-type="float" office:value="-0.441216" calcext:value-type="float">
            <text:p>-0.441216</text:p>
          </table:table-cell>
          <table:table-cell office:value-type="float" office:value="0.0712799" calcext:value-type="float">
            <text:p>0.0712799</text:p>
          </table:table-cell>
          <table:table-cell office:value-type="float" office:value="0.0817138" calcext:value-type="float">
            <text:p>0.0817138</text:p>
          </table:table-cell>
          <table:table-cell office:value-type="float" office:value="0.340575" calcext:value-type="float">
            <text:p>0.340575</text:p>
          </table:table-cell>
          <table:table-cell office:value-type="float" office:value="0.255355" calcext:value-type="float">
            <text:p>0.255355</text:p>
          </table:table-cell>
          <table:table-cell office:value-type="float" office:value="3.64661" calcext:value-type="float">
            <text:p>3.646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922" calcext:value-type="float">
            <text:p>-13.922</text:p>
          </table:table-cell>
          <table:table-cell office:value-type="float" office:value="-8.88413" calcext:value-type="float">
            <text:p>-8.88413</text:p>
          </table:table-cell>
          <table:table-cell office:value-type="float" office:value="4.768" calcext:value-type="float">
            <text:p>4.768</text:p>
          </table:table-cell>
          <table:table-cell office:value-type="float" office:value="3.46534" calcext:value-type="float">
            <text:p>3.46534</text:p>
          </table:table-cell>
          <table:table-cell office:value-type="float" office:value="-0.426167" calcext:value-type="float">
            <text:p>-0.426167</text:p>
          </table:table-cell>
          <table:table-cell office:value-type="float" office:value="0.0716481" calcext:value-type="float">
            <text:p>0.0716481</text:p>
          </table:table-cell>
          <table:table-cell office:value-type="float" office:value="0.081855" calcext:value-type="float">
            <text:p>0.081855</text:p>
          </table:table-cell>
          <table:table-cell office:value-type="float" office:value="0.340125" calcext:value-type="float">
            <text:p>0.340125</text:p>
          </table:table-cell>
          <table:table-cell office:value-type="float" office:value="0.255097" calcext:value-type="float">
            <text:p>0.255097</text:p>
          </table:table-cell>
          <table:table-cell office:value-type="float" office:value="0.941427" calcext:value-type="float">
            <text:p>0.9414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1788" calcext:value-type="float">
            <text:p>-14.1788</text:p>
          </table:table-cell>
          <table:table-cell office:value-type="float" office:value="-8.97447" calcext:value-type="float">
            <text:p>-8.97447</text:p>
          </table:table-cell>
          <table:table-cell office:value-type="float" office:value="4.92061" calcext:value-type="float">
            <text:p>4.92061</text:p>
          </table:table-cell>
          <table:table-cell office:value-type="float" office:value="3.44945" calcext:value-type="float">
            <text:p>3.44945</text:p>
          </table:table-cell>
          <table:table-cell office:value-type="float" office:value="-0.415208" calcext:value-type="float">
            <text:p>-0.415208</text:p>
          </table:table-cell>
          <table:table-cell office:value-type="float" office:value="0.0718749" calcext:value-type="float">
            <text:p>0.0718749</text:p>
          </table:table-cell>
          <table:table-cell office:value-type="float" office:value="0.081954" calcext:value-type="float">
            <text:p>0.081954</text:p>
          </table:table-cell>
          <table:table-cell office:value-type="float" office:value="0.339603" calcext:value-type="float">
            <text:p>0.339603</text:p>
          </table:table-cell>
          <table:table-cell office:value-type="float" office:value="0.254734" calcext:value-type="float">
            <text:p>0.254734</text:p>
          </table:table-cell>
          <table:table-cell office:value-type="float" office:value="2.91349" calcext:value-type="float">
            <text:p>2.913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049" calcext:value-type="float">
            <text:p>-14.4049</text:p>
          </table:table-cell>
          <table:table-cell office:value-type="float" office:value="-9.08531" calcext:value-type="float">
            <text:p>-9.08531</text:p>
          </table:table-cell>
          <table:table-cell office:value-type="float" office:value="4.92738" calcext:value-type="float">
            <text:p>4.92738</text:p>
          </table:table-cell>
          <table:table-cell office:value-type="float" office:value="3.44679" calcext:value-type="float">
            <text:p>3.44679</text:p>
          </table:table-cell>
          <table:table-cell office:value-type="float" office:value="-0.394333" calcext:value-type="float">
            <text:p>-0.394333</text:p>
          </table:table-cell>
          <table:table-cell office:value-type="float" office:value="0.0721476" calcext:value-type="float">
            <text:p>0.0721476</text:p>
          </table:table-cell>
          <table:table-cell office:value-type="float" office:value="0.081931" calcext:value-type="float">
            <text:p>0.081931</text:p>
          </table:table-cell>
          <table:table-cell office:value-type="float" office:value="0.339084" calcext:value-type="float">
            <text:p>0.339084</text:p>
          </table:table-cell>
          <table:table-cell office:value-type="float" office:value="0.254349" calcext:value-type="float">
            <text:p>0.254349</text:p>
          </table:table-cell>
          <table:table-cell office:value-type="float" office:value="0.654428" calcext:value-type="float">
            <text:p>0.6544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6329" calcext:value-type="float">
            <text:p>-14.6329</text:p>
          </table:table-cell>
          <table:table-cell office:value-type="float" office:value="-9.1566" calcext:value-type="float">
            <text:p>-9.1566</text:p>
          </table:table-cell>
          <table:table-cell office:value-type="float" office:value="4.88739" calcext:value-type="float">
            <text:p>4.88739</text:p>
          </table:table-cell>
          <table:table-cell office:value-type="float" office:value="3.42702" calcext:value-type="float">
            <text:p>3.42702</text:p>
          </table:table-cell>
          <table:table-cell office:value-type="float" office:value="-0.395779" calcext:value-type="float">
            <text:p>-0.395779</text:p>
          </table:table-cell>
          <table:table-cell office:value-type="float" office:value="0.0724661" calcext:value-type="float">
            <text:p>0.0724661</text:p>
          </table:table-cell>
          <table:table-cell office:value-type="float" office:value="0.0819047" calcext:value-type="float">
            <text:p>0.0819047</text:p>
          </table:table-cell>
          <table:table-cell office:value-type="float" office:value="0.338576" calcext:value-type="float">
            <text:p>0.338576</text:p>
          </table:table-cell>
          <table:table-cell office:value-type="float" office:value="0.253966" calcext:value-type="float">
            <text:p>0.253966</text:p>
          </table:table-cell>
          <table:table-cell office:value-type="float" office:value="0.319189" calcext:value-type="float">
            <text:p>0.319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214" calcext:value-type="float">
            <text:p>-14.9214</text:p>
          </table:table-cell>
          <table:table-cell office:value-type="float" office:value="-9.1555" calcext:value-type="float">
            <text:p>-9.1555</text:p>
          </table:table-cell>
          <table:table-cell office:value-type="float" office:value="4.93736" calcext:value-type="float">
            <text:p>4.93736</text:p>
          </table:table-cell>
          <table:table-cell office:value-type="float" office:value="3.36852" calcext:value-type="float">
            <text:p>3.36852</text:p>
          </table:table-cell>
          <table:table-cell office:value-type="float" office:value="-0.439672" calcext:value-type="float">
            <text:p>-0.439672</text:p>
          </table:table-cell>
          <table:table-cell office:value-type="float" office:value="0.0725316" calcext:value-type="float">
            <text:p>0.0725316</text:p>
          </table:table-cell>
          <table:table-cell office:value-type="float" office:value="0.0821357" calcext:value-type="float">
            <text:p>0.0821357</text:p>
          </table:table-cell>
          <table:table-cell office:value-type="float" office:value="0.338072" calcext:value-type="float">
            <text:p>0.338072</text:p>
          </table:table-cell>
          <table:table-cell office:value-type="float" office:value="0.253674" calcext:value-type="float">
            <text:p>0.253674</text:p>
          </table:table-cell>
          <table:table-cell office:value-type="float" office:value="2.10129" calcext:value-type="float">
            <text:p>2.101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1821" calcext:value-type="float">
            <text:p>-15.1821</text:p>
          </table:table-cell>
          <table:table-cell office:value-type="float" office:value="-9.22769" calcext:value-type="float">
            <text:p>-9.22769</text:p>
          </table:table-cell>
          <table:table-cell office:value-type="float" office:value="4.97724" calcext:value-type="float">
            <text:p>4.97724</text:p>
          </table:table-cell>
          <table:table-cell office:value-type="float" office:value="3.35149" calcext:value-type="float">
            <text:p>3.35149</text:p>
          </table:table-cell>
          <table:table-cell office:value-type="float" office:value="-0.433472" calcext:value-type="float">
            <text:p>-0.433472</text:p>
          </table:table-cell>
          <table:table-cell office:value-type="float" office:value="0.0725232" calcext:value-type="float">
            <text:p>0.0725232</text:p>
          </table:table-cell>
          <table:table-cell office:value-type="float" office:value="0.0823008" calcext:value-type="float">
            <text:p>0.0823008</text:p>
          </table:table-cell>
          <table:table-cell office:value-type="float" office:value="0.337591" calcext:value-type="float">
            <text:p>0.337591</text:p>
          </table:table-cell>
          <table:table-cell office:value-type="float" office:value="0.253336" calcext:value-type="float">
            <text:p>0.253336</text:p>
          </table:table-cell>
          <table:table-cell office:value-type="float" office:value="4.49588" calcext:value-type="float">
            <text:p>4.495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4504" calcext:value-type="float">
            <text:p>-15.4504</text:p>
          </table:table-cell>
          <table:table-cell office:value-type="float" office:value="-9.34182" calcext:value-type="float">
            <text:p>-9.34182</text:p>
          </table:table-cell>
          <table:table-cell office:value-type="float" office:value="5.03642" calcext:value-type="float">
            <text:p>5.03642</text:p>
          </table:table-cell>
          <table:table-cell office:value-type="float" office:value="3.35347" calcext:value-type="float">
            <text:p>3.35347</text:p>
          </table:table-cell>
          <table:table-cell office:value-type="float" office:value="-0.405905" calcext:value-type="float">
            <text:p>-0.405905</text:p>
          </table:table-cell>
          <table:table-cell office:value-type="float" office:value="0.072449" calcext:value-type="float">
            <text:p>0.072449</text:p>
          </table:table-cell>
          <table:table-cell office:value-type="float" office:value="0.0822533" calcext:value-type="float">
            <text:p>0.0822533</text:p>
          </table:table-cell>
          <table:table-cell office:value-type="float" office:value="0.337144" calcext:value-type="float">
            <text:p>0.337144</text:p>
          </table:table-cell>
          <table:table-cell office:value-type="float" office:value="0.252966" calcext:value-type="float">
            <text:p>0.252966</text:p>
          </table:table-cell>
          <table:table-cell office:value-type="float" office:value="5.26504" calcext:value-type="float">
            <text:p>5.265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6896" calcext:value-type="float">
            <text:p>-15.6896</text:p>
          </table:table-cell>
          <table:table-cell office:value-type="float" office:value="-9.37336" calcext:value-type="float">
            <text:p>-9.37336</text:p>
          </table:table-cell>
          <table:table-cell office:value-type="float" office:value="4.93692" calcext:value-type="float">
            <text:p>4.93692</text:p>
          </table:table-cell>
          <table:table-cell office:value-type="float" office:value="3.32114" calcext:value-type="float">
            <text:p>3.32114</text:p>
          </table:table-cell>
          <table:table-cell office:value-type="float" office:value="-0.425012" calcext:value-type="float">
            <text:p>-0.425012</text:p>
          </table:table-cell>
          <table:table-cell office:value-type="float" office:value="0.0723779" calcext:value-type="float">
            <text:p>0.0723779</text:p>
          </table:table-cell>
          <table:table-cell office:value-type="float" office:value="0.0822494" calcext:value-type="float">
            <text:p>0.0822494</text:p>
          </table:table-cell>
          <table:table-cell office:value-type="float" office:value="0.336641" calcext:value-type="float">
            <text:p>0.336641</text:p>
          </table:table-cell>
          <table:table-cell office:value-type="float" office:value="0.252586" calcext:value-type="float">
            <text:p>0.252586</text:p>
          </table:table-cell>
          <table:table-cell office:value-type="float" office:value="2.1191" calcext:value-type="float">
            <text:p>2.11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9481" calcext:value-type="float">
            <text:p>-15.9481</text:p>
          </table:table-cell>
          <table:table-cell office:value-type="float" office:value="-9.45648" calcext:value-type="float">
            <text:p>-9.45648</text:p>
          </table:table-cell>
          <table:table-cell office:value-type="float" office:value="4.97173" calcext:value-type="float">
            <text:p>4.97173</text:p>
          </table:table-cell>
          <table:table-cell office:value-type="float" office:value="3.31547" calcext:value-type="float">
            <text:p>3.31547</text:p>
          </table:table-cell>
          <table:table-cell office:value-type="float" office:value="-0.406972" calcext:value-type="float">
            <text:p>-0.406972</text:p>
          </table:table-cell>
          <table:table-cell office:value-type="float" office:value="0.0722831" calcext:value-type="float">
            <text:p>0.0722831</text:p>
          </table:table-cell>
          <table:table-cell office:value-type="float" office:value="0.0821549" calcext:value-type="float">
            <text:p>0.0821549</text:p>
          </table:table-cell>
          <table:table-cell office:value-type="float" office:value="0.336151" calcext:value-type="float">
            <text:p>0.336151</text:p>
          </table:table-cell>
          <table:table-cell office:value-type="float" office:value="0.252241" calcext:value-type="float">
            <text:p>0.252241</text:p>
          </table:table-cell>
          <table:table-cell office:value-type="float" office:value="2.09884" calcext:value-type="float">
            <text:p>2.098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197" calcext:value-type="float">
            <text:p>-16.197</text:p>
          </table:table-cell>
          <table:table-cell office:value-type="float" office:value="-9.46856" calcext:value-type="float">
            <text:p>-9.46856</text:p>
          </table:table-cell>
          <table:table-cell office:value-type="float" office:value="4.928" calcext:value-type="float">
            <text:p>4.928</text:p>
          </table:table-cell>
          <table:table-cell office:value-type="float" office:value="3.27947" calcext:value-type="float">
            <text:p>3.27947</text:p>
          </table:table-cell>
          <table:table-cell office:value-type="float" office:value="-0.427866" calcext:value-type="float">
            <text:p>-0.427866</text:p>
          </table:table-cell>
          <table:table-cell office:value-type="float" office:value="0.0721826" calcext:value-type="float">
            <text:p>0.0721826</text:p>
          </table:table-cell>
          <table:table-cell office:value-type="float" office:value="0.082107" calcext:value-type="float">
            <text:p>0.082107</text:p>
          </table:table-cell>
          <table:table-cell office:value-type="float" office:value="0.335651" calcext:value-type="float">
            <text:p>0.335651</text:p>
          </table:table-cell>
          <table:table-cell office:value-type="float" office:value="0.251863" calcext:value-type="float">
            <text:p>0.251863</text:p>
          </table:table-cell>
          <table:table-cell office:value-type="float" office:value="2.23551" calcext:value-type="float">
            <text:p>2.235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478" calcext:value-type="float">
            <text:p>-16.4478</text:p>
          </table:table-cell>
          <table:table-cell office:value-type="float" office:value="-9.46252" calcext:value-type="float">
            <text:p>-9.46252</text:p>
          </table:table-cell>
          <table:table-cell office:value-type="float" office:value="4.93116" calcext:value-type="float">
            <text:p>4.93116</text:p>
          </table:table-cell>
          <table:table-cell office:value-type="float" office:value="3.24114" calcext:value-type="float">
            <text:p>3.24114</text:p>
          </table:table-cell>
          <table:table-cell office:value-type="float" office:value="-0.447108" calcext:value-type="float">
            <text:p>-0.447108</text:p>
          </table:table-cell>
          <table:table-cell office:value-type="float" office:value="0.0720776" calcext:value-type="float">
            <text:p>0.0720776</text:p>
          </table:table-cell>
          <table:table-cell office:value-type="float" office:value="0.0821691" calcext:value-type="float">
            <text:p>0.0821691</text:p>
          </table:table-cell>
          <table:table-cell office:value-type="float" office:value="0.335159" calcext:value-type="float">
            <text:p>0.335159</text:p>
          </table:table-cell>
          <table:table-cell office:value-type="float" office:value="0.25151" calcext:value-type="float">
            <text:p>0.25151</text:p>
          </table:table-cell>
          <table:table-cell office:value-type="float" office:value="0.550266" calcext:value-type="float">
            <text:p>0.5502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6606" calcext:value-type="float">
            <text:p>-16.6606</text:p>
          </table:table-cell>
          <table:table-cell office:value-type="float" office:value="-9.46697" calcext:value-type="float">
            <text:p>-9.46697</text:p>
          </table:table-cell>
          <table:table-cell office:value-type="float" office:value="4.84561" calcext:value-type="float">
            <text:p>4.84561</text:p>
          </table:table-cell>
          <table:table-cell office:value-type="float" office:value="3.21288" calcext:value-type="float">
            <text:p>3.21288</text:p>
          </table:table-cell>
          <table:table-cell office:value-type="float" office:value="-0.456915" calcext:value-type="float">
            <text:p>-0.456915</text:p>
          </table:table-cell>
          <table:table-cell office:value-type="float" office:value="0.0720069" calcext:value-type="float">
            <text:p>0.0720069</text:p>
          </table:table-cell>
          <table:table-cell office:value-type="float" office:value="0.0823118" calcext:value-type="float">
            <text:p>0.0823118</text:p>
          </table:table-cell>
          <table:table-cell office:value-type="float" office:value="0.334666" calcext:value-type="float">
            <text:p>0.334666</text:p>
          </table:table-cell>
          <table:table-cell office:value-type="float" office:value="0.251182" calcext:value-type="float">
            <text:p>0.251182</text:p>
          </table:table-cell>
          <table:table-cell office:value-type="float" office:value="5.05181" calcext:value-type="float">
            <text:p>5.051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9468" calcext:value-type="float">
            <text:p>-16.9468</text:p>
          </table:table-cell>
          <table:table-cell office:value-type="float" office:value="-9.44977" calcext:value-type="float">
            <text:p>-9.44977</text:p>
          </table:table-cell>
          <table:table-cell office:value-type="float" office:value="4.91237" calcext:value-type="float">
            <text:p>4.91237</text:p>
          </table:table-cell>
          <table:table-cell office:value-type="float" office:value="3.17111" calcext:value-type="float">
            <text:p>3.17111</text:p>
          </table:table-cell>
          <table:table-cell office:value-type="float" office:value="-0.477938" calcext:value-type="float">
            <text:p>-0.477938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826331" calcext:value-type="float">
            <text:p>0.0826331</text:p>
          </table:table-cell>
          <table:table-cell office:value-type="float" office:value="0.334175" calcext:value-type="float">
            <text:p>0.334175</text:p>
          </table:table-cell>
          <table:table-cell office:value-type="float" office:value="0.250982" calcext:value-type="float">
            <text:p>0.250982</text:p>
          </table:table-cell>
          <table:table-cell office:value-type="float" office:value="1.60423" calcext:value-type="float">
            <text:p>1.604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2011" calcext:value-type="float">
            <text:p>-17.2011</text:p>
          </table:table-cell>
          <table:table-cell office:value-type="float" office:value="-9.50694" calcext:value-type="float">
            <text:p>-9.50694</text:p>
          </table:table-cell>
          <table:table-cell office:value-type="float" office:value="4.97139" calcext:value-type="float">
            <text:p>4.97139</text:p>
          </table:table-cell>
          <table:table-cell office:value-type="float" office:value="3.17329" calcext:value-type="float">
            <text:p>3.17329</text:p>
          </table:table-cell>
          <table:table-cell office:value-type="float" office:value="-0.443984" calcext:value-type="float">
            <text:p>-0.443984</text:p>
          </table:table-cell>
          <table:table-cell office:value-type="float" office:value="0.0717959" calcext:value-type="float">
            <text:p>0.0717959</text:p>
          </table:table-cell>
          <table:table-cell office:value-type="float" office:value="0.0827378" calcext:value-type="float">
            <text:p>0.0827378</text:p>
          </table:table-cell>
          <table:table-cell office:value-type="float" office:value="0.333718" calcext:value-type="float">
            <text:p>0.333718</text:p>
          </table:table-cell>
          <table:table-cell office:value-type="float" office:value="0.250619" calcext:value-type="float">
            <text:p>0.250619</text:p>
          </table:table-cell>
          <table:table-cell office:value-type="float" office:value="7.85709" calcext:value-type="float">
            <text:p>7.857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4627" calcext:value-type="float">
            <text:p>-17.4627</text:p>
          </table:table-cell>
          <table:table-cell office:value-type="float" office:value="-9.52357" calcext:value-type="float">
            <text:p>-9.52357</text:p>
          </table:table-cell>
          <table:table-cell office:value-type="float" office:value="4.99302" calcext:value-type="float">
            <text:p>4.99302</text:p>
          </table:table-cell>
          <table:table-cell office:value-type="float" office:value="3.15483" calcext:value-type="float">
            <text:p>3.15483</text:p>
          </table:table-cell>
          <table:table-cell office:value-type="float" office:value="-0.439638" calcext:value-type="float">
            <text:p>-0.439638</text:p>
          </table:table-cell>
          <table:table-cell office:value-type="float" office:value="0.0717066" calcext:value-type="float">
            <text:p>0.0717066</text:p>
          </table:table-cell>
          <table:table-cell office:value-type="float" office:value="0.0828041" calcext:value-type="float">
            <text:p>0.0828041</text:p>
          </table:table-cell>
          <table:table-cell office:value-type="float" office:value="0.333285" calcext:value-type="float">
            <text:p>0.333285</text:p>
          </table:table-cell>
          <table:table-cell office:value-type="float" office:value="0.25025" calcext:value-type="float">
            <text:p>0.25025</text:p>
          </table:table-cell>
          <table:table-cell office:value-type="float" office:value="0.492253" calcext:value-type="float">
            <text:p>0.4922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192" calcext:value-type="float">
            <text:p>-17.7192</text:p>
          </table:table-cell>
          <table:table-cell office:value-type="float" office:value="-9.51466" calcext:value-type="float">
            <text:p>-9.51466</text:p>
          </table:table-cell>
          <table:table-cell office:value-type="float" office:value="4.96989" calcext:value-type="float">
            <text:p>4.96989</text:p>
          </table:table-cell>
          <table:table-cell office:value-type="float" office:value="3.12493" calcext:value-type="float">
            <text:p>3.12493</text:p>
          </table:table-cell>
          <table:table-cell office:value-type="float" office:value="-0.452133" calcext:value-type="float">
            <text:p>-0.452133</text:p>
          </table:table-cell>
          <table:table-cell office:value-type="float" office:value="0.0716359" calcext:value-type="float">
            <text:p>0.0716359</text:p>
          </table:table-cell>
          <table:table-cell office:value-type="float" office:value="0.0829071" calcext:value-type="float">
            <text:p>0.0829071</text:p>
          </table:table-cell>
          <table:table-cell office:value-type="float" office:value="0.332836" calcext:value-type="float">
            <text:p>0.332836</text:p>
          </table:table-cell>
          <table:table-cell office:value-type="float" office:value="0.24989" calcext:value-type="float">
            <text:p>0.24989</text:p>
          </table:table-cell>
          <table:table-cell office:value-type="float" office:value="1.67895" calcext:value-type="float">
            <text:p>1.678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45" calcext:value-type="float">
            <text:p>-17.9745</text:p>
          </table:table-cell>
          <table:table-cell office:value-type="float" office:value="-9.48154" calcext:value-type="float">
            <text:p>-9.48154</text:p>
          </table:table-cell>
          <table:table-cell office:value-type="float" office:value="4.98321" calcext:value-type="float">
            <text:p>4.98321</text:p>
          </table:table-cell>
          <table:table-cell office:value-type="float" office:value="3.09046" calcext:value-type="float">
            <text:p>3.09046</text:p>
          </table:table-cell>
          <table:table-cell office:value-type="float" office:value="-0.465445" calcext:value-type="float">
            <text:p>-0.465445</text:p>
          </table:table-cell>
          <table:table-cell office:value-type="float" office:value="0.071588" calcext:value-type="float">
            <text:p>0.071588</text:p>
          </table:table-cell>
          <table:table-cell office:value-type="float" office:value="0.0831338" calcext:value-type="float">
            <text:p>0.0831338</text:p>
          </table:table-cell>
          <table:table-cell office:value-type="float" office:value="0.332402" calcext:value-type="float">
            <text:p>0.332402</text:p>
          </table:table-cell>
          <table:table-cell office:value-type="float" office:value="0.249571" calcext:value-type="float">
            <text:p>0.249571</text:p>
          </table:table-cell>
          <table:table-cell office:value-type="float" office:value="0.219593" calcext:value-type="float">
            <text:p>0.2195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155" calcext:value-type="float">
            <text:p>-18.2155</text:p>
          </table:table-cell>
          <table:table-cell office:value-type="float" office:value="-9.44778" calcext:value-type="float">
            <text:p>-9.44778</text:p>
          </table:table-cell>
          <table:table-cell office:value-type="float" office:value="4.93466" calcext:value-type="float">
            <text:p>4.93466</text:p>
          </table:table-cell>
          <table:table-cell office:value-type="float" office:value="3.05578" calcext:value-type="float">
            <text:p>3.05578</text:p>
          </table:table-cell>
          <table:table-cell office:value-type="float" office:value="-0.482988" calcext:value-type="float">
            <text:p>-0.482988</text:p>
          </table:table-cell>
          <table:table-cell office:value-type="float" office:value="0.0715359" calcext:value-type="float">
            <text:p>0.0715359</text:p>
          </table:table-cell>
          <table:table-cell office:value-type="float" office:value="0.083478" calcext:value-type="float">
            <text:p>0.083478</text:p>
          </table:table-cell>
          <table:table-cell office:value-type="float" office:value="0.331932" calcext:value-type="float">
            <text:p>0.331932</text:p>
          </table:table-cell>
          <table:table-cell office:value-type="float" office:value="0.249315" calcext:value-type="float">
            <text:p>0.249315</text:p>
          </table:table-cell>
          <table:table-cell office:value-type="float" office:value="0.669451" calcext:value-type="float">
            <text:p>0.6694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131" calcext:value-type="float">
            <text:p>-18.4131</text:p>
          </table:table-cell>
          <table:table-cell office:value-type="float" office:value="-9.49345" calcext:value-type="float">
            <text:p>-9.49345</text:p>
          </table:table-cell>
          <table:table-cell office:value-type="float" office:value="4.84678" calcext:value-type="float">
            <text:p>4.84678</text:p>
          </table:table-cell>
          <table:table-cell office:value-type="float" office:value="3.06479" calcext:value-type="float">
            <text:p>3.06479</text:p>
          </table:table-cell>
          <table:table-cell office:value-type="float" office:value="-0.44611" calcext:value-type="float">
            <text:p>-0.44611</text:p>
          </table:table-cell>
          <table:table-cell office:value-type="float" office:value="0.0714322" calcext:value-type="float">
            <text:p>0.0714322</text:p>
          </table:table-cell>
          <table:table-cell office:value-type="float" office:value="0.0835302" calcext:value-type="float">
            <text:p>0.0835302</text:p>
          </table:table-cell>
          <table:table-cell office:value-type="float" office:value="0.331448" calcext:value-type="float">
            <text:p>0.331448</text:p>
          </table:table-cell>
          <table:table-cell office:value-type="float" office:value="0.248959" calcext:value-type="float">
            <text:p>0.248959</text:p>
          </table:table-cell>
          <table:table-cell office:value-type="float" office:value="2.08732" calcext:value-type="float">
            <text:p>2.087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6494" calcext:value-type="float">
            <text:p>-18.6494</text:p>
          </table:table-cell>
          <table:table-cell office:value-type="float" office:value="-9.48143" calcext:value-type="float">
            <text:p>-9.48143</text:p>
          </table:table-cell>
          <table:table-cell office:value-type="float" office:value="4.87647" calcext:value-type="float">
            <text:p>4.87647</text:p>
          </table:table-cell>
          <table:table-cell office:value-type="float" office:value="3.05084" calcext:value-type="float">
            <text:p>3.05084</text:p>
          </table:table-cell>
          <table:table-cell office:value-type="float" office:value="-0.432113" calcext:value-type="float">
            <text:p>-0.432113</text:p>
          </table:table-cell>
          <table:table-cell office:value-type="float" office:value="0.0713283" calcext:value-type="float">
            <text:p>0.0713283</text:p>
          </table:table-cell>
          <table:table-cell office:value-type="float" office:value="0.0835446" calcext:value-type="float">
            <text:p>0.0835446</text:p>
          </table:table-cell>
          <table:table-cell office:value-type="float" office:value="0.330969" calcext:value-type="float">
            <text:p>0.330969</text:p>
          </table:table-cell>
          <table:table-cell office:value-type="float" office:value="0.248643" calcext:value-type="float">
            <text:p>0.248643</text:p>
          </table:table-cell>
          <table:table-cell office:value-type="float" office:value="1.74367" calcext:value-type="float">
            <text:p>1.743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8991" calcext:value-type="float">
            <text:p>-18.8991</text:p>
          </table:table-cell>
          <table:table-cell office:value-type="float" office:value="-9.47015" calcext:value-type="float">
            <text:p>-9.47015</text:p>
          </table:table-cell>
          <table:table-cell office:value-type="float" office:value="4.8855" calcext:value-type="float">
            <text:p>4.8855</text:p>
          </table:table-cell>
          <table:table-cell office:value-type="float" office:value="3.0348" calcext:value-type="float">
            <text:p>3.0348</text:p>
          </table:table-cell>
          <table:table-cell office:value-type="float" office:value="-0.425846" calcext:value-type="float">
            <text:p>-0.425846</text:p>
          </table:table-cell>
          <table:table-cell office:value-type="float" office:value="0.0712264" calcext:value-type="float">
            <text:p>0.0712264</text:p>
          </table:table-cell>
          <table:table-cell office:value-type="float" office:value="0.0835086" calcext:value-type="float">
            <text:p>0.0835086</text:p>
          </table:table-cell>
          <table:table-cell office:value-type="float" office:value="0.330499" calcext:value-type="float">
            <text:p>0.330499</text:p>
          </table:table-cell>
          <table:table-cell office:value-type="float" office:value="0.248384" calcext:value-type="float">
            <text:p>0.248384</text:p>
          </table:table-cell>
          <table:table-cell office:value-type="float" office:value="0.273323" calcext:value-type="float">
            <text:p>0.2733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129" calcext:value-type="float">
            <text:p>-19.129</text:p>
          </table:table-cell>
          <table:table-cell office:value-type="float" office:value="-9.43285" calcext:value-type="float">
            <text:p>-9.43285</text:p>
          </table:table-cell>
          <table:table-cell office:value-type="float" office:value="4.89496" calcext:value-type="float">
            <text:p>4.89496</text:p>
          </table:table-cell>
          <table:table-cell office:value-type="float" office:value="3.01316" calcext:value-type="float">
            <text:p>3.01316</text:p>
          </table:table-cell>
          <table:table-cell office:value-type="float" office:value="-0.422846" calcext:value-type="float">
            <text:p>-0.422846</text:p>
          </table:table-cell>
          <table:table-cell office:value-type="float" office:value="0.0711234" calcext:value-type="float">
            <text:p>0.0711234</text:p>
          </table:table-cell>
          <table:table-cell office:value-type="float" office:value="0.0834766" calcext:value-type="float">
            <text:p>0.0834766</text:p>
          </table:table-cell>
          <table:table-cell office:value-type="float" office:value="0.330041" calcext:value-type="float">
            <text:p>0.330041</text:p>
          </table:table-cell>
          <table:table-cell office:value-type="float" office:value="0.248152" calcext:value-type="float">
            <text:p>0.248152</text:p>
          </table:table-cell>
          <table:table-cell office:value-type="float" office:value="3.93213" calcext:value-type="float">
            <text:p>3.932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378" calcext:value-type="float">
            <text:p>-19.378</text:p>
          </table:table-cell>
          <table:table-cell office:value-type="float" office:value="-9.31167" calcext:value-type="float">
            <text:p>-9.31167</text:p>
          </table:table-cell>
          <table:table-cell office:value-type="float" office:value="4.93128" calcext:value-type="float">
            <text:p>4.93128</text:p>
          </table:table-cell>
          <table:table-cell office:value-type="float" office:value="2.95406" calcext:value-type="float">
            <text:p>2.95406</text:p>
          </table:table-cell>
          <table:table-cell office:value-type="float" office:value="-0.465284" calcext:value-type="float">
            <text:p>-0.465284</text:p>
          </table:table-cell>
          <table:table-cell office:value-type="float" office:value="0.0710224" calcext:value-type="float">
            <text:p>0.0710224</text:p>
          </table:table-cell>
          <table:table-cell office:value-type="float" office:value="0.0837494" calcext:value-type="float">
            <text:p>0.0837494</text:p>
          </table:table-cell>
          <table:table-cell office:value-type="float" office:value="0.329593" calcext:value-type="float">
            <text:p>0.329593</text:p>
          </table:table-cell>
          <table:table-cell office:value-type="float" office:value="0.247797" calcext:value-type="float">
            <text:p>0.247797</text:p>
          </table:table-cell>
          <table:table-cell office:value-type="float" office:value="3.09911" calcext:value-type="float">
            <text:p>3.099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6092" calcext:value-type="float">
            <text:p>-19.6092</text:p>
          </table:table-cell>
          <table:table-cell office:value-type="float" office:value="-9.23946" calcext:value-type="float">
            <text:p>-9.23946</text:p>
          </table:table-cell>
          <table:table-cell office:value-type="float" office:value="4.88253" calcext:value-type="float">
            <text:p>4.88253</text:p>
          </table:table-cell>
          <table:table-cell office:value-type="float" office:value="2.91565" calcext:value-type="float">
            <text:p>2.91565</text:p>
          </table:table-cell>
          <table:table-cell office:value-type="float" office:value="-0.488402" calcext:value-type="float">
            <text:p>-0.488402</text:p>
          </table:table-cell>
          <table:table-cell office:value-type="float" office:value="0.0709204" calcext:value-type="float">
            <text:p>0.0709204</text:p>
          </table:table-cell>
          <table:table-cell office:value-type="float" office:value="0.0841551" calcext:value-type="float">
            <text:p>0.0841551</text:p>
          </table:table-cell>
          <table:table-cell office:value-type="float" office:value="0.329122" calcext:value-type="float">
            <text:p>0.329122</text:p>
          </table:table-cell>
          <table:table-cell office:value-type="float" office:value="0.247473" calcext:value-type="float">
            <text:p>0.247473</text:p>
          </table:table-cell>
          <table:table-cell office:value-type="float" office:value="1.15168" calcext:value-type="float">
            <text:p>1.15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865" calcext:value-type="float">
            <text:p>-19.865</text:p>
          </table:table-cell>
          <table:table-cell office:value-type="float" office:value="-9.11309" calcext:value-type="float">
            <text:p>-9.11309</text:p>
          </table:table-cell>
          <table:table-cell office:value-type="float" office:value="4.93947" calcext:value-type="float">
            <text:p>4.93947</text:p>
          </table:table-cell>
          <table:table-cell office:value-type="float" office:value="2.86152" calcext:value-type="float">
            <text:p>2.86152</text:p>
          </table:table-cell>
          <table:table-cell office:value-type="float" office:value="-0.521387" calcext:value-type="float">
            <text:p>-0.521387</text:p>
          </table:table-cell>
          <table:table-cell office:value-type="float" office:value="0.0708284" calcext:value-type="float">
            <text:p>0.0708284</text:p>
          </table:table-cell>
          <table:table-cell office:value-type="float" office:value="0.0850733" calcext:value-type="float">
            <text:p>0.0850733</text:p>
          </table:table-cell>
          <table:table-cell office:value-type="float" office:value="0.328658" calcext:value-type="float">
            <text:p>0.328658</text:p>
          </table:table-cell>
          <table:table-cell office:value-type="float" office:value="0.247411" calcext:value-type="float">
            <text:p>0.247411</text:p>
          </table:table-cell>
          <table:table-cell office:value-type="float" office:value="1.44978" calcext:value-type="float">
            <text:p>1.449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1033" calcext:value-type="float">
            <text:p>-20.1033</text:p>
          </table:table-cell>
          <table:table-cell office:value-type="float" office:value="-9.01134" calcext:value-type="float">
            <text:p>-9.01134</text:p>
          </table:table-cell>
          <table:table-cell office:value-type="float" office:value="4.95973" calcext:value-type="float">
            <text:p>4.95973</text:p>
          </table:table-cell>
          <table:table-cell office:value-type="float" office:value="2.82285" calcext:value-type="float">
            <text:p>2.82285</text:p>
          </table:table-cell>
          <table:table-cell office:value-type="float" office:value="-0.534882" calcext:value-type="float">
            <text:p>-0.534882</text:p>
          </table:table-cell>
          <table:table-cell office:value-type="float" office:value="0.0707406" calcext:value-type="float">
            <text:p>0.0707406</text:p>
          </table:table-cell>
          <table:table-cell office:value-type="float" office:value="0.0863473" calcext:value-type="float">
            <text:p>0.0863473</text:p>
          </table:table-cell>
          <table:table-cell office:value-type="float" office:value="0.328194" calcext:value-type="float">
            <text:p>0.328194</text:p>
          </table:table-cell>
          <table:table-cell office:value-type="float" office:value="0.24755" calcext:value-type="float">
            <text:p>0.24755</text:p>
          </table:table-cell>
          <table:table-cell office:value-type="float" office:value="4.98987" calcext:value-type="float">
            <text:p>4.989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2656" calcext:value-type="float">
            <text:p>-20.2656</text:p>
          </table:table-cell>
          <table:table-cell office:value-type="float" office:value="-9.14637" calcext:value-type="float">
            <text:p>-9.14637</text:p>
          </table:table-cell>
          <table:table-cell office:value-type="float" office:value="4.73488" calcext:value-type="float">
            <text:p>4.73488</text:p>
          </table:table-cell>
          <table:table-cell office:value-type="float" office:value="2.88643" calcext:value-type="float">
            <text:p>2.88643</text:p>
          </table:table-cell>
          <table:table-cell office:value-type="float" office:value="-0.435764" calcext:value-type="float">
            <text:p>-0.435764</text:p>
          </table:table-cell>
          <table:table-cell office:value-type="float" office:value="0.0706799" calcext:value-type="float">
            <text:p>0.0706799</text:p>
          </table:table-cell>
          <table:table-cell office:value-type="float" office:value="0.0863523" calcext:value-type="float">
            <text:p>0.0863523</text:p>
          </table:table-cell>
          <table:table-cell office:value-type="float" office:value="0.327738" calcext:value-type="float">
            <text:p>0.327738</text:p>
          </table:table-cell>
          <table:table-cell office:value-type="float" office:value="0.247401" calcext:value-type="float">
            <text:p>0.247401</text:p>
          </table:table-cell>
          <table:table-cell office:value-type="float" office:value="14.1559" calcext:value-type="float">
            <text:p>14.15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5046" calcext:value-type="float">
            <text:p>-20.5046</text:p>
          </table:table-cell>
          <table:table-cell office:value-type="float" office:value="-9.10541" calcext:value-type="float">
            <text:p>-9.10541</text:p>
          </table:table-cell>
          <table:table-cell office:value-type="float" office:value="4.76403" calcext:value-type="float">
            <text:p>4.76403</text:p>
          </table:table-cell>
          <table:table-cell office:value-type="float" office:value="2.877" calcext:value-type="float">
            <text:p>2.877</text:p>
          </table:table-cell>
          <table:table-cell office:value-type="float" office:value="-0.418507" calcext:value-type="float">
            <text:p>-0.418507</text:p>
          </table:table-cell>
          <table:table-cell office:value-type="float" office:value="0.070606" calcext:value-type="float">
            <text:p>0.070606</text:p>
          </table:table-cell>
          <table:table-cell office:value-type="float" office:value="0.0862828" calcext:value-type="float">
            <text:p>0.0862828</text:p>
          </table:table-cell>
          <table:table-cell office:value-type="float" office:value="0.327272" calcext:value-type="float">
            <text:p>0.327272</text:p>
          </table:table-cell>
          <table:table-cell office:value-type="float" office:value="0.24743" calcext:value-type="float">
            <text:p>0.24743</text:p>
          </table:table-cell>
          <table:table-cell office:value-type="float" office:value="1.60379" calcext:value-type="float">
            <text:p>1.603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7279" calcext:value-type="float">
            <text:p>-20.7279</text:p>
          </table:table-cell>
          <table:table-cell office:value-type="float" office:value="-9.00635" calcext:value-type="float">
            <text:p>-9.00635</text:p>
          </table:table-cell>
          <table:table-cell office:value-type="float" office:value="4.77413" calcext:value-type="float">
            <text:p>4.77413</text:p>
          </table:table-cell>
          <table:table-cell office:value-type="float" office:value="2.84139" calcext:value-type="float">
            <text:p>2.84139</text:p>
          </table:table-cell>
          <table:table-cell office:value-type="float" office:value="-0.43473" calcext:value-type="float">
            <text:p>-0.43473</text:p>
          </table:table-cell>
          <table:table-cell office:value-type="float" office:value="0.0705407" calcext:value-type="float">
            <text:p>0.0705407</text:p>
          </table:table-cell>
          <table:table-cell office:value-type="float" office:value="0.0862598" calcext:value-type="float">
            <text:p>0.0862598</text:p>
          </table:table-cell>
          <table:table-cell office:value-type="float" office:value="0.326809" calcext:value-type="float">
            <text:p>0.326809</text:p>
          </table:table-cell>
          <table:table-cell office:value-type="float" office:value="0.247334" calcext:value-type="float">
            <text:p>0.247334</text:p>
          </table:table-cell>
          <table:table-cell office:value-type="float" office:value="0.731912" calcext:value-type="float">
            <text:p>0.7319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9706" calcext:value-type="float">
            <text:p>-20.9706</text:p>
          </table:table-cell>
          <table:table-cell office:value-type="float" office:value="-8.92643" calcext:value-type="float">
            <text:p>-8.92643</text:p>
          </table:table-cell>
          <table:table-cell office:value-type="float" office:value="4.79209" calcext:value-type="float">
            <text:p>4.79209</text:p>
          </table:table-cell>
          <table:table-cell office:value-type="float" office:value="2.81583" calcext:value-type="float">
            <text:p>2.81583</text:p>
          </table:table-cell>
          <table:table-cell office:value-type="float" office:value="-0.440855" calcext:value-type="float">
            <text:p>-0.440855</text:p>
          </table:table-cell>
          <table:table-cell office:value-type="float" office:value="0.0704539" calcext:value-type="float">
            <text:p>0.0704539</text:p>
          </table:table-cell>
          <table:table-cell office:value-type="float" office:value="0.0862264" calcext:value-type="float">
            <text:p>0.0862264</text:p>
          </table:table-cell>
          <table:table-cell office:value-type="float" office:value="0.326353" calcext:value-type="float">
            <text:p>0.326353</text:p>
          </table:table-cell>
          <table:table-cell office:value-type="float" office:value="0.247233" calcext:value-type="float">
            <text:p>0.247233</text:p>
          </table:table-cell>
          <table:table-cell office:value-type="float" office:value="2.52003" calcext:value-type="float">
            <text:p>2.520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1653" calcext:value-type="float">
            <text:p>-21.1653</text:p>
          </table:table-cell>
          <table:table-cell office:value-type="float" office:value="-8.8584" calcext:value-type="float">
            <text:p>-8.8584</text:p>
          </table:table-cell>
          <table:table-cell office:value-type="float" office:value="4.73636" calcext:value-type="float">
            <text:p>4.73636</text:p>
          </table:table-cell>
          <table:table-cell office:value-type="float" office:value="2.79711" calcext:value-type="float">
            <text:p>2.79711</text:p>
          </table:table-cell>
          <table:table-cell office:value-type="float" office:value="-0.437173" calcext:value-type="float">
            <text:p>-0.437173</text:p>
          </table:table-cell>
          <table:table-cell office:value-type="float" office:value="0.0704141" calcext:value-type="float">
            <text:p>0.0704141</text:p>
          </table:table-cell>
          <table:table-cell office:value-type="float" office:value="0.0861482" calcext:value-type="float">
            <text:p>0.0861482</text:p>
          </table:table-cell>
          <table:table-cell office:value-type="float" office:value="0.325894" calcext:value-type="float">
            <text:p>0.325894</text:p>
          </table:table-cell>
          <table:table-cell office:value-type="float" office:value="0.24727" calcext:value-type="float">
            <text:p>0.24727</text:p>
          </table:table-cell>
          <table:table-cell office:value-type="float" office:value="1.14382" calcext:value-type="float">
            <text:p>1.143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3982" calcext:value-type="float">
            <text:p>-21.3982</text:p>
          </table:table-cell>
          <table:table-cell office:value-type="float" office:value="-8.77303" calcext:value-type="float">
            <text:p>-8.77303</text:p>
          </table:table-cell>
          <table:table-cell office:value-type="float" office:value="4.73845" calcext:value-type="float">
            <text:p>4.73845</text:p>
          </table:table-cell>
          <table:table-cell office:value-type="float" office:value="2.77201" calcext:value-type="float">
            <text:p>2.77201</text:p>
          </table:table-cell>
          <table:table-cell office:value-type="float" office:value="-0.443977" calcext:value-type="float">
            <text:p>-0.443977</text:p>
          </table:table-cell>
          <table:table-cell office:value-type="float" office:value="0.070352" calcext:value-type="float">
            <text:p>0.070352</text:p>
          </table:table-cell>
          <table:table-cell office:value-type="float" office:value="0.0860545" calcext:value-type="float">
            <text:p>0.0860545</text:p>
          </table:table-cell>
          <table:table-cell office:value-type="float" office:value="0.325437" calcext:value-type="float">
            <text:p>0.325437</text:p>
          </table:table-cell>
          <table:table-cell office:value-type="float" office:value="0.247322" calcext:value-type="float">
            <text:p>0.247322</text:p>
          </table:table-cell>
          <table:table-cell office:value-type="float" office:value="1.96024" calcext:value-type="float">
            <text:p>1.960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5876" calcext:value-type="float">
            <text:p>-21.5876</text:p>
          </table:table-cell>
          <table:table-cell office:value-type="float" office:value="-8.74915" calcext:value-type="float">
            <text:p>-8.74915</text:p>
          </table:table-cell>
          <table:table-cell office:value-type="float" office:value="4.64793" calcext:value-type="float">
            <text:p>4.64793</text:p>
          </table:table-cell>
          <table:table-cell office:value-type="float" office:value="2.77487" calcext:value-type="float">
            <text:p>2.77487</text:p>
          </table:table-cell>
          <table:table-cell office:value-type="float" office:value="-0.416359" calcext:value-type="float">
            <text:p>-0.416359</text:p>
          </table:table-cell>
          <table:table-cell office:value-type="float" office:value="0.0703571" calcext:value-type="float">
            <text:p>0.0703571</text:p>
          </table:table-cell>
          <table:table-cell office:value-type="float" office:value="0.0859561" calcext:value-type="float">
            <text:p>0.0859561</text:p>
          </table:table-cell>
          <table:table-cell office:value-type="float" office:value="0.324981" calcext:value-type="float">
            <text:p>0.324981</text:p>
          </table:table-cell>
          <table:table-cell office:value-type="float" office:value="0.248002" calcext:value-type="float">
            <text:p>0.248002</text:p>
          </table:table-cell>
          <table:table-cell office:value-type="float" office:value="1.45328" calcext:value-type="float">
            <text:p>1.453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7748" calcext:value-type="float">
            <text:p>-21.7748</text:p>
          </table:table-cell>
          <table:table-cell office:value-type="float" office:value="-8.61804" calcext:value-type="float">
            <text:p>-8.61804</text:p>
          </table:table-cell>
          <table:table-cell office:value-type="float" office:value="4.556" calcext:value-type="float">
            <text:p>4.556</text:p>
          </table:table-cell>
          <table:table-cell office:value-type="float" office:value="2.72101" calcext:value-type="float">
            <text:p>2.72101</text:p>
          </table:table-cell>
          <table:table-cell office:value-type="float" office:value="-0.467301" calcext:value-type="float">
            <text:p>-0.467301</text:p>
          </table:table-cell>
          <table:table-cell office:value-type="float" office:value="0.0704599" calcext:value-type="float">
            <text:p>0.0704599</text:p>
          </table:table-cell>
          <table:table-cell office:value-type="float" office:value="0.0858389" calcext:value-type="float">
            <text:p>0.0858389</text:p>
          </table:table-cell>
          <table:table-cell office:value-type="float" office:value="0.324593" calcext:value-type="float">
            <text:p>0.324593</text:p>
          </table:table-cell>
          <table:table-cell office:value-type="float" office:value="0.248333" calcext:value-type="float">
            <text:p>0.248333</text:p>
          </table:table-cell>
          <table:table-cell office:value-type="float" office:value="6.34033" calcext:value-type="float">
            <text:p>6.34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9784" calcext:value-type="float">
            <text:p>-21.9784</text:p>
          </table:table-cell>
          <table:table-cell office:value-type="float" office:value="-8.53758" calcext:value-type="float">
            <text:p>-8.53758</text:p>
          </table:table-cell>
          <table:table-cell office:value-type="float" office:value="4.54048" calcext:value-type="float">
            <text:p>4.54048</text:p>
          </table:table-cell>
          <table:table-cell office:value-type="float" office:value="2.70372" calcext:value-type="float">
            <text:p>2.70372</text:p>
          </table:table-cell>
          <table:table-cell office:value-type="float" office:value="-0.460628" calcext:value-type="float">
            <text:p>-0.460628</text:p>
          </table:table-cell>
          <table:table-cell office:value-type="float" office:value="0.0705993" calcext:value-type="float">
            <text:p>0.0705993</text:p>
          </table:table-cell>
          <table:table-cell office:value-type="float" office:value="0.0857539" calcext:value-type="float">
            <text:p>0.0857539</text:p>
          </table:table-cell>
          <table:table-cell office:value-type="float" office:value="0.324191" calcext:value-type="float">
            <text:p>0.324191</text:p>
          </table:table-cell>
          <table:table-cell office:value-type="float" office:value="0.248862" calcext:value-type="float">
            <text:p>0.248862</text:p>
          </table:table-cell>
          <table:table-cell office:value-type="float" office:value="0.0715162" calcext:value-type="float">
            <text:p>0.07151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188" calcext:value-type="float">
            <text:p>-22.188</text:p>
          </table:table-cell>
          <table:table-cell office:value-type="float" office:value="-8.43231" calcext:value-type="float">
            <text:p>-8.43231</text:p>
          </table:table-cell>
          <table:table-cell office:value-type="float" office:value="4.58619" calcext:value-type="float">
            <text:p>4.58619</text:p>
          </table:table-cell>
          <table:table-cell office:value-type="float" office:value="2.68389" calcext:value-type="float">
            <text:p>2.68389</text:p>
          </table:table-cell>
          <table:table-cell office:value-type="float" office:value="-0.450457" calcext:value-type="float">
            <text:p>-0.450457</text:p>
          </table:table-cell>
          <table:table-cell office:value-type="float" office:value="0.0707366" calcext:value-type="float">
            <text:p>0.0707366</text:p>
          </table:table-cell>
          <table:table-cell office:value-type="float" office:value="0.0856925" calcext:value-type="float">
            <text:p>0.0856925</text:p>
          </table:table-cell>
          <table:table-cell office:value-type="float" office:value="0.323747" calcext:value-type="float">
            <text:p>0.323747</text:p>
          </table:table-cell>
          <table:table-cell office:value-type="float" office:value="0.249435" calcext:value-type="float">
            <text:p>0.249435</text:p>
          </table:table-cell>
          <table:table-cell office:value-type="float" office:value="2.08024" calcext:value-type="float">
            <text:p>2.080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4236" calcext:value-type="float">
            <text:p>-22.4236</text:p>
          </table:table-cell>
          <table:table-cell office:value-type="float" office:value="-8.32648" calcext:value-type="float">
            <text:p>-8.32648</text:p>
          </table:table-cell>
          <table:table-cell office:value-type="float" office:value="4.63524" calcext:value-type="float">
            <text:p>4.63524</text:p>
          </table:table-cell>
          <table:table-cell office:value-type="float" office:value="2.66346" calcext:value-type="float">
            <text:p>2.66346</text:p>
          </table:table-cell>
          <table:table-cell office:value-type="float" office:value="-0.448255" calcext:value-type="float">
            <text:p>-0.448255</text:p>
          </table:table-cell>
          <table:table-cell office:value-type="float" office:value="0.0707637" calcext:value-type="float">
            <text:p>0.0707637</text:p>
          </table:table-cell>
          <table:table-cell office:value-type="float" office:value="0.085673" calcext:value-type="float">
            <text:p>0.085673</text:p>
          </table:table-cell>
          <table:table-cell office:value-type="float" office:value="0.323302" calcext:value-type="float">
            <text:p>0.323302</text:p>
          </table:table-cell>
          <table:table-cell office:value-type="float" office:value="0.250022" calcext:value-type="float">
            <text:p>0.250022</text:p>
          </table:table-cell>
          <table:table-cell office:value-type="float" office:value="1.39253" calcext:value-type="float">
            <text:p>1.392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6125" calcext:value-type="float">
            <text:p>-22.6125</text:p>
          </table:table-cell>
          <table:table-cell office:value-type="float" office:value="-8.2163" calcext:value-type="float">
            <text:p>-8.2163</text:p>
          </table:table-cell>
          <table:table-cell office:value-type="float" office:value="4.5938" calcext:value-type="float">
            <text:p>4.5938</text:p>
          </table:table-cell>
          <table:table-cell office:value-type="float" office:value="2.63538" calcext:value-type="float">
            <text:p>2.63538</text:p>
          </table:table-cell>
          <table:table-cell office:value-type="float" office:value="-0.458722" calcext:value-type="float">
            <text:p>-0.458722</text:p>
          </table:table-cell>
          <table:table-cell office:value-type="float" office:value="0.0708369" calcext:value-type="float">
            <text:p>0.0708369</text:p>
          </table:table-cell>
          <table:table-cell office:value-type="float" office:value="0.0857095" calcext:value-type="float">
            <text:p>0.0857095</text:p>
          </table:table-cell>
          <table:table-cell office:value-type="float" office:value="0.322855" calcext:value-type="float">
            <text:p>0.322855</text:p>
          </table:table-cell>
          <table:table-cell office:value-type="float" office:value="0.250669" calcext:value-type="float">
            <text:p>0.250669</text:p>
          </table:table-cell>
          <table:table-cell office:value-type="float" office:value="0.831734" calcext:value-type="float">
            <text:p>0.8317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8617" calcext:value-type="float">
            <text:p>-22.8617</text:p>
          </table:table-cell>
          <table:table-cell office:value-type="float" office:value="-7.96116" calcext:value-type="float">
            <text:p>-7.96116</text:p>
          </table:table-cell>
          <table:table-cell office:value-type="float" office:value="4.79259" calcext:value-type="float">
            <text:p>4.79259</text:p>
          </table:table-cell>
          <table:table-cell office:value-type="float" office:value="2.56029" calcext:value-type="float">
            <text:p>2.56029</text:p>
          </table:table-cell>
          <table:table-cell office:value-type="float" office:value="-0.515407" calcext:value-type="float">
            <text:p>-0.515407</text:p>
          </table:table-cell>
          <table:table-cell office:value-type="float" office:value="0.0707755" calcext:value-type="float">
            <text:p>0.0707755</text:p>
          </table:table-cell>
          <table:table-cell office:value-type="float" office:value="0.085599" calcext:value-type="float">
            <text:p>0.085599</text:p>
          </table:table-cell>
          <table:table-cell office:value-type="float" office:value="0.322429" calcext:value-type="float">
            <text:p>0.322429</text:p>
          </table:table-cell>
          <table:table-cell office:value-type="float" office:value="0.250412" calcext:value-type="float">
            <text:p>0.250412</text:p>
          </table:table-cell>
          <table:table-cell office:value-type="float" office:value="6.48437" calcext:value-type="float">
            <text:p>6.484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0507" calcext:value-type="float">
            <text:p>-23.0507</text:p>
          </table:table-cell>
          <table:table-cell office:value-type="float" office:value="-7.81579" calcext:value-type="float">
            <text:p>-7.81579</text:p>
          </table:table-cell>
          <table:table-cell office:value-type="float" office:value="4.73464" calcext:value-type="float">
            <text:p>4.73464</text:p>
          </table:table-cell>
          <table:table-cell office:value-type="float" office:value="2.51586" calcext:value-type="float">
            <text:p>2.51586</text:p>
          </table:table-cell>
          <table:table-cell office:value-type="float" office:value="-0.551535" calcext:value-type="float">
            <text:p>-0.551535</text:p>
          </table:table-cell>
          <table:table-cell office:value-type="float" office:value="0.0707253" calcext:value-type="float">
            <text:p>0.0707253</text:p>
          </table:table-cell>
          <table:table-cell office:value-type="float" office:value="0.0854928" calcext:value-type="float">
            <text:p>0.0854928</text:p>
          </table:table-cell>
          <table:table-cell office:value-type="float" office:value="0.321988" calcext:value-type="float">
            <text:p>0.321988</text:p>
          </table:table-cell>
          <table:table-cell office:value-type="float" office:value="0.250113" calcext:value-type="float">
            <text:p>0.250113</text:p>
          </table:table-cell>
          <table:table-cell office:value-type="float" office:value="3.66857" calcext:value-type="float">
            <text:p>3.668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2847" calcext:value-type="float">
            <text:p>-23.2847</text:p>
          </table:table-cell>
          <table:table-cell office:value-type="float" office:value="-7.63039" calcext:value-type="float">
            <text:p>-7.63039</text:p>
          </table:table-cell>
          <table:table-cell office:value-type="float" office:value="4.84238" calcext:value-type="float">
            <text:p>4.84238</text:p>
          </table:table-cell>
          <table:table-cell office:value-type="float" office:value="2.47698" calcext:value-type="float">
            <text:p>2.47698</text:p>
          </table:table-cell>
          <table:table-cell office:value-type="float" office:value="-0.563469" calcext:value-type="float">
            <text:p>-0.563469</text:p>
          </table:table-cell>
          <table:table-cell office:value-type="float" office:value="0.0706292" calcext:value-type="float">
            <text:p>0.0706292</text:p>
          </table:table-cell>
          <table:table-cell office:value-type="float" office:value="0.085446" calcext:value-type="float">
            <text:p>0.085446</text:p>
          </table:table-cell>
          <table:table-cell office:value-type="float" office:value="0.321551" calcext:value-type="float">
            <text:p>0.321551</text:p>
          </table:table-cell>
          <table:table-cell office:value-type="float" office:value="0.249772" calcext:value-type="float">
            <text:p>0.249772</text:p>
          </table:table-cell>
          <table:table-cell office:value-type="float" office:value="2.34828" calcext:value-type="float">
            <text:p>2.348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4856" calcext:value-type="float">
            <text:p>-23.4856</text:p>
          </table:table-cell>
          <table:table-cell office:value-type="float" office:value="-7.48711" calcext:value-type="float">
            <text:p>-7.48711</text:p>
          </table:table-cell>
          <table:table-cell office:value-type="float" office:value="4.88804" calcext:value-type="float">
            <text:p>4.88804</text:p>
          </table:table-cell>
          <table:table-cell office:value-type="float" office:value="2.46405" calcext:value-type="float">
            <text:p>2.46405</text:p>
          </table:table-cell>
          <table:table-cell office:value-type="float" office:value="-0.534657" calcext:value-type="float">
            <text:p>-0.534657</text:p>
          </table:table-cell>
          <table:table-cell office:value-type="float" office:value="0.0705337" calcext:value-type="float">
            <text:p>0.0705337</text:p>
          </table:table-cell>
          <table:table-cell office:value-type="float" office:value="0.0853841" calcext:value-type="float">
            <text:p>0.0853841</text:p>
          </table:table-cell>
          <table:table-cell office:value-type="float" office:value="0.321163" calcext:value-type="float">
            <text:p>0.321163</text:p>
          </table:table-cell>
          <table:table-cell office:value-type="float" office:value="0.249431" calcext:value-type="float">
            <text:p>0.249431</text:p>
          </table:table-cell>
          <table:table-cell office:value-type="float" office:value="1.61434" calcext:value-type="float">
            <text:p>1.614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504" calcext:value-type="float">
            <text:p>-23.6504</text:p>
          </table:table-cell>
          <table:table-cell office:value-type="float" office:value="-7.34584" calcext:value-type="float">
            <text:p>-7.34584</text:p>
          </table:table-cell>
          <table:table-cell office:value-type="float" office:value="4.83975" calcext:value-type="float">
            <text:p>4.83975</text:p>
          </table:table-cell>
          <table:table-cell office:value-type="float" office:value="2.43906" calcext:value-type="float">
            <text:p>2.43906</text:p>
          </table:table-cell>
          <table:table-cell office:value-type="float" office:value="-0.533004" calcext:value-type="float">
            <text:p>-0.533004</text:p>
          </table:table-cell>
          <table:table-cell office:value-type="float" office:value="0.0704397" calcext:value-type="float">
            <text:p>0.0704397</text:p>
          </table:table-cell>
          <table:table-cell office:value-type="float" office:value="0.0852986" calcext:value-type="float">
            <text:p>0.0852986</text:p>
          </table:table-cell>
          <table:table-cell office:value-type="float" office:value="0.320754" calcext:value-type="float">
            <text:p>0.320754</text:p>
          </table:table-cell>
          <table:table-cell office:value-type="float" office:value="0.2491" calcext:value-type="float">
            <text:p>0.2491</text:p>
          </table:table-cell>
          <table:table-cell office:value-type="float" office:value="0.666625" calcext:value-type="float">
            <text:p>0.6666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8425" calcext:value-type="float">
            <text:p>-23.8425</text:p>
          </table:table-cell>
          <table:table-cell office:value-type="float" office:value="-7.18286" calcext:value-type="float">
            <text:p>-7.18286</text:p>
          </table:table-cell>
          <table:table-cell office:value-type="float" office:value="4.87009" calcext:value-type="float">
            <text:p>4.87009</text:p>
          </table:table-cell>
          <table:table-cell office:value-type="float" office:value="2.41575" calcext:value-type="float">
            <text:p>2.41575</text:p>
          </table:table-cell>
          <table:table-cell office:value-type="float" office:value="-0.52527" calcext:value-type="float">
            <text:p>-0.52527</text:p>
          </table:table-cell>
          <table:table-cell office:value-type="float" office:value="0.0703441" calcext:value-type="float">
            <text:p>0.0703441</text:p>
          </table:table-cell>
          <table:table-cell office:value-type="float" office:value="0.0852165" calcext:value-type="float">
            <text:p>0.0852165</text:p>
          </table:table-cell>
          <table:table-cell office:value-type="float" office:value="0.320378" calcext:value-type="float">
            <text:p>0.320378</text:p>
          </table:table-cell>
          <table:table-cell office:value-type="float" office:value="0.248766" calcext:value-type="float">
            <text:p>0.248766</text:p>
          </table:table-cell>
          <table:table-cell office:value-type="float" office:value="0.882063" calcext:value-type="float">
            <text:p>0.8820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992" calcext:value-type="float">
            <text:p>-23.9992</text:p>
          </table:table-cell>
          <table:table-cell office:value-type="float" office:value="-7.09739" calcext:value-type="float">
            <text:p>-7.09739</text:p>
          </table:table-cell>
          <table:table-cell office:value-type="float" office:value="4.74568" calcext:value-type="float">
            <text:p>4.74568</text:p>
          </table:table-cell>
          <table:table-cell office:value-type="float" office:value="2.41336" calcext:value-type="float">
            <text:p>2.41336</text:p>
          </table:table-cell>
          <table:table-cell office:value-type="float" office:value="-0.500595" calcext:value-type="float">
            <text:p>-0.500595</text:p>
          </table:table-cell>
          <table:table-cell office:value-type="float" office:value="0.0702525" calcext:value-type="float">
            <text:p>0.0702525</text:p>
          </table:table-cell>
          <table:table-cell office:value-type="float" office:value="0.0851194" calcext:value-type="float">
            <text:p>0.0851194</text:p>
          </table:table-cell>
          <table:table-cell office:value-type="float" office:value="0.319995" calcext:value-type="float">
            <text:p>0.319995</text:p>
          </table:table-cell>
          <table:table-cell office:value-type="float" office:value="0.248649" calcext:value-type="float">
            <text:p>0.248649</text:p>
          </table:table-cell>
          <table:table-cell office:value-type="float" office:value="2.00029" calcext:value-type="float">
            <text:p>2.000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1672" calcext:value-type="float">
            <text:p>-24.1672</text:p>
          </table:table-cell>
          <table:table-cell office:value-type="float" office:value="-6.91596" calcext:value-type="float">
            <text:p>-6.91596</text:p>
          </table:table-cell>
          <table:table-cell office:value-type="float" office:value="4.74741" calcext:value-type="float">
            <text:p>4.74741</text:p>
          </table:table-cell>
          <table:table-cell office:value-type="float" office:value="2.37551" calcext:value-type="float">
            <text:p>2.37551</text:p>
          </table:table-cell>
          <table:table-cell office:value-type="float" office:value="-0.519367" calcext:value-type="float">
            <text:p>-0.519367</text:p>
          </table:table-cell>
          <table:table-cell office:value-type="float" office:value="0.0701619" calcext:value-type="float">
            <text:p>0.0701619</text:p>
          </table:table-cell>
          <table:table-cell office:value-type="float" office:value="0.0850126" calcext:value-type="float">
            <text:p>0.0850126</text:p>
          </table:table-cell>
          <table:table-cell office:value-type="float" office:value="0.319591" calcext:value-type="float">
            <text:p>0.319591</text:p>
          </table:table-cell>
          <table:table-cell office:value-type="float" office:value="0.248452" calcext:value-type="float">
            <text:p>0.248452</text:p>
          </table:table-cell>
          <table:table-cell office:value-type="float" office:value="2.01283" calcext:value-type="float">
            <text:p>2.012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3342" calcext:value-type="float">
            <text:p>-24.3342</text:p>
          </table:table-cell>
          <table:table-cell office:value-type="float" office:value="-6.6543" calcext:value-type="float">
            <text:p>-6.6543</text:p>
          </table:table-cell>
          <table:table-cell office:value-type="float" office:value="4.86427" calcext:value-type="float">
            <text:p>4.86427</text:p>
          </table:table-cell>
          <table:table-cell office:value-type="float" office:value="2.31669" calcext:value-type="float">
            <text:p>2.31669</text:p>
          </table:table-cell>
          <table:table-cell office:value-type="float" office:value="-0.553652" calcext:value-type="float">
            <text:p>-0.553652</text:p>
          </table:table-cell>
          <table:table-cell office:value-type="float" office:value="0.0700705" calcext:value-type="float">
            <text:p>0.0700705</text:p>
          </table:table-cell>
          <table:table-cell office:value-type="float" office:value="0.0849628" calcext:value-type="float">
            <text:p>0.0849628</text:p>
          </table:table-cell>
          <table:table-cell office:value-type="float" office:value="0.319175" calcext:value-type="float">
            <text:p>0.319175</text:p>
          </table:table-cell>
          <table:table-cell office:value-type="float" office:value="0.248122" calcext:value-type="float">
            <text:p>0.248122</text:p>
          </table:table-cell>
          <table:table-cell office:value-type="float" office:value="3.32535" calcext:value-type="float">
            <text:p>3.325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5011" calcext:value-type="float">
            <text:p>-24.5011</text:p>
          </table:table-cell>
          <table:table-cell office:value-type="float" office:value="-6.47819" calcext:value-type="float">
            <text:p>-6.47819</text:p>
          </table:table-cell>
          <table:table-cell office:value-type="float" office:value="4.84365" calcext:value-type="float">
            <text:p>4.84365</text:p>
          </table:table-cell>
          <table:table-cell office:value-type="float" office:value="2.28464" calcext:value-type="float">
            <text:p>2.28464</text:p>
          </table:table-cell>
          <table:table-cell office:value-type="float" office:value="-0.567428" calcext:value-type="float">
            <text:p>-0.567428</text:p>
          </table:table-cell>
          <table:table-cell office:value-type="float" office:value="0.0699768" calcext:value-type="float">
            <text:p>0.0699768</text:p>
          </table:table-cell>
          <table:table-cell office:value-type="float" office:value="0.084907" calcext:value-type="float">
            <text:p>0.084907</text:p>
          </table:table-cell>
          <table:table-cell office:value-type="float" office:value="0.318749" calcext:value-type="float">
            <text:p>0.318749</text:p>
          </table:table-cell>
          <table:table-cell office:value-type="float" office:value="0.247794" calcext:value-type="float">
            <text:p>0.247794</text:p>
          </table:table-cell>
          <table:table-cell office:value-type="float" office:value="3.52428" calcext:value-type="float">
            <text:p>3.524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5944" calcext:value-type="float">
            <text:p>-24.5944</text:p>
          </table:table-cell>
          <table:table-cell office:value-type="float" office:value="-6.34946" calcext:value-type="float">
            <text:p>-6.34946</text:p>
          </table:table-cell>
          <table:table-cell office:value-type="float" office:value="4.691" calcext:value-type="float">
            <text:p>4.691</text:p>
          </table:table-cell>
          <table:table-cell office:value-type="float" office:value="2.26123" calcext:value-type="float">
            <text:p>2.26123</text:p>
          </table:table-cell>
          <table:table-cell office:value-type="float" office:value="-0.562804" calcext:value-type="float">
            <text:p>-0.562804</text:p>
          </table:table-cell>
          <table:table-cell office:value-type="float" office:value="0.0699686" calcext:value-type="float">
            <text:p>0.0699686</text:p>
          </table:table-cell>
          <table:table-cell office:value-type="float" office:value="0.0847937" calcext:value-type="float">
            <text:p>0.0847937</text:p>
          </table:table-cell>
          <table:table-cell office:value-type="float" office:value="0.318334" calcext:value-type="float">
            <text:p>0.318334</text:p>
          </table:table-cell>
          <table:table-cell office:value-type="float" office:value="0.247512" calcext:value-type="float">
            <text:p>0.247512</text:p>
          </table:table-cell>
          <table:table-cell office:value-type="float" office:value="5.21679" calcext:value-type="float">
            <text:p>5.216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7345" calcext:value-type="float">
            <text:p>-24.7345</text:p>
          </table:table-cell>
          <table:table-cell office:value-type="float" office:value="-6.16269" calcext:value-type="float">
            <text:p>-6.16269</text:p>
          </table:table-cell>
          <table:table-cell office:value-type="float" office:value="4.68836" calcext:value-type="float">
            <text:p>4.68836</text:p>
          </table:table-cell>
          <table:table-cell office:value-type="float" office:value="2.2303" calcext:value-type="float">
            <text:p>2.2303</text:p>
          </table:table-cell>
          <table:table-cell office:value-type="float" office:value="-0.565904" calcext:value-type="float">
            <text:p>-0.565904</text:p>
          </table:table-cell>
          <table:table-cell office:value-type="float" office:value="0.0699861" calcext:value-type="float">
            <text:p>0.0699861</text:p>
          </table:table-cell>
          <table:table-cell office:value-type="float" office:value="0.0846807" calcext:value-type="float">
            <text:p>0.0846807</text:p>
          </table:table-cell>
          <table:table-cell office:value-type="float" office:value="0.317927" calcext:value-type="float">
            <text:p>0.317927</text:p>
          </table:table-cell>
          <table:table-cell office:value-type="float" office:value="0.247225" calcext:value-type="float">
            <text:p>0.247225</text:p>
          </table:table-cell>
          <table:table-cell office:value-type="float" office:value="0.312038" calcext:value-type="float">
            <text:p>0.3120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9206" calcext:value-type="float">
            <text:p>-24.9206</text:p>
          </table:table-cell>
          <table:table-cell office:value-type="float" office:value="-5.94989" calcext:value-type="float">
            <text:p>-5.94989</text:p>
          </table:table-cell>
          <table:table-cell office:value-type="float" office:value="4.77753" calcext:value-type="float">
            <text:p>4.77753</text:p>
          </table:table-cell>
          <table:table-cell office:value-type="float" office:value="2.20469" calcext:value-type="float">
            <text:p>2.20469</text:p>
          </table:table-cell>
          <table:table-cell office:value-type="float" office:value="-0.562733" calcext:value-type="float">
            <text:p>-0.562733</text:p>
          </table:table-cell>
          <table:table-cell office:value-type="float" office:value="0.0699153" calcext:value-type="float">
            <text:p>0.0699153</text:p>
          </table:table-cell>
          <table:table-cell office:value-type="float" office:value="0.0845783" calcext:value-type="float">
            <text:p>0.0845783</text:p>
          </table:table-cell>
          <table:table-cell office:value-type="float" office:value="0.317502" calcext:value-type="float">
            <text:p>0.317502</text:p>
          </table:table-cell>
          <table:table-cell office:value-type="float" office:value="0.246899" calcext:value-type="float">
            <text:p>0.246899</text:p>
          </table:table-cell>
          <table:table-cell office:value-type="float" office:value="2.78867" calcext:value-type="float">
            <text:p>2.788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0516" calcext:value-type="float">
            <text:p>-25.0516</text:p>
          </table:table-cell>
          <table:table-cell office:value-type="float" office:value="-5.74452" calcext:value-type="float">
            <text:p>-5.74452</text:p>
          </table:table-cell>
          <table:table-cell office:value-type="float" office:value="4.78929" calcext:value-type="float">
            <text:p>4.78929</text:p>
          </table:table-cell>
          <table:table-cell office:value-type="float" office:value="2.17321" calcext:value-type="float">
            <text:p>2.17321</text:p>
          </table:table-cell>
          <table:table-cell office:value-type="float" office:value="-0.563821" calcext:value-type="float">
            <text:p>-0.563821</text:p>
          </table:table-cell>
          <table:table-cell office:value-type="float" office:value="0.0698565" calcext:value-type="float">
            <text:p>0.0698565</text:p>
          </table:table-cell>
          <table:table-cell office:value-type="float" office:value="0.0844858" calcext:value-type="float">
            <text:p>0.0844858</text:p>
          </table:table-cell>
          <table:table-cell office:value-type="float" office:value="0.317081" calcext:value-type="float">
            <text:p>0.317081</text:p>
          </table:table-cell>
          <table:table-cell office:value-type="float" office:value="0.246571" calcext:value-type="float">
            <text:p>0.246571</text:p>
          </table:table-cell>
          <table:table-cell office:value-type="float" office:value="1.86175" calcext:value-type="float">
            <text:p>1.861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832" calcext:value-type="float">
            <text:p>-25.1832</text:p>
          </table:table-cell>
          <table:table-cell office:value-type="float" office:value="-5.57547" calcext:value-type="float">
            <text:p>-5.57547</text:p>
          </table:table-cell>
          <table:table-cell office:value-type="float" office:value="4.74353" calcext:value-type="float">
            <text:p>4.74353</text:p>
          </table:table-cell>
          <table:table-cell office:value-type="float" office:value="2.15335" calcext:value-type="float">
            <text:p>2.15335</text:p>
          </table:table-cell>
          <table:table-cell office:value-type="float" office:value="-0.55536" calcext:value-type="float">
            <text:p>-0.55536</text:p>
          </table:table-cell>
          <table:table-cell office:value-type="float" office:value="0.0698012" calcext:value-type="float">
            <text:p>0.0698012</text:p>
          </table:table-cell>
          <table:table-cell office:value-type="float" office:value="0.0843741" calcext:value-type="float">
            <text:p>0.0843741</text:p>
          </table:table-cell>
          <table:table-cell office:value-type="float" office:value="0.31666" calcext:value-type="float">
            <text:p>0.31666</text:p>
          </table:table-cell>
          <table:table-cell office:value-type="float" office:value="0.246265" calcext:value-type="float">
            <text:p>0.246265</text:p>
          </table:table-cell>
          <table:table-cell office:value-type="float" office:value="0.30309" calcext:value-type="float">
            <text:p>0.303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3364" calcext:value-type="float">
            <text:p>-25.3364</text:p>
          </table:table-cell>
          <table:table-cell office:value-type="float" office:value="-5.38835" calcext:value-type="float">
            <text:p>-5.38835</text:p>
          </table:table-cell>
          <table:table-cell office:value-type="float" office:value="4.77222" calcext:value-type="float">
            <text:p>4.77222</text:p>
          </table:table-cell>
          <table:table-cell office:value-type="float" office:value="2.14481" calcext:value-type="float">
            <text:p>2.14481</text:p>
          </table:table-cell>
          <table:table-cell office:value-type="float" office:value="-0.5229" calcext:value-type="float">
            <text:p>-0.5229</text:p>
          </table:table-cell>
          <table:table-cell office:value-type="float" office:value="0.0697158" calcext:value-type="float">
            <text:p>0.0697158</text:p>
          </table:table-cell>
          <table:table-cell office:value-type="float" office:value="0.0842642" calcext:value-type="float">
            <text:p>0.0842642</text:p>
          </table:table-cell>
          <table:table-cell office:value-type="float" office:value="0.316272" calcext:value-type="float">
            <text:p>0.316272</text:p>
          </table:table-cell>
          <table:table-cell office:value-type="float" office:value="0.245981" calcext:value-type="float">
            <text:p>0.245981</text:p>
          </table:table-cell>
          <table:table-cell office:value-type="float" office:value="1.30886" calcext:value-type="float">
            <text:p>1.308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4826" calcext:value-type="float">
            <text:p>-25.4826</text:p>
          </table:table-cell>
          <table:table-cell office:value-type="float" office:value="-5.15775" calcext:value-type="float">
            <text:p>-5.15775</text:p>
          </table:table-cell>
          <table:table-cell office:value-type="float" office:value="4.83644" calcext:value-type="float">
            <text:p>4.83644</text:p>
          </table:table-cell>
          <table:table-cell office:value-type="float" office:value="2.11608" calcext:value-type="float">
            <text:p>2.11608</text:p>
          </table:table-cell>
          <table:table-cell office:value-type="float" office:value="-0.525334" calcext:value-type="float">
            <text:p>-0.525334</text:p>
          </table:table-cell>
          <table:table-cell office:value-type="float" office:value="0.0696241" calcext:value-type="float">
            <text:p>0.0696241</text:p>
          </table:table-cell>
          <table:table-cell office:value-type="float" office:value="0.0841558" calcext:value-type="float">
            <text:p>0.0841558</text:p>
          </table:table-cell>
          <table:table-cell office:value-type="float" office:value="0.315912" calcext:value-type="float">
            <text:p>0.315912</text:p>
          </table:table-cell>
          <table:table-cell office:value-type="float" office:value="0.245661" calcext:value-type="float">
            <text:p>0.245661</text:p>
          </table:table-cell>
          <table:table-cell office:value-type="float" office:value="0.632706" calcext:value-type="float">
            <text:p>0.632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6131" calcext:value-type="float">
            <text:p>-25.6131</text:p>
          </table:table-cell>
          <table:table-cell office:value-type="float" office:value="-4.98159" calcext:value-type="float">
            <text:p>-4.98159</text:p>
          </table:table-cell>
          <table:table-cell office:value-type="float" office:value="4.81733" calcext:value-type="float">
            <text:p>4.81733</text:p>
          </table:table-cell>
          <table:table-cell office:value-type="float" office:value="2.11152" calcext:value-type="float">
            <text:p>2.11152</text:p>
          </table:table-cell>
          <table:table-cell office:value-type="float" office:value="-0.487469" calcext:value-type="float">
            <text:p>-0.487469</text:p>
          </table:table-cell>
          <table:table-cell office:value-type="float" office:value="0.0695389" calcext:value-type="float">
            <text:p>0.0695389</text:p>
          </table:table-cell>
          <table:table-cell office:value-type="float" office:value="0.0840513" calcext:value-type="float">
            <text:p>0.0840513</text:p>
          </table:table-cell>
          <table:table-cell office:value-type="float" office:value="0.315669" calcext:value-type="float">
            <text:p>0.315669</text:p>
          </table:table-cell>
          <table:table-cell office:value-type="float" office:value="0.245388" calcext:value-type="float">
            <text:p>0.245388</text:p>
          </table:table-cell>
          <table:table-cell office:value-type="float" office:value="6.39707" calcext:value-type="float">
            <text:p>6.397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7251" calcext:value-type="float">
            <text:p>-25.7251</text:p>
          </table:table-cell>
          <table:table-cell office:value-type="float" office:value="-4.81357" calcext:value-type="float">
            <text:p>-4.81357</text:p>
          </table:table-cell>
          <table:table-cell office:value-type="float" office:value="4.74521" calcext:value-type="float">
            <text:p>4.74521</text:p>
          </table:table-cell>
          <table:table-cell office:value-type="float" office:value="2.09468" calcext:value-type="float">
            <text:p>2.09468</text:p>
          </table:table-cell>
          <table:table-cell office:value-type="float" office:value="-0.479876" calcext:value-type="float">
            <text:p>-0.479876</text:p>
          </table:table-cell>
          <table:table-cell office:value-type="float" office:value="0.0694549" calcext:value-type="float">
            <text:p>0.0694549</text:p>
          </table:table-cell>
          <table:table-cell office:value-type="float" office:value="0.0840069" calcext:value-type="float">
            <text:p>0.0840069</text:p>
          </table:table-cell>
          <table:table-cell office:value-type="float" office:value="0.315446" calcext:value-type="float">
            <text:p>0.315446</text:p>
          </table:table-cell>
          <table:table-cell office:value-type="float" office:value="0.245241" calcext:value-type="float">
            <text:p>0.245241</text:p>
          </table:table-cell>
          <table:table-cell office:value-type="float" office:value="0.536977" calcext:value-type="float">
            <text:p>0.5369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8465" calcext:value-type="float">
            <text:p>-25.8465</text:p>
          </table:table-cell>
          <table:table-cell office:value-type="float" office:value="-4.60679" calcext:value-type="float">
            <text:p>-4.60679</text:p>
          </table:table-cell>
          <table:table-cell office:value-type="float" office:value="4.75856" calcext:value-type="float">
            <text:p>4.75856</text:p>
          </table:table-cell>
          <table:table-cell office:value-type="float" office:value="2.07596" calcext:value-type="float">
            <text:p>2.07596</text:p>
          </table:table-cell>
          <table:table-cell office:value-type="float" office:value="-0.469105" calcext:value-type="float">
            <text:p>-0.469105</text:p>
          </table:table-cell>
          <table:table-cell office:value-type="float" office:value="0.0693883" calcext:value-type="float">
            <text:p>0.0693883</text:p>
          </table:table-cell>
          <table:table-cell office:value-type="float" office:value="0.0839826" calcext:value-type="float">
            <text:p>0.0839826</text:p>
          </table:table-cell>
          <table:table-cell office:value-type="float" office:value="0.315316" calcext:value-type="float">
            <text:p>0.315316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24427" calcext:value-type="float">
            <text:p>0.244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605" calcext:value-type="float">
            <text:p>-25.9605</text:p>
          </table:table-cell>
          <table:table-cell office:value-type="float" office:value="-4.35703" calcext:value-type="float">
            <text:p>-4.35703</text:p>
          </table:table-cell>
          <table:table-cell office:value-type="float" office:value="4.82514" calcext:value-type="float">
            <text:p>4.82514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-0.478531" calcext:value-type="float">
            <text:p>-0.478531</text:p>
          </table:table-cell>
          <table:table-cell office:value-type="float" office:value="0.0693464" calcext:value-type="float">
            <text:p>0.0693464</text:p>
          </table:table-cell>
          <table:table-cell office:value-type="float" office:value="0.0839018" calcext:value-type="float">
            <text:p>0.0839018</text:p>
          </table:table-cell>
          <table:table-cell office:value-type="float" office:value="0.315216" calcext:value-type="float">
            <text:p>0.315216</text:p>
          </table:table-cell>
          <table:table-cell office:value-type="float" office:value="0.244839" calcext:value-type="float">
            <text:p>0.244839</text:p>
          </table:table-cell>
          <table:table-cell office:value-type="float" office:value="0.528406" calcext:value-type="float">
            <text:p>0.5284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0703" calcext:value-type="float">
            <text:p>-26.0703</text:p>
          </table:table-cell>
          <table:table-cell office:value-type="float" office:value="-4.13609" calcext:value-type="float">
            <text:p>-4.13609</text:p>
          </table:table-cell>
          <table:table-cell office:value-type="float" office:value="4.80425" calcext:value-type="float">
            <text:p>4.80425</text:p>
          </table:table-cell>
          <table:table-cell office:value-type="float" office:value="2.00202" calcext:value-type="float">
            <text:p>2.00202</text:p>
          </table:table-cell>
          <table:table-cell office:value-type="float" office:value="-0.520548" calcext:value-type="float">
            <text:p>-0.520548</text:p>
          </table:table-cell>
          <table:table-cell office:value-type="float" office:value="0.0693418" calcext:value-type="float">
            <text:p>0.0693418</text:p>
          </table:table-cell>
          <table:table-cell office:value-type="float" office:value="0.083822" calcext:value-type="float">
            <text:p>0.083822</text:p>
          </table:table-cell>
          <table:table-cell office:value-type="float" office:value="0.314982" calcext:value-type="float">
            <text:p>0.314982</text:p>
          </table:table-cell>
          <table:table-cell office:value-type="float" office:value="0.244564" calcext:value-type="float">
            <text:p>0.244564</text:p>
          </table:table-cell>
          <table:table-cell office:value-type="float" office:value="11.0452" calcext:value-type="float">
            <text:p>11.04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643" calcext:value-type="float">
            <text:p>-26.1643</text:p>
          </table:table-cell>
          <table:table-cell office:value-type="float" office:value="-3.84342" calcext:value-type="float">
            <text:p>-3.84342</text:p>
          </table:table-cell>
          <table:table-cell office:value-type="float" office:value="4.92295" calcext:value-type="float">
            <text:p>4.92295</text:p>
          </table:table-cell>
          <table:table-cell office:value-type="float" office:value="1.95876" calcext:value-type="float">
            <text:p>1.95876</text:p>
          </table:table-cell>
          <table:table-cell office:value-type="float" office:value="-0.538244" calcext:value-type="float">
            <text:p>-0.538244</text:p>
          </table:table-cell>
          <table:table-cell office:value-type="float" office:value="0.0693561" calcext:value-type="float">
            <text:p>0.0693561</text:p>
          </table:table-cell>
          <table:table-cell office:value-type="float" office:value="0.0837228" calcext:value-type="float">
            <text:p>0.0837228</text:p>
          </table:table-cell>
          <table:table-cell office:value-type="float" office:value="0.314711" calcext:value-type="float">
            <text:p>0.314711</text:p>
          </table:table-cell>
          <table:table-cell office:value-type="float" office:value="0.244261" calcext:value-type="float">
            <text:p>0.244261</text:p>
          </table:table-cell>
          <table:table-cell office:value-type="float" office:value="1.86322" calcext:value-type="float">
            <text:p>1.863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2387" calcext:value-type="float">
            <text:p>-26.2387</text:p>
          </table:table-cell>
          <table:table-cell office:value-type="float" office:value="-3.60492" calcext:value-type="float">
            <text:p>-3.60492</text:p>
          </table:table-cell>
          <table:table-cell office:value-type="float" office:value="4.90627" calcext:value-type="float">
            <text:p>4.90627</text:p>
          </table:table-cell>
          <table:table-cell office:value-type="float" office:value="1.90955" calcext:value-type="float">
            <text:p>1.90955</text:p>
          </table:table-cell>
          <table:table-cell office:value-type="float" office:value="-0.583535" calcext:value-type="float">
            <text:p>-0.583535</text:p>
          </table:table-cell>
          <table:table-cell office:value-type="float" office:value="0.0693529" calcext:value-type="float">
            <text:p>0.0693529</text:p>
          </table:table-cell>
          <table:table-cell office:value-type="float" office:value="0.0836359" calcext:value-type="float">
            <text:p>0.0836359</text:p>
          </table:table-cell>
          <table:table-cell office:value-type="float" office:value="0.314326" calcext:value-type="float">
            <text:p>0.314326</text:p>
          </table:table-cell>
          <table:table-cell office:value-type="float" office:value="0.243978" calcext:value-type="float">
            <text:p>0.243978</text:p>
          </table:table-cell>
          <table:table-cell office:value-type="float" office:value="3.57193" calcext:value-type="float">
            <text:p>3.571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68" calcext:value-type="float">
            <text:p>-26.268</text:p>
          </table:table-cell>
          <table:table-cell office:value-type="float" office:value="-3.33854" calcext:value-type="float">
            <text:p>-3.33854</text:p>
          </table:table-cell>
          <table:table-cell office:value-type="float" office:value="4.92748" calcext:value-type="float">
            <text:p>4.92748</text:p>
          </table:table-cell>
          <table:table-cell office:value-type="float" office:value="1.85896" calcext:value-type="float">
            <text:p>1.85896</text:p>
          </table:table-cell>
          <table:table-cell office:value-type="float" office:value="-0.605377" calcext:value-type="float">
            <text:p>-0.605377</text:p>
          </table:table-cell>
          <table:table-cell office:value-type="float" office:value="0.0692728" calcext:value-type="float">
            <text:p>0.0692728</text:p>
          </table:table-cell>
          <table:table-cell office:value-type="float" office:value="0.0836154" calcext:value-type="float">
            <text:p>0.0836154</text:p>
          </table:table-cell>
          <table:table-cell office:value-type="float" office:value="0.313924" calcext:value-type="float">
            <text:p>0.313924</text:p>
          </table:table-cell>
          <table:table-cell office:value-type="float" office:value="0.243757" calcext:value-type="float">
            <text:p>0.243757</text:p>
          </table:table-cell>
          <table:table-cell office:value-type="float" office:value="4.34976" calcext:value-type="float">
            <text:p>4.349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178" calcext:value-type="float">
            <text:p>-26.3178</text:p>
          </table:table-cell>
          <table:table-cell office:value-type="float" office:value="-3.09213" calcext:value-type="float">
            <text:p>-3.09213</text:p>
          </table:table-cell>
          <table:table-cell office:value-type="float" office:value="4.92633" calcext:value-type="float">
            <text:p>4.92633</text:p>
          </table:table-cell>
          <table:table-cell office:value-type="float" office:value="1.81396" calcext:value-type="float">
            <text:p>1.81396</text:p>
          </table:table-cell>
          <table:table-cell office:value-type="float" office:value="-0.631867" calcext:value-type="float">
            <text:p>-0.631867</text:p>
          </table:table-cell>
          <table:table-cell office:value-type="float" office:value="0.0691838" calcext:value-type="float">
            <text:p>0.0691838</text:p>
          </table:table-cell>
          <table:table-cell office:value-type="float" office:value="0.0836358" calcext:value-type="float">
            <text:p>0.0836358</text:p>
          </table:table-cell>
          <table:table-cell office:value-type="float" office:value="0.313579" calcext:value-type="float">
            <text:p>0.313579</text:p>
          </table:table-cell>
          <table:table-cell office:value-type="float" office:value="0.243564" calcext:value-type="float">
            <text:p>0.243564</text:p>
          </table:table-cell>
          <table:table-cell office:value-type="float" office:value="0.564143" calcext:value-type="float">
            <text:p>0.5641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415" calcext:value-type="float">
            <text:p>-26.3415</text:p>
          </table:table-cell>
          <table:table-cell office:value-type="float" office:value="-2.86275" calcext:value-type="float">
            <text:p>-2.86275</text:p>
          </table:table-cell>
          <table:table-cell office:value-type="float" office:value="4.88711" calcext:value-type="float">
            <text:p>4.88711</text:p>
          </table:table-cell>
          <table:table-cell office:value-type="float" office:value="1.77422" calcext:value-type="float">
            <text:p>1.77422</text:p>
          </table:table-cell>
          <table:table-cell office:value-type="float" office:value="-0.640446" calcext:value-type="float">
            <text:p>-0.640446</text:p>
          </table:table-cell>
          <table:table-cell office:value-type="float" office:value="0.069117" calcext:value-type="float">
            <text:p>0.069117</text:p>
          </table:table-cell>
          <table:table-cell office:value-type="float" office:value="0.0836479" calcext:value-type="float">
            <text:p>0.0836479</text:p>
          </table:table-cell>
          <table:table-cell office:value-type="float" office:value="0.313331" calcext:value-type="float">
            <text:p>0.313331</text:p>
          </table:table-cell>
          <table:table-cell office:value-type="float" office:value="0.243329" calcext:value-type="float">
            <text:p>0.243329</text:p>
          </table:table-cell>
          <table:table-cell office:value-type="float" office:value="1.49995" calcext:value-type="float">
            <text:p>1.499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987" calcext:value-type="float">
            <text:p>-26.3987</text:p>
          </table:table-cell>
          <table:table-cell office:value-type="float" office:value="-2.63694" calcext:value-type="float">
            <text:p>-2.63694</text:p>
          </table:table-cell>
          <table:table-cell office:value-type="float" office:value="4.86971" calcext:value-type="float">
            <text:p>4.86971</text:p>
          </table:table-cell>
          <table:table-cell office:value-type="float" office:value="1.75103" calcext:value-type="float">
            <text:p>1.75103</text:p>
          </table:table-cell>
          <table:table-cell office:value-type="float" office:value="-0.627407" calcext:value-type="float">
            <text:p>-0.627407</text:p>
          </table:table-cell>
          <table:table-cell office:value-type="float" office:value="0.0690488" calcext:value-type="float">
            <text:p>0.0690488</text:p>
          </table:table-cell>
          <table:table-cell office:value-type="float" office:value="0.0836389" calcext:value-type="float">
            <text:p>0.0836389</text:p>
          </table:table-cell>
          <table:table-cell office:value-type="float" office:value="0.313065" calcext:value-type="float">
            <text:p>0.313065</text:p>
          </table:table-cell>
          <table:table-cell office:value-type="float" office:value="0.243063" calcext:value-type="float">
            <text:p>0.243063</text:p>
          </table:table-cell>
          <table:table-cell office:value-type="float" office:value="1.40492" calcext:value-type="float">
            <text:p>1.404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723" calcext:value-type="float">
            <text:p>-26.4723</text:p>
          </table:table-cell>
          <table:table-cell office:value-type="float" office:value="-2.49844" calcext:value-type="float">
            <text:p>-2.49844</text:p>
          </table:table-cell>
          <table:table-cell office:value-type="float" office:value="4.70489" calcext:value-type="float">
            <text:p>4.70489</text:p>
          </table:table-cell>
          <table:table-cell office:value-type="float" office:value="1.74458" calcext:value-type="float">
            <text:p>1.74458</text:p>
          </table:table-cell>
          <table:table-cell office:value-type="float" office:value="-0.603951" calcext:value-type="float">
            <text:p>-0.603951</text:p>
          </table:table-cell>
          <table:table-cell office:value-type="float" office:value="0.068962" calcext:value-type="float">
            <text:p>0.068962</text:p>
          </table:table-cell>
          <table:table-cell office:value-type="float" office:value="0.0835363" calcext:value-type="float">
            <text:p>0.0835363</text:p>
          </table:table-cell>
          <table:table-cell office:value-type="float" office:value="0.312718" calcext:value-type="float">
            <text:p>0.312718</text:p>
          </table:table-cell>
          <table:table-cell office:value-type="float" office:value="0.242796" calcext:value-type="float">
            <text:p>0.242796</text:p>
          </table:table-cell>
          <table:table-cell office:value-type="float" office:value="5.75758" calcext:value-type="float">
            <text:p>5.757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27" calcext:value-type="float">
            <text:p>-26.527</text:p>
          </table:table-cell>
          <table:table-cell office:value-type="float" office:value="-2.26418" calcext:value-type="float">
            <text:p>-2.26418</text:p>
          </table:table-cell>
          <table:table-cell office:value-type="float" office:value="4.72007" calcext:value-type="float">
            <text:p>4.72007</text:p>
          </table:table-cell>
          <table:table-cell office:value-type="float" office:value="1.72656" calcext:value-type="float">
            <text:p>1.72656</text:p>
          </table:table-cell>
          <table:table-cell office:value-type="float" office:value="-0.581726" calcext:value-type="float">
            <text:p>-0.581726</text:p>
          </table:table-cell>
          <table:table-cell office:value-type="float" office:value="0.0688741" calcext:value-type="float">
            <text:p>0.0688741</text:p>
          </table:table-cell>
          <table:table-cell office:value-type="float" office:value="0.0834355" calcext:value-type="float">
            <text:p>0.0834355</text:p>
          </table:table-cell>
          <table:table-cell office:value-type="float" office:value="0.312339" calcext:value-type="float">
            <text:p>0.312339</text:p>
          </table:table-cell>
          <table:table-cell office:value-type="float" office:value="0.242527" calcext:value-type="float">
            <text:p>0.242527</text:p>
          </table:table-cell>
          <table:table-cell office:value-type="float" office:value="0.98766" calcext:value-type="float">
            <text:p>0.987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761" calcext:value-type="float">
            <text:p>-26.5761</text:p>
          </table:table-cell>
          <table:table-cell office:value-type="float" office:value="-2.07313" calcext:value-type="float">
            <text:p>-2.07313</text:p>
          </table:table-cell>
          <table:table-cell office:value-type="float" office:value="4.64962" calcext:value-type="float">
            <text:p>4.64962</text:p>
          </table:table-cell>
          <table:table-cell office:value-type="float" office:value="1.70764" calcext:value-type="float">
            <text:p>1.70764</text:p>
          </table:table-cell>
          <table:table-cell office:value-type="float" office:value="-0.572156" calcext:value-type="float">
            <text:p>-0.572156</text:p>
          </table:table-cell>
          <table:table-cell office:value-type="float" office:value="0.0687903" calcext:value-type="float">
            <text:p>0.0687903</text:p>
          </table:table-cell>
          <table:table-cell office:value-type="float" office:value="0.0833971" calcext:value-type="float">
            <text:p>0.0833971</text:p>
          </table:table-cell>
          <table:table-cell office:value-type="float" office:value="0.311947" calcext:value-type="float">
            <text:p>0.311947</text:p>
          </table:table-cell>
          <table:table-cell office:value-type="float" office:value="0.242364" calcext:value-type="float">
            <text:p>0.242364</text:p>
          </table:table-cell>
          <table:table-cell office:value-type="float" office:value="1.08613" calcext:value-type="float">
            <text:p>1.086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067" calcext:value-type="float">
            <text:p>-26.6067</text:p>
          </table:table-cell>
          <table:table-cell office:value-type="float" office:value="-1.83877" calcext:value-type="float">
            <text:p>-1.83877</text:p>
          </table:table-cell>
          <table:table-cell office:value-type="float" office:value="4.65928" calcext:value-type="float">
            <text:p>4.65928</text:p>
          </table:table-cell>
          <table:table-cell office:value-type="float" office:value="1.68707" calcext:value-type="float">
            <text:p>1.68707</text:p>
          </table:table-cell>
          <table:table-cell office:value-type="float" office:value="-0.552679" calcext:value-type="float">
            <text:p>-0.552679</text:p>
          </table:table-cell>
          <table:table-cell office:value-type="float" office:value="0.0687069" calcext:value-type="float">
            <text:p>0.0687069</text:p>
          </table:table-cell>
          <table:table-cell office:value-type="float" office:value="0.0833687" calcext:value-type="float">
            <text:p>0.0833687</text:p>
          </table:table-cell>
          <table:table-cell office:value-type="float" office:value="0.311551" calcext:value-type="float">
            <text:p>0.311551</text:p>
          </table:table-cell>
          <table:table-cell office:value-type="float" office:value="0.242197" calcext:value-type="float">
            <text:p>0.242197</text:p>
          </table:table-cell>
          <table:table-cell office:value-type="float" office:value="2.02049" calcext:value-type="float">
            <text:p>2.020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053" calcext:value-type="float">
            <text:p>-26.6053</text:p>
          </table:table-cell>
          <table:table-cell office:value-type="float" office:value="-1.58538" calcext:value-type="float">
            <text:p>-1.58538</text:p>
          </table:table-cell>
          <table:table-cell office:value-type="float" office:value="4.6897" calcext:value-type="float">
            <text:p>4.6897</text:p>
          </table:table-cell>
          <table:table-cell office:value-type="float" office:value="1.64881" calcext:value-type="float">
            <text:p>1.64881</text:p>
          </table:table-cell>
          <table:table-cell office:value-type="float" office:value="-0.56322" calcext:value-type="float">
            <text:p>-0.56322</text:p>
          </table:table-cell>
          <table:table-cell office:value-type="float" office:value="0.068622" calcext:value-type="float">
            <text:p>0.068622</text:p>
          </table:table-cell>
          <table:table-cell office:value-type="float" office:value="0.0833139" calcext:value-type="float">
            <text:p>0.0833139</text:p>
          </table:table-cell>
          <table:table-cell office:value-type="float" office:value="0.311168" calcext:value-type="float">
            <text:p>0.311168</text:p>
          </table:table-cell>
          <table:table-cell office:value-type="float" office:value="0.24198" calcext:value-type="float">
            <text:p>0.24198</text:p>
          </table:table-cell>
          <table:table-cell office:value-type="float" office:value="1.1809" calcext:value-type="float">
            <text:p>1.18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026" calcext:value-type="float">
            <text:p>-26.6026</text:p>
          </table:table-cell>
          <table:table-cell office:value-type="float" office:value="-1.3588" calcext:value-type="float">
            <text:p>-1.3588</text:p>
          </table:table-cell>
          <table:table-cell office:value-type="float" office:value="4.67036" calcext:value-type="float">
            <text:p>4.67036</text:p>
          </table:table-cell>
          <table:table-cell office:value-type="float" office:value="1.60767" calcext:value-type="float">
            <text:p>1.60767</text:p>
          </table:table-cell>
          <table:table-cell office:value-type="float" office:value="-0.587527" calcext:value-type="float">
            <text:p>-0.587527</text:p>
          </table:table-cell>
          <table:table-cell office:value-type="float" office:value="0.0685532" calcext:value-type="float">
            <text:p>0.0685532</text:p>
          </table:table-cell>
          <table:table-cell office:value-type="float" office:value="0.083287" calcext:value-type="float">
            <text:p>0.083287</text:p>
          </table:table-cell>
          <table:table-cell office:value-type="float" office:value="0.31083" calcext:value-type="float">
            <text:p>0.31083</text:p>
          </table:table-cell>
          <table:table-cell office:value-type="float" office:value="0.241794" calcext:value-type="float">
            <text:p>0.241794</text:p>
          </table:table-cell>
          <table:table-cell office:value-type="float" office:value="1.65512" calcext:value-type="float">
            <text:p>1.655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064" calcext:value-type="float">
            <text:p>-26.6064</text:p>
          </table:table-cell>
          <table:table-cell office:value-type="float" office:value="-1.13078" calcext:value-type="float">
            <text:p>-1.13078</text:p>
          </table:table-cell>
          <table:table-cell office:value-type="float" office:value="4.66" calcext:value-type="float">
            <text:p>4.66</text:p>
          </table:table-cell>
          <table:table-cell office:value-type="float" office:value="1.57821" calcext:value-type="float">
            <text:p>1.57821</text:p>
          </table:table-cell>
          <table:table-cell office:value-type="float" office:value="-0.587716" calcext:value-type="float">
            <text:p>-0.587716</text:p>
          </table:table-cell>
          <table:table-cell office:value-type="float" office:value="0.0684943" calcext:value-type="float">
            <text:p>0.0684943</text:p>
          </table:table-cell>
          <table:table-cell office:value-type="float" office:value="0.0832911" calcext:value-type="float">
            <text:p>0.0832911</text:p>
          </table:table-cell>
          <table:table-cell office:value-type="float" office:value="0.310504" calcext:value-type="float">
            <text:p>0.310504</text:p>
          </table:table-cell>
          <table:table-cell office:value-type="float" office:value="0.241635" calcext:value-type="float">
            <text:p>0.241635</text:p>
          </table:table-cell>
          <table:table-cell office:value-type="float" office:value="0.0115847" calcext:value-type="float">
            <text:p>0.01158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352" calcext:value-type="float">
            <text:p>-26.6352</text:p>
          </table:table-cell>
          <table:table-cell office:value-type="float" office:value="-0.909623" calcext:value-type="float">
            <text:p>-0.909623</text:p>
          </table:table-cell>
          <table:table-cell office:value-type="float" office:value="4.64471" calcext:value-type="float">
            <text:p>4.64471</text:p>
          </table:table-cell>
          <table:table-cell office:value-type="float" office:value="1.56251" calcext:value-type="float">
            <text:p>1.56251</text:p>
          </table:table-cell>
          <table:table-cell office:value-type="float" office:value="-0.57067" calcext:value-type="float">
            <text:p>-0.57067</text:p>
          </table:table-cell>
          <table:table-cell office:value-type="float" office:value="0.0684122" calcext:value-type="float">
            <text:p>0.0684122</text:p>
          </table:table-cell>
          <table:table-cell office:value-type="float" office:value="0.0833534" calcext:value-type="float">
            <text:p>0.0833534</text:p>
          </table:table-cell>
          <table:table-cell office:value-type="float" office:value="0.310135" calcext:value-type="float">
            <text:p>0.310135</text:p>
          </table:table-cell>
          <table:table-cell office:value-type="float" office:value="0.241515" calcext:value-type="float">
            <text:p>0.241515</text:p>
          </table:table-cell>
          <table:table-cell office:value-type="float" office:value="5.11338" calcext:value-type="float">
            <text:p>5.113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467" calcext:value-type="float">
            <text:p>-26.6467</text:p>
          </table:table-cell>
          <table:table-cell office:value-type="float" office:value="-0.652259" calcext:value-type="float">
            <text:p>-0.652259</text:p>
          </table:table-cell>
          <table:table-cell office:value-type="float" office:value="4.69618" calcext:value-type="float">
            <text:p>4.69618</text:p>
          </table:table-cell>
          <table:table-cell office:value-type="float" office:value="1.53873" calcext:value-type="float">
            <text:p>1.53873</text:p>
          </table:table-cell>
          <table:table-cell office:value-type="float" office:value="-0.565314" calcext:value-type="float">
            <text:p>-0.565314</text:p>
          </table:table-cell>
          <table:table-cell office:value-type="float" office:value="0.0683265" calcext:value-type="float">
            <text:p>0.0683265</text:p>
          </table:table-cell>
          <table:table-cell office:value-type="float" office:value="0.0833692" calcext:value-type="float">
            <text:p>0.0833692</text:p>
          </table:table-cell>
          <table:table-cell office:value-type="float" office:value="0.309759" calcext:value-type="float">
            <text:p>0.309759</text:p>
          </table:table-cell>
          <table:table-cell office:value-type="float" office:value="0.241315" calcext:value-type="float">
            <text:p>0.241315</text:p>
          </table:table-cell>
          <table:table-cell office:value-type="float" office:value="0.62369" calcext:value-type="float">
            <text:p>0.623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345" calcext:value-type="float">
            <text:p>-26.6345</text:p>
          </table:table-cell>
          <table:table-cell office:value-type="float" office:value="-0.40977" calcext:value-type="float">
            <text:p>-0.40977</text:p>
          </table:table-cell>
          <table:table-cell office:value-type="float" office:value="4.71617" calcext:value-type="float">
            <text:p>4.71617</text:p>
          </table:table-cell>
          <table:table-cell office:value-type="float" office:value="1.50145" calcext:value-type="float">
            <text:p>1.50145</text:p>
          </table:table-cell>
          <table:table-cell office:value-type="float" office:value="-0.586364" calcext:value-type="float">
            <text:p>-0.586364</text:p>
          </table:table-cell>
          <table:table-cell office:value-type="float" office:value="0.0682417" calcext:value-type="float">
            <text:p>0.0682417</text:p>
          </table:table-cell>
          <table:table-cell office:value-type="float" office:value="0.0833827" calcext:value-type="float">
            <text:p>0.0833827</text:p>
          </table:table-cell>
          <table:table-cell office:value-type="float" office:value="0.309418" calcext:value-type="float">
            <text:p>0.309418</text:p>
          </table:table-cell>
          <table:table-cell office:value-type="float" office:value="0.241098" calcext:value-type="float">
            <text:p>0.241098</text:p>
          </table:table-cell>
          <table:table-cell office:value-type="float" office:value="2.28572" calcext:value-type="float">
            <text:p>2.285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899" calcext:value-type="float">
            <text:p>-26.5899</text:p>
          </table:table-cell>
          <table:table-cell office:value-type="float" office:value="-0.103425" calcext:value-type="float">
            <text:p>-0.103425</text:p>
          </table:table-cell>
          <table:table-cell office:value-type="float" office:value="4.84849" calcext:value-type="float">
            <text:p>4.84849</text:p>
          </table:table-cell>
          <table:table-cell office:value-type="float" office:value="1.46157" calcext:value-type="float">
            <text:p>1.46157</text:p>
          </table:table-cell>
          <table:table-cell office:value-type="float" office:value="-0.59569" calcext:value-type="float">
            <text:p>-0.59569</text:p>
          </table:table-cell>
          <table:table-cell office:value-type="float" office:value="0.0681811" calcext:value-type="float">
            <text:p>0.0681811</text:p>
          </table:table-cell>
          <table:table-cell office:value-type="float" office:value="0.0832871" calcext:value-type="float">
            <text:p>0.0832871</text:p>
          </table:table-cell>
          <table:table-cell office:value-type="float" office:value="0.309164" calcext:value-type="float">
            <text:p>0.309164</text:p>
          </table:table-cell>
          <table:table-cell office:value-type="float" office:value="0.240798" calcext:value-type="float">
            <text:p>0.240798</text:p>
          </table:table-cell>
          <table:table-cell office:value-type="float" office:value="2.66381" calcext:value-type="float">
            <text:p>2.663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703" calcext:value-type="float">
            <text:p>-26.5703</text:p>
          </table:table-cell>
          <table:table-cell office:value-type="float" office:value="0.137806" calcext:value-type="float">
            <text:p>0.137806</text:p>
          </table:table-cell>
          <table:table-cell office:value-type="float" office:value="4.85393" calcext:value-type="float">
            <text:p>4.85393</text:p>
          </table:table-cell>
          <table:table-cell office:value-type="float" office:value="1.43244" calcext:value-type="float">
            <text:p>1.43244</text:p>
          </table:table-cell>
          <table:table-cell office:value-type="float" office:value="-0.599561" calcext:value-type="float">
            <text:p>-0.599561</text:p>
          </table:table-cell>
          <table:table-cell office:value-type="float" office:value="0.0681195" calcext:value-type="float">
            <text:p>0.0681195</text:p>
          </table:table-cell>
          <table:table-cell office:value-type="float" office:value="0.0831918" calcext:value-type="float">
            <text:p>0.0831918</text:p>
          </table:table-cell>
          <table:table-cell office:value-type="float" office:value="0.308935" calcext:value-type="float">
            <text:p>0.308935</text:p>
          </table:table-cell>
          <table:table-cell office:value-type="float" office:value="0.240499" calcext:value-type="float">
            <text:p>0.240499</text:p>
          </table:table-cell>
          <table:table-cell office:value-type="float" office:value="2.75749" calcext:value-type="float">
            <text:p>2.757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466" calcext:value-type="float">
            <text:p>-26.5466</text:p>
          </table:table-cell>
          <table:table-cell office:value-type="float" office:value="0.438264" calcext:value-type="float">
            <text:p>0.438264</text:p>
          </table:table-cell>
          <table:table-cell office:value-type="float" office:value="4.96934" calcext:value-type="float">
            <text:p>4.96934</text:p>
          </table:table-cell>
          <table:table-cell office:value-type="float" office:value="1.40735" calcext:value-type="float">
            <text:p>1.40735</text:p>
          </table:table-cell>
          <table:table-cell office:value-type="float" office:value="-0.593261" calcext:value-type="float">
            <text:p>-0.593261</text:p>
          </table:table-cell>
          <table:table-cell office:value-type="float" office:value="0.0680542" calcext:value-type="float">
            <text:p>0.0680542</text:p>
          </table:table-cell>
          <table:table-cell office:value-type="float" office:value="0.0831079" calcext:value-type="float">
            <text:p>0.0831079</text:p>
          </table:table-cell>
          <table:table-cell office:value-type="float" office:value="0.308729" calcext:value-type="float">
            <text:p>0.308729</text:p>
          </table:table-cell>
          <table:table-cell office:value-type="float" office:value="0.240245" calcext:value-type="float">
            <text:p>0.240245</text:p>
          </table:table-cell>
          <table:table-cell office:value-type="float" office:value="1.49724" calcext:value-type="float">
            <text:p>1.497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34" calcext:value-type="float">
            <text:p>-26.534</text:p>
          </table:table-cell>
          <table:table-cell office:value-type="float" office:value="0.677476" calcext:value-type="float">
            <text:p>0.677476</text:p>
          </table:table-cell>
          <table:table-cell office:value-type="float" office:value="4.94863" calcext:value-type="float">
            <text:p>4.94863</text:p>
          </table:table-cell>
          <table:table-cell office:value-type="float" office:value="1.39754" calcext:value-type="float">
            <text:p>1.39754</text:p>
          </table:table-cell>
          <table:table-cell office:value-type="float" office:value="-0.560285" calcext:value-type="float">
            <text:p>-0.560285</text:p>
          </table:table-cell>
          <table:table-cell office:value-type="float" office:value="0.0679726" calcext:value-type="float">
            <text:p>0.0679726</text:p>
          </table:table-cell>
          <table:table-cell office:value-type="float" office:value="0.0830234" calcext:value-type="float">
            <text:p>0.0830234</text:p>
          </table:table-cell>
          <table:table-cell office:value-type="float" office:value="0.308415" calcext:value-type="float">
            <text:p>0.308415</text:p>
          </table:table-cell>
          <table:table-cell office:value-type="float" office:value="0.239979" calcext:value-type="float">
            <text:p>0.239979</text:p>
          </table:table-cell>
          <table:table-cell office:value-type="float" office:value="1.81344" calcext:value-type="float">
            <text:p>1.813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256" calcext:value-type="float">
            <text:p>-26.5256</text:p>
          </table:table-cell>
          <table:table-cell office:value-type="float" office:value="0.962613" calcext:value-type="float">
            <text:p>0.962613</text:p>
          </table:table-cell>
          <table:table-cell office:value-type="float" office:value="5.02613" calcext:value-type="float">
            <text:p>5.02613</text:p>
          </table:table-cell>
          <table:table-cell office:value-type="float" office:value="1.38379" calcext:value-type="float">
            <text:p>1.38379</text:p>
          </table:table-cell>
          <table:table-cell office:value-type="float" office:value="-0.545083" calcext:value-type="float">
            <text:p>-0.545083</text:p>
          </table:table-cell>
          <table:table-cell office:value-type="float" office:value="0.067895" calcext:value-type="float">
            <text:p>0.067895</text:p>
          </table:table-cell>
          <table:table-cell office:value-type="float" office:value="0.0830184" calcext:value-type="float">
            <text:p>0.0830184</text:p>
          </table:table-cell>
          <table:table-cell office:value-type="float" office:value="0.308065" calcext:value-type="float">
            <text:p>0.308065</text:p>
          </table:table-cell>
          <table:table-cell office:value-type="float" office:value="0.239812" calcext:value-type="float">
            <text:p>0.239812</text:p>
          </table:table-cell>
          <table:table-cell office:value-type="float" office:value="2.79657" calcext:value-type="float">
            <text:p>2.796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4874" calcext:value-type="float">
            <text:p>-26.4874</text:p>
          </table:table-cell>
          <table:table-cell office:value-type="float" office:value="1.22688" calcext:value-type="float">
            <text:p>1.22688</text:p>
          </table:table-cell>
          <table:table-cell office:value-type="float" office:value="5.04324" calcext:value-type="float">
            <text:p>5.04324</text:p>
          </table:table-cell>
          <table:table-cell office:value-type="float" office:value="1.37572" calcext:value-type="float">
            <text:p>1.37572</text:p>
          </table:table-cell>
          <table:table-cell office:value-type="float" office:value="-0.503507" calcext:value-type="float">
            <text:p>-0.503507</text:p>
          </table:table-cell>
          <table:table-cell office:value-type="float" office:value="0.0678234" calcext:value-type="float">
            <text:p>0.0678234</text:p>
          </table:table-cell>
          <table:table-cell office:value-type="float" office:value="0.0830853" calcext:value-type="float">
            <text:p>0.0830853</text:p>
          </table:table-cell>
          <table:table-cell office:value-type="float" office:value="0.307686" calcext:value-type="float">
            <text:p>0.307686</text:p>
          </table:table-cell>
          <table:table-cell office:value-type="float" office:value="0.239697" calcext:value-type="float">
            <text:p>0.239697</text:p>
          </table:table-cell>
          <table:table-cell office:value-type="float" office:value="7.11677" calcext:value-type="float">
            <text:p>7.116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299" calcext:value-type="float">
            <text:p>-26.4299</text:p>
          </table:table-cell>
          <table:table-cell office:value-type="float" office:value="1.45799" calcext:value-type="float">
            <text:p>1.45799</text:p>
          </table:table-cell>
          <table:table-cell office:value-type="float" office:value="5.01475" calcext:value-type="float">
            <text:p>5.01475</text:p>
          </table:table-cell>
          <table:table-cell office:value-type="float" office:value="1.34796" calcext:value-type="float">
            <text:p>1.34796</text:p>
          </table:table-cell>
          <table:table-cell office:value-type="float" office:value="-0.506389" calcext:value-type="float">
            <text:p>-0.506389</text:p>
          </table:table-cell>
          <table:table-cell office:value-type="float" office:value="0.0677472" calcext:value-type="float">
            <text:p>0.0677472</text:p>
          </table:table-cell>
          <table:table-cell office:value-type="float" office:value="0.0831326" calcext:value-type="float">
            <text:p>0.0831326</text:p>
          </table:table-cell>
          <table:table-cell office:value-type="float" office:value="0.307309" calcext:value-type="float">
            <text:p>0.307309</text:p>
          </table:table-cell>
          <table:table-cell office:value-type="float" office:value="0.239523" calcext:value-type="float">
            <text:p>0.239523</text:p>
          </table:table-cell>
          <table:table-cell office:value-type="float" office:value="0.13313" calcext:value-type="float">
            <text:p>0.133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914" calcext:value-type="float">
            <text:p>-26.3914</text:p>
          </table:table-cell>
          <table:table-cell office:value-type="float" office:value="1.67343" calcext:value-type="float">
            <text:p>1.67343</text:p>
          </table:table-cell>
          <table:table-cell office:value-type="float" office:value="4.94917" calcext:value-type="float">
            <text:p>4.94917</text:p>
          </table:table-cell>
          <table:table-cell office:value-type="float" office:value="1.335" calcext:value-type="float">
            <text:p>1.335</text:p>
          </table:table-cell>
          <table:table-cell office:value-type="float" office:value="-0.483885" calcext:value-type="float">
            <text:p>-0.483885</text:p>
          </table:table-cell>
          <table:table-cell office:value-type="float" office:value="0.0676914" calcext:value-type="float">
            <text:p>0.0676914</text:p>
          </table:table-cell>
          <table:table-cell office:value-type="float" office:value="0.0831247" calcext:value-type="float">
            <text:p>0.0831247</text:p>
          </table:table-cell>
          <table:table-cell office:value-type="float" office:value="0.306944" calcext:value-type="float">
            <text:p>0.306944</text:p>
          </table:table-cell>
          <table:table-cell office:value-type="float" office:value="0.239281" calcext:value-type="float">
            <text:p>0.239281</text:p>
          </table:table-cell>
          <table:table-cell office:value-type="float" office:value="8.5807" calcext:value-type="float">
            <text:p>8.58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363" calcext:value-type="float">
            <text:p>-26.3363</text:p>
          </table:table-cell>
          <table:table-cell office:value-type="float" office:value="1.8763" calcext:value-type="float">
            <text:p>1.8763</text:p>
          </table:table-cell>
          <table:table-cell office:value-type="float" office:value="4.87884" calcext:value-type="float">
            <text:p>4.87884</text:p>
          </table:table-cell>
          <table:table-cell office:value-type="float" office:value="1.31049" calcext:value-type="float">
            <text:p>1.31049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0.0676489" calcext:value-type="float">
            <text:p>0.0676489</text:p>
          </table:table-cell>
          <table:table-cell office:value-type="float" office:value="0.0830568" calcext:value-type="float">
            <text:p>0.0830568</text:p>
          </table:table-cell>
          <table:table-cell office:value-type="float" office:value="0.306591" calcext:value-type="float">
            <text:p>0.306591</text:p>
          </table:table-cell>
          <table:table-cell office:value-type="float" office:value="0.238993" calcext:value-type="float">
            <text:p>0.238993</text:p>
          </table:table-cell>
          <table:table-cell office:value-type="float" office:value="0.473131" calcext:value-type="float">
            <text:p>0.4731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2687" calcext:value-type="float">
            <text:p>-26.2687</text:p>
          </table:table-cell>
          <table:table-cell office:value-type="float" office:value="2.10719" calcext:value-type="float">
            <text:p>2.10719</text:p>
          </table:table-cell>
          <table:table-cell office:value-type="float" office:value="4.87514" calcext:value-type="float">
            <text:p>4.87514</text:p>
          </table:table-cell>
          <table:table-cell office:value-type="float" office:value="1.2831" calcext:value-type="float">
            <text:p>1.2831</text:p>
          </table:table-cell>
          <table:table-cell office:value-type="float" office:value="-0.491532" calcext:value-type="float">
            <text:p>-0.491532</text:p>
          </table:table-cell>
          <table:table-cell office:value-type="float" office:value="0.0676098" calcext:value-type="float">
            <text:p>0.0676098</text:p>
          </table:table-cell>
          <table:table-cell office:value-type="float" office:value="0.0829858" calcext:value-type="float">
            <text:p>0.0829858</text:p>
          </table:table-cell>
          <table:table-cell office:value-type="float" office:value="0.306233" calcext:value-type="float">
            <text:p>0.306233</text:p>
          </table:table-cell>
          <table:table-cell office:value-type="float" office:value="0.238704" calcext:value-type="float">
            <text:p>0.238704</text:p>
          </table:table-cell>
          <table:table-cell office:value-type="float" office:value="0.214365" calcext:value-type="float">
            <text:p>0.2143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069" calcext:value-type="float">
            <text:p>-26.2069</text:p>
          </table:table-cell>
          <table:table-cell office:value-type="float" office:value="2.29202" calcext:value-type="float">
            <text:p>2.29202</text:p>
          </table:table-cell>
          <table:table-cell office:value-type="float" office:value="4.78301" calcext:value-type="float">
            <text:p>4.78301</text:p>
          </table:table-cell>
          <table:table-cell office:value-type="float" office:value="1.25833" calcext:value-type="float">
            <text:p>1.25833</text:p>
          </table:table-cell>
          <table:table-cell office:value-type="float" office:value="-0.492603" calcext:value-type="float">
            <text:p>-0.492603</text:p>
          </table:table-cell>
          <table:table-cell office:value-type="float" office:value="0.067598" calcext:value-type="float">
            <text:p>0.067598</text:p>
          </table:table-cell>
          <table:table-cell office:value-type="float" office:value="0.0828848" calcext:value-type="float">
            <text:p>0.0828848</text:p>
          </table:table-cell>
          <table:table-cell office:value-type="float" office:value="0.305896" calcext:value-type="float">
            <text:p>0.305896</text:p>
          </table:table-cell>
          <table:table-cell office:value-type="float" office:value="0.238437" calcext:value-type="float">
            <text:p>0.238437</text:p>
          </table:table-cell>
          <table:table-cell office:value-type="float" office:value="0.84192" calcext:value-type="float">
            <text:p>0.841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1445" calcext:value-type="float">
            <text:p>-26.1445</text:p>
          </table:table-cell>
          <table:table-cell office:value-type="float" office:value="2.51625" calcext:value-type="float">
            <text:p>2.51625</text:p>
          </table:table-cell>
          <table:table-cell office:value-type="float" office:value="4.75991" calcext:value-type="float">
            <text:p>4.75991</text:p>
          </table:table-cell>
          <table:table-cell office:value-type="float" office:value="1.24635" calcext:value-type="float">
            <text:p>1.24635</text:p>
          </table:table-cell>
          <table:table-cell office:value-type="float" office:value="-0.467234" calcext:value-type="float">
            <text:p>-0.467234</text:p>
          </table:table-cell>
          <table:table-cell office:value-type="float" office:value="0.0676343" calcext:value-type="float">
            <text:p>0.0676343</text:p>
          </table:table-cell>
          <table:table-cell office:value-type="float" office:value="0.0827849" calcext:value-type="float">
            <text:p>0.0827849</text:p>
          </table:table-cell>
          <table:table-cell office:value-type="float" office:value="0.305629" calcext:value-type="float">
            <text:p>0.305629</text:p>
          </table:table-cell>
          <table:table-cell office:value-type="float" office:value="0.238173" calcext:value-type="float">
            <text:p>0.238173</text:p>
          </table:table-cell>
          <table:table-cell office:value-type="float" office:value="0.868878" calcext:value-type="float">
            <text:p>0.8688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0649" calcext:value-type="float">
            <text:p>-26.0649</text:p>
          </table:table-cell>
          <table:table-cell office:value-type="float" office:value="2.76102" calcext:value-type="float">
            <text:p>2.76102</text:p>
          </table:table-cell>
          <table:table-cell office:value-type="float" office:value="4.79767" calcext:value-type="float">
            <text:p>4.79767</text:p>
          </table:table-cell>
          <table:table-cell office:value-type="float" office:value="1.22447" calcext:value-type="float">
            <text:p>1.22447</text:p>
          </table:table-cell>
          <table:table-cell office:value-type="float" office:value="-0.465371" calcext:value-type="float">
            <text:p>-0.465371</text:p>
          </table:table-cell>
          <table:table-cell office:value-type="float" office:value="0.0676923" calcext:value-type="float">
            <text:p>0.0676923</text:p>
          </table:table-cell>
          <table:table-cell office:value-type="float" office:value="0.082686" calcext:value-type="float">
            <text:p>0.082686</text:p>
          </table:table-cell>
          <table:table-cell office:value-type="float" office:value="0.305367" calcext:value-type="float">
            <text:p>0.305367</text:p>
          </table:table-cell>
          <table:table-cell office:value-type="float" office:value="0.237889" calcext:value-type="float">
            <text:p>0.237889</text:p>
          </table:table-cell>
          <table:table-cell office:value-type="float" office:value="0.135354" calcext:value-type="float">
            <text:p>0.1353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9709" calcext:value-type="float">
            <text:p>-25.9709</text:p>
          </table:table-cell>
          <table:table-cell office:value-type="float" office:value="2.98444" calcext:value-type="float">
            <text:p>2.98444</text:p>
          </table:table-cell>
          <table:table-cell office:value-type="float" office:value="4.82089" calcext:value-type="float">
            <text:p>4.82089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-0.499364" calcext:value-type="float">
            <text:p>-0.499364</text:p>
          </table:table-cell>
          <table:table-cell office:value-type="float" office:value="0.067745" calcext:value-type="float">
            <text:p>0.067745</text:p>
          </table:table-cell>
          <table:table-cell office:value-type="float" office:value="0.0825868" calcext:value-type="float">
            <text:p>0.0825868</text:p>
          </table:table-cell>
          <table:table-cell office:value-type="float" office:value="0.305033" calcext:value-type="float">
            <text:p>0.305033</text:p>
          </table:table-cell>
          <table:table-cell office:value-type="float" office:value="0.237607" calcext:value-type="float">
            <text:p>0.237607</text:p>
          </table:table-cell>
          <table:table-cell office:value-type="float" office:value="2.78317" calcext:value-type="float">
            <text:p>2.783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8674" calcext:value-type="float">
            <text:p>-25.8674</text:p>
          </table:table-cell>
          <table:table-cell office:value-type="float" office:value="3.27225" calcext:value-type="float">
            <text:p>3.27225</text:p>
          </table:table-cell>
          <table:table-cell office:value-type="float" office:value="4.94539" calcext:value-type="float">
            <text:p>4.94539</text:p>
          </table:table-cell>
          <table:table-cell office:value-type="float" office:value="1.1646" calcext:value-type="float">
            <text:p>1.1646</text:p>
          </table:table-cell>
          <table:table-cell office:value-type="float" office:value="-0.494193" calcext:value-type="float">
            <text:p>-0.494193</text:p>
          </table:table-cell>
          <table:table-cell office:value-type="float" office:value="0.0677812" calcext:value-type="float">
            <text:p>0.0677812</text:p>
          </table:table-cell>
          <table:table-cell office:value-type="float" office:value="0.0825605" calcext:value-type="float">
            <text:p>0.0825605</text:p>
          </table:table-cell>
          <table:table-cell office:value-type="float" office:value="0.30468" calcext:value-type="float">
            <text:p>0.30468</text:p>
          </table:table-cell>
          <table:table-cell office:value-type="float" office:value="0.237357" calcext:value-type="float">
            <text:p>0.237357</text:p>
          </table:table-cell>
          <table:table-cell office:value-type="float" office:value="1.46559" calcext:value-type="float">
            <text:p>1.465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7844" calcext:value-type="float">
            <text:p>-25.7844</text:p>
          </table:table-cell>
          <table:table-cell office:value-type="float" office:value="3.50321" calcext:value-type="float">
            <text:p>3.50321</text:p>
          </table:table-cell>
          <table:table-cell office:value-type="float" office:value="4.94778" calcext:value-type="float">
            <text:p>4.94778</text:p>
          </table:table-cell>
          <table:table-cell office:value-type="float" office:value="1.14586" calcext:value-type="float">
            <text:p>1.14586</text:p>
          </table:table-cell>
          <table:table-cell office:value-type="float" office:value="-0.488789" calcext:value-type="float">
            <text:p>-0.488789</text:p>
          </table:table-cell>
          <table:table-cell office:value-type="float" office:value="0.0678835" calcext:value-type="float">
            <text:p>0.0678835</text:p>
          </table:table-cell>
          <table:table-cell office:value-type="float" office:value="0.0825548" calcext:value-type="float">
            <text:p>0.0825548</text:p>
          </table:table-cell>
          <table:table-cell office:value-type="float" office:value="0.304342" calcext:value-type="float">
            <text:p>0.304342</text:p>
          </table:table-cell>
          <table:table-cell office:value-type="float" office:value="0.237118" calcext:value-type="float">
            <text:p>0.237118</text:p>
          </table:table-cell>
          <table:table-cell office:value-type="float" office:value="2.14797" calcext:value-type="float">
            <text:p>2.147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794" calcext:value-type="float">
            <text:p>-25.6794</text:p>
          </table:table-cell>
          <table:table-cell office:value-type="float" office:value="3.69944" calcext:value-type="float">
            <text:p>3.69944</text:p>
          </table:table-cell>
          <table:table-cell office:value-type="float" office:value="4.89772" calcext:value-type="float">
            <text:p>4.89772</text:p>
          </table:table-cell>
          <table:table-cell office:value-type="float" office:value="1.11771" calcext:value-type="float">
            <text:p>1.11771</text:p>
          </table:table-cell>
          <table:table-cell office:value-type="float" office:value="-0.493117" calcext:value-type="float">
            <text:p>-0.493117</text:p>
          </table:table-cell>
          <table:table-cell office:value-type="float" office:value="0.0679991" calcext:value-type="float">
            <text:p>0.0679991</text:p>
          </table:table-cell>
          <table:table-cell office:value-type="float" office:value="0.0825031" calcext:value-type="float">
            <text:p>0.0825031</text:p>
          </table:table-cell>
          <table:table-cell office:value-type="float" office:value="0.304007" calcext:value-type="float">
            <text:p>0.304007</text:p>
          </table:table-cell>
          <table:table-cell office:value-type="float" office:value="0.236842" calcext:value-type="float">
            <text:p>0.236842</text:p>
          </table:table-cell>
          <table:table-cell office:value-type="float" office:value="0.271065" calcext:value-type="float">
            <text:p>0.2710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5632" calcext:value-type="float">
            <text:p>-25.5632</text:p>
          </table:table-cell>
          <table:table-cell office:value-type="float" office:value="3.90626" calcext:value-type="float">
            <text:p>3.90626</text:p>
          </table:table-cell>
          <table:table-cell office:value-type="float" office:value="4.88368" calcext:value-type="float">
            <text:p>4.88368</text:p>
          </table:table-cell>
          <table:table-cell office:value-type="float" office:value="1.08749" calcext:value-type="float">
            <text:p>1.08749</text:p>
          </table:table-cell>
          <table:table-cell office:value-type="float" office:value="-0.501755" calcext:value-type="float">
            <text:p>-0.501755</text:p>
          </table:table-cell>
          <table:table-cell office:value-type="float" office:value="0.0681063" calcext:value-type="float">
            <text:p>0.0681063</text:p>
          </table:table-cell>
          <table:table-cell office:value-type="float" office:value="0.0824364" calcext:value-type="float">
            <text:p>0.0824364</text:p>
          </table:table-cell>
          <table:table-cell office:value-type="float" office:value="0.303661" calcext:value-type="float">
            <text:p>0.303661</text:p>
          </table:table-cell>
          <table:table-cell office:value-type="float" office:value="0.236559" calcext:value-type="float">
            <text:p>0.236559</text:p>
          </table:table-cell>
          <table:table-cell office:value-type="float" office:value="1.13147" calcext:value-type="float">
            <text:p>1.131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4979" calcext:value-type="float">
            <text:p>-25.4979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4.77845" calcext:value-type="float">
            <text:p>4.77845</text:p>
          </table:table-cell>
          <table:table-cell office:value-type="float" office:value="1.07235" calcext:value-type="float">
            <text:p>1.07235</text:p>
          </table:table-cell>
          <table:table-cell office:value-type="float" office:value="-0.493109" calcext:value-type="float">
            <text:p>-0.493109</text:p>
          </table:table-cell>
          <table:table-cell office:value-type="float" office:value="0.0684599" calcext:value-type="float">
            <text:p>0.0684599</text:p>
          </table:table-cell>
          <table:table-cell office:value-type="float" office:value="0.0823383" calcext:value-type="float">
            <text:p>0.0823383</text:p>
          </table:table-cell>
          <table:table-cell office:value-type="float" office:value="0.303394" calcext:value-type="float">
            <text:p>0.303394</text:p>
          </table:table-cell>
          <table:table-cell office:value-type="float" office:value="0.236297" calcext:value-type="float">
            <text:p>0.236297</text:p>
          </table:table-cell>
          <table:table-cell office:value-type="float" office:value="3.79636" calcext:value-type="float">
            <text:p>3.796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3754" calcext:value-type="float">
            <text:p>-25.3754</text:p>
          </table:table-cell>
          <table:table-cell office:value-type="float" office:value="4.27789" calcext:value-type="float">
            <text:p>4.27789</text:p>
          </table:table-cell>
          <table:table-cell office:value-type="float" office:value="4.76988" calcext:value-type="float">
            <text:p>4.76988</text:p>
          </table:table-cell>
          <table:table-cell office:value-type="float" office:value="1.04338" calcext:value-type="float">
            <text:p>1.04338</text:p>
          </table:table-cell>
          <table:table-cell office:value-type="float" office:value="-0.499341" calcext:value-type="float">
            <text:p>-0.499341</text:p>
          </table:table-cell>
          <table:table-cell office:value-type="float" office:value="0.0688208" calcext:value-type="float">
            <text:p>0.0688208</text:p>
          </table:table-cell>
          <table:table-cell office:value-type="float" office:value="0.0822409" calcext:value-type="float">
            <text:p>0.0822409</text:p>
          </table:table-cell>
          <table:table-cell office:value-type="float" office:value="0.30311" calcext:value-type="float">
            <text:p>0.30311</text:p>
          </table:table-cell>
          <table:table-cell office:value-type="float" office:value="0.236052" calcext:value-type="float">
            <text:p>0.236052</text:p>
          </table:table-cell>
          <table:table-cell office:value-type="float" office:value="0.590371" calcext:value-type="float">
            <text:p>0.5903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2148" calcext:value-type="float">
            <text:p>-25.2148</text:p>
          </table:table-cell>
          <table:table-cell office:value-type="float" office:value="4.5015" calcext:value-type="float">
            <text:p>4.5015</text:p>
          </table:table-cell>
          <table:table-cell office:value-type="float" office:value="4.82756" calcext:value-type="float">
            <text:p>4.82756</text:p>
          </table:table-cell>
          <table:table-cell office:value-type="float" office:value="1.00957" calcext:value-type="float">
            <text:p>1.00957</text:p>
          </table:table-cell>
          <table:table-cell office:value-type="float" office:value="-0.507486" calcext:value-type="float">
            <text:p>-0.507486</text:p>
          </table:table-cell>
          <table:table-cell office:value-type="float" office:value="0.069024" calcext:value-type="float">
            <text:p>0.069024</text:p>
          </table:table-cell>
          <table:table-cell office:value-type="float" office:value="0.082144" calcext:value-type="float">
            <text:p>0.082144</text:p>
          </table:table-cell>
          <table:table-cell office:value-type="float" office:value="0.30277" calcext:value-type="float">
            <text:p>0.30277</text:p>
          </table:table-cell>
          <table:table-cell office:value-type="float" office:value="0.235792" calcext:value-type="float">
            <text:p>0.235792</text:p>
          </table:table-cell>
          <table:table-cell office:value-type="float" office:value="2.04395" calcext:value-type="float">
            <text:p>2.043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0648" calcext:value-type="float">
            <text:p>-25.0648</text:p>
          </table:table-cell>
          <table:table-cell office:value-type="float" office:value="4.6959" calcext:value-type="float">
            <text:p>4.6959</text:p>
          </table:table-cell>
          <table:table-cell office:value-type="float" office:value="4.8042" calcext:value-type="float">
            <text:p>4.8042</text:p>
          </table:table-cell>
          <table:table-cell office:value-type="float" office:value="0.984293" calcext:value-type="float">
            <text:p>0.984293</text:p>
          </table:table-cell>
          <table:table-cell office:value-type="float" office:value="-0.495816" calcext:value-type="float">
            <text:p>-0.495816</text:p>
          </table:table-cell>
          <table:table-cell office:value-type="float" office:value="0.069161" calcext:value-type="float">
            <text:p>0.069161</text:p>
          </table:table-cell>
          <table:table-cell office:value-type="float" office:value="0.0820469" calcext:value-type="float">
            <text:p>0.0820469</text:p>
          </table:table-cell>
          <table:table-cell office:value-type="float" office:value="0.302436" calcext:value-type="float">
            <text:p>0.302436</text:p>
          </table:table-cell>
          <table:table-cell office:value-type="float" office:value="0.235554" calcext:value-type="float">
            <text:p>0.235554</text:p>
          </table:table-cell>
          <table:table-cell office:value-type="float" office:value="8.92964" calcext:value-type="float">
            <text:p>8.929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9469" calcext:value-type="float">
            <text:p>-24.9469</text:p>
          </table:table-cell>
          <table:table-cell office:value-type="float" office:value="4.88878" calcext:value-type="float">
            <text:p>4.88878</text:p>
          </table:table-cell>
          <table:table-cell office:value-type="float" office:value="4.78252" calcext:value-type="float">
            <text:p>4.78252</text:p>
          </table:table-cell>
          <table:table-cell office:value-type="float" office:value="0.963839" calcext:value-type="float">
            <text:p>0.963839</text:p>
          </table:table-cell>
          <table:table-cell office:value-type="float" office:value="-0.491759" calcext:value-type="float">
            <text:p>-0.491759</text:p>
          </table:table-cell>
          <table:table-cell office:value-type="float" office:value="0.0693874" calcext:value-type="float">
            <text:p>0.0693874</text:p>
          </table:table-cell>
          <table:table-cell office:value-type="float" office:value="0.0819528" calcext:value-type="float">
            <text:p>0.0819528</text:p>
          </table:table-cell>
          <table:table-cell office:value-type="float" office:value="0.302122" calcext:value-type="float">
            <text:p>0.302122</text:p>
          </table:table-cell>
          <table:table-cell office:value-type="float" office:value="0.23533" calcext:value-type="float">
            <text:p>0.23533</text:p>
          </table:table-cell>
          <table:table-cell office:value-type="float" office:value="0.425654" calcext:value-type="float">
            <text:p>0.4256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7913" calcext:value-type="float">
            <text:p>-24.7913</text:p>
          </table:table-cell>
          <table:table-cell office:value-type="float" office:value="5.07889" calcext:value-type="float">
            <text:p>5.07889</text:p>
          </table:table-cell>
          <table:table-cell office:value-type="float" office:value="4.78484" calcext:value-type="float">
            <text:p>4.78484</text:p>
          </table:table-cell>
          <table:table-cell office:value-type="float" office:value="0.933982" calcext:value-type="float">
            <text:p>0.933982</text:p>
          </table:table-cell>
          <table:table-cell office:value-type="float" office:value="-0.49575" calcext:value-type="float">
            <text:p>-0.49575</text:p>
          </table:table-cell>
          <table:table-cell office:value-type="float" office:value="0.0695608" calcext:value-type="float">
            <text:p>0.0695608</text:p>
          </table:table-cell>
          <table:table-cell office:value-type="float" office:value="0.0818645" calcext:value-type="float">
            <text:p>0.0818645</text:p>
          </table:table-cell>
          <table:table-cell office:value-type="float" office:value="0.301791" calcext:value-type="float">
            <text:p>0.301791</text:p>
          </table:table-cell>
          <table:table-cell office:value-type="float" office:value="0.23513" calcext:value-type="float">
            <text:p>0.23513</text:p>
          </table:table-cell>
          <table:table-cell office:value-type="float" office:value="2.30227" calcext:value-type="float">
            <text:p>2.302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6215" calcext:value-type="float">
            <text:p>-24.6215</text:p>
          </table:table-cell>
          <table:table-cell office:value-type="float" office:value="5.29856" calcext:value-type="float">
            <text:p>5.29856</text:p>
          </table:table-cell>
          <table:table-cell office:value-type="float" office:value="4.85337" calcext:value-type="float">
            <text:p>4.85337</text:p>
          </table:table-cell>
          <table:table-cell office:value-type="float" office:value="0.907644" calcext:value-type="float">
            <text:p>0.907644</text:p>
          </table:table-cell>
          <table:table-cell office:value-type="float" office:value="-0.496161" calcext:value-type="float">
            <text:p>-0.496161</text:p>
          </table:table-cell>
          <table:table-cell office:value-type="float" office:value="0.069653" calcext:value-type="float">
            <text:p>0.069653</text:p>
          </table:table-cell>
          <table:table-cell office:value-type="float" office:value="0.0817681" calcext:value-type="float">
            <text:p>0.0817681</text:p>
          </table:table-cell>
          <table:table-cell office:value-type="float" office:value="0.30144" calcext:value-type="float">
            <text:p>0.30144</text:p>
          </table:table-cell>
          <table:table-cell office:value-type="float" office:value="0.234889" calcext:value-type="float">
            <text:p>0.234889</text:p>
          </table:table-cell>
          <table:table-cell office:value-type="float" office:value="0.946226" calcext:value-type="float">
            <text:p>0.9462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4495" calcext:value-type="float">
            <text:p>-24.4495</text:p>
          </table:table-cell>
          <table:table-cell office:value-type="float" office:value="5.47899" calcext:value-type="float">
            <text:p>5.47899</text:p>
          </table:table-cell>
          <table:table-cell office:value-type="float" office:value="4.88336" calcext:value-type="float">
            <text:p>4.88336</text:p>
          </table:table-cell>
          <table:table-cell office:value-type="float" office:value="0.866537" calcext:value-type="float">
            <text:p>0.866537</text:p>
          </table:table-cell>
          <table:table-cell office:value-type="float" office:value="-0.525416" calcext:value-type="float">
            <text:p>-0.525416</text:p>
          </table:table-cell>
          <table:table-cell office:value-type="float" office:value="0.069686" calcext:value-type="float">
            <text:p>0.069686</text:p>
          </table:table-cell>
          <table:table-cell office:value-type="float" office:value="0.0816752" calcext:value-type="float">
            <text:p>0.0816752</text:p>
          </table:table-cell>
          <table:table-cell office:value-type="float" office:value="0.301097" calcext:value-type="float">
            <text:p>0.301097</text:p>
          </table:table-cell>
          <table:table-cell office:value-type="float" office:value="0.234688" calcext:value-type="float">
            <text:p>0.234688</text:p>
          </table:table-cell>
          <table:table-cell office:value-type="float" office:value="0.92692" calcext:value-type="float">
            <text:p>0.926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2626" calcext:value-type="float">
            <text:p>-24.2626</text:p>
          </table:table-cell>
          <table:table-cell office:value-type="float" office:value="5.65244" calcext:value-type="float">
            <text:p>5.65244</text:p>
          </table:table-cell>
          <table:table-cell office:value-type="float" office:value="4.88909" calcext:value-type="float">
            <text:p>4.88909</text:p>
          </table:table-cell>
          <table:table-cell office:value-type="float" office:value="0.830182" calcext:value-type="float">
            <text:p>0.830182</text:p>
          </table:table-cell>
          <table:table-cell office:value-type="float" office:value="-0.535591" calcext:value-type="float">
            <text:p>-0.535591</text:p>
          </table:table-cell>
          <table:table-cell office:value-type="float" office:value="0.0696517" calcext:value-type="float">
            <text:p>0.0696517</text:p>
          </table:table-cell>
          <table:table-cell office:value-type="float" office:value="0.0815939" calcext:value-type="float">
            <text:p>0.0815939</text:p>
          </table:table-cell>
          <table:table-cell office:value-type="float" office:value="0.300787" calcext:value-type="float">
            <text:p>0.300787</text:p>
          </table:table-cell>
          <table:table-cell office:value-type="float" office:value="0.234557" calcext:value-type="float">
            <text:p>0.234557</text:p>
          </table:table-cell>
          <table:table-cell office:value-type="float" office:value="1.2236" calcext:value-type="float">
            <text:p>1.22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0973" calcext:value-type="float">
            <text:p>-24.0973</text:p>
          </table:table-cell>
          <table:table-cell office:value-type="float" office:value="5.81375" calcext:value-type="float">
            <text:p>5.81375</text:p>
          </table:table-cell>
          <table:table-cell office:value-type="float" office:value="4.8804" calcext:value-type="float">
            <text:p>4.8804</text:p>
          </table:table-cell>
          <table:table-cell office:value-type="float" office:value="0.794843" calcext:value-type="float">
            <text:p>0.794843</text:p>
          </table:table-cell>
          <table:table-cell office:value-type="float" office:value="-0.552674" calcext:value-type="float">
            <text:p>-0.552674</text:p>
          </table:table-cell>
          <table:table-cell office:value-type="float" office:value="0.0696115" calcext:value-type="float">
            <text:p>0.0696115</text:p>
          </table:table-cell>
          <table:table-cell office:value-type="float" office:value="0.081546" calcext:value-type="float">
            <text:p>0.081546</text:p>
          </table:table-cell>
          <table:table-cell office:value-type="float" office:value="0.30051" calcext:value-type="float">
            <text:p>0.30051</text:p>
          </table:table-cell>
          <table:table-cell office:value-type="float" office:value="0.234541" calcext:value-type="float">
            <text:p>0.234541</text:p>
          </table:table-cell>
          <table:table-cell office:value-type="float" office:value="3.22511" calcext:value-type="float">
            <text:p>3.225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24" calcext:value-type="float">
            <text:p>-23.924</text:p>
          </table:table-cell>
          <table:table-cell office:value-type="float" office:value="5.97316" calcext:value-type="float">
            <text:p>5.97316</text:p>
          </table:table-cell>
          <table:table-cell office:value-type="float" office:value="4.86114" calcext:value-type="float">
            <text:p>4.86114</text:p>
          </table:table-cell>
          <table:table-cell office:value-type="float" office:value="0.764091" calcext:value-type="float">
            <text:p>0.764091</text:p>
          </table:table-cell>
          <table:table-cell office:value-type="float" office:value="-0.556259" calcext:value-type="float">
            <text:p>-0.556259</text:p>
          </table:table-cell>
          <table:table-cell office:value-type="float" office:value="0.0695603" calcext:value-type="float">
            <text:p>0.0695603</text:p>
          </table:table-cell>
          <table:table-cell office:value-type="float" office:value="0.0815469" calcext:value-type="float">
            <text:p>0.0815469</text:p>
          </table:table-cell>
          <table:table-cell office:value-type="float" office:value="0.300244" calcext:value-type="float">
            <text:p>0.300244</text:p>
          </table:table-cell>
          <table:table-cell office:value-type="float" office:value="0.234657" calcext:value-type="float">
            <text:p>0.234657</text:p>
          </table:table-cell>
          <table:table-cell office:value-type="float" office:value="0.0579989" calcext:value-type="float">
            <text:p>0.05799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7814" calcext:value-type="float">
            <text:p>-23.7814</text:p>
          </table:table-cell>
          <table:table-cell office:value-type="float" office:value="6.15292" calcext:value-type="float">
            <text:p>6.15292</text:p>
          </table:table-cell>
          <table:table-cell office:value-type="float" office:value="4.76861" calcext:value-type="float">
            <text:p>4.76861</text:p>
          </table:table-cell>
          <table:table-cell office:value-type="float" office:value="0.76712" calcext:value-type="float">
            <text:p>0.76712</text:p>
          </table:table-cell>
          <table:table-cell office:value-type="float" office:value="-0.497351" calcext:value-type="float">
            <text:p>-0.497351</text:p>
          </table:table-cell>
          <table:table-cell office:value-type="float" office:value="0.0695604" calcext:value-type="float">
            <text:p>0.0695604</text:p>
          </table:table-cell>
          <table:table-cell office:value-type="float" office:value="0.0815491" calcext:value-type="float">
            <text:p>0.0815491</text:p>
          </table:table-cell>
          <table:table-cell office:value-type="float" office:value="0.299895" calcext:value-type="float">
            <text:p>0.299895</text:p>
          </table:table-cell>
          <table:table-cell office:value-type="float" office:value="0.23473" calcext:value-type="float">
            <text:p>0.23473</text:p>
          </table:table-cell>
          <table:table-cell office:value-type="float" office:value="4.62242" calcext:value-type="float">
            <text:p>4.622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151" calcext:value-type="float">
            <text:p>-23.6151</text:p>
          </table:table-cell>
          <table:table-cell office:value-type="float" office:value="6.30732" calcext:value-type="float">
            <text:p>6.30732</text:p>
          </table:table-cell>
          <table:table-cell office:value-type="float" office:value="4.74792" calcext:value-type="float">
            <text:p>4.74792</text:p>
          </table:table-cell>
          <table:table-cell office:value-type="float" office:value="0.741737" calcext:value-type="float">
            <text:p>0.741737</text:p>
          </table:table-cell>
          <table:table-cell office:value-type="float" office:value="-0.498342" calcext:value-type="float">
            <text:p>-0.498342</text:p>
          </table:table-cell>
          <table:table-cell office:value-type="float" office:value="0.0695798" calcext:value-type="float">
            <text:p>0.0695798</text:p>
          </table:table-cell>
          <table:table-cell office:value-type="float" office:value="0.0816111" calcext:value-type="float">
            <text:p>0.0816111</text:p>
          </table:table-cell>
          <table:table-cell office:value-type="float" office:value="0.299548" calcext:value-type="float">
            <text:p>0.299548</text:p>
          </table:table-cell>
          <table:table-cell office:value-type="float" office:value="0.23489" calcext:value-type="float">
            <text:p>0.23489</text:p>
          </table:table-cell>
          <table:table-cell office:value-type="float" office:value="0.0739305" calcext:value-type="float">
            <text:p>0.07393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4676" calcext:value-type="float">
            <text:p>-23.4676</text:p>
          </table:table-cell>
          <table:table-cell office:value-type="float" office:value="6.47527" calcext:value-type="float">
            <text:p>6.47527</text:p>
          </table:table-cell>
          <table:table-cell office:value-type="float" office:value="4.69894" calcext:value-type="float">
            <text:p>4.69894</text:p>
          </table:table-cell>
          <table:table-cell office:value-type="float" office:value="0.73448" calcext:value-type="float">
            <text:p>0.73448</text:p>
          </table:table-cell>
          <table:table-cell office:value-type="float" office:value="-0.469215" calcext:value-type="float">
            <text:p>-0.469215</text:p>
          </table:table-cell>
          <table:table-cell office:value-type="float" office:value="0.0696927" calcext:value-type="float">
            <text:p>0.0696927</text:p>
          </table:table-cell>
          <table:table-cell office:value-type="float" office:value="0.0816892" calcext:value-type="float">
            <text:p>0.0816892</text:p>
          </table:table-cell>
          <table:table-cell office:value-type="float" office:value="0.299248" calcext:value-type="float">
            <text:p>0.299248</text:p>
          </table:table-cell>
          <table:table-cell office:value-type="float" office:value="0.235014" calcext:value-type="float">
            <text:p>0.235014</text:p>
          </table:table-cell>
          <table:table-cell office:value-type="float" office:value="1.78819" calcext:value-type="float">
            <text:p>1.788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2373" calcext:value-type="float">
            <text:p>-23.2373</text:p>
          </table:table-cell>
          <table:table-cell office:value-type="float" office:value="6.71055" calcext:value-type="float">
            <text:p>6.71055</text:p>
          </table:table-cell>
          <table:table-cell office:value-type="float" office:value="4.8726" calcext:value-type="float">
            <text:p>4.8726</text:p>
          </table:table-cell>
          <table:table-cell office:value-type="float" office:value="0.720289" calcext:value-type="float">
            <text:p>0.720289</text:p>
          </table:table-cell>
          <table:table-cell office:value-type="float" office:value="-0.455922" calcext:value-type="float">
            <text:p>-0.455922</text:p>
          </table:table-cell>
          <table:table-cell office:value-type="float" office:value="0.0696703" calcext:value-type="float">
            <text:p>0.0696703</text:p>
          </table:table-cell>
          <table:table-cell office:value-type="float" office:value="0.0816232" calcext:value-type="float">
            <text:p>0.0816232</text:p>
          </table:table-cell>
          <table:table-cell office:value-type="float" office:value="0.298903" calcext:value-type="float">
            <text:p>0.298903</text:p>
          </table:table-cell>
          <table:table-cell office:value-type="float" office:value="0.234848" calcext:value-type="float">
            <text:p>0.234848</text:p>
          </table:table-cell>
          <table:table-cell office:value-type="float" office:value="4.40275" calcext:value-type="float">
            <text:p>4.402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0435" calcext:value-type="float">
            <text:p>-23.0435</text:p>
          </table:table-cell>
          <table:table-cell office:value-type="float" office:value="6.84951" calcext:value-type="float">
            <text:p>6.84951</text:p>
          </table:table-cell>
          <table:table-cell office:value-type="float" office:value="4.83677" calcext:value-type="float">
            <text:p>4.83677</text:p>
          </table:table-cell>
          <table:table-cell office:value-type="float" office:value="0.693514" calcext:value-type="float">
            <text:p>0.693514</text:p>
          </table:table-cell>
          <table:table-cell office:value-type="float" office:value="-0.454282" calcext:value-type="float">
            <text:p>-0.454282</text:p>
          </table:table-cell>
          <table:table-cell office:value-type="float" office:value="0.0696325" calcext:value-type="float">
            <text:p>0.0696325</text:p>
          </table:table-cell>
          <table:table-cell office:value-type="float" office:value="0.0816023" calcext:value-type="float">
            <text:p>0.0816023</text:p>
          </table:table-cell>
          <table:table-cell office:value-type="float" office:value="0.298561" calcext:value-type="float">
            <text:p>0.298561</text:p>
          </table:table-cell>
          <table:table-cell office:value-type="float" office:value="0.234765" calcext:value-type="float">
            <text:p>0.234765</text:p>
          </table:table-cell>
          <table:table-cell office:value-type="float" office:value="5.55004" calcext:value-type="float">
            <text:p>5.550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8278" calcext:value-type="float">
            <text:p>-22.8278</text:p>
          </table:table-cell>
          <table:table-cell office:value-type="float" office:value="7.02637" calcext:value-type="float">
            <text:p>7.02637</text:p>
          </table:table-cell>
          <table:table-cell office:value-type="float" office:value="4.90261" calcext:value-type="float">
            <text:p>4.90261</text:p>
          </table:table-cell>
          <table:table-cell office:value-type="float" office:value="0.671325" calcext:value-type="float">
            <text:p>0.671325</text:p>
          </table:table-cell>
          <table:table-cell office:value-type="float" office:value="-0.45242" calcext:value-type="float">
            <text:p>-0.45242</text:p>
          </table:table-cell>
          <table:table-cell office:value-type="float" office:value="0.0695618" calcext:value-type="float">
            <text:p>0.0695618</text:p>
          </table:table-cell>
          <table:table-cell office:value-type="float" office:value="0.0815551" calcext:value-type="float">
            <text:p>0.0815551</text:p>
          </table:table-cell>
          <table:table-cell office:value-type="float" office:value="0.29822" calcext:value-type="float">
            <text:p>0.29822</text:p>
          </table:table-cell>
          <table:table-cell office:value-type="float" office:value="0.234628" calcext:value-type="float">
            <text:p>0.234628</text:p>
          </table:table-cell>
          <table:table-cell office:value-type="float" office:value="0.996967" calcext:value-type="float">
            <text:p>0.9969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6159" calcext:value-type="float">
            <text:p>-22.6159</text:p>
          </table:table-cell>
          <table:table-cell office:value-type="float" office:value="7.1627" calcext:value-type="float">
            <text:p>7.1627</text:p>
          </table:table-cell>
          <table:table-cell office:value-type="float" office:value="4.91946" calcext:value-type="float">
            <text:p>4.91946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-0.469671" calcext:value-type="float">
            <text:p>-0.469671</text:p>
          </table:table-cell>
          <table:table-cell office:value-type="float" office:value="0.0694823" calcext:value-type="float">
            <text:p>0.0694823</text:p>
          </table:table-cell>
          <table:table-cell office:value-type="float" office:value="0.0815517" calcext:value-type="float">
            <text:p>0.0815517</text:p>
          </table:table-cell>
          <table:table-cell office:value-type="float" office:value="0.297899" calcext:value-type="float">
            <text:p>0.297899</text:p>
          </table:table-cell>
          <table:table-cell office:value-type="float" office:value="0.234585" calcext:value-type="float">
            <text:p>0.234585</text:p>
          </table:table-cell>
          <table:table-cell office:value-type="float" office:value="1.48618" calcext:value-type="float">
            <text:p>1.486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4317" calcext:value-type="float">
            <text:p>-22.4317</text:p>
          </table:table-cell>
          <table:table-cell office:value-type="float" office:value="7.30558" calcext:value-type="float">
            <text:p>7.30558</text:p>
          </table:table-cell>
          <table:table-cell office:value-type="float" office:value="4.90057" calcext:value-type="float">
            <text:p>4.90057</text:p>
          </table:table-cell>
          <table:table-cell office:value-type="float" office:value="0.616336" calcext:value-type="float">
            <text:p>0.616336</text:p>
          </table:table-cell>
          <table:table-cell office:value-type="float" office:value="-0.466943" calcext:value-type="float">
            <text:p>-0.466943</text:p>
          </table:table-cell>
          <table:table-cell office:value-type="float" office:value="0.0694067" calcext:value-type="float">
            <text:p>0.0694067</text:p>
          </table:table-cell>
          <table:table-cell office:value-type="float" office:value="0.0815777" calcext:value-type="float">
            <text:p>0.0815777</text:p>
          </table:table-cell>
          <table:table-cell office:value-type="float" office:value="0.297568" calcext:value-type="float">
            <text:p>0.297568</text:p>
          </table:table-cell>
          <table:table-cell office:value-type="float" office:value="0.234582" calcext:value-type="float">
            <text:p>0.234582</text:p>
          </table:table-cell>
          <table:table-cell office:value-type="float" office:value="0.315608" calcext:value-type="float">
            <text:p>0.3156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2005" calcext:value-type="float">
            <text:p>-22.2005</text:p>
          </table:table-cell>
          <table:table-cell office:value-type="float" office:value="7.43856" calcext:value-type="float">
            <text:p>7.43856</text:p>
          </table:table-cell>
          <table:table-cell office:value-type="float" office:value="4.98871" calcext:value-type="float">
            <text:p>4.98871</text:p>
          </table:table-cell>
          <table:table-cell office:value-type="float" office:value="0.572532" calcext:value-type="float">
            <text:p>0.572532</text:p>
          </table:table-cell>
          <table:table-cell office:value-type="float" office:value="-0.50567" calcext:value-type="float">
            <text:p>-0.50567</text:p>
          </table:table-cell>
          <table:table-cell office:value-type="float" office:value="0.0693321" calcext:value-type="float">
            <text:p>0.0693321</text:p>
          </table:table-cell>
          <table:table-cell office:value-type="float" office:value="0.0816558" calcext:value-type="float">
            <text:p>0.0816558</text:p>
          </table:table-cell>
          <table:table-cell office:value-type="float" office:value="0.297358" calcext:value-type="float">
            <text:p>0.297358</text:p>
          </table:table-cell>
          <table:table-cell office:value-type="float" office:value="0.234719" calcext:value-type="float">
            <text:p>0.234719</text:p>
          </table:table-cell>
          <table:table-cell office:value-type="float" office:value="2.42822" calcext:value-type="float">
            <text:p>2.428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0187" calcext:value-type="float">
            <text:p>-22.0187</text:p>
          </table:table-cell>
          <table:table-cell office:value-type="float" office:value="7.59982" calcext:value-type="float">
            <text:p>7.59982</text:p>
          </table:table-cell>
          <table:table-cell office:value-type="float" office:value="4.99021" calcext:value-type="float">
            <text:p>4.99021</text:p>
          </table:table-cell>
          <table:table-cell office:value-type="float" office:value="0.562661" calcext:value-type="float">
            <text:p>0.562661</text:p>
          </table:table-cell>
          <table:table-cell office:value-type="float" office:value="-0.489808" calcext:value-type="float">
            <text:p>-0.489808</text:p>
          </table:table-cell>
          <table:table-cell office:value-type="float" office:value="0.0692533" calcext:value-type="float">
            <text:p>0.0692533</text:p>
          </table:table-cell>
          <table:table-cell office:value-type="float" office:value="0.0816939" calcext:value-type="float">
            <text:p>0.0816939</text:p>
          </table:table-cell>
          <table:table-cell office:value-type="float" office:value="0.297105" calcext:value-type="float">
            <text:p>0.297105</text:p>
          </table:table-cell>
          <table:table-cell office:value-type="float" office:value="0.234765" calcext:value-type="float">
            <text:p>0.234765</text:p>
          </table:table-cell>
          <table:table-cell office:value-type="float" office:value="2.1274" calcext:value-type="float">
            <text:p>2.12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8347" calcext:value-type="float">
            <text:p>-21.8347</text:p>
          </table:table-cell>
          <table:table-cell office:value-type="float" office:value="7.76947" calcext:value-type="float">
            <text:p>7.76947</text:p>
          </table:table-cell>
          <table:table-cell office:value-type="float" office:value="4.9465" calcext:value-type="float">
            <text:p>4.9465</text:p>
          </table:table-cell>
          <table:table-cell office:value-type="float" office:value="0.567517" calcext:value-type="float">
            <text:p>0.567517</text:p>
          </table:table-cell>
          <table:table-cell office:value-type="float" office:value="-0.442749" calcext:value-type="float">
            <text:p>-0.442749</text:p>
          </table:table-cell>
          <table:table-cell office:value-type="float" office:value="0.0691842" calcext:value-type="float">
            <text:p>0.0691842</text:p>
          </table:table-cell>
          <table:table-cell office:value-type="float" office:value="0.0816715" calcext:value-type="float">
            <text:p>0.0816715</text:p>
          </table:table-cell>
          <table:table-cell office:value-type="float" office:value="0.296774" calcext:value-type="float">
            <text:p>0.296774</text:p>
          </table:table-cell>
          <table:table-cell office:value-type="float" office:value="0.234659" calcext:value-type="float">
            <text:p>0.234659</text:p>
          </table:table-cell>
          <table:table-cell office:value-type="float" office:value="5.84052" calcext:value-type="float">
            <text:p>5.840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627" calcext:value-type="float">
            <text:p>-21.627</text:p>
          </table:table-cell>
          <table:table-cell office:value-type="float" office:value="7.91125" calcext:value-type="float">
            <text:p>7.91125</text:p>
          </table:table-cell>
          <table:table-cell office:value-type="float" office:value="4.95777" calcext:value-type="float">
            <text:p>4.95777</text:p>
          </table:table-cell>
          <table:table-cell office:value-type="float" office:value="0.549466" calcext:value-type="float">
            <text:p>0.549466</text:p>
          </table:table-cell>
          <table:table-cell office:value-type="float" office:value="-0.438304" calcext:value-type="float">
            <text:p>-0.438304</text:p>
          </table:table-cell>
          <table:table-cell office:value-type="float" office:value="0.0691154" calcext:value-type="float">
            <text:p>0.0691154</text:p>
          </table:table-cell>
          <table:table-cell office:value-type="float" office:value="0.0816459" calcext:value-type="float">
            <text:p>0.0816459</text:p>
          </table:table-cell>
          <table:table-cell office:value-type="float" office:value="0.296444" calcext:value-type="float">
            <text:p>0.296444</text:p>
          </table:table-cell>
          <table:table-cell office:value-type="float" office:value="0.234542" calcext:value-type="float">
            <text:p>0.234542</text:p>
          </table:table-cell>
          <table:table-cell office:value-type="float" office:value="0.0710623" calcext:value-type="float">
            <text:p>0.07106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4378" calcext:value-type="float">
            <text:p>-21.4378</text:p>
          </table:table-cell>
          <table:table-cell office:value-type="float" office:value="8.04304" calcext:value-type="float">
            <text:p>8.04304</text:p>
          </table:table-cell>
          <table:table-cell office:value-type="float" office:value="4.91272" calcext:value-type="float">
            <text:p>4.91272</text:p>
          </table:table-cell>
          <table:table-cell office:value-type="float" office:value="0.537473" calcext:value-type="float">
            <text:p>0.537473</text:p>
          </table:table-cell>
          <table:table-cell office:value-type="float" office:value="-0.422579" calcext:value-type="float">
            <text:p>-0.422579</text:p>
          </table:table-cell>
          <table:table-cell office:value-type="float" office:value="0.0690715" calcext:value-type="float">
            <text:p>0.0690715</text:p>
          </table:table-cell>
          <table:table-cell office:value-type="float" office:value="0.0816294" calcext:value-type="float">
            <text:p>0.0816294</text:p>
          </table:table-cell>
          <table:table-cell office:value-type="float" office:value="0.29611" calcext:value-type="float">
            <text:p>0.29611</text:p>
          </table:table-cell>
          <table:table-cell office:value-type="float" office:value="0.234424" calcext:value-type="float">
            <text:p>0.234424</text:p>
          </table:table-cell>
          <table:table-cell office:value-type="float" office:value="1.69802" calcext:value-type="float">
            <text:p>1.698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2175" calcext:value-type="float">
            <text:p>-21.2175</text:p>
          </table:table-cell>
          <table:table-cell office:value-type="float" office:value="8.07218" calcext:value-type="float">
            <text:p>8.07218</text:p>
          </table:table-cell>
          <table:table-cell office:value-type="float" office:value="4.81022" calcext:value-type="float">
            <text:p>4.81022</text:p>
          </table:table-cell>
          <table:table-cell office:value-type="float" office:value="0.482671" calcext:value-type="float">
            <text:p>0.482671</text:p>
          </table:table-cell>
          <table:table-cell office:value-type="float" office:value="-0.4593" calcext:value-type="float">
            <text:p>-0.4593</text:p>
          </table:table-cell>
          <table:table-cell office:value-type="float" office:value="0.0690181" calcext:value-type="float">
            <text:p>0.0690181</text:p>
          </table:table-cell>
          <table:table-cell office:value-type="float" office:value="0.0819716" calcext:value-type="float">
            <text:p>0.0819716</text:p>
          </table:table-cell>
          <table:table-cell office:value-type="float" office:value="0.29578" calcext:value-type="float">
            <text:p>0.29578</text:p>
          </table:table-cell>
          <table:table-cell office:value-type="float" office:value="0.23486" calcext:value-type="float">
            <text:p>0.23486</text:p>
          </table:table-cell>
          <table:table-cell office:value-type="float" office:value="4.3907" calcext:value-type="float">
            <text:p>4.39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0284" calcext:value-type="float">
            <text:p>-21.0284</text:p>
          </table:table-cell>
          <table:table-cell office:value-type="float" office:value="8.21881" calcext:value-type="float">
            <text:p>8.21881</text:p>
          </table:table-cell>
          <table:table-cell office:value-type="float" office:value="4.73514" calcext:value-type="float">
            <text:p>4.73514</text:p>
          </table:table-cell>
          <table:table-cell office:value-type="float" office:value="0.490786" calcext:value-type="float">
            <text:p>0.490786</text:p>
          </table:table-cell>
          <table:table-cell office:value-type="float" office:value="-0.405739" calcext:value-type="float">
            <text:p>-0.405739</text:p>
          </table:table-cell>
          <table:table-cell office:value-type="float" office:value="0.0690104" calcext:value-type="float">
            <text:p>0.0690104</text:p>
          </table:table-cell>
          <table:table-cell office:value-type="float" office:value="0.0822285" calcext:value-type="float">
            <text:p>0.0822285</text:p>
          </table:table-cell>
          <table:table-cell office:value-type="float" office:value="0.295556" calcext:value-type="float">
            <text:p>0.295556</text:p>
          </table:table-cell>
          <table:table-cell office:value-type="float" office:value="0.235047" calcext:value-type="float">
            <text:p>0.235047</text:p>
          </table:table-cell>
          <table:table-cell office:value-type="float" office:value="6.3084" calcext:value-type="float">
            <text:p>6.30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8499" calcext:value-type="float">
            <text:p>-20.8499</text:p>
          </table:table-cell>
          <table:table-cell office:value-type="float" office:value="8.37141" calcext:value-type="float">
            <text:p>8.37141</text:p>
          </table:table-cell>
          <table:table-cell office:value-type="float" office:value="4.74231" calcext:value-type="float">
            <text:p>4.74231</text:p>
          </table:table-cell>
          <table:table-cell office:value-type="float" office:value="0.491032" calcext:value-type="float">
            <text:p>0.491032</text:p>
          </table:table-cell>
          <table:table-cell office:value-type="float" office:value="-0.384257" calcext:value-type="float">
            <text:p>-0.384257</text:p>
          </table:table-cell>
          <table:table-cell office:value-type="float" office:value="0.0691139" calcext:value-type="float">
            <text:p>0.0691139</text:p>
          </table:table-cell>
          <table:table-cell office:value-type="float" office:value="0.0823738" calcext:value-type="float">
            <text:p>0.0823738</text:p>
          </table:table-cell>
          <table:table-cell office:value-type="float" office:value="0.295394" calcext:value-type="float">
            <text:p>0.295394</text:p>
          </table:table-cell>
          <table:table-cell office:value-type="float" office:value="0.23503" calcext:value-type="float">
            <text:p>0.23503</text:p>
          </table:table-cell>
          <table:table-cell office:value-type="float" office:value="3.21048" calcext:value-type="float">
            <text:p>3.210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607" calcext:value-type="float">
            <text:p>-20.607</text:p>
          </table:table-cell>
          <table:table-cell office:value-type="float" office:value="8.48603" calcext:value-type="float">
            <text:p>8.48603</text:p>
          </table:table-cell>
          <table:table-cell office:value-type="float" office:value="4.83281" calcext:value-type="float">
            <text:p>4.83281</text:p>
          </table:table-cell>
          <table:table-cell office:value-type="float" office:value="0.460922" calcext:value-type="float">
            <text:p>0.460922</text:p>
          </table:table-cell>
          <table:table-cell office:value-type="float" office:value="-0.4053" calcext:value-type="float">
            <text:p>-0.4053</text:p>
          </table:table-cell>
          <table:table-cell office:value-type="float" office:value="0.069149" calcext:value-type="float">
            <text:p>0.069149</text:p>
          </table:table-cell>
          <table:table-cell office:value-type="float" office:value="0.0825425" calcext:value-type="float">
            <text:p>0.0825425</text:p>
          </table:table-cell>
          <table:table-cell office:value-type="float" office:value="0.295111" calcext:value-type="float">
            <text:p>0.295111</text:p>
          </table:table-cell>
          <table:table-cell office:value-type="float" office:value="0.235038" calcext:value-type="float">
            <text:p>0.235038</text:p>
          </table:table-cell>
          <table:table-cell office:value-type="float" office:value="4.44189" calcext:value-type="float">
            <text:p>4.44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3535" calcext:value-type="float">
            <text:p>-20.3535</text:p>
          </table:table-cell>
          <table:table-cell office:value-type="float" office:value="8.62988" calcext:value-type="float">
            <text:p>8.62988</text:p>
          </table:table-cell>
          <table:table-cell office:value-type="float" office:value="4.92453" calcext:value-type="float">
            <text:p>4.92453</text:p>
          </table:table-cell>
          <table:table-cell office:value-type="float" office:value="0.44872" calcext:value-type="float">
            <text:p>0.44872</text:p>
          </table:table-cell>
          <table:table-cell office:value-type="float" office:value="-0.395166" calcext:value-type="float">
            <text:p>-0.395166</text:p>
          </table:table-cell>
          <table:table-cell office:value-type="float" office:value="0.0691168" calcext:value-type="float">
            <text:p>0.0691168</text:p>
          </table:table-cell>
          <table:table-cell office:value-type="float" office:value="0.0826206" calcext:value-type="float">
            <text:p>0.0826206</text:p>
          </table:table-cell>
          <table:table-cell office:value-type="float" office:value="0.29479" calcext:value-type="float">
            <text:p>0.29479</text:p>
          </table:table-cell>
          <table:table-cell office:value-type="float" office:value="0.234925" calcext:value-type="float">
            <text:p>0.234925</text:p>
          </table:table-cell>
          <table:table-cell office:value-type="float" office:value="1.40379" calcext:value-type="float">
            <text:p>1.403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1576" calcext:value-type="float">
            <text:p>-20.1576</text:p>
          </table:table-cell>
          <table:table-cell office:value-type="float" office:value="8.75578" calcext:value-type="float">
            <text:p>8.75578</text:p>
          </table:table-cell>
          <table:table-cell office:value-type="float" office:value="4.84804" calcext:value-type="float">
            <text:p>4.84804</text:p>
          </table:table-cell>
          <table:table-cell office:value-type="float" office:value="0.451803" calcext:value-type="float">
            <text:p>0.451803</text:p>
          </table:table-cell>
          <table:table-cell office:value-type="float" office:value="-0.355359" calcext:value-type="float">
            <text:p>-0.355359</text:p>
          </table:table-cell>
          <table:table-cell office:value-type="float" office:value="0.069149" calcext:value-type="float">
            <text:p>0.069149</text:p>
          </table:table-cell>
          <table:table-cell office:value-type="float" office:value="0.0826636" calcext:value-type="float">
            <text:p>0.0826636</text:p>
          </table:table-cell>
          <table:table-cell office:value-type="float" office:value="0.294567" calcext:value-type="float">
            <text:p>0.294567</text:p>
          </table:table-cell>
          <table:table-cell office:value-type="float" office:value="0.234734" calcext:value-type="float">
            <text:p>0.234734</text:p>
          </table:table-cell>
          <table:table-cell office:value-type="float" office:value="1.9574" calcext:value-type="float">
            <text:p>1.95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9604" calcext:value-type="float">
            <text:p>-19.9604</text:p>
          </table:table-cell>
          <table:table-cell office:value-type="float" office:value="8.85529" calcext:value-type="float">
            <text:p>8.85529</text:p>
          </table:table-cell>
          <table:table-cell office:value-type="float" office:value="4.81337" calcext:value-type="float">
            <text:p>4.81337</text:p>
          </table:table-cell>
          <table:table-cell office:value-type="float" office:value="0.435609" calcext:value-type="float">
            <text:p>0.435609</text:p>
          </table:table-cell>
          <table:table-cell office:value-type="float" office:value="-0.35435" calcext:value-type="float">
            <text:p>-0.35435</text:p>
          </table:table-cell>
          <table:table-cell office:value-type="float" office:value="0.0692752" calcext:value-type="float">
            <text:p>0.0692752</text:p>
          </table:table-cell>
          <table:table-cell office:value-type="float" office:value="0.0827363" calcext:value-type="float">
            <text:p>0.0827363</text:p>
          </table:table-cell>
          <table:table-cell office:value-type="float" office:value="0.294399" calcext:value-type="float">
            <text:p>0.294399</text:p>
          </table:table-cell>
          <table:table-cell office:value-type="float" office:value="0.234558" calcext:value-type="float">
            <text:p>0.234558</text:p>
          </table:table-cell>
          <table:table-cell office:value-type="float" office:value="0.572629" calcext:value-type="float">
            <text:p>0.5726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7649" calcext:value-type="float">
            <text:p>-19.7649</text:p>
          </table:table-cell>
          <table:table-cell office:value-type="float" office:value="8.96727" calcext:value-type="float">
            <text:p>8.96727</text:p>
          </table:table-cell>
          <table:table-cell office:value-type="float" office:value="4.74189" calcext:value-type="float">
            <text:p>4.74189</text:p>
          </table:table-cell>
          <table:table-cell office:value-type="float" office:value="0.434811" calcext:value-type="float">
            <text:p>0.434811</text:p>
          </table:table-cell>
          <table:table-cell office:value-type="float" office:value="-0.323847" calcext:value-type="float">
            <text:p>-0.323847</text:p>
          </table:table-cell>
          <table:table-cell office:value-type="float" office:value="0.0695408" calcext:value-type="float">
            <text:p>0.0695408</text:p>
          </table:table-cell>
          <table:table-cell office:value-type="float" office:value="0.0827925" calcext:value-type="float">
            <text:p>0.0827925</text:p>
          </table:table-cell>
          <table:table-cell office:value-type="float" office:value="0.294432" calcext:value-type="float">
            <text:p>0.294432</text:p>
          </table:table-cell>
          <table:table-cell office:value-type="float" office:value="0.234339" calcext:value-type="float">
            <text:p>0.234339</text:p>
          </table:table-cell>
          <table:table-cell office:value-type="float" office:value="1.44735" calcext:value-type="float">
            <text:p>1.447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5436" calcext:value-type="float">
            <text:p>-19.5436</text:p>
          </table:table-cell>
          <table:table-cell office:value-type="float" office:value="9.03985" calcext:value-type="float">
            <text:p>9.03985</text:p>
          </table:table-cell>
          <table:table-cell office:value-type="float" office:value="4.72385" calcext:value-type="float">
            <text:p>4.72385</text:p>
          </table:table-cell>
          <table:table-cell office:value-type="float" office:value="0.408271" calcext:value-type="float">
            <text:p>0.408271</text:p>
          </table:table-cell>
          <table:table-cell office:value-type="float" office:value="-0.334924" calcext:value-type="float">
            <text:p>-0.334924</text:p>
          </table:table-cell>
          <table:table-cell office:value-type="float" office:value="0.0698526" calcext:value-type="float">
            <text:p>0.0698526</text:p>
          </table:table-cell>
          <table:table-cell office:value-type="float" office:value="0.0829451" calcext:value-type="float">
            <text:p>0.0829451</text:p>
          </table:table-cell>
          <table:table-cell office:value-type="float" office:value="0.29447" calcext:value-type="float">
            <text:p>0.29447</text:p>
          </table:table-cell>
          <table:table-cell office:value-type="float" office:value="0.234177" calcext:value-type="float">
            <text:p>0.234177</text:p>
          </table:table-cell>
          <table:table-cell office:value-type="float" office:value="0.483405" calcext:value-type="float">
            <text:p>0.4834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3027" calcext:value-type="float">
            <text:p>-19.3027</text:p>
          </table:table-cell>
          <table:table-cell office:value-type="float" office:value="9.14824" calcext:value-type="float">
            <text:p>9.14824</text:p>
          </table:table-cell>
          <table:table-cell office:value-type="float" office:value="4.79205" calcext:value-type="float">
            <text:p>4.79205</text:p>
          </table:table-cell>
          <table:table-cell office:value-type="float" office:value="0.391506" calcext:value-type="float">
            <text:p>0.391506</text:p>
          </table:table-cell>
          <table:table-cell office:value-type="float" office:value="-0.338407" calcext:value-type="float">
            <text:p>-0.338407</text:p>
          </table:table-cell>
          <table:table-cell office:value-type="float" office:value="0.0701244" calcext:value-type="float">
            <text:p>0.0701244</text:p>
          </table:table-cell>
          <table:table-cell office:value-type="float" office:value="0.0830645" calcext:value-type="float">
            <text:p>0.0830645</text:p>
          </table:table-cell>
          <table:table-cell office:value-type="float" office:value="0.294386" calcext:value-type="float">
            <text:p>0.294386</text:p>
          </table:table-cell>
          <table:table-cell office:value-type="float" office:value="0.233984" calcext:value-type="float">
            <text:p>0.233984</text:p>
          </table:table-cell>
          <table:table-cell office:value-type="float" office:value="4.55658" calcext:value-type="float">
            <text:p>4.556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0112" calcext:value-type="float">
            <text:p>-19.0112</text:p>
          </table:table-cell>
          <table:table-cell office:value-type="float" office:value="9.24781" calcext:value-type="float">
            <text:p>9.24781</text:p>
          </table:table-cell>
          <table:table-cell office:value-type="float" office:value="4.90255" calcext:value-type="float">
            <text:p>4.90255</text:p>
          </table:table-cell>
          <table:table-cell office:value-type="float" office:value="0.369138" calcext:value-type="float">
            <text:p>0.369138</text:p>
          </table:table-cell>
          <table:table-cell office:value-type="float" office:value="-0.342251" calcext:value-type="float">
            <text:p>-0.342251</text:p>
          </table:table-cell>
          <table:table-cell office:value-type="float" office:value="0.07018" calcext:value-type="float">
            <text:p>0.07018</text:p>
          </table:table-cell>
          <table:table-cell office:value-type="float" office:value="0.0831698" calcext:value-type="float">
            <text:p>0.0831698</text:p>
          </table:table-cell>
          <table:table-cell office:value-type="float" office:value="0.294139" calcext:value-type="float">
            <text:p>0.294139</text:p>
          </table:table-cell>
          <table:table-cell office:value-type="float" office:value="0.233779" calcext:value-type="float">
            <text:p>0.233779</text:p>
          </table:table-cell>
          <table:table-cell office:value-type="float" office:value="6.05877" calcext:value-type="float">
            <text:p>6.058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7963" calcext:value-type="float">
            <text:p>-18.7963</text:p>
          </table:table-cell>
          <table:table-cell office:value-type="float" office:value="9.32896" calcext:value-type="float">
            <text:p>9.32896</text:p>
          </table:table-cell>
          <table:table-cell office:value-type="float" office:value="4.88076" calcext:value-type="float">
            <text:p>4.88076</text:p>
          </table:table-cell>
          <table:table-cell office:value-type="float" office:value="0.351039" calcext:value-type="float">
            <text:p>0.351039</text:p>
          </table:table-cell>
          <table:table-cell office:value-type="float" office:value="-0.344779" calcext:value-type="float">
            <text:p>-0.344779</text:p>
          </table:table-cell>
          <table:table-cell office:value-type="float" office:value="0.070305" calcext:value-type="float">
            <text:p>0.070305</text:p>
          </table:table-cell>
          <table:table-cell office:value-type="float" office:value="0.0833108" calcext:value-type="float">
            <text:p>0.0833108</text:p>
          </table:table-cell>
          <table:table-cell office:value-type="float" office:value="0.293919" calcext:value-type="float">
            <text:p>0.293919</text:p>
          </table:table-cell>
          <table:table-cell office:value-type="float" office:value="0.233596" calcext:value-type="float">
            <text:p>0.233596</text:p>
          </table:table-cell>
          <table:table-cell office:value-type="float" office:value="1.65561" calcext:value-type="float">
            <text:p>1.655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5373" calcext:value-type="float">
            <text:p>-18.5373</text:p>
          </table:table-cell>
          <table:table-cell office:value-type="float" office:value="9.43645" calcext:value-type="float">
            <text:p>9.43645</text:p>
          </table:table-cell>
          <table:table-cell office:value-type="float" office:value="4.94784" calcext:value-type="float">
            <text:p>4.94784</text:p>
          </table:table-cell>
          <table:table-cell office:value-type="float" office:value="0.340004" calcext:value-type="float">
            <text:p>0.340004</text:p>
          </table:table-cell>
          <table:table-cell office:value-type="float" office:value="-0.337149" calcext:value-type="float">
            <text:p>-0.337149</text:p>
          </table:table-cell>
          <table:table-cell office:value-type="float" office:value="0.0703621" calcext:value-type="float">
            <text:p>0.0703621</text:p>
          </table:table-cell>
          <table:table-cell office:value-type="float" office:value="0.0833892" calcext:value-type="float">
            <text:p>0.0833892</text:p>
          </table:table-cell>
          <table:table-cell office:value-type="float" office:value="0.293645" calcext:value-type="float">
            <text:p>0.293645</text:p>
          </table:table-cell>
          <table:table-cell office:value-type="float" office:value="0.233372" calcext:value-type="float">
            <text:p>0.233372</text:p>
          </table:table-cell>
          <table:table-cell office:value-type="float" office:value="0.798586" calcext:value-type="float">
            <text:p>0.7985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701" calcext:value-type="float">
            <text:p>-18.2701</text:p>
          </table:table-cell>
          <table:table-cell office:value-type="float" office:value="9.47172" calcext:value-type="float">
            <text:p>9.47172</text:p>
          </table:table-cell>
          <table:table-cell office:value-type="float" office:value="5.02705" calcext:value-type="float">
            <text:p>5.02705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-0.388846" calcext:value-type="float">
            <text:p>-0.388846</text:p>
          </table:table-cell>
          <table:table-cell office:value-type="float" office:value="0.0703511" calcext:value-type="float">
            <text:p>0.0703511</text:p>
          </table:table-cell>
          <table:table-cell office:value-type="float" office:value="0.0836476" calcext:value-type="float">
            <text:p>0.0836476</text:p>
          </table:table-cell>
          <table:table-cell office:value-type="float" office:value="0.293324" calcext:value-type="float">
            <text:p>0.293324</text:p>
          </table:table-cell>
          <table:table-cell office:value-type="float" office:value="0.233359" calcext:value-type="float">
            <text:p>0.233359</text:p>
          </table:table-cell>
          <table:table-cell office:value-type="float" office:value="5.54575" calcext:value-type="float">
            <text:p>5.545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02" calcext:value-type="float">
            <text:p>-17.9702</text:p>
          </table:table-cell>
          <table:table-cell office:value-type="float" office:value="9.61085" calcext:value-type="float">
            <text:p>9.61085</text:p>
          </table:table-cell>
          <table:table-cell office:value-type="float" office:value="5.17651" calcext:value-type="float">
            <text:p>5.17651</text:p>
          </table:table-cell>
          <table:table-cell office:value-type="float" office:value="0.291198" calcext:value-type="float">
            <text:p>0.291198</text:p>
          </table:table-cell>
          <table:table-cell office:value-type="float" office:value="-0.364641" calcext:value-type="float">
            <text:p>-0.364641</text:p>
          </table:table-cell>
          <table:table-cell office:value-type="float" office:value="0.0702747" calcext:value-type="float">
            <text:p>0.0702747</text:p>
          </table:table-cell>
          <table:table-cell office:value-type="float" office:value="0.0837018" calcext:value-type="float">
            <text:p>0.0837018</text:p>
          </table:table-cell>
          <table:table-cell office:value-type="float" office:value="0.293057" calcext:value-type="float">
            <text:p>0.293057</text:p>
          </table:table-cell>
          <table:table-cell office:value-type="float" office:value="0.233162" calcext:value-type="float">
            <text:p>0.233162</text:p>
          </table:table-cell>
          <table:table-cell office:value-type="float" office:value="3.1579" calcext:value-type="float">
            <text:p>3.15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241" calcext:value-type="float">
            <text:p>-17.7241</text:p>
          </table:table-cell>
          <table:table-cell office:value-type="float" office:value="9.70531" calcext:value-type="float">
            <text:p>9.70531</text:p>
          </table:table-cell>
          <table:table-cell office:value-type="float" office:value="5.13516" calcext:value-type="float">
            <text:p>5.13516</text:p>
          </table:table-cell>
          <table:table-cell office:value-type="float" office:value="0.291052" calcext:value-type="float">
            <text:p>0.291052</text:p>
          </table:table-cell>
          <table:table-cell office:value-type="float" office:value="-0.331741" calcext:value-type="float">
            <text:p>-0.331741</text:p>
          </table:table-cell>
          <table:table-cell office:value-type="float" office:value="0.0701981" calcext:value-type="float">
            <text:p>0.0701981</text:p>
          </table:table-cell>
          <table:table-cell office:value-type="float" office:value="0.0837144" calcext:value-type="float">
            <text:p>0.0837144</text:p>
          </table:table-cell>
          <table:table-cell office:value-type="float" office:value="0.292749" calcext:value-type="float">
            <text:p>0.292749</text:p>
          </table:table-cell>
          <table:table-cell office:value-type="float" office:value="0.232922" calcext:value-type="float">
            <text:p>0.232922</text:p>
          </table:table-cell>
          <table:table-cell office:value-type="float" office:value="2.96495" calcext:value-type="float">
            <text:p>2.964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4459" calcext:value-type="float">
            <text:p>-17.4459</text:p>
          </table:table-cell>
          <table:table-cell office:value-type="float" office:value="9.81612" calcext:value-type="float">
            <text:p>9.81612</text:p>
          </table:table-cell>
          <table:table-cell office:value-type="float" office:value="5.21635" calcext:value-type="float">
            <text:p>5.21635</text:p>
          </table:table-cell>
          <table:table-cell office:value-type="float" office:value="0.28661" calcext:value-type="float">
            <text:p>0.28661</text:p>
          </table:table-cell>
          <table:table-cell office:value-type="float" office:value="-0.317562" calcext:value-type="float">
            <text:p>-0.317562</text:p>
          </table:table-cell>
          <table:table-cell office:value-type="float" office:value="0.0701373" calcext:value-type="float">
            <text:p>0.0701373</text:p>
          </table:table-cell>
          <table:table-cell office:value-type="float" office:value="0.08366" calcext:value-type="float">
            <text:p>0.08366</text:p>
          </table:table-cell>
          <table:table-cell office:value-type="float" office:value="0.292479" calcext:value-type="float">
            <text:p>0.292479</text:p>
          </table:table-cell>
          <table:table-cell office:value-type="float" office:value="0.232668" calcext:value-type="float">
            <text:p>0.232668</text:p>
          </table:table-cell>
          <table:table-cell office:value-type="float" office:value="0.910812" calcext:value-type="float">
            <text:p>0.9108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1958" calcext:value-type="float">
            <text:p>-17.1958</text:p>
          </table:table-cell>
          <table:table-cell office:value-type="float" office:value="9.89676" calcext:value-type="float">
            <text:p>9.89676</text:p>
          </table:table-cell>
          <table:table-cell office:value-type="float" office:value="5.22512" calcext:value-type="float">
            <text:p>5.22512</text:p>
          </table:table-cell>
          <table:table-cell office:value-type="float" office:value="0.273823" calcext:value-type="float">
            <text:p>0.273823</text:p>
          </table:table-cell>
          <table:table-cell office:value-type="float" office:value="-0.31474" calcext:value-type="float">
            <text:p>-0.31474</text:p>
          </table:table-cell>
          <table:table-cell office:value-type="float" office:value="0.0700822" calcext:value-type="float">
            <text:p>0.0700822</text:p>
          </table:table-cell>
          <table:table-cell office:value-type="float" office:value="0.0835944" calcext:value-type="float">
            <text:p>0.0835944</text:p>
          </table:table-cell>
          <table:table-cell office:value-type="float" office:value="0.292213" calcext:value-type="float">
            <text:p>0.292213</text:p>
          </table:table-cell>
          <table:table-cell office:value-type="float" office:value="0.232416" calcext:value-type="float">
            <text:p>0.232416</text:p>
          </table:table-cell>
          <table:table-cell office:value-type="float" office:value="0.425656" calcext:value-type="float">
            <text:p>0.425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9212" calcext:value-type="float">
            <text:p>-16.9212</text:p>
          </table:table-cell>
          <table:table-cell office:value-type="float" office:value="10.0213" calcext:value-type="float">
            <text:p>10.0213</text:p>
          </table:table-cell>
          <table:table-cell office:value-type="float" office:value="5.30513" calcext:value-type="float">
            <text:p>5.30513</text:p>
          </table:table-cell>
          <table:table-cell office:value-type="float" office:value="0.277618" calcext:value-type="float">
            <text:p>0.277618</text:p>
          </table:table-cell>
          <table:table-cell office:value-type="float" office:value="-0.292998" calcext:value-type="float">
            <text:p>-0.292998</text:p>
          </table:table-cell>
          <table:table-cell office:value-type="float" office:value="0.0700727" calcext:value-type="float">
            <text:p>0.0700727</text:p>
          </table:table-cell>
          <table:table-cell office:value-type="float" office:value="0.0835056" calcext:value-type="float">
            <text:p>0.083505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32231" calcext:value-type="float">
            <text:p>0.232231</text:p>
          </table:table-cell>
          <table:table-cell office:value-type="float" office:value="1.07116" calcext:value-type="float">
            <text:p>1.071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6639" calcext:value-type="float">
            <text:p>-16.6639</text:p>
          </table:table-cell>
          <table:table-cell office:value-type="float" office:value="10.0926" calcext:value-type="float">
            <text:p>10.0926</text:p>
          </table:table-cell>
          <table:table-cell office:value-type="float" office:value="5.30712" calcext:value-type="float">
            <text:p>5.30712</text:p>
          </table:table-cell>
          <table:table-cell office:value-type="float" office:value="0.263219" calcext:value-type="float">
            <text:p>0.263219</text:p>
          </table:table-cell>
          <table:table-cell office:value-type="float" office:value="-0.292299" calcext:value-type="float">
            <text:p>-0.292299</text:p>
          </table:table-cell>
          <table:table-cell office:value-type="float" office:value="0.0700854" calcext:value-type="float">
            <text:p>0.0700854</text:p>
          </table:table-cell>
          <table:table-cell office:value-type="float" office:value="0.0834195" calcext:value-type="float">
            <text:p>0.0834195</text:p>
          </table:table-cell>
          <table:table-cell office:value-type="float" office:value="0.291791" calcext:value-type="float">
            <text:p>0.291791</text:p>
          </table:table-cell>
          <table:table-cell office:value-type="float" office:value="0.232036" calcext:value-type="float">
            <text:p>0.232036</text:p>
          </table:table-cell>
          <table:table-cell office:value-type="float" office:value="0.0372466" calcext:value-type="float">
            <text:p>0.03724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179" calcext:value-type="float">
            <text:p>-16.4179</text:p>
          </table:table-cell>
          <table:table-cell office:value-type="float" office:value="10.1951" calcext:value-type="float">
            <text:p>10.1951</text:p>
          </table:table-cell>
          <table:table-cell office:value-type="float" office:value="5.31834" calcext:value-type="float">
            <text:p>5.31834</text:p>
          </table:table-cell>
          <table:table-cell office:value-type="float" office:value="0.262728" calcext:value-type="float">
            <text:p>0.262728</text:p>
          </table:table-cell>
          <table:table-cell office:value-type="float" office:value="-0.277457" calcext:value-type="float">
            <text:p>-0.277457</text:p>
          </table:table-cell>
          <table:table-cell office:value-type="float" office:value="0.0700931" calcext:value-type="float">
            <text:p>0.0700931</text:p>
          </table:table-cell>
          <table:table-cell office:value-type="float" office:value="0.0833743" calcext:value-type="float">
            <text:p>0.0833743</text:p>
          </table:table-cell>
          <table:table-cell office:value-type="float" office:value="0.291571" calcext:value-type="float">
            <text:p>0.291571</text:p>
          </table:table-cell>
          <table:table-cell office:value-type="float" office:value="0.231923" calcext:value-type="float">
            <text:p>0.231923</text:p>
          </table:table-cell>
          <table:table-cell office:value-type="float" office:value="1.22278" calcext:value-type="float">
            <text:p>1.222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1578" calcext:value-type="float">
            <text:p>-16.1578</text:p>
          </table:table-cell>
          <table:table-cell office:value-type="float" office:value="10.2681" calcext:value-type="float">
            <text:p>10.2681</text:p>
          </table:table-cell>
          <table:table-cell office:value-type="float" office:value="5.33813" calcext:value-type="float">
            <text:p>5.33813</text:p>
          </table:table-cell>
          <table:table-cell office:value-type="float" office:value="0.248906" calcext:value-type="float">
            <text:p>0.248906</text:p>
          </table:table-cell>
          <table:table-cell office:value-type="float" office:value="-0.280055" calcext:value-type="float">
            <text:p>-0.280055</text:p>
          </table:table-cell>
          <table:table-cell office:value-type="float" office:value="0.0701275" calcext:value-type="float">
            <text:p>0.0701275</text:p>
          </table:table-cell>
          <table:table-cell office:value-type="float" office:value="0.0833531" calcext:value-type="float">
            <text:p>0.0833531</text:p>
          </table:table-cell>
          <table:table-cell office:value-type="float" office:value="0.291378" calcext:value-type="float">
            <text:p>0.291378</text:p>
          </table:table-cell>
          <table:table-cell office:value-type="float" office:value="0.231801" calcext:value-type="float">
            <text:p>0.231801</text:p>
          </table:table-cell>
          <table:table-cell office:value-type="float" office:value="0.473457" calcext:value-type="float">
            <text:p>0.4734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9305" calcext:value-type="float">
            <text:p>-15.9305</text:p>
          </table:table-cell>
          <table:table-cell office:value-type="float" office:value="10.2827" calcext:value-type="float">
            <text:p>10.2827</text:p>
          </table:table-cell>
          <table:table-cell office:value-type="float" office:value="5.25097" calcext:value-type="float">
            <text:p>5.25097</text:p>
          </table:table-cell>
          <table:table-cell office:value-type="float" office:value="0.218403" calcext:value-type="float">
            <text:p>0.218403</text:p>
          </table:table-cell>
          <table:table-cell office:value-type="float" office:value="-0.298491" calcext:value-type="float">
            <text:p>-0.298491</text:p>
          </table:table-cell>
          <table:table-cell office:value-type="float" office:value="0.0701109" calcext:value-type="float">
            <text:p>0.0701109</text:p>
          </table:table-cell>
          <table:table-cell office:value-type="float" office:value="0.0832764" calcext:value-type="float">
            <text:p>0.0832764</text:p>
          </table:table-cell>
          <table:table-cell office:value-type="float" office:value="0.291114" calcext:value-type="float">
            <text:p>0.291114</text:p>
          </table:table-cell>
          <table:table-cell office:value-type="float" office:value="0.231563" calcext:value-type="float">
            <text:p>0.231563</text:p>
          </table:table-cell>
          <table:table-cell office:value-type="float" office:value="1.00573" calcext:value-type="float">
            <text:p>1.005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6825" calcext:value-type="float">
            <text:p>-15.6825</text:p>
          </table:table-cell>
          <table:table-cell office:value-type="float" office:value="10.3487" calcext:value-type="float">
            <text:p>10.3487</text:p>
          </table:table-cell>
          <table:table-cell office:value-type="float" office:value="5.22254" calcext:value-type="float">
            <text:p>5.22254</text:p>
          </table:table-cell>
          <table:table-cell office:value-type="float" office:value="0.211735" calcext:value-type="float">
            <text:p>0.211735</text:p>
          </table:table-cell>
          <table:table-cell office:value-type="float" office:value="-0.284371" calcext:value-type="float">
            <text:p>-0.284371</text:p>
          </table:table-cell>
          <table:table-cell office:value-type="float" office:value="0.070089" calcext:value-type="float">
            <text:p>0.070089</text:p>
          </table:table-cell>
          <table:table-cell office:value-type="float" office:value="0.0832126" calcext:value-type="float">
            <text:p>0.0832126</text:p>
          </table:table-cell>
          <table:table-cell office:value-type="float" office:value="0.290824" calcext:value-type="float">
            <text:p>0.290824</text:p>
          </table:table-cell>
          <table:table-cell office:value-type="float" office:value="0.231334" calcext:value-type="float">
            <text:p>0.231334</text:p>
          </table:table-cell>
          <table:table-cell office:value-type="float" office:value="0.288556" calcext:value-type="float">
            <text:p>0.2885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4709" calcext:value-type="float">
            <text:p>-15.4709</text:p>
          </table:table-cell>
          <table:table-cell office:value-type="float" office:value="10.3325" calcext:value-type="float">
            <text:p>10.3325</text:p>
          </table:table-cell>
          <table:table-cell office:value-type="float" office:value="5.1032" calcext:value-type="float">
            <text:p>5.1032</text:p>
          </table:table-cell>
          <table:table-cell office:value-type="float" office:value="0.173836" calcext:value-type="float">
            <text:p>0.173836</text:p>
          </table:table-cell>
          <table:table-cell office:value-type="float" office:value="-0.310987" calcext:value-type="float">
            <text:p>-0.310987</text:p>
          </table:table-cell>
          <table:table-cell office:value-type="float" office:value="0.0700195" calcext:value-type="float">
            <text:p>0.0700195</text:p>
          </table:table-cell>
          <table:table-cell office:value-type="float" office:value="0.0831296" calcext:value-type="float">
            <text:p>0.0831296</text:p>
          </table:table-cell>
          <table:table-cell office:value-type="float" office:value="0.290514" calcext:value-type="float">
            <text:p>0.290514</text:p>
          </table:table-cell>
          <table:table-cell office:value-type="float" office:value="0.231126" calcext:value-type="float">
            <text:p>0.231126</text:p>
          </table:table-cell>
          <table:table-cell office:value-type="float" office:value="1.96349" calcext:value-type="float">
            <text:p>1.963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1683" calcext:value-type="float">
            <text:p>-15.1683</text:p>
          </table:table-cell>
          <table:table-cell office:value-type="float" office:value="10.365" calcext:value-type="float">
            <text:p>10.365</text:p>
          </table:table-cell>
          <table:table-cell office:value-type="float" office:value="5.25122" calcext:value-type="float">
            <text:p>5.25122</text:p>
          </table:table-cell>
          <table:table-cell office:value-type="float" office:value="0.141692" calcext:value-type="float">
            <text:p>0.141692</text:p>
          </table:table-cell>
          <table:table-cell office:value-type="float" office:value="-0.343182" calcext:value-type="float">
            <text:p>-0.343182</text:p>
          </table:table-cell>
          <table:table-cell office:value-type="float" office:value="0.0700178" calcext:value-type="float">
            <text:p>0.0700178</text:p>
          </table:table-cell>
          <table:table-cell office:value-type="float" office:value="0.0830579" calcext:value-type="float">
            <text:p>0.0830579</text:p>
          </table:table-cell>
          <table:table-cell office:value-type="float" office:value="0.290278" calcext:value-type="float">
            <text:p>0.290278</text:p>
          </table:table-cell>
          <table:table-cell office:value-type="float" office:value="0.231026" calcext:value-type="float">
            <text:p>0.231026</text:p>
          </table:table-cell>
          <table:table-cell office:value-type="float" office:value="7.73228" calcext:value-type="float">
            <text:p>7.732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087" calcext:value-type="float">
            <text:p>-14.9087</text:p>
          </table:table-cell>
          <table:table-cell office:value-type="float" office:value="10.4178" calcext:value-type="float">
            <text:p>10.4178</text:p>
          </table:table-cell>
          <table:table-cell office:value-type="float" office:value="5.26217" calcext:value-type="float">
            <text:p>5.26217</text:p>
          </table:table-cell>
          <table:table-cell office:value-type="float" office:value="0.131324" calcext:value-type="float">
            <text:p>0.131324</text:p>
          </table:table-cell>
          <table:table-cell office:value-type="float" office:value="-0.335796" calcext:value-type="float">
            <text:p>-0.335796</text:p>
          </table:table-cell>
          <table:table-cell office:value-type="float" office:value="0.0700308" calcext:value-type="float">
            <text:p>0.0700308</text:p>
          </table:table-cell>
          <table:table-cell office:value-type="float" office:value="0.0829797" calcext:value-type="float">
            <text:p>0.0829797</text:p>
          </table:table-cell>
          <table:table-cell office:value-type="float" office:value="0.290049" calcext:value-type="float">
            <text:p>0.290049</text:p>
          </table:table-cell>
          <table:table-cell office:value-type="float" office:value="0.230923" calcext:value-type="float">
            <text:p>0.230923</text:p>
          </table:table-cell>
          <table:table-cell office:value-type="float" office:value="0.208919" calcext:value-type="float">
            <text:p>0.2089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6692" calcext:value-type="float">
            <text:p>-14.6692</text:p>
          </table:table-cell>
          <table:table-cell office:value-type="float" office:value="10.4495" calcext:value-type="float">
            <text:p>10.4495</text:p>
          </table:table-cell>
          <table:table-cell office:value-type="float" office:value="5.14022" calcext:value-type="float">
            <text:p>5.14022</text:p>
          </table:table-cell>
          <table:table-cell office:value-type="float" office:value="0.127473" calcext:value-type="float">
            <text:p>0.127473</text:p>
          </table:table-cell>
          <table:table-cell office:value-type="float" office:value="-0.303578" calcext:value-type="float">
            <text:p>-0.303578</text:p>
          </table:table-cell>
          <table:table-cell office:value-type="float" office:value="0.0700141" calcext:value-type="float">
            <text:p>0.0700141</text:p>
          </table:table-cell>
          <table:table-cell office:value-type="float" office:value="0.0829106" calcext:value-type="float">
            <text:p>0.0829106</text:p>
          </table:table-cell>
          <table:table-cell office:value-type="float" office:value="0.289742" calcext:value-type="float">
            <text:p>0.289742</text:p>
          </table:table-cell>
          <table:table-cell office:value-type="float" office:value="0.230796" calcext:value-type="float">
            <text:p>0.230796</text:p>
          </table:table-cell>
          <table:table-cell office:value-type="float" office:value="6.48934" calcext:value-type="float">
            <text:p>6.489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328" calcext:value-type="float">
            <text:p>-14.4328</text:p>
          </table:table-cell>
          <table:table-cell office:value-type="float" office:value="10.4105" calcext:value-type="float">
            <text:p>10.4105</text:p>
          </table:table-cell>
          <table:table-cell office:value-type="float" office:value="5.06907" calcext:value-type="float">
            <text:p>5.06907</text:p>
          </table:table-cell>
          <table:table-cell office:value-type="float" office:value="0.085946" calcext:value-type="float">
            <text:p>0.085946</text:p>
          </table:table-cell>
          <table:table-cell office:value-type="float" office:value="-0.332988" calcext:value-type="float">
            <text:p>-0.332988</text:p>
          </table:table-cell>
          <table:table-cell office:value-type="float" office:value="0.0699689" calcext:value-type="float">
            <text:p>0.0699689</text:p>
          </table:table-cell>
          <table:table-cell office:value-type="float" office:value="0.082998" calcext:value-type="float">
            <text:p>0.082998</text:p>
          </table:table-cell>
          <table:table-cell office:value-type="float" office:value="0.28944" calcext:value-type="float">
            <text:p>0.28944</text:p>
          </table:table-cell>
          <table:table-cell office:value-type="float" office:value="0.231043" calcext:value-type="float">
            <text:p>0.231043</text:p>
          </table:table-cell>
          <table:table-cell office:value-type="float" office:value="2.17118" calcext:value-type="float">
            <text:p>2.171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173" calcext:value-type="float">
            <text:p>-14.173</text:p>
          </table:table-cell>
          <table:table-cell office:value-type="float" office:value="10.4346" calcext:value-type="float">
            <text:p>10.4346</text:p>
          </table:table-cell>
          <table:table-cell office:value-type="float" office:value="5.07415" calcext:value-type="float">
            <text:p>5.07415</text:p>
          </table:table-cell>
          <table:table-cell office:value-type="float" office:value="0.0719823" calcext:value-type="float">
            <text:p>0.0719823</text:p>
          </table:table-cell>
          <table:table-cell office:value-type="float" office:value="-0.327993" calcext:value-type="float">
            <text:p>-0.327993</text:p>
          </table:table-cell>
          <table:table-cell office:value-type="float" office:value="0.0699308" calcext:value-type="float">
            <text:p>0.0699308</text:p>
          </table:table-cell>
          <table:table-cell office:value-type="float" office:value="0.0831254" calcext:value-type="float">
            <text:p>0.0831254</text:p>
          </table:table-cell>
          <table:table-cell office:value-type="float" office:value="0.28914" calcext:value-type="float">
            <text:p>0.28914</text:p>
          </table:table-cell>
          <table:table-cell office:value-type="float" office:value="0.231353" calcext:value-type="float">
            <text:p>0.231353</text:p>
          </table:table-cell>
          <table:table-cell office:value-type="float" office:value="0.546236" calcext:value-type="float">
            <text:p>0.5462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8588" calcext:value-type="float">
            <text:p>-13.8588</text:p>
          </table:table-cell>
          <table:table-cell office:value-type="float" office:value="10.5906" calcext:value-type="float">
            <text:p>10.5906</text:p>
          </table:table-cell>
          <table:table-cell office:value-type="float" office:value="5.24639" calcext:value-type="float">
            <text:p>5.24639</text:p>
          </table:table-cell>
          <table:table-cell office:value-type="float" office:value="0.109409" calcext:value-type="float">
            <text:p>0.109409</text:p>
          </table:table-cell>
          <table:table-cell office:value-type="float" office:value="-0.266623" calcext:value-type="float">
            <text:p>-0.266623</text:p>
          </table:table-cell>
          <table:table-cell office:value-type="float" office:value="0.0700322" calcext:value-type="float">
            <text:p>0.0700322</text:p>
          </table:table-cell>
          <table:table-cell office:value-type="float" office:value="0.0830383" calcext:value-type="float">
            <text:p>0.0830383</text:p>
          </table:table-cell>
          <table:table-cell office:value-type="float" office:value="0.288872" calcext:value-type="float">
            <text:p>0.288872</text:p>
          </table:table-cell>
          <table:table-cell office:value-type="float" office:value="0.231147" calcext:value-type="float">
            <text:p>0.231147</text:p>
          </table:table-cell>
          <table:table-cell office:value-type="float" office:value="7.80846" calcext:value-type="float">
            <text:p>7.808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6059" calcext:value-type="float">
            <text:p>-13.6059</text:p>
          </table:table-cell>
          <table:table-cell office:value-type="float" office:value="10.6499" calcext:value-type="float">
            <text:p>10.6499</text:p>
          </table:table-cell>
          <table:table-cell office:value-type="float" office:value="5.18296" calcext:value-type="float">
            <text:p>5.18296</text:p>
          </table:table-cell>
          <table:table-cell office:value-type="float" office:value="0.119658" calcext:value-type="float">
            <text:p>0.119658</text:p>
          </table:table-cell>
          <table:table-cell office:value-type="float" office:value="-0.225211" calcext:value-type="float">
            <text:p>-0.225211</text:p>
          </table:table-cell>
          <table:table-cell office:value-type="float" office:value="0.0701237" calcext:value-type="float">
            <text:p>0.0701237</text:p>
          </table:table-cell>
          <table:table-cell office:value-type="float" office:value="0.0829552" calcext:value-type="float">
            <text:p>0.0829552</text:p>
          </table:table-cell>
          <table:table-cell office:value-type="float" office:value="0.28857" calcext:value-type="float">
            <text:p>0.28857</text:p>
          </table:table-cell>
          <table:table-cell office:value-type="float" office:value="0.230904" calcext:value-type="float">
            <text:p>0.230904</text:p>
          </table:table-cell>
          <table:table-cell office:value-type="float" office:value="2.16218" calcext:value-type="float">
            <text:p>2.162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601" calcext:value-type="float">
            <text:p>-13.3601</text:p>
          </table:table-cell>
          <table:table-cell office:value-type="float" office:value="10.6452" calcext:value-type="float">
            <text:p>10.6452</text:p>
          </table:table-cell>
          <table:table-cell office:value-type="float" office:value="5.14687" calcext:value-type="float">
            <text:p>5.14687</text:p>
          </table:table-cell>
          <table:table-cell office:value-type="float" office:value="0.0950488" calcext:value-type="float">
            <text:p>0.0950488</text:p>
          </table:table-cell>
          <table:table-cell office:value-type="float" office:value="-0.240157" calcext:value-type="float">
            <text:p>-0.240157</text:p>
          </table:table-cell>
          <table:table-cell office:value-type="float" office:value="0.0701837" calcext:value-type="float">
            <text:p>0.0701837</text:p>
          </table:table-cell>
          <table:table-cell office:value-type="float" office:value="0.082871" calcext:value-type="float">
            <text:p>0.082871</text:p>
          </table:table-cell>
          <table:table-cell office:value-type="float" office:value="0.288266" calcext:value-type="float">
            <text:p>0.288266</text:p>
          </table:table-cell>
          <table:table-cell office:value-type="float" office:value="0.230693" calcext:value-type="float">
            <text:p>0.230693</text:p>
          </table:table-cell>
          <table:table-cell office:value-type="float" office:value="0.529731" calcext:value-type="float">
            <text:p>0.5297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0973" calcext:value-type="float">
            <text:p>-13.0973</text:p>
          </table:table-cell>
          <table:table-cell office:value-type="float" office:value="10.6706" calcext:value-type="float">
            <text:p>10.6706</text:p>
          </table:table-cell>
          <table:table-cell office:value-type="float" office:value="5.16523" calcext:value-type="float">
            <text:p>5.16523</text:p>
          </table:table-cell>
          <table:table-cell office:value-type="float" office:value="0.0830178" calcext:value-type="float">
            <text:p>0.0830178</text:p>
          </table:table-cell>
          <table:table-cell office:value-type="float" office:value="-0.241342" calcext:value-type="float">
            <text:p>-0.241342</text:p>
          </table:table-cell>
          <table:table-cell office:value-type="float" office:value="0.0702615" calcext:value-type="float">
            <text:p>0.0702615</text:p>
          </table:table-cell>
          <table:table-cell office:value-type="float" office:value="0.0827879" calcext:value-type="float">
            <text:p>0.0827879</text:p>
          </table:table-cell>
          <table:table-cell office:value-type="float" office:value="0.287963" calcext:value-type="float">
            <text:p>0.287963</text:p>
          </table:table-cell>
          <table:table-cell office:value-type="float" office:value="0.230498" calcext:value-type="float">
            <text:p>0.230498</text:p>
          </table:table-cell>
          <table:table-cell office:value-type="float" office:value="0.208309" calcext:value-type="float">
            <text:p>0.2083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8405" calcext:value-type="float">
            <text:p>-12.8405</text:p>
          </table:table-cell>
          <table:table-cell office:value-type="float" office:value="10.7646" calcext:value-type="float">
            <text:p>10.7646</text:p>
          </table:table-cell>
          <table:table-cell office:value-type="float" office:value="5.20021" calcext:value-type="float">
            <text:p>5.20021</text:p>
          </table:table-cell>
          <table:table-cell office:value-type="float" office:value="0.0998659" calcext:value-type="float">
            <text:p>0.0998659</text:p>
          </table:table-cell>
          <table:table-cell office:value-type="float" office:value="-0.209795" calcext:value-type="float">
            <text:p>-0.209795</text:p>
          </table:table-cell>
          <table:table-cell office:value-type="float" office:value="0.0703385" calcext:value-type="float">
            <text:p>0.0703385</text:p>
          </table:table-cell>
          <table:table-cell office:value-type="float" office:value="0.0827337" calcext:value-type="float">
            <text:p>0.0827337</text:p>
          </table:table-cell>
          <table:table-cell office:value-type="float" office:value="0.287665" calcext:value-type="float">
            <text:p>0.287665</text:p>
          </table:table-cell>
          <table:table-cell office:value-type="float" office:value="0.230261" calcext:value-type="float">
            <text:p>0.230261</text:p>
          </table:table-cell>
          <table:table-cell office:value-type="float" office:value="4.10792" calcext:value-type="float">
            <text:p>4.107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5756" calcext:value-type="float">
            <text:p>-12.5756</text:p>
          </table:table-cell>
          <table:table-cell office:value-type="float" office:value="10.8156" calcext:value-type="float">
            <text:p>10.8156</text:p>
          </table:table-cell>
          <table:table-cell office:value-type="float" office:value="5.20214" calcext:value-type="float">
            <text:p>5.20214</text:p>
          </table:table-cell>
          <table:table-cell office:value-type="float" office:value="0.103372" calcext:value-type="float">
            <text:p>0.103372</text:p>
          </table:table-cell>
          <table:table-cell office:value-type="float" office:value="-0.189127" calcext:value-type="float">
            <text:p>-0.189127</text:p>
          </table:table-cell>
          <table:table-cell office:value-type="float" office:value="0.0704383" calcext:value-type="float">
            <text:p>0.0704383</text:p>
          </table:table-cell>
          <table:table-cell office:value-type="float" office:value="0.0827248" calcext:value-type="float">
            <text:p>0.0827248</text:p>
          </table:table-cell>
          <table:table-cell office:value-type="float" office:value="0.287366" calcext:value-type="float">
            <text:p>0.287366</text:p>
          </table:table-cell>
          <table:table-cell office:value-type="float" office:value="0.230055" calcext:value-type="float">
            <text:p>0.230055</text:p>
          </table:table-cell>
          <table:table-cell office:value-type="float" office:value="1.46033" calcext:value-type="float">
            <text:p>1.46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347" calcext:value-type="float">
            <text:p>-12.347</text:p>
          </table:table-cell>
          <table:table-cell office:value-type="float" office:value="10.7776" calcext:value-type="float">
            <text:p>10.7776</text:p>
          </table:table-cell>
          <table:table-cell office:value-type="float" office:value="5.12145" calcext:value-type="float">
            <text:p>5.12145</text:p>
          </table:table-cell>
          <table:table-cell office:value-type="float" office:value="0.0691429" calcext:value-type="float">
            <text:p>0.0691429</text:p>
          </table:table-cell>
          <table:table-cell office:value-type="float" office:value="-0.2166" calcext:value-type="float">
            <text:p>-0.2166</text:p>
          </table:table-cell>
          <table:table-cell office:value-type="float" office:value="0.0704574" calcext:value-type="float">
            <text:p>0.0704574</text:p>
          </table:table-cell>
          <table:table-cell office:value-type="float" office:value="0.0826429" calcext:value-type="float">
            <text:p>0.0826429</text:p>
          </table:table-cell>
          <table:table-cell office:value-type="float" office:value="0.287074" calcext:value-type="float">
            <text:p>0.287074</text:p>
          </table:table-cell>
          <table:table-cell office:value-type="float" office:value="0.229829" calcext:value-type="float">
            <text:p>0.229829</text:p>
          </table:table-cell>
          <table:table-cell office:value-type="float" office:value="1.79836" calcext:value-type="float">
            <text:p>1.798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0929" calcext:value-type="float">
            <text:p>-12.0929</text:p>
          </table:table-cell>
          <table:table-cell office:value-type="float" office:value="10.8121" calcext:value-type="float">
            <text:p>10.8121</text:p>
          </table:table-cell>
          <table:table-cell office:value-type="float" office:value="5.09396" calcext:value-type="float">
            <text:p>5.09396</text:p>
          </table:table-cell>
          <table:table-cell office:value-type="float" office:value="0.0707914" calcext:value-type="float">
            <text:p>0.0707914</text:p>
          </table:table-cell>
          <table:table-cell office:value-type="float" office:value="-0.195243" calcext:value-type="float">
            <text:p>-0.195243</text:p>
          </table:table-cell>
          <table:table-cell office:value-type="float" office:value="0.0704676" calcext:value-type="float">
            <text:p>0.0704676</text:p>
          </table:table-cell>
          <table:table-cell office:value-type="float" office:value="0.0825712" calcext:value-type="float">
            <text:p>0.0825712</text:p>
          </table:table-cell>
          <table:table-cell office:value-type="float" office:value="0.286798" calcext:value-type="float">
            <text:p>0.286798</text:p>
          </table:table-cell>
          <table:table-cell office:value-type="float" office:value="0.22959" calcext:value-type="float">
            <text:p>0.22959</text:p>
          </table:table-cell>
          <table:table-cell office:value-type="float" office:value="0.662292" calcext:value-type="float">
            <text:p>0.6622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8448" calcext:value-type="float">
            <text:p>-11.8448</text:p>
          </table:table-cell>
          <table:table-cell office:value-type="float" office:value="10.8767" calcext:value-type="float">
            <text:p>10.8767</text:p>
          </table:table-cell>
          <table:table-cell office:value-type="float" office:value="5.10579" calcext:value-type="float">
            <text:p>5.10579</text:p>
          </table:table-cell>
          <table:table-cell office:value-type="float" office:value="0.0795009" calcext:value-type="float">
            <text:p>0.0795009</text:p>
          </table:table-cell>
          <table:table-cell office:value-type="float" office:value="-0.175394" calcext:value-type="float">
            <text:p>-0.175394</text:p>
          </table:table-cell>
          <table:table-cell office:value-type="float" office:value="0.0704569" calcext:value-type="float">
            <text:p>0.0704569</text:p>
          </table:table-cell>
          <table:table-cell office:value-type="float" office:value="0.0825672" calcext:value-type="float">
            <text:p>0.0825672</text:p>
          </table:table-cell>
          <table:table-cell office:value-type="float" office:value="0.286521" calcext:value-type="float">
            <text:p>0.286521</text:p>
          </table:table-cell>
          <table:table-cell office:value-type="float" office:value="0.229372" calcext:value-type="float">
            <text:p>0.229372</text:p>
          </table:table-cell>
          <table:table-cell office:value-type="float" office:value="2.20056" calcext:value-type="float">
            <text:p>2.200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676" calcext:value-type="float">
            <text:p>-11.5676</text:p>
          </table:table-cell>
          <table:table-cell office:value-type="float" office:value="10.898" calcext:value-type="float">
            <text:p>10.898</text:p>
          </table:table-cell>
          <table:table-cell office:value-type="float" office:value="5.14441" calcext:value-type="float">
            <text:p>5.14441</text:p>
          </table:table-cell>
          <table:table-cell office:value-type="float" office:value="0.0719399" calcext:value-type="float">
            <text:p>0.0719399</text:p>
          </table:table-cell>
          <table:table-cell office:value-type="float" office:value="-0.173241" calcext:value-type="float">
            <text:p>-0.173241</text:p>
          </table:table-cell>
          <table:table-cell office:value-type="float" office:value="0.0704878" calcext:value-type="float">
            <text:p>0.0704878</text:p>
          </table:table-cell>
          <table:table-cell office:value-type="float" office:value="0.0825743" calcext:value-type="float">
            <text:p>0.0825743</text:p>
          </table:table-cell>
          <table:table-cell office:value-type="float" office:value="0.28623" calcext:value-type="float">
            <text:p>0.28623</text:p>
          </table:table-cell>
          <table:table-cell office:value-type="float" office:value="0.229153" calcext:value-type="float">
            <text:p>0.229153</text:p>
          </table:table-cell>
          <table:table-cell office:value-type="float" office:value="2.68672" calcext:value-type="float">
            <text:p>2.686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3412" calcext:value-type="float">
            <text:p>-11.3412</text:p>
          </table:table-cell>
          <table:table-cell office:value-type="float" office:value="10.9105" calcext:value-type="float">
            <text:p>10.9105</text:p>
          </table:table-cell>
          <table:table-cell office:value-type="float" office:value="5.09098" calcext:value-type="float">
            <text:p>5.09098</text:p>
          </table:table-cell>
          <table:table-cell office:value-type="float" office:value="0.0610601" calcext:value-type="float">
            <text:p>0.0610601</text:p>
          </table:table-cell>
          <table:table-cell office:value-type="float" office:value="-0.176194" calcext:value-type="float">
            <text:p>-0.176194</text:p>
          </table:table-cell>
          <table:table-cell office:value-type="float" office:value="0.0704541" calcext:value-type="float">
            <text:p>0.0704541</text:p>
          </table:table-cell>
          <table:table-cell office:value-type="float" office:value="0.0825772" calcext:value-type="float">
            <text:p>0.0825772</text:p>
          </table:table-cell>
          <table:table-cell office:value-type="float" office:value="0.285965" calcext:value-type="float">
            <text:p>0.285965</text:p>
          </table:table-cell>
          <table:table-cell office:value-type="float" office:value="0.228923" calcext:value-type="float">
            <text:p>0.228923</text:p>
          </table:table-cell>
          <table:table-cell office:value-type="float" office:value="0.758832" calcext:value-type="float">
            <text:p>0.7588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0735" calcext:value-type="float">
            <text:p>-11.0735</text:p>
          </table:table-cell>
          <table:table-cell office:value-type="float" office:value="10.849" calcext:value-type="float">
            <text:p>10.849</text:p>
          </table:table-cell>
          <table:table-cell office:value-type="float" office:value="5.21309" calcext:value-type="float">
            <text:p>5.21309</text:p>
          </table:table-cell>
          <table:table-cell office:value-type="float" office:value="-0.000582429" calcext:value-type="float">
            <text:p>-0.000582429</text:p>
          </table:table-cell>
          <table:table-cell office:value-type="float" office:value="-0.266405" calcext:value-type="float">
            <text:p>-0.266405</text:p>
          </table:table-cell>
          <table:table-cell office:value-type="float" office:value="0.0704354" calcext:value-type="float">
            <text:p>0.0704354</text:p>
          </table:table-cell>
          <table:table-cell office:value-type="float" office:value="0.082493" calcext:value-type="float">
            <text:p>0.082493</text:p>
          </table:table-cell>
          <table:table-cell office:value-type="float" office:value="0.285673" calcext:value-type="float">
            <text:p>0.285673</text:p>
          </table:table-cell>
          <table:table-cell office:value-type="float" office:value="0.228959" calcext:value-type="float">
            <text:p>0.228959</text:p>
          </table:table-cell>
          <table:table-cell office:value-type="float" office:value="9.29261" calcext:value-type="float">
            <text:p>9.292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7777" calcext:value-type="float">
            <text:p>-10.7777</text:p>
          </table:table-cell>
          <table:table-cell office:value-type="float" office:value="10.8241" calcext:value-type="float">
            <text:p>10.8241</text:p>
          </table:table-cell>
          <table:table-cell office:value-type="float" office:value="5.26464" calcext:value-type="float">
            <text:p>5.26464</text:p>
          </table:table-cell>
          <table:table-cell office:value-type="float" office:value="-0.0222478" calcext:value-type="float">
            <text:p>-0.0222478</text:p>
          </table:table-cell>
          <table:table-cell office:value-type="float" office:value="-0.274617" calcext:value-type="float">
            <text:p>-0.274617</text:p>
          </table:table-cell>
          <table:table-cell office:value-type="float" office:value="0.070502" calcext:value-type="float">
            <text:p>0.070502</text:p>
          </table:table-cell>
          <table:table-cell office:value-type="float" office:value="0.0824169" calcext:value-type="float">
            <text:p>0.0824169</text:p>
          </table:table-cell>
          <table:table-cell office:value-type="float" office:value="0.285403" calcext:value-type="float">
            <text:p>0.285403</text:p>
          </table:table-cell>
          <table:table-cell office:value-type="float" office:value="0.229217" calcext:value-type="float">
            <text:p>0.229217</text:p>
          </table:table-cell>
          <table:table-cell office:value-type="float" office:value="2.7088" calcext:value-type="float">
            <text:p>2.70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5221" calcext:value-type="float">
            <text:p>-10.5221</text:p>
          </table:table-cell>
          <table:table-cell office:value-type="float" office:value="10.8211" calcext:value-type="float">
            <text:p>10.8211</text:p>
          </table:table-cell>
          <table:table-cell office:value-type="float" office:value="5.24469" calcext:value-type="float">
            <text:p>5.24469</text:p>
          </table:table-cell>
          <table:table-cell office:value-type="float" office:value="-0.033016" calcext:value-type="float">
            <text:p>-0.033016</text:p>
          </table:table-cell>
          <table:table-cell office:value-type="float" office:value="-0.26957" calcext:value-type="float">
            <text:p>-0.26957</text:p>
          </table:table-cell>
          <table:table-cell office:value-type="float" office:value="0.0705584" calcext:value-type="float">
            <text:p>0.0705584</text:p>
          </table:table-cell>
          <table:table-cell office:value-type="float" office:value="0.0823518" calcext:value-type="float">
            <text:p>0.0823518</text:p>
          </table:table-cell>
          <table:table-cell office:value-type="float" office:value="0.285121" calcext:value-type="float">
            <text:p>0.285121</text:p>
          </table:table-cell>
          <table:table-cell office:value-type="float" office:value="0.229565" calcext:value-type="float">
            <text:p>0.229565</text:p>
          </table:table-cell>
          <table:table-cell office:value-type="float" office:value="0.19973" calcext:value-type="float">
            <text:p>0.199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2909" calcext:value-type="float">
            <text:p>-10.2909</text:p>
          </table:table-cell>
          <table:table-cell office:value-type="float" office:value="10.814" calcext:value-type="float">
            <text:p>10.814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-0.0462198" calcext:value-type="float">
            <text:p>-0.0462198</text:p>
          </table:table-cell>
          <table:table-cell office:value-type="float" office:value="-0.270038" calcext:value-type="float">
            <text:p>-0.270038</text:p>
          </table:table-cell>
          <table:table-cell office:value-type="float" office:value="0.0705493" calcext:value-type="float">
            <text:p>0.0705493</text:p>
          </table:table-cell>
          <table:table-cell office:value-type="float" office:value="0.0823059" calcext:value-type="float">
            <text:p>0.0823059</text:p>
          </table:table-cell>
          <table:table-cell office:value-type="float" office:value="0.284828" calcext:value-type="float">
            <text:p>0.284828</text:p>
          </table:table-cell>
          <table:table-cell office:value-type="float" office:value="0.230054" calcext:value-type="float">
            <text:p>0.230054</text:p>
          </table:table-cell>
          <table:table-cell office:value-type="float" office:value="1.01521" calcext:value-type="float">
            <text:p>1.015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0474" calcext:value-type="float">
            <text:p>-10.0474</text:p>
          </table:table-cell>
          <table:table-cell office:value-type="float" office:value="10.8644" calcext:value-type="float">
            <text:p>10.8644</text:p>
          </table:table-cell>
          <table:table-cell office:value-type="float" office:value="5.07112" calcext:value-type="float">
            <text:p>5.07112</text:p>
          </table:table-cell>
          <table:table-cell office:value-type="float" office:value="-0.0177968" calcext:value-type="float">
            <text:p>-0.0177968</text:p>
          </table:table-cell>
          <table:table-cell office:value-type="float" office:value="-0.198968" calcext:value-type="float">
            <text:p>-0.198968</text:p>
          </table:table-cell>
          <table:table-cell office:value-type="float" office:value="0.0705135" calcext:value-type="float">
            <text:p>0.0705135</text:p>
          </table:table-cell>
          <table:table-cell office:value-type="float" office:value="0.0822236" calcext:value-type="float">
            <text:p>0.0822236</text:p>
          </table:table-cell>
          <table:table-cell office:value-type="float" office:value="0.284587" calcext:value-type="float">
            <text:p>0.284587</text:p>
          </table:table-cell>
          <table:table-cell office:value-type="float" office:value="0.230054" calcext:value-type="float">
            <text:p>0.230054</text:p>
          </table:table-cell>
          <table:table-cell office:value-type="float" office:value="6.62052" calcext:value-type="float">
            <text:p>6.620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78439" calcext:value-type="float">
            <text:p>-9.78439</text:p>
          </table:table-cell>
          <table:table-cell office:value-type="float" office:value="10.913" calcext:value-type="float">
            <text:p>10.913</text:p>
          </table:table-cell>
          <table:table-cell office:value-type="float" office:value="5.10493" calcext:value-type="float">
            <text:p>5.10493</text:p>
          </table:table-cell>
          <table:table-cell office:value-type="float" office:value="-0.00645116" calcext:value-type="float">
            <text:p>-0.00645116</text:p>
          </table:table-cell>
          <table:table-cell office:value-type="float" office:value="-0.175688" calcext:value-type="float">
            <text:p>-0.175688</text:p>
          </table:table-cell>
          <table:table-cell office:value-type="float" office:value="0.0704832" calcext:value-type="float">
            <text:p>0.0704832</text:p>
          </table:table-cell>
          <table:table-cell office:value-type="float" office:value="0.0821501" calcext:value-type="float">
            <text:p>0.0821501</text:p>
          </table:table-cell>
          <table:table-cell office:value-type="float" office:value="0.284323" calcext:value-type="float">
            <text:p>0.284323</text:p>
          </table:table-cell>
          <table:table-cell office:value-type="float" office:value="0.22992" calcext:value-type="float">
            <text:p>0.22992</text:p>
          </table:table-cell>
          <table:table-cell office:value-type="float" office:value="2.15518" calcext:value-type="float">
            <text:p>2.155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55931" calcext:value-type="float">
            <text:p>-9.55931</text:p>
          </table:table-cell>
          <table:table-cell office:value-type="float" office:value="10.8902" calcext:value-type="float">
            <text:p>10.8902</text:p>
          </table:table-cell>
          <table:table-cell office:value-type="float" office:value="5.03796" calcext:value-type="float">
            <text:p>5.03796</text:p>
          </table:table-cell>
          <table:table-cell office:value-type="float" office:value="-0.0226578" calcext:value-type="float">
            <text:p>-0.0226578</text:p>
          </table:table-cell>
          <table:table-cell office:value-type="float" office:value="-0.182133" calcext:value-type="float">
            <text:p>-0.182133</text:p>
          </table:table-cell>
          <table:table-cell office:value-type="float" office:value="0.0704166" calcext:value-type="float">
            <text:p>0.0704166</text:p>
          </table:table-cell>
          <table:table-cell office:value-type="float" office:value="0.0820663" calcext:value-type="float">
            <text:p>0.0820663</text:p>
          </table:table-cell>
          <table:table-cell office:value-type="float" office:value="0.28412" calcext:value-type="float">
            <text:p>0.28412</text:p>
          </table:table-cell>
          <table:table-cell office:value-type="float" office:value="0.229886" calcext:value-type="float">
            <text:p>0.229886</text:p>
          </table:table-cell>
          <table:table-cell office:value-type="float" office:value="3.87904" calcext:value-type="float">
            <text:p>3.879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29582" calcext:value-type="float">
            <text:p>-9.29582</text:p>
          </table:table-cell>
          <table:table-cell office:value-type="float" office:value="10.9181" calcext:value-type="float">
            <text:p>10.9181</text:p>
          </table:table-cell>
          <table:table-cell office:value-type="float" office:value="5.06896" calcext:value-type="float">
            <text:p>5.06896</text:p>
          </table:table-cell>
          <table:table-cell office:value-type="float" office:value="-0.0179891" calcext:value-type="float">
            <text:p>-0.0179891</text:p>
          </table:table-cell>
          <table:table-cell office:value-type="float" office:value="-0.167113" calcext:value-type="float">
            <text:p>-0.167113</text:p>
          </table:table-cell>
          <table:table-cell office:value-type="float" office:value="0.0703526" calcext:value-type="float">
            <text:p>0.0703526</text:p>
          </table:table-cell>
          <table:table-cell office:value-type="float" office:value="0.0819902" calcext:value-type="float">
            <text:p>0.0819902</text:p>
          </table:table-cell>
          <table:table-cell office:value-type="float" office:value="0.283888" calcext:value-type="float">
            <text:p>0.283888</text:p>
          </table:table-cell>
          <table:table-cell office:value-type="float" office:value="0.229783" calcext:value-type="float">
            <text:p>0.229783</text:p>
          </table:table-cell>
          <table:table-cell office:value-type="float" office:value="0.783046" calcext:value-type="float">
            <text:p>0.7830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05441" calcext:value-type="float">
            <text:p>-9.05441</text:p>
          </table:table-cell>
          <table:table-cell office:value-type="float" office:value="10.8961" calcext:value-type="float">
            <text:p>10.8961</text:p>
          </table:table-cell>
          <table:table-cell office:value-type="float" office:value="5.02549" calcext:value-type="float">
            <text:p>5.02549</text:p>
          </table:table-cell>
          <table:table-cell office:value-type="float" office:value="-0.0298856" calcext:value-type="float">
            <text:p>-0.0298856</text:p>
          </table:table-cell>
          <table:table-cell office:value-type="float" office:value="-0.166303" calcext:value-type="float">
            <text:p>-0.166303</text:p>
          </table:table-cell>
          <table:table-cell office:value-type="float" office:value="0.0702813" calcext:value-type="float">
            <text:p>0.0702813</text:p>
          </table:table-cell>
          <table:table-cell office:value-type="float" office:value="0.0819068" calcext:value-type="float">
            <text:p>0.0819068</text:p>
          </table:table-cell>
          <table:table-cell office:value-type="float" office:value="0.283705" calcext:value-type="float">
            <text:p>0.283705</text:p>
          </table:table-cell>
          <table:table-cell office:value-type="float" office:value="0.229754" calcext:value-type="float">
            <text:p>0.229754</text:p>
          </table:table-cell>
          <table:table-cell office:value-type="float" office:value="2.563" calcext:value-type="float">
            <text:p>2.5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8624" calcext:value-type="float">
            <text:p>-8.78624</text:p>
          </table:table-cell>
          <table:table-cell office:value-type="float" office:value="10.9295" calcext:value-type="float">
            <text:p>10.9295</text:p>
          </table:table-cell>
          <table:table-cell office:value-type="float" office:value="5.06761" calcext:value-type="float">
            <text:p>5.06761</text:p>
          </table:table-cell>
          <table:table-cell office:value-type="float" office:value="-0.0214429" calcext:value-type="float">
            <text:p>-0.0214429</text:p>
          </table:table-cell>
          <table:table-cell office:value-type="float" office:value="-0.148106" calcext:value-type="float">
            <text:p>-0.148106</text:p>
          </table:table-cell>
          <table:table-cell office:value-type="float" office:value="0.0702125" calcext:value-type="float">
            <text:p>0.0702125</text:p>
          </table:table-cell>
          <table:table-cell office:value-type="float" office:value="0.0818344" calcext:value-type="float">
            <text:p>0.0818344</text:p>
          </table:table-cell>
          <table:table-cell office:value-type="float" office:value="0.283478" calcext:value-type="float">
            <text:p>0.283478</text:p>
          </table:table-cell>
          <table:table-cell office:value-type="float" office:value="0.229632" calcext:value-type="float">
            <text:p>0.229632</text:p>
          </table:table-cell>
          <table:table-cell office:value-type="float" office:value="1.14594" calcext:value-type="float">
            <text:p>1.145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55135" calcext:value-type="float">
            <text:p>-8.55135</text:p>
          </table:table-cell>
          <table:table-cell office:value-type="float" office:value="10.8846" calcext:value-type="float">
            <text:p>10.8846</text:p>
          </table:table-cell>
          <table:table-cell office:value-type="float" office:value="5.01968" calcext:value-type="float">
            <text:p>5.01968</text:p>
          </table:table-cell>
          <table:table-cell office:value-type="float" office:value="-0.0435861" calcext:value-type="float">
            <text:p>-0.0435861</text:p>
          </table:table-cell>
          <table:table-cell office:value-type="float" office:value="-0.1628" calcext:value-type="float">
            <text:p>-0.1628</text:p>
          </table:table-cell>
          <table:table-cell office:value-type="float" office:value="0.0701434" calcext:value-type="float">
            <text:p>0.0701434</text:p>
          </table:table-cell>
          <table:table-cell office:value-type="float" office:value="0.0817554" calcext:value-type="float">
            <text:p>0.0817554</text:p>
          </table:table-cell>
          <table:table-cell office:value-type="float" office:value="0.28331" calcext:value-type="float">
            <text:p>0.28331</text:p>
          </table:table-cell>
          <table:table-cell office:value-type="float" office:value="0.229689" calcext:value-type="float">
            <text:p>0.229689</text:p>
          </table:table-cell>
          <table:table-cell office:value-type="float" office:value="6.28143" calcext:value-type="float">
            <text:p>6.281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39459" calcext:value-type="float">
            <text:p>-8.39459</text:p>
          </table:table-cell>
          <table:table-cell office:value-type="float" office:value="10.8029" calcext:value-type="float">
            <text:p>10.8029</text:p>
          </table:table-cell>
          <table:table-cell office:value-type="float" office:value="4.83483" calcext:value-type="float">
            <text:p>4.83483</text:p>
          </table:table-cell>
          <table:table-cell office:value-type="float" office:value="-0.0828617" calcext:value-type="float">
            <text:p>-0.0828617</text:p>
          </table:table-cell>
          <table:table-cell office:value-type="float" office:value="-0.197459" calcext:value-type="float">
            <text:p>-0.197459</text:p>
          </table:table-cell>
          <table:table-cell office:value-type="float" office:value="0.0702627" calcext:value-type="float">
            <text:p>0.0702627</text:p>
          </table:table-cell>
          <table:table-cell office:value-type="float" office:value="0.0817989" calcext:value-type="float">
            <text:p>0.0817989</text:p>
          </table:table-cell>
          <table:table-cell office:value-type="float" office:value="0.283539" calcext:value-type="float">
            <text:p>0.283539</text:p>
          </table:table-cell>
          <table:table-cell office:value-type="float" office:value="0.230259" calcext:value-type="float">
            <text:p>0.230259</text:p>
          </table:table-cell>
          <table:table-cell office:value-type="float" office:value="4.59693" calcext:value-type="float">
            <text:p>4.596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14774" calcext:value-type="float">
            <text:p>-8.14774</text:p>
          </table:table-cell>
          <table:table-cell office:value-type="float" office:value="10.8119" calcext:value-type="float">
            <text:p>10.8119</text:p>
          </table:table-cell>
          <table:table-cell office:value-type="float" office:value="4.81864" calcext:value-type="float">
            <text:p>4.81864</text:p>
          </table:table-cell>
          <table:table-cell office:value-type="float" office:value="-0.0750693" calcext:value-type="float">
            <text:p>-0.0750693</text:p>
          </table:table-cell>
          <table:table-cell office:value-type="float" office:value="-0.170157" calcext:value-type="float">
            <text:p>-0.170157</text:p>
          </table:table-cell>
          <table:table-cell office:value-type="float" office:value="0.0704268" calcext:value-type="float">
            <text:p>0.0704268</text:p>
          </table:table-cell>
          <table:table-cell office:value-type="float" office:value="0.0818232" calcext:value-type="float">
            <text:p>0.0818232</text:p>
          </table:table-cell>
          <table:table-cell office:value-type="float" office:value="0.283805" calcext:value-type="float">
            <text:p>0.283805</text:p>
          </table:table-cell>
          <table:table-cell office:value-type="float" office:value="0.230656" calcext:value-type="float">
            <text:p>0.230656</text:p>
          </table:table-cell>
          <table:table-cell office:value-type="float" office:value="1.56784" calcext:value-type="float">
            <text:p>1.567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79717" calcext:value-type="float">
            <text:p>-7.79717</text:p>
          </table:table-cell>
          <table:table-cell office:value-type="float" office:value="10.8649" calcext:value-type="float">
            <text:p>10.8649</text:p>
          </table:table-cell>
          <table:table-cell office:value-type="float" office:value="5.03058" calcext:value-type="float">
            <text:p>5.03058</text:p>
          </table:table-cell>
          <table:table-cell office:value-type="float" office:value="-0.0495503" calcext:value-type="float">
            <text:p>-0.0495503</text:p>
          </table:table-cell>
          <table:table-cell office:value-type="float" office:value="-0.131575" calcext:value-type="float">
            <text:p>-0.131575</text:p>
          </table:table-cell>
          <table:table-cell office:value-type="float" office:value="0.0703759" calcext:value-type="float">
            <text:p>0.0703759</text:p>
          </table:table-cell>
          <table:table-cell office:value-type="float" office:value="0.0817613" calcext:value-type="float">
            <text:p>0.0817613</text:p>
          </table:table-cell>
          <table:table-cell office:value-type="float" office:value="0.283628" calcext:value-type="float">
            <text:p>0.283628</text:p>
          </table:table-cell>
          <table:table-cell office:value-type="float" office:value="0.230719" calcext:value-type="float">
            <text:p>0.230719</text:p>
          </table:table-cell>
          <table:table-cell office:value-type="float" office:value="6.03438" calcext:value-type="float">
            <text:p>6.034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53669" calcext:value-type="float">
            <text:p>-7.53669</text:p>
          </table:table-cell>
          <table:table-cell office:value-type="float" office:value="10.8648" calcext:value-type="float">
            <text:p>10.8648</text:p>
          </table:table-cell>
          <table:table-cell office:value-type="float" office:value="5.01303" calcext:value-type="float">
            <text:p>5.01303</text:p>
          </table:table-cell>
          <table:table-cell office:value-type="float" office:value="-0.0423357" calcext:value-type="float">
            <text:p>-0.0423357</text:p>
          </table:table-cell>
          <table:table-cell office:value-type="float" office:value="-0.105048" calcext:value-type="float">
            <text:p>-0.105048</text:p>
          </table:table-cell>
          <table:table-cell office:value-type="float" office:value="0.0703246" calcext:value-type="float">
            <text:p>0.0703246</text:p>
          </table:table-cell>
          <table:table-cell office:value-type="float" office:value="0.0817002" calcext:value-type="float">
            <text:p>0.0817002</text:p>
          </table:table-cell>
          <table:table-cell office:value-type="float" office:value="0.283472" calcext:value-type="float">
            <text:p>0.283472</text:p>
          </table:table-cell>
          <table:table-cell office:value-type="float" office:value="0.230693" calcext:value-type="float">
            <text:p>0.230693</text:p>
          </table:table-cell>
          <table:table-cell office:value-type="float" office:value="2.17271" calcext:value-type="float">
            <text:p>2.172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25673" calcext:value-type="float">
            <text:p>-7.25673</text:p>
          </table:table-cell>
          <table:table-cell office:value-type="float" office:value="10.8547" calcext:value-type="float">
            <text:p>10.8547</text:p>
          </table:table-cell>
          <table:table-cell office:value-type="float" office:value="5.06643" calcext:value-type="float">
            <text:p>5.06643</text:p>
          </table:table-cell>
          <table:table-cell office:value-type="float" office:value="-0.0455054" calcext:value-type="float">
            <text:p>-0.0455054</text:p>
          </table:table-cell>
          <table:table-cell office:value-type="float" office:value="-0.102356" calcext:value-type="float">
            <text:p>-0.102356</text:p>
          </table:table-cell>
          <table:table-cell office:value-type="float" office:value="0.0702582" calcext:value-type="float">
            <text:p>0.0702582</text:p>
          </table:table-cell>
          <table:table-cell office:value-type="float" office:value="0.0816509" calcext:value-type="float">
            <text:p>0.0816509</text:p>
          </table:table-cell>
          <table:table-cell office:value-type="float" office:value="0.283256" calcext:value-type="float">
            <text:p>0.283256</text:p>
          </table:table-cell>
          <table:table-cell office:value-type="float" office:value="0.230697" calcext:value-type="float">
            <text:p>0.230697</text:p>
          </table:table-cell>
          <table:table-cell office:value-type="float" office:value="0.649226" calcext:value-type="float">
            <text:p>0.649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8T19:42:02.520497733</dc:date>
    <meta:editing-duration>PT1M5S</meta:editing-duration>
    <meta:editing-cycles>1</meta:editing-cycles>
    <meta:document-statistic meta:table-count="1" meta:cell-count="10989" meta:object-count="0"/>
    <meta:generator>LibreOffice/5.1.6.2$Linux_X86_64 LibreOffice_project/10m0$Build-2</meta:generator>
  </office:meta>
</office:document-meta>
</file>